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4.129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4.493cm"/>
        </style:tab-stops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6.443cm"/>
        </style:tab-stops>
      </style:paragraph-properties>
    </style:style>
    <style:style style:name="P8" style:family="paragraph" style:parent-style-name="Heading_20_1" style:master-page-name="MP0">
      <style:paragraph-properties style:page-number="auto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/>
    <style:style style:name="P11" style:family="paragraph" style:parent-style-name="Heading_20_2">
      <style:paragraph-properties fo:break-before="page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0f4121"/>
    </style:style>
    <style:style style:name="P13" style:family="paragraph" style:parent-style-name="Normal">
      <style:paragraph-properties fo:break-before="page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0f790e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1042ff"/>
    </style:style>
    <style:style style:name="P16" style:family="paragraph" style:parent-style-name="Normal">
      <style:paragraph-properties fo:break-before="page"/>
      <style:text-properties officeooo:paragraph-rsid="001042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4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language-asian="en" style:country-asian="US" style:language-complex="en" style:country-complex="US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fo:language="it" fo:country="IT" style:language-asian="el" style:country-asian="GR" style:language-complex="el" style:country-complex="GR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4121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04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bookmark0"/><text:span text:style-name="Default_20_Paragraph_20_Font">GALENI DE LOCIS AFFECTIS<text:line-break/>LIBER I.</text:span><text:bookmark-end text:name="bookmark0"/></text:h>
      <text:h text:style-name="Heading_20_2" text:outline-level="2">Cap. I. </text:h>
      <text:p text:style-name="P12">Locos nomi<text:span text:style-name="Default_20_Paragraph_20_Font"><text:span text:style-name="T2">n</text:span></text:span>ant partes corporis non re-<text:line-break/>centiores solum, sed et veterum medico<text:span text:style-name="Default_20_Paragraph_20_Font"><text:span text:style-name="T2">r</text:span></text:span>um non pauci, ac<text:line-break/>affectus ipsorum dignoscere student, propterea quod pro ip-<text:line-break/>surum differentiis curationem quoque immutari contingit.<text:line-break/>At quam utilis ad curationem fit hujusmodi notitia , in opere<text:line-break/>methodi medendi declaratur. Nunc vero, quomodo affectae<text:line-break/>partes a quovis possint dignosci, speculari duntaxat propo-<text:line-break/>situm esu lgitur partes in superficie constitutae una cum</text:p>
      <text:p text:style-name="P2">affectuum ideis facile sub <text:span text:style-name="Default_20_Paragraph_20_Font"><text:span text:style-name="T2">s</text:span></text:span>ensus cadunt. Quae vero in imo<text:line-break/>corpore delitescunt, exercitatae rationis virum desiderant<text:line-break/>cum in partium et actionibus et usu, tum vel maxime in eas<text:line-break/>praecedente anatome, quae nos docuit cum alia permulta<text:line-break/>tum cujusque partis essentiae proprietatem. Corpus igitur<text:line-break/>quoddam carlilagineum est fecundum asperas pulmonis arte-<text:line-break/>rias, quod bronchion appellant; cujus proprietatem solis<text:line-break/>ipsum intuitis cognoscere conceditur. ld si aliquando per<text:line-break/>tussim ejectum sit, maximum ulcus ab erosione, vel putredi-<text:line-break/>ne, in pulmone esse existimamus. Est enim et per totum<text:line-break/>quidem collum, inter guttur et pulmonem media, talis cor-<text:line-break/>.poris natura; tam grandis tamen ulceratio in ipso haudqua-<text:line-break/>quam fieri potest, prius enim mors animal occupabit. ln<text:line-break/>pulmone vero fieri potest, quum hoc viscus et ob humidita-<text:line-break/>,tem facile putrescat, et a vitiosis humoribus prompte eroda-<text:line-break/>tur, et bronchia ipsius exigua sint; nequaquam enim usta<text:line-break/>pars ipsorum exputrescere potest, sed totum bronchium re-</text:p>
      <text:p text:style-name="P3">jici necesse est, membranulis vinculis; quae ipsum cum con-<text:line-break/>tinnis partibus coniungunt, exoletis, quae sane ipsis bron-<text:line-break/>chiis multo .prius afficiuntur ; haec enim et cartilaginea et<text:line-break/>crassa et dura sunt;. membranae vero , quae ipsa cossigant,<text:line-break/>tenues et infirmae. Quinetiam portionem quandam valis<text:line-break/>haud parvam tussiendo rejectam vidimus, et ipsam dissectio-<text:line-break/>nis. peritis plane demonstrantem se ex pulmone fuisse edu-<text:line-break/>etam. Nam quae ad asperam in collo arteriam <text:span text:style-name="Default_20_Paragraph_20_Font"><text:span text:style-name="T2">perveniunt<text:line-break/></text:span></text:span>vasa, omnia capillacea sunt. Proinde non solum essentiae<text:line-break/>.proprietas, sed magnitudo quoque. saepenumero haud ob-<text:line-break/>reme indicat, quis sit assectus locus. Sic igitur qui intestini<text:line-break/>tunicam per dyscnteriam alvo demetam conspexerit, tum<text:line-break/>.latitudine tum crassitudine tenuiorum intestinorum <text:span text:style-name="Default_20_Paragraph_20_Font"><text:span text:style-name="T2">tunici</text:span></text:span>s<text:line-break/>majorem, non abs re coniiciet ulcerationem lu massis intesti-<text:line-break/>nis consiste<text:span text:style-name="Default_20_Paragraph_20_Font"><text:span text:style-name="T2">r</text:span></text:span>e. Ac sane et in adolescentulo, qui tussiendo<text:line-break/>tunicam crassam viscosumque expueret, coniecimus inter.-<text:line-break/>.num esse gutturis corpus, quod epiglottida. cousiituiti Itaque<text:line-break/>sanatus est adolescentulus, non admodum spe<text:span text:style-name="Default_20_Paragraph_20_Font"><text:span text:style-name="T2">r</text:span></text:span>antibus nobis;</text:p>
      <text:p text:style-name="P3">mansit tamen vox vitiata. Praeterea substantiae pr<text:span text:style-name="Default_20_Paragraph_20_Font"><text:span text:style-name="T2">o</text:span></text:span>prietas<text:line-break/>a velleae ulceribus ea quae in renibus consistunt, distinguit,<text:line-break/>qua ratione in aphorismis scripsit llippocrates : <text:span text:style-name="Default_20_Paragraph_20_Font"><text:span text:style-name="T2">Quae -eum<text:line-break/>urini</text:span></text:span>s <text:span text:style-name="Default_20_Paragraph_20_Font"><text:span text:style-name="T2">excernuntur , laminarum speciem reserentia, vesicae<text:line-break/>ulcu</text:span></text:span>s <text:span text:style-name="Default_20_Paragraph_20_Font"><text:span text:style-name="T2">significant; quae ver</text:span></text:span>o <text:span text:style-name="Default_20_Paragraph_20_Font"><text:span text:style-name="T2">carunculie similia sunt, re-<text:line-break/>num. </text:span></text:span>loro et a rebus in partibus quibusdam contentis non<text:line-break/>raro locus assectus deprehenditur. ltaque Mitylenis ado-<text:line-break/>lescens quidam secundum sedem vulneratus est gladio, vul-<text:line-break/>nere satis. profundo ; ac tribus primis diebus quum fine ci-<text:line-break/>bo et potu permansisset, quarto post carrionem cibum sum-<text:line-break/>p fit ac bibit, deinde occidente sole iterum . adhibita cura-<text:line-break/>-thure -heminas minae circiter quatuor per vulnus excrevit,<text:line-break/>♃tthm prius ex quo <text:span text:style-name="Default_20_Paragraph_20_Font"><text:span text:style-name="T2">temp</text:span></text:span>o<text:span text:style-name="Default_20_Paragraph_20_Font"><text:span text:style-name="T2">re</text:span></text:span> vulneratus erat, haud prorsus<text:line-break/>inluxisset; -tum vero ab onere, quo in ea regione quae circa<text:line-break/>pubem vocatam est , gravabatur prius , se perfecte liberatum<text:line-break/>lesse dixit. ltaque in isto constabat vesicam fuisse vulnera-<text:line-break/>tum. - Constat autem et in eo qui stercus per vulnus excre-<text:line-break/>ivit, intestiuorunr alicui vulnus esse illatum. Quemadmodum</text:p>
      <text:p text:style-name="P3">si quibusdam cibus egrediatur, ventriculum vulneratum esse<text:line-break/>declarabit. Jam. ortum supra inguina cuidam tuberculum,- ,<text:line-break/>ul pus excluderet , quum medicus incidisset, stercus frtbsc.<text:line-break/>qnutunr est, et in colo factus abscessus manifesto apparuit..<text:line-break/>Ejusdem cum istis generis est et qui vulnerato thorace spiri-<text:line-break/>tus effletur, et sanguis qui ab arteria effunditur.. Quom<text:line-break/>igitur saepe vulneratum corpus sensui abal tum fit, accurata.<text:line-break/>ex his dignotio percipitur. Nam ex .thorace spiritus inter<text:line-break/>respirandum efflatus membranam costas succingentem vul-<text:line-break/>neratam esse significat;. sanguis saliendo ejaculatus arte- .<text:line-break/>riam; sed hic protinus eo, qui ex venis erumpit, eticalidior.,<text:line-break/>et tenuior et flavus magis est. At.ut haec dilucidam habent<text:line-break/>digno tionem, ad eundem modum fi aliquando omentum,. aut<text:line-break/>intestinorum. aliquod. procidere per vulnus videatur,. perito-. .<text:line-break/>naeum divisum esse necesse est:. - Si vero pulmonis aliquod<text:line-break/>fibrae extremum in externum vulnus prolapsum videatur,.<text:line-break/>thoracem confossum esse ostendit; atque, nihil refert, .sive</text:p>
      <text:p text:style-name="P3">fucringentem membranam vulneratam esse, sive thoracem<text:line-break/>confossum dicere. Jam vero ex iis etiam rebus, quae adnas-<text:line-break/>cuntur, affectus locus quandoque^ dignoscitur; proprietas<text:line-break/>enim essentiae est eorum quae- adnascuntur , quemadmodum<text:line-break/>suhgorum in fracturis capitis, . quum meuinx fuerit affecta<text:line-break/>Atque rursus alia proprietas conspicitur, quum os partis en-<text:line-break/>juspiam affectum sit. Hujus generis esu ramentum ulceris<text:line-break/>appellatum, declarat enim ulceratum esse partem, a qua ex—<text:line-break/>cretum cernatur; cum urina quidem fileruperit, minae or-<text:line-break/>ganorum aliquod; at cum tussi eductum, spirabilium; si au-.<text:line-break/>tum vomitu exclusum fit , gulae. ac ventricusi ; quemadmo-<text:line-break/>dum,- sicum alui excrementis exierit, intestinorum aliquod<text:line-break/>ulceratum esse indicat, Est praeterea ex signis quibusdam..<text:line-break/>alius dignotionis modus, quum videlicet in alieno spatio <text:span text:style-name="Default_20_Paragraph_20_Font"><text:span text:style-name="T6">ali</text:span></text:span>-<text:line-break/>quid praeter naturam continetur, ut in renibus aut vesica la-<text:line-break/>pis, aut pus in thorace; ex eo autem genere censetur et gru-<text:line-break/>mus sanguinis, ubicmique contineatur, aut alius quidam<text:line-break/>humor molestus in annualis corpore genitus, ver extrinsecus</text:p>
      <text:p text:style-name="P3">appulsus. Unde et Iuniorum medicorum compluribus orta.<text:line-break/>quaestio est , ad melicae quidem artis opera nihil conferens,<text:line-break/>led logicam magishabens contemplationem quandam, utrum<text:line-break/>hujusmodi res in nobis praeter naturam genitae ex affectis<text:line-break/>sint locis, an loco nullo affecto, animal a causa praeter natu-<text:line-break/>ram male afficiatur. Sed quod inutilis , uti dixi, sit hujus- o<text:line-break/>modi quaestio, cognitu facile tibi est, si consideraveris, quan-<text:line-break/>tum digno rienes ad artem con<text:span text:style-name="Default_20_Paragraph_20_Font"><text:span text:style-name="T2">t</text:span></text:span>e<text:span text:style-name="Default_20_Paragraph_20_Font"><text:span text:style-name="T2">r</text:span></text:span>ant. Subjiciamus ergo est-<text:line-break/>quem tribus eliebus nihil urinae prorsus exc<text:span text:style-name="Default_20_Paragraph_20_Font"><text:span text:style-name="T2">r</text:span></text:span>evisse; nonne<text:line-break/>protinus, in qua corporis parte sit hujusmodi symptomatis<text:line-break/>causa, investigabimus? au lu renibus, aut ureteribus, aut ve--<text:line-break/>sica, aut urethra? neque enim iuliepate, pulmone, liene,<text:line-break/>ventriculo, corde, aut alia quavis parte ipsam quaeremus,<text:line-break/>quod nulla ipfirrtun fit merendi instrumentum. At si iguo-<text:line-break/>raremus, urinae secretionem in renibus primum fieri, dein-<text:line-break/>de eam per ureteras ad vesicam pervenire, ac demum inde -<text:line-break/>excerni, quemadmodum antea in disputationibus naturalium^</text:p>
      <text:p text:style-name="P3">actionum didicimus, nihil hujusmodi invenire potuissemus.<text:line-break/>Ve<text:span text:style-name="Default_20_Paragraph_20_Font"><text:span text:style-name="T2">r</text:span></text:span>um nec eousque processisse sufficiet; quin .perpende<text:span text:style-name="Default_20_Paragraph_20_Font"><text:span text:style-name="T2">r</text:span></text:span>e .<text:line-break/>praestat, quaenam sit dictorum causa, ob quum urina fuppri-<text:line-break/>ruitur. Est autem via contemplationis haec. Intueri opor-<text:line-break/>tet omnia tum praeterita, tum praesentia symptomata ;. praes-<text:line-break/>eutia quidem nilum inspicientem ; quaecunque vero ante-<text:line-break/>cesseruut, non solum a laborante, sed etiam ab ipsius ianuli-<text:line-break/>avibus, interrogantem. Sit igitur, exempli gratia, tumor<text:line-break/>aliquis in pube quam vocant, evidenter quidem in circum-<text:line-break/>fcriptione vesicam impletum esse ostendens, nihil autem. ex-<text:line-break/>cernatur: nonne plane constat, aut expellentem urinae<text:line-break/>actionem necessario resolutam, aut urethrae meatum esse<text:line-break/>constipatum? In primis igitur considerare oportet, num re-<text:line-break/>soluta esse potuerit <text:span text:style-name="Default_20_Paragraph_20_Font"><text:span text:style-name="T2">facultas, </text:span></text:span>memores, quomodo bene va-<text:line-break/>lentibus urinae fiat excretio, quum ipsi volunt; ubi muscu-<text:line-break/>Ius quidem cervicem vesicae circumdans ab actione .quieve-<text:line-break/>rit, ipsis autem vesica <text:span text:style-name="Default_20_Paragraph_20_Font"><text:span text:style-name="T2">t</text:span></text:span>uo munere fungatur. Musculi autem<text:line-break/>actio ad arbitrium nostrum perficitur, at vesicae actio et in-</text:p>
      <text:p text:style-name="P3">voluntaria est et naturalis. Nam in commentariis de natu-<text:line-break/>ralibus facultatibus declaratum est, in <text:span text:style-name="Default_20_Paragraph_20_Font"><text:span text:style-name="T2">o</text:span></text:span>mnibus propemodum<text:line-break/>corporis partibus esse facultatem excrementorum expultri-<text:line-break/>cem, quam habent omnes perpetuo , sed ea utuntur, quum<text:line-break/>ab excrementis vexantur. Ea ergo facultate excretrice la-<text:line-break/>borante, contingit aliquando urinae suppressionem fieri ; sed<text:line-break/>si hominem ita figuraveris, ut declivis sit cervix velleae, ac .<text:line-break/>manibus tumorem praeter naturam compresseris, excernetur<text:line-break/>urina; quum autem haec feceris , si tibi nihil magis oborta-<text:line-break/>tur, a causa paralyseos credita desistere, atque urethram<text:line-break/>constipatam esse suspicari <text:span text:style-name="Default_20_Paragraph_20_Font"><text:span text:style-name="T2">o</text:span></text:span>p<text:span text:style-name="Default_20_Paragraph_20_Font"><text:span text:style-name="T2">o</text:span></text:span>rtet ; nam musculus ei ciccum-<text:line-break/>datus si resolvatur, non suppressae , sed praeter voluntatem<text:line-break/>emissae urinae causa esu Itaque qu<text:span text:style-name="Default_20_Paragraph_20_Font"><text:span text:style-name="T2">o</text:span></text:span>t modis contingat, cer-<text:line-break/>vicis velleae meatum, quem urethram v<text:span text:style-name="Default_20_Paragraph_20_Font"><text:span text:style-name="T2">o</text:span></text:span>cant, stipari, dein-<text:line-break/>ceps considerandum esu Equidem tres in universum esse<text:line-break/>cense<text:span text:style-name="Default_20_Paragraph_20_Font"><text:span text:style-name="T2">o</text:span></text:span> ; aut quum corpus ipsius in tantum tumorem praeter<text:line-break/>naturum attollitur, ut meatus ab ipso <text:span text:style-name="Default_20_Paragraph_20_Font"><text:span text:style-name="T2">o</text:span></text:span>ccupetur; aut quum</text:p>
      <text:p text:style-name="P3">ei quaedam moles praeter naturum, vel carnosi, vel callosa,<text:line-break/>innascitur, aut a re quapiam obstruitur meatus. Corpus^<text:line-break/>quidem ipsum ad insignem tumorem attollitur, -si vel lusiam-<text:line-break/>metione, vel scirrlro, vel abscessu, vel alio quovis tumore<text:line-break/>suerit affectum; in meatu autem caro quidem orietur, si<text:line-break/>praecesserit ulcus ; alia vero substantia longo temporis fpa-<text:line-break/>tio ex crasso lentoque humore paulatim nasci potest. alt<text:line-break/>obstruetur -<text:span text:style-name="Default_20_Paragraph_20_Font"><text:span text:style-name="T2">meatu</text:span></text:span>s vel lapide, vel grumo, vel pure, vel<text:line-break/>crasso lentoque humore. Igitur haec omnia distinguere opor-<text:line-break/>tet, non solum ex praesentibus symptomatis , sed etiam ex<text:line-break/>iis, quae praeterierunt. Age enim, suspiciatur puer aegro-<text:line-break/>tus; apparuerint vero antea calcusi sig<text:span text:style-name="Default_20_Paragraph_20_Font"><text:span text:style-name="T2">n</text:span></text:span>a, urina aquae simi-<text:line-break/>lis, lenimenta in ea sabulosa quaedam; ipse insuper assidue -<text:line-break/>pudendum sculpat, idque vel laxum vel intentum praeter<text:line-break/>rationem ; postea mina derepente supprimatur ; non sine ra-<text:line-break/>tlo<text:span text:style-name="Default_20_Paragraph_20_Font"><text:span text:style-name="T2">n</text:span></text:span>e conjecerit quiris huic calculum in vesicae cervicem iti-<text:line-break/>cidisse. llaque supino figurato puero , oruribusque reliquo<text:line-break/>corpore multo sublimioribus redditis, multifariam ipsum</text:p>
      <text:p text:style-name="P3">concuties, satagens, ut lapis ex meatu excidat. Qui-<text:line-break/>bus peractis, jube ut puer minam reddere tentet; quod si<text:line-break/>res successerit, prostuxeritque urina , simul accuratam cau-<text:line-break/>sae dignotionem te habere et curationem tibi suppetere<text:line-break/>certo credideris; perseverante nihilominus urinae suppresse.<text:line-break/>fione , rursus concuties vehementius ; si - vero concussione<text:line-break/>facta adhuc sic permanserit, tum demisso cathetere vocato<text:line-break/>fimul et calculum . a vesicae cervice repelles et urinae iter<text:line-break/>praebebis. At nullis calculi signis retentam urinam prae-<text:line-break/>cessisse apparentibus, sied aliqua sanguinis excretione, par<text:line-break/>est, grunmm urethranr obstruere; -at datur etiam, ubi ulce-<text:line-break/>rala est vesica, paulatim <text:span text:style-name="Default_20_Paragraph_20_Font"><text:span text:style-name="T2">in</text:span></text:span> i<text:span text:style-name="Default_20_Paragraph_20_Font"><text:span text:style-name="T2">psa</text:span></text:span> grumum c<text:span text:style-name="Default_20_Paragraph_20_Font"><text:span text:style-name="T2">o</text:span></text:span>ncrescere, n<text:span text:style-name="Default_20_Paragraph_20_Font"><text:span text:style-name="T2">o</text:span></text:span>n<text:line-break/>praecedente sanguinis flu<text:span text:style-name="Default_20_Paragraph_20_Font"><text:span text:style-name="T2">o</text:span></text:span>re; accidit etiam, ut fanguis ex<text:line-break/>renibus per ureteras in vesicam defluens, grumum efficiat.<text:line-break/>Atque in hujusm<text:span text:style-name="Default_20_Paragraph_20_Font"><text:span text:style-name="T2">o</text:span></text:span>di coniecturis catheter utilis est, qucmad-<text:line-break/>modum et quum vel pus, vel crassum Ientumque hunrorenr<text:line-break/>meatunr intercepisse suspicamur. In hujusm<text:span text:style-name="Default_20_Paragraph_20_Font"><text:span text:style-name="T2">o</text:span></text:span>di vero con—</text:p>
      <text:p text:style-name="P3">jecturam. ex praecedentium notitia hoc pactouiuducemur.<text:line-break/>Etenim sive vesica, sive. renes antea affectu aliquo labora-<text:line-break/>verint, per quem tale tantumque pus colligi potuerit, ut<text:line-break/>par sit ab ipfo meatum fuisse obstructum, probabiliter con-<text:line-break/>jicies , hanc ob causam urinam supprimi ; aut fi etiam in<text:line-break/>parte aliqua renibus <text:span text:style-name="Default_20_Paragraph_20_Font"><text:span text:style-name="T2">s</text:span></text:span>uperiore fuerit abscessus, quo rupto,<text:line-break/>haud abfurde pus in renes transsumptum esse .putaveris. ...<text:line-break/>Quod fi nihil hujusmodi praecesserit, rictus. rationem in-<text:line-break/>quiremus, an in otio <text:span text:style-name="Default_20_Paragraph_20_Font"><text:span text:style-name="T2">educatu</text:span></text:span>s., vel multis cibis crass<text:span text:style-name="Default_20_Paragraph_20_Font"><text:span text:style-name="T2">a</text:span></text:span>s<text:line-break/>vificofosque humores . ge<text:span text:style-name="Default_20_Paragraph_20_Font"><text:span text:style-name="T2">n</text:span></text:span>erantibus <text:span text:style-name="Default_20_Paragraph_20_Font"><text:span text:style-name="T2">fuerit usu</text:span></text:span>s. Sic etiam,<text:line-break/>ubi ob carunculam aliquam ab ulcere innatam velleae cer-<text:line-break/>vicem obstructam esse putamus, et ex praecedentibus .ulce-<text:line-break/>ris signis. et ex eo, .quod demisso ca laetere urina vacuetur,<text:line-break/>intelligemus^ Nam et hunc affectum aliquando vidimus;<text:line-break/>quippe demissus cathetus dolorem movit in ea meatus. .parte,<text:line-break/>ubi et antea ulcus esse conjiciebamus ; fractaque sub catite-<text:line-break/>ture carne, [equum sunt urinae excretionenr et cruor aliquis</text:p>
      <text:p text:style-name="P3">et carrus fragmenta. Atque haec diximus, ut quae ad iusti .<text:line-break/>tutum opus proprie pertineant; constatque jam quod paulo<text:line-break/>ante citata a nobis quaestio logica duntaxat sit, quodque<text:line-break/>nihil ad artis opera conducat. Ad haec enim utile fuerit<text:line-break/>cognoscere meatum esse obstructum a quodam grumo, si ita<text:line-break/>contigerit, aut lapide; at quaerere, utrum m<text:span text:style-name="Default_20_Paragraph_20_Font"><text:span text:style-name="T2">o</text:span></text:span>rbum esse rue-<text:line-break/>atus factunr, an causam fuppressionis urinae in meatu conti-<text:line-break/>neri dicendum sit, ad artem inutile. Archigenes autem quo-<text:line-break/>modo in hujusmodi quaestionibus immoretur me fugit, post-<text:line-break/>quam de iisdem adeo obscure scrip<text:span text:style-name="Default_20_Paragraph_20_Font"><text:span text:style-name="T2">s</text:span></text:span>erit, ut intelligatur a ne-<text:line-break/>mine. Igitur rursus oratione resumpta, ad consequentia<text:line-break/>progrediamur, quomodo tum ex praecedentibus tum ex<text:line-break/>praesentibus symptomatis suppressionis urinae causa depre-<text:line-break/>hendatur. Percussus enim vehementer quidam in perinaei<text:line-break/>vocati regione, suborta inflammatione percussioni ; urinam<text:line-break/>reddere non potuit; ac -vesica ipsi repleta manisefte sccun-<text:line-break/>dutn circumscriptionem intenta erat. Huic postea, netini-<text:line-break/>teretur iiniammatio, catheterem adhibe<text:span text:style-name="Default_20_Paragraph_20_Font"><text:span text:style-name="T2">r</text:span></text:span>e n<text:span text:style-name="Default_20_Paragraph_20_Font"><text:span text:style-name="T2">o</text:span></text:span>luimus, sed aqua</text:p>
      <text:p text:style-name="P3">calida affusa , .oleo perungere satius esse putarimus ; quum:<text:line-break/>que sere tribus dioris id fecissemus , quum tensionem abunde<text:line-break/>laxatam ac dolorem, ut ipfemet fatebatur, leviorem factum<text:line-break/>esse conspiceremus , imperavimus , ut urinam reddere tenta-<text:line-break/>ret:. quod.quum fecisset, nos vesicae tumorem ad inseriores<text:line-break/>partes impellendo sensim pressimus, hisque factis juvenis uri-<text:line-break/>nam reddidit. Atque in his a n<text:span text:style-name="Default_20_Paragraph_20_Font"><text:span text:style-name="T2">o</text:span></text:span>bis. causa ischuriae mani-<text:line-break/>.feste deprehenditur; at in aliis quibusdam non manifeste,<text:line-break/>sed. quae pr<text:span text:style-name="Default_20_Paragraph_20_Font"><text:span text:style-name="T2">o</text:span></text:span> consuetudine artificiosa coniectura ab omnibus<text:line-break/>jam vocatur, n<text:span text:style-name="Default_20_Paragraph_20_Font"><text:span text:style-name="T2">o</text:span></text:span>bis utilis est, quae inter accuratam notitiam<text:line-break/>et universam ignorantiam media quodammodo existit. Pro-<text:line-break/>inde fieri non potest, ut in omnibus morbis dentur, quae<text:line-break/>pathognomonicae syndromae ab Empiricis nominantur;. sed<text:line-break/>verissimum est id , quod Erasistratus .dicere. solebat : <text:span text:style-name="Default_20_Paragraph_20_Font"><text:span text:style-name="T2">op</text:span></text:span>o<text:span text:style-name="Default_20_Paragraph_20_Font"><text:span text:style-name="T2">rtet<text:line-break/>hominem exercitatum rati</text:span></text:span>o<text:span text:style-name="Default_20_Paragraph_20_Font"><text:span text:style-name="T2">ne esse , . quicunque v</text:span></text:span>o<text:span text:style-name="Default_20_Paragraph_20_Font"><text:span text:style-name="T2">luerit n</text:span></text:span>o<text:span text:style-name="Default_20_Paragraph_20_Font"><text:span text:style-name="T2">n<text:line-break/>salum assectu</text:span></text:span>s <text:span text:style-name="Default_20_Paragraph_20_Font"><text:span text:style-name="T2">ipsius qualitat</text:span></text:span>em ,. <text:span text:style-name="Default_20_Paragraph_20_Font"><text:span text:style-name="T2">sed astectum qu</text:span></text:span>o<text:span text:style-name="Default_20_Paragraph_20_Font"><text:span text:style-name="T2">que lo-<text:line-break/>cum pr</text:span></text:span>o<text:span text:style-name="Default_20_Paragraph_20_Font"><text:span text:style-name="T2">be dign</text:span></text:span>os<text:span text:style-name="Default_20_Paragraph_20_Font"><text:span text:style-name="T2">cerer</text:span></text:span> Verum exercitatio decenter fiet,</text:p>
      <text:p text:style-name="P3">.non si quaeramus an dicere oporteat, vesicae cervicem ob<text:line-break/>lapidem vel grumum obstiuctam affectam esse ; an ipsa non<text:line-break/>affecta , actionem laesam esse. Haec igitur ad artem super-<text:line-break/>vacanea A<text:span text:style-name="Default_20_Paragraph_20_Font"><text:span text:style-name="T2">r</text:span></text:span>chigenes quaerit; alii ve<text:span text:style-name="Default_20_Paragraph_20_Font"><text:span text:style-name="T2">r</text:span></text:span>o ultra haec proceden-<text:line-break/>tes, ne laesum quidem esse actionem dicunt; fieri enimip-<text:line-break/>sam , musculo vesicae cervicem cousiringente laxato , vellea<text:line-break/>autem spfa circa urinam in se contentam contracta, muscu-<text:line-break/>lis vero abdominis simul exprimentibus. Quum itaque et<text:line-break/>vesica illaesam suam functionem habeat et musculos volem-<text:line-break/>tas p<text:span text:style-name="Default_20_Paragraph_20_Font"><text:span text:style-name="T2">r</text:span></text:span>out iinperat moveat, superiores quidem intendens,<text:line-break/>eum vero, qui cervicem cncumdat, laxans, quomodo, in-<text:line-break/>qnitmt, recte poterit aliquis suspicari laesam esse actionem?<text:line-break/>Quapropter isti dice<text:span text:style-name="Default_20_Paragraph_20_Font"><text:span text:style-name="T2">r</text:span></text:span>e coguntur, ilclruriae affectum fie<text:span text:style-name="Default_20_Paragraph_20_Font"><text:span text:style-name="T2">r</text:span></text:span>i non<text:line-break/>laesa , fed impedita mejendi actione ; tanquam arti medi-<text:line-break/>cae opem ferant, si vocabulum <text:span text:style-name="Default_20_Paragraph_20_Font"><text:span text:style-name="T2">laedi</text:span></text:span> transmutantes <text:span text:style-name="Default_20_Paragraph_20_Font"><text:span text:style-name="T2">impe-<text:line-break/>diri</text:span></text:span> dixerint. Sed hujusmodi quaestiones., ut diximus, lo-<text:line-break/>gicae quaedam sunt ac rationem exe<text:span text:style-name="Default_20_Paragraph_20_Font"><text:span text:style-name="T2">r</text:span></text:span>cent, neque ad asse-</text:p>
      <text:p text:style-name="P3">ctuum dign<text:span text:style-name="Default_20_Paragraph_20_Font"><text:span text:style-name="T2">a</text:span></text:span>tionem, neque ad locorum affectorum inventio-<text:line-break/>nem conferunt. Verum quae nuper a nobis prolata est,<text:line-break/>propositi operis propria est. Intelligitur autem ex ipsa jam<text:line-break/>tantum, cognoscere oportere primum quidem per anatumeri<text:line-break/>accurate cujusque partis substantiam, quae et qualis sit; de-<text:line-break/>inde vere et actionem et societatem, quam eunt proxima<text:line-break/>habet partibus, quae situs vocabulo comprehenditur. Quin-<text:line-break/>etiam et partium ultis ad affectorum locorum inventionem<text:line-break/>magnopere conducit ; actiones enim motus sunt partium acti-<text:line-break/>vi; usus vero omnibus insunt, etiam <text:span text:style-name="Default_20_Paragraph_20_Font"><text:span text:style-name="T3">n</text:span></text:span><text:span text:style-name="Default_20_Paragraph_20_Font"><text:span text:style-name="T6">ihil</text:span></text:span> agentibus. Ergo<text:line-break/>quod ad urinae redditionem pertinet, excretionis actio fit d<text:line-break/>vesicae contractione, concurrente interdum muscul<text:span text:style-name="Default_20_Paragraph_20_Font"><text:span text:style-name="T2">o</text:span></text:span>r<text:span text:style-name="Default_20_Paragraph_20_Font"><text:span text:style-name="T6">um</text:span></text:span> ab-<text:line-break/>dominis auxilio, quum veladmodum pauca continetur uri-<text:line-break/>na , aut vesica ipfa infirma est ; reliquae vero partes omnes<text:line-break/>utiles sunt ad actionem. Nisi enim vesica ipsa toto spatio<text:line-break/>sic figurata luisset, ac cervix ipsius tota sitisset perforata, et<text:line-break/>meteres oblique inserti i<text:span text:style-name="Default_20_Paragraph_20_Font"><text:span text:style-name="T2">n</text:span></text:span> ipsum fuissent, frusira habuisset</text:p>
      <text:p text:style-name="P3">contrahendi motum. Ex horum itaque notitia et allectae<text:line-break/>partes et affectus ipsarum dignoscuntur, non ex ea quae-<text:line-break/>stione, qua investigatur , utrum dicere oporteat, obstructum<text:line-break/>instrumentum esse affectum, an affectione cerere. Consimi-<text:line-break/>lis huic est quaestio et de iis quae adhuc afficiuntur partibus,<text:line-break/>sed in se nondum proprium affectum habent; vocant autem<text:line-break/>proprium affectum , quando separata causa ipsum efficiente,<text:line-break/>permanet ; hac igitur consideratione rursus dicunt nonnulli<text:line-break/>nequaquam affectum esse caput per eos capitis dolores, qui a<text:line-break/>bilioso humore in ventriculo contento proveniunt; eo nam-<text:line-break/>que per vomitum ejecto, capitis dolorem protinus quiescere;<text:line-break/>ut si post vomitum nihilominus permanserit, tum dicant asse-<text:line-break/>ctum esse caput; idque multo magis, quum similia suffusioni<text:line-break/>symptomata oculis oboriuntur, cumulatis in orificio ventri-<text:line-break/>culi excrementis; haec enim veluti umbras quasdam esse af-<text:line-break/>fectuum. In omnibus his quaestionibus plurimum occupati<text:line-break/>maiores nostii pauca de affecto<text:span text:style-name="Default_20_Paragraph_20_Font"><text:span text:style-name="T2">r</text:span></text:span>um locorum dignotione lori-</text:p>
      <text:p text:style-name="P3">pserunt. Nos vero contraria incedemus via , exercentes et<text:line-break/>ut dixerit quispiam, instruentes studiosos, ut dign<text:span text:style-name="Default_20_Paragraph_20_Font"><text:span text:style-name="T2">a</text:span></text:span>tionis<text:line-break/>partium affectarunt peritissimi evadant. Igitur quemadmo-<text:line-break/>dum paulo ante propositum erat, quod distenta vesica homo<text:line-break/>urinam reddere non posset, ita nunc sublimatur, citra veli-<text:line-break/>eae tumorem urinae suppressionem saetam esse. Ergo ne-<text:line-break/>cesse est per ejusmodi ischuriam veI ureteras vel renes esse<text:line-break/>obstructos. Quapropter r orsus hic intueri oportet, num<text:line-break/>antequam supprimeretur urina, aut lapidis, aut inflammatio-<text:line-break/>nis, aut alterius cujuspiam mali praecesserint symptomata<text:line-break/>Consideranda quoque est universi corporis dispositio, ut posti<text:line-break/>fimus, quoad artificiosa coniectura permiserit, distinguere,<text:line-break/>utrum in ipsis renibus a lapide, vel e<text:span text:style-name="Default_20_Paragraph_20_Font"><text:span text:style-name="T2">r</text:span></text:span>uitis humoribus suerit<text:line-break/>obstructio , an in vocatis ureteribus , qui meatus sunt a reni-<text:line-break/>bus ad velleam exporrecti. Quaedam namque ad exquisi-<text:line-break/>tam veniunt dign<text:span text:style-name="Default_20_Paragraph_20_Font"><text:span text:style-name="T2">a</text:span></text:span>tionem , ut paulo ante dicebamus de iis<text:line-break/>quae affectae substantiae proprietatem declarant; quaedam</text:p>
      <text:p text:style-name="P3">ve<text:span text:style-name="Default_20_Paragraph_20_Font"><text:span text:style-name="T2">r</text:span></text:span>o artificiosae coniecturae subjacent, proptereaque prolixa<text:line-break/>evadit o<text:span text:style-name="Default_20_Paragraph_20_Font"><text:span text:style-name="T2">r</text:span></text:span>atio, etiam si quis ableget sophistas, quemadmodum<text:line-break/>et nunc sane Asclepiadem negligimus, qui de urinae in vesi-<text:line-break/>ca collectione, ut alibi coa<text:span text:style-name="Default_20_Paragraph_20_Font"><text:span text:style-name="T2">r</text:span></text:span>guimus, scripsit absurda. P<text:span text:style-name="Default_20_Paragraph_20_Font"><text:span text:style-name="T2">o</text:span></text:span>rro<text:line-break/>ea etiam quae de prinripe annuae facultate scripta sunt ab<text:line-break/>iis, qui eam in corde consistere existimant, omnes anatomici<text:line-break/>jam damnarunt, atque Archigenrs sectatores . quum ab hac<text:line-break/>opinio<text:span text:style-name="Default_20_Paragraph_20_Font"><text:span text:style-name="T2">n</text:span></text:span>e aperte discedere non sustineant, eamque convinci<text:line-break/>videant cum per alia multa , tum matime in phreniticorum<text:line-break/>lethargicorumque curationibus, sursum ac deo<text:span text:style-name="Default_20_Paragraph_20_Font"><text:span text:style-name="T2">r</text:span></text:span>sum lermones<text:line-break/>suos volutant, alias alia dicentes , quamvis nihil omnino de-<text:line-break/>clarent, cujus generis est et tertius Archigeitis libe<text:span text:style-name="Default_20_Paragraph_20_Font"><text:span text:style-name="T2">r</text:span></text:span> de locis<text:line-break/>affectis. A nobis vero de principe animae facultate in li-<text:line-break/>luis de Hippocratis Platonisque placitis copiosissime dictum<text:line-break/>est; nunc vero, velut hac demonstrata, asseclarum per-<text:line-break/>timn contemplationem perficiemus. Quod autem omnibus<text:line-break/>affectis partibus locisque commune est, id non in logi-,</text:p>
      <text:p text:style-name="P3">cam, sied necessariam quaestionem porrectum, jam enarrare<text:line-break/>aggrediar.</text:p>
      <text:h text:style-name="Heading_20_2" text:outline-level="2">Cap. II.</text:h>
      <text:p text:style-name="P12"><text:s/>omnium co<text:span text:style-name="Default_20_Paragraph_20_Font"><text:span text:style-name="T2">r</text:span></text:span>poris animantis s<text:span text:style-name="Default_20_Paragraph_20_Font"><text:span text:style-name="T2">a</text:span></text:span>nctionum<text:line-break/>unicuique para quaedam p<text:span text:style-name="Default_20_Paragraph_20_Font"><text:span text:style-name="T2">r</text:span></text:span>opria est, per quam editur; ac<text:line-break/>proinde functionem laedi necesse est, parte ap<text:span text:style-name="Default_20_Paragraph_20_Font"><text:span text:style-name="T2">t</text:span></text:span>am efficiente<text:line-break/>aliquo modo affecta. Interdum vero accidit adeo facile mor-<text:line-break/>bum fulvi, ut sicini atque efficiens causa fuerit separata,<text:line-break/>quamprimum ipse cesset; interdum ita est solutu difficilis,<text:line-break/>ut diutius permaneat, <text:span text:style-name="Default_20_Paragraph_20_Font"><text:span text:style-name="T2">causa etiam ablata. </text:span></text:span>Accidit etiam<text:line-break/>nonnunquam, ut efficiens causa pertranfieus, non firmatum<text:line-break/>in parte faciat morbum, huncque Archigenes cum umbra af-<text:line-break/>sectus comparat , veluti quum suffusis similia quaedam oculi<text:line-break/>imaginantur, collecto in ore ventriculi tenui excremento;<text:line-break/>nam inde vaporibus quibusdam in oculos sublatis, lu eos vi-<text:line-break/>dendi facultas inridens, iisdem imaginibus, quibus per sufsu-<text:line-break/>siones , afficitur ; adque maxime evenire solet in iis , quibus<text:line-break/>oculorum humor exquifite purus est, et optica facultas quam</text:p>
      <text:p text:style-name="P3">facillime sentit. Eandem ob causam , ubi sanguinis eruptio,<text:line-break/>aut vomitus per morbos expectatur, hujusmodi symptomata<text:line-break/>interdum appare<text:span text:style-name="Default_20_Paragraph_20_Font"><text:span text:style-name="T2">n</text:span></text:span>t, de quibus Hippocrates in prognostico<text:line-break/>hunc in modum scripsit: <text:span text:style-name="Default_20_Paragraph_20_Font"><text:span text:style-name="T2">Quicunque vero in non lethali sc-<text:line-break/>bre dixerit caput d</text:span></text:span>o<text:span text:style-name="Default_20_Paragraph_20_Font"><text:span text:style-name="T2">lere, aut ante ocul</text:span></text:span>o<text:span text:style-name="Default_20_Paragraph_20_Font"><text:span text:style-name="T2">s tenebr</text:span></text:span>o<text:span text:style-name="Default_20_Paragraph_20_Font"><text:span text:style-name="T2">sum quid-<text:line-break/>dam</text:span></text:span> o<text:span text:style-name="Default_20_Paragraph_20_Font"><text:span text:style-name="T2">bve</text:span></text:span>rsari, <text:span text:style-name="Default_20_Paragraph_20_Font"><text:span text:style-name="T2">si card</text:span></text:span>io<text:span text:style-name="Default_20_Paragraph_20_Font"><text:span text:style-name="T2">gm</text:span></text:span>o<text:span text:style-name="Default_20_Paragraph_20_Font"><text:span text:style-name="T2">s accesserit, is bilem evomet. .<text:line-break/></text:span></text:span>Ac paulo post : <text:span text:style-name="Default_20_Paragraph_20_Font"><text:span text:style-name="T2">Quibus vero in huiusm</text:span></text:span>o<text:span text:style-name="Default_20_Paragraph_20_Font"><text:span text:style-name="T2">di febre caput do-<text:line-break/>lentibus pro. tenebris ante</text:span></text:span> o<text:span text:style-name="Default_20_Paragraph_20_Font"><text:span text:style-name="T2">cul</text:span></text:span>o<text:span text:style-name="Default_20_Paragraph_20_Font"><text:span text:style-name="T2">s apparentibus vifus hebe-<text:line-break/>t</text:span></text:span>i<text:span text:style-name="Default_20_Paragraph_20_Font"><text:span text:style-name="T2">td</text:span></text:span>o <text:span text:style-name="Default_20_Paragraph_20_Font"><text:span text:style-name="T2">c</text:span></text:span>o<text:span text:style-name="Default_20_Paragraph_20_Font"><text:span text:style-name="T2">ntingit, aut vibrantes splend</text:span></text:span>o<text:span text:style-name="Default_20_Paragraph_20_Font"><text:span text:style-name="T2">res</text:span></text:span> i<text:span text:style-name="Default_20_Paragraph_20_Font"><text:span text:style-name="T2">psis obii</text:span></text:span>c<text:span text:style-name="Default_20_Paragraph_20_Font"><text:span text:style-name="T2">iuntur,<text:line-break/>ac pr</text:span></text:span>o <text:span text:style-name="Default_20_Paragraph_20_Font"><text:span text:style-name="T2">cardi</text:span></text:span>o<text:span text:style-name="Default_20_Paragraph_20_Font"><text:span text:style-name="T2">gmo in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a dextra aut sinifira alle<text:line-break/>quid contenditur,. neque cum dol</text:span></text:span>o<text:span text:style-name="Default_20_Paragraph_20_Font"><text:span text:style-name="T2">re, neque cum instamma-<text:line-break/>tione, his pro vomitu sanguis e naribus siuxurus expectan-<text:line-break/>das esu</text:span></text:span> Haec est verbo<text:span text:style-name="Default_20_Paragraph_20_Font"><text:span text:style-name="T2">r</text:span></text:span>um Hippocratis series, quibus do-<text:line-break/>cuit saepenumero contingere ,. ut ab humoribus lu ventriculo<text:line-break/>collectis imagines quaedam oculis objiciantur. Quod si ni-<text:line-break/>hll omnino ab humoribus ascenderet ad oculos , nullum hu-<text:line-break/>jusmodi symptomatum eveniret; quemadmodum neque fi vd</text:p>
      <text:p text:style-name="P3">ad aurium, vel ad narium meatus, vel etiam ad lin<text:span text:style-name="Default_20_Paragraph_20_Font"><text:span text:style-name="T2">g</text:span></text:span>uae cor-<text:line-break/>pus, quicquam transscratur. Unde manifestum est, quod<text:line-break/>oportet oculos participes fieri affectionis ventriculum iule-<text:line-break/>stantis , si videndo debeat animal errare. Ita etiam quum<text:line-break/>rursus dicit Hippocrates : <text:span text:style-name="Default_20_Paragraph_20_Font"><text:span text:style-name="T2">Quibus de</text:span></text:span>f<text:span text:style-name="Default_20_Paragraph_20_Font"><text:span text:style-name="T2">ecti</text:span></text:span>o<text:span text:style-name="Default_20_Paragraph_20_Font"><text:span text:style-name="T2">nes bdiofue sc</text:span></text:span>iat,<text:line-break/><text:span text:style-name="Default_20_Paragraph_20_Font"><text:span text:style-name="T2">surditate superveniente finiuntur; et quibus surditas adesi,<text:line-break/>desinit quum de</text:span></text:span>f<text:span text:style-name="Default_20_Paragraph_20_Font"><text:span text:style-name="T2">ecti</text:span></text:span>o<text:span text:style-name="Default_20_Paragraph_20_Font"><text:span text:style-name="T2">ne</text:span></text:span>s <text:span text:style-name="Default_20_Paragraph_20_Font"><text:span text:style-name="T2">sequuntur bili</text:span></text:span>osus ; quis est adeo<text:line-break/>demens interpres, ut <text:span text:style-name="Default_20_Paragraph_20_Font"><text:span text:style-name="T2">o</text:span></text:span>mittat in hujus sermonis enarrati<text:span text:style-name="Default_20_Paragraph_20_Font"><text:span text:style-name="T2">o</text:span></text:span>ne<text:line-break/>aurium affectum , ac tum dicat nasci surditatem, quum bilis.<text:line-break/>quae ante per alvum vacuabatur, ad ocul<text:span text:style-name="Default_20_Paragraph_20_Font"><text:span text:style-name="T2">o</text:span></text:span>s effertur? Igi-<text:line-break/>tur semper incipere necessarium est a laesae acti<text:span text:style-name="Default_20_Paragraph_20_Font"><text:span text:style-name="T2">o</text:span></text:span>nis insim-<text:line-break/>ment<text:span text:style-name="Default_20_Paragraph_20_Font"><text:span text:style-name="T2">o</text:span></text:span> ; deinde quaerere, quis sit ipsi laesionis motus ; utrum<text:line-break/>assectus jam stabilis ac firmus , an qui adhuc quidem fiat,<text:line-break/>stabilitatem autem nondum sit adeptus ; quod si flat, matrum<text:line-break/>causa, quae morbum efficit, in ipsa parte contineatur, an per<text:line-break/>ipsam transeat. Etenim arefacto immodice humore crystal-<text:line-break/>loide , perseverabit in parte laesio et substantiae ipsius pro-<text:line-break/>prius assectus ; si vero crassius humor in pupilla c<text:span text:style-name="Default_20_Paragraph_20_Font"><text:span text:style-name="T2">o</text:span></text:span>nstiterit,</text:p>
      <text:p text:style-name="P3">substantia quidem nondum laesa est, verum symptomatis<text:line-break/>causa in oculo ipso continetur ; sed tum per ipsum transit,<text:line-break/>quum evaporans humor consistit in ve<text:span text:style-name="Default_20_Paragraph_20_Font"><text:span text:style-name="T2">n</text:span></text:span>triculo. Tunc au-<text:line-break/>tem susum arbitrari affectam esse partem , quum substantiae<text:line-break/>ipsius affectus permanens fuerit, legislatorum est, qui Grae-<text:line-break/>cis <text:span text:style-name="Default_20_Paragraph_20_Font"><text:span text:style-name="T2">n</text:span></text:span>ominibus propria significata instituunt. Enimvero ubi<text:line-break/>vehemens dolor intestinum cruciat, firmato in una quadam<text:line-break/>parte dolore, ac tanquam perfundente, quo pactu vel nequa-<text:line-break/>quam affectum esse intestinum , aut affectum in ipso non esse<text:line-break/>quis dixerit? quanquam interdum hujusmodi dolores , ex-<text:line-break/>creto vitreo quodam humore, vel unico temporis momento<text:line-break/>finiuntur; non tamen aliud esse quidpiam doloris causam<text:line-break/>coniectare licet, praeter humorem excretum. Quo enim<text:line-break/>excret<text:span text:style-name="Default_20_Paragraph_20_Font"><text:span text:style-name="T2">a</text:span></text:span> illico dolorem sedari sequitur, id omnes homines do-<text:line-break/>Ioris causant esse credunt, naturali quodam axiomate, quod<text:line-break/>ex seipso ad hujusmodi causarum dign<text:span text:style-name="Default_20_Paragraph_20_Font"><text:span text:style-name="T2">a</text:span></text:span>tionem fidem habere<text:line-break/>ridetur. ldertim , quo nos tangente hic aliquis affectus sit,</text:p>
      <text:p text:style-name="P3">et quo feparato statim cessat, cau<text:span text:style-name="Default_20_Paragraph_20_Font"><text:span text:style-name="T2">t</text:span></text:span>am esse omnes homines<text:line-break/>crediderunt. Sic enim et ignem ustionis et gladium sectio-<text:line-break/>nis causam esse eredimus , atque unumquodque aliorum eo-<text:line-break/>dem modo. Ergo et vacuatum humorem ejus assectus ca<text:span text:style-name="Default_20_Paragraph_20_Font"><text:span text:style-name="T2">n-<text:line-break/></text:span></text:span>iam fuisse, qui quo tempore in parte continebatur, fiebat,<text:line-break/>putandum est; fedan ob id quod vehementer refrigeraret,<text:line-break/>aut calefaceret, aut in totum per intemperiem locum infe-<text:line-break/>staret; an quia per continua corpora transiret, ea ad exere-<text:line-break/>tiotiem ri quadam excitans ; aut ob flatulentum spiritum ab<text:line-break/>eo exortum, qui continentum partem extenderet; aut ob ri-<text:line-break/>olentam impactionem ; an quia er<text:span text:style-name="Default_20_Paragraph_20_Font"><text:span text:style-name="T2">a</text:span></text:span>deret et morderet ; non-<text:line-break/>dum ex utilitate post evacuationem manifestum est; sid fio- -<text:line-break/>lum quod, quum continebatur, moleste laederet. lgitur<text:line-break/>non solum putere oportet hujusmodi humorem esse causam<text:line-break/>doloris, verum partem quoque , in qua continebatur, illo<text:line-break/>tempore affici, quo ob humoris praesentiam dolore crucia-<text:line-break/>tur. . Sic etiam affici <text:span text:style-name="Default_20_Paragraph_20_Font"><text:span text:style-name="T2">aliquem</text:span></text:span> dicimus, quum aliquid extrin-<text:line-break/>secus incidit, vel calefaciens, ut ignis, vel refrigerans, ut<text:line-break/>nix, vel contundens; ut lapis, quo feparato protinus finitus</text:p>
      <text:p text:style-name="P3">fuerit assectus; nemine propter hoc dicente, partem non fu-<text:line-break/>isse affectam, quod in ipsa nulla affectio reliqua sit. Igitur<text:line-break/>tanquam nobis et nomine affectus et verbo -affici ad hunc<text:line-break/>modum usuris, ita dicendis ananum a<text:span text:style-name="Default_20_Paragraph_20_Font"><text:span text:style-name="T6">dhi</text:span></text:span>be , in ipsis inspici—<text:line-break/>ens utilitatem, tiun ad praenotiones tum curationes. Fit<text:line-break/>enim no<text:span text:style-name="Default_20_Paragraph_20_Font"><text:span text:style-name="T2">n</text:span></text:span>nunquam a causa quadam affectus , non tamen , si<text:line-break/>qua ratione sit separata causa, is jam permanentem habet<text:line-break/>dispositionem; interdum autem partim jam factus est, par-<text:line-break/>tim etiamdum fit; saepenumero fieri desiit, abeunte causa,<text:line-break/>jam vero perseverans manet dispositio. Veluti in dysente-<text:line-break/>ria mordax humor causa est affectus , ut qui ab initio et ab-<text:line-break/>sterget et abradit, dein temporis tractu ulcerat intestinum ; .<text:line-break/>quod si antequam ulcus induxerit, effluere desinat, assectus<text:line-break/>ipse nondum dysenteria licetur; si vero ulcus praeoccupet<text:line-break/>intestinum, nun amplius factus simul cum humore finitur as-<text:line-break/>lectus. Nec officit quicquam nobis in praesentia paulatim<text:line-break/>progrediens oratio, quam acervalem vocant; communis<text:line-break/>enim est ex ipsa difficultas ad multa vitae utilia, de quibus</text:p>
      <text:p text:style-name="P3">nobis priores tum medici tum philosophi loquuti sunt ac<text:line-break/>demonstrationes fecerunt; proinde milii supervacaneum efi-<text:line-break/>ret ea nunc recensere , praesertim quum habeam in ip<text:span text:style-name="Default_20_Paragraph_20_Font"><text:span text:style-name="T2">t</text:span></text:span>a hac<text:line-break/>parte artis, unde dllficultatem ostendam. Quod enim in<text:line-break/>quodam tempore generentur assectus , omnes concedunt, an<text:line-break/>vero quemadmodum , quum domus fit , nondum est domus,<text:line-break/>sed totum hoc simul, quae fit domus, eodem etiam pacto<text:line-break/>unusquisque morbus quo tempore sit, est quidem in fieri,<text:line-break/>nondum tamen existit, id quaestione dignum esu Neque<text:line-break/>enim omnium quae fiunt eadem <text:span text:style-name="Default_20_Paragraph_20_Font"><text:span text:style-name="T2">n</text:span></text:span>atura est ; sed quae et fi-<text:line-break/>milaria sunt et nullam figuram congenitam habent, eo<text:span text:style-name="Default_20_Paragraph_20_Font"><text:span text:style-name="T2">r</text:span></text:span>um<text:line-break/>substantia protinus ab initio eadem est; dissimilaria vero , et<text:line-break/>quibus varia est forma, essentiam generatione posteriorem<text:line-break/>habere possunt. Non enim domus simul fiunt fundamenta,<text:line-break/>parietes, fastigium, tegulae , j annae, fenestrae, ex quibus<text:line-break/>omnibus eo modo compuli lis atque in unam formum reda-<text:line-break/>ctis, domus ipsius substantia composita est; morbus vero et<text:line-break/>calidus et frigidus et humidus et siccus, quum primum ab</text:p>
      <text:p text:style-name="P3">initio corpus sanos temperamenti limites excesse<text:span text:style-name="Default_20_Paragraph_20_Font"><text:span text:style-name="T2">r</text:span></text:span>it, eandem<text:line-break/>sibi ipsi naturum habet. Etenim si is ob parvitatem plerum-<text:line-break/>que et nostram dign<text:span text:style-name="Default_20_Paragraph_20_Font"><text:span text:style-name="T2">a</text:span></text:span>tionem et aegr<text:span text:style-name="Default_20_Paragraph_20_Font"><text:span text:style-name="T2">o</text:span></text:span>tantium sensum effugiat,<text:line-break/>propriam tamen habet speciem Ita vero inflammatio quo-<text:line-break/>que, in quacunque animalis parte constiterit, marina vel<text:line-break/>miumia, unus atque idem est affectus, non specie, sed ma-<text:line-break/>gnitudinis differentia varius. At quod possint aliquae aste-<text:line-break/>ctiones in c<text:span text:style-name="Default_20_Paragraph_20_Font"><text:span text:style-name="T2">o</text:span></text:span>rporibus consistere, quae <text:span text:style-name="Default_20_Paragraph_20_Font"><text:span text:style-name="T2">o</text:span></text:span>b exiguitatem non-<text:line-break/>dum appareant, argument<text:span text:style-name="Default_20_Paragraph_20_Font"><text:span text:style-name="T2">o</text:span></text:span> est gutta l<text:span text:style-name="Default_20_Paragraph_20_Font"><text:span text:style-name="T2">o</text:span></text:span>ngo temp<text:span text:style-name="Default_20_Paragraph_20_Font"><text:span text:style-name="T2">o</text:span></text:span>ris tractu<text:line-break/>saxum excavans, de qua recte carmen hoc pr<text:span text:style-name="Default_20_Paragraph_20_Font"><text:span text:style-name="T2">o</text:span></text:span>ditum esse<text:line-break/>creditur,</text:p>
      <text:p text:style-name="P1"><text:span text:style-name="T2">G</text:span><text:span text:style-name="Default_20_Paragraph_20_Font"><text:span text:style-name="T2">utta cavat lapidem.saepe cadenti</text:span></text:span>s <text:span text:style-name="Default_20_Paragraph_20_Font"><text:span text:style-name="T2">aquae.</text:span></text:span></text:p>
      <text:p text:style-name="Normal">Neque tamen uno vel duobus vel tribus vel quatuor<text:line-break/>aquae ictibus in saxum incidentibus, quando ne centesi-<text:line-break/>mo quidem, ienfibilis risu est caritas ; neque etiam fieri pot-<text:line-break/>est, ut primo nihil efficiente, alter aliquid sacrat; quippe qui<text:line-break/>habet eandem, quam primus habuit, ad saxum rationem,<text:line-break/>Ergo si secunda gutta in saxum quippiam effecerit, ipsum a</text:p>
      <text:p text:style-name="P3">prima non nihil mutatum fuisse necesse est, ut non omnino<text:line-break/>fidem, quale ab initio fuerat, permanserit. Etenim fi ipsum<text:line-break/>omnino idem permaneat, atque agens quoque in ipsum ca<text:span text:style-name="Default_20_Paragraph_20_Font"><text:span text:style-name="T2">n- .<text:line-break/></text:span></text:span>sa aquae gutta, necesse est, quemadmodum a primo ictu.<text:line-break/>non affectum est, itu neque a secundo ; quod fi fateare , ne-<text:line-break/>que a tertio, nam eadem ratio est; ita vero et de quarto et<text:line-break/>quinto et reliquis deinceps omnibus ; etenim quoad eodem<text:line-break/>modo fe habente faxo eadem quoque causa accesserit, nihil<text:line-break/>amplius elfirietur. Quod fi a millesimo ictu sensibilis vide-<text:line-break/>atur sari caritus, necesse est unumquemque ictum dicere<text:line-break/>millesimam partum effecisse apparentis primum sensilis in sa-<text:line-break/>xo assectus. Quum itaque causae agunt in corpus , species<text:line-break/>assectus ab initio est eadem, tamen ob exiguitatem non appa-<text:line-break/>ret. At vero ita exigui assectus , separatis causis efficienti-<text:line-break/>bus, illico finiuntur, natura ipsos sanante; nam illi soli ex-<text:line-break/>terno egent auxilio , quos ob magnitudinem natura vincere<text:line-break/>non potest. Igitur hac ratione , quum primum mordax hu-</text:p>
      <text:p text:style-name="P3">mor aliquod intestinorum detulerit, quamvis id, quod fa-<text:line-break/>esum est, nondum videatur, nihilominus affectio ipsa subdys-<text:line-break/>enteriae specie comprehenditur. Quemadmodum igitur na-<text:line-break/>tura .parva quaedam ulcera, quae nonnunquam eveniunt,<text:line-break/>citra quodcunque medicamentum sanavit, ita et intestinorum<text:line-break/>abrasiones. Hac ergo ratione <text:span text:style-name="Default_20_Paragraph_20_Font"><text:span text:style-name="T2">n</text:span></text:span>eque vertun est omnino,<text:line-break/>quod a quibusdam dicitur, mulum per hujusmodi fympto-<text:line-break/>ntata relinqui corporum affectum. Quod si verum esset,<text:line-break/>tamen intestina tum erant affecta , quum ab acrimonia dem .<text:line-break/>ctionum corrosis hrtestinis dolor notatu dignus percipieba-<text:line-break/>tur. Hoc autem in omni subsequenti oratione tanquam ele-<text:line-break/>mentum quoddam a nobis observetur, Utque hoc initium<text:line-break/>methodi, qua inveniri debent sedes affectae, nullam actionem<text:line-break/>unquam laedi, nisi pars quae ipsam facit, affecta fit; Ii enim<text:line-break/>vel dolor, vel tumor praeter naturam aliquis ur ea sit, om-<text:line-break/>nino aliqua re affecta est: et magis praeterea, quum actio lae-<text:line-break/>siitur. At antea etiam dictum est, quod ab excretormu na-<text:line-break/>tura affectae fedis c<text:span text:style-name="Default_20_Paragraph_20_Font"><text:span text:style-name="T2">o</text:span></text:span>niectura facienda sit. Id vere bifariam</text:p>
      <text:p text:style-name="P3">oportere fieri constat, vel ab excretae substantiae proprie-<text:line-break/>tate, vel ab iis quae in ipsa continentur. Similiter dixi-<text:line-break/>mus ab adnatis interdum rebus de locis affectis coniecturam<text:line-break/>sumi posse; sunt autem de symptomatum genere et haec,<text:line-break/>permultasque habent luter fe differentias , de quibus rursum<text:line-break/>disseretur.</text:p>
      <text:h text:style-name="Heading_20_2" text:outline-level="2">Cap. III. </text:h>
      <text:p text:style-name="P12">Nu<text:span text:style-name="Default_20_Paragraph_20_Font"><text:span text:style-name="T2">n</text:span></text:span>c vero rursus ad principium se<text:span text:style-name="Default_20_Paragraph_20_Font"><text:span text:style-name="T2">r</text:span></text:span>mo-<text:line-break/>nem reducamus, in singulis partibus studentes invenire signa<text:line-break/>indicantia tum eos , qui in ipsarum propria substantia con-<text:line-break/>sistunt, assectus, tum illos, qui ipsis ut organis insidenti<text:line-break/>Rursus lu utrisque separemus et discernamus a factis jam<text:line-break/>affectibus eos, qui etiamdum fiunt, sed permanentem non-<text:line-break/>dum habent dispositionem ; item a causis quae lu affecta<text:line-break/>parte continentur , eas, quae ea tanquam transitu duntaxat<text:line-break/>utuntur. Quod vero ex dictis quidam componantur modi,<text:line-break/>fatis conflati Praeterea distinguamus affectus, qui per con-<text:line-break/>sensum alterius partis accidunt, a propriis affectibus; . nam<text:line-break/>magis proprium fuerit proprium affectum, quam, ut medici</text:p>
      <text:p text:style-name="P3">folent, primarium affectum, nominare, opposito in divisi<text:span text:style-name="Default_20_Paragraph_20_Font"><text:span text:style-name="T2">o</text:span></text:span>ne<text:line-break/>affectu per c<text:span text:style-name="Default_20_Paragraph_20_Font"><text:span text:style-name="T2">o</text:span></text:span>nsensum , propri<text:span text:style-name="Default_20_Paragraph_20_Font"><text:span text:style-name="T2">o. </text:span></text:span>Erg<text:span text:style-name="Default_20_Paragraph_20_Font"><text:span text:style-name="T2">o</text:span></text:span> , quum proprie v<text:span text:style-name="Default_20_Paragraph_20_Font"><text:span text:style-name="T2">o-<text:line-break/></text:span></text:span>castalis uti voluerimus, primario quidem affectui sccundari-.<text:line-break/>um, aut posteriorem opp<text:span text:style-name="Default_20_Paragraph_20_Font"><text:span text:style-name="T2">o</text:span></text:span>nemus ; ei vero qui per consensum<text:line-break/>est, propriunr. Equidem in idem evenire saepenumero<text:line-break/>potest, et per consensum et propria affectione jam aegr<text:span text:style-name="Default_20_Paragraph_20_Font"><text:span text:style-name="T2">o</text:span></text:span>ta-<text:line-break/>re, quum in affecta <text:span text:style-name="Default_20_Paragraph_20_Font"><text:span text:style-name="T2">per c</text:span></text:span>oi<text:span text:style-name="Default_20_Paragraph_20_Font"><text:span text:style-name="T2">isenfum</text:span></text:span> parte permanens factu est<text:line-break/>dispositio; neque enim primario, sed secundari<text:span text:style-name="Default_20_Paragraph_20_Font"><text:span text:style-name="T2">o</text:span></text:span> et pr<text:span text:style-name="Default_20_Paragraph_20_Font"><text:span text:style-name="T2">o</text:span></text:span>prie<text:line-break/>ipsam tum affici dicemus. Id vero dilucide et in externis<text:line-break/>rideri p<text:span text:style-name="Default_20_Paragraph_20_Font"><text:span text:style-name="T2">o</text:span></text:span>test; ut quum in corpore plethoric<text:span text:style-name="Default_20_Paragraph_20_Font"><text:span text:style-name="T2">o</text:span></text:span>, oborto ingenti<text:line-break/>bubone ab ulcere, ulcus inductum fuerit cicatrice, pertua-<text:line-break/>neat autem etiamdtun bubo, vel in suppuratum inflammatio-<text:line-break/>nem transiens , vel in scirrlroiunr affectum , quem strumam<text:line-break/>appellanti Nemo igitur primari<text:span text:style-name="Default_20_Paragraph_20_Font"><text:span text:style-name="T2">o</text:span></text:span>s dixerit hujusmodi mor-<text:line-break/>bos, qui ob alium praecedentem evenerunt; at per consen-<text:line-break/>sum factos ad hujusmodi transire idiopathiam, perinde ac fi<text:line-break/>protinus ab initi<text:span text:style-name="Default_20_Paragraph_20_Font"><text:span text:style-name="T2">o</text:span></text:span> protopathia ipsis accidisset. At in praes-.<text:line-break/>entia utiliter meminerimus eorum, quae in libr<text:span text:style-name="Default_20_Paragraph_20_Font"><text:span text:style-name="T2">o</text:span></text:span> de medicis</text:p>
      <text:p text:style-name="P3">nominibus diximus , ubi de significatis est sermo , quae passi-<text:line-break/>me a recentioribus tum medicis tum philosophis coufun-<text:line-break/>duntur. Maxime enim proprius vocabuli <text:span text:style-name="Default_20_Paragraph_20_Font"><text:span text:style-name="T2">allectu</text:span></text:span>s usus est<text:line-break/>contrarius <text:span text:style-name="Default_20_Paragraph_20_Font"><text:span text:style-name="T2">voci</text:span></text:span> actionis ; agere nempe id dicitur, quod ex fe<text:line-break/>ipso motum obtinet; affici vero, quod motum habet ab alio.<text:line-break/>Quum itaque duo sint genere motus, alteratio et latio; ubi<text:line-break/>ad permanentem affectum alterati<text:span text:style-name="Default_20_Paragraph_20_Font"><text:span text:style-name="T2">o</text:span></text:span> pervenerit, appellatur<text:line-break/>morbus , si videlicet fit assectus praeter naturam ; sed abu-<text:line-break/>tuntur interdum , et hunc etiam affectum pathos nominanti<text:line-break/>.Quare si quis Graecorunr tlicti<text:span text:style-name="Default_20_Paragraph_20_Font"><text:span text:style-name="T2">o</text:span></text:span>uem sequatur, partes potius<text:line-break/>assiri dicet, quibus motus insunt praeter naturam; ut eas,<text:line-break/>quae affectus jam habent praeter naturam, si pr<text:span text:style-name="Default_20_Paragraph_20_Font"><text:span text:style-name="T2">o</text:span></text:span>prie lo-<text:line-break/>quatur, aegrotare potius quam affici dicet; quod si ab<text:line-break/>usu recesserit, non solum aegrotare, sed et affici. Quod<text:line-break/>autem semper dicere consuevi, nunc qu<text:span text:style-name="Default_20_Paragraph_20_Font"><text:span text:style-name="T2">o</text:span></text:span>que dicam; in<text:line-break/>eis doctrinis, in quibus scientia acquiritus, satis est, si<text:line-break/>quis vocabulum atque significatum ejus pro docturis v<text:span text:style-name="Default_20_Paragraph_20_Font"><text:span text:style-name="T2">o</text:span></text:span>lun-<text:line-break/>tale pro<text:span text:style-name="Default_20_Paragraph_20_Font"><text:span text:style-name="T2">t</text:span></text:span>erens procedat deinceps ad rerum enar<text:span text:style-name="Default_20_Paragraph_20_Font"><text:span text:style-name="T2">r</text:span></text:span>ationem.</text:p>
      <text:p text:style-name="P3">Ego vero propterea <text:span text:style-name="Default_20_Paragraph_20_Font"><text:span text:style-name="T2">n</text:span></text:span>u<text:span text:style-name="Default_20_Paragraph_20_Font"><text:span text:style-name="T2">n</text:span></text:span>c memini significatorum , quia<text:line-break/>nonnulli non solum Graecorum vocabulorum significata<text:line-break/>pervertunt, sed et eos, qui recte .utuntur, calumniantur.<text:line-break/>Tales autem sunt ii, qui dicunt, iit laesis actionibus.<text:line-break/>partes interdum non assiri, eo quod nondum permaneo-<text:line-break/>tem habent affectionem, ut in capitis dolore propter<text:line-break/>humores in ventricula; co<text:span text:style-name="Default_20_Paragraph_20_Font"><text:span text:style-name="T2">n</text:span></text:span>tentos oborto. Nam mutata<text:line-break/>ratione, si quis de nominibus certare velit, magis pro-<text:line-break/>prie interpretando dicet, affici quidem caput, quum ven-<text:line-break/>triculi consensu afficitur; aegrotare vero, quum proprio<text:line-break/>affectu laborat; et ipsmn quoque ventriculum affici qui-<text:line-break/>dem; quum a pravis vexatur humoribus; aegrotare vero,<text:line-break/>quali aut propria intemperie, aut ob inflammationem , vel<text:line-break/>ulcus , vel abscessum , praeter naturam . afficitur. Quod si<text:line-break/>quis omnino voluerit accuratiori quaestione ista disputare<text:line-break/>more dialectico , interdum simul atque alimenta fuerint cor-.<text:line-break/>rupta, coctionis quoque actionem laesam esse dicet; inter-<text:line-break/>dmn hanc quidem illaesam esse, illa vero esse corrupta.<text:line-break/>Nam corruptionis crborunr tres primae ac veluti generalissi-</text:p>
      <text:p text:style-name="P3">mae sunt differentiae, una quidem per proprios ventriculi<text:line-break/>morbos, altera a pravis humoribus in ipso accumulatis, ter-<text:line-break/>tia ab alimentorum qualitate. Quae igitur sua natura aut<text:line-break/>nidor ulen tam, aut acidam, aut virulentam, aut putridam,<text:line-break/>aut omnino corruptioni obnoxiam habent, quaeque ex prae-<text:line-break/>patrationis modo ad hujusmodi affectionem aliquam deducta<text:line-break/>sunt, clarum est ea in ventriculo corrumpi; atque hoc mo-<text:line-break/>do inconCoeta esse fortasse dicentur. Sed oritur controversia<text:line-break/>de affecta tunc ob haec concoquendi functione, nonnullis<text:line-break/>quidem per hujusmodi cruditates eam haudquaquam affici<text:line-break/>contendentibus, aliis vero affici. Atque invenitur tertia<text:line-break/>quaedam opinio eorum, qui hujusmodi alimenta ne dicunt<text:line-break/>quidem incocta esse, sed solum non concocta esse; tanquam.<text:line-break/>non sit idem per negationem aliquid enunciare, aut per pri-<text:line-break/>vantem vocatam a dialecticis dictionem. Idem intelIoxisse<text:line-break/>.Erasistratum puto , quum acinos et sesama et reliqua onr-<text:line-break/>nia, quae omnino imputrsa et immutata deiiciuntur, nullam<text:line-break/>dixit indicare in animali factam esse apepsiam, sed hoc ipfnm<text:line-break/>duntaxat, non este concocta.</text:p>
      <text:h text:style-name="P11" text:outline-level="2">Cap. IU </text:h>
      <text:p text:style-name="P12">Verum neque in his negligentius versari<text:line-break/>decet, sed mentem accurate adhibentes ( quae ad logicam<text:line-break/>quaestionem. reducuntur, privatim praetermittere , quae vero<text:line-break/>ad affectae <text:span text:style-name="Default_20_Paragraph_20_Font"><text:span text:style-name="T2">sedis</text:span></text:span> dignotionem <text:span text:style-name="Default_20_Paragraph_20_Font"><text:span text:style-name="T2">omiserant, </text:span></text:span>accurate inspicere;<text:line-break/>hinc enim et id quod futurum est ; praenoscere,. et affectum<text:line-break/>jam factum decenter curare possumus; Itaque sine conten-<text:line-break/>tiosis nominibus ex rebus ipsis utilitatem consequi licet<text:line-break/>hoc modo. Esto. suppositum, aliquem-mane exurgentem di-<text:line-break/>cere nidorulentum se ructum emittere , aut quid aliud oris<text:line-break/>fictis simile, ancellam scetidius ac putre subdens; illum<text:line-break/>itaque qui nidorulentum ructum percepit, saturi se a coena<text:line-break/>placentam nidorulentam comedisse, .quales sunt quae ex<text:line-break/>oleo et itriis praeparantur. Alter vero confiteatur fricta<text:line-break/>ova se ingessisse; atque nunc illorum. nidorem eructare. De-<text:line-break/>inde alius complures radiculas <text:span text:style-name="Default_20_Paragraph_20_Font"><text:span text:style-name="T2">c</text:span></text:span>o<text:span text:style-name="Default_20_Paragraph_20_Font"><text:span text:style-name="T2">mederit</text:span></text:span>, ut soetens ac putre<text:line-break/>aliquid eructet. Igitur cibos in- iis-non bene fuisse coneo-<text:line-break/>etos . omnes- concedent,- quamvis ex hac re ipfe ventriculus<text:line-break/>haudquaquam suerit affectus ; neque etiam, .quod ad ipsius</text:p>
      <text:p text:style-name="P3">.rationem pertinet, circa actionem. erraverit, ut neque ubi<text:line-break/>.quis iulegros acinos per alvum dejeceriti . Si enim humano<text:line-break/>ventriculo innatuni esset acinos transmutare, accusaremus<text:line-break/>tum ventriculi corpus, ipsumque vitiatum esse putaremus;<text:line-break/>quum vero id suae actionis non fit, sed acinorum substantiae<text:line-break/>symptomata .non concoqui, haud abs re dicetur, hos <text:span text:style-name="Default_20_Paragraph_20_Font"><text:span text:style-name="T2">n</text:span></text:span>on<text:line-break/>lesse concoctos , ventriculi vero corpus sccundunr naturam se<text:line-break/>habere , quod sane et nosse et definire medicis utile est ; sed<text:line-break/>quaerere, an dicendum fit actionem ipsius per hujuscemodi<text:line-break/>dejcctiones suille laesam, an contra, ad melicae artis opera<text:line-break/>supervacaneum esu Age rursus, nunc quispiam nidorulen-<text:line-break/>tum ructum emittat, nihilque nidoruleutunr comederit, huic<text:line-break/>.igneum quondam calorem in ventriculo esse dicemus, ac dc-<text:line-break/>inderursus distinguemus, utrum ab intemperie corporis ip-<text:line-break/>flos ventriculi hoc obortum fit, aut a flava bile, quae in ipso<text:line-break/>continetur, aut in .interiore spatio, aut in cjus tunicas, ut<text:line-break/>difficilis.. expurgati<text:span text:style-name="Default_20_Paragraph_20_Font"><text:span text:style-name="T2">o</text:span></text:span>nis sit, imbibita,. Ac ne hic quidem c<text:span text:style-name="Default_20_Paragraph_20_Font"><text:span text:style-name="T2">on- .</text:span></text:span></text:p>
      <text:p text:style-name="P3"><text:span text:style-name="Default_20_Paragraph_20_Font"><text:span text:style-name="T2">sistemu</text:span></text:span>s, sed quaeremus deinceps, an. Iecore male <text:span text:style-name="Default_20_Paragraph_20_Font"><text:span text:style-name="T2">t</text:span></text:span>uam furi-<text:line-break/>ctionem obeunte hujusmodi humor accumuletur ; an is cx.<text:line-break/>universo defluat corpore; an etiam lu ipfomet generetur<text:line-break/>ventriculo. Haec enim fiant cognitu perquam necessaria,<text:line-break/><text:span text:style-name="Default_20_Paragraph_20_Font"><text:span text:style-name="T2">t</text:span></text:span>ed vico indigent exercitatae rationis, qui res ipsas potius<text:line-break/>quam nomina , quibus explicantur, scire studuerit. Non<text:line-break/>enim quemadmodum corruptionis idea esurientem causam<text:line-break/>aperte ostendit, sic etiam licet invenire definitam iudicatio-<text:line-break/>nenr ejus generationis. . lgitur fi in ventriculo cibi in ni-<text:line-break/>dorcm transeunt, non suapte natura, efficientem causam ca-<text:line-break/>lidam; fi vero acescunt, eam frigidam esse necesse est; non-<text:line-break/>dum tamen jam constat, utrum intemperies aliqua, an vitio-<text:line-break/>sus quispiam humor vcntricusi corpus obsideat ; sed distin-<text:line-break/>guere oportet datis cibis natutac maxime contrariae modo<text:line-break/>corruptionis, ut pane quidem exempli gratia et alica .illis<text:line-break/>quibus in nidorem transmutari cibi consueverunt; nrcllc au-<text:line-break/>tem iis, quibus acescunt; dcinde confiderare tum quae vo-<text:line-break/>mnntur; tum quae pcr alvum dcjicimrtur, num. humor ali .</text:p>
      <text:p text:style-name="P3">quis , cum illis quidem biliosus et calidus , cum his vero pi-<text:line-break/>tuitosus ac frigidus, simul excernatur ; an nullo vacuato hu-,<text:line-break/>more, ipsa exiguam quandam mutationem habuerint. Enim-.<text:line-break/>vero- ubi . igneo calore ventriculus sine humore intemperatus<text:line-break/>.evasit, panem et alicam dejici videbis, perquam exigua in<text:line-break/>ipsis facta transmutatione ; si vero humor quidam pravus sit,<text:line-break/>qui cibum corrumpat, videntur cibi in hujusmodi humore<text:line-break/>submersi et. ab ipsius actione manifestius alterati ; at haec<text:line-break/>multo magis vomitionibus discernuntur, st laborans suapte<text:line-break/>natura facile vomere possit; nam cogere eum, qui vomere<text:line-break/>non potest , absurdum est. A tque haec ita deprehenduntur,<text:line-break/>quum m spatio ventriculi noxius lnunor innatat ; si vero in<text:line-break/>tunicas ipsius imbibitus sit, nauseae quidem omnino con<text:span text:style-name="Default_20_Paragraph_20_Font"><text:span text:style-name="T2">t</text:span></text:span>e -<text:line-break/>quuntur, sitis vero magis in calidi oribus, quemadmodum<text:line-break/>ciborum appetentia in frigidioribus subsequi folet. Verum<text:line-break/>considerare oportet, utrum haud affectum. sit hepar, an asse-<text:line-break/>ctu quodam laboret ; et qualis sit ipsius assectus, utrum ca-<text:line-break/>lusus , an frigidus. - Eodem mode et de spicum Nam ex</text:p>
      <text:p text:style-name="P3">horum omnium consideratione, simul cum quotidiana eduli-<text:line-break/>orum potionuInque experientia, exquisite poterit quis inve-<text:line-break/>nire non solum locum aflectum , sed etiam ipsius affectum.<text:line-break/>Hujus enim notitia est utilior, quatenus curationis species<text:line-break/>per ipsam figuratur; nam calidus assectus semper resIigeran-<text:line-break/>dus est, quacunque in regione suerit; sed quousque, aut<text:line-break/>quomodo, aut qua materia, refrigerandum, locus assectus<text:line-break/>commonstrat. Igitur si id ipsum duntaxat suerit, in ipso<text:line-break/>ventriculi corpore in temperies quaedam, calidam rescigeran-<text:line-break/>do, et frigidam calefaciendo, illico juveIis hominem ; neque<text:line-break/>nudam duntaxat opinionem, verun etiam scientiam mande-<text:line-break/>fiam susceptae habebis coniecturae, ac magis, si utrinque<text:line-break/>ipsam examinaveris, refrigerantibus quidem tum medica-<text:line-break/>mentis, tum victus ratione, videndo hominem juvari, cale-<text:line-break/>facientibus vero laedi; vel contra a calefacientibus quidem<text:line-break/>juvari, a refrigerantibus autem laedi. Quod si humor quis-<text:line-break/>luam in ipsis ventriculi tunicis contineatur, nauseae quidem<text:line-break/>vexabunt irritae sine vomitu, quae convellant duntaxat,</text:p>
      <text:p text:style-name="P3">nullum humorem evacuantes, quemadmodum fieri solet, .ubi<text:line-break/>secundum internam spatii latitudinem in ventriculo humor<text:line-break/>continetur ; ructus autem aliis acidi, estis nidorulenti erunt..<text:line-break/>Auxiliabuntur autem illis quidem medicamentum ex tribus<text:line-break/>piperibus, aut aliquod hujusmodi, ex aqua, vel rino potum;<text:line-break/>sus vero tum absinthium , tum litera ex aloe , quam nonuullr,<text:line-break/>ploratu .quoque appellant. lgitur si per primam .pro tinus<text:line-break/>experientiam a familiaribus medicamentis in utroque humo-<text:line-break/>re manifestum rideatur auxilium, jam habebis. et dignatio -<text:line-break/>nem scientificam, et curationis nrethodmn, ita ut fi in his<text:line-break/>perseveraveris, hominem sanes.. At si a solitis auxiliari<text:line-break/>medicamentis utrumque affectum interdum laesio sequatur,<text:line-break/>deceptum te ipsum circa digno tionenr invenies; nam cer fissi-<text:line-break/>ma omnium hujusmodi affectuum notitia ab iis deprehendi-<text:line-break/>tur; qui exacte intelligunt, quibus quisque praesidiis ad na-<text:line-break/>tmulem statum reduci possit. Sic equidem quosdam culleos<text:line-break/>vocatus sanavi dato in potu medicamento ex aloe ; sane<text:line-break/>coniiciens mordacem humorem lu affecti intestati tunicas itu-</text:p>
      <text:p text:style-name="P3">bibitum, dat<text:span text:style-name="Default_20_Paragraph_20_Font"><text:span text:style-name="T2">o</text:span></text:span>que medicamento, quia sciebam omnin<text:span text:style-name="Default_20_Paragraph_20_Font"><text:span text:style-name="T2">o</text:span></text:span> hujus-<text:line-break/>modr affectum ejus ope adjutum iri; quod auxilium ubi con-<text:line-break/>tigit, intelligens recta me ductum coniectura, plus ipsius ex-<text:line-break/>hilari. Sed unde hanc spem habuerim, praestiterit enarrare.<text:line-break/>Vidi hominem a calidis tum cibis tum medicamentis atque<text:line-break/><text:span text:style-name="Default_20_Paragraph_20_Font"><text:span text:style-name="T2">o</text:span></text:span>mnino victus ratione irritari; rursus juvari ah alimentis<text:line-break/>boni succi et contemperantibus nominatis; vidi praeterea ab<text:line-break/>inedia ipsum laedi; ubi vero doloris speciem percontanti mi-<text:line-break/>hi mordacem esse respondit ; magis ad spem etiam verae di-<text:line-break/>gnotionis appulsus, ausus sum amarum ei medicamentum ex-<text:line-break/>lubere. Postremo. conspiciens hominem aperte adjutum,<text:line-break/>quis suerit affectus certo me deprehendisse putari. Alterum,<text:line-break/>quem cibi concoctu faciles irritabant, de praecedentibus in-<text:line-break/>terrogavi ; respondit is se lu hanc deductum affectionem<text:line-break/>sumpto purgante medicamento. Rursus quoque interrogans,<text:line-break/>quam ob causam ad medicamenti usum venisset, intellexi ob<text:line-break/>mordaces erodentesque dolores multo tempore lu locis ad</text:p>
      <text:p text:style-name="P3">ventriculum spectantibus perseverantes ; hinc vitiatum scisse<text:line-break/>a purgante medicamento intestinum coniiciens, ac in rlreu-<text:line-break/>maticam devenisse affectionem, et facile in fe ipfruu jecoris<text:line-break/>exc<text:span text:style-name="Default_20_Paragraph_20_Font"><text:span text:style-name="T2">r</text:span></text:span>ementa recipere, eaque postea corrumpere, oibunr ex-<text:line-break/>Inbui haud facile .corruptibilem et adstringentem ; unde et<text:line-break/>mordaces dolores mitigati sunt et nihil postea dejecit, quum<text:line-break/>antea semper post mordacitatis fcnftun corrupta quaedam<text:line-break/>et liquida et foetentia excerneret; quum vero multo post<text:line-break/>mordrcationenr tempore eorum detectionem fieri audiissem,<text:line-break/>superiorunr intestinorunr affectum esse conieci; ut in alio<text:line-break/>quoque, ubi celeriter a mordicatione fieret excretio, judica-.<text:line-break/>ri inferiorum intestinorum affectum esse. Hunc- igitur in-<text:line-break/>jccto medicamento, illunr vero dictis jam cibis exhibitis , fa-<text:line-break/>navi; quippe certo sciebam, quod proximae ventriculo par-<text:line-break/>tes exhibitis superne tum cibis tum potibus , quae vero non<text:line-break/>procul a sude distant, inseme <text:span text:style-name="Default_20_Paragraph_20_Font"><text:span text:style-name="T2">infectis medicamentis</text:span></text:span> prom-<text:line-break/>ptius adjuvarentur. Non simpliciter itaque hoc solum con-<text:line-break/>lidcrare convenit, venteme assectus sit, aut aliquod in testi-</text:p>
      <text:p text:style-name="P3">norum, sed et quisnam sit assectus, tum quae signa propria<text:line-break/>sint affectuum, quae partium affectatum, distinguere; ut<text:line-break/>apepsia<text:span text:style-name="Default_20_Paragraph_20_Font"><text:span text:style-name="T2">n</text:span></text:span>r ventriculi .esse symptoma; at ciborum ad nidoru-<text:line-break/>lentimr vel acidum ructum conversionem ad causas et as-<text:line-break/>fectus ipsius referendam. Sic autem de intestinis et tempus<text:line-break/>exitus et excretorunr species atque symptomatum disseren-<text:line-break/>tia cum iis, quae praecesserunt et nunc lu experientiam<text:line-break/>ducuntur, simul utrumque, affectum ipsum et partem in<text:line-break/>qua consistit, ostendent. Pone enim per ventrem cuidam<text:line-break/>dejici aliquando quidem ramenta, aut veluti membranarum<text:line-break/>rasurum, aut veluti cruentum quid, ac aliquando simul haec<text:line-break/>omnia; intestinum ulcere affectum nemo dubitaverit; at vero<text:line-break/>utrum in exilibus intestinis, an massis, ulcus consistat, non-<text:line-break/>dunr manifestum est; sed, ut nuper dicebamus, et ex ramea-<text:line-break/>torum specie et exitus temp<text:span text:style-name="Default_20_Paragraph_20_Font"><text:span text:style-name="T2">o</text:span></text:span>re et terti<text:span text:style-name="Default_20_Paragraph_20_Font"><text:span text:style-name="T2">o</text:span></text:span> ex mixtione cum<text:line-break/>stercore, modo maiore; modo min ore, aut etiam nulla, di-<text:line-break/>stinguetur. Nam iusirmarum partium ulcera nullo modo ul-</text:p>
      <text:p text:style-name="P4">cetum habent notas alvi excrementis admixtas ; partium ve-<text:line-break/>ro paulo superiorum ulcera mixtas quidem cum stercore ha-<text:line-break/>bent notas, sed leviter duntaxat; quemadmodum, si multo<text:line-break/>sint superiores , vehementior erit mixtura ; praecipue vero<text:line-break/>in supremis intestinis ulceris propria vehementer ste<text:span text:style-name="Default_20_Paragraph_20_Font"><text:span text:style-name="T2">r</text:span></text:span>cori<text:line-break/>sunt admixta.</text:p>
      <text:h text:style-name="Heading_20_2" text:outline-level="2">Cap. V. </text:h>
      <text:p text:style-name="P12">Atque saepenumero ex mto signo simul et<text:line-break/>Ioci et affectus proditio est, aut suci una et causae; veluti<text:line-break/>locorunr indicatio et ab actione laesa et exoretis et situ et<text:line-break/>doloris proprietate et propriis symptomatis sumitur; asse-<text:line-break/>ctuum vero et ab excretorum specie et loci natura et- do-<text:line-break/>loris proprietate et propriis symptomatis. Sane ab actione<text:line-break/>laesit affectae partis significatio datur hocce modo. Si ali-<text:line-break/>cui symptoma quoddam videndi fit actionis, illi oculus ue-<text:line-break/>cessario afficitur; verum au proprio affectu, au per cousen-<text:line-break/>lum, an utroque modo, alia consideratione inquirendum est.<text:line-break/>Excretorum specie affecta pars dignoscitur, veluti jam antea</text:p>
      <text:p text:style-name="P3">dictum est, et per partes ipsius substantiae et per contenta<text:line-break/>in ipsa. Ac situs quoque ad affectam partem commonstran-<text:line-break/>dam fatis est idoneus; itaque durus et circumscriptus index-<text:line-break/>tri hypochondrii regione tumor non lienis, sed jecinoris<text:line-break/>affecti nota est; quemadmodum et sinistri non hepati s, <text:span text:style-name="Default_20_Paragraph_20_Font"><text:span text:style-name="T2">s</text:span></text:span>ed<text:line-break/>splenia. Ac ubi similiter se habent excreta, situs interdum<text:line-break/>affectam partem commonstrat. Si enim membranofae tuni-<text:line-break/>cae portiunculae excernatur, id ulcus esse alicubi ostendit;<text:line-break/>verum in qua sit parte, ex situ discere poteris. Nam si<text:line-break/>vomendo suerit rej ec ta, aut ventriculi, aut stomachi; si tussi-<text:line-break/>endo, gutturis, aut asperae arteriae ; si <text:span text:style-name="Default_20_Paragraph_20_Font"><text:span text:style-name="T2">s</text:span></text:span>creando, faucium;<text:line-break/>si eum urina, ure thrae ipsius ; si a sede, alicujus intestino-<text:line-break/>rum; si per mulieris pudenda, uteri affectum esse significat.<text:line-break/>lta vero etiam constat, quod singuli dolores pro situs va-<text:line-break/>rietate affectum locum ostendunt [hoc etiam pacto ea, quae<text:line-break/>supra proposuimus , distinguere oportet ; ) nam apparentibus<text:line-break/>per vomitum ulceris signis, animadvertendum est, utrum in</text:p>
      <text:p text:style-name="P3">anterioribus hypochondrii partibus, an posteri<text:span text:style-name="Default_20_Paragraph_20_Font"><text:span text:style-name="T2">o</text:span></text:span>ribus circa<text:line-break/>metaphrenum, dolo<text:span text:style-name="Default_20_Paragraph_20_Font"><text:span text:style-name="T2">r</text:span></text:span> sit aliquis; dignoscetur autem, quod<text:line-break/>qui dolo<text:span text:style-name="Default_20_Paragraph_20_Font"><text:span text:style-name="T2">r</text:span></text:span> in anterioribus percipitur, ventriculum; qui vero<text:line-break/>lu posterioribus, stomachum occupet. Sed et os ventriculi<text:line-break/>a spatio. ipsius pariter distinguetur, si devoratis quibusdam<text:line-break/>acribus , hoc quidem in <text:span text:style-name="Default_20_Paragraph_20_Font"><text:span text:style-name="T2">o</text:span></text:span>re ventriculi aut parte inferiore<text:line-break/>mordicationem excitet , illud vero in transitu thoracis ; om-<text:line-break/>usa enim haec situ distinguuntur , quemadmodum esta ex do-<text:line-break/>loris specie. Verum de doloribus. satius in secundo lib<text:span text:style-name="Default_20_Paragraph_20_Font"><text:span text:style-name="T2">r</text:span></text:span>o<text:line-break/>dicemus. Sed nunc jam tempus est p<text:span text:style-name="Default_20_Paragraph_20_Font"><text:span text:style-name="T2">r</text:span></text:span>oducendi exemplum<text:line-break/>quoddam indicationis loci affecti ex propriis symptomatis.<text:line-break/>Itaque supra diximus singula, quae ulceribus adnascantur,<text:line-break/>propriam ludicationem habere; haec vero nunc addantur.<text:line-break/>Orificio .quidem ventriculi affecto , fastidia suboriuntur ; per<text:line-break/>hepatis vero imbecillitatem l<text:span text:style-name="Default_20_Paragraph_20_Font"><text:span text:style-name="T2">a</text:span></text:span>turis carnium similia per in-<text:line-break/>serio<text:span text:style-name="Default_20_Paragraph_20_Font"><text:span text:style-name="T2">r</text:span></text:span>a vacuantur; maxillae vero rubrae succedunt peri-<text:line-break/>pneumonicis. .At etiam propria affectuum ipsorum lig<text:span text:style-name="Default_20_Paragraph_20_Font"><text:span text:style-name="T2">n</text:span></text:span>a in<text:line-break/>exoretis deprehenduntur, ut ramentum ulceris; arenosa</text:p>
      <text:p text:style-name="P3">lenimenta lapidis; cucurbitae vero seminibus similia exere-<text:line-break/>menta latorum vermium.. Atque. a locis ipfis morborum<text:line-break/>indicia sumuntur, eo quod quibusdam solis morbus lue acci-<text:line-break/>dat, quibusdam vero solis non eveniat. Num soli <text:span text:style-name="Default_20_Paragraph_20_Font"><text:span text:style-name="T2">o</text:span></text:span>culi<text:line-break/>suffusione laborant; lapis in renibus etvefica nascitur, atque,<text:line-break/>ut nonnulli narrant , etiam in c<text:span text:style-name="Default_20_Paragraph_20_Font"><text:span text:style-name="T2">o</text:span></text:span>lo ; hunbrici in intestinis<text:line-break/>.gignuntur: rursus impossibile est abscessum cor pati, quem-<text:line-break/>.admodum puhnonem et ligamenta dol<text:span text:style-name="Default_20_Paragraph_20_Font"><text:span text:style-name="T2">o</text:span></text:span>rem. A symptoma-<text:line-break/>tum. quoque pr<text:span text:style-name="Default_20_Paragraph_20_Font"><text:span text:style-name="T2">o</text:span></text:span>prietate affectuum in sus indicia oriuntur.<text:line-break/>Per tabificus morbos ungues adunci evadunt. Sine. ratione<text:line-break/>invadens rigor una cum sebre inflammationis ad suppuratio-<text:line-break/>nem transeuntis indicium esu . Lingua nigricans ardentis<text:line-break/>febris lignum est, quemadmodum etiam col<text:span text:style-name="Default_20_Paragraph_20_Font"><text:span text:style-name="T2">o</text:span></text:span>ris in universo<text:line-break/>corpore proprietas, alia quidem per hepatis, alia vero per<text:line-break/>splenia assectus apparet, ita ut d<text:span text:style-name="Default_20_Paragraph_20_Font"><text:span text:style-name="T2">o</text:span></text:span>ctum <text:span text:style-name="Default_20_Paragraph_20_Font"><text:span text:style-name="T2">medicum</text:span></text:span> hau d qua<text:line-break/>quam possit sallere, sicut nec quem haemorrhoides induxe-<text:line-break/>runt. At pauca sunt admodum ipsorum affectuum propria<text:line-break/>signa, quae sinutllocum affectum non ostendant; .etenim acti-</text:p>
      <text:p text:style-name="P3">onis laesiones affectam duntaxat partem ; earum vero disse-<text:line-break/>ren tiae ipsius affectum declarant. Ea ergo sula sunt asse-<text:line-break/>ctuum propria signa, quae per aliquod accidens ipsos se-<text:line-break/>quuntur. ( Quod nullo interdum affectu in propriis ipsius<text:line-break/>vocis partibus oborto, vocem materiae, ex qua fit, penuria<text:line-break/>oblaedi contingat). . ld vero tibi clarius lu universo hujus<text:line-break/>operis decursu patebit; nec non videbuntur communes quo-<text:line-break/>que notae, quae .simul et affectum et. sedem affectam, aut<text:line-break/>duos affectus, aut duas partes affectas, indicere possint.</text:p>
      <text:h text:style-name="Heading_20_2" text:outline-level="2">Cap. VI. </text:h>
      <text:p text:style-name="P12">Huic autem libro in praesentia finem im-<text:line-break/>ponere statui , si de propriis affectibus et iis qui per con-<text:line-break/>scnsuin <text:span text:style-name="Default_20_Paragraph_20_Font"><text:span text:style-name="T2">eveniunt</text:span></text:span>, .aliquid addidero, admonens in primis,<text:line-break/>quod assectus, qui a reliquis melicis primarii vocantur,<text:line-break/>commodius proprios assectus appellaverim ; quanquam nihil<text:line-break/>refert, siquis eos primarios nominare voluerit; nam satius<text:line-break/>est rerum differentias intelligere, quam contendere de. nunti- .<text:line-break/>tribus. Enimvero quum vel vaporibus vitiosis, vel ipsis<text:line-break/>quoque humoribus a ventriculo ad cerebrum ascendentibus</text:p>
      <text:p text:style-name="P3">mens laeditur , primigenio quidem affectu cerebrum tum la-<text:line-break/>horare dicet nemo ; non tamen affectus expers omnino esse,<text:line-break/>verum verbo per consensum affici, quod ab illis ipfis con-<text:line-break/>ceditur, id verissimum est ; nam ex voce, per consensum as-<text:line-break/>fiet, nequaquam partem non penitus affici, sed ipsam cum<text:line-break/>alia assiri, declaratus. At quiris melius clariusque enarra-<text:line-break/>verit, si eam partem quae per consensum afficitur, ob alteram<text:line-break/>assiri dixerit Igitur, quod multi melicorum veluti somui-<text:line-break/>antes obscure intellexerunt, atque ipsum , utpote non intel-<text:line-break/>liventes, haudquaquam olere enunciaverunt, id equidem vel-<text:line-break/>uti instituto operi perquam necessarium docere aggredior,<text:line-break/>lune sumpto initio. Nonnullae actiones ex idonea materia<text:line-break/>genitae ipsam ab aliis partibus praeparatam accipiunt; pro-<text:line-break/>iudeque decenter interdum , nullo existente in actionis pro-<text:line-break/>priis instrumentis affectu proprio , actionem ipsam deperdi<text:line-break/>contigit, delectu materiae ex qua fieri consuevit, ut in vo-<text:line-break/>ce res sese habet. Nam in libro, quem de ipsa conscripsi-<text:line-break/>mus, ostensum est, quod essiatio materia quidem vocis est,</text:p>
      <text:p text:style-name="P3">et efficiunt eam contracto thorace iutercostales musculi ; igi-<text:line-break/>tur his nihil agentibus, animal vocis fit orbum, et quidem<text:line-break/>nullo interdum in propriis vocis partibus genito assentit.<text:line-break/>Sunt vero eae summatim quidem loquendo totus larynx;<text:line-break/>si vero particulatim explicare volueris , tres ipsius cartilagi-<text:line-break/>nes, et qui eas movent muscusi tres, cum nervis a cerebro ;<text:line-break/>ac praeterea laryngis ligula , quae maxime proprium vocis<text:line-break/>instrumentum est. Etenim quum haec a musculis moderate<text:line-break/>et aperitur et committitur, voces efficit; quanquam eas red-<text:line-break/>di impossibile est, nili vehementer foras spiritus feratur ; id<text:line-break/>vero intercostales musculi perficiunt. Ac lapsus quidam ab<text:line-break/>alto, ut lu terram dorsi initium afficeretur, te<text:span text:style-name="Default_20_Paragraph_20_Font"><text:span text:style-name="T2">r</text:span></text:span>tio die exi-<text:line-break/>guanr admodum vocem emisit; quarto deinde omnino <text:span text:style-name="Default_20_Paragraph_20_Font"><text:span text:style-name="T2">o</text:span></text:span>bmu-<text:line-break/>luit, refolutaque simul fuerunt crura, manibus omnino il-<text:line-break/>laesis; fed neque spirationem amittebat neque difficulter<text:line-break/>fpirabat. Quum eum tota sub cervice spinalis medulla es-<text:line-break/>fet resoluta, accidit thoraci ut per septum transversum et</text:p>
      <text:p text:style-name="P3">musculos supernos sex moveretur, quum his nervi ex fpi-<text:line-break/>nali medulla cervicis prodeunti at intercostalium musculo-<text:line-break/>rum nervi, per quos elationem fieri diximus, omnes aste-<text:line-break/>cti erunt. Quum itaque frustra medici negotium <text:span text:style-name="Default_20_Paragraph_20_Font"><text:span text:style-name="T2">t</text:span></text:span>acere vel-<text:line-break/>sunt, cruribus quidem, utpote resiolutis, gutturi vero, pro-<text:line-break/>pter vocis affectum , prohibui , atque allecto duntaxat loco<text:line-break/>curationem adhibui ; proinde finita tandem spinalis medullae<text:line-break/>iusiammatione a septimo die vox restituta est juveni et cru-<text:line-break/>rum motus. Hujusmodi ergo laesionis speciem magisspro-<text:line-break/>prie quis per consensum evenire dixerit , quam ubi ab hu-<text:line-break/>moribus quibusdam in ve<text:span text:style-name="Default_20_Paragraph_20_Font"><text:span text:style-name="T2">n</text:span></text:span>triculo contentis capiti dolor ac-<text:line-break/>cidit Nam per hujusmodi affectiones elevatur ad ipsum<text:line-break/>aliquid; sed in dictis nuper affectibus nihil notium ad crura<text:line-break/>defertur, sed contra priva<text:span text:style-name="Default_20_Paragraph_20_Font"><text:span text:style-name="T2">n</text:span></text:span>tur ea facultate, quam antea fpi-<text:line-break/>nassis medulla ipsis suppeditabat. Guttur vero, quum vox<text:line-break/>ablata est, non omnino privatur spiritu, nam animal per<text:line-break/>ipsum etiamnum expirat; at essiatione privatur, quae est</text:p>
      <text:p text:style-name="P3">multi spiritus extra animal per guttur affatim Iacta emissio.<text:line-break/>Sed de nominibus contendere caeteris permittamus; nobis<text:line-break/>enim res, quas illi penitus ignorant, pertractare fatis fuerit.<text:line-break/>Equidem aliter dolet caput, ubi contenti in ventriculo hu-<text:line-break/>mores elevantur, qui simul et calefacere et distendere ea quae<text:line-break/>funt in capite p<text:span text:style-name="Default_20_Paragraph_20_Font"><text:span text:style-name="T2">o</text:span></text:span>ssunt ; atque aliter suffusorum apparent nisa,<text:line-break/>neque calefactis , neque distentis oculis , sed solo vapore per<text:line-break/>ipsos transeunte. Praeterea aliter cui meatus a cerebro de-<text:line-break/>scendens obstructus est non videt, aliter ille, quamvis hu-<text:line-break/>ic quodammodo fit fimitis, cui propter spinalis medullae in-<text:line-break/>flammationem resoluta sunt crura, atque aliter is, cui vox ,<text:line-break/>aut periit, aut vitiata est:.. Etenim ad crura facultas quae-<text:line-break/>dam citra substantiam descendere prohibita est; ad oculos<text:line-break/>vero cum substantia; verum ad guttur materiae perveuien-<text:line-break/>tis multitudo prohibita est; qui vero ob intercostalium nnr-<text:line-break/>sculorum perforationem obmutuit , is totam vocis materiam<text:line-break/>amisit.. Sed quemadmodum crura per dictas spinalis medul-</text:p>
      <text:p text:style-name="P3">lae affectiones resolvuntur, ita etiam guttur, vocalibus ner-<text:line-break/>vis vel incisis vel laqueo luter ceptis; vocare autem vocales<text:line-break/>nervos consuevi eos, quos ipse inveni; nam praeceptores<text:line-break/>mei eos duntaxat, qui apud arterias sunt, cognoscebant.<text:line-break/>Igitur ob horum quoque vitia vox perire solet; quod pro-<text:line-break/>prii gutturis nervi , quos recurrentes nominavi , ipsorum<text:line-break/>substantiae pars sint; sed quum hi ad multas alias partes dis-<text:line-break/>tribuuntur, <text:span text:style-name="Default_20_Paragraph_20_Font"><text:span text:style-name="T2">n</text:span></text:span>ullam habent magispropriam appellationem<text:line-break/>ea, qua vocales appellantur, qui ad instrumenta vocem con-<text:line-break/>clunantia proprie pertinent. At idem est modus laesionis<text:line-break/>gutturis musculis, sive recurrentes nervi, sive ii; qui Tecum-<text:line-break/>dum arterias sunt, vitientur; utrinque enim animalis facul-<text:line-break/>tas desideratur, line qua voluntatis imperio moveri illis non<text:line-break/>contingit. Et quidem musculorum ligulam moventium incisio<text:line-break/>animal penitus mutum efficit, sed neque simili omnino mo-<text:line-break/>do, neque etiam in totum diverso, quam fi nervos laeserit;<text:line-break/>num habent utrique hanc communem laesionem, quod ligula</text:p>
      <text:p text:style-name="P3">continuitate, quam ad m<text:span text:style-name="Default_20_Paragraph_20_Font"><text:span text:style-name="T2">o</text:span></text:span>vens principium habet , privetur ;<text:line-break/>idque fieri solet, sive nervus, sive musculus incidatur, aut<text:line-break/>laqueo intercipiatur,- aut contundatur, aut quomodolibet ali-<text:line-break/>ter vitietur. Equidem vocem vitiatam fuisse. memini adeo,<text:line-break/>ut pene perderetur, refrigeratis vehementer nervis recurren-<text:line-break/>tibus, .quum per hiemem in collo adhibita fuisset quaedam<text:line-break/>chirurgia ; quod quum intelligerem, calefarientibus remediis<text:line-break/>naturale temperamentum nervis restituens, .vocem revocavi.<text:line-break/>Caeterum ut ob materiae privationem perforato thorace, ita<text:line-break/>etiam aspera arteria tota incisa, vox perit ; non enim etiam-<text:line-break/>num - ad proprium -vocis organum spiritus accedit. Idem<text:line-break/>efficit alio modo laqueus toti collo circumdatus ; verum hic<text:line-break/>non solum mutum reddit animal, fed etiam suffocat, tollendo<text:line-break/>respirationem. Arteria autem dissecta vocem quidem lae-<text:line-break/>dit, fed animal respiratione non privat. Angina vero vo-<text:line-break/>cata , quum sit i<text:span text:style-name="Default_20_Paragraph_20_Font"><text:span text:style-name="T2">n</text:span></text:span>ternarum gutturis partium inflammatio,<text:line-break/>straugulatioui similiter respiratio<text:span text:style-name="Default_20_Paragraph_20_Font"><text:span text:style-name="T2">n</text:span></text:span>em tollit, ipsius meatum</text:p>
      <text:p text:style-name="P3">obstruendo; iccirco vocalis instrumenti. maxime proprium<text:line-break/>affectus est , ac deinceps externorum ipsius musculorum nu::<text:line-break/>xa; caeterarum vero partium omnium, quarum meminimus,<text:line-break/>non proprius, sed per consensum potius allectus est. . Quum<text:line-break/>ergo ex cervice quidam strumas in profundo sitas excideret,<text:line-break/>ac deinceps ne secaret aliquod vas , membranas non specillo<text:line-break/>caederet, sed unguibus evelleret, imprudens ob ign<text:span text:style-name="Default_20_Paragraph_20_Font"><text:span text:style-name="T2">o</text:span></text:span>rantiam<text:line-break/>simul recurrentes nervos distraxit; atque hoc pacto puera-<text:line-break/>lum liberarit a strumis, sed mutum reddidit. Quidam alius<text:line-break/>in alio puer<text:span text:style-name="Default_20_Paragraph_20_Font"><text:span text:style-name="T2">o</text:span></text:span> sectionem faciens , ipsum similiter semimutum<text:line-break/>reddidit, laes<text:span text:style-name="Default_20_Paragraph_20_Font"><text:span text:style-name="T2">o</text:span></text:span> videlicet altero duntaxat nerv<text:span text:style-name="Default_20_Paragraph_20_Font"><text:span text:style-name="T2">o. </text:span></text:span>Mirabantur<text:line-break/>ver<text:span text:style-name="Default_20_Paragraph_20_Font"><text:span text:style-name="T2">o o</text:span></text:span>mnes, qu<text:span text:style-name="Default_20_Paragraph_20_Font"><text:span text:style-name="T2">o</text:span></text:span>d neque aspera arteria neque gutturequic-<text:line-break/>quam affecto, vocem laedi contingeret; at quum vocales ner :<text:line-break/>vos illis dem<text:span text:style-name="Default_20_Paragraph_20_Font"><text:span text:style-name="T2">o</text:span></text:span>nstrassem, admirari desierunt. Quibus igitur<text:line-break/>partibus vel materiae yel facultatis suppeditatio c<text:span text:style-name="Default_20_Paragraph_20_Font"><text:span text:style-name="T2">o</text:span></text:span>rrumpi-<text:line-break/>t<text:span text:style-name="Default_20_Paragraph_20_Font"><text:span text:style-name="T2">n</text:span></text:span>r, acti<text:span text:style-name="Default_20_Paragraph_20_Font"><text:span text:style-name="T2">o</text:span></text:span>nem laedi pr<text:span text:style-name="Default_20_Paragraph_20_Font"><text:span text:style-name="T2">o</text:span></text:span>babiliter aliquis dixerit, parte ipsiam<text:line-break/>faciente nequaquam laesa; at ver<text:span text:style-name="Default_20_Paragraph_20_Font"><text:span text:style-name="T2">o su</text:span></text:span> vela vaporibus y vel<text:line-break/>luunoribus aliunde ad ipsam. venientibus laedatur, eam pon</text:p>
      <text:p text:style-name="P3">recte dixeris affectam non esse. - Neque minus etiam proba-<text:line-break/>hililer quis dixerit, partem vel materia vel facultate priva-<text:line-break/>tam laesum esse, fi his reripiendis, dispensationem fecundum<text:line-break/>naturam habebat. Proinde ex hujusmodi in utramque par-<text:line-break/>tem argumentatione logicorum problematum consideratio<text:line-break/>inutilis apparet, neque ad effectuum dignotionem, neque ad<text:line-break/>curationem, neque etiam ad futurorum eventuum praesagia,<text:line-break/>quicquam conferens. Animadverte ergo, quomodo cura-<text:line-break/>tionem ex affecti lori notitia inventam, hac conside<text:span text:style-name="Default_20_Paragraph_20_Font"><text:span text:style-name="T2">r</text:span></text:span>atione<text:line-break/>neglecta, narrabo. Quidam habens medicamentum tribus<text:line-break/>manus digitis adhibitum dixit triginta jam diebus ipsorum<text:line-break/>se<text:span text:style-name="Default_20_Paragraph_20_Font"><text:span text:style-name="T2">n</text:span></text:span>sum se deperdidisse, illaesa servata motione, nihilque<text:line-break/>p<text:span text:style-name="Default_20_Paragraph_20_Font"><text:span text:style-name="T2">r</text:span></text:span>aesidii ab impositis medicamentis percipere. Ego vero id,<text:line-break/>quod in hujusmodi casibus saccre consuevi , ne tunc quidem<text:line-break/>oblivioni tradidi ; sed vocatum medicum, qui digitorum ejus<text:line-break/>curationem susceperat, interrogari, cujusmodi remedia ad-<text:line-break/>hibuisset; quae quum intelligerem ad haucrem esse idonea,<text:line-break/>caulam investigare coepi., cur nullum ab ipsis homo praefi-</text:p>
      <text:p text:style-name="P3">dium consequutus fuisset, inquirens quae praecesse<text:span text:style-name="Default_20_Paragraph_20_Font"><text:span text:style-name="T2">r</text:span></text:span>ant sym-<text:line-break/>plumata. Ipsi, autem dicente, neque inflammationem, ne-<text:line-break/>que refrigerationem , neque ictum praecessisse , sed paulatim<text:line-break/>sensum periisse, captus admiratione, rursus interrogari, num<text:line-break/>superiorum partium aliqua icta luisset, ille respondit, ma-<text:line-break/>num quidem non fuisse ictam, sed dorsi initium fuisse. De-<text:line-break/>inde quomodo et quando id accidisset quum interrogarem;<text:line-break/>respondit , se, quum Romam proficisceretur, a vehiculo de-<text:line-break/>cidisse, ac non multo post digitorum incepisse affectum.<text:line-break/>Quocirca coniecturam feci,. in primo delapso nervi post se-<text:line-break/>ptimam vertebrato prodeuntis partem quampiam ob ictum<text:line-break/>inflammatam scirrhosum induisse affectum. Id vero intel-<text:line-break/>leri, doctus ex anatome, quod nervi per propriam ciccum-<text:line-break/>scriptionem, veluti venae, exoriri rideantur, adeo ut unum-<text:line-break/>quemque eorum exquisite -unum esse putes, quemadmodum<text:line-break/>et venam ; verum protinus ab origure multi sunt, simul con-<text:line-break/>creti et communibus involucris contenti, quae a- cerebri me-<text:line-break/>ningibus exoriuntur. Ergo nervorum, qui a cervice prod-</text:p>
      <text:p text:style-name="P3">.eunt ultimi, humilior pars ad minores pervenit digitos, per<text:line-break/>cutem dispersa ipsus continentem, ac praeterea per medii<text:line-break/>digiti medietatem ; quod etiam caeteros medicos in maximam<text:line-break/>.duxit admirationem , quod dimidia duntaxat pars videretur<text:line-break/>affecta;. id vero mihi persuasit potissimum, eam tantum ner-<text:line-break/>vi partem , quae in cubito ab ipso egrediens jam propofitis<text:line-break/>digitis finitur, esse affectam. Igitur adhibitum eis medica-<text:line-break/>mentum abjicere jubens, illi praecipue spinae parti, quae<text:line-break/>affectae partis initium obtinebat, ipsum adaptari; fecutaque<text:line-break/>est res, ut aspicientibus ridebatur , et adnurabilis et inopi-<text:line-break/>nata, quod digiti manus, adhibitis spinae medicamentis, ef-<text:line-break/>scnt curati. Verum affectu omnino summoto, orta est inter<text:line-break/>medicos quaestio , quisnam fit ille nervorum assectus , per<text:line-break/>.quem servato eorum motu , sensus pereat. Atque ego id<text:line-break/>ipsum dicebam, quod priores jam medici dixerant quidam,<text:line-break/>quod scilicet sensus patiendo, motus vero faciendo aliquid<text:line-break/>fit-; quap<text:span text:style-name="Default_20_Paragraph_20_Font"><text:span text:style-name="T2">r</text:span></text:span>opter, ut quis moyeatnr, opus est robore; scd ut</text:p>
      <text:p text:style-name="P3">sentiat, vel minima facultas sufficit. . Quumque recte me<text:line-break/>hune dixisse serm<text:span text:style-name="Default_20_Paragraph_20_Font"><text:span text:style-name="T2">o</text:span></text:span>nem putarent, quid igitur, inquam, nun-<text:line-break/>quid vidistis aliquando contra evenire, ut servato <text:span text:style-name="Default_20_Paragraph_20_Font"><text:span text:style-name="T2">t</text:span></text:span>onsu<text:line-break/>motus periret? Tum caeteris omnibus fe nunquam con-<text:line-break/>fpexisse dicentibus , unus id confitebatur , ac nomine labo-<text:line-break/>rantis citato, testes quoque <text:span text:style-name="Default_20_Paragraph_20_Font"><text:span text:style-name="T2">t</text:span></text:span>e adhibiturum pollicebatur;<text:line-break/>quod quum pugnare rideretur cum enarratis de partibus,<text:line-break/>quae moventur quidem, non vero sentiunt; etenim quod<text:line-break/>ad hanc rationem pertinet fieri haudquaquam potest ut, per-<text:line-break/><text:span text:style-name="Default_20_Paragraph_20_Font"><text:span text:style-name="T2">nilo t</text:span></text:span>ensu, motus a v<text:span text:style-name="Default_20_Paragraph_20_Font"><text:span text:style-name="T2">o</text:span></text:span>luntatis imperio pr<text:span text:style-name="Default_20_Paragraph_20_Font"><text:span text:style-name="T2">o</text:span></text:span>diens servetur;<text:line-break/>rurfirs orabant, ut caulam explicarem, quamobrem utraque<text:line-break/>appareant. Ea vero plana est iis, qui nervorum dissectio-<text:line-break/>nem didicerunt, talisque est. omnis voluntarius motus a<text:line-break/>musculis perficitur; nullus enim nervus per <text:span text:style-name="Default_20_Paragraph_20_Font"><text:span text:style-name="T2">t</text:span></text:span>e fine musculo<text:line-break/>ullam hujusmodi in animantis portibus acti<text:span text:style-name="Default_20_Paragraph_20_Font"><text:span text:style-name="T2">o</text:span></text:span>nem efficit, sed<text:line-break/>per medios musculos omnes a voluntate pr<text:span text:style-name="Default_20_Paragraph_20_Font"><text:span text:style-name="T2">o</text:span></text:span>deuntes m<text:span text:style-name="Default_20_Paragraph_20_Font"><text:span text:style-name="T2">o</text:span></text:span>tus<text:line-break/>perficit. Ad partes vero m<text:span text:style-name="Default_20_Paragraph_20_Font"><text:span text:style-name="T2">o</text:span></text:span>vendas musculi ipsi aliquando</text:p>
      <text:p text:style-name="P3">quidem maniseste perveniunt, aliquando vero per medios<text:line-break/>tendones, quos aponeoroscs aliqui cognominant; atque ex<text:line-break/>hoc genere sunt tendones , quibus digiti moventur , similiter<text:line-break/>iis, qui toni ab Hippocrate nominantur, rotundi. Si itaque<text:line-break/>musculorum nervos assiri contingat, motus digitorum perit;<text:line-break/>si vero eos qui ad cutem perveniunt, tangendi sensus cor-<text:line-break/>rumpitur; ied ubi tota resolvuntur membra, quum videli-<text:line-break/>cet commune principium affectum est, simul et sensus et mo-<text:line-break/>tus pereunt. Et locum quidem primario affectum ex lae-<text:line-break/><text:span text:style-name="Default_20_Paragraph_20_Font"><text:span text:style-name="T2">t</text:span></text:span>orum nervorum multitudine duntaxat inveuire licet, fi quis<text:line-break/>exquisite cognoverit communia ipsorum principia, quae in<text:line-break/>nervorum dissectione percurrimus, quum nullus ante me<text:line-break/>hujusmodi dissectionem accurate tractasset, sed alii plus, alii<text:line-break/>minus, errassent. Igitur fusus ille, qui in ipsis suerit exor-<text:line-break/>citatus, exquifite considerare poterit, in qua vertebra spina-<text:line-break/>lis medulla sit affecta, sive tota, sive altera ejus pars; nam<text:line-break/>accidit aliquando , ut dextra ipsius pars duntaxat assecla fit,</text:p>
      <text:p text:style-name="P3">altera nequaquam laesa; aut e contrario; ut illa manente su-<text:line-break/>tegra, sula sinlltra affectum. ferat; atque hac ratione inter-<text:line-break/>dum tota pars sinistra re<text:span text:style-name="Default_20_Paragraph_20_Font"><text:span text:style-name="T2">s</text:span></text:span>olvitur , dextra parte manente il-<text:line-break/>laesa; interdum contra dextra para duntaxat et affecta est<text:line-break/>et re<text:span text:style-name="Default_20_Paragraph_20_Font"><text:span text:style-name="T2">s</text:span></text:span>oluta. Ubi vero non affecta spinalis medulla est, fed<text:line-break/>tantum unus nervi processus laesus, earum duntaxat partium<text:line-break/>restitutio sequitur, lu quas nervus ille distribuitur; atque in-<text:line-break/>turdum duo , aut tres duntaxat nervorum processus affecti<text:line-break/>fiunt, quum interim spinalis medulla citra affectum servetur.<text:line-break/>Sic igitur affectus erat is , qui per reliquas manus partes<text:line-break/>omnes ita fuit resolutus, ut neque sentiret, neque moveretu<text:span text:style-name="Default_20_Paragraph_20_Font"><text:span text:style-name="T2">r<text:line-break/></text:span></text:span>in solis tribus digitis sensum habuit superstitem. Alteri pon<text:line-break/>solum ipse sensus , sed etiam eorum musculorum , in quos<text:line-break/>nervorum propago fusi septima vertebra exorsa distribuitur,<text:line-break/>motus servati sunt. Atque. alius ob cusum ab alto vehe-<text:line-break/>mentem sol<text:span text:style-name="Default_20_Paragraph_20_Font"><text:span text:style-name="T2">o</text:span></text:span>s eos musculos resolutos habuit, qui hujus nervi<text:line-break/>partes suscipiunt; idem etiam ille in iis duntaxat cutis par-</text:p>
      <text:p text:style-name="P3">tibus se<text:span text:style-name="Default_20_Paragraph_20_Font"><text:span text:style-name="T2">n</text:span></text:span>sum amisit, ad quas praedicti nervi distributiones<text:line-break/>demittuntur. Igitur quisquis scire desiderat , in qua verte-<text:line-break/>bra sit assectus, sive in sula nervi cujuspiam propagine ; sive<text:line-break/>lu spinali quoque medulla, in nervorum dissectione exerci-<text:line-break/>tutus sit, communemque habeat methodium, qua resolutos<text:line-break/>musculos una cum cute, quae sensum amiserit; observet.<text:line-break/>Nam fi spinalis medulla in aliqua vertebrarum tota affecta<text:line-break/>iit, omnes partes inferi<text:span text:style-name="Default_20_Paragraph_20_Font"><text:span text:style-name="T2">o</text:span></text:span>res resolvuntur ; si ver<text:span text:style-name="Default_20_Paragraph_20_Font"><text:span text:style-name="T2">o</text:span></text:span> in altera<text:line-break/>parte laesa sit, altera manente illaesa, i<text:span text:style-name="Default_20_Paragraph_20_Font"><text:span text:style-name="T2">n</text:span></text:span> partibus du<text:span text:style-name="Default_20_Paragraph_20_Font"><text:span text:style-name="T2">n</text:span></text:span>taxat<text:line-break/>illi e directo respondentibus erit res<text:span text:style-name="Default_20_Paragraph_20_Font"><text:span text:style-name="T2">o</text:span></text:span>lutio; si vero nervi ra-<text:line-break/>elix affecta sit , reliquae partes omnes affecto loc<text:span text:style-name="Default_20_Paragraph_20_Font"><text:span text:style-name="T2">o</text:span></text:span> inserior<text:span text:style-name="Default_20_Paragraph_20_Font"><text:span text:style-name="T2">o</text:span></text:span>s<text:line-break/>nihil afficientur, sed solae illae partes resolventur , in quas<text:line-break/>singuli nervi distribuuntur. Haec igitur si accurate disiice-<text:line-break/>ris, resoluta membra, relicta spina, n<text:span text:style-name="Default_20_Paragraph_20_Font"><text:span text:style-name="T2">o</text:span></text:span>n amplius vexabis,<text:line-break/>I.ed huic adhibitis remediis, partem affectam curabis. Sic<text:line-break/>etiam, si <text:span text:style-name="Default_20_Paragraph_20_Font"><text:span text:style-name="T2">n</text:span></text:span>on circa spinam, sed in regi<text:span text:style-name="Default_20_Paragraph_20_Font"><text:span text:style-name="T2">o</text:span></text:span>ne quapiam illam<text:line-break/>fequente, nervusalfectus fit, ex musculis et cute quaeren-</text:p>
      <text:p text:style-name="P3">dae sunt nolae. Cutem quidem facile cognosces, nam ocu-<text:line-break/>Iis subiicitur; musculi vero ex actionibus deperditis depre-<text:line-break/>heuduntur. Proinde necesse est, circa musculorum sectio-<text:line-break/>nem te exercitus, et cognoscas, cujus quisque actionis sit<text:line-break/>instrumentum ; sic enim duntaxat discernere poteris, quarum<text:line-break/>persium actio pereat, trusio morbo corpoream ipsarum sub-<text:line-break/>stantiam afficiente; in quibus praecedat morbus, vel qui<text:line-break/>fiat, vel factus. Verum morborum genera et differentias<text:line-break/>omnes in altero libro scriptas didicisti, qui de morborum dis-<text:line-break/>screntiis inscriptus est, atque similiter lu esto symptomatum<text:line-break/>differentias ; at de causis utrorumque etiam separatim seri-<text:line-break/>ptum est , in uno quidem de morborum , in tribus vero de<text:line-break/>symptomatum ; in quibus omnibus exercitari oportet eum,<text:line-break/>qui facile voluerit invenire discernereque et causam et mor-<text:line-break/>bum et sedem affectam. Etenim fieri non potest, ut omnia<text:line-break/>per syndromas doceantur, quamvis empiricorum ea fit opi-<text:line-break/>nto; quivero accurate et praecedentia et praesentia cogno-</text:p>
      <text:p text:style-name="P3">verit symptomata, atque sic ad methodi medendi experien-<text:line-break/>tiam venerit, inveniet locum affectum simul cum ipsi, asse-<text:line-break/>ctu. Atque id maxima ex parte accidit partibus , quae in<text:line-break/>intimo corpore constituuntur, uti paulo ante de iis, qui sen-<text:line-break/><text:span text:style-name="Default_20_Paragraph_20_Font"><text:span text:style-name="T2">t</text:span></text:span>um vel motum perdunt, demonstravimus. At nihil dete-<text:line-break/>rius fortassis suerit narrare quaedam jam facta, cuiusmodi<text:line-break/>haec f<text:span text:style-name="Default_20_Paragraph_20_Font"><text:span text:style-name="T2">o</text:span></text:span>nti Puer annorum fere sex invitus per alvum ex-<text:line-break/>crementa delicere coepit, resoluto derepente circa sedem<text:line-break/>musculo; quinetiam seni quondam hujusmodi evenit <text:span text:style-name="Default_20_Paragraph_20_Font"><text:span text:style-name="T2">t</text:span></text:span>ym-<text:line-break/>ptoma; atque rursus alius puer, aetatis fere annorum qua-<text:line-break/>tuordechn, excrementa invitus per alvum deiecit, infestante<text:line-break/>simul vesicam dolore, atque alteri urina quoque suppressa ;<text:line-break/>contra alius urinam invitus excrevit, atque estus non siclum<text:line-break/>urinam, <text:span text:style-name="Default_20_Paragraph_20_Font"><text:span text:style-name="T2">t</text:span></text:span>ed alui quoque exc<text:span text:style-name="Default_20_Paragraph_20_Font"><text:span text:style-name="T2">r</text:span></text:span>ementa. In hujusmodi omni-<text:line-break/>bus ea, quae p<text:span text:style-name="Default_20_Paragraph_20_Font"><text:span text:style-name="T2">r</text:span></text:span>aecesserunt , scruta<text:span text:style-name="Default_20_Paragraph_20_Font"><text:span text:style-name="T2">r</text:span></text:span>i opo<text:span text:style-name="Default_20_Paragraph_20_Font"><text:span text:style-name="T2">r</text:span></text:span>tet ; prorsus enim<text:line-break/>vel perfrigeratio quaedam vel ictus in spina praecessit; sii-<text:line-break/>gus quidem uni duntaxat affecto musculo nocet ; ictus vero</text:p>
      <text:p text:style-name="P3">magna ex parte pluribus; nam perrarum est, ut icta spina<text:line-break/>unus afficiatur musculus, quoniam nervi ex spinali medulla<text:line-break/>orti in plures musculos dividuntur. Verum et ob ictum<text:line-break/>affecti musculi, oborta iusiammatione neglecta et in scirrhum<text:line-break/>coacta, resolvi aliquando ipsum contigit; quanquam id raro<text:line-break/>accidet ; at vero frigus saepenumero unum laedit musculum,<text:line-break/>maxime eum qui in superficie sessis est, sive sederit quis su-<text:line-break/>per lapidem frigidum , five in aqua frigida supra modum su-<text:line-break/>erit versatus. lgitur puer, cujus et vellea et sedes laesa fuit,<text:line-break/>quum lu fluvio pisces venaretur ,. Ile fuit assectus ; nonnullis<text:line-break/>etiam in aqua frigida . natantibus itidem accidit. Itaque fio<text:line-break/>affectus cu<text:span text:style-name="Default_20_Paragraph_20_Font"><text:span text:style-name="T2">r</text:span></text:span>are oportet calefacientia auxilia locis affectis ad-<text:line-break/>bibendo. Quibus vero nervorum a dorsi. medulla ortorum<text:line-break/>quispiam fuerit affectus, spicae adhibenda sunt remedia. At<text:line-break/>saepenumero ubi casu ex alto aut vehementi fortique ictu<text:line-break/>spina laesa est, inflammatio ad plures partes extensa non</text:p>
      <text:p text:style-name="P3">solum musculis, sed vesicae quoque n<text:span text:style-name="Default_20_Paragraph_20_Font"><text:span text:style-name="T2">o</text:span></text:span>xam intulit; atque<text:line-break/>illis <text:span text:style-name="Default_20_Paragraph_20_Font"><text:span text:style-name="T2">o</text:span></text:span>b vesicae .ipsius affectum urina supprimitur ; sunt qui-<text:line-break/>bus non solum urina , sed alvi quoque excrementa penitus<text:line-break/>retinentur, assectus scilicet intestatus ; nam ut musculi affecti<text:line-break/>actiones voluntarias, ita vesica et intestina naturales actio-<text:line-break/>ncs laedunt, qu<text:span text:style-name="Default_20_Paragraph_20_Font"><text:span text:style-name="T2">o</text:span></text:span>d ipfis contractis excern<text:span text:style-name="Default_20_Paragraph_20_Font"><text:span text:style-name="T2">u</text:span></text:span>ntur ea quae<text:line-break/>continenti</text:p>
      <text:h text:style-name="Heading_20_2" text:outline-level="2">Cap. VII.</text:h>
      <text:p text:style-name="P12"><text:s/>Atque hac in re plurimum disserunt na-<text:line-break/>turalia ab animalibus instrumentis; .siquidem naturalibus in-<text:line-break/>natini actionis facultatem esse , animalibus vero a principio,<text:line-break/>veluti lumen a sole, defluere ostensum est. Ergo ut ma-<text:line-break/>gneti lapidi facultas inest , qua ferrum attrahit, ita natura-<text:line-break/>lium instrumentorum umouique; ita ut fi permanens esset<text:line-break/>ipso<text:span text:style-name="Default_20_Paragraph_20_Font"><text:span text:style-name="T2">r</text:span></text:span>um substantia, neque arteriis, neque venis indigerent;<text:line-break/>verum quia nutrimento ege<text:span text:style-name="Default_20_Paragraph_20_Font"><text:span text:style-name="T2">n</text:span></text:span>t, servataque innati caloris<text:line-break/>symmetria, hunc ob causam et venis indigent et- a<text:span text:style-name="Default_20_Paragraph_20_Font"><text:span text:style-name="T2">r</text:span></text:span>teriis.</text:p>
      <text:p text:style-name="P3">Musculi vero, ut substantiam suam fervent, peraeque ac natu-<text:line-break/>ralia instrume<text:span text:style-name="Default_20_Paragraph_20_Font"><text:span text:style-name="T2">n</text:span></text:span>ta venis et arteriis iirdigent; at quia c<text:span text:style-name="Default_20_Paragraph_20_Font"><text:span text:style-name="T2">o</text:span></text:span>ngeni-<text:line-break/>tum sensus et motus principium non habent, idcirco nervis<text:line-break/>semper indigent, qui istis ea suppeditent, quemadmodum sol<text:line-break/>omnibus rebus, quas illuminat, splendorem. Quamobrem<text:line-break/>solis partibus sentiendi et movendi vim habentibus accidit,<text:line-break/>ut ipsis interdum haudquaquam oblaesis, nihilominus actio<text:line-break/>pereat; at hoc naturalibus instrumentis acridere non con-<text:line-break/>suevrt, sed antequam eorum actio laedatur, semper laboranti<text:line-break/>Animalibus tamen instrumentis omnibus naturalis dispensa-<text:line-break/>tio inest, et arteriarum venarumque adminiculo indigent ad<text:line-break/>substantiam suam servandam. Ideo accuratissime intueri te<text:line-break/>ac discernere oportet, quae ut naturalibus, quae ut aui-<text:line-break/>malibus organis accidant ; ut quod alterari verbi gratia a<text:line-break/>vicinis sibi, ut naturalibus; alterationem vero sentire, ut<text:line-break/>animalibus eveniat. Sic igitur oculis quoque saepenumero</text:p>
      <text:p text:style-name="P3">c<text:span text:style-name="Default_20_Paragraph_20_Font"><text:span text:style-name="T2">o</text:span></text:span>ntingit; nam vapores a ventriculo elati ipsos omnino alte-<text:line-break/>rant; verum tam exigua alteratio non ab omnibus sentitur,<text:line-break/>nisi exquisitam habeant scnfisicam facultatem; voco autem<text:line-break/>exquisitam, quae res cernit etiam minimas.</text:p>
      <text:h text:style-name="P9" text:outline-level="1"><text:span text:style-name="Default_20_Paragraph_20_Font"><text:span text:style-name="T14">G</text:span></text:span><text:bookmark-start text:name="bookmark2"/><text:span text:style-name="Default_20_Paragraph_20_Font"><text:span text:style-name="T13">ALENI DE LOCIS AFFECTIS</text:span></text:span><text:bookmark-end text:name="bookmark2"/></text:h>
      <text:h text:style-name="Heading_20_1" text:outline-level="1"><text:span text:style-name="Default_20_Paragraph_20_Font">LIBERA II.</text:span></text:h>
      <text:h text:style-name="Heading_20_2" text:outline-level="2"><text:span text:style-name="Default_20_Paragraph_20_Font">Cap. I. </text:span></text:h>
      <text:p text:style-name="P12"><text:span text:style-name="Default_20_Paragraph_20_Font"><text:span text:style-name="T13">Scopus est, ut hortatur semper Erasistra-<text:line-break/>tus, exercere mentem cum in aliis arsis operibus, tum vero<text:line-break/>in ea , quam nunc proposuimus , affectorum Iocorum digno-<text:line-break/>tione. Sunt autem circa eam tres exercitationis modi; pri-<text:line-break/>mus per singulos corporis partes , quas locos nominant ; al-<text:line-break/>ter secundum causas et assectus ; tertius secundum sympto-<text:line-break/>matum differentias. Igitur a locis sumptus modus hujusmo-<text:line-break/>diest: affecti cerebri haec sunt propria symptomata; ven-</text:span></text:span></text:p>
      <text:p text:style-name="P3">trienii affecti haec propria, coli affecti haec, atque in reli-<text:line-break/>quis similiter. Ab affectibus et causis talis est-; inilam-<text:line-break/>mationis propria hujusmodi sunt symptomata, scirrbi ltujus-<text:line-break/>modi, refrigerationis haec, plenitudinis haec, c<text:span text:style-name="Default_20_Paragraph_20_Font"><text:span text:style-name="T2">o</text:span></text:span>rruptionis<text:line-break/>haec. A symptomatis : hoc doloris genus hosce affectus si-<text:line-break/>gnificat, aut hosce locos, tussis vero hos; ile et vomitus,<text:line-break/>fanguinis profluvium, fluor alvi, c<text:span text:style-name="Default_20_Paragraph_20_Font"><text:span text:style-name="T2">o</text:span></text:span>nvulsio, rig<text:span text:style-name="Default_20_Paragraph_20_Font"><text:span text:style-name="T2">or</text:span></text:span>, horror,<text:line-break/>delirimn, si enim haec omnia inter fe hoc pacto distinguan-<text:line-break/>tur, facile intelligetur, quid bene vel male dictum suerit.<text:line-break/>Quod ver<text:span text:style-name="Default_20_Paragraph_20_Font"><text:span text:style-name="T2">o</text:span></text:span> sic fe <text:span text:style-name="Default_20_Paragraph_20_Font"><text:span text:style-name="T2">r</text:span></text:span>es habeat, plane disces, si singula consi-<text:line-break/>deraveris.</text:p>
      <text:h text:style-name="Heading_20_2" text:outline-level="2">Cap. II.</text:h>
      <text:p text:style-name="P12"><text:s/>Itaque prim<text:span text:style-name="Default_20_Paragraph_20_Font"><text:span text:style-name="T2">o</text:span></text:span>, quand<text:span text:style-name="Default_20_Paragraph_20_Font"><text:span text:style-name="T2">o</text:span></text:span>quidem in hoc ge<text:span text:style-name="Default_20_Paragraph_20_Font"><text:span text:style-name="T2">n</text:span></text:span>ere<text:line-break/>copiosior est Archigenes , ex dolorum differentiis locos asse-<text:line-break/>ctos significari existima<text:span text:style-name="Default_20_Paragraph_20_Font"><text:span text:style-name="T2">n</text:span></text:span>s, exacte de iis conside<text:span text:style-name="Default_20_Paragraph_20_Font"><text:span text:style-name="T2">r</text:span></text:span>andum esu<text:line-break/>Stupidum dolorem in neruia fieri dicit, sed plane peccat.<text:line-break/>Nam stupo<text:span text:style-name="Default_20_Paragraph_20_Font"><text:span text:style-name="T2">r</text:span></text:span> a frigido affectu oritur , non in nervis duntaxat,<text:line-break/>feli et lu venis, arteriis , carnibus , membranis, tunicis et</text:p>
      <text:p text:style-name="P3">cute. Si ob id; - qu<text:span text:style-name="Default_20_Paragraph_20_Font"><text:span text:style-name="T2">o</text:span></text:span>d haec omnia per nervos sensum habe-<text:line-break/>aut, ad nervos affectum <text:span text:style-name="Default_20_Paragraph_20_Font"><text:span text:style-name="T2">r</text:span></text:span>efert, cur non et reliquas omnes<text:line-break/>dolorum differentias proprie ad nervos pertinere .dicit?<text:line-break/>Nam dolor molestus sensus est, sicuti voluptas placidus est.<text:line-break/>senfus. . Ergo non s<text:span text:style-name="Default_20_Paragraph_20_Font"><text:span text:style-name="T2">o</text:span></text:span>lum stupidus <text:span text:style-name="Default_20_Paragraph_20_Font"><text:span text:style-name="T2">d</text:span></text:span>o<text:span text:style-name="Default_20_Paragraph_20_Font"><text:span text:style-name="T2">l</text:span></text:span>o<text:span text:style-name="Default_20_Paragraph_20_Font"><text:span text:style-name="T2">r</text:span></text:span> in nervis habet or-<text:line-break/>tum, verum etiam reliquorum dolorum omnium, quos ipsis<text:line-break/>Archigenes descripsit, unusquisque. Quod si rem accura-<text:line-break/>tius inspexeris, ne doloris quidem species quaedam est sin-<text:line-break/>nidus .d<text:span text:style-name="Default_20_Paragraph_20_Font"><text:span text:style-name="T2">o</text:span></text:span>l<text:span text:style-name="Default_20_Paragraph_20_Font"><text:span text:style-name="T2">o</text:span></text:span>r, ut neque ulceris species <text:span text:style-name="Default_20_Paragraph_20_Font"><text:span text:style-name="T2">ulcus</text:span></text:span> inflammatum,<text:line-break/>sed duarum potius rerum, ut in his ulceris et inflammatio-<text:line-break/>nis, ita in istis dol<text:span text:style-name="Default_20_Paragraph_20_Font"><text:span text:style-name="T2">o</text:span></text:span>ris et stuporis concursus est. .Etenim<text:line-break/>stupor refrigeratio insignis est, ac idcirco corporibus ita af-<text:line-break/>sectis et sensus et motus difficultatem inducit, quemadmo-<text:line-break/>dum completa perfrigeratio et. sensum et motum omnino<text:line-break/>tollit. Sed quod stupor affectionis sit nomen , n<text:span text:style-name="Default_20_Paragraph_20_Font"><text:span text:style-name="T2">o</text:span></text:span>n sensus<text:line-break/>aut doloris, etiam ab Hippocrate sic dicen te declaratur : .si<text:span text:style-name="Default_20_Paragraph_20_Font"><text:span text:style-name="T2">tu-<text:line-break/>p</text:span></text:span>o<text:span text:style-name="Default_20_Paragraph_20_Font"><text:span text:style-name="T2">r enim mediocri</text:span></text:span>s <text:span text:style-name="Default_20_Paragraph_20_Font"><text:span text:style-name="T2">dol</text:span></text:span>o<text:span text:style-name="Default_20_Paragraph_20_Font"><text:span text:style-name="T2">rem </text:span></text:span><text:span text:style-name="Default_20_Paragraph_20_Font"><text:span text:style-name="T4">sol</text:span></text:span><text:span text:style-name="Default_20_Paragraph_20_Font"><text:span text:style-name="T7">i</text:span></text:span><text:span text:style-name="Default_20_Paragraph_20_Font"><text:span text:style-name="T4">.it.</text:span></text:span><text:span text:style-name="Default_20_Paragraph_20_Font"><text:span text:style-name="T7"> </text:span></text:span>Nam stupor etiam ob<text:line-break/>refrigerationem fit, ut plane videre est in his, qui .hieme</text:p>
      <text:p text:style-name="P3">per frigora proficiscu<text:span text:style-name="Default_20_Paragraph_20_Font"><text:span text:style-name="T2">n</text:span></text:span>tur, atque in refrigerantibus quoque<text:line-break/>medicame<text:span text:style-name="Default_20_Paragraph_20_Font"><text:span text:style-name="T2">n</text:span></text:span>tis, quibus si quis extrinsecus immodice utatur,<text:line-break/>pars ipsa stupida redditur, quemadmodum et omnino sensus<text:line-break/>expers lu vehementissimis perfrigerationibus , non solum a<text:line-break/>medicamento factis, sed etiam a circumfuso nobis aere. Equi-<text:line-break/>dem. noni quosdam adeo refrigeratis universis pedibus, ut<text:line-break/>primum quidem lu sensus vacuitatem devenirent, seque<text:span text:style-name="Default_20_Paragraph_20_Font"><text:span text:style-name="T2">nti<text:line-break/></text:span></text:span>bus vero delude diebus emortui putrescerent. Ergo ut per- -<text:line-break/>sccta .refrigeratio et sensum penitus aufert et motum, sic mo-<text:line-break/>deratior et sensus et motus difficultatem inducit, nomina-.<text:line-break/>turque, al dixi, hujusmodi refrigeratio. stupor, ; Itaque<text:line-break/>stupidum dolorem affectus efficit frigidus fimus et dolorificus, -<text:line-break/>ludicante nomine non doloris, ut dixi, differentiam, sed<text:line-break/>dolorem simul et vel frigidam affectionem vel ab ipsa parti<text:line-break/>inductam sensus et m<text:span text:style-name="Default_20_Paragraph_20_Font"><text:span text:style-name="T2">o</text:span></text:span>tus difficultatem Scimus autem;<text:line-break/>quod constrictas vehementer partes., atque. eos quoque , qui<text:line-break/>torpedinem animal, dum adhuc vivit,. tetigerint, stupor ob-<text:line-break/>fideat. .Et ..quibus membrum aliqu<text:span text:style-name="Default_20_Paragraph_20_Font"><text:span text:style-name="T2">o</text:span></text:span>d, stuporem patitur, ni</text:p>
      <text:p text:style-name="P3">quicquid tetigerint, obscuro et hebeti sensu percipiunt, ne-<text:line-break/>que moveri possunt, et si cogantur, dolent; at citra hoc<text:line-break/>quod moveri tentent, affectum ipsum stuporis manifeste sen-<text:line-break/>tiunt, fed nequaquam dolent. Proinde male Arehigenes<text:line-break/>enunciavit stupidum dolorem ad nervos proprie pertinere;<text:line-break/>stupor enim affectus non lori affecti indicium est; atque<text:line-break/>adeo paulo post rursus Arehigenes proprie ipsum ad muscu-<text:line-break/>los pertinere ait, ac dictio utraque sic se habet , prior qui-<text:line-break/>dem:. <text:span text:style-name="Default_20_Paragraph_20_Font"><text:span text:style-name="T2">Nervi autem c</text:span></text:span>o<text:span text:style-name="Default_20_Paragraph_20_Font"><text:span text:style-name="T2">nt</text:span></text:span>o<text:span text:style-name="Default_20_Paragraph_20_Font"><text:span text:style-name="T2">rti disienduntur, et indurantur,<text:line-break/>atque hi quidem stupido</text:span></text:span>s <text:span text:style-name="Default_20_Paragraph_20_Font"><text:span text:style-name="T2">inducant d</text:span></text:span>o<text:span text:style-name="Default_20_Paragraph_20_Font"><text:span text:style-name="T2">lore</text:span></text:span>s <text:span text:style-name="Default_20_Paragraph_20_Font"><text:span text:style-name="T2">et dure inten-<text:line-break/>dente</text:span></text:span>s. Quae vero paulo post hanc dictio enarratur, haec<text:line-break/>est : <text:span text:style-name="Default_20_Paragraph_20_Font"><text:span text:style-name="T2">Mu</text:span></text:span>s<text:span text:style-name="Default_20_Paragraph_20_Font"><text:span text:style-name="T2">culi carni</text:span></text:span>s <text:span text:style-name="Default_20_Paragraph_20_Font"><text:span text:style-name="T2">nervorumque propriae substantiae mix-<text:line-break/>tura, arteriarum quoque in doloribu</text:span></text:span>s mixtionem <text:span text:style-name="Default_20_Paragraph_20_Font"><text:span text:style-name="T2">prae sc<text:line-break/>serunt, turgente</text:span></text:span>s, <text:span text:style-name="Default_20_Paragraph_20_Font"><text:span text:style-name="T2">ut ita dixeri</text:span></text:span>s, <text:span text:style-name="Default_20_Paragraph_20_Font"><text:span text:style-name="T2">atque d</text:span></text:span>i<text:span text:style-name="Default_20_Paragraph_20_Font"><text:span text:style-name="T2">stenti ac siupide<text:line-break/>pulsante</text:span></text:span>s <text:span text:style-name="Default_20_Paragraph_20_Font"><text:span text:style-name="T2">cum capaci latitudine.</text:span></text:span> lu horum sermonum pri-<text:line-break/>ore nervos ait stupidos inferre dolores, in altero vero mus-<text:line-break/>culos stupide pulsare, stupidum non ad affectus , sed ad per-</text:p>
      <text:p text:style-name="P3">tes reserens. Sed, ut dicebam, stupor non partis cujuspi-<text:line-break/>am proprium pathos est, sed affectus, qui quidem in omni-<text:line-break/>bus corporibus fit, non in omnibus tamen sensiliter apparet,<text:line-break/>sed in bis duntaxat, quae suos assectus sentire et pro vohm-.<text:line-break/>fatis imperio moveri nata sum. <text:span text:style-name="Default_20_Paragraph_20_Font"><text:span text:style-name="T2">S</text:span></text:span>ed et his, quae manifeste<text:line-break/>in musculis apparent, sermo ipsius repugnat; quinetiam in-<text:line-break/>distincte prolatus est ; ac fortasse non intessigit nusquam in<text:line-break/>corpore carnem ipsam per fe inveniri, sed musculorum id<text:line-break/>quod nervosum est, in plurimis vel capitibus vel extremis<text:line-break/>partibus esse, ubi etiam tendones inveniuntur , id vero to-<text:line-break/>tum, quod in medio continetur, omnes homines carnem no-<text:line-break/>minare , nemine intelligente , nisi quum exquisite dissecatur,<text:line-break/>nonesse solam carnem, sed cum tenuissimis quibusdam veluti<text:line-break/>fib<text:span text:style-name="Default_20_Paragraph_20_Font"><text:span text:style-name="T2">r</text:span></text:span>is, in .quas nervosum genus resolutum est. Voco au-<text:line-break/>. tem nervosum genus in unicam appellationem cogens<text:line-break/>tum vincula tum tonos , quippe ex his per carnem disper-<text:line-break/>.sis musculorum ostendimus substantiam consistere, quae,<text:line-break/>ut permanere posset, venis indigebat et arteriis.</text:p>
      <text:h text:style-name="P11" text:outline-level="2">Cap. HI. </text:h>
      <text:p text:style-name="P12">Atqui citra dolorem pulsare adsutas ni<text:line-break/>ferias pertinet, animali bene valente, ubi vero ingens ob<text:span text:style-name="Default_20_Paragraph_20_Font"><text:span text:style-name="T2">o</text:span></text:span>r-<text:line-break/>ta est inflammatio, vel erysipelas, vel abscessus, arteriarum<text:line-break/>pulsum cum dolore sentimus, quum antea per bonam eorpo-<text:line-break/>ris valetudinem neque eum dolore neque sine dolore susum<text:line-break/>sentiremus. Etenim res ad hunc modum <text:span text:style-name="Default_20_Paragraph_20_Font"><text:span text:style-name="T2">t</text:span></text:span>e habet. Dua-<text:line-break/>bus praecipue occasionibus vehemens dolor inflammatis par-<text:line-break/>tibus infertur , quum moventur et quum a quibusdam rebus<text:line-break/>comprimuntur. . Inflammato igitur toto musculo, duplici<text:line-break/>modo, dum attolluntur arteriae, dolorem sentimus, quod<text:line-break/>et moveantur et ab adjacente carne comprimantur et ipsam<text:line-break/>comprimant. Atque hic modus est quo partes inflammatae<text:line-break/>pulsa<text:span text:style-name="Default_20_Paragraph_20_Font"><text:span text:style-name="T2">n</text:span></text:span>t, quem vetustissimi solum vocabant pulsum ; posteri-<text:line-break/>ores vero omnem arteriarum motum sub sen<text:span text:style-name="Default_20_Paragraph_20_Font"><text:span text:style-name="T2">t</text:span></text:span>um cadentem<text:line-break/>similiter nominaverunt. Non tamen stupide pulsare inse-<text:line-break/>parabiliter aut omnino proprie ad musculos affectos pertinet,<text:line-break/>quod ne pul<text:span text:style-name="Default_20_Paragraph_20_Font"><text:span text:style-name="T2">t</text:span></text:span>are quidem <text:span text:style-name="Default_20_Paragraph_20_Font"><text:span text:style-name="T2">pr</text:span></text:span>o<text:span text:style-name="Default_20_Paragraph_20_Font"><text:span text:style-name="T2">prium e</text:span></text:span>o<text:span text:style-name="Default_20_Paragraph_20_Font"><text:span text:style-name="T2">rum</text:span></text:span> omnino sit, quum</text:p>
      <text:p text:style-name="P3">pulsus, ut prius dictum est, dolorem proditi Nam in scir-<text:line-break/>ruis et oedematis proprie appellatis atque in intemperiebus;<text:line-break/>quae sine tumore consistunt, motus arteriarum dolorem haud-<text:line-break/>quaquam excitat, et lu inflammaturus affectibus non scmper<text:line-break/>cum dolore est, sed quum majores effecti sunt; quin etiam<text:line-break/>fine musculo arteria ipsa per su inflammatorium sustinens af-<text:line-break/>scctum cum dolore pulsat;- dico autum inflammatorium ef-<text:line-break/>fectum, ut fimus cum iusiamrnatione et erysipelas et abscessi<text:line-break/>sus intelligatur. Hujusmodi igitur affectuum, quum majo-:<text:line-break/>res fuerint, pulsus symptoma esse censetur. Quod si quan-<text:line-break/>do in iis pulsus .ipsi scilicet laboranti , stupidus esse videa-<text:line-break/>tur, hic enim stupo<text:span text:style-name="Default_20_Paragraph_20_Font"><text:span text:style-name="T2">r</text:span></text:span>is affectum sentire potest, tum scire licet<text:line-break/>affectum in musculi nervis. consistere, ita ut ad paralysin<text:line-break/>tendant: Nam stupidus assectus inter resolutionem et iute-<text:line-break/>gram valetudinem messius est. At cum dolore pulsus fequi-<text:line-break/>tur inilammatorios affectus notatu dignos, semper quidem in<text:line-break/>ipsis; arteriis, at et lu continentibus ipsas partibus, quum ob</text:p>
      <text:p text:style-name="P3">angustiam ipsas premunt, dum attolluntur ac veluti percu-<text:line-break/>fiunt, modo pars assecla sentire nata fit. Ergo <text:span text:style-name="Default_20_Paragraph_20_Font"><text:span text:style-name="T2">n</text:span></text:span>eque in pe-<text:line-break/>ripneumonia neque in pleuritide dolor pulsatorius oborie-<text:line-break/>tur ob partium naturam; nam pulmo sensus expers, pleu-<text:line-break/>ritis vero membranae costas succi<text:span text:style-name="Default_20_Paragraph_20_Font"><text:span text:style-name="T2">n</text:span></text:span>gentis morbus est, quae<text:line-break/>ubi ossibus quidem virina est, necessario comprimitur; at<text:line-break/>media ipsius tota pars comprimi non potest,. fixi iusiamma-<text:line-break/>tionis duntaxat ratione dolet. Atque in hoc spatio arteriae<text:line-break/>sunt, quae per intercostalia vocata spatia et per crassas la-<text:line-break/>xasque late<text:span text:style-name="Default_20_Paragraph_20_Font"><text:span text:style-name="T2">r</text:span></text:span>um partes exte<text:span text:style-name="Default_20_Paragraph_20_Font"><text:span text:style-name="T2">n</text:span></text:span>duntur, ac in profundo magis<text:line-break/>delitescunt, ut fuccingentem costas tunicam haudquaquam<text:line-break/>attingant, Harum igitur arteriarum motus in pleuritide ne-<text:line-break/>que cum dolore erit neque ah aegrotante omnino percipio-<text:line-break/>tur ; inflammatis tamen interdum intercostalibus muscusis,<text:line-break/>arteriarum diastolen dolorem inferre necesse est, ac proinde<text:line-break/>a laborante percipi; atque pro inflammationis magnitudine<text:line-break/>sentiet in illa. pulsum ob hau eque causam, ubi vehemen-</text:p>
      <text:p text:style-name="P3">tissimus suerit pulsus, supponatur inflammata pars, conle-<text:line-break/>quante suppuratione ingentes inflammationes. Constat igi-<text:line-break/>tur ex jam ena<text:span text:style-name="Default_20_Paragraph_20_Font"><text:span text:style-name="T2">r</text:span></text:span>ratis , quod pulfittorius et pulsatibus a medi-<text:line-break/>uis. vocatus dolor per inflammatorios assectus fiat, atque in<text:line-break/>corporibus sensu praestitis ; per fe proprie primario affectu<text:line-break/>in arteriis, nominet enim quisque prout voluerit, in reliquis<text:line-break/>vero partibus senfibilibus omnibus eo quod a vicinorum<text:line-break/>contactu premantur.</text:p>
      <text:h text:style-name="Heading_20_2" text:outline-level="2">Cap. IV. </text:h>
      <text:p text:style-name="P12">At vero neque in hepate neque in re-<text:line-break/>nibus unquam hujusmodi pulsus apparet, quoniam nec in<text:line-break/>illis nervi per tota viscera disperguntur, sicuti nec in pul-<text:line-break/>mone. Quocirca gravitatis in ipfis sensus fit, quum tumo-<text:line-break/>rum praeter natulam genus aliquod ea infestaverit; nam in<text:line-break/>horum viscerunr unoquoque circumambiens membrana , per<text:line-break/>quam nervus dispergitur, sen<text:span text:style-name="Default_20_Paragraph_20_Font"><text:span text:style-name="T2">t</text:span></text:span>a potitur; quia igitur a tumo-<text:line-break/>re , qui est in viscere , ipsa extenditur, doloris speciem ap.-<text:line-break/>pollutione dotavit. Proinde Hippocrates primus fcripfit:</text:p>
      <text:p text:style-name="P3"><text:span text:style-name="Default_20_Paragraph_20_Font"><text:span text:style-name="T2">Jn renem dol</text:span></text:span>o<text:span text:style-name="Default_20_Paragraph_20_Font"><text:span text:style-name="T2">r gravis;</text:span></text:span> et post eum optimorum medicorum<text:line-break/>non pauri non acuti dol<text:span text:style-name="Default_20_Paragraph_20_Font"><text:span text:style-name="T2">o</text:span></text:span>ris, sed gravitatis sensum in prae- .<text:line-break/>dicturum viscerum inflammationibus fieri dixerunt. Quin-<text:line-break/>etiam membranas , ut quibus nullae insunt arteriae , non<text:line-break/>pulsare, rationi consentaneum est; quemadmodum neque<text:line-break/>cutem, etiamsi vehemens sit inflammatio; atque eadem rati-<text:line-break/>one <text:span text:style-name="Default_20_Paragraph_20_Font"><text:span text:style-name="T2">n</text:span></text:span>eque adenes, quibus nullae sunt arteriae; sed hujus-<text:line-break/>modi partes, quum inflammatae sunt, unico duntaxat doloris<text:line-break/>modo vexabuntur, tensionis; nam hic a nullo sentientium<text:line-break/>corporum in hujusmodi affectibus separari potest.</text:p>
      <text:h text:style-name="Heading_20_2" text:outline-level="2">Cap. V. </text:h>
      <text:p text:style-name="P12">Caeteri vero dolores quibusdam partibus<text:line-break/>insunt, quibusdam non insunt. Igitur meminisse eorum<text:line-break/>semper oportet, ac cognoscentes singulorum locorum natu-<text:line-break/>ratu, intueri, quis unicuique modus doloris peculiariter con-.<text:line-break/>veniat, quis ve<text:span text:style-name="Default_20_Paragraph_20_Font"><text:span text:style-name="T2">ro</text:span></text:span> contra. Proinde resumentes rursus ipsos<text:line-break/>dicamus. . Equidem unus doloris modus est, qui per ittae-<text:line-break/>qualem intemperiem in affecta parte consistit , vel nulla re<text:line-break/>ipsiun extrinsecus attingente. Alius, qui .ob tunsionem fit,</text:p>
      <text:p text:style-name="P3">n<text:span text:style-name="Default_20_Paragraph_20_Font"><text:span text:style-name="T2">o</text:span></text:span>n amplius soli affectae parti proprius , sed qui ob vicluas<text:line-break/>interdum eveniat. Alius qui a tangentibus duntaxat in asse-<text:line-break/>eta parte generatur , quum vel compressa , vel contusa , vel<text:line-break/>a re quapiam superveniente vulnerata dolet. At is doloris<text:line-break/>modus, qui a motu procedit, quemadmodum paulo ante de<text:line-break/>arteria dictum est, a re quadam media d<text:span text:style-name="Default_20_Paragraph_20_Font"><text:span text:style-name="T2">o</text:span></text:span>lorem efficiente pen-<text:line-break/>det: etenim quae per se m<text:span text:style-name="Default_20_Paragraph_20_Font"><text:span text:style-name="T2">o</text:span></text:span>vetur pars tenditur, et ad viri-<text:line-break/>nas accedens comprimitur interdum et contunditur et vul-<text:line-break/>neratur; si vero nulli luciderit, eam sola tensione dolere ne-<text:line-break/>ceste est; veluti partes omnes quae ab aliis moventur, fi ni-<text:line-break/>lul extrinsecus ipsas tangat, nullo praeter eum, qui necessa-<text:line-break/>rius est, d<text:span text:style-name="Default_20_Paragraph_20_Font"><text:span text:style-name="T2">o</text:span></text:span>l<text:span text:style-name="Default_20_Paragraph_20_Font"><text:span text:style-name="T2">o</text:span></text:span>re afficiuntur. Caeterum alibi me frequenter<text:line-break/>dixisse memini, primas doloris species duas esse, repentinam<text:line-break/>temperamenti alteratiouem et continuitatis solutionem ; quae<text:line-break/>cum jam dictis haud pugnant, etenim pars quae distenditur,<text:line-break/>aut contunditur, aut vulneratur, dolet ob continuitatis solo-<text:line-break/>tionenr. Neque enim quum acu quispiam vulneratur , alio<text:line-break/>affectu laborat quam si ab acri humore facta fuisset erofio</text:p>
      <text:p text:style-name="P3">at in utroque affectu continuum corrumpitur. Igitur non<text:line-break/>eandem doloris speciem excita<text:span text:style-name="Default_20_Paragraph_20_Font"><text:span text:style-name="T2">n</text:span></text:span>t mo<text:span text:style-name="Default_20_Paragraph_20_Font"><text:span text:style-name="T2">r</text:span></text:span>dax humor ac multus,<text:line-break/>sedisse rodendo, hic vero distendendo, flatulenta spiritus ex em-<text:line-break/>plo ac minae in ifchuriis. Et in eryfipelate et i<text:span text:style-name="Default_20_Paragraph_20_Font"><text:span text:style-name="T2">n</text:span></text:span>flamma-<text:line-break/>tione atque omnino lu affectibus inflammaturus, non solum<text:line-break/>quia distenduntur ob repletionem, laborant, verum etiam quia<text:line-break/>intemperie assuuntur, nop exiguam etiam hac ad dolorem<text:line-break/>inducendum vim habente, ut declarant ii, qui per vehemen-<text:line-break/>tem hiemem profecti, manus ad ignem affatim calefacere<text:line-break/>tentant ; intolerabilem enim sentiunt dolorem et maxime in<text:line-break/>unguium radicibus Ac memini misti ipsi accidisse dolorem<text:line-break/>vehementissimum , ut mihi viderer in intimo ventre terebro<text:line-break/>perforari, in eo potissimnm spatio, per quod a renibus ad<text:line-break/>vesicam ureteras scimus extendi Iniectu deinde^ rutaceo<text:line-break/>oleo, quum id paulo .post excernere tentarem, excreti simul<text:line-break/>gravissimo cum dolore hnmorem vitreum a Praxagora appuli<text:line-break/>latum, qui xitro fuso tum colore tum consistentia consum-</text:p>
      <text:p text:style-name="P2">his est, atque id aliis quoque accidere c<text:span text:style-name="Default_20_Paragraph_20_Font"><text:span text:style-name="T2">o</text:span></text:span>nspexi. Quod vero<text:line-break/>hic humor fit frigidissimus , jam et a Praxagora dictum est,<text:line-break/>qui vitrei nomen ipsi imp<text:span text:style-name="Default_20_Paragraph_20_Font"><text:span text:style-name="T2">o</text:span></text:span>suit; at maniseste quoque percipi-<text:line-break/><text:span text:style-name="Default_20_Paragraph_20_Font"><text:span text:style-name="T2">tur</text:span></text:span>scnfu tactus, tum ipsorum qui illum excernunt, tum st<text:line-break/>quis confestim surum tangere voluerit,. et dignum utique. ad-<text:line-break/>iniratioue est ,. quomodo frigidus excidat, lab excrctionis vio-<text:line-break/>lautia minime calefactus. Equidem putabam lapidem in al-<text:line-break/>tero ureterum impactum, adeo erat, ut mihi videbatur,- do-<text:line-break/>loris ipsius species personanti similis; at post vacuatum hu-<text:line-break/>morem dolore sedato,. manifeste constabat, neque lapidem<text:line-break/>i fuisse causam neque ureteras aut. renes fuisse affectos, fed<text:line-break/>aliquod intestinorum, et fortasse magis crassiorum ; neque enim<text:line-break/>tanquam per tenue- corpus brevi temporis spatio pertransi<text:line-break/>ibat, ied tanquam a prositndo per crassius quoddam corpus,<text:line-break/>quam sit tenuium intestinorum tunica, ferretur. Ideoque<text:line-break/>hujusmodi dolores omnes fere medici celicos nominare mihi<text:line-break/>videntur; quanquam quod ad regionem attinet, qua dolor</text:p>
      <text:p text:style-name="P3">sentitur, nullum inditium sumi potest, quod magis colon<text:line-break/>quam tenue intestinum dolor afficiat. . Hujusmodi sane do-<text:line-break/>lores perinde ac si terebro partes perforentur, molestare fo-<text:line-break/>lent, narrantibus ita infirmis; <text:span text:style-name="Default_20_Paragraph_20_Font"><text:span text:style-name="T6">at ii</text:span></text:span> vero veluti palo infixo<text:line-break/>fleri videntur , qui et ipsi. corpus affectmn crassetur esse signi-<text:line-break/>ficant , disserunt autem inter se aut multitudine, aut crassi-<text:line-break/>tudine, aut motu, aut potentia rei dolo<text:span text:style-name="Default_20_Paragraph_20_Font"><text:span text:style-name="T2">r</text:span></text:span>em facientis , sive ea<text:line-break/>humor fuerit sive spiritus flatulentus. Nam paucus multo<text:line-break/>et tenuior crassiore et permanens mobili minorem dolorem<text:line-break/>excisare <text:span text:style-name="Default_20_Paragraph_20_Font"><text:span text:style-name="T2">s</text:span></text:span>olet, atque qui ad vehementem refrigerandi vim<text:line-break/>haudquaquam accedit , <text:span text:style-name="Default_20_Paragraph_20_Font"><text:span text:style-name="T2">vehementissime reseigerante ;</text:span></text:span> verum<text:line-break/>doloris genus crassi intestini est, sive palo ibi iusixo sive te-<text:line-break/>rebro perforari quis fe putaverit. Atque hujusmodi dolores<text:line-break/>ab eo, quo lapis impactus est, discerni non possunt, nisi pri-<text:line-break/>us quis accidentia, quae postea consequuntur, expectaverit.<text:line-break/>Non tamen ob hujusmodi ignorantiam , quod ad doloris mi-<text:line-break/>tigation em attinet, ullum damnum capimus; siquidem utri-<text:line-break/>usque doloris praesidia omnia communia sunt, calorifica in</text:p>
      <text:p text:style-name="P3">primis, -sive ea extrinsecus adhibeantur sive inliciantur;<text:line-break/>deinde nisi mitigatus dolor fuerit, eorum medicamentorum,<text:line-break/>quae dolorem obtundere possunt, aliquod, cujusmodi esit illud<text:line-break/>Pliilonis. Verum fi lapis dolorem excitaverit,. ipse inter-<text:line-break/>dum solus, interdum una cum cruore excernitur, derasis<text:line-break/>scilicet corporibus, per quae transit, maxime si vel asper<text:line-break/>vel acutus fuerit lapis ; ac fi postea minas inspexeris, fabu-<text:line-break/>lofa fedimenta invenies. Quod fi in colo affectus constiterit,<text:line-break/>neque lapis neque mena neque cruor, fed humor aliquis,<text:line-break/>qualis jam dictus est, aut alia, quae ad affectum lutestinum<text:line-break/>pertinent, <text:span text:style-name="Default_20_Paragraph_20_Font"><text:span text:style-name="T2">s</text:span></text:span>ymptomata, protinus quidem inflatio quaedam<text:line-break/>et distentio, .vel flatus complures, praesertimque postmodum<text:line-break/>et tormina quaedam et excrementa statibus plena videbuntur;<text:line-break/>discernes autem ipsa, quod aquae in<text:span text:style-name="Default_20_Paragraph_20_Font"><text:span text:style-name="T2">n</text:span></text:span>atent bubulo stercori<text:line-break/>similia. Quinetiam cibi tum appetentia tum concoctio dete-<text:line-break/>rior , tum quae praecessit morbum tum quae comitatur,<text:line-break/>quaeque consequitur, quoniam ventriculus per continuitatis<text:line-break/>communitatem simul .cum ea parte, quae primario laborat,</text:p>
      <text:p text:style-name="P3">afficitur. Insuper colicos nominatos affectus magna ex parte<text:line-break/>praecedit et cruditas et flatus et vomitus et nauseae , quae<text:line-break/>multo tempore irritae permanent et in hypochondrio mor-<text:line-break/>duritas et fastidium et jactatio multa. Igitur hujusmodi qui-<text:line-break/>dem dolorum vehementissimum lu crassis. intestinis consistere<text:line-break/>par est, qui veto mitiores sunt, ex duobus alterum aut in<text:line-break/>his ipsis, sed a leviori causa; aut iit tenuibus intestinis con—<text:line-break/>sistere. Sed qui mordaces sunt , a mordaci humore intesti-<text:line-break/>num erodente fiunt. Unde dysenteriam semper hujusmodi.<text:line-break/>dolores praecedunt, eam, quae cum intestinorum ulceratione<text:line-break/>fit ; quam etiam solam tum recentiores melici tum antiquo-<text:line-break/>rum non pauci .dysenteriam nominant; nonnulli enim.<text:line-break/>eorum non solum hanc, sed aliam quoque, quae cruenta .osi .<text:line-break/>excretorum speciem nominatur, dysenteriam appellant; qua<text:line-break/>interdum sincerus multusqne fanguis, interdum veluti. limus<text:line-break/>et faex ipsius,- non pauca copia excernitur. Verum haec.<text:line-break/>affecti jecoris symptoma est; ea vero, per quam sincerus.</text:p>
      <text:p text:style-name="P3">multusque sanguis excernitur , universum corpus plerumque<text:line-break/>evacuat peraeque ac haemorrhoides aut muliebris purgatio.<text:line-break/>Verum de sus posthac rursus nobis agere licebit ; nunc ad<text:line-break/>dolorum species redeo-, eas enim hoc libro persequi potissi-<text:line-break/>tuum proposuimus. Igitur iterum incipiamus ab eo quem<text:line-break/>punctorium vocant, qui circa membranas potissimum consi-<text:line-break/>siit, ipsius affectus veluti radice eo loco fixa, ubi <text:span text:style-name="Default_20_Paragraph_20_Font"><text:span text:style-name="T2">membrana<text:line-break/></text:span></text:span>pungi videtur, dolore .vero circa locum punctum ad ma-<text:line-break/>gnum spatium circulatim fe fundente , hoc modo plenitudo.<text:line-break/>nis dolorem puncturium esse, ut inflammationis pulsatorium,<text:line-break/>apud omnes fere melicos in confesso est.</text:p>
      <text:h text:style-name="Heading_20_2" text:outline-level="2">Cap. VI. </text:h>
      <text:p text:style-name="P12">No<text:span text:style-name="Default_20_Paragraph_20_Font"><text:span text:style-name="T2">n</text:span></text:span> tamen dentium stupori fimile quid<text:line-break/>dolor membranoforum corpo<text:span text:style-name="Default_20_Paragraph_20_Font"><text:span text:style-name="T2">r</text:span></text:span>um habet , ut ArcItigenes fcri-<text:line-break/>pfit ;. scimus enim ori duntaxat , neque tuti tamen accidere,<text:line-break/>fed dentibus gingivisque, affectum quendam , quem haemo-<text:line-break/>diam vocamus. Hunc oratione enarrare impossibile est, fed<text:line-break/>quum quispiamausteros et acidos albos comederit, ita ut<text:line-break/>affectus aliquis loquatur in dentibus et gingivis, eum in om-</text:p>
      <text:p text:style-name="P3">nibus eundem esse credimus; siquidem ridemus nos magna<text:line-break/>ex parte sinrlles esse in affectibus habendis, ita ut ab iisdem<text:line-break/>causis eadem patiamur. Talem itaque dolorem in ore dun-<text:line-break/>taxat fieri sitimus. Alios vero quosdam ab Archigene fcri-<text:line-break/>ptos no<text:span text:style-name="Default_20_Paragraph_20_Font"><text:span text:style-name="T2">n</text:span></text:span> fotum dum fiunt, cognosci, fied neque dum prole-<text:line-break/>runtur, intelligi possibile est, qualis est tractorias, austerus,<text:line-break/>salfirs , tenax, rigidus , estringens. Hujusmodi enim nomi-<text:line-break/>na in opere etiam de Pulsibus scripsit, quae auditores nihilo<text:line-break/>doctiores reddere possunt, eo quod omnis scientifica doctri-<text:line-break/>na propria deflueret nomina. Si enim de saporibus, aut<text:line-break/>omnino de propriis, quae lingua judicantur; sensilibus disse-<text:line-break/>ramus, dicemus utique austerum et ace<text:span text:style-name="Default_20_Paragraph_20_Font"><text:span text:style-name="T2">r</text:span></text:span>bum et astringentem<text:line-break/>ct m<text:span text:style-name="Default_20_Paragraph_20_Font"><text:span text:style-name="T2">o</text:span></text:span>rdacem et salsum et dulcem et amarum ; si vero de iis,<text:line-break/>quae tactu judicantur, humidum corpus et aridum et culi-<text:line-break/>dum et frigidum et asperum et laeve et m<text:span text:style-name="Default_20_Paragraph_20_Font"><text:span text:style-name="T2">o</text:span></text:span>lle et durum et<text:line-break/>acutum et obtusum, ut de iis quae visu discernuntur, ru-<text:line-break/>brum, flavum, nigrum, album, luscum , aut aliud quidpiam</text:p>
      <text:p text:style-name="P3">hujusmodi: Quod si quis appellationes ipfarum permuta-<text:line-break/>verit, quid dicat,. auditorum intelliget nemo, veluti de ad-<text:line-break/>stringente, aut austero dolore. Nam quid sit dulcis, ne sin-.<text:line-break/>gi quidem potest, quum dolor semper molestet laborantem,<text:line-break/>duloia quaeque jucunda sint. Igitur quam verissimum est<text:line-break/>Archigenem circa medicae artis ope<text:span text:style-name="Default_20_Paragraph_20_Font"><text:span text:style-name="T2">r</text:span></text:span>a scisse studiosum ; quo<text:line-break/>pacto vero in hujusmodi nomina inciderit, quum saepenume-<text:line-break/>ro in vestigaveris iuveuire non potui.</text:p>
      <text:h text:style-name="Heading_20_2" text:outline-level="2">Cap. VII. </text:h>
      <text:p text:style-name="P12">Itaque quid lu ipsis manifestum sit, ut .<text:line-break/>paulo ante in torpido dolo<text:span text:style-name="Default_20_Paragraph_20_Font"><text:span text:style-name="T2">r</text:span></text:span>e, speculemur. .Nam justum<text:line-break/>est, nos obsecu<text:span text:style-name="Default_20_Paragraph_20_Font"><text:span text:style-name="T2">t</text:span></text:span>a nomina. in dubio derelicta inutilia reputare,<text:line-break/>perinde ac si nunquam scripta luissent;. quae vero- cla<text:span text:style-name="Default_20_Paragraph_20_Font"><text:span text:style-name="T2">r</text:span></text:span>a sunt,<text:line-break/>judicare non ratione duntaxat; sed multo prius etiam expe-<text:line-break/>rimento. Quanquam hujusmodi judicium perdifficile est,<text:line-break/>quod plerumque aliis nos credere oporteat, qui suos assectus<text:line-break/>ob animi mollitiem neque c<text:span text:style-name="Default_20_Paragraph_20_Font"><text:span text:style-name="T2">o</text:span></text:span>nsequi plane, neque, si consc-<text:line-break/>quautur ; enarrare possunt, aut quia oratione , quid patian-</text:p>
      <text:p text:style-name="P3">tur, declarare omnino nequeu<text:span text:style-name="Default_20_Paragraph_20_Font"><text:span text:style-name="T2">n</text:span></text:span>t, non enim parvae facultatis<text:line-break/>ea res existimatur, aut quia affectus ipse ineffabilis est. Er-<text:line-break/>go relinquitur, ut qui singulorum dolorum species scripturus<text:line-break/>est, ipscmet passus fuerit, fitque medicus et interpretandi<text:line-break/>aliis facultatem habeat et prudenter et sine mollitie observa-<text:line-break/>verit suos assectus , dum laboraret. Atqui nemo per totum<text:line-break/>aetatis suae decursum omnes affectus sustinuit, etiamsi aeger-<text:line-break/>simus fuerit. Proinde miror, quum eorum proprietates ab<text:line-break/>Archigene scriptas lego; nam tanquam omnes ipfe perpef-<text:line-break/>sus narrat, quanquam non admodum valetudinarius erat;<text:line-break/>quod si etiam unam aliquam partem infirmam et aegram ha-<text:line-break/>buit, at nondum tamen omnes, ut nec reliquorum mortali-<text:line-break/>um ullus. Neque enim inveneris hominem eundem, qui si-<text:line-break/>mul et caput habeat infirmum et thoracem et pulmonem et<text:line-break/>hepar et lienem et ventriculum et jejunum et colon et vefi-<text:line-break/>cam atque reliquos id genus partes. Videtur itaque Arcui-<text:line-break/>genes propriis quibusdam conceptibus logicis potius credi-</text:p>
      <text:p text:style-name="P3">disse equam experientiae eorum, qui perpessi sunt, qui do-<text:line-break/>lorum differentias ut poterant enarrarent.</text:p>
      <text:h text:style-name="Heading_20_2" text:outline-level="2">Cap. VIII. </text:h>
      <text:p text:style-name="P12">Ut igitur studiofi aliquid uberius a nobis<text:line-break/>consequantur, proposita ejus oratione ipsa, electisque iis su-<text:line-break/>lis, quae vera .simul sunt et manifesta , eos qui in arie exer-<text:line-break/>centor, adhortab<text:span text:style-name="Default_20_Paragraph_20_Font"><text:span text:style-name="T2">a</text:span></text:span>r, ut iis habeant fidem; quae vero .secus<text:line-break/>habent; ea praetereant. Igitur Archigenes, quum repre-<text:line-break/>hendisset Asclepiadem dicentem in arthritidibus nervum af-<text:line-break/>scctum citra dolorem esse, quod nihil omnino sentiat; .car-<text:line-break/>nem autem, quanquam non asseclam, dolere tamen, aperte<text:line-break/>vicina compressam; postea ad verbum ita scribit: <text:span text:style-name="Default_20_Paragraph_20_Font"><text:span text:style-name="T2">At vasa<text:line-break/>solide compresse capiti</text:span></text:span>s <text:span text:style-name="Default_20_Paragraph_20_Font"><text:span text:style-name="T2">dol</text:span></text:span>o<text:span text:style-name="Default_20_Paragraph_20_Font"><text:span text:style-name="T2">res sine insiammati</text:span></text:span>o<text:span text:style-name="Default_20_Paragraph_20_Font"><text:span text:style-name="T2">ne ob</text:span></text:span>o<text:span text:style-name="Default_20_Paragraph_20_Font"><text:span text:style-name="T2">rt</text:span></text:span>us<text:line-break/><text:span text:style-name="Default_20_Paragraph_20_Font"><text:span text:style-name="T2">arcent , ut pr</text:span></text:span>o<text:span text:style-name="Default_20_Paragraph_20_Font"><text:span text:style-name="T2">hibita in</text:span></text:span> i<text:span text:style-name="Default_20_Paragraph_20_Font"><text:span text:style-name="T2">psa incursione , qu</text:span></text:span>o<text:span text:style-name="Default_20_Paragraph_20_Font"><text:span text:style-name="T2">d barbaricum<text:line-break/></text:span></text:span>l<text:span text:style-name="Default_20_Paragraph_20_Font"><text:span text:style-name="T2">anculam tum maxime perficit. siderat as ver</text:span></text:span>o <text:span text:style-name="Default_20_Paragraph_20_Font"><text:span text:style-name="T2">heterocra—<text:line-break/>nias praecisi</text:span></text:span>o <text:span text:style-name="Default_20_Paragraph_20_Font"><text:span text:style-name="T2">eorum, maxime arteriae, circumscribit.<text:line-break/>Quae primo assec</text:span></text:span>l<text:span text:style-name="Default_20_Paragraph_20_Font"><text:span text:style-name="T2">a yp</text:span></text:span>ii<text:span text:style-name="Default_20_Paragraph_20_Font"><text:span text:style-name="T2">iseuorium et emicantem d</text:span></text:span>o<text:span text:style-name="Default_20_Paragraph_20_Font"><text:span text:style-name="T2">l</text:span></text:span>o<text:span text:style-name="Default_20_Paragraph_20_Font"><text:span text:style-name="T2">rem in-<text:line-break/>ducit ac r</text:span></text:span>o<text:span text:style-name="Default_20_Paragraph_20_Font"><text:span text:style-name="T2">tunda evadit, insigniter sabhorrescen</text:span></text:span>s, <text:span text:style-name="Default_20_Paragraph_20_Font"><text:span text:style-name="T2">quemad-</text:span></text:span></text:p>
      <text:p text:style-name="P3"><text:span text:style-name="Default_20_Paragraph_20_Font"><text:span text:style-name="T2">modu</text:span></text:span>m <text:span text:style-name="Default_20_Paragraph_20_Font"><text:span text:style-name="T2">venae quidem veluti varic</text:span></text:span>o<text:span text:style-name="Default_20_Paragraph_20_Font"><text:span text:style-name="T2">sae fiunt, nervi vero oon-<text:line-break/>torti disienduntur ac indurantur, Atque hi quidem siupi-<text:line-break/>dos inferunt dolores et dure difiendentes et pr</text:span></text:span>o<text:span text:style-name="Default_20_Paragraph_20_Font"><text:span text:style-name="T2">fund</text:span></text:span>o<text:span text:style-name="Default_20_Paragraph_20_Font"><text:span text:style-name="T2">s et<text:line-break/>insix</text:span></text:span>o<text:span text:style-name="Default_20_Paragraph_20_Font"><text:span text:style-name="T2">s et angust</text:span></text:span>i<text:span text:style-name="Default_20_Paragraph_20_Font"><text:span text:style-name="T2">ae pleno</text:span></text:span>s <text:span text:style-name="Default_20_Paragraph_20_Font"><text:span text:style-name="T2">et m</text:span></text:span>i<text:span text:style-name="Default_20_Paragraph_20_Font"><text:span text:style-name="T2">nime fusos. Membranae<text:line-break/>ver</text:span></text:span>o i<text:span text:style-name="Default_20_Paragraph_20_Font"><text:span text:style-name="T2">n latum etiam dis</text:span></text:span>c<text:span text:style-name="Default_20_Paragraph_20_Font"><text:span text:style-name="T2">urrentes et inaequales ifiscs exci-<text:line-break/>tant, ut et haemodiae simile quispiam habeant, transmissi-<text:line-break/>onis videlicet asperitatem. Dolet vero .saepenumero h</text:span></text:span>o<text:span text:style-name="Default_20_Paragraph_20_Font"><text:span text:style-name="T2">c<text:line-break/>m</text:span></text:span>o<text:span text:style-name="Default_20_Paragraph_20_Font"><text:span text:style-name="T2">d</text:span></text:span>o <text:span text:style-name="Default_20_Paragraph_20_Font"><text:span text:style-name="T2">etiam siupersicies et membranae in media carne con—<text:line-break/>tentae, quae dilaniantes quoque d</text:span></text:span>o<text:span text:style-name="Default_20_Paragraph_20_Font"><text:span text:style-name="T2">lores inferunt. Eos<text:line-break/>ver</text:span></text:span>o, <text:span text:style-name="Default_20_Paragraph_20_Font"><text:span text:style-name="T2">qui a partibu</text:span></text:span>s <text:span text:style-name="Default_20_Paragraph_20_Font"><text:span text:style-name="T2">osia circumdantibu</text:span></text:span>s <text:span text:style-name="Default_20_Paragraph_20_Font"><text:span text:style-name="T2">dependent, tun-<text:line-break/>dente</text:span></text:span>s <text:span text:style-name="Default_20_Paragraph_20_Font"><text:span text:style-name="T2">c</text:span></text:span>o<text:span text:style-name="Default_20_Paragraph_20_Font"><text:span text:style-name="T2">mperie</text:span></text:span>s, <text:span text:style-name="Default_20_Paragraph_20_Font"><text:span text:style-name="T2">aese in ossibus ipsis consisterent. Avenis<text:line-break/>grave</text:span></text:span>s <text:span text:style-name="Default_20_Paragraph_20_Font"><text:span text:style-name="T2">et detrahentes et aequaliter infurcti d</text:span></text:span>o<text:span text:style-name="Default_20_Paragraph_20_Font"><text:span text:style-name="T2">lores p</text:span></text:span>i<text:span text:style-name="Default_20_Paragraph_20_Font"><text:span text:style-name="T2">sci-<text:line-break/>tantur, a carne autem fusi et laxi</text:span></text:span>o<text:span text:style-name="Default_20_Paragraph_20_Font"><text:span text:style-name="T2">res; quapropter. n</text:span></text:span>o<text:span text:style-name="Default_20_Paragraph_20_Font"><text:span text:style-name="T2">n<text:line-break/>ade</text:span></text:span>o <text:span text:style-name="Default_20_Paragraph_20_Font"><text:span text:style-name="T2">extend</text:span></text:span>i <text:span text:style-name="Default_20_Paragraph_20_Font"><text:span text:style-name="T2">videntur , sed arbitratur laborans sensim<text:line-break/>asper</text:span></text:span>i<text:span text:style-name="Default_20_Paragraph_20_Font"><text:span text:style-name="T2">s quibusdam rebu</text:span></text:span>s <text:span text:style-name="Default_20_Paragraph_20_Font"><text:span text:style-name="T2">impleri. Musculi carnis nervo-<text:line-break/>rumque pr</text:span></text:span>o<text:span text:style-name="Default_20_Paragraph_20_Font"><text:span text:style-name="T2">prietatum , arteriarum quoque , in dol</text:span></text:span>o<text:span text:style-name="Default_20_Paragraph_20_Font"><text:span text:style-name="T2">ribus<text:line-break/>mixtionem prae sc serunt, turg</text:span></text:span>e<text:span text:style-name="Default_20_Paragraph_20_Font"><text:span text:style-name="T2">ntes, i</text:span></text:span>i<text:span text:style-name="Default_20_Paragraph_20_Font"><text:span text:style-name="T2">t ita di</text:span></text:span>c<text:span text:style-name="Default_20_Paragraph_20_Font"><text:span text:style-name="T2">eris, et cum<text:line-break/>capaci latitudine d</text:span></text:span>i<text:span text:style-name="Default_20_Paragraph_20_Font"><text:span text:style-name="T2">stenti et sinpsisu pu</text:span></text:span>t<text:span text:style-name="Default_20_Paragraph_20_Font"><text:span text:style-name="T2">antes. Ex reti-</text:span></text:span></text:p>
      <text:p text:style-name="P3"><text:span text:style-name="Default_20_Paragraph_20_Font"><text:span text:style-name="T2">quis ver</text:span></text:span>o <text:span text:style-name="Default_20_Paragraph_20_Font"><text:span text:style-name="T2">ul</text:span></text:span>c<text:span text:style-name="Default_20_Paragraph_20_Font"><text:span text:style-name="T2">er</text:span></text:span>o<text:span text:style-name="Default_20_Paragraph_20_Font"><text:span text:style-name="T2">sus quidem dol</text:span></text:span>o<text:span text:style-name="Default_20_Paragraph_20_Font"><text:span text:style-name="T2">r et in ulceribus graciliter<text:line-break/>acutus, et non minime dulcior et qui pruriginem inducit, ad<text:line-break/>jupe</text:span></text:span>q<text:span text:style-name="Default_20_Paragraph_20_Font"><text:span text:style-name="T2">siciem pertinere videtur; punctorius autem ad pro-<text:line-break/>fundas parte</text:span></text:span>s<text:span text:style-name="Default_20_Paragraph_20_Font"><text:span text:style-name="T2">; impingens autem vicin</text:span></text:span>o <text:span text:style-name="Default_20_Paragraph_20_Font"><text:span text:style-name="T2">sinu; siimulans<text:line-break/>autem partin</text:span></text:span>i <text:span text:style-name="Default_20_Paragraph_20_Font"><text:span text:style-name="T2">eorum, quae in loco sunt , aliquid allectum<text:line-break/>esse declarat, partim contra, ut qui haudquaquam inpro-<text:line-break/>sund</text:span></text:span>o <text:span text:style-name="Default_20_Paragraph_20_Font"><text:span text:style-name="T2">subsistat; lacerans autem est, qui in sinibus consistit.<text:line-break/></text:span></text:span>Hic est primus Arcbigenis sermo ex libro primo de locis uf-<text:line-break/>fectis, quo docere conatur, quomodo ex dolo<text:span text:style-name="Default_20_Paragraph_20_Font"><text:span text:style-name="T2">r</text:span></text:span>um differentiis<text:line-break/>partes affectae possint inveniri. Igitur rursus ah initio spsunr<text:line-break/>examinemus, non obite<text:span text:style-name="Default_20_Paragraph_20_Font"><text:span text:style-name="T2">r. siderata</text:span></text:span>s, inquit, <text:span text:style-name="Default_20_Paragraph_20_Font"><text:span text:style-name="T2">hemierania</text:span></text:span>s<text:line-break/><text:span text:style-name="Default_20_Paragraph_20_Font"><text:span text:style-name="T2">vasorum dissecti</text:span></text:span>o <text:span text:style-name="Default_20_Paragraph_20_Font"><text:span text:style-name="T2">circu</text:span></text:span>m<text:span text:style-name="Default_20_Paragraph_20_Font"><text:span text:style-name="T2">scribit. </text:span></text:span>Igitur quas nominet si-<text:line-break/>deratas , inventu difficile esit ; non enim inter omnes conve-<text:line-break/>nit, quid haec vox, <text:span text:style-name="Default_20_Paragraph_20_Font"><text:span text:style-name="T2">sphacel</text:span></text:span>os, significetis Sunt enim, .qui<text:line-break/>dicunt ipsiam vehementem dolorem decla<text:span text:style-name="Default_20_Paragraph_20_Font"><text:span text:style-name="T2">r</text:span></text:span>are; alii tantum<text:line-break/>inflammationis excessum, ut partem ad corruptionis pericu-<text:line-break/>lum inducat, quod a nonnullis gangrttena appellatur; alii<text:line-break/>partis affectae corruptionem ipsam sphacelon dici volunt;</text:p>
      <text:p text:style-name="P3">assi convulsionem, alii non simpliciter convulsionem, fed ner-<text:line-break/>vo<text:span text:style-name="Default_20_Paragraph_20_Font"><text:span text:style-name="T2">t</text:span></text:span>orum corporum, quae inflammatione lab<text:span text:style-name="Default_20_Paragraph_20_Font"><text:span text:style-name="T2">a</text:span></text:span>runt ; nounulli<text:line-break/>non cam, quae fit , convulsionem , sed quae ex inflammatio-<text:line-break/>nis.. magnitudine expectatur; assi simpliciter vehementem<text:line-break/>tensionem , alii putredinem. Ergo vocabulum <text:span text:style-name="Default_20_Paragraph_20_Font"><text:span text:style-name="T2">sphacelode</text:span></text:span>s,<text:line-break/>in jam proposita Archigenis oratione scriptum, ad tantam<text:line-break/>pervenit obscuritatem, ut nihil significet, quum ipse nuss<text:line-break/>quam melicorum nominum enarrationem scripserit. Per<text:line-break/>verbum autem <text:span text:style-name="Default_20_Paragraph_20_Font"><text:span text:style-name="T2">circumscribit</text:span></text:span> fortassis intelliget quispiam<text:line-break/>dictum esse ab eo, veluti celeriter, vel ex toto sanat; ac po-<text:line-break/>hamus ita dictum esse ; nam quid facere possit is , qui jntel-<text:line-break/>ligere cupit ea, quae ne is quidem, qui scripfit, intelligi vo-<text:line-break/>luit? Deinde pulsatorium et emicantem dolorem arterias<text:line-break/>inserte dicit, quum ipsae videlicet per sphacelodes lictere-<text:line-break/>cranias primigenia affectione laborant. Itaque qualis sit<text:line-break/>pulsatorius dolor , superius enarravimus , quamvis ante no-<text:line-break/>Uram enarrationem omnibus medicis notus sit, siquidem in-<text:line-break/>gentium iusiammatiouum symptoma ipsum esse perhibent</text:p>
      <text:p text:style-name="P3">Emicans autem dolor est, qui a parte primario affecta veluti<text:line-break/>a radice lucipiens, celerite<text:span text:style-name="Default_20_Paragraph_20_Font"><text:span text:style-name="T2">r</text:span></text:span> in partes adjacentes transfertur;<text:line-break/>id vero non solum in heterocraniis vehementissimis , ut Ar-<text:line-break/>chigeni placuit , sed. in cephalaeis quoque vocatis, evenire<text:line-break/>solet ; etenim in his nonnunquam arteriae primario affectae<text:line-break/>hujusmodi, qualem dixit Arehigenes, d<text:span text:style-name="Default_20_Paragraph_20_Font"><text:span text:style-name="T2">o</text:span></text:span>lore vexantur, ita<text:line-break/>ut fateantur nonnulli, vas<text:span text:style-name="Default_20_Paragraph_20_Font"><text:span text:style-name="T2">o</text:span></text:span>rum ipsorum fe dolorem sentiret<text:line-break/>quod interpretari volens, arteriam fubhorrentem fieri ru-.<text:line-break/>tundam dixit. Utrum igitur veluti per fphacelodes hetero-<text:line-break/>cranias arterias ita assiri dicit, ad.eundem modum de venis<text:line-break/>eum feusisse existimandum est, quod per hunc solum mori-<text:line-break/>bum veluti varicosae fiant ? an commune symptoma est ve-<text:line-break/>narum qncmodolibet affectatum , vel . duntaxat inflammata-<text:line-break/>runa? Ex eo eum quod serm<text:span text:style-name="Default_20_Paragraph_20_Font"><text:span text:style-name="T2">o</text:span></text:span>ni de arteriis jungit sermo-<text:line-break/>nem de venis, par. est, ut coniiciamus de eodem affectu ip-<text:line-break/><text:span text:style-name="Default_20_Paragraph_20_Font"><text:span text:style-name="T2">t</text:span></text:span>um. fuisse lo quotum; ex eo autem quod mox in universum<text:line-break/>de nervis atque de aliis hujusmodi partibus Peribit, non ad-</text:p>
      <text:p text:style-name="P3">aptans uni morbo sermonem de ipsis habitum, rursus puta-<text:line-break/>bis ab ipfo itidem de venis quoque fuisse dictum. Itaque in<text:line-break/>hac ambiguitate satius fuerit , ut existimemus in eo sermone, .<text:line-break/>quem de hemicrania conscripsit, simul cum arteriis ipsarum<text:line-break/>venarum quoque mentionem fecisse ; simpliciter vero reli-<text:line-break/>quorum instrumentorum , sine usio diiuncto affectu neque lu<text:line-break/>nervis, neque in iis,. quae deinceps consequuntur; in quibus<text:line-break/>rursum dixit : <text:span text:style-name="Default_20_Paragraph_20_Font"><text:span text:style-name="T2">vena</text:span></text:span>s <text:span text:style-name="Default_20_Paragraph_20_Font"><text:span text:style-name="T2">graves ac detrahentes atque aequa-<text:line-break/>lller infurctos d</text:span></text:span>o<text:span text:style-name="Default_20_Paragraph_20_Font"><text:span text:style-name="T2">lores inferre. </text:span></text:span>Haec igitur nonnilnl ambi.. .<text:line-break/>gustatis continent; quod vero deinceps sequitur, ubi dicit:<text:line-break/><text:span text:style-name="Default_20_Paragraph_20_Font"><text:span text:style-name="T2">nervi ver</text:span></text:span>o <text:span text:style-name="Default_20_Paragraph_20_Font"><text:span text:style-name="T2">disienduntur et c</text:span></text:span>o<text:span text:style-name="Default_20_Paragraph_20_Font"><text:span text:style-name="T2">ntorti- indurantur;</text:span></text:span> recessit<text:line-break/>quidem nraniselle ab heterocrauica affectione, loquitur autem<text:line-break/>in universum de nervis quomodolibet affectis. Id autem pla-<text:line-break/>ne falsum est ; non enim quilibet nervorum affectus ipsorum<text:line-break/>substantiam indurat atque intorquet, sed nonnulli laxiores<text:line-break/>quoque faciunt nervos , ut atrophia manifeste ; quinetiam<text:line-break/>saepenumero nullam sensu perceptibilem habent disserenti-<text:line-break/>am, <text:span text:style-name="Default_20_Paragraph_20_Font"><text:span text:style-name="T2">t</text:span></text:span>ed exquisite simis similes simi, neque <text:span text:style-name="Default_20_Paragraph_20_Font"><text:span text:style-name="T2">t</text:span></text:span>ensum tamen</text:p>
      <text:p text:style-name="P3">neque motum praestant subjectis corporibus. Itaque in fo-<text:line-break/>lis fortasse iusiammationibus, aut inflammatoriis morbis, aut<text:line-break/>praeter naturam tumoribus omnibus, dixit nervos indurari<text:line-break/>et contorqueri ; at lu iis manifeste apparet nervos intendi ;<text:line-break/>nam et aegrotantibus ipsis et nobis aspicientibus intendi ap-<text:line-break/>parent; quapropter, nisi curentur , et convulsiones et teta-<text:line-break/>n i ipsos loquuntur. Atque omnium, quae in tumorem at-<text:line-break/>tolluntur, commune symptoma esse ridetur, ut tendantur;<text:line-break/>nant et arterias et venas inflammatione affectas manifeste<text:line-break/>tendi vidimus ; venas quidem, ubi per summamembra orta<text:line-break/>inflammatione bubo exurgit; plerumque enim totum vas<text:line-break/>intentum videtur rubere magis et calere, atque maj.ori dolore;<text:line-break/>si tangatur, affectum, ut fit manifestum totum inflammari,<text:line-break/>incipiendo ab ea parte, quae primario affecta est, usque ad<text:line-break/>alas et inguina. Proinde recte dixerunt omnes sere messim,<text:line-break/>inflammatis partibus accidere , ut rubescant, tendantur , re-<text:line-break/>nitantur, intumescant et doleant; pulsum vero non omni-</text:p>
      <text:p text:style-name="P3">bus, ut diximus, fed iis duntaxat, lu quibus arteriae notatu<text:line-break/>dignae sunt, et pars jsi sensu praedita sit et notabilis magui-<text:line-break/>tudinis iusiammati<text:span text:style-name="Default_20_Paragraph_20_Font"><text:span text:style-name="T2">o</text:span></text:span> ; tunc enim pulsatorium dolorem sentiunt<text:line-break/>laborantes, vel nullo exiflente sensili vase in affecto corpore.<text:line-break/>Aliquis quaeret ex me fortasse , quae sint singulorum insim-<text:line-break/>memorum p<text:span text:style-name="Default_20_Paragraph_20_Font"><text:span text:style-name="T2">r</text:span></text:span>opria accidentia. ld vero jam antea, neque<text:line-break/>semel duntaxat , explicatum est-, quod propriae actionis lae-<text:line-break/>fio, qualicunque sit specie, cujuslibet pa<text:span text:style-name="Default_20_Paragraph_20_Font"><text:span text:style-name="T2">r</text:span></text:span>tis proprium est<text:line-break/>symptoma; neque aliud eis ex necessitate symptoma, neque<text:line-break/>etiam laesionum differentiae existunt p sed differentiae quidem<text:line-break/>variant pro affectus tum specie tum magnitudine ; syrnpto-<text:line-break/>matis vero ad laesam actionem pertinentis sive genus, sive<text:line-break/>species, aut utcunque nominare volueris, semper manet.<text:line-break/>Et satius sa<text:span text:style-name="Default_20_Paragraph_20_Font"><text:span text:style-name="T2">n</text:span></text:span>e fuisset Archigenem totum methodo complecten-<text:line-break/>tem , abundantius haec persequi , quum ab estis negligentius<text:line-break/>sint tradita, quorum non pauca in plurimis estis libris con-<text:line-break/>scripsimus, quemadmodum et posthac deinceps dice<text:span text:style-name="Default_20_Paragraph_20_Font"><text:span text:style-name="T2">n</text:span></text:span>tur, bre-<text:line-break/>viori quidem compendio ea, quae exacte alibi fuerunt exa-</text:p>
      <text:p text:style-name="P3">ruta; longiori vero. disputatione lue tractabimus ea, quae.<text:line-break/>alibi breviori stylo. percurrimus. Nunc vero reliquas dolo-<text:line-break/>rutu differentias , quarum in praescripto sermone Archigene.<text:line-break/>mentionem fecit, persequamur. Quod igitur peccaverit, di-<text:line-break/>nens torpidos dolores nervis evenire, quodque stupor non<text:line-break/>unius cuiuspiam partis proprius sit affectus , sed causae po-<text:line-break/>tius ac. affectionis, antea dictum est ; quod vero .<text:span text:style-name="Default_20_Paragraph_20_Font"><text:span text:style-name="T2">d</text:span></text:span>o<text:span text:style-name="Default_20_Paragraph_20_Font"><text:span text:style-name="T2">l</text:span></text:span>o<text:span text:style-name="Default_20_Paragraph_20_Font"><text:span text:style-name="T2">res dure<text:line-break/>distendentes</text:span></text:span> in ipsis. fiunt, recte dictum est; quanquam meli-<text:line-break/>us erat, si simpliciter dixisset, <text:span text:style-name="Default_20_Paragraph_20_Font"><text:span text:style-name="T2">difiendente</text:span></text:span>s, non addendo<text:line-break/><text:span text:style-name="Default_20_Paragraph_20_Font"><text:span text:style-name="T2">dure; </text:span></text:span>nam nervorum .dolores utrinque vehementer disten-<text:line-break/>dunt, quia ad utraque extrema tenduntur, tum id a quo pri-.<text:line-break/>nto incipiunt, tumilludin quo finiuntur, ut chordae in ci-<text:line-break/>thara., quae. saepenumero, ubi nimis intenduntur, dirumpi<text:line-break/>solent; ac: propterea citharistae, quum instrumenta sua post<text:line-break/>usum reponunt, chordas relaxant. Et sane quod eae a con-<text:line-break/>trariis tum causis tum affectio<text:span text:style-name="Default_20_Paragraph_20_Font"><text:span text:style-name="T2">n</text:span></text:span>ibus intendantur, ignorat<text:line-break/>nemo,. sive humidus suerit ambiens aer, ut riget ipsas et im-<text:line-break/>pleale sive vehementer aridus; ab utraque enim ambientis</text:p>
      <text:p text:style-name="P3">aeris temperie ad ultimam tensionem perveniunt ; unde non<text:line-break/>mirum, si rumpantur. Proinde recte dixit Hippocrates;<text:line-break/><text:span text:style-name="Default_20_Paragraph_20_Font"><text:span text:style-name="T2">nervorum c</text:span></text:span>o<text:span text:style-name="Default_20_Paragraph_20_Font"><text:span text:style-name="T2">nvu</text:span></text:span>lsio<text:span text:style-name="Default_20_Paragraph_20_Font"><text:span text:style-name="T2">ne</text:span></text:span>s <text:span text:style-name="Default_20_Paragraph_20_Font"><text:span text:style-name="T2">et</text:span></text:span> n <text:span text:style-name="Default_20_Paragraph_20_Font"><text:span text:style-name="T2">plen</text:span></text:span>i<text:span text:style-name="Default_20_Paragraph_20_Font"><text:span text:style-name="T2">tudine et ab inaniti</text:span></text:span>o<text:span text:style-name="Default_20_Paragraph_20_Font"><text:span text:style-name="T2">ne eie-<text:line-break/>nire</text:span></text:span>, utpote quae sint immodicae nervorum teusiones. Sed<text:line-break/><text:span text:style-name="Default_20_Paragraph_20_Font"><text:span text:style-name="T2">pr</text:span></text:span>o<text:span text:style-name="Default_20_Paragraph_20_Font"><text:span text:style-name="T2">fund</text:span></text:span>os <text:span text:style-name="Default_20_Paragraph_20_Font"><text:span text:style-name="T2">esse eorum d</text:span></text:span>o<text:span text:style-name="Default_20_Paragraph_20_Font"><text:span text:style-name="T2">l</text:span></text:span>o<text:span text:style-name="Default_20_Paragraph_20_Font"><text:span text:style-name="T2">re</text:span></text:span>s, id ab accidentibus, quae plu-<text:line-break/>rimis nervis eveniunt, sumptum est. Etenim , quum venae<text:line-break/>quidem semper priores in superficie sint, deinde post eas ar-<text:line-break/>terrae, quibus postea nervi subduntur, idcicco laborantes eo-.<text:line-break/>rum tensionem in imo sentiunt; quanquam multi tendones,<text:line-break/>qui nervosa sunt corpora et a nonnullis plane nervi noni-<text:line-break/>nantm , non. profundos, fed lu superfitie dolores habent,<text:line-break/>si quando ipsus quoque sic intendi co<text:span text:style-name="Default_20_Paragraph_20_Font"><text:span text:style-name="T2">n</text:span></text:span>tigerit, ut illos qui db-<text:line-break/>gitos extendunt ; sunt autem et qui illos incurvant, in super-<text:line-break/>sime quidem,. sed non similiter, ut extendentes. Sed Archia<text:line-break/>genes <text:span text:style-name="Default_20_Paragraph_20_Font"><text:span text:style-name="T2">nervorum dolore</text:span></text:span>s <text:span text:style-name="Default_20_Paragraph_20_Font"><text:span text:style-name="T2">insut</text:span></text:span>os <text:span text:style-name="Default_20_Paragraph_20_Font"><text:span text:style-name="T2">este dicit, </text:span></text:span>quum hujusmodi<text:line-break/>doloris species; ut antea diximus, ad colon magis pertineat;<text:line-break/>accidit etiam ami eum quadam pulsatione, atque dentibus</text:p>
      <text:p text:style-name="P2">molaribus, quinetianr quandoque oculis; minime vero ner-<text:line-break/>xis infixus dolor evenit; etenim magna ex parte utroque<text:line-break/>.extenduntur et ad supernas et ad infernas animantis partes.<text:line-break/>.Quod vero deinceps .ab Archigene dictum est, <text:span text:style-name="Default_20_Paragraph_20_Font"><text:span text:style-name="T2">nervo</text:span></text:span>s <text:span text:style-name="Default_20_Paragraph_20_Font"><text:span text:style-name="T2">angu-<text:line-break/>siiae pleno</text:span></text:span>s <text:span text:style-name="Default_20_Paragraph_20_Font"><text:span text:style-name="T2">habere dol</text:span></text:span>o<text:span text:style-name="Default_20_Paragraph_20_Font"><text:span text:style-name="T2">re</text:span></text:span>s, prava locutionis imitatione di-<text:line-break/>, erum, ac nihil amplius declarat quam quod deinceps diest,<text:line-break/><text:span text:style-name="Default_20_Paragraph_20_Font"><text:span text:style-name="T2">et minime fuso</text:span></text:span>s. Re vera enim minime fusus, hoc est i<text:span text:style-name="Default_20_Paragraph_20_Font"><text:span text:style-name="T2">n<text:line-break/></text:span></text:span>latitudinem porrectos, nervi dolores habent, sed magis quo-<text:line-break/>dammodo circumscriptos, utpote perveniente ipsorum ten -<text:line-break/>sume et ad supernas et ad insernas partes , magis vero fur-<text:line-break/>fum .usque ad caput ; ac tum primum ipsos universi corporis<text:line-break/>et convulsiones. et distentiones comitantur, quum n<text:span text:style-name="Default_20_Paragraph_20_Font"><text:span text:style-name="T6">ulli</text:span></text:span> nervi .<text:line-break/>teusioni huiusmodi quicquam accidat, antequam caput ipsum<text:line-break/>attingat. Post . haec conseque<text:span text:style-name="Default_20_Paragraph_20_Font"><text:span text:style-name="T2">n</text:span></text:span>ter scripsit Arclugenes de<text:line-break/>membranis , quod quidem <text:span text:style-name="Default_20_Paragraph_20_Font"><text:span text:style-name="T2">su latum di</text:span></text:span>s<text:span text:style-name="Default_20_Paragraph_20_Font"><text:span text:style-name="T2">currant ipsis dolore</text:span></text:span>s;<text:line-break/>quum. afficiuntur, vere dicens, quod vero <text:span text:style-name="Default_20_Paragraph_20_Font"><text:span text:style-name="T2">aliquid haemodiae<text:line-break/>simile habeant,. </text:span></text:span>non vere, ut antea dictum. esu Neque<text:line-break/>al etiam in totum verum est, <text:span text:style-name="Default_20_Paragraph_20_Font"><text:span text:style-name="T2">qu</text:span></text:span>o<text:span text:style-name="Default_20_Paragraph_20_Font"><text:span text:style-name="T2">d membranarum dolores sint</text:span></text:span></text:p>
      <text:p text:style-name="P3"><text:span text:style-name="Default_20_Paragraph_20_Font"><text:span text:style-name="T2">inaequales</text:span></text:span> , siquidem contrarium magis veritati c<text:span text:style-name="Default_20_Paragraph_20_Font"><text:span text:style-name="T2">o</text:span></text:span>nscntit p<text:line-break/>nam ex propria sua ratione ridentur aequales luducere sio-<text:line-break/>lores, quoniam universum ipsarum corpus aequale est;- af-<text:line-break/><text:span text:style-name="Default_20_Paragraph_20_Font"><text:span text:style-name="T2">o</text:span></text:span>b c<text:span text:style-name="Default_20_Paragraph_20_Font"><text:span text:style-name="T2">o</text:span></text:span>mmunicationem cum vicinis, inaequalitatem quandam<text:line-break/>afferunt interdum per accidens. Quum enim ad affectam ip-<text:line-break/>sarmn partem ducuntur et tenduntur ciretrmj accuses, inaequa-^<text:line-break/>lem fieri dolorem necesse est; ubi enim intenta pars acutioris -<text:line-break/>sensus est, ibi dolore vehementiore cruciantur ; ubi vero seu-<text:line-break/>sum habet hebetiorem, ibi minus dolent, । Atque ex eo quo-<text:line-break/>que quod quae tenditur membrana, os ipsum vel attingit, vel<text:line-break/>non attingit, non abs re dolorum fit differentia. Atque hac<text:line-break/>ratione nonuulli pleuriticorum jugulum dolent, porrecta in<text:line-break/>hunc locum membrana costas succingente ; aliquando tamen<text:line-break/>non ad jugulunr, sed ad hypochoudrium dolor eorum transit, -<text:line-break/>cujus sensus est in septo transverso , utpote quod necessario<text:line-break/>movetur, quum pleuritici respirant, magis quam caeterae<text:line-break/><text:span text:style-name="Default_20_Paragraph_20_Font"><text:span text:style-name="T2">tho</text:span></text:span>racis partes. Quum enim veluti radix d<text:span text:style-name="Default_20_Paragraph_20_Font"><text:span text:style-name="T2">o</text:span></text:span>loris in latere<text:line-break/>consistit, tum laborantes musculis qui illic sunt respiraret</text:p>
      <text:p text:style-name="P3">pigrescunt; quare tum s<text:span text:style-name="Default_20_Paragraph_20_Font"><text:span text:style-name="T2">o</text:span></text:span>li septo .transverso natura <text:span text:style-name="Default_20_Paragraph_20_Font"><text:span text:style-name="T2">r</text:span></text:span>espira-<text:line-break/><text:span text:style-name="Default_20_Paragraph_20_Font"><text:span text:style-name="T2">tio</text:span></text:span>nis officium committit, quemadmodum in p<text:span text:style-name="Default_20_Paragraph_20_Font"><text:span text:style-name="T2">r</text:span></text:span>ospere valen-<text:line-break/>tium libera respiratione contingere solet. Igitur, quum in<text:line-break/>partibus laterum in<text:span text:style-name="Default_20_Paragraph_20_Font"><text:span text:style-name="T2">t</text:span></text:span>erioribus oritur inflammatio , septum<text:line-break/>transversum intentum magis dolet; quum vero in partibus<text:line-break/>superioribus; tum jugulum dolor insedat: caeterum septum<text:line-break/>transversum, quia movetur; jugulum autem, quia durum<text:line-break/><text:span text:style-name="Default_20_Paragraph_20_Font"><text:span text:style-name="T1">est, </text:span></text:span>dolorem efficit. Ubi vero ingens in hepale oritur in-<text:line-break/>flammatio , aut icir<text:span text:style-name="Default_20_Paragraph_20_Font"><text:span text:style-name="T2">r</text:span></text:span>hus, dolor qui jugulum in dextra parte<text:line-break/>insestat, cavae venae magis quam membranarum tensionem<text:line-break/>sequitur, Quum autem dixit , <text:span text:style-name="Default_20_Paragraph_20_Font"><text:span text:style-name="T2">hoc modo saepenumero su-<text:line-break/>perficient quoque doler</text:span></text:span>e, quod est habere ea quae. sunt pro-<text:line-break/>pria membranarum affectatum , plane declarat, unde motus<text:line-break/>dixerit ipsas dolores habere haemodiae non dissimiles, Quia<text:line-break/>enim simul cum haemodiae proprietate stuporis etiam sen-<text:line-break/><text:span text:style-name="Default_20_Paragraph_20_Font"><text:span text:style-name="T1">sus. </text:span></text:span>percipitu<text:span text:style-name="Default_20_Paragraph_20_Font"><text:span text:style-name="T2">r</text:span></text:span>, perinde ac si ab eadem causa uterque affectus<text:line-break/>fiat.; memb<text:span text:style-name="Default_20_Paragraph_20_Font"><text:span text:style-name="T2">r</text:span></text:span>ana autem quae lu superfitie cuti substrata est,<text:line-break/>saepenumero stupido dolore afficitor, utpote quae ah exte<text:span text:style-name="Default_20_Paragraph_20_Font"><text:span text:style-name="T2">r-.</text:span></text:span></text:p>
      <text:p text:style-name="P3">nis causis frigidis celerius noxam fulsit, idcirco deceptus Ar-<text:line-break/>chigenes affecti<text:span text:style-name="Default_20_Paragraph_20_Font"><text:span text:style-name="T2">o</text:span></text:span>nis communitate, caeteras membranas hae-<text:line-break/>modiae sunile quidpiam <text:span text:style-name="Default_20_Paragraph_20_Font"><text:span text:style-name="T2">pati</text:span></text:span> dixit, ac. saepenumer<text:span text:style-name="Default_20_Paragraph_20_Font"><text:span text:style-name="T2">o</text:span></text:span> supersi-<text:line-break/>ciem qu<text:span text:style-name="Default_20_Paragraph_20_Font"><text:span text:style-name="T2">o</text:span></text:span>que, n<text:span text:style-name="Default_20_Paragraph_20_Font"><text:span text:style-name="T2">o</text:span></text:span>n secundum asseclae partis substantiam facto<text:line-break/>dolore, fed quod <text:span text:style-name="Default_20_Paragraph_20_Font"><text:span text:style-name="T2">o</text:span></text:span>b substantiam exanguem et frigidam facile<text:line-break/>a frigidis affectibus infestentur, affectus vero ipfos hujus-<text:line-break/>modi dolores comitentur; idcirco saepenumero dixit fieri<text:line-break/>hujusmodi dolores, non videlicet per affectae partis fuhstan-<text:line-break/>tiam, sic enim inseparabiles essent, sed per accidens superve-<text:line-break/>mentes.. Subtensa igitur cuti membrana, quae cum ipsa si-<text:line-break/>mus excoriatur, dolores facit tenfivos et torpidos; quae vero<text:line-break/>in media sunt carne, veluti divellentes, sunt enim plurimae<text:line-break/>inaequabiliter inlitae et eam circumdantes; quum igitur <text:span text:style-name="Default_20_Paragraph_20_Font"><text:span text:style-name="T1">ex<text:line-break/></text:span></text:span>contrariis inse<text:span text:style-name="Default_20_Paragraph_20_Font"><text:span text:style-name="T2">c</text:span></text:span>tionibus tenui carnem contingit, hujusmodi<text:line-break/>dolores evenire necesse est; at a multis exercitationibus aut<text:line-break/>tensivi aut ulcerosi proveniunt dolores, qui totus musculus<text:line-break/>occupare consueverunt, inter quorum partes carnes quoque</text:p>
      <text:p text:style-name="P2">numerantur; verum de hujusm<text:span text:style-name="Default_20_Paragraph_20_Font"><text:span text:style-name="T2">o</text:span></text:span>di doloribus fatis in libris de<text:line-break/>similate tuenda jam lictum est. Sed quod <text:span text:style-name="Default_20_Paragraph_20_Font"><text:span text:style-name="T2">membranarum,<text:line-break/>quae oisilbu</text:span></text:span>s <text:span text:style-name="Default_20_Paragraph_20_Font"><text:span text:style-name="T2">adiacent, dol</text:span></text:span>o<text:span text:style-name="Default_20_Paragraph_20_Font"><text:span text:style-name="T2">res</text:span></text:span> e<text:span text:style-name="Default_20_Paragraph_20_Font"><text:span text:style-name="T2">t pr</text:span></text:span>o<text:span text:style-name="Default_20_Paragraph_20_Font"><text:span text:style-name="T2">fundi sunt,</text:span></text:span> id est in<text:line-break/>intimo corpore sensum .excitantes , <text:span text:style-name="Default_20_Paragraph_20_Font"><text:span text:style-name="T2">et ossium</text:span></text:span> i<text:span text:style-name="Default_20_Paragraph_20_Font"><text:span text:style-name="T2">psorum veluti<text:line-break/>d</text:span></text:span>o<text:span text:style-name="Default_20_Paragraph_20_Font"><text:span text:style-name="T2">lentium inducunt imaginem</text:span></text:span>, haudquaquam mirandum esu<text:line-break/>Nam ii a quam plurimis ostocopi nominantur et frequentius<text:line-break/>ah exercitationibus oboriuntur, quamvis interdum veI ob fri-<text:line-break/>gus, veI plenitudinem. Insuper <text:span text:style-name="Default_20_Paragraph_20_Font"><text:span text:style-name="T2">vena</text:span></text:span>s dixit <text:span text:style-name="Default_20_Paragraph_20_Font"><text:span text:style-name="T2">grave</text:span></text:span>s <text:span text:style-name="Default_20_Paragraph_20_Font"><text:span text:style-name="T2">et de-<text:line-break/>trahente</text:span></text:span>s <text:span text:style-name="Default_20_Paragraph_20_Font"><text:span text:style-name="T2">et aequabiliter .infurct</text:span></text:span>o<text:span text:style-name="Default_20_Paragraph_20_Font"><text:span text:style-name="T2">s inferre d</text:span></text:span>o<text:span text:style-name="Default_20_Paragraph_20_Font"><text:span text:style-name="T2">l</text:span></text:span>o<text:span text:style-name="Default_20_Paragraph_20_Font"><text:span text:style-name="T2">res;</text:span></text:span> verum<text:line-break/>ab mitio, ubi hemicraniae mentionem ferit, <text:span text:style-name="Default_20_Paragraph_20_Font"><text:span text:style-name="T2">venas varic</text:span></text:span>o<text:span text:style-name="Default_20_Paragraph_20_Font"><text:span text:style-name="T2">sus<text:line-break/>fieri</text:span></text:span> aio Ergo in hoc sule fortassis accidere <text:span text:style-name="Default_20_Paragraph_20_Font"><text:span text:style-name="T2">o</text:span></text:span>portet, ipsum<text:line-break/>hoe dicere.; sciendum tamen proprium arteriae venaeque<text:line-break/>dolorem extensi secundum longitudinem corp<text:span text:style-name="Default_20_Paragraph_20_Font"><text:span text:style-name="T2">o</text:span></text:span>ris veluti<text:line-break/>chordae cujusdam speciem referre, nulla utique prolu<text:span text:style-name="Default_20_Paragraph_20_Font"><text:span text:style-name="T2">n</text:span></text:span>dita-<text:line-break/>te florui apparente. Aequabiliter autem infigi venarum do-<text:line-break/>lorea, omnino. obscurum est; quippe iusigi ad nihil, quod<text:line-break/>ipsis accidere soleat, referri potest. . Deinde de carnibus sii-.<text:line-break/>cit, .<text:span text:style-name="Default_20_Paragraph_20_Font"><text:span text:style-name="T2">quod fusos et laxiore</text:span></text:span>s <text:span text:style-name="Default_20_Paragraph_20_Font"><text:span text:style-name="T2">inducant dolores.. </text:span></text:span>At in tutum</text:p>
      <text:p text:style-name="P3">nullus dolor laxus est, eos tame<text:span text:style-name="Default_20_Paragraph_20_Font"><text:span text:style-name="T2">n</text:span></text:span> fortasse, qui mi<text:span text:style-name="Default_20_Paragraph_20_Font"><text:span text:style-name="T2">n</text:span></text:span>us i<text:span text:style-name="Default_20_Paragraph_20_Font"><text:span text:style-name="T2">n</text:span></text:span>ten-<text:line-break/>dantur, laxiores vocitat, quoniam valorum et membrana-<text:line-break/>rum dolores magis intendi ridentur. ld enim consuetur<text:line-break/>eos non adeo extentos conspici, ob hoc quod car<text:span text:style-name="Default_20_Paragraph_20_Font"><text:span text:style-name="T2">n</text:span></text:span>eae muscu-<text:line-break/>lorum partes brevibus circumscriptionibus contineantur.<text:line-break/>Sed id quod deinceps scribit, <text:span text:style-name="Default_20_Paragraph_20_Font"><text:span text:style-name="T2">videri tactum veluti asperita <text:line-break/>tib</text:span></text:span>ii<text:span text:style-name="Default_20_Paragraph_20_Font"><text:span text:style-name="T2">s quibu</text:span></text:span>s<text:span text:style-name="Default_20_Paragraph_20_Font"><text:span text:style-name="T2">dam innatare, </text:span></text:span>an proprie ad dolores, qui in<text:span text:style-name="Default_20_Paragraph_20_Font"><text:span text:style-name="T2"><text:line-break/></text:span></text:span>carnibus consistunt, pertineat, inquirendum esu Nam quod<text:line-break/>interdum aliquid hujusmodi per ipsarum dolores eveniat,<text:line-break/>verum est ; at quia non semper evenit, ad unam potius quan-<text:line-break/>dam affectionem ut plurimum ipsis accidentem , non ad ea-<text:line-break/>rum substantiam proprie refere<text:span text:style-name="Default_20_Paragraph_20_Font"><text:span text:style-name="T2">n</text:span></text:span>dum ridebitur; neque sim-<text:line-break/>pliciterintelligendum est, eam affectionem esse morbum frui<text:line-break/>flammatorium , sed etiam cum humore aliquo sua natura ex-<text:line-break/>aspe<text:span text:style-name="Default_20_Paragraph_20_Font"><text:span text:style-name="T2">r</text:span></text:span>ante. Verum deinceps de musculis scribe<text:span text:style-name="Default_20_Paragraph_20_Font"><text:span text:style-name="T2">n</text:span></text:span>s Archige-<text:line-break/><text:span text:style-name="Default_20_Paragraph_20_Font"><text:span text:style-name="T2">n</text:span></text:span>es , . eos <text:span text:style-name="Default_20_Paragraph_20_Font"><text:span text:style-name="T2">carni</text:span></text:span>s <text:span text:style-name="Default_20_Paragraph_20_Font"><text:span text:style-name="T2">nerporumque. mixtam pr</text:span></text:span>o<text:span text:style-name="Default_20_Paragraph_20_Font"><text:span text:style-name="T2">prietatem referre<text:line-break/>dicit</text:span></text:span>, tanquam peculiari ipsorum substantia ex his consistente.<text:line-break/>Addit vero arterias, quoniam in ipsis inveniuntur p at hoc</text:p>
      <text:p text:style-name="P3">pacto venas quoque dicere debuit atque membranas. Vo-<text:line-break/>cabulum autem <text:span text:style-name="Default_20_Paragraph_20_Font"><text:span text:style-name="T2">turgentes</text:span></text:span> a Graecis de iis dicitur, qui cum<text:line-break/>bono co<text:span text:style-name="Default_20_Paragraph_20_Font"><text:span text:style-name="T2">r</text:span></text:span>poris habitu pleni sunt; atque idcirco de juniori-<text:line-break/>-bus duntaxat dici consuerit, de senibus vero minime, quod<text:line-break/>non possit ipsorum corpus boni habitus plenitudinem lusci-<text:line-break/>pete ; at vero , in quam rem hoc vocabulum Archigenes re-<text:line-break/>ferre velit, invenire non est facile, maxime quia contundere<text:line-break/>multis in locis et corrumpere solet Graecorum nominum si-<text:line-break/>gnificata. Quod si quis turgentes de iis dici intellexerit par-<text:line-break/>tibus, quae a plenitudine intenduntur, non proprie ad mus-<text:line-break/>culos , sed communiter ad omnia repleta corpora pertinebit.<text:line-break/>Quum vero eos <text:span text:style-name="Default_20_Paragraph_20_Font"><text:span text:style-name="T2">capaci cum latitudine extendi</text:span></text:span> dixit , puto<text:line-break/>ipsum hanc a nervorum plenitudine voluisse scjungere. <text:span text:style-name="Default_20_Paragraph_20_Font"><text:span text:style-name="T2">Tor-<text:line-break/>pide autem pultare</text:span></text:span>, haudquaquam luisse recte dictum, jam<text:line-break/>antea declaratum esu <text:span text:style-name="Default_20_Paragraph_20_Font"><text:span text:style-name="T2">Reliqu</text:span></text:span>o<text:span text:style-name="Default_20_Paragraph_20_Font"><text:span text:style-name="T2">rum vero d</text:span></text:span>o<text:span text:style-name="Default_20_Paragraph_20_Font"><text:span text:style-name="T2">lorum ulcerosa</text:span></text:span>s,<text:line-break/>inquit, <text:span text:style-name="Default_20_Paragraph_20_Font"><text:span text:style-name="T2">graciliter acutus esu</text:span></text:span> Est autem haec quoque ora-<text:line-break/>fio obfcura, neque per <text:span text:style-name="Default_20_Paragraph_20_Font"><text:span text:style-name="T2">t</text:span></text:span>e quicquam docere potest, haud ali-<text:line-break/>ter quam caeterae obscurae, quas ne explanare quidem pus-</text:p>
      <text:p text:style-name="P3">sibilo est, nisi quis rem per se intelligens, eam orationi ad-<text:line-break/>aptare conetur. Nunc itaque aliquis etiam sciens tum me-.<text:line-break/>dices tum gymnastas eos dolores vocare ulcerosus, per<text:line-break/>quos inter movendum vel tangendum lassatas partes sensus<text:line-break/>excitatur, qualis in ulceratus partibus percipi solet, iutelli-<text:line-break/>gere poterit per dolorem grariliter acutum hujus quempiam<text:line-break/>speciei significari, qualis ab acutae acus punctura fieri con-<text:line-break/>fuevit ; ergo constat hunc neque continuum esse neque ae-<text:line-break/>qualiter per omnes partes porrectum. Hunc itaque ipsum<text:line-break/><text:span text:style-name="Default_20_Paragraph_20_Font"><text:span text:style-name="T2">dulci</text:span></text:span>o<text:span text:style-name="Default_20_Paragraph_20_Font"><text:span text:style-name="T2">rem este</text:span></text:span> dicit, quum dicere deberet, imbecilliorem,<text:line-break/>aut obtusiorem , aut non vehementem , aut minus molestmn,<text:line-break/>aut id genus quippiam ; nihil enim quod molestum est , pro-<text:line-break/>prie dulcius appellatur. Id autem quod dicit, et <text:span text:style-name="Default_20_Paragraph_20_Font"><text:span text:style-name="T2">pruriginem<text:line-break/>inducens</text:span></text:span>, incomposite dictum est; differt enim manifeste<text:line-break/>prurigiuosus et sensus et affectus ab ulceroso. Verum quia<text:line-break/>crebro pruriginosa ulcerosam antecedit, atque soluta quies-<text:line-break/>centeque ulcerosa in prurigiuosam transmutatio fit , inde, est<text:line-break/>quod de ipsis coulule. indefiuiteque Arcuigenes scripsi t , ut</text:p>
      <text:p text:style-name="P3">qui neque caufas utrarumque affectionum exacte alicubi tra-<text:line-break/>elaverit. Verum nos eas in opere de sanitate tuenda per-<text:line-break/>lecte enarravimus. Igitur ulcerosus dolor non in sola cute<text:line-break/>consistere ridetur, sed per altum ad usque ossa extendi ; prii-<text:line-break/>riginofus autem re vera solius superficiei est, non tamen pri-<text:line-break/>mario pro ratione ipfius propria,. sed per accidens; : quod<text:line-break/>denfior subiectis sibi pa<text:span text:style-name="Default_20_Paragraph_20_Font"><text:span text:style-name="T2">r</text:span></text:span>tibus cutis sit. Horum ergo dolo-<text:line-break/>rum uterque propriae affectionis est symptoma, qui fiunt ob<text:line-break/>acres quosdam humores , atque tantum quantum assectiones<text:line-break/>ipsae inter inter sese disserunt. Sed ut dixi , de ipsis in li-<text:line-break/>luis de sanitate tuenda definitum esu <text:span text:style-name="Default_20_Paragraph_20_Font"><text:span text:style-name="T2">Punctorius ver</text:span></text:span>o, in-<text:line-break/>quit, <text:span text:style-name="Default_20_Paragraph_20_Font"><text:span text:style-name="T2">d</text:span></text:span>o<text:span text:style-name="Default_20_Paragraph_20_Font"><text:span text:style-name="T2">lor in pr</text:span></text:span>o<text:span text:style-name="Default_20_Paragraph_20_Font"><text:span text:style-name="T2">fundo est;</text:span></text:span> non recte, nam ad membranas,<text:line-break/>non ad imas partes , proprie pertinet. <text:span text:style-name="Default_20_Paragraph_20_Font"><text:span text:style-name="T2">Jnsixu</text:span></text:span>s <text:span text:style-name="Default_20_Paragraph_20_Font"><text:span text:style-name="T2">autem</text:span></text:span> , in-<text:line-break/>quit, <text:span text:style-name="Default_20_Paragraph_20_Font"><text:span text:style-name="T2">sinu vic</text:span></text:span>i<text:span text:style-name="Default_20_Paragraph_20_Font"><text:span text:style-name="T2">no;</text:span></text:span> quod praeter rationem omnino scripsit;<text:line-break/>nam sinus caritas quaedam est, quod partes prius conjun-<text:line-break/>ctae ab invicem scjunctae sint, oborta. Quum itaque fluxi-<text:line-break/>one impletur, quia adjacentes partes distenduntur, musivum</text:p>
      <text:p text:style-name="P3">dolorem sentiunt laborantes, non secundum longitudinem<text:line-break/>latius expo<text:span text:style-name="Default_20_Paragraph_20_Font"><text:span text:style-name="T2">r</text:span></text:span>rectum, sed propriis limitibus circumscriptum.<text:line-break/>Nam exorem quomodolihet e sinu humore, protinus dolor<text:line-break/>conquiescit ; nisi si cui ambientia sicum corpora adeo disten-<text:line-break/>dantur dilatenturque, ut inflammatorio affectu torqueantur.<text:line-break/>Haec su<text:span text:style-name="Default_20_Paragraph_20_Font"><text:span text:style-name="T2">n</text:span></text:span>t, quae proprie ad sinus pertinent ; quod vero ab<text:line-break/>Archigene dictumest, aliud ab his est, verum quid intelle-<text:line-break/>xerit, quum ita scriberet, haud facile inveniri potest. At-<text:line-break/>que quod deinceps scriptum est, non minorem habet dubi-<text:line-break/>tationem. <text:span text:style-name="Default_20_Paragraph_20_Font"><text:span text:style-name="T2">Nam siimulans</text:span></text:span>, inquit, <text:span text:style-name="Default_20_Paragraph_20_Font"><text:span text:style-name="T2">d</text:span></text:span>o<text:span text:style-name="Default_20_Paragraph_20_Font"><text:span text:style-name="T2">lor n</text:span></text:span>o<text:span text:style-name="Default_20_Paragraph_20_Font"><text:span text:style-name="T2">n in imo sub-<text:line-break/>sisiit. </text:span></text:span>Hic enim sermo cum eo, quem in initio praemisit,<text:line-break/>pugnare videtur, quo in hunc modum- scripfit: sii<text:span text:style-name="Default_20_Paragraph_20_Font"><text:span text:style-name="T2">mulans<text:line-break/>autem partim eorum, quae in loco suat, q</text:span></text:span>u<text:span text:style-name="Default_20_Paragraph_20_Font"><text:span text:style-name="T2">idpiam allectum<text:line-break/>este declarat, partim contra;</text:span></text:span> id enim fieri potest tum in -<text:line-break/>proscissio proxime ad ossa tum in cute atque in medio , hu-<text:line-break/>ju.smodi dolore omnino ab humore mordaci oriente, qui sen-<text:line-break/>sibilium partium aliquam erodit. -Quod vero in fine ejusdem<text:line-break/>orationis sic scriptum^ est, <text:span text:style-name="Default_20_Paragraph_20_Font"><text:span text:style-name="T2">laceran</text:span></text:span>s <text:span text:style-name="Default_20_Paragraph_20_Font"><text:span text:style-name="T2">autem est, qui in sini-</text:span></text:span></text:p>
      <text:p text:style-name="P3"><text:span text:style-name="Default_20_Paragraph_20_Font"><text:span text:style-name="T2">bus c</text:span></text:span>o<text:span text:style-name="Default_20_Paragraph_20_Font"><text:span text:style-name="T2">nsistit ;</text:span></text:span> si lacerans quidem idem significat, quod divel-<text:line-break/>Iens, falsum est; nam issi qui in sinu est, id minime contui-<text:line-break/>gere f<text:span text:style-name="Default_20_Paragraph_20_Font"><text:span text:style-name="T2">o</text:span></text:span> leti Quod si non hoc, sed. aliud quippiam , unde id<text:line-break/>potest inveniri? . Atque hujuscemodi sunt quae in prae-<text:line-break/>scripto scrmone Arehigenes alti</text:p>
      <text:p text:style-name="P1">Cap. IX. Ad alium vero transeamus,. qui et ipsa<text:line-break/>ex d<text:span text:style-name="Default_20_Paragraph_20_Font"><text:span text:style-name="T2">o</text:span></text:span>lorum differentia affectarun<text:span text:style-name="Default_20_Paragraph_20_Font"><text:span text:style-name="T2">t</text:span></text:span> partium dig<text:span text:style-name="Default_20_Paragraph_20_Font"><text:span text:style-name="T2">n</text:span></text:span>otionem d<text:span text:style-name="Default_20_Paragraph_20_Font"><text:span text:style-name="T2">o-<text:line-break/></text:span></text:span>cet; est autem dicti<text:span text:style-name="Default_20_Paragraph_20_Font"><text:span text:style-name="T2">o</text:span></text:span> huj usnrodi : <text:span text:style-name="Default_20_Paragraph_20_Font"><text:span text:style-name="T2">Hepat</text:span></text:span>i; <text:span text:style-name="Default_20_Paragraph_20_Font"><text:span text:style-name="T2">ver</text:span></text:span>o <text:span text:style-name="Default_20_Paragraph_20_Font"><text:span text:style-name="T2">dolor tra-<text:line-break/>mortu</text:span></text:span>s <text:span text:style-name="Default_20_Paragraph_20_Font"><text:span text:style-name="T2">et inhaeren</text:span></text:span>s <text:span text:style-name="Default_20_Paragraph_20_Font"><text:span text:style-name="T2">et siupidu</text:span></text:span>s <text:span text:style-name="Default_20_Paragraph_20_Font"><text:span text:style-name="T2">est atque atrociu</text:span></text:span>s <text:span text:style-name="Default_20_Paragraph_20_Font"><text:span text:style-name="T2">urgen</text:span></text:span>s ;<text:line-break/><text:span text:style-name="Default_20_Paragraph_20_Font"><text:span text:style-name="T2">spleni</text:span></text:span>a <text:span text:style-name="Default_20_Paragraph_20_Font"><text:span text:style-name="T2">autem acutu</text:span></text:span>s <text:span text:style-name="Default_20_Paragraph_20_Font"><text:span text:style-name="T2">non est, sed gravitatem simul et di</text:span></text:span>s-<text:line-break/><text:span text:style-name="Default_20_Paragraph_20_Font"><text:span text:style-name="T2">tension</text:span></text:span>e<text:span text:style-name="Default_20_Paragraph_20_Font"><text:span text:style-name="T2">m habet, residenti ad elisionem atqu</text:span></text:span>e <text:span text:style-name="Default_20_Paragraph_20_Font"><text:span text:style-name="T2">expressio-<text:line-break/>nem aliquam</text:span></text:span> e<text:span text:style-name="Default_20_Paragraph_20_Font"><text:span text:style-name="T2">xtrinsecu</text:span></text:span>s <text:span text:style-name="Default_20_Paragraph_20_Font"><text:span text:style-name="T2">incumbente</text:span></text:span>m <text:span text:style-name="Default_20_Paragraph_20_Font"><text:span text:style-name="T2">simili</text:span></text:span>s. <text:span text:style-name="Default_20_Paragraph_20_Font"><text:span text:style-name="T2">Rene</text:span></text:span>s<text:line-break/><text:span text:style-name="Default_20_Paragraph_20_Font"><text:span text:style-name="T2">autem auster</text:span></text:span>os <text:span text:style-name="Default_20_Paragraph_20_Font"><text:span text:style-name="T2">d</text:span></text:span>o<text:span text:style-name="Default_20_Paragraph_20_Font"><text:span text:style-name="T2">lo, -e</text:span></text:span>s <text:span text:style-name="Default_20_Paragraph_20_Font"><text:span text:style-name="T2">indueunt</text:span></text:span>l<text:span text:style-name="Default_20_Paragraph_20_Font"><text:span text:style-name="T2">et cu</text:span></text:span>m<text:span text:style-name="Default_20_Paragraph_20_Font"><text:span text:style-name="T2">permanente sancti</text:span></text:span>o<text:span text:style-name="Default_20_Paragraph_20_Font"><text:span text:style-name="T2">ne<text:line-break/>pungente</text:span></text:span>s. . <text:span text:style-name="Default_20_Paragraph_20_Font"><text:span text:style-name="T2">restea vehementer- adstringentibu</text:span></text:span>s <text:span text:style-name="Default_20_Paragraph_20_Font"><text:span text:style-name="T2">exercetur<text:line-break/>d</text:span></text:span>o<text:span text:style-name="Default_20_Paragraph_20_Font"><text:span text:style-name="T2">l</text:span></text:span>o<text:span text:style-name="Default_20_Paragraph_20_Font"><text:span text:style-name="T2">ribu</text:span></text:span>s <text:span text:style-name="Default_20_Paragraph_20_Font"><text:span text:style-name="T2">atque tensionibu</text:span></text:span>s <text:span text:style-name="Default_20_Paragraph_20_Font"><text:span text:style-name="T2">punet</text:span></text:span>o<text:span text:style-name="Default_20_Paragraph_20_Font"><text:span text:style-name="T2">rits; uterus aute</text:span></text:span>m<text:line-break/><text:span text:style-name="Default_20_Paragraph_20_Font"><text:span text:style-name="T2">acati</text:span></text:span>a, <text:span text:style-name="Default_20_Paragraph_20_Font"><text:span text:style-name="T2">emicantibus, pungentibus, disiendentibus, tormina-<text:line-break/>tim incidentibus, huiu</text:span></text:span>s<text:span text:style-name="Default_20_Paragraph_20_Font"><text:span text:style-name="T2">modi mixtione d</text:span></text:span>o<text:span text:style-name="Default_20_Paragraph_20_Font"><text:span text:style-name="T2">l</text:span></text:span>o<text:span text:style-name="Default_20_Paragraph_20_Font"><text:span text:style-name="T2">re natus, qua</text:span></text:span>m-<text:line-break/><text:span text:style-name="Default_20_Paragraph_20_Font"><text:span text:style-name="T2">obrem idi</text:span></text:span>o<text:span text:style-name="Default_20_Paragraph_20_Font"><text:span text:style-name="T2">mati</text:span></text:span>s <text:span text:style-name="Default_20_Paragraph_20_Font"><text:span text:style-name="T2">quoque amb</text:span></text:span>i<text:span text:style-name="Default_20_Paragraph_20_Font"><text:span text:style-name="T2">guitatem inducit. </text:span></text:span>ln hoc</text:p>
      <text:p text:style-name="P3">textu iterum Archigenes protinus ab initio hepatis dolorem<text:line-break/>tractorium esse dicit. Verum vocabulum <text:span text:style-name="Default_20_Paragraph_20_Font"><text:span text:style-name="T2">h</text:span></text:span>o<text:span text:style-name="Default_20_Paragraph_20_Font"><text:span text:style-name="T2">leimo</text:span></text:span>s apud<text:line-break/>Graecos in usu non est; proinde quid significet, haud facile -<text:line-break/>invenire est ; nam. vocabulorum significationes ex unito usu<text:line-break/>deprehenduntur. Video autem eos , qui illo utuntur, vis-<text:line-break/>cillum per ipfum velle significare , quale viscum est , ut una<text:line-break/>parte tracta, possit per ipsam reliqua issi continua simul at-<text:line-break/>tralti. Sic pasta quoque ex frumento holcima dicitur, ma-<text:line-break/>xime si accuratissime subacta suerit ; ex hordeis vero aut<text:line-break/>milio, non holcima. At sub hac significatione hepatis do-<text:line-break/>lor haudquaquam holeimos erit; proinde aliam significatio-<text:line-break/>nem quaerere nos oportet ltaque unus ex iis, qui Archis<text:line-break/>genis sectam colunt, holcimon hepatis dolo<text:span text:style-name="Default_20_Paragraph_20_Font"><text:span text:style-name="T2">r</text:span></text:span>em dici asserit,<text:line-break/>quum induratum et inflammatum detrahit jngulum; alius<text:line-break/>diuturnum, alius mediocrem; sunt qui tardum, esseque eum<text:line-break/>qui acuto adversetur; atque urgentem et adeo vehementem,<text:line-break/>ut nullam admittat requiem, acutum ab eo vocari solitum;</text:p>
      <text:p text:style-name="P3">contrarium vero, nempe tardum, holcimon dixisse. Non-<text:line-break/>nulli eum dolorem holrimon vel gravem nominatum dicunt,<text:line-break/>qui gravitatis speciem refert ; dici e<text:span text:style-name="Default_20_Paragraph_20_Font"><text:span text:style-name="T2">n</text:span></text:span>im solere de gravitate<text:line-break/>holcen. Multa insuper et alia varie explicant qui admi-<text:line-break/>rantur ea quae nemo intelligit. Constat igitur jam vocabu-<text:line-break/>lum <text:span text:style-name="Default_20_Paragraph_20_Font"><text:span text:style-name="T2">holcimon</text:span></text:span>, quod in propositae orationis initio inveni-<text:line-break/>turq <text:span text:style-name="Default_20_Paragraph_20_Font"><text:span text:style-name="T2">n</text:span></text:span>ihil nos posse docere; deinceps confideremus, quid<text:line-break/>tandem fit <text:span text:style-name="Default_20_Paragraph_20_Font"><text:span text:style-name="T2">d</text:span></text:span>o<text:span text:style-name="Default_20_Paragraph_20_Font"><text:span text:style-name="T2">lor inhaerens</text:span></text:span>, ipse quoque hepatis proprius esse<text:line-break/>dictus. Mihi quidem probabilius esse ridetur , emicanti do-<text:line-break/>lori inhaerentem per contrarietatem oppositum ab ipso.<text:line-break/>Quid enim aliud coniicere quis possit? Atqui hepatis dolor,<text:line-break/>si quispiam alius , vicina pleraque corpora ad consensum in-<text:line-break/>ducit, quippe qui ad jugulum usque porrigitur et spirandi<text:line-break/>difficultatem crebro affert , atque interdum tussim quoque ac<text:line-break/>dysenteriam , neque raro manifeste nothas costas iufestat;<text:line-break/>igitur quonam pacto vere dicetur eodem in loco permanere ?<text:line-break/>An igitur satius est putare, inhaerentem dolorem eum dixisse,<text:line-break/>veluti rnfixum? atqui hepatis dolor, ut nuper ostendimus,</text:p>
      <text:p text:style-name="P3">haudquaquam hujusmodi est. Similiter antea declaratum<text:line-break/>est, ne <text:span text:style-name="Default_20_Paragraph_20_Font"><text:span text:style-name="T2">t</text:span></text:span>or<text:span text:style-name="Default_20_Paragraph_20_Font"><text:span text:style-name="T2">pidum quidem dol</text:span></text:span>o<text:span text:style-name="Default_20_Paragraph_20_Font"><text:span text:style-name="T2">rem</text:span></text:span> spartis cuiusquam propri-<text:line-break/>um esse, fed affectionis potius; quod suetiam partia cujus-<text:line-break/>alam sit proprius, at sane nequaquam sucosis, fed certe ner-<text:line-break/>vo<text:span text:style-name="Default_20_Paragraph_20_Font"><text:span text:style-name="T2">t</text:span></text:span>orum potius corporum. At <text:span text:style-name="Default_20_Paragraph_20_Font"><text:span text:style-name="T2">atrocit</text:span></text:span>e<text:span text:style-name="Default_20_Paragraph_20_Font"><text:span text:style-name="T2">r molestan</text:span></text:span>s cum tor-<text:line-break/>pido pugnat, ut qui violentus fit atque continuus; fed hu-<text:line-break/>jusmodi hepatis dolor non est, fed potius gravis ; at <text:span text:style-name="Default_20_Paragraph_20_Font"><text:span text:style-name="T2">ne gra-<text:line-break/>vi</text:span></text:span>s <text:span text:style-name="Default_20_Paragraph_20_Font"><text:span text:style-name="T2">quidem</text:span></text:span> peculiariter proprius hepati est, fed spleni quo-<text:line-break/>que ac. renibus inflammatis communis. - At .Archigenes,<text:line-break/>haud sitio quo pactu, in liene duntaxat istius speciei doloris<text:line-break/>mentionem serit, nec audivit Hippo cratem dicentem v <text:span text:style-name="Default_20_Paragraph_20_Font"><text:span text:style-name="T2">Li in<text:line-break/>renem dolor gravi</text:span></text:span>s. .Verum hoc peccatum exiguum est; at<text:line-break/>maximum,. quod committere sidet, nomina scribens caeteris<text:line-break/>sensibus peculiaria , quemadmodum nunc de renibus quidem<text:line-break/>austeros dolores, de vesica vero adstringentes; haec enim.fa-<text:line-break/>porum sunt nomina, qui .lingua ut instrumento et gustandi<text:line-break/>sensu dignoscuntur. Generalius autem .quiddam .significatur<text:line-break/>per vocabulum adstringens,. particularius per .austerum et</text:p>
      <text:p text:style-name="P3">acerbum ; quippe ambo adstringunt, sed magis acerbum, qua-<text:line-break/>lis- est. omphacitis vocatu galle ; austera vero sunt multa mali<text:line-break/>puniri genera, atque cydonia mala, ac alia complura esui<text:line-break/>apta; at. ace<text:span text:style-name="Default_20_Paragraph_20_Font"><text:span text:style-name="T2">r</text:span></text:span>ba sunt iniucunda, non. sutum medicamenta,<text:line-break/>veluti hyporistis et balaustium et galle et ritus , sed etiam<text:line-break/>inter edulia quae sunt hujusmodi. Quapropter excogitari<text:line-break/>non potest, - quem austerum vel acerbum dolorem dicere vo-<text:line-break/>luerit Archigenes, non magis quam caeruleum, aut rubrum,<text:line-break/>aut fuscum, aut alium aliquem a coloribus nominatum.<text:line-break/>Nunc autem quod dicebat doctor quidam ex Arclugenis lecta<text:line-break/>tempus est considerare ; censet enim , quum dolorum pro-<text:line-break/>prietates Arclrigenes interpretari voluisset, quae re ve<text:span text:style-name="Default_20_Paragraph_20_Font"><text:span text:style-name="T2">r</text:span></text:span>a in-<text:line-break/>effabiles sunt, eum in hujusmodi nomina absurda incidisse;<text:line-break/>non intelligens unamquamque quali tutum sive gustabilem<text:line-break/>sive tactilem enunciari posse ; ubi vero multae qualitates rir-<text:line-break/>ca unam substantiam apparent, ibi et p<text:span text:style-name="Default_20_Paragraph_20_Font"><text:span text:style-name="T2">r</text:span></text:span>oprietatem fieri con-<text:line-break/>tingere, idque maxime in gustu, quum ve<text:span text:style-name="Default_20_Paragraph_20_Font"><text:span text:style-name="T2">r</text:span></text:span>bi g<text:span text:style-name="Default_20_Paragraph_20_Font"><text:span text:style-name="T2">r</text:span></text:span>atia et ama-</text:p>
      <text:p text:style-name="P3">ritudo et dulcedo et austeritas et acrimonia in una substantia<text:line-break/>quaedam apparet. Sic enim in gustu proprietas quaedam<text:line-break/>oritur, inessabilis illa quidem, si quis unico nomine ipsam ex-<text:line-break/>plica<text:span text:style-name="Default_20_Paragraph_20_Font"><text:span text:style-name="T2">r</text:span></text:span>e tentaverit; sed quae diri tamen potest, si per ilugu-<text:line-break/>las qualitates discurrat, eo addito, quod et magis et minus<text:line-break/>declarare haud impossibile esu Ita et herbas universas et<text:line-break/>reliquam quoque materiam ena<text:span text:style-name="Default_20_Paragraph_20_Font"><text:span text:style-name="T2">r</text:span></text:span>rave<text:span text:style-name="Default_20_Paragraph_20_Font"><text:span text:style-name="T2">r</text:span></text:span>unt medicorum non<text:line-break/>pauci; surgulas qualitates, quae enunciatis rebus insunt, ex-<text:line-break/>plicantes. Ergo Archigenes, si .universam substantiae pro-<text:line-break/>prretatem unico nomine comprehende<text:span text:style-name="Default_20_Paragraph_20_Font"><text:span text:style-name="T2">r</text:span></text:span>e volebat, indoctus<text:line-break/>omnino erat, quod de Archigene nequaquam sentiendum est;<text:line-break/>si autem simplices qualitates, ipsae quidem ineffablles non<text:line-break/>sunt, earum vero quantitas exacta quidem me<text:span text:style-name="Default_20_Paragraph_20_Font"><text:span text:style-name="T2">n</text:span></text:span>sura ineffabi-<text:line-break/>lis est, fusi latitudine tamen explicari potest lgitur longiori<text:line-break/>sermone uti non oportet, quum ea sermonum speries ob ocu-<text:line-break/>los jam sit posita, qua uti debet is, qui quamlibet rerum sien-<text:line-break/>silium interpretari aggreditu<text:span text:style-name="Default_20_Paragraph_20_Font"><text:span text:style-name="T2">r. </text:span></text:span>. Nam omnium tactilium<text:line-break/>qualitatum propria habemus nomina, ut et gustabilium; uro-</text:p>
      <text:p text:style-name="P3">pria quoque visibilium , ut et audibilium; atque omnibus lis<text:line-break/>Graecorum more uti debemus, et neque adstringentem neque<text:line-break/>austerum nominere dolorem; nam hae saporum propriae sunt<text:line-break/>appellationes. Ac plurimi medici ante Archigenem, quum<text:line-break/>dolorum differentias conscriberent, haudquaquam auli sunt<text:line-break/>a consuetudine lu nominum usu recedere , quae ab ipsis la-<text:line-break/>borantibus audire licet ; etenim ita se dolere interdum alunt,<text:line-break/>ut acu pungi sibi rideantur.; ac rursus veluti terebro perso-<text:line-break/>rari et contundi sese et divelli et tenui et retrahi et detra-<text:line-break/>hi, et gravitatis ^cuiusdam sensum. percipere , qua interdum<text:line-break/>super jacentium partium aliqua suspendi ridetur, interdum<text:line-break/>vero circumdantibus incumbere. Igitur hujusmodi omnia<text:line-break/>intelligi possunt; adstringentes vero et ausieri et acerbi do-<text:line-break/>lores inter ea quae non percipiuntur ac inutilia sunt. Quod<text:line-break/>lutelligere debuit Archigenes, quum docere nos vellet, quo-<text:line-break/>modo locos affectos possimus cognoscere ; nam omnis , qui<text:line-break/>de doloribus habetur sermo, longae nugae sunt, nisi ex iis,<text:line-break/>quae laborantes ipsi dicunt, eos dignoverimus ; .. ergo si ab</text:p>
      <text:p text:style-name="P3">ipsis, quomodo doleant, discere oportet; nunquam vero di-<text:line-break/>cunt acerbum, aut .austerum, aut atrocem, aut holeinron do-.<text:line-break/>surem , rursus inutilis erit hujusmodi doctrina. Praeterea<text:line-break/>ex eo fermone, quo dicunt Ardngenem interpretari velle do-.<text:line-break/>lorum proprietates, haec docendi natio tum impossibilis tum<text:line-break/>inutilis este plane videtur. Primum ipsis auctoribus omnis<text:line-break/>proprietas enunciari non p<text:span text:style-name="Default_20_Paragraph_20_Font"><text:span text:style-name="T2">o</text:span></text:span>test; quod fi ita sit, <text:span text:style-name="Default_20_Paragraph_20_Font"><text:span text:style-name="T2">c</text:span></text:span>umino fie-<text:line-break/>ri non potest, ut docendo tradatur, utpote quam ii dunta-<text:line-break/>xat n<text:span text:style-name="Default_20_Paragraph_20_Font"><text:span text:style-name="T2">o</text:span></text:span>scant,^ qui sensiliter ipsam percepere. Deinde nobis<text:line-break/>ignota est eam non passis, nifi sortassis Arcbigenes omnes eor-. -<text:line-break/>poris- partes habuerit affectas; quod licet concessum fit, quis<text:line-break/>tamen crediderit unum hominem omnes. fingulerum partium<text:line-break/>affectus luisse expertum? Supponatur autem , fi volueris,<text:line-break/>hoc quoque, quanquam impossibile est; at uteri assectus nun-<text:line-break/>quam percepisse Archigenetn pla<text:span text:style-name="Default_20_Paragraph_20_Font"><text:span text:style-name="T2">n</text:span></text:span>e constat ; nihilominus<text:line-break/>hujus proprietates conscribit, quae a solis mulieribus exper-<text:line-break/>tis dignoscuntur.; ut .admirer, ita ure dii ament, saepenume-<text:line-break/>ro ex qua tandem rati<text:span text:style-name="Default_20_Paragraph_20_Font"><text:span text:style-name="T2">o</text:span></text:span>cinatione. absurdam hanc doctrinam</text:p>
      <text:p text:style-name="P3">collegerit;. quam etiamsi quis veram ponat, at utilitatem ex<text:line-break/>ea manantem ponere fimul non potest , nullo infirmo suos<text:line-break/>affectus per Archigenica nomina interpretante. Nam non-<text:line-break/>nulli laborantium fastidire stomachum ajunt, quod nobis qui<text:line-break/>ita fuerim its affecti; notum est; fient etiam moestitia torque-<text:line-break/>ri, etenim etiam hoc manifestum, quia passi fumus; at vero<text:line-break/>austerum dolorem ab Archigene dictum, etiamsi quis sue<text:span text:style-name="Default_20_Paragraph_20_Font"><text:span text:style-name="T2">r</text:span></text:span>it<text:line-break/>passus, intelligere non potest, utpote nescius,. cuinam rei<text:line-break/>nomen hoc adaptaverit. Nam punctorium et distendentem<text:line-break/>atque eos, qui ipfis conformiter nominantur, atque etiam<text:line-break/>magis vehementem et fortem et violentum et conthruum et<text:line-break/>i<text:span text:style-name="Default_20_Paragraph_20_Font"><text:span text:style-name="T2">n</text:span></text:span>terim t tentem omnes novimus; ut qui pe<text:span text:style-name="Default_20_Paragraph_20_Font"><text:span text:style-name="T2">r</text:span></text:span> nomina consueta<text:line-break/>enarrantu<text:span text:style-name="Default_20_Paragraph_20_Font"><text:span text:style-name="T2">r</text:span></text:span> et quotidie plurimis .eveniunt; at auste<text:span text:style-name="Default_20_Paragraph_20_Font"><text:span text:style-name="T2">r</text:span></text:span>um et<text:line-break/>adstringentem et atrocem et holcimon nemo profert, . neque,<text:line-break/>si quis profe<text:span text:style-name="Default_20_Paragraph_20_Font"><text:span text:style-name="T2">r</text:span></text:span>at , intelligit. oportet autem et affectum esse<text:line-break/>communem et appellationem ipsum declarantem auditoribus<text:line-break/>consuetam, ut quum stomachum premi dicimus, quod plu-</text:p>
      <text:p text:style-name="P3">ritui dicunt homines. Sic enim saepenumero sensu affici-<text:line-break/>rnttr , qualem extrinsecus onus aliquod incumbens inducere<text:line-break/>potest, in nonnullis oris ventriculi affectio<text:span text:style-name="Default_20_Paragraph_20_Font"><text:span text:style-name="T2">n</text:span></text:span>ibus , quod per<text:line-break/>abusionem non solum populares, sed probatissimi quoque<text:line-break/>medici stomachum appellanti. Quinetiam inter vehemen-<text:line-break/>ter respirandum nonnunquam gravitatem in dextro hy-<text:line-break/>pochoudrio sentimus ; idque fi citra febrem eveniat, duorum<text:line-break/>alterum , aut obstructione aut scirrhosa affectione . hepar sit-. .<text:line-break/>borare, aut abscessus generationem imminere coniicimus;<text:line-break/>veluti , quum inflammatione insestatur , febrem comitari ne-.<text:line-break/>cesse est. ltaque omnia hujusmodi et lici possunt et mani-<text:line-break/>festa sunt et omnibus medicis- Archigene prioribus nota, at-<text:line-break/>que fine absurdis illis nominibus doceri possunt. Arehige-<text:line-break/>nis vero doctrina hoc habet peculiare et proprium , non uo-<text:line-break/>varum rerum, sed n<text:span text:style-name="Default_20_Paragraph_20_Font"><text:span text:style-name="T2">o</text:span></text:span>minum rem nullam declarantium, .in-<text:line-break/>troductionem. Tractationem de pulsibus hujusmodi. quo- -<text:line-break/>que nominibus implerit, neque ipsam , ut in commentariis</text:p>
      <text:p text:style-name="P3">de pulsibus ostendimus, impropriorunr <text:span text:style-name="Default_20_Paragraph_20_Font"><text:span text:style-name="T2">n</text:span></text:span>ominum metapho<text:span text:style-name="Default_20_Paragraph_20_Font"><text:span text:style-name="T2">r</text:span></text:span>a<text:line-break/>indigentem.</text:p>
      <text:h text:style-name="Heading_20_2" text:outline-level="2">Cap. U</text:h>
      <text:p text:style-name="P12"><text:s/>Ego vero vellem Archigenem tantorum me-<text:line-break/>dicorum successorem aliquid perspicuitati doctrinae addi-<text:line-break/>disse, non ea ita obscurasse, ut ne nos quidem ipsi, qui in<text:line-break/>artis operibus jam senuimus, dicta ipsius intelligere valeamus.<text:line-break/>Quod igititr illum egisse decebat, id nos p<text:span text:style-name="Default_20_Paragraph_20_Font"><text:span text:style-name="T2">r</text:span></text:span>aestare nitemur,<text:line-break/>atque inprimis in universum ostendere methodum, qua usum<text:line-break/>oportet et ipsum affectos locos invenire et caeteris viam<text:line-break/>ostendere. igitur, ut in priore libro dictum jam est, metho-<text:line-break/>dus hujusmodi esu Quaerere primum oportet, utrum sin-<text:line-break/>gulorum locorum p<text:span text:style-name="Default_20_Paragraph_20_Font"><text:span text:style-name="T2">r</text:span></text:span>opria signa, quomodo afficiantur, inve-<text:line-break/>neri possint; an per singulos affectus niterentur; delude<text:line-break/>utrum singulorum affectuum propria suit signa, an in quali-<text:line-break/>bet parte varientur, atque ita oporteat et loci .et assectus non<text:line-break/>immemo<text:span text:style-name="Default_20_Paragraph_20_Font"><text:span text:style-name="T2">r</text:span></text:span>es, deinceps signa dicere; veluti, si velis, pulmo-<text:line-break/>uls instammatiouis tantam spirandi difficultatem cum angu-</text:p>
      <text:p text:style-name="P3">sita, ut suffocari videantur, ac ideo recti sedere conentur,<text:line-break/>quem affectum orthopnoeam nominant; quinariam cali<text:span text:style-name="Default_20_Paragraph_20_Font"><text:span text:style-name="T6">dam<text:line-break/></text:span></text:span>sentire expirationem, idque magis, si e<text:span text:style-name="Default_20_Paragraph_20_Font"><text:span text:style-name="T2">r</text:span></text:span>ysipelatodes suerit<text:line-break/>inflammatio ; quocirca, ubi plurimum efflant, juvari, ac plu-<text:line-break/>rimum aerem frigidum attrahere concupiscere; atque inter<text:line-break/>tussiendum sputtun expuere modo hoc, modo alio calore iu-<text:line-break/>fectunr, ut interdum rubrum, flavum aut rufum acfpumo-<text:line-break/>sum quoque et nigrum et lividum appereat ; insuper gravi-<text:line-break/>tatis cujusdam thoraci incumbentis sen<text:span text:style-name="Default_20_Paragraph_20_Font"><text:span text:style-name="T2">t</text:span></text:span>um saepenumero per-<text:line-break/>cipere, ac dolorem ex imo ad ipsum pervenire et ad Hornum<text:line-break/>et ad spinam; praeterea acutum esse ipsis sesitem, pulsum<text:line-break/>vero habere . qualem in libris de pulsibus luimus. Sic ubi<text:line-break/>membrana costas succingens inflammata est , acula febris in-<text:line-break/>sessat, cum pulsus ea, quum in commentariis de pulsibus dr-<text:line-break/>ximus, proprietate; dolor autem punctorius una cum spici-<text:line-break/>tus difficultate magna ex parte apparet, cum sputu colore<text:line-break/>infecto, peraeque ac in peripneumonicis. lgitur utrosque<text:line-break/>assectus spirandi difficultas necessario comitatur, quod affecta</text:p>
      <text:p text:style-name="P3">pars spiritus sit instrumentum; -oritur autem febris et propter<text:line-break/>affectum ipsum et propter situm; <text:span text:style-name="Default_20_Paragraph_20_Font"><text:span text:style-name="T2">nam</text:span></text:span> et pulmo et succingens<text:line-break/>costas membrana prope c<text:span text:style-name="Default_20_Paragraph_20_Font"><text:span text:style-name="T2">o</text:span></text:span>r consistunt, inflammatio vero calidus<text:line-break/>assectus est; sic etiam tussis ipsis, utfpirabilibus, inest.; sed quod<text:line-break/>aliquid expuatur, id ob affectum fit; ostendimus enim omnem<text:line-break/>inflammationem ex asilum fieri sanguinis; quapropter, fi bi-<text:line-break/>liofior fuerit fanguis, flavum aut pallidum erit sputum; si<text:line-break/>pituitofior, spumans et caudidmn; si magis melancholicus,<text:line-break/>aut nigrum, aut lividum; si nihil horum,. rubrum. Prae-<text:line-break/>terea in pleuritide saepenumero magis biliosum ; in peripueu-<text:line-break/>monia vero magis pituitosum sputum sequitur, unam et de<text:line-break/>hoc nobis declaratum est. Quod autem instammatarum par-<text:line-break/>tium excrementa per asperum arteriam sursum ferantur , ob<text:line-break/>situm et conformationem fit; hoc enim emissarium solum ha-<text:line-break/>fient. . t entriculus vero duos quidem habet meatus, sursum<text:line-break/>famen .potius feruntur et evomuntur quae sunt in ipsomet<text:line-break/>prava ; quae vero ab intestinis, dejiciuntur ; ut et quae a re-</text:p>
      <text:p text:style-name="P3">rubus et vellea, mictu excernuntur ; quae a cerebro, , per na-<text:line-break/><text:span text:style-name="Default_20_Paragraph_20_Font"><text:span text:style-name="T2">r</text:span></text:span>es praecipue, nonnunquam .vero per palatum et ames va-<text:line-break/>cuantur. Indicia igitur locorum affectorum a symptomatis<text:line-break/>funt, ab actione laesa et excrementorum qualitate eta tumo-<text:line-break/>ribus p<text:span text:style-name="Default_20_Paragraph_20_Font"><text:span text:style-name="T2">r</text:span></text:span>aeter naturam et doloribus et a colore vitiato quo-<text:line-break/>dam sequente vel in universo corpore, vel in una quapiam<text:line-break/>parte, - vel duabus , maxime in oculis et lingua ; extra bo-<text:line-break/>rum numerum sunt quae colliguntur ex ea , quae proprie<text:line-break/>sympatheia, fi velis, appellabitur, ut in primo libro jam di-<text:line-break/>ximus. At nunc mihi tempus esse videtur, ut amicos, quo-<text:line-break/>rum petitioni obtemperans haec scribo, ad exercitationem<text:line-break/>inducam. Fit autem exercitatio omnis, quum particularia<text:line-break/>sub eandem viam et rationem ducuntur. Hujusmodi autem<text:line-break/>doctrinae species, ut persaepe ostendimus, est utilissima,<text:line-break/>quippe viae et <text:span text:style-name="Default_20_Paragraph_20_Font"><text:span text:style-name="T2">r</text:span></text:span>ationes, ubi solae fine multiplici secundum<text:line-break/>ipsas exe<text:span text:style-name="Default_20_Paragraph_20_Font"><text:span text:style-name="T2">r</text:span></text:span>citatione cognoscuntur, haudquaquam possunt per-<text:line-break/>fectos efficere discipulos. Altius igitur methodum repeten-<text:line-break/>tes ad exercitationis m<text:span text:style-name="Default_20_Paragraph_20_Font"><text:span text:style-name="T2">o</text:span></text:span>dum accedamus. I<text:span text:style-name="Default_20_Paragraph_20_Font"><text:span text:style-name="T2">n</text:span></text:span> primis quidem</text:p>
      <text:p text:style-name="P3">intueri oportet, num actio aliqua sit laesa ; nam cum ipsa<text:line-break/>proprium actionis instrumentum affici necesse .esu Deinde,<text:line-break/>si actionem laesam esse perspexeris , ad modum laesionis ac-<text:line-break/>cedens considera, ad quam affectionem proprie pertineat.<text:line-break/>Postea affectam partem nota, an tumorem, aut dolorem de-<text:line-break/>claret, non perfunctorie, sed cuiuslibet horum speciem iu-<text:line-break/>vestigando ; didicisti enim non s<text:span text:style-name="Default_20_Paragraph_20_Font"><text:span text:style-name="T2">o</text:span></text:span>lum tumorum, verum etiam<text:line-break/>dolorum quoque varias esse species. Aspice praeterea as-<text:line-break/>sectae partis excrementa, per quem meatum vacuentur ; ac<text:line-break/>ride, num aliquid substantiae asseclae partis excernatur; post-<text:line-break/>ea etiam utrum omnino incocta sint ipsius excrementa, an<text:line-break/>mediocriter cocta ; ac tum , quibus ex ea universum c<text:span text:style-name="Default_20_Paragraph_20_Font"><text:span text:style-name="T2">o</text:span></text:span>rpus,<text:line-break/>quibus privatim quaedam partes fruantur; quae partim ab<text:line-break/>actione, partim a colore et figura deprehendes. Esto enim<text:line-break/>ut quispiam inter .respirandum in notharum costarum loco<text:line-break/>doleat; n<text:span text:style-name="Default_20_Paragraph_20_Font"><text:span text:style-name="T2">o</text:span></text:span>li protinus hunc esse pleuriticmn suspicari; sed in<text:line-break/>primis quidem, au tussiendo aliquid expuat, intuere; nam<text:line-break/>si col<text:span text:style-name="Default_20_Paragraph_20_Font"><text:span text:style-name="T2">o</text:span></text:span>ratum id; ut dictum <text:span text:style-name="Default_20_Paragraph_20_Font"><text:span text:style-name="T2">e</text:span></text:span>st, rideris, tum ipfmn.pleuriti-</text:p>
      <text:p text:style-name="P3">cum esse dices. Quod si tussiendo nihil omnino expuat, fieri<text:line-break/>potest , ut. ninilomrnus pleuriticus sit ille , .sed inflammatio-<text:line-break/>nem habeat incoctam et strictam admodum, ut nihil foras r<text:line-break/>ejiciatur; fieri quoque potest, ut ob hepatis inflammationem<text:line-break/>dolor in jam dicta fede excitatur; intentis enim intro vin-<text:line-break/>culis , quibusj nonnullorum jecur costis affigatur , contingit<text:line-break/>dolorem ad fucciugentem <text:span text:style-name="Default_20_Paragraph_20_Font"><text:span text:style-name="T2">c</text:span></text:span>o<text:span text:style-name="Default_20_Paragraph_20_Font"><text:span text:style-name="T2">sta</text:span></text:span>s <text:span text:style-name="Default_20_Paragraph_20_Font"><text:span text:style-name="T2">membranam</text:span></text:span> pervenire.<text:line-break/>Verum nequaquam finalis est pulsus i<text:span text:style-name="Default_20_Paragraph_20_Font"><text:span text:style-name="T2">n</text:span></text:span> hepatis et membranae<text:line-break/>costas fuccingentis inflammatio<text:span text:style-name="Default_20_Paragraph_20_Font"><text:span text:style-name="T2">n</text:span></text:span>e ; ac nec alui quoque fedi-<text:line-break/>menta similia sunt, qua<text:span text:style-name="Default_20_Paragraph_20_Font"><text:span text:style-name="T2">n</text:span></text:span>quam non in qualibet jecoris inflam-<text:line-break/>matione haec adsunt, sed inlessectibus hepatitis proprie no-<text:line-break/>minatis. lgitur in quibus nihil excernitur, a quo indicium<text:line-break/>sumi. possit, satius fuerit hypochondrium dextrum tangere ;<text:line-break/>ac fi nullus appareat tumor, ne sic quidem desistere. Nam<text:line-break/>fieri potest ut in sola sima hepatis parte sit inflammatio;<text:line-break/>potest etiam in gibbis partibus, sed- non omnibus, verum iis<text:line-break/>duntaxat existere , quae a nothis costis conteguntur. Itaque<text:line-break/>laborantem,. ut vehementer respiret,- monere oportet; dein-</text:p>
      <text:p text:style-name="P3">de inte<text:span text:style-name="Default_20_Paragraph_20_Font"><text:span text:style-name="T2">r</text:span></text:span>rogare , num gravitatem similat ; aut suspensam a <text:span text:style-name="Default_20_Paragraph_20_Font"><text:span text:style-name="T2">t</text:span></text:span>u-<text:line-break/>purioribus;. aut incumbentem vicinis. Nonnunquam sane,<text:line-break/>quibus illic est tumor praeter naturam , ii difficulter spirant<text:line-break/>ob fiepti transversi angustiam et ab exigua tussi irritantur.<text:line-break/>Ergo in hujusmodi allectionibus certum ad dign<text:span text:style-name="Default_20_Paragraph_20_Font"><text:span text:style-name="T2">a</text:span></text:span>tionem si-<text:line-break/>gnum est per omne tempus morbi pulsus; deinde tractu<text:line-break/>temporis reliqua quoque symptomata. Nam et linguae et<text:line-break/>universi corporis color atteratur in pratis jecoris affectibus,<text:line-break/>quemadmodum rursus thorace affecto tusses increscunt, at-<text:line-break/>que tempore omnino apparent ea, quae tussiendo expuuntur.<text:line-break/>Igitur quemadmodum fieri non potest, ut illaefis omnino spi-<text:line-break/>randi tum partibus tum instrumentis difficilis stat respira-<text:line-break/>tio , accidit autem interdum ut. nullo existente in ipsis pro-<text:line-break/>prio morbo, fed transverso septo aut detracto aut oppresso<text:line-break/>homo difficulter spiret, itu etiam usu venit in sede princi-<text:line-break/>pem in se animae facultatem continente; nam quum ct sci-<text:line-break/>entia et opinio atque c<text:span text:style-name="Default_20_Paragraph_20_Font"><text:span text:style-name="T2">o</text:span></text:span>gitati<text:span text:style-name="Default_20_Paragraph_20_Font"><text:span text:style-name="T2">o</text:span></text:span> omnis in ipsa consistat, si</text:p>
      <text:p text:style-name="P3">harum aliqua laesa rideatur, protinus ipsam quoque afi-<text:line-break/>lectu quopiam laborare arbitramur. Nam etiamsi in pleu-<text:line-break/>nitide vel peripneumouia delirium quoddam incidat, nemo<text:line-break/>vel a .costa vel a pulmone provenisse dixerit hoc symptoma,<text:line-break/>sed universi eam partem, in qua princeps animae facultas<text:line-break/>refidet, simul affectam esse putant, ac nituntur modum con-<text:line-break/><text:span text:style-name="Default_20_Paragraph_20_Font"><text:span text:style-name="T2">t</text:span></text:span>ensus suis dogmatis couformem ostendere ; verum in aliis<text:line-break/>affectibus non conse<text:span text:style-name="Default_20_Paragraph_20_Font"><text:span text:style-name="T2">n</text:span></text:span>tire, sed primigenio ipsam affectu la-<text:line-break/>borare alunt, ut in lethargo et phrenitide; at undique assi-<text:line-break/>ci, ubi propriarum ipsi actionum aliqua laeditur; proprias<text:line-break/>autem actiones dico , quas per nullam aliam pa<text:span text:style-name="Default_20_Paragraph_20_Font"><text:span text:style-name="T2">r</text:span></text:span>tem , - ut per<text:line-break/>instrumentum, sarit. Nam re vera et videre illam et<text:line-break/>audire existimandum est; scd ridere oculis^ et audire auri-<text:line-break/>bus; at ut cogitet et reminiscatur et existimet et eligat, ne-<text:line-break/>que oculis neque auribus <text:span text:style-name="Default_20_Paragraph_20_Font"><text:span text:style-name="T2">n</text:span></text:span>eque lingua neque alia qua-<text:line-break/>piam parte uti. Sed si haec animae. .pars ile est in conti-<text:line-break/>nente ipsam corpore, ut- nos lu domo aliqua, in primis</text:p>
      <text:p text:style-name="P3">fortasse nullam ei laesionem afferri putabimus a loco; quo-<text:line-break/>niam vero ipfanr laedi videmus; quomodo laedatur, esset<text:line-break/>investigandum; si vero ut forma quaedam corporis est ab<text:line-break/>ipso inseparabilis, eam laedi no<text:span text:style-name="Default_20_Paragraph_20_Font"><text:span text:style-name="T2">n</text:span></text:span> iusiciaremur ob suscipien-<text:line-break/>tis ipsam oorpbris alteratione^. At quia de hac re inter<text:line-break/>philosophos pugna est, et esii eam veluti in domicilio con-<text:line-break/>funeri dicunt, alii vero ut formam, quomodo laedatur , i<text:span text:style-name="Default_20_Paragraph_20_Font"><text:span text:style-name="T2">n-<text:line-break/></text:span></text:span>ventu perdifficile est ; quod vero laedatur; experientia dis-<text:line-break/>eere licet. Etenim ubi fracto capitis ossi terebra admove-<text:line-break/>tur, si quis vehementius premat, protinus sensum omnem<text:line-break/>et motum amittunt; tum si iusiammatio quaedam oriatur,<text:line-break/>haec etiam evenire interdum co<text:span text:style-name="Default_20_Paragraph_20_Font"><text:span text:style-name="T2">n</text:span></text:span>tingit, mentis proinde lae-<text:line-break/>sic perpetuo evenit. Praeterea non<text:span text:style-name="Default_20_Paragraph_20_Font"><text:span text:style-name="T2">n</text:span></text:span>ulli ex vehemente ca-<text:line-break/>pisis usiione deliraverunt; atque per fortes ictus capiti ad-<text:line-break/>aetos saepenumero caros sequitur ; multique assi assectus in<text:line-break/>capite consistentes mentem aperte laedere videntur, adeo<text:line-break/>ut etiam populares , quum aut delirare aliquem aut mentem<text:line-break/>quomodo libet assiri conspiciunt, capiti prospiciendum cen-</text:p>
      <text:p text:style-name="P3">suant. Verum enim vero quod principium sensus et motus<text:line-break/>voluntarii vere sedem lu cerebro habeat, et quod hoc. a<text:line-break/>meningibus contegatur, alibi demonstratum esu Nunc ve-<text:line-break/>ro quomodo quis distinguat affectus eius primitivos ab iis,<text:line-break/>qui per consensum eveniunt, considerandum est; etenim id<text:line-break/>propositi operis proprium est et manifesta utilitas, quum. ad<text:line-break/>curationes primum omnium fit, cuinam parti remedia sint<text:line-break/>adhibenda, cognovisse. Nam priusquam in cerebro. pre-<text:line-break/>pria fit aliqua affectio , per solum consensum laeso ipsis , si<text:line-break/>ea pars quae primitivo affectu laborat, fuerit curata, nul-<text:line-break/>hun in ipso relinquitur symptoma; quod sicx consensu ali-<text:line-break/>quis pe<text:span text:style-name="Default_20_Paragraph_20_Font"><text:span text:style-name="T2">r</text:span></text:span>manens factus in ipso sit assectus , tum non solum<text:line-break/>parti, quae primitivo affectu laborat, sed capiti quoque<text:line-break/>remedia adhibere oportet. Ob h<text:span text:style-name="Default_20_Paragraph_20_Font"><text:span text:style-name="T2">o</text:span></text:span>c autem ipsum exacte de-<text:line-break/>finice, utrum cerebrum an membranae ipsius primitive af-<text:line-break/>fi ci<text:span text:style-name="Default_20_Paragraph_20_Font"><text:span text:style-name="T2">u</text:span></text:span>ntur, haud magnam utilitatem afferre potest; utrobique<text:line-break/>enim capiti auxilia adhibentur. Igitur hnic rei maxime sin-</text:p>
      <text:p text:style-name="P3">dore non opo<text:span text:style-name="Default_20_Paragraph_20_Font"><text:span text:style-name="T2">r</text:span></text:span>tet, sed potius qualis morbi essentia sit, in-<text:line-break/>venire ; nam humidum exiccare , aridum humectare , frigi-<text:line-break/>dum caleface<text:span text:style-name="Default_20_Paragraph_20_Font"><text:span text:style-name="T2">r</text:span></text:span>e , calidum <text:span text:style-name="Default_20_Paragraph_20_Font"><text:span text:style-name="T2">r</text:span></text:span>efrigerare opus est, ac si conju-<text:line-break/>gatus fuerit affectus, pe<text:span text:style-name="Default_20_Paragraph_20_Font"><text:span text:style-name="T2">r</text:span></text:span> contrariam coniugationem ipsum<text:line-break/>curare convenit, calidum et siccum humectando et resti-<text:line-break/>gerando, humidum srigidumque exiccanda et calefaciendo,<text:line-break/>atque in reliquis duabus coniugationibus ad proportionem,<text:line-break/>ac in caeteris morbis omnibus ita facere, quorum unius-<text:line-break/>cujusque speciem in libro de morborum differentiis persc-<text:line-break/>quuti sumus. Quum itaque in cerebro et meuiugibus iidem<text:line-break/>morbi simili curatione indigeant , logica magis quam ad cu-<text:line-break/>rationem utilis est quaestio, in utro illorum contineatur<text:line-break/>princeps animae facultas,. non tamen an in corde sit, sed<text:line-break/>tota re disserens. Esto enim ut a flava bile in corde accu-<text:line-break/>mulata et putredine affecta phrenitis excitata sit, nonne de-<text:line-break/>lirare videbitur is, qui caput oxyr<text:span text:style-name="Default_20_Paragraph_20_Font"><text:span text:style-name="T2">r</text:span></text:span>hodino pertundere jul-<text:line-break/>ferit, quum liceat, si hoc praesidio phrenitidis causa sanari</text:p>
      <text:p text:style-name="P3">possit, non capiti; sed thoraci ipsum adhibere; neque huic<text:line-break/>universo, sed illi duntaxat ejus parti, in qua cor c<text:span text:style-name="Default_20_Paragraph_20_Font"><text:span text:style-name="T2">o</text:span></text:span>ntine-<text:line-break/>tur? IIaecrigitur recte a nobis ante definita sunt, atque<text:line-break/>hoc item , ut n<text:span text:style-name="Default_20_Paragraph_20_Font"><text:span text:style-name="T2">o</text:span></text:span>n solum affectum locum , verum etiam eam-<text:line-break/>sam ipsum oblaedentem, consideremus. Ut exempli gra-<text:line-break/>tia, delirium est symptoma actionis loci delirantis, est et<text:line-break/>c<text:span text:style-name="Default_20_Paragraph_20_Font"><text:span text:style-name="T2">o</text:span></text:span>ma et sop<text:span text:style-name="Default_20_Paragraph_20_Font"><text:span text:style-name="T2">o</text:span></text:span>r, . sed a contrariis causis oriuntur. . Nam vi-<text:line-break/>gilias .et deliria causa p<text:span text:style-name="Default_20_Paragraph_20_Font"><text:span text:style-name="T2">o</text:span></text:span>testate calida efficit; at: somnolenti<text:line-break/>et c<text:span text:style-name="Default_20_Paragraph_20_Font"><text:span text:style-name="T2">o</text:span></text:span>matuli et veternosi assectus omnes frigidae causae sunt<text:line-break/>soboles. Atque hoc tibi ex medicamentis primum manifeste<text:line-break/>di<text:span text:style-name="Default_20_Paragraph_20_Font"><text:span text:style-name="T2">t</text:span></text:span>cere .licet; quae namque frigida sunt stuporem <text:span text:style-name="Default_20_Paragraph_20_Font"><text:span text:style-name="T2">t</text:span></text:span>eporem r.<text:line-break/>que, calida vero contra vigilias et varias motiones indu-<text:line-break/>eunt. . <text:span text:style-name="Default_20_Paragraph_20_Font"><text:span text:style-name="T2">S</text:span></text:span>ed quid <text:span text:style-name="Default_20_Paragraph_20_Font"><text:span text:style-name="T2">o</text:span></text:span>pus est vehementia medicamenta memo-,<text:line-break/>rare, quum quotidie videamus et lactucas et potabilium<text:line-break/>calidarunrqne aquarum balueas et vini aqua modice diluti<text:line-break/>potionem somnum inducere, reliquorum medicamentorum</text:p>
      <text:p text:style-name="P3">exemplo, quae humectant et <text:span text:style-name="Default_20_Paragraph_20_Font"><text:span text:style-name="T2">r</text:span></text:span>efrigerant; his vero contra-<text:line-break/>ria omnia vigilias ? Eodem quoque modo tenuis <text:span text:style-name="Default_20_Paragraph_20_Font"><text:span text:style-name="T2">r</text:span></text:span>atio vi-<text:line-break/>ctus et vinum me<text:span text:style-name="Default_20_Paragraph_20_Font"><text:span text:style-name="T2">r</text:span></text:span>acum vigilias inducunt; idque multo<text:line-break/>magis, quum vinum meracum aut natura suerit calidum,<text:line-break/>aut valde antiquum, quale apud nosseates Pergenti olim ac-<text:line-break/>cluit, atque satius est id enarrare. Grammatici erat puer<text:line-break/>ille; grammaticus autem singulis diebus balueum petens<text:line-break/>cum altero puero , hunc inclusum domi relinquebat, ut rem<text:line-break/>familiarem <text:span text:style-name="Default_20_Paragraph_20_Font"><text:span text:style-name="T2">s</text:span></text:span>ervaret, atque ea, quae ad victum essent ne-<text:line-break/>cessaria, praepararet. At quum vehementi aliquando siti<text:line-break/>cruciaretur, nec esset intus aqua, vinum antiquum libe<text:span text:style-name="Default_20_Paragraph_20_Font"><text:span text:style-name="T2">r</text:span></text:span>a-<text:line-break/>liter potavit, indeque <text:span text:style-name="Default_20_Paragraph_20_Font"><text:span text:style-name="T2">r</text:span></text:span>eliquo tempore vigil permansit;<text:line-break/>postea correptus febre, una cum vigiliis obo<text:span text:style-name="Default_20_Paragraph_20_Font"><text:span text:style-name="T2">r</text:span></text:span>to delirio, .per-<text:line-break/>iit. Atque animantia frigidiora per hiemem ob frigus<text:line-break/>mortuis similia. iacent in latibulis, atque tum viperas quo-<text:line-break/>que ridere licet, etiamsi in manus sinuas deferasque, haud-<text:line-break/>quaquam mordere, quum per aestatem tum hoc animal tum</text:p>
      <text:p text:style-name="P3">serpentes reliqui omnes , maxime sub caniculae fervore;<text:line-break/>quum vehementer aestuant, furentibus similes sint, ut ne<text:line-break/>exiguo quidem momento quiescere possint. Quod de illis<text:line-break/>intelligens Nicander, sic de cenchride cecinit,</text:p>
      <text:p text:style-name="Normal"><text:span text:style-name="Default_20_Paragraph_20_Font"><text:span text:style-name="T2">Ne tu quanquam audax, cenchrin</text:span></text:span>o o<text:span text:style-name="Default_20_Paragraph_20_Font"><text:span text:style-name="T2">ccurrere contra,<text:line-break/>Hum furit, insista</text:span></text:span>s.</text:p>
      <text:p text:style-name="Normal">Verum de sus alibi plenius dictum et demonstratum est,<text:line-break/>quod calida causa motus exritet, atque idcirco vigilias affe-<text:line-break/>rat, frigida vero ad motus pigrum residat animal, sumus et<text:line-break/>comatis effectrix. At qui haec intelligit , qtmnr per ar-<text:line-break/>dentium febrium rigorem h<text:span text:style-name="Default_20_Paragraph_20_Font"><text:span text:style-name="T2">o</text:span></text:span>minem viderit et vigilare et de-<text:line-break/>firme, deinde inclinante jam febre, dormire et supere, in<text:line-break/>capite nullum proprium esse affectum , sed ab exurente fe-<text:line-break/>bris cal<text:span text:style-name="Default_20_Paragraph_20_Font"><text:span text:style-name="T2">o</text:span></text:span>re delirimn fieri -existimabit. Sic etiam in peri-<text:line-break/>pneumonia et pleuritide, .quum in vig<text:span text:style-name="Default_20_Paragraph_20_Font"><text:span text:style-name="T2">o</text:span></text:span>re febrimn illarum<text:line-break/>delirium sequitur , non est capitis proprius assectus ; nam</text:p>
      <text:p text:style-name="P3">affectus proprius ex constantia aestimandus est, unde si etiam<text:line-break/>pleuritico alicui .permanens eveniat delirium, caput ipsi pro-<text:line-break/>prium habere morbum existima, ut quamvis lateris morbus<text:line-break/>quiescat, possit tamen capitis permanere. Saepenumero<text:line-break/>enim vidimus bubonem ob ulcus obortum ulcere curato<text:line-break/>etiamnum superstitem esse. Quum itaque parti alteri. pri-<text:line-break/>mario labo<text:span text:style-name="Default_20_Paragraph_20_Font"><text:span text:style-name="T2">r</text:span></text:span>anti, dum vehementer exacerbatur, pars altera<text:line-break/>secundario afficitur;. sedaturque illius remissione, eam per<text:line-break/>consensum affici augurare ; haec enim una coniectura com-<text:line-break/>munis est:. sed cerebri affectibus, ut dictum, ^proprium est,<text:line-break/>si non assidue delirium permaneat, sed subrium velamen-<text:line-break/>fiam sequatur. Atque eadem ratione in accessionum febris<text:line-break/>rusultibus sopore et comate quidam obsidentur , quod hoc<text:line-break/>tempore cerebrum vehementer refrigeretur, quod alioqui<text:line-break/>paratissimum sit, ut noxam hujusmodi subeat;. sive quia in-<text:line-break/>temperiem habeat frigidam , non tamen tantam, ut haec sola<text:line-break/>praedictorum symptomatum possit esse causa; sed quum ac-</text:p>
      <text:p text:style-name="P3">cessio ab initio processerit, frigus adeo inerescet, ut cata-<text:line-break/>phoram veI superem inducat; id vero, ut dixr, ob<text:span text:style-name="Default_20_Paragraph_20_Font"><text:span text:style-name="T2">o</text:span></text:span>ritur<text:line-break/>ab intemperie frigida ; oboritur et a prtuitofo hum<text:span text:style-name="Default_20_Paragraph_20_Font"><text:span text:style-name="T2">o</text:span></text:span>re in ce-<text:line-break/>rebro collecto.</text:p>
      <text:h text:style-name="P9" text:outline-level="1"><text:bookmark-start text:name="bookmark5"/><text:span text:style-name="Default_20_Paragraph_20_Font">GALENI DE LOCIS AFFECTIS<text:line-break/>LIBER HI.</text:span><text:bookmark-end text:name="bookmark5"/></text:h>
      <text:h text:style-name="Heading_20_2" text:outline-level="2"><text:span text:style-name="Default_20_Paragraph_20_Font">cap. I.. </text:span></text:h>
      <text:p text:style-name="P12">De loris affectis, sic enim nominant corporis<text:line-break/>partes, pauci medici pertractaverunt,. ac plura quam attige-<text:line-break/>rint inexarata omiserunt. Itaque caeteris silentio praeter-<text:line-break/>missis, sulius Arclugenis, iure supra illos omnes laudati, me-<text:line-break/>minimus. Diximus autem eum sermonem , quo ipsis asserit<text:line-break/>acti<text:span text:style-name="Default_20_Paragraph_20_Font"><text:span text:style-name="T2">o</text:span></text:span>nes quasdam laedi, illaesa ea corporis parte qua<text:line-break/><text:span text:style-name="Default_20_Paragraph_20_Font"><text:span text:style-name="T1">ipsae </text:span></text:span>eduntur, distinctione egere ; quispiam enim <text:span text:style-name="Default_20_Paragraph_20_Font"><text:span text:style-name="T2">r</text:span></text:span>ecte potest<text:line-break/>eloqui etiamsi pars per ulterius consensum laesa nondum</text:p>
      <text:p text:style-name="P3">perma<text:span text:style-name="Default_20_Paragraph_20_Font"><text:span text:style-name="T2">n</text:span></text:span>entem habeat dispositionem, sed veluti umbrum<text:line-break/>quandam, ut ipse dicebant, ei hanc ipsum inesse affectionem.<text:line-break/>Nam si ad ignem ita propius accesserimus, ut fere combu-<text:line-break/>ramur, non tamen adhuc combmamm, dolemus vehemen-<text:line-break/>ter, non passa nihil scilicet calefacta parte. Sic etiam am-<text:line-break/>hiens aer vehementer frigidus , aut aqua exacte frigida, aut<text:line-break/>nix allapsa, gravem admodum dolorem exertat; at si quod<text:line-break/>laedit eximas, quamprimum eum eo sedatur affectus.<text:line-break/>Quamobrem satius videbatur dicere, quemadmodum et ipsum<text:line-break/>indicat nomen , assiri quodammod<text:span text:style-name="Default_20_Paragraph_20_Font"><text:span text:style-name="T2">o</text:span></text:span> eam partem , quae al-<text:line-break/>tersus consensu afficitur; neque enim pars, quae nullo me-<text:line-break/>do afficitur, sed quae cum esta asseritur, affectae per con-<text:line-break/>sensum vocabulo significatur. ltaque quum in affectibus<text:line-break/>stomachicis ocusi similibus insestantur symptomatis; .quales<text:line-break/>in suffusi<text:span text:style-name="Default_20_Paragraph_20_Font"><text:span text:style-name="T2">o</text:span></text:span>nibus apparere solent, dicendum est illos affici,<text:line-break/>elato ad cerebrum ab humoribus in ventricul<text:span text:style-name="Default_20_Paragraph_20_Font"><text:span text:style-name="T2">o</text:span></text:span> contentis su-<text:line-break/>liginoso quopiam vap<text:span text:style-name="Default_20_Paragraph_20_Font"><text:span text:style-name="T2">o</text:span></text:span>re ; nondum tamen adeo affici , ut ab-<text:line-break/>latu re, quae molestiam infert, propria curatione egeant.</text:p>
      <text:p text:style-name="P3">Verum hujusmodi disputationem dixi ad logicum potius per-<text:line-break/>linere; logica enim revera fiunt, quaecunque usum trans-<text:line-break/>gressa, qualis sit rerum natura secundum propriam .essen-<text:line-break/>tiam ,. indaganti Sic igitur Chrysippus philosophus de ani-<text:line-break/>mi passionibus scripsit unum de curandi ratione librum , quo<text:line-break/>maxime ad earum curationem instigemus ; tum tres alios,<text:line-break/>qui logicas continent quaestiones.</text:p>
      <text:h text:style-name="Heading_20_2" text:outline-level="2">Cap. II. </text:h>
      <text:p text:style-name="P12">Quod autem melius suerat, et lune nostro<text:line-break/>instituto commodius, Archigenes non accurate declararit.<text:line-break/>quot sint laesarum actionum modi ; sic enim et primario uf-<text:line-break/>fectae corporis partes , aut proprio affectu laborantes , aut<text:line-break/>quomodocunque quis nominare voluerit, deprehendentur,<text:line-break/>et curandi ratio abunde nobis suppetet. Ego vero lu voca-<text:line-break/>limis instrumentis id expositi, ac lu eo, qui in manu sen-.<text:line-break/><text:span text:style-name="Default_20_Paragraph_20_Font"><text:span text:style-name="T2">t</text:span></text:span>um amisit digitorum , ipsis non affectis ; quippe inventa in<text:line-break/>dorsi initio pars ,. quae primo afficiebatur, idoneam cutatio-<text:line-break/>nem ostendit.</text:p>
      <text:h text:style-name="P11" text:outline-level="2">Cap. HI. </text:h>
      <text:p text:style-name="P12">Alio namque modo eveniunt suffusionis<text:line-break/>symptomata affecto ventriculo; alio ei, qui ab alto deri-<text:line-break/>dit, nequaquam vocalibus instrumentis affectis, vox laesa<text:line-break/>est; denique ab his duobus alia consensus specie <text:span text:style-name="Default_20_Paragraph_20_Font"><text:span text:style-name="T2">laborabat.<text:line-break/></text:span></text:span>is, cuius digiti senium amiserant. Nam oculi <text:span text:style-name="Default_20_Paragraph_20_Font"><text:span text:style-name="T2">vexabantur,^<text:line-break/></text:span></text:span>quod ascenderet ad eos aliquid; vox autem, quod materia<text:line-break/>ejus esset oblaesa;. sugitis aderat symptoma , quod. sentiendi<text:line-break/>facultas ad ipsos non accederet. Proindeque satius sane.<text:line-break/>fuerit, vocales partes digitosque nulla prorsus affectione. da-.<text:line-break/>horare arbitrari quam oculos: nam sus is ipse affectus<text:line-break/>est, quod fumosa quadam exhalatione repleantur; vocalium<text:line-break/>vero partium atque digitorum, non quod veniat ad eos,<text:line-break/>quippiam praeter naturam ,.scd quod non accedat, quod fe-..<text:line-break/>eundum naturam ad. ipsos pervenire solet, actio .laeditur.<text:line-break/>Itaque facultas scnsitrix digitis non amplius influit, exortu<text:line-break/>nervi a spinali medulla laeso; guttur, resolutis intercostali-.<text:line-break/>bus musculis, efflatum spiritum non. amplius recipit; ni-</text:p>
      <text:p text:style-name="P3">hilominus in his dici potest hunc ipsum esse affectum, quod<text:line-break/>non perveniant ad partes ea, quae antea, quum secundum<text:line-break/>naturam se haberent, venire solebant. Etenim fontium<text:line-break/>affectum haud absu<text:span text:style-name="Default_20_Paragraph_20_Font"><text:span text:style-name="T2">r</text:span></text:span>de quis putaverit, si non perveniat ad<text:line-break/>ipsius aqua; ac cerealiurn quoque frugum e terra prodeun-<text:line-break/>tium squallorem immodicum, et animalium cibi potio-<text:line-break/>nisque penuriam; nam quod alicui ad naturalem ejus gu-<text:line-break/>humationem quomodocunque deest:, ipsum fan<text:span text:style-name="Default_20_Paragraph_20_Font"><text:span text:style-name="T2">o</text:span></text:span> quispiam<text:line-break/>affectionem illius meritu putarit. Sed haec, ut jam dixi,<text:line-break/>magis ad logicam quaestionem pertinent. Verum in laesis<text:line-break/>ac deperditis actio<text:span text:style-name="Default_20_Paragraph_20_Font"><text:span text:style-name="T2">n</text:span></text:span>ibus necessaria consideratio a plurimis<text:line-break/>medicis neglecta esu Quum e<text:span text:style-name="Default_20_Paragraph_20_Font"><text:span text:style-name="T2">n</text:span></text:span>im duae tresve suerint ali-<text:line-break/>quando hujusmodi actiones, accidit interdum, ut una parte<text:line-break/>affectu, reliquae illi consentientes in suis actionibus simul<text:line-break/>laedantur; interdum vero, ut omnes eodem modo assician-<text:line-break/>tur. Atque accidit interdum, ut Iterum aliquae affectum<text:line-break/>habeant, ut itu dicam, inhabitu, reliquae vero, ut quis-<text:line-break/>piant dixerit, in dispositione; de quibus secundo libro de<text:line-break/>rivorum dissectione, atque: lu eo, qui hunc praecedit, jam</text:p>
      <text:p text:style-name="P3">diximus, ac nonnihil in sequentibus quoque dicemus, quod<text:line-break/>videlicet futurus sermo hujusmodi distinctionum indigeat.<text:line-break/>Quod autem utile non minus est hic praedixisse propter eos,<text:line-break/>qui versio quidem demonstrare nituntur affectorum locorum<text:line-break/>investigationem melicis este necessariam, opere vero illam<text:line-break/>evertunt , jam tibi enarrabo , uno aliquo affectu in erem-<text:line-break/>plum sumpto ; sit itaque is pleuritis , in qua latus esse affe-<text:line-break/>ctum, dolor ipsius dederat; sed utrum quae sucringens ap-<text:line-break/>pellatur, sive membrana sive tunica , nihil enim resert, in-<text:line-break/>flammetur in pleuriticis , a<text:span text:style-name="Default_20_Paragraph_20_Font"><text:span text:style-name="T2">n</text:span></text:span> alia quaedam laterum pars ;<text:line-break/>praeterea utrum pulmo in lobis necessario afficiatur, an<text:line-break/>omnino affectionis sit expers, ferre non esse necessarium au-<text:line-break/>tumant ii, qui experientiam praeferunt; multos enim fe<text:line-break/>vidisse jam pleuriticos, tum a praeceptoribus tum a seipsis<text:line-break/>solis curatus , observatis iis praeceptis , quae ab Hippocrate<text:line-break/>iit libro de ratione rictus in acutis morbis praescripta sunt ;<text:line-break/>se jam quid ipsis prosit, quid noceat, probe noscere, et ni-</text:p>
      <text:p text:style-name="P2">structiones habere , quae ex signis evidenter apparentibus in<text:line-break/>, memoriam revocent , cui venam secare oporteat, cui non;</text:p>
      <text:p text:style-name="Normal">tum de.fomentis ipsorum, cataplasmatis, victus ratione, ni-<text:line-break/>vi ductione, sufficientem habere notitiam ex longa expe-<text:line-break/>rientia. Igitur quid vel Hippocratem , vel alium quempiam<text:line-break/>illo priorem induxerit, ut haec inveniret auxilia, se saten-<text:line-break/>tur ignorare; sed sibi satis esse proferunt, fi inventis com-<text:line-break/>mode utuntur, ut et alios quoque artifices facere videmus;<text:line-break/>neque enim faber, sive lignarius, five aerarius, neque cer-<text:line-break/>do, quo pacto artes suae suerint inventae, inquirunt; sed<text:line-break/>quae a praeceptoribus elidrcerunt, et usu probarunt ipfi con-<text:line-break/>firmaruntque , ea facientes clarum nomen assequuntur.<text:line-break/>Equidem, ut verum fatear, quum medicos empiricos talia<text:line-break/>proscrentes audio, inducor certe ut probabiles putem eorum.<text:line-break/>rationes; videnturque mihi parum valida quae dogmatici<text:line-break/>contra illos disputarunt; at ut caete<text:span text:style-name="Default_20_Paragraph_20_Font"><text:span text:style-name="T2">r</text:span></text:span>is in rebus omnibus per<text:line-break/>totam ritam me semper a temerario assensu cohibui, ita et</text:p>
      <text:p text:style-name="P3">de lis in investigandis ipsis singulo<text:span text:style-name="Default_20_Paragraph_20_Font"><text:span text:style-name="T2">r</text:span></text:span>um morborum remediis<text:line-break/>diu apud me inquisivi, an logica indicatione indigerem, an;<text:line-break/>mihi sufficerent; quae per experientiam a praeceptoribus<text:line-break/>atque ex me ips<text:span text:style-name="Default_20_Paragraph_20_Font"><text:span text:style-name="T2">o</text:span></text:span> didiceram. Igitur quae p<text:span text:style-name="Default_20_Paragraph_20_Font"><text:span text:style-name="T2">o</text:span></text:span>st diuturnam<text:line-break/>inquisitionem optima judicavi, deos testes advoco, veritatis<text:line-break/>amato<text:span text:style-name="Default_20_Paragraph_20_Font"><text:span text:style-name="T2">r</text:span></text:span>ibus enunciab<text:span text:style-name="Default_20_Paragraph_20_Font"><text:span text:style-name="T2">o. </text:span></text:span>Non enim mihi mentiendi causa<text:line-break/>est, quemadmodum iis, qui uni sectae addicti omnem ex<text:line-break/>ipsa gloriam quaerunt; his enim .necesse est c<text:span text:style-name="Default_20_Paragraph_20_Font"><text:span text:style-name="T2">o</text:span></text:span>ntentiose pro<text:line-break/>sectae veritate dimicare , quam unicam noverunt , quod ex<text:line-break/>null<text:span text:style-name="Default_20_Paragraph_20_Font"><text:span text:style-name="T2">o</text:span></text:span> alio disciplinarum genere gloriam spe<text:span text:style-name="Default_20_Paragraph_20_Font"><text:span text:style-name="T2">r</text:span></text:span>are possint Ego<text:line-break/>vero re ipsa et publice et privatim apud eos , qui sectam<text:line-break/>quamlibet a me discere cupiebant , ostendi , lu omnium se-<text:line-break/>c tarum sidentia, ne majus quicquam dixerim, moleste post-<text:line-break/>habendum nemini. Quod si uni sectarum patrocinium fa,.<text:line-break/>cere velim , quamvis ex tempore ac p<text:span text:style-name="Default_20_Paragraph_20_Font"><text:span text:style-name="T2">ro r</text:span></text:span>e nata dicendum<text:line-break/>fuerit, haud tamen facile ab aliquo convrnerme rationum<text:line-break/>penuria patiar. N<text:span text:style-name="Default_20_Paragraph_20_Font"><text:span text:style-name="T2">o</text:span></text:span>n enim, ut nonnulli faciunt, ex libris<text:line-break/>eas didici, sed praestantissimis lu unaquaquc secta praede-</text:p>
      <text:p text:style-name="P3">putribus usus sum. Neque igitur odi empiricos , qu<text:span text:style-name="Default_20_Paragraph_20_Font"><text:span text:style-name="T2">o</text:span></text:span>rum<text:line-break/>sermonibus sum innutritus, neque ullos dogmaticos; pari<text:line-break/>enim studio omnibus dedi operam, versatusque sum cum<text:line-break/>praestantissimis in unaquaque secta praeceptoribus. Itaque<text:line-break/>innotui Romae tum primoribus ejus urbis civibus tum<text:line-break/>Imperatoribus deinceps omnibus, ob artis <text:span text:style-name="Default_20_Paragraph_20_Font"><text:span text:style-name="T2">o</text:span></text:span>pera, non ob<text:line-break/>sophisticas rati<text:span text:style-name="Default_20_Paragraph_20_Font"><text:span text:style-name="T2">o</text:span></text:span>nes. Quamobrem nihil prohibet, quo mi-<text:line-break/>nus de utra quaque Iecta vere dicam quae senti<text:span text:style-name="Default_20_Paragraph_20_Font"><text:span text:style-name="T2">o. </text:span></text:span>Igitur<text:line-break/>per artis exercitationem comperi , eam remediorum inven-<text:line-break/>tionem, quae ex vera indicatione procedit, in iis quae raro<text:line-break/>accidunt, empiricae cognitioni praestare. Unde multos<text:line-break/>morb<text:span text:style-name="Default_20_Paragraph_20_Font"><text:span text:style-name="T2">o</text:span></text:span>s curavi praesidiis interdum plane contrariis istis, quae<text:line-break/>experientia c<text:span text:style-name="Default_20_Paragraph_20_Font"><text:span text:style-name="T2">o</text:span></text:span>gnita sunt, quae quidem in opere methodi<text:line-break/>medendi satius explic<text:span text:style-name="Default_20_Paragraph_20_Font"><text:span text:style-name="T2">o.</text:span></text:span></text:p>
      <text:h text:style-name="Heading_20_2" text:outline-level="2">Cap. IV. </text:h>
      <text:p text:style-name="P12">Nunc ver<text:span text:style-name="Default_20_Paragraph_20_Font"><text:span text:style-name="T2">o</text:span></text:span> sola explicabuntur ea, quae<text:line-break/>ad .praesentem praepofitionem utilia sunt. Nam comperi<text:line-break/>laefi<text:span text:style-name="Default_20_Paragraph_20_Font"><text:span text:style-name="T2">o</text:span></text:span>nes actionunr non solum ob similares , a quibus edon-</text:p>
      <text:p text:style-name="P3">tur, aegrotantes contingere, verum etiam ob alias partes,<text:line-break/>quae actionem non habent, -usum tamen quendam praestant.<text:line-break/>Sic etiam organicarum partium morbos actio<text:span text:style-name="Default_20_Paragraph_20_Font"><text:span text:style-name="T2">n</text:span></text:span>es laedere<text:line-break/>deprehendi. Quibus praecognitis inveni deinceps morbos<text:line-break/>quosdam continenter plurimis hominibus oboriri , alios vero<text:line-break/>raro. At empiricam medicinam videbam non quod raro,<text:line-break/>sed quod crebro accidit in memoria et imitatione collocare;<text:line-break/>quocirca dispofitionum raro evenientium non solum cura-<text:line-break/>tionem, verum etiam praevias ipsarum dignotiones negli-<text:line-break/>gere. -Proinde primum investigari, quomodo cognoscendae<text:line-break/>sset.invenique carum quasdam scientificam habere dignotio <text:span text:style-name="Default_20_Paragraph_20_Font"><text:span text:style-name="T2">i<text:line-break/></text:span></text:span>nem , nonnullas vero artificiosae vocatae coniecturae sid,-<text:line-break/>jectas, atque idcirco ipsas etiam magna ex parte rectas;<text:line-break/>ejusmodi enim est artificiosae coniecturae vis. Verum et<text:line-break/>has et sus prius assectiones raras, quae scientificam diguo-<text:line-break/>tionem habent, ludigere semper inveni affectarunt pa<text:span text:style-name="Default_20_Paragraph_20_Font"><text:span text:style-name="T2">rtium .<text:line-break/></text:span></text:span>diguotione. Ego quidem medicinam hoc pacto prosessus us-<text:line-break/>que- ad senectutem, nasiam lu hodiernum usque diem ca- -</text:p>
      <text:p text:style-name="P3">lumniam subii neque curando; neque praesagiendo, quod<text:line-break/>celeberrimis multis medicis accidere memini. Quod si quis<text:line-break/>et ipse gloriam ab artis operibus, non a sophisticis sermo-<text:line-break/>nilum, assequi voluerit, is nullo negotio facili compendio<text:line-break/>colligere poterit ea , quae per omnem aetatem diligenti in-<text:line-break/>quisitione inveni. Hic igitur sibi persuasum habeat, hac via<text:line-break/>et ratione medicamenta me invenisse, quibus morbos raro<text:line-break/>eve<text:span text:style-name="Default_20_Paragraph_20_Font"><text:span text:style-name="T2">n</text:span></text:span>ientes curarem , quum antea neque praeceptorem vi-<text:line-break/>dissem hujusmodi morbos curantem , neque ipse aliquod ex-<text:line-break/>perium haberem remedium. Sint igitur et hujus sermonis<text:line-break/>dii mihi testes. Quaesivi enim perpetuo , cujus loci affecti,<text:line-break/>aut cujus partis per consensum ipsius laborantis esset actio-<text:line-break/>nis laesio ; quumque partem me invenisse crederem , tum<text:line-break/>quaesivi affectum ipsius, atque ex his suatim utrisque totius<text:line-break/>curationis generis indicationem sumpsi ad remediorum. et<text:line-break/>quantitatem et qualitatem, et idoneae materiae inventionem,<text:line-break/>inspiciens cum praedictis et aetatem et natu<text:span text:style-name="Default_20_Paragraph_20_Font"><text:span text:style-name="T2">r</text:span></text:span>am laborantis,<text:line-break/>tum auni tempus et regionem et id genus alia, quorum lu</text:p>
      <text:p text:style-name="P3">Hippoc<text:span text:style-name="Default_20_Paragraph_20_Font"><text:span text:style-name="T2">r</text:span></text:span>aticorum lib<text:span text:style-name="Default_20_Paragraph_20_Font"><text:span text:style-name="T2">r</text:span></text:span>orum enarratione saepe jam memini.<text:line-break/>Verum sedes affecta, si dictorum superioribus duobus libris<text:line-break/>meminimus, dignoscitur ab exo<text:span text:style-name="Default_20_Paragraph_20_Font"><text:span text:style-name="T2">r</text:span></text:span>etis et iis, quae affectis<text:line-break/>partibus adnascuntur, et actionum laesione, quibus. com-<text:line-break/>prehenduntur et colores p<text:span text:style-name="Default_20_Paragraph_20_Font"><text:span text:style-name="T2">r</text:span></text:span>aete<text:span text:style-name="Default_20_Paragraph_20_Font"><text:span text:style-name="T2">r</text:span></text:span> natu<text:span text:style-name="Default_20_Paragraph_20_Font"><text:span text:style-name="T2">r</text:span></text:span>am et figu<text:span text:style-name="Default_20_Paragraph_20_Font"><text:span text:style-name="T2">r</text:span></text:span>ae : quum-<text:line-break/>que excreta ipsa trifariam dividantu<text:span text:style-name="Default_20_Paragraph_20_Font"><text:span text:style-name="T2">r</text:span></text:span>; vel enim affect<text:span text:style-name="Default_20_Paragraph_20_Font"><text:span text:style-name="T2">o</text:span></text:span>rum<text:line-break/>sedium partes ipsarum substantia vel soluta vel confracta,<text:line-break/>excernuntur; veI ea, quae in ipsis continentur; vel ali-<text:line-break/>quid. quod morbosas assectiones loquitur vel solas, vel sum-<text:line-break/>per, vel magna ex parte;. in quibusdam affectibus nulla alia<text:line-break/>mihi occurrebant, sed sola mihi inventionis- affectarunt par-<text:line-break/>tium via, quae per laesam actionem processit, relinque-<text:line-break/>batur.</text:p>
      <text:h text:style-name="Heading_20_2" text:outline-level="2">Cap..V. </text:h>
      <text:p text:style-name="P12">Igitur quum deperditam cujusdam memo-<text:line-break/>riam restituere me aliquando oporteret, essemque adhuc ju-<text:line-break/>nior , ac neque praeceptorem .unquam vidissem hujusmodi<text:line-break/>affectionem curantem, neque apud ullum antiquorum ca-<text:line-break/>rationem legissem, primum quidem apud me ipsum incesti-:</text:p>
      <text:p text:style-name="P3">gavi, quaenam pars esset . affecta , cui topica vocata remedia<text:line-break/>adhiberem, prius videlicet universi corporis curatione prae-<text:line-break/>missa , id enim in omnibus morbis commune est; deinde<text:line-break/>qua via remedia singula invenirem. Allectam itaque sedem<text:line-break/>eam ipsam. esse existimavi, qua princeps animae facultas con-<text:line-break/>sinetur, medicamenta autem, quae hujus fessis affectui ei-.<text:line-break/>sunt contraria. oratos igitur habere velim omnes, qui hos<text:line-break/>libros legunt, ut pruritum, vel rabiem, vel insaniam, quam<text:line-break/>de factis conceperunt, deponant et, ut sapientes viros decet,<text:line-break/>dicendorum seriem confiderent Quum enim quae enarrata<text:line-break/>sunt, perpenderem, accepi Archigenem librum quendam de<text:line-break/>oblaesae memoriae instauratione edidisse ; quocirca omnes<text:line-break/>bibliothecas illico percurri, bibliopolas omnes , atque me-<text:line-break/>dicos omnes quoque, quos scriptorum ejus viri studiosius<text:line-break/>esse siciebam, quo ejus libri copia milii fieret, ut mihi quid-<text:line-break/>piam conservet ad remediorum , non ad loci affecti inventio-.<text:line-break/>nem; quod plane existimarem nullam aliam a corde sedem</text:p>
      <text:p text:style-name="P3">huic affectioni ipsum destinasse, <text:span text:style-name="Default_20_Paragraph_20_Font"><text:span text:style-name="T2">t</text:span></text:span>ecta ipsius defendente, prina<text:line-break/>cipem animae facultatem in ea parte sedem sibi vendicare;<text:line-break/>at intelligere cupiebam, quam intemperiem ejus affectionis<text:line-break/>causam esse putaret. Neque enim dubitabam; quin intem-<text:line-break/>periem aliquam esse.duxisset, viri sectam non ignorans; sed<text:line-break/>quum scirem octo intemperies in quaque parte consistere,<text:line-break/>quatuor simplices et quatuor compositas, noscere cupiebam,<text:line-break/>quam earum Archigenes laesae actionis causam esse deda-<text:line-break/>rasset, frigusne, an humiditatem spiritus in corde, an com-<text:line-break/>positam ex frigore et humiditate; aut ariditatem cum frigore,<text:line-break/>putaret hujusmodi posse affectionem producere ; atenim m a-<text:line-break/>nisestum erat, eum in hac re nihil tributurum calori. - Quid<text:line-break/>igitur mihi acciderit, iis qui sectae insaniam p ut diri, ab-<text:line-break/>jecerint, deinceps nuirabo, ipsas .primas dictiones adscri-<text:line-break/>bens ejus libri,. ru quo Archigenes mu<text:span text:style-name="Default_20_Paragraph_20_Font"><text:span text:style-name="T2">t</text:span></text:span>ationem scripsit dele-<text:line-break/>tae recordationis, sive oblivionis, sive memoriae deperditae<text:line-break/>aut laesae, vel utcun que quis supra propositam affectionem<text:line-break/>nominare voluerit , aut si non affectionem , saltem morbum,</text:p>
      <text:p text:style-name="P3">aut symptoma, aut infirmitatem; talia namque sophistae lu-<text:line-break/>quiruut,. quae non modo non parum, sed ne minimum qui--<text:line-break/>dem ad curationem conducunt. Verum quo clariora red-.<text:line-break/>dantur ea, quae posthac dicemus, hoc praedicere necesse<text:line-break/>est, quum.Archigeues undecim libros epistolarum scripserit,<text:line-break/>in primo extare ad Marium epistolam, qua ipsi consilium.<text:line-break/>dat p quomodo patri memoriam restituat; hujus igitur initio<text:line-break/>p<text:span text:style-name="Default_20_Paragraph_20_Font"><text:span text:style-name="T2">o</text:span></text:span>st prooemium, ubi curationem tractare incipit, ita ad<text:line-break/>verbum scriptum est t <text:span text:style-name="Default_20_Paragraph_20_Font"><text:span text:style-name="T2">Detracti</text:span></text:span>o<text:span text:style-name="Default_20_Paragraph_20_Font"><text:span text:style-name="T2">nem igitur sanguinis m</text:span></text:span>o-<text:line-break/><text:span text:style-name="Default_20_Paragraph_20_Font"><text:span text:style-name="T2">deratam et eiusdem iteratam detracti</text:span></text:span>o<text:span text:style-name="Default_20_Paragraph_20_Font"><text:span text:style-name="T2">n</text:span></text:span>e<text:span text:style-name="Default_20_Paragraph_20_Font"><text:span text:style-name="T2">m faciendam n</text:span></text:span>o—<text:line-break/><text:span text:style-name="Default_20_Paragraph_20_Font"><text:span text:style-name="T2">bi</text:span></text:span>s <text:span text:style-name="Default_20_Paragraph_20_Font"><text:span text:style-name="T2">incipiente interceptione , mihi persuadeo, nisi imbecil-<text:line-break/>litas quaedam obstiterit. </text:span></text:span>Deinceps rursus: <text:span text:style-name="Default_20_Paragraph_20_Font"><text:span text:style-name="T2">Puto autem et<text:line-break/>irrigati</text:span></text:span>o<text:span text:style-name="Default_20_Paragraph_20_Font"><text:span text:style-name="T2">nibu</text:span></text:span>s o<text:span text:style-name="Default_20_Paragraph_20_Font"><text:span text:style-name="T2">pp</text:span></text:span>o<text:span text:style-name="Default_20_Paragraph_20_Font"><text:span text:style-name="T2">rtuno usuro</text:span></text:span>s <text:span text:style-name="Default_20_Paragraph_20_Font"><text:span text:style-name="T2">et fu</text:span></text:span>r<text:span text:style-name="Default_20_Paragraph_20_Font"><text:span text:style-name="T2">ibu</text:span></text:span>s <text:span text:style-name="Default_20_Paragraph_20_Font"><text:span text:style-name="T2">t</text:span></text:span>o<text:span text:style-name="Default_20_Paragraph_20_Font"><text:span text:style-name="T2">tiu</text:span></text:span>s <text:span text:style-name="Default_20_Paragraph_20_Font"><text:span text:style-name="T2">c</text:span></text:span>o<text:span text:style-name="Default_20_Paragraph_20_Font"><text:span text:style-name="T2">rp</text:span></text:span>o<text:span text:style-name="Default_20_Paragraph_20_Font"><text:span text:style-name="T2">ris,<text:line-break/>et capiti</text:span></text:span>s <text:span text:style-name="Default_20_Paragraph_20_Font"><text:span text:style-name="T2">der</text:span></text:span>i<text:span text:style-name="Default_20_Paragraph_20_Font"><text:span text:style-name="T2">sione, et</text:span></text:span> o<text:span text:style-name="Default_20_Paragraph_20_Font"><text:span text:style-name="T2">ucurbinilari</text:span></text:span>i<text:span text:style-name="Default_20_Paragraph_20_Font"><text:span text:style-name="T2">m app</text:span></text:span>o<text:span text:style-name="Default_20_Paragraph_20_Font"><text:span text:style-name="T2">sitione. </text:span></text:span>. His<text:line-break/>lectis, obscura vertigine c<text:span text:style-name="Default_20_Paragraph_20_Font"><text:span text:style-name="T2">o</text:span></text:span>nturbatus sum; aequa namque<text:line-break/>missi dicenda est veritas; quomodo vero non essem turha-<text:line-break/>tus, desectus spe, quam a viro mihi futuram conceperam,<text:line-break/>qui millies in multis commentariis, affectorum locorum at-</text:p>
      <text:p text:style-name="P3">que affectus ipsorum scie<text:span text:style-name="Default_20_Paragraph_20_Font"><text:span text:style-name="T2">n</text:span></text:span>tiam necessariam ad rectam inori.<text:line-break/>b<text:span text:style-name="Default_20_Paragraph_20_Font"><text:span text:style-name="T2">o</text:span></text:span>rnm curationem esse dixisset? Enimvero quomodo etiam-<text:line-break/>num ad hoc erunt utiles, nili ab ipsis ad remediorum i<text:span text:style-name="Default_20_Paragraph_20_Font"><text:span text:style-name="T2">n-<text:line-break/></text:span></text:span>ventionem dirigamur?. Qua igitur, o Arclugenes, proba-i-<text:line-break/>bili ratione persuasi caput aggrediemur, relicto corde, en-<text:line-break/>jus congenitum quoddam opus memoria est, affectus vero<text:line-break/>actionis ejus est deperditio ? quam affectionem sanando cu-<text:line-break/>curbitula capiti adhibita memoriam revocabit? qua ratione<text:line-break/>hujusmodi suades remedia ? Ita nunc quoque inter visitet,-<text:line-break/>dum aegros per communes consultationes rideo medicos^<text:line-break/>inter se interrogantes, qua ratione hoc potius- quam illud<text:line-break/>remedium adhibere suaserit, ne -minimis quidem neglectis,<text:line-break/><text:span text:style-name="Default_20_Paragraph_20_Font"><text:span text:style-name="T2">n</text:span></text:span>edum ta<text:span text:style-name="Default_20_Paragraph_20_Font"><text:span text:style-name="T2">n</text:span></text:span>tis qualis est cucurbitula capiti adhibita. Ego<text:line-break/>quidem, etiamsi thoraci e regione cordis fuisset adhibita,<text:line-break/>rationem proferendam non invenio , qua Mersi patrem ju-<text:line-break/>vare potuisset, p<text:span text:style-name="Default_20_Paragraph_20_Font"><text:span text:style-name="T2">r</text:span></text:span>aeterquam qu<text:span text:style-name="Default_20_Paragraph_20_Font"><text:span text:style-name="T2">o</text:span></text:span>d proposita jam verborum<text:line-break/>series non explicat; utrum c<text:span text:style-name="Default_20_Paragraph_20_Font"><text:span text:style-name="T2">o</text:span></text:span>nci<text:span text:style-name="Default_20_Paragraph_20_Font"><text:span text:style-name="T2">t</text:span></text:span>a ante scalpell<text:span text:style-name="Default_20_Paragraph_20_Font"><text:span text:style-name="T2">o, </text:span></text:span>an in-.</text:p>
      <text:p text:style-name="P3">tegra cute, cucurbitulas thoraci aptari voluerit. Cum enim<text:line-break/>esse posset, si casus. ita ferat, frigidaaridaque affectio , fan-<text:line-break/>guiuis quidem detractio ad extremum ducit periculum ; . stolae<text:line-break/>vero cucurbitulae non alio nomine quam. caloris excitandi<text:line-break/>gratia utiles sunt; cucurbitulae enim. attrahunt ad sese hu-<text:line-break/>morem ex imo, quod aridae affectioni maxime adversatur.<text:line-break/>Ignorantibus.itaque prorsus nobis, quae. fit. affectio, quae<text:line-break/>vel caput, veI membranas ipsius afficit, haudquaquam tu-<text:line-break/>tumfuerit. in exteriores calvariae partes materiam revellere.<text:line-break/>Sic igitur praedicere debuerat: quum frigida humidaque<text:line-break/>capitis affectio fit, ipfo; hoc modo affecto , curationis summa<text:line-break/>in calefaciendo exiccandoque posita est, lrancque praesidio-<text:line-break/>rum materiam ad hoc adhibere oportet. Quum ergo vix<text:line-break/>ex obscura me ve<text:span text:style-name="Default_20_Paragraph_20_Font"><text:span text:style-name="T2">r</text:span></text:span>tigine recollegissetn, sequentia legere<text:line-break/>aggressus sum , invenire me posse sperans , si non. ordine,<text:line-break/>saltem sine ordine, hujusmodi aliquem sermonem, qualis<text:line-break/>is erat, quem. nuper exempli causa percurrimus. Depre-<text:line-break/>hendi itaque universum praesidiorum catalogum vehemen-</text:p>
      <text:p text:style-name="P3">ter calefacientem et exiccantem , adeo - us totum caput ipsi,<text:line-break/>etiam sinapismo a se vocato calefaceret, et eo quidem ipsi,<text:line-break/>vehementissimo; nam ablato sicani, caput altro consperge-<text:line-break/>re, mox aqua calida rigate jubet; quo medicamento nullum<text:line-break/>in arte medica viole<text:span text:style-name="Default_20_Paragraph_20_Font"><text:span text:style-name="T2">n</text:span></text:span>tius invenies; siquidem dolorem vel-<text:line-break/>uti cauterium excitat, fed diutius durat ejus operatio. Ita-<text:line-break/>que Archigenes inferens inquit r i<text:span text:style-name="Default_20_Paragraph_20_Font"><text:span text:style-name="T2">gitur t</text:span></text:span>o<text:span text:style-name="Default_20_Paragraph_20_Font"><text:span text:style-name="T2">leratu dilsicile</text:span></text:span>m<text:line-break/><text:span text:style-name="Default_20_Paragraph_20_Font"><text:span text:style-name="T2">hab</text:span></text:span>e<text:span text:style-name="Default_20_Paragraph_20_Font"><text:span text:style-name="T2">t dolorem, sed nulli vel maxim</text:span></text:span>o<text:span text:style-name="Default_20_Paragraph_20_Font"><text:span text:style-name="T2">ru</text:span></text:span>m <text:span text:style-name="Default_20_Paragraph_20_Font"><text:span text:style-name="T2">pra</text:span></text:span>e<text:span text:style-name="Default_20_Paragraph_20_Font"><text:span text:style-name="T2">sidi</text:span></text:span>o<text:span text:style-name="Default_20_Paragraph_20_Font"><text:span text:style-name="T2">rum ce ,<text:line-break/>dit hoc medicamentum. </text:span></text:span>Quin etiam ex sinapi , nasturci<text:span text:style-name="Default_20_Paragraph_20_Font"><text:span text:style-name="T2">o,<text:line-break/></text:span></text:span>grano erudio , uva taminea apophlegmatismos. fieri considit<text:line-break/>ac sternutamenta movere, et potiones propinare jubet, ex<text:line-break/>vehementer calefacientibus et exiccantibus medicamenta<text:line-break/>utraque componens ; ut facile constet ipsum eredidisse ad hu-<text:line-break/>miditatem et frigiditatem vel cerebri vel meningum hanc<text:line-break/>affectionem pertinere ; neque enim hujusmodi affectio , si<text:line-break/>calvariam tantum affecerit, hominem memoria privabit. o<text:line-break/>Verum haec obiter dictu suit, quod quum nusquam demou-</text:p>
      <text:p text:style-name="P3">strave<text:span text:style-name="Default_20_Paragraph_20_Font"><text:span text:style-name="T2">r</text:span></text:span>it ab humore frigoreque oblivionem fieri , postea ca .<text:line-break/>lesacientia et exiccanda offerat remedia; caput vero tantis<text:line-break/>vexari negotiis, alia parte assecla, quis. non moleste ferat<text:span text:style-name="Default_20_Paragraph_20_Font"><text:span text:style-name="T2"><text:line-break/></text:span></text:span>Quod itaque de cucurbitulis ab initio indeterminate prolusit,<text:line-break/>postea pergens hujusmodi verborum ferie manifesti<text:span text:style-name="Default_20_Paragraph_20_Font"><text:span text:style-name="T6">ssim</text:span></text:span>e<text:line-break/>scripsit; <text:span text:style-name="Default_20_Paragraph_20_Font"><text:span text:style-name="T2">Jrritatione</text:span></text:span>s<text:span text:style-name="Default_20_Paragraph_20_Font"><text:span text:style-name="T2">que ex sinapi et cucurbitulis levibus,<text:line-break/>saepiu</text:span></text:span>s <text:span text:style-name="Default_20_Paragraph_20_Font"><text:span text:style-name="T2">quidem blandis, interdum autem admodum validis,<text:line-break/>elsicaciores autem sunt quae cum sacrificationibu</text:span></text:span>s. Ve-<text:line-break/>ruat; o generosissime Archigenes, nulla ratione capiti isse<text:line-break/>omnia adhibes , si affectio consistat in co<text:span text:style-name="Default_20_Paragraph_20_Font"><text:span text:style-name="T2">r</text:span></text:span>de. Neque enim<text:line-break/>ab experimento , ut etiam empiricos alloquamur, talia post-<text:line-break/>sunt inveniri. Aestuans enim homo in ardente febre sii-<text:line-break/>gidam aquam per intemperantiam ingessit, et nonnihil prae-<text:line-break/>sidii expertus , medicis imitationis initium sine rationali in-<text:line-break/>dicatione aperuit; cucurbitulae vero admotio nullam occa-<text:line-break/>sionem fortuitam ducem habet, fed ex iudicatione <text:span text:style-name="Default_20_Paragraph_20_Font"><text:span text:style-name="T2">r</text:span></text:span>ationali<text:line-break/>tuta saeta esis neque enim fua sponte cucurbitula unquam</text:p>
      <text:p text:style-name="P3">gigni, neque, etiamsi hoc concedatur, per fortuitam occasio-<text:line-break/>nem capiti potuit applicari, praesertim in allectione per-<text:line-break/>rara. Interroganti igitur mihi nostrae tempestatis medicos<text:line-break/>senes et exercitatos, curassentue unquam hujusmodi aste-.<text:line-break/>ctum, omnes paene responderunt nunquam id se tentasse,<text:line-break/>tuto duntaxat excepto, qui diceret curationem quidem ali-<text:line-break/>quando se aggressum, nihil vero in ea profecisse. Quo pa-<text:line-break/>cto igitur experientia eorum, quae fortuite accidunt, imi-<text:line-break/>latrice, auxilii cognitio orta est, quum raro alicui eveniat<text:line-break/>hujusmodi affectus, neque fieri possit, ut cucurbitula per<text:line-break/>occationem capiti adaptetur? Frigidae enim potio, eae-<text:line-break/>teraque id genus remedia; quorum quotidie creb<text:span text:style-name="Default_20_Paragraph_20_Font"><text:span text:style-name="T2">r</text:span></text:span>um in<text:line-break/>multis facimus periculum , per experimenta imitando i<text:span text:style-name="Default_20_Paragraph_20_Font"><text:span text:style-name="T2">n</text:span></text:span>ve-<text:line-break/>niti possunt; sed cucurbitulae appositio cum concifionibus<text:line-break/>aut fine ipfis, nullam ab experientia occasionem accipere<text:line-break/>potuit. Non enim quemadmodum in aliis affectionibus loti<text:line-break/>ens assectus, etsi non accuratu, ad auxiliorum famen ipsi</text:p>
      <text:p text:style-name="P3">oblationem, satis sensibus deprehenditur;. sic et in memoria.<text:line-break/>lu aliis dico affectionibus talibus, pleuritide, peripneumo-<text:line-break/>nia, nephritide, affectione colica, hepatica, splenica aut in-<text:line-break/>festini, aut vesicae, aut uteri affectu, atque id genus eae-<text:line-break/>tenarum partium ; in quibus omnibus et dolores et ea, quae<text:line-break/>per meatus excernuntur , etsi non exactissime , in latitudine<text:line-break/>certe, l<text:span text:style-name="Default_20_Paragraph_20_Font"><text:span text:style-name="T2">o</text:span></text:span>cum affectum declarant. In pleuriticis enim facile<text:line-break/>est universo lateri adm<text:span text:style-name="Default_20_Paragraph_20_Font"><text:span text:style-name="T2">o</text:span></text:span>vere quod volneris ; similiter ventri<text:line-break/>in colica; quemadmodum, si hepar, aut lien inflammetu<text:span text:style-name="Default_20_Paragraph_20_Font"><text:span text:style-name="T2">r,<text:line-break/></text:span></text:span>Iryp<text:span text:style-name="Default_20_Paragraph_20_Font"><text:span text:style-name="T2">o</text:span></text:span>ch<text:span text:style-name="Default_20_Paragraph_20_Font"><text:span text:style-name="T2">o</text:span></text:span>ndriis , atque similiter in caeteris partibus ; deper-<text:line-break/>dita vero memoria nullum est affecti loci signum, non tum<text:span text:style-name="Default_20_Paragraph_20_Font"><text:span text:style-name="T2">o</text:span></text:span>r<text:line-break/>praeter naturam, non dolor aliquis, non excreti<text:span text:style-name="Default_20_Paragraph_20_Font"><text:span text:style-name="T2">o, </text:span></text:span>non<text:line-break/>aliud quippiam; quemadm<text:span text:style-name="Default_20_Paragraph_20_Font"><text:span text:style-name="T2">o</text:span></text:span>dum neque in melancbolia,<text:line-break/>phrenitide , mania , m<text:span text:style-name="Default_20_Paragraph_20_Font"><text:span text:style-name="T2">o</text:span></text:span>rbo comitiali , lethargo , sopore et<text:line-break/>in ea affectione, quam recentiores -medici catoclien atque ca-<text:line-break/>talepfin appellant. Sest neque in totius corporis convulfio-<text:line-break/>nibus, vel palpilatioribus, vel in dimidii corporis paralysi,</text:p>
      <text:p text:style-name="P3">id.quod veluti radix est, ullum signum prodit; vel tum<text:span text:style-name="Default_20_Paragraph_20_Font"><text:span text:style-name="T2">o</text:span></text:span>re<text:line-break/>praeter naturam, vel dolore, vel colore mutato a priori, vel<text:line-break/>aliquo excreto<text:span text:style-name="Default_20_Paragraph_20_Font"><text:span text:style-name="T2">r</text:span></text:span>um. Quere neque in his Archigenica reme-<text:line-break/>di<text:span text:style-name="Default_20_Paragraph_20_Font"><text:span text:style-name="T2">a</text:span></text:span>rum inventi<text:span text:style-name="Default_20_Paragraph_20_Font"><text:span text:style-name="T2">o</text:span></text:span> fieri p<text:span text:style-name="Default_20_Paragraph_20_Font"><text:span text:style-name="T2">o</text:span></text:span>test , siquidem nugaces sunt sortiti-<text:span text:style-name="Default_20_Paragraph_20_Font"><text:span text:style-name="T2"><text:line-break/></text:span></text:span>tae empirico<text:span text:style-name="Default_20_Paragraph_20_Font"><text:span text:style-name="T2">r</text:span></text:span>um <text:span text:style-name="Default_20_Paragraph_20_Font"><text:span text:style-name="T2">o</text:span></text:span>ccasiones, atque Archigenis ferme nos<text:line-break/>ducit ad cor. Verum. concedamus ab experientia praedi-<text:line-break/>ctarum affectionum auxilia prodiisse , numquid manifeste de-<text:line-break/>prehendrtur falsa dogmaticorum virorum arrogantia, ac ne<text:line-break/>ssinpliciter quidem, fed dupliciter, atque utrinque valide?<text:line-break/>Si enim usque adeo utile sit experimentum, ut pon solum<text:line-break/>citra rationem inveniat remedia, verum etiam coarguat<text:line-break/>ipsam tanquam aperte falsam, non solum ratio inutilis est, <text:span text:style-name="Default_20_Paragraph_20_Font"><text:span text:style-name="T2"><text:line-break/></text:span></text:span>sed. etiam cum damno a dogmaticis melicis usurpatur. Satis<text:line-break/>quidem, ut ajunt, erat reprehensio ab inutilitate ducta, at<text:line-break/>quum ratio etiam nocere videatur, quod majus argumentum<text:line-break/>desideras ejus vitii? multes scilicet de principe animae fa-<text:line-break/>cultate rationes elialectico mor c. disputatas, una cum affecto-. .</text:p>
      <text:p text:style-name="P2">rum locorum usu, quibus indicabatur in animalibus affecti-<text:line-break/>bus auxilia c<text:span text:style-name="Default_20_Paragraph_20_Font"><text:span text:style-name="T2">o</text:span></text:span>rdi adhibenda esse, subito contempsit Arcui-<text:line-break/>genes in curandi ratione exercitatissimus , ut neglectis om-<text:line-break/>nino pectoris partibus capiti cucurbitulas ad<text:span text:style-name="Default_20_Paragraph_20_Font"><text:span text:style-name="T2">o</text:span></text:span>ptaret ipsum-<text:line-break/>que haud affectum et incideret et ureret. Num igitur per<text:line-break/>Iovem, mentitus sum paulo ante , quum dicerem, rationa-<text:line-break/>, dem riam , qu<text:span text:style-name="Default_20_Paragraph_20_Font"><text:span text:style-name="T2">o</text:span></text:span>d ad remedi<text:span text:style-name="Default_20_Paragraph_20_Font"><text:span text:style-name="T2">o</text:span></text:span>rum inventi<text:span text:style-name="Default_20_Paragraph_20_Font"><text:span text:style-name="T2">o</text:span></text:span>nem pertinet, om-<text:line-break/>nino prodi ab iis, qui patriam potius quam sectam suam<text:line-break/>prodere in animum induxerunt? Nam proditionem esse<text:line-break/>. a<text:span text:style-name="Default_20_Paragraph_20_Font"><text:span text:style-name="T2">r</text:span></text:span>bitrantu<text:span text:style-name="Default_20_Paragraph_20_Font"><text:span text:style-name="T2">r , </text:span></text:span>fi vera dicendo dissentiendum fit ab iis a qui-<text:line-break/>bus ea secta defenditur. Ut vero in his turpem contentio-<text:line-break/>nem mauiscste declarant, sic etiam haud obscuram demen-<text:line-break/>tiam, quum putant <text:span text:style-name="Default_20_Paragraph_20_Font"><text:span text:style-name="T2">o</text:span></text:span>mnia sua decreta turbari, fi vel unum<text:line-break/>quoduis reprehendatur; alia enim mutua consequentia co-<text:line-break/>haerent, ut alia contra inte<text:span text:style-name="Default_20_Paragraph_20_Font"><text:span text:style-name="T2">r</text:span></text:span> se pugnant, alia neque con-<text:line-break/>sequuntur sese neque pugnant necessario , ut hoc ipsum de<text:line-break/>principatu animae. Sive enim aliquis lu corde sive in ca-<text:line-break/>pile hunc contineri asserat, p<text:span text:style-name="Default_20_Paragraph_20_Font"><text:span text:style-name="T2">o</text:span></text:span>terit .de naturalibus elemen-</text:p>
      <text:p text:style-name="P3">tis quamcu<text:span text:style-name="Default_20_Paragraph_20_Font"><text:span text:style-name="T2">n</text:span></text:span>que voluerit eligere opinionem, cum priore<text:line-break/>sententia neque pugnando neque consequens aliquod addu-.<text:line-break/>cendo, ac similiter de ortu ac interitu, ut et de animae esu<text:line-break/><text:span text:style-name="Default_20_Paragraph_20_Font"><text:span text:style-name="T2">t</text:span></text:span>entis, ale diis, de providentia, de fato; item genitusne sit<text:line-break/>mundus an ingenitus , finitum universum, an infinitum;<text:line-break/>praeterea an plures fiut mundi, an numero incomprehen-<text:line-break/>sibiles, an unus hic duntaxat. Nulli namque dictorum -<text:line-break/>plaritorum consequentia quaedam est aut pugna,. quod ad<text:line-break/>animae principatum spectat, sive quis in corde sive in ce-<text:line-break/>rebro eum contineri dixerit. ltaque universam <text:span text:style-name="Default_20_Paragraph_20_Font"><text:span text:style-name="T2">t</text:span></text:span>ectam do-<text:line-break/>gmaticam produnt, qui hujusmodi scribunt curationes p nam<text:line-break/>quum de principatu animae .adeo manifestae fint demonstra-<text:line-break/>lienes , ut omnibus hominibus comprobata fit pars , in qua<text:line-break/>residet, folis tum melicis tum summis philosophis, qui<text:line-break/>in corde eum. colloca<text:span text:style-name="Default_20_Paragraph_20_Font"><text:span text:style-name="T2">n</text:span></text:span>t, non.. apparet. Demonstrationes<text:line-break/>sane. ni<text:span text:style-name="Default_20_Paragraph_20_Font"><text:span text:style-name="T2">t</text:span></text:span>as in commentariis quos de Hippocratis Platunisque<text:line-break/>decretis edidi jam. dixi; quod vero rationalem animae fa-<text:line-break/>caltatem lu . cerebro , virilem atque irascibilem in corde,</text:p>
      <text:p text:style-name="P3">concupiscibilem lo jecore sitam esse, nemini non peribulum<text:line-break/>est; id quotidie discere licet, dicentes audiendo, fatuo qui--<text:line-break/>dem, cerebrum ipsum non habere; timido et pusillanimi,<text:line-break/>cor ei deesse; Tityo vero jecur a vulture erodi, non solum<text:line-break/>in poematis canentes, verum etiam pingentes et suus-<text:line-break/><text:span text:style-name="Default_20_Paragraph_20_Font"><text:span text:style-name="T1">p</text:span></text:span><text:span text:style-name="Default_20_Paragraph_20_Font"><text:span text:style-name="T2">o</text:span></text:span>ntes.</text:p>
      <text:h text:style-name="Heading_20_2" text:outline-level="2">Cap. VI.</text:h>
      <text:p text:style-name="P12"><text:s/>At mihi jam tempus est redeundi ad pro-<text:line-break/>positum. Sane cum in confesso fit omnibus medicis ex ipsis<text:line-break/>operibus , quae in omnibus rationalis facultatis affectionibus:<text:line-break/>faciunt, caput sedem ipfius esse, conveniens erat confide-<text:line-break/>rare, qualis in quacunque affectione dispofitio fit; verbi<text:line-break/>gratia , memoriae laesio , quoniam de ipsa l<text:span text:style-name="Default_20_Paragraph_20_Font"><text:span text:style-name="T2">o</text:span></text:span>qui instituimus ;<text:line-break/>ipsa enim saepe una cum laesione quadam rationis fieri<text:line-break/>conspicitur, quemadmodum et rationis laesio una cum<text:line-break/>memoria laesa; utriusque laefioue ab eadem dispofitio-<text:line-break/>ne procede<text:span text:style-name="Default_20_Paragraph_20_Font"><text:span text:style-name="T2">n</text:span></text:span>te, quae intenditur, ubi fimus cum memoria<text:line-break/>ratio quoque deperditur, quae affectio stultitia nominatur.,</text:p>
      <text:p text:style-name="P3">Ac in lethargo atque omnibus scporosis affectionibus utraque<text:line-break/>deperditur, atque dispositionem ipsorum ejusdem esse generis<text:line-break/>necesse est; per primum quidem genus,. quoniam intempe-<text:line-break/>ries est ; jam enim demonstravimus eam similarium par-<text:line-break/>tium, quae primo operantur, communem esse affectionem;<text:line-break/>per secundum vero, quoniam -frigida omnino intemperies<text:line-break/>est; haec enim animales actiones torpidus efficit, ut anima-<text:line-break/>lia, senae; per frigora latere coguntur; maniseste declarant,<text:line-break/>et refrigerantia medicamenta ac frigidi - cibi ; ut lactuca ca-<text:line-break/>taphorrcos inducit fomnos, si multam ipsam sumpserit alis.<text:line-break/>quis; - Sed et capitis gravitates , quae sine mordaci consi-<text:line-break/>stunt dolore, somnolentae et cataphoricae. sunt; quibus apo-<text:line-break/>phlegmatismi magnopere opitulari ridentur. Ad haec id<text:line-break/>demonstrant capitis tum. ardor tum refrigeratio; siqui-<text:line-break/>dem ardor vigilias , refrigeratio soporem inducit. ltem<text:line-break/>biliosi calidique morbi vigilias, deliria, phreuitidas; con-<text:line-break/>tra pituitofi frigidiq ne veternum et ca taphoramessi ciunt.</text:p>
      <text:p text:style-name="P3">Enimvero quod ad vigilias scporesque per morbos pertinet,<text:line-break/>calida frigidaque intemperies primam sibi facultatem vendicat;<text:line-break/>altera vero ab hac, quae ad hunuditatem a<text:span text:style-name="Default_20_Paragraph_20_Font"><text:span text:style-name="T2">r</text:span></text:span>iditatemque <text:span text:style-name="Default_20_Paragraph_20_Font"><text:span text:style-name="T2">r</text:span></text:span>e-<text:line-break/>fertu<text:span text:style-name="Default_20_Paragraph_20_Font"><text:span text:style-name="T2">r. </text:span></text:span>Nam balnea quod caput humectent , omnibus sum-<text:line-break/>nos conciliant, et vini modice diluti potio, et omnes cibi<text:line-break/>humectantes. Atque ex aetatibus pueritia ob liumidita-<text:line-break/>tem somnolenta est; senes vero ob ariditatem vigiliis ve-<text:line-break/>xantur. Igitur omnia haec argumento sint, ad animi igna-<text:line-break/>viam inducendam humiditatem praeter naturam secundas<text:line-break/>partes obtinere; frigiditatem vero priores. Proi<text:span text:style-name="Default_20_Paragraph_20_Font"><text:span text:style-name="T2">n</text:span></text:span>de humi-<text:line-break/>ditas sola abundans longos profu<text:span text:style-name="Default_20_Paragraph_20_Font"><text:span text:style-name="T2">n</text:span></text:span>dosque somnos, ut et ari-<text:line-break/>ditas quoque sola vigilias efficit; de quibus affectionibus ab<text:line-break/>Hippocrate dictum est; <text:span text:style-name="Default_20_Paragraph_20_Font"><text:span text:style-name="T2">s</text:span></text:span>o<text:span text:style-name="Default_20_Paragraph_20_Font"><text:span text:style-name="T2">mnus et v</text:span></text:span>i<text:span text:style-name="Default_20_Paragraph_20_Font"><text:span text:style-name="T2">gilia, utraque si nto-<text:line-break/>dum excesserint, malum ese. </text:span></text:span>Si vero frigus cum hnnndi-<text:line-break/>tate multa accesserit, somnolentae et soporosae affectiones<text:line-break/>constituuntur, sine hac vero memoriae laesiones ac stul-<text:line-break/>titiae. At quum non solum in frigiditate humiditateque,<text:line-break/>verum etiam in ariditate et calore no<text:span text:style-name="Default_20_Paragraph_20_Font"><text:span text:style-name="T2">n</text:span></text:span> narvnm secundum</text:p>
      <text:p text:style-name="P3">magis et minus sit discrimen, varietas multiplex contingit<text:line-break/>causarum animales actiones laedentium. Clarioris autem<text:line-break/>doctrinae gratia rationalis animae actiones principales,<text:line-break/>irrationalis vero morales vocentur, de quibus disse<text:span text:style-name="Default_20_Paragraph_20_Font"><text:span text:style-name="T2">r</text:span></text:span>ere<text:line-break/>propositum non est, ut nec de cordis vel jecoris affectibus.<text:line-break/>Initus quemadmodum somnus et vigilia modum excedunt,<text:line-break/>ille <text:span text:style-name="Default_20_Paragraph_20_Font"><text:span text:style-name="T2">o</text:span></text:span>b humiditatem , haec ob temperamenti siccitatem , ita<text:line-break/>et in his ipsis major vel minor tum somnus tum vigilia<text:line-break/>sequitur majorem vel minorem aut humiditatem aut siccita-<text:line-break/>tem. Quumque bifariam, ut jam declaratum est, fiant hu-<text:line-break/>jusnrodi i<text:span text:style-name="Default_20_Paragraph_20_Font"><text:span text:style-name="T2">n</text:span></text:span>temperies, duplex quoque erit utriusque affectio-<text:line-break/>nis modus ; unus quidem in humidis siccisque. humoribus f<text:line-break/>alte<text:span text:style-name="Default_20_Paragraph_20_Font"><text:span text:style-name="T2">r</text:span></text:span> vero in co<text:span text:style-name="Default_20_Paragraph_20_Font"><text:span text:style-name="T2">r</text:span></text:span>po<text:span text:style-name="Default_20_Paragraph_20_Font"><text:span text:style-name="T2">r</text:span></text:span>ibus stolidis, quum in easdem intempe-<text:line-break/>ries solidae partes cum humoribus inciderint. P<text:span text:style-name="Default_20_Paragraph_20_Font"><text:span text:style-name="T2">r</text:span></text:span>aeterea ul-<text:line-break/>tra jam dictes intemperies contrarias alia quaedam fit mixta .<text:line-break/><text:span text:style-name="Default_20_Paragraph_20_Font"><text:span text:style-name="T1">ex </text:span></text:span>utrisque, ut in vigilanti comate, in quo pituitosus lii-<text:line-break/>liosusque humor abundat. Atque in calidi srigidique con-<text:line-break/>trarietate iidem quoque modi tum simplicium intemperie-</text:p>
      <text:p text:style-name="P3">rum tum ex ambabus mixtae constituuntur. - Pituitae enim<text:line-break/>fi bilis misceatur , flavam dico , mixta fit ex calido frigido-<text:line-break/>que affectio . Quod si et in solidis corporis partibus mixtam<text:line-break/>ex contrariis affectionem fieri fateamur, tres ab ipsa prodi-<text:line-break/>bunt ex utraque oppofitione intemperies. - Igitur hujusmodi<text:line-break/>allectus omnes cereb<text:span text:style-name="Default_20_Paragraph_20_Font"><text:span text:style-name="T2">r</text:span></text:span>o oboriuntur ; . .inter se autem disserunt -<text:line-break/>non solum mixtionis varietate; aut eo quod magis minus-<text:line-break/>ve ili tenduntur, tumui<text:span text:style-name="Default_20_Paragraph_20_Font"><text:span text:style-name="T2">t</text:span></text:span> simplicibus, tum in mixtis dispo-<text:line-break/>sitiouibus, verum etiam quod ventriculi cerebri interdum<text:line-break/>afficiuntur hujusmodi intemperiebus , interdum universa<text:line-break/>ejus vasa, aut humilitas quae per corpus cerebri dispersa<text:line-break/>est , et quarto insuper modo, quum ipfummet corpus cere- -.<text:line-break/>bri intemperatum est.</text:p>
      <text:h text:style-name="Heading_20_2" text:outline-level="2">Cap. VII. </text:h>
      <text:p text:style-name="P12">Quibus itaque. vel memoria, vel intelle-<text:line-break/>otus periit, -nam intellectus deperditio. stultitia est, eorum<text:line-break/>lbmnos observare oportet, utrum vehementer somnolenti, .<text:line-break/>an modice somnolenti sint aegri, an omnino non somnolenti,</text:p>
      <text:p text:style-name="P3">sed quantum ad hoc pertinet , secundmn naturam sefe ha-<text:line-break/>beant; sic enim exuperantem i<text:span text:style-name="Default_20_Paragraph_20_Font"><text:span text:style-name="T2">n</text:span></text:span>venies intemperiem. Prae-<text:line-break/>turea considerandum est, utrum excernatur quippiam per<text:line-break/>nares et os a capite defluens, an aridae partes sint; nam et<text:line-break/>ex his affectionem coniectura- assequi poteris, quemadmo-<text:line-break/>dum in catarrho et gravedine; siquidem in his qualitas et<text:line-break/>quantitas excretorum, .cum causarum quae praecesserunt<text:line-break/>contemplatione, capitis affectionem. declarat, sive calida fue-<text:line-break/>rit, ut in ustione, sive frigida., ut in. refrigeratione; nisi<text:line-break/>enim omnia haec distinxeris, .idonea affectioni curatio non<text:line-break/>potest inveniri. Itaque in deperdita aut magnopere .laesa<text:line-break/>memoria frigida omnino intemperies est, quocirca calefa-<text:line-break/>cere ipsam oportet ; non tamen exiccare aut humectare ne-<text:line-break/>cessarium est; sed fi humiditati copuletur, arefacere; st ari-<text:line-break/>ditati, madefacere.; fi inter has mediunr obtinet, -in. eo statu<text:line-break/>servare. - Equidem novi quendam , qui ob laborem in stu-<text:line-break/>diis atque vigilias memoriam, paene amiserat, laesa etiam</text:p>
      <text:p text:style-name="P3">rati<text:span text:style-name="Default_20_Paragraph_20_Font"><text:span text:style-name="T2">o</text:span></text:span>ne; alie<text:span text:style-name="Default_20_Paragraph_20_Font"><text:span text:style-name="T2">t</text:span></text:span>um etiam vinitorem, qui ob lab<text:span text:style-name="Default_20_Paragraph_20_Font"><text:span text:style-name="T2">o</text:span></text:span>res, quos<text:line-break/>nites colend<text:span text:style-name="Default_20_Paragraph_20_Font"><text:span text:style-name="T2">o</text:span></text:span> subierat, ac tenuem victum, eodem modo af-<text:line-break/>scctus est. Atque maniseste eorum uterque exiccantibus<text:line-break/>calefacientibusque omnibus laedebatur; humectantibus vero<text:line-break/>simul et calefacientibus juvabatur. Laeduntur sane etiam<text:line-break/>cum febre principes animae functiones , ut in phrenitide et<text:line-break/>lethargo; laeduntur et sine febre, ut in mania et melaucho-<text:line-break/>lia; quemadmodum et per con<text:span text:style-name="Default_20_Paragraph_20_Font"><text:span text:style-name="T2">s</text:span></text:span>ensum, et primaria affectio-<text:line-break/>ne cerebri; quae propriis symptomatis exacte dignoscuntur<text:line-break/>.et perpetua sunt, neque aliis praecedentibus superve<text:span text:style-name="Default_20_Paragraph_20_Font"><text:span text:style-name="T2">n</text:span></text:span>erunt,<text:line-break/>primigenia affectione; quae vero propriis symptomatis non<text:line-break/>dignoscuntur , neque perpetuo permanent, atque aliis hicce-<text:line-break/>dunt, per consensum ; in quo latere nos non debet, eum<text:line-break/>consensum qui in fieri habet esse , deletis efficientibus cau-<text:line-break/>fis , simul deleri.; qui vero permanentem jam habet dispo-<text:line-break/>fitionem, quamvis quiebant causa efficiens., ipsum tamen<text:line-break/>permanere. Igitur quodin cerebro consistant omnes prin-</text:p>
      <text:p text:style-name="P3">cipum animae actionum affectus , c<text:span text:style-name="Default_20_Paragraph_20_Font"><text:span text:style-name="T2">o</text:span></text:span>nceditur ab omnibus me -<text:line-break/>dicis , qui non sectae c<text:span text:style-name="Default_20_Paragraph_20_Font"><text:span text:style-name="T2">o</text:span></text:span>ntenti<text:span text:style-name="Default_20_Paragraph_20_Font"><text:span text:style-name="T2">o</text:span></text:span>ne esia mente concipiunt, alia<text:line-break/>ore proferunt ; at qualis fit intemperies , invenire , n<text:span text:style-name="Default_20_Paragraph_20_Font"><text:span text:style-name="T2">o</text:span></text:span>n par-<text:line-break/>vi est operis , in quo. medicum lab<text:span text:style-name="Default_20_Paragraph_20_Font"><text:span text:style-name="T2">o</text:span></text:span>riosum et <text:span text:style-name="Default_20_Paragraph_20_Font"><text:span text:style-name="T2">t</text:span></text:span>agacem esse<text:line-break/>op<text:span text:style-name="Default_20_Paragraph_20_Font"><text:span text:style-name="T2">o</text:span></text:span>rtet, non ut quaerat quomodo sapientibus antiquis con-.<text:line-break/>tradicat de animae principatu , re ade<text:span text:style-name="Default_20_Paragraph_20_Font"><text:span text:style-name="T2">o</text:span></text:span> aperta , ut eam in<text:line-break/>cerebr<text:span text:style-name="Default_20_Paragraph_20_Font"><text:span text:style-name="T2">o</text:span></text:span> esse etiam idiotis constet. Phil<text:span text:style-name="Default_20_Paragraph_20_Font"><text:span text:style-name="T2">o</text:span></text:span>sophis Portasse in<text:line-break/>angulo sedentibus sacilius hujus err<text:span text:style-name="Default_20_Paragraph_20_Font"><text:span text:style-name="T2">o</text:span></text:span>ris quis veniam dederit;<text:line-break/>medicis vero, qui jam in artis operibus ad senectutem usque<text:line-break/>veifati sunt, ignosci sua contendendi libid<text:span text:style-name="Default_20_Paragraph_20_Font"><text:span text:style-name="T2">o</text:span></text:span> , vel fo<text:span text:style-name="Default_20_Paragraph_20_Font"><text:span text:style-name="T2">r</text:span></text:span>tasse di-<text:line-break/>cam verius, impudentia, non debet; quippe qui vigilanti-.<text:line-break/>bus omnibus insumis et delirantibus et phreniticis et le-<text:line-break/>thargiris caput irrigent; quin et Archigenes fi quibus laesa<text:line-break/>memoria est, capiti admovet remedia, etiamque fi stultum<text:line-break/>curare aggrediatur, capiti cuncte adhibebit. Quis vero ex-<text:line-break/>ercitatus messicus apoplexiam, aut morbum comitialem aut<text:line-break/>opisthotonon, aut emprusth<text:span text:style-name="Default_20_Paragraph_20_Font"><text:span text:style-name="T2">o</text:span></text:span>lonon, aut tetanos: , aliter cu-</text:p>
      <text:p text:style-name="P3">rat? quis denique dimidiam partem corporis Vefolutam?<text:line-break/>Nonne in convulfivis affectibus omnes summam curatio-<text:line-break/>nis jam ipsa experientia ducti in primis vertebris moliuntur,<text:line-break/>quemadmodum ubi dimidia .quoque unive<text:span text:style-name="Default_20_Paragraph_20_Font"><text:span text:style-name="T2">r</text:span></text:span>si corpo<text:span text:style-name="Default_20_Paragraph_20_Font"><text:span text:style-name="T2">r</text:span></text:span>is pars<text:line-break/>res<text:span text:style-name="Default_20_Paragraph_20_Font"><text:span text:style-name="T2">o</text:span></text:span>luta est, cerebrum autem etiam calefaciunt? quemadmo-<text:line-break/>dum apoplecticos quoque curant, ut etiam epilepticos ; quum<text:line-break/>vel ob stomachum vel ob aliquam aliam partem affectio fit,<text:line-break/>eam maxime et in primis curant, ce<text:span text:style-name="Default_20_Paragraph_20_Font"><text:span text:style-name="T2">r</text:span></text:span>ebrum vero etiam prae-<text:line-break/>parant, ut non facile afficiatur. Haec itaque potius inqui-<text:line-break/>reuda sunt, non princeps animae .facultas omnibus haud<text:line-break/>perve<text:span text:style-name="Default_20_Paragraph_20_Font"><text:span text:style-name="T2">r</text:span></text:span>fae mentis apertissima, ut neque nervorum origo,<text:line-break/>quam non divinantium more a diis pete<text:span text:style-name="Default_20_Paragraph_20_Font"><text:span text:style-name="T2">r</text:span></text:span>e, fed ab anatonn-<text:line-break/>crs viris discere oportet.</text:p>
      <text:h text:style-name="Heading_20_2" text:outline-level="2">Cap. VIII. </text:h>
      <text:p text:style-name="P12">Non nulli enim sibi persuaserunt, nervo-<text:line-break/>rum principium cor esse, ..eo quod nequeant ligamentum a<text:line-break/>neryo discerne<text:span text:style-name="Default_20_Paragraph_20_Font"><text:span text:style-name="T2">r</text:span></text:span>e ; ad id conserente etiam homouymia, quan-<text:line-break/>doquidem ligamenta multi medici colligantes nervos appel-</text:p>
      <text:p text:style-name="P3">lant. Verum ipsis sane ita nominare liceat, si nervorum<text:line-break/>meminerint voluntariorum, ut ipsi vocant, quorum princi-<text:line-break/>pimn cerebrum esse dicimus, non ligamentorum ; neque<text:line-break/>enim illi ipsi c<text:span text:style-name="Default_20_Paragraph_20_Font"><text:span text:style-name="T2">o</text:span></text:span>nvulsionem , aut paralysin, colligantium ner-<text:line-break/>vo<text:span text:style-name="Default_20_Paragraph_20_Font"><text:span text:style-name="T2">t</text:span></text:span>um, sed voluntariorum affectum esse dicunt. Quum<text:line-break/>igitur totum corpus convelli appatet, omnis statim assioi<text:line-break/>putatur ejusmodi pars, quae ut in arbore caudex ramorum,<text:line-break/>sic ipsa sit omnium nervorum communis veluti caudex,^ non<text:line-break/>paucorum in una parte , quemadmodum ramus, veluti quan-<text:line-break/>do vel crus, vel una manus forte convellitur; totius enim<text:line-break/>membri convulsio nervorum qui ad ipsimi perveniunt prin-<text:line-break/>cipium affectum esse declarat, rami cujuspianr exemplo in<text:line-break/>arbore; quum autem universum corpus afficitur, communem<text:line-break/>originem omnium iusra faciem nervorum, quae arboris cau-<text:line-break/>dici propo<text:span text:style-name="Default_20_Paragraph_20_Font"><text:span text:style-name="T2">r</text:span></text:span>tione respondet, affectam esse putandum est, quae<text:line-break/>sunt primae spinalis medullae partes; proinde exercitatissimi<text:line-break/>quique medici huic remedia admovent, cornis vero in hac</text:p>
      <text:p text:style-name="P2">affectione <text:span text:style-name="Default_20_Paragraph_20_Font"><text:span text:style-name="T2">n</text:span></text:span>ullam omnino mentionem sariunt. Si vero simul<text:line-break/>cum universo corpore sacres quoque convulsa videatur, non<text:line-break/>solum exortum spinalis medullae, verum etiam cerebrum<text:line-break/>ipsum jam curamus. Etenim labra quoque saepenumero<text:line-break/>convelli videmus, item oculos, frontis cutem, totas man-<text:line-break/>di butas, similiter et linguae radicem: at quia omnes jam<text:line-break/>dictas partes a musculis ex cerebro nervos suscipientibus<text:line-break/>moveri , ex anatome didicimus , cerebrum in ipsis credimus<text:line-break/>esse affectum, ut ubi ipsis illaesis caeteras partes convelli vi-<text:line-break/>demus, dorsalis medullae initium^ affectum esse fatemur.<text:line-break/>Haec igitur sunt, quae nos, ut nixi, prompte discere, mox<text:line-break/>ipsorum affectiones considerare oportet. Nonnulli vero<text:line-break/>medici assectiones instas ne aggrediuntur quidem disquirere,<text:line-break/>certant de rebus ma<text:span text:style-name="Default_20_Paragraph_20_Font"><text:span text:style-name="T2">n</text:span></text:span>ifeste apparentibus ; jacturamque nosset<text:line-break/>temporis .moliuntur, quod non erat consumendum respon-<text:line-break/>flendo iis, qui recta medicorum veterum decreta evertunt,<text:line-break/>fed inveniendo potius ea, quae illi silentio praeterierunt,<text:line-break/>. vel nihil omnino disserentes de quibusdam rebus, vel fine</text:p>
      <text:p text:style-name="P2">demonstratione, vel sine idonea determinatione, vel non<text:line-break/>fatis abunde explicantes, quemadmodum Hippocrates, ubi<text:line-break/><text:span text:style-name="Default_20_Paragraph_20_Font"><text:span text:style-name="T2">convulsionem, vel a plenitudine , vel a vacuitate sieri di-<text:line-break/>cit. </text:span></text:span>Etenim verus estferm<text:span text:style-name="Default_20_Paragraph_20_Font"><text:span text:style-name="T2">o, </text:span></text:span>sed quibus rationibus addu-<text:line-break/>otus ita pronuntiarit, non quibuslibet, sed doctis duntaxat<text:line-break/>viris, qui et diligenter prima medicinae rudimenta dissice-<text:line-break/>runt, n<text:span text:style-name="Default_20_Paragraph_20_Font"><text:span text:style-name="T2">o</text:span></text:span>tum esu Haec igitur ipsa quum didicissem, facile<text:line-break/>mihi persuasi c<text:span text:style-name="Default_20_Paragraph_20_Font"><text:span text:style-name="T2">o</text:span></text:span>nvulsionem fieri ob eas causas, quae ab<text:line-break/>Hippocrate dictae sunt. Si namque omnis m<text:span text:style-name="Default_20_Paragraph_20_Font"><text:span text:style-name="T2">o</text:span></text:span>tus, qui a vo-<text:line-break/>luntate pr<text:span text:style-name="Default_20_Paragraph_20_Font"><text:span text:style-name="T2">o</text:span></text:span>cedit, attractis musculis in eas quibus iunascun-<text:line-break/>tur partes , fieri ridetur ; neque potest sieri attracti<text:span text:style-name="Default_20_Paragraph_20_Font"><text:span text:style-name="T2">o</text:span></text:span> , nisi<text:line-break/>ad <text:span text:style-name="Default_20_Paragraph_20_Font"><text:span text:style-name="T2">t</text:span></text:span>uam originem retrahatur musculus; convulsio in con-<text:line-break/>vulsis partibus <text:span text:style-name="Default_20_Paragraph_20_Font"><text:span text:style-name="T2">t</text:span></text:span>acta, hac sula ratione a motu secundum na-<text:line-break/>turam disseret, quod praeter voluntatem nostram fiat. Ita-<text:line-break/>que quemadmodum in eo qui fecundum naturam habet, vo-<text:line-break/>lnntas in cerebro ad nerv<text:span text:style-name="Default_20_Paragraph_20_Font"><text:span text:style-name="T2">o</text:span></text:span>rum. <text:span text:style-name="Default_20_Paragraph_20_Font"><text:span text:style-name="T2">o</text:span></text:span>rtum <text:span text:style-name="Default_20_Paragraph_20_Font"><text:span text:style-name="T2">o</text:span></text:span>rdinata motus prin-<text:line-break/>cipium primis dat nervis, ac per ips<text:span text:style-name="Default_20_Paragraph_20_Font"><text:span text:style-name="T2">o</text:span></text:span>s musculis ; ita fi sine<text:line-break/>hujusmodi principio invenerimus, a qua .nervi cau<text:span text:style-name="Default_20_Paragraph_20_Font"><text:span text:style-name="T2">t</text:span></text:span>a con-</text:p>
      <text:p text:style-name="P3">velli possint, ortus concussionum scientiam consequemur.<text:line-break/>Qui igitur viderit aliquando nervofa corpora, lyrae chor-<text:line-break/>das ob ambientis aeris immoderatum temperamentum adeo<text:line-break/>vehementer ut rumpantur intentas , haud difficulter intelli-<text:line-break/>get idem animantium quoque nervis posse contingere. At<text:line-break/>quomodo affecto aere tenduntur chordae et rumpuntur ? si<text:line-break/>vel multum aridus, vel admodum humidus sit; humor nam-<text:line-break/>que malefaciens spias in tumorem praeter naturam attol-<text:line-break/>lit, .unde tenduntur; siccitas vero, ut sul tergora are<text:span text:style-name="Default_20_Paragraph_20_Font"><text:span text:style-name="T2">t</text:span></text:span>a-<text:line-break/>clens contrahit, ita chordas et trahit et tendit; sic lora quo-<text:line-break/>que quum ab igne calceantur , contrahi tendique ridentur.<text:line-break/>His ita praecognitis , hausi difficile inventu fuerit in convul-<text:line-break/>iis , utrum ab ariditate , quae est humidae substantiae penu-<text:line-break/>ria et vacuatis, an ab humoris plenitudine, quae pe<text:span text:style-name="Default_20_Paragraph_20_Font"><text:span text:style-name="T2">n</text:span></text:span>uriae<text:line-break/>contraria est, et ab Hippocrate repletio nominata, affectus<text:line-break/>-ipse prodierit. Nam quum convulsio fit a laboribus, vigiliis,<text:line-break/>fame. sollicitudine, et arida aestuauteque febre,- qualem in</text:p>
      <text:p text:style-name="P3">phreniticis videre est; causam ejus ariditatem et vacuatis-<text:line-break/>nem oportet arbitrari: at temulento ac omnino pleno homini<text:line-break/>et in oti<text:span text:style-name="Default_20_Paragraph_20_Font"><text:span text:style-name="T2">o</text:span></text:span> degenti contrarium affectum convulsionis causam<text:line-break/>esse rationi par est. Atqui evacuationi contraria est repletio.</text:p>
      <text:h text:style-name="Heading_20_2" text:outline-level="2">Cap. IX. </text:h>
      <text:p text:style-name="P12">Venum et epilepfia convulsio est omnium<text:line-break/>co<text:span text:style-name="Default_20_Paragraph_20_Font"><text:span text:style-name="T2">r</text:span></text:span>poris partium, non continua ut etnprost.hotonos et opi-<text:line-break/>sth<text:span text:style-name="Default_20_Paragraph_20_Font"><text:span text:style-name="T2">o</text:span></text:span>tonos atque tetanos, sed quae ex temporum -accidit in- .<text:line-break/>tervallis; neque siclum hac re, fulmentis quoque ac. sen-<text:line-break/><text:span text:style-name="Default_20_Paragraph_20_Font"><text:span text:style-name="T2">t</text:span></text:span>uum oblaefione a jam dictis convulsionibus differt; unde<text:line-break/>constat in superioribus corporis partibus , cerebro videlicet,<text:line-break/>hujus assectus ortum esse. Quoniam vero et velociter ces- .<text:line-break/>fiat, in ventricusis ipsius potius consentaneum est a crasso<text:line-break/>humore rias spiritus obstruente hunc affectum procreari,<text:line-break/>nervo<text:span text:style-name="Default_20_Paragraph_20_Font"><text:span text:style-name="T2">r</text:span></text:span>um principio fe ipsimi quatiente, quo excutiat ea quae<text:line-break/>noxia sunt; fortasse vero et irrigato singulorum nervorum<text:line-break/>exortu, similiter iis quae a fpinali medulla principium ha-<text:line-break/>hent concussionibus , epileptico<text:span text:style-name="Default_20_Paragraph_20_Font"><text:span text:style-name="T2">r</text:span></text:span>um quoque convallis fit<text:line-break/>Verum. nequaquam ob siccitatem et vacuationem, feli perpe-</text:p>
      <text:p text:style-name="P3">tuo ob humoris crassitiem, affectum fieri, tum ortus, tum<text:line-break/>solutionis celeritas demonstrat; nam subitaria meatuum ob-<text:line-break/>structio a crasso viscosove humore fieri potest; ut autem vel<text:line-break/>cerebrum , vel tenuior ipsius membrana ad tantam perveniat<text:line-break/>ariditatem, ut corio simile quippiam pati rideatur, non fine<text:line-break/>multo tempore fieri potest. Accedit ad haec, utis qui sic<text:line-break/>laborat , neque rideat neque audiat, neque ullo sensu quic-<text:line-break/>quam percipiat ac ne intelligat quidem quid fiat, sed cum<text:line-break/>memoriae ritibus ratio quoque laedatur.- Ex sus igitur om-<text:line-break/>nibus rationi consentaneum est, in cerebro hunc affectum<text:line-break/>fieri, impediente humore animalis spiritus, qui in ve<text:span text:style-name="Default_20_Paragraph_20_Font"><text:span text:style-name="T2">n</text:span></text:span>tri-<text:line-break/>culis ejus est, exitum. Sed quamobrem lue spiiitus voce-<text:line-break/>tur animalis, aut quae sit ejus potentia, in commentariis de<text:line-break/>Hippocratis Platonisque placitis demonstratunr esu Quum<text:line-break/>enim ea quae per dissentiones conspiciuntur, observaremus,<text:line-break/>rationi consonum ridebatur, animam quidem in cerebri cor-<text:line-break/>pore sedem obtinere, atque in ipso et rationem et sensuri-</text:p>
      <text:p text:style-name="P2">lium imaginum memoriam sidere ; primum autem ipsius in-<text:line-break/>stramentum, tum in sensibilibus actionibus omnibus, tum<text:line-break/>in iis quae a consilio et voluntate prodeunt, spiritum este,<text:line-break/>qui in ipsius ventriculis maximeque in postremo continetur;<text:line-break/>neque tame<text:span text:style-name="Default_20_Paragraph_20_Font"><text:span text:style-name="T2">n</text:span></text:span> contemnendus est: medius ventriculus, tanquam<text:line-break/>haud nobilissimus ; multae enim rationes et ad hunc nos ad-<text:line-break/>ducunt, ut et a duobus anterioribus avertunt. Verum ex-<text:line-break/>acta horum notitia ad cu<text:span text:style-name="Default_20_Paragraph_20_Font"><text:span text:style-name="T2">r</text:span></text:span>ati<text:span text:style-name="Default_20_Paragraph_20_Font"><text:span text:style-name="T2">o</text:span></text:span>nis inventi<text:span text:style-name="Default_20_Paragraph_20_Font"><text:span text:style-name="T2">o</text:span></text:span>nem nihil condu-<text:line-break/>cit; nam fiatis est ad probe curandum, nosse l<text:span text:style-name="Default_20_Paragraph_20_Font"><text:span text:style-name="T2">o</text:span></text:span>cum affectum<text:line-break/>, esse cerebrum , atque in ejus ventriculis hum<text:span text:style-name="Default_20_Paragraph_20_Font"><text:span text:style-name="T2">o</text:span></text:span>rem crass<text:span text:style-name="Default_20_Paragraph_20_Font"><text:span text:style-name="T2">a</text:span></text:span>m<text:line-break/>vel vsscidum c<text:span text:style-name="Default_20_Paragraph_20_Font"><text:span text:style-name="T2">o</text:span></text:span>ace<text:span text:style-name="Default_20_Paragraph_20_Font"><text:span text:style-name="T2">r</text:span></text:span>vari. Quemadmodum autem haec ad<text:line-break/>curationes, quarum gratia et affectas sedes et earum affecti<text:span text:style-name="Default_20_Paragraph_20_Font"><text:span text:style-name="T2">o-<text:line-break/></text:span></text:span>nes inquirimus, sunt utilia, sic crass<text:span text:style-name="Default_20_Paragraph_20_Font"><text:span text:style-name="T2">a</text:span></text:span>rum quoque humorum<text:line-break/>differentiae, utrum pituitofi sint, an melancholici; si tamen<text:line-break/>m praesentia meminerimus pituitosus quidem omnes n<text:span text:style-name="Default_20_Paragraph_20_Font"><text:span text:style-name="T2">o</text:span></text:span>mi-<text:line-break/>nari, quum simpliciter ita dicimus, in quibus humiditas fii-<text:line-break/>giditasque; melancholicos vero , in quibus siccitas atque fri-<text:line-break/>gisiitas temperamenti dominantur; quamvis magnae pecu-</text:p>
      <text:p text:style-name="P3">liaresque utrorumque differentiae, tum pituitosorunr tum<text:line-break/>melancholicorum humorum inveniantur. Pituita quidem<text:line-break/>illa, quae quotidie a multis screautibus et vomentibus et<text:line-break/>emungcntibus excernitur, vaporoso spiritu plena est, ut ne<text:line-break/>ad sensum quidem similaris fit Alia vero pituita fimilaris<text:line-break/>quidem videtur , fortasse vero non est ; cujus generis est tum<text:line-break/>crudus humor, qui in urinis subsistit, tum is qui a Praxa-<text:line-break/>gora vitreus appellatur, atque ex hoc genere esse ridetur<text:line-break/>saliva, quae neque liquida adm<text:span text:style-name="Default_20_Paragraph_20_Font"><text:span text:style-name="T2">o</text:span></text:span>dum est neque aquosa.<text:line-break/>Verum nec saliva unica duntaxat qualilate sensum gustus af-<text:line-break/>ficit, nedum universa pituita; saepenumero enim acrem et<text:line-break/>acidam et salsam in ore salivam manisesse deprehendimus, ut<text:line-break/>et cum sani maxime degimus, nulla qualilate inlectam ac<text:line-break/>veluti aquosam gustui Sic et melancholicus humor in sub-<text:line-break/>stantia non obscuras habet differentias ; qui veluti faex sau-<text:line-break/>guinis est, admodum crassas conspicitur, faecibus vini con-<text:line-break/>fini ilis; alius vero, quam superior, substantiae est multo</text:p>
      <text:p text:style-name="P3">tenui<text:span text:style-name="Default_20_Paragraph_20_Font"><text:span text:style-name="T2">o</text:span></text:span>ris atque vome<text:span text:style-name="Default_20_Paragraph_20_Font"><text:span text:style-name="T2">n</text:span></text:span>tibus eum et <text:span text:style-name="Default_20_Paragraph_20_Font"><text:span text:style-name="T2">o</text:span></text:span>lfacientibus acidus ride-<text:line-break/>tur; qui etiam terram radit, att<text:span text:style-name="Default_20_Paragraph_20_Font"><text:span text:style-name="T2">o</text:span></text:span>llit et fermentat, atque<text:line-break/>ampullas , quales ferventibus jufculis supernatare videmus,<text:line-break/>excitat ; quem ver<text:span text:style-name="Default_20_Paragraph_20_Font"><text:span text:style-name="T2">o</text:span></text:span> crassae sacci similem esse dixi , in ter-<text:line-break/>ram effusus n<text:span text:style-name="Default_20_Paragraph_20_Font"><text:span text:style-name="T2">o</text:span></text:span>n inducit fermentati<text:span text:style-name="Default_20_Paragraph_20_Font"><text:span text:style-name="T2">o</text:span></text:span>nem, nisi f<text:span text:style-name="Default_20_Paragraph_20_Font"><text:span text:style-name="T2">o</text:span></text:span>rte in ar-<text:line-break/>dente febre ipfum tunc maximopere praeassari contingat,<text:line-break/>neque ulla etiam acida qualitate participat; quam<text:span text:style-name="Default_20_Paragraph_20_Font"><text:span text:style-name="T2">o</text:span></text:span>brem et<text:line-break/>ipfum nominare consuevi melancholicum f<text:span text:style-name="Default_20_Paragraph_20_Font"><text:span text:style-name="T2">a</text:span></text:span>ctum, aut me-<text:line-break/>lanch<text:span text:style-name="Default_20_Paragraph_20_Font"><text:span text:style-name="T2">o</text:span></text:span>licum sanguinem ; hic enim, meo quidem judirio, non<text:line-break/>recte adhuc atra bilis appellari potest. Generatur autem<text:line-break/>hujusmodi huuior in quibusdam copiosus, vel a temperie<text:line-break/>ab initio comparata , vel a cibis consuetis, qui quum in ve-<text:line-break/>nis c<text:span text:style-name="Default_20_Paragraph_20_Font"><text:span text:style-name="T2">o</text:span></text:span>ncoquuntur, in hujusmodi humorem transmutari fio-<text:line-break/>lenti lgitur ut crassas pituitae succus , ita hic quoque crns-<text:line-break/><text:span text:style-name="Default_20_Paragraph_20_Font"><text:span text:style-name="T2">t</text:span></text:span>us melancholicus epilepsiam efficit, ubi in meatibus ventri-<text:line-break/>cnlorum cerebri retinetur, sive is medius sit, sive postice-<text:line-break/>mus ; ubi vero in ipsis cerebri corpore abundat, melancho-<text:line-break/>silam efficite quemadm<text:span text:style-name="Default_20_Paragraph_20_Font"><text:span text:style-name="T2">o</text:span></text:span>dum alter atrae bilis succus, qui</text:p>
      <text:p text:style-name="P3">praeassata stava bile nascitur, ferina deliramenta inducit,<text:line-break/>modo sine febre, modo cum febre, in cerebri corpore ab-<text:line-break/>uudans. Atque hanc ob causam phrenitis nonnunquam mi-<text:line-break/>tior est, quum a pallida bile ortum contraxit; interdum ve- .<text:line-break/>hementior, quum flava bilis eam peperit; atque insuper alia<text:line-break/>nonnunquam desipientia occurrit ferina et.melancholica, fla-<text:line-break/>va hile praeassata. Quae autem deliria per febrium vigores<text:line-break/>accidunt, non propria cerebri affectione, sed per cousen-<text:line-break/>fum fiunt; proinde. eos delirare et desipere et vacillare,<text:line-break/>non solum medici, sed privati quoque dicere consueverunt;<text:line-break/>phreuiticos vero non nominant; non enim phreniticoruur<text:line-break/>deliria quiescunt, mitigato febrium vigore. Igitur quem-<text:line-break/>admodum phreniticoruni febris unum quoddam symptoma-<text:line-break/>tum est cerebri affecti; sic ardentium febrium delicium,<text:line-break/>multis elatis ad ipsum vaporibus calidis. Huic autem con-<text:line-break/>sirnilis est similium suffusionibus symptomatum generatio,<text:line-break/>ventriculi affectionibus procedens. Nam cerebrum ventri-,</text:p>
      <text:p text:style-name="P3">culo et ventriculus cerebro <text:span text:style-name="Default_20_Paragraph_20_Font"><text:span text:style-name="T2">t</text:span></text:span>uas affectiones transmittit,<text:line-break/>propter nervorum a cerebro ad os ventriculi descendentium<text:line-break/>magnitudinem , per quos etiam <text:span text:style-name="Default_20_Paragraph_20_Font"><text:span text:style-name="T2">t</text:span></text:span>ensus huic parti quam usti<text:line-break/>reliquerunt corporis partium acutior est. Quocirca capitis<text:line-break/>fracturas, quum ad m eninges usque perveniunt, biliofivo-<text:line-break/>mitus sequuntur ; ac dolores capitis, quomodocunque fiant,<text:line-break/>subversio stomacbi et morsus aliquando; hypochondriacas<text:line-break/>vero et flatulentas vocatas affectiones melancholica tristitia,<text:line-break/>haud fiscus quam acutam febrem delirium, et quasdam <text:span text:style-name="Default_20_Paragraph_20_Font"><text:span text:style-name="T2">o</text:span></text:span>ris<text:line-break/>ventriculi affectiones ea quae in symptomatis suffusioni si-<text:line-break/>uniatur affectio. Sic nervosis partibus iusiaunnatis prom-<text:line-break/>ptius quam reliquis delirium supervenit, ulcerulenta ad<text:line-break/>caput interitum per continuas partes solo calore, interdum<text:line-break/>vero spiritu vaporoso vel fumoso aut fuliginoso.</text:p>
      <text:h text:style-name="Heading_20_2" text:outline-level="2">Cap. X. </text:h>
      <text:p text:style-name="P12">Quemadmodum autem in sus qui per con-<text:line-break/>sensum oriuntur, ita et in illis qui primario affectu contui-</text:p>
      <text:p text:style-name="P2">gunt, capitis morbis, n<text:span text:style-name="Default_20_Paragraph_20_Font"><text:span text:style-name="T2">o</text:span></text:span>n est parva differentia. Igitur crasse<text:line-break/>humores; qui in ipsa cerebri substantia exuberant, inte<text:span text:style-name="Default_20_Paragraph_20_Font"><text:span text:style-name="T2">r-<text:line-break/></text:span></text:span>dum eam ut organicam , interdum ut similarem partem lac-<text:line-break/>dunt ; meatuum quidem obstructionibus ut organicam ; tem-<text:line-break/>paramenti vero alterationibus ut similarem. Proinde hic<text:line-break/>ferme in fine <text:span text:style-name="Default_20_Paragraph_20_Font"><text:span text:style-name="T2">t</text:span></text:span>exti libri de vulgaribus morbis scriptus est :<text:line-break/><text:span text:style-name="Default_20_Paragraph_20_Font"><text:span text:style-name="T2">Melanch</text:span></text:span>o<text:span text:style-name="Default_20_Paragraph_20_Font"><text:span text:style-name="T2">lici etiam epileptici plerumque fieri c</text:span></text:span>o<text:span text:style-name="Default_20_Paragraph_20_Font"><text:span text:style-name="T2">nfueve-<text:line-break/>ruat , et epileptici melancholici Atque horum alteru</text:span></text:span>m<text:line-break/><text:span text:style-name="Default_20_Paragraph_20_Font"><text:span text:style-name="T2">magi</text:span></text:span>s <text:span text:style-name="Default_20_Paragraph_20_Font"><text:span text:style-name="T2">accidit, prout vel in hanc vel in illam partem in-<text:line-break/>firmita</text:span></text:span>s <text:span text:style-name="Default_20_Paragraph_20_Font"><text:span text:style-name="T2">repit; si in c</text:span></text:span>o<text:span text:style-name="Default_20_Paragraph_20_Font"><text:span text:style-name="T2">rpu</text:span></text:span>s, <text:span text:style-name="Default_20_Paragraph_20_Font"><text:span text:style-name="T2">epileptici; si in mentem, me-<text:line-break/>lanch</text:span></text:span>o<text:span text:style-name="Default_20_Paragraph_20_Font"><text:span text:style-name="T2">l</text:span></text:span>m<text:span text:style-name="Default_20_Paragraph_20_Font"><text:span text:style-name="T2">i. </text:span></text:span>Hoc sermone primum quidem declaravit, quod<text:line-break/>non semper , sed plerumque horum affectuum alter in alte-<text:line-break/>rum transit; quum enim non solum melancholicus humor,<text:line-break/>. verum etiam pituitosus morbum comitialem efficiat, is<text:line-break/>quem melancholicus humor constituit, in melancholiam in-<text:line-break/>turdum transit; quem vero pituitosus, in alium quidem as-<text:line-break/>sectum, de quo paulo post dicturus sum., permutatur, me-<text:line-break/>lancholiam vero haudquaquam efficit. Alterum. vero in</text:p>
      <text:p text:style-name="P2">Hippocratis fermone continetur, non parvum theorema.<text:line-break/>Quum enim anisu aut fit temperamentum activarum quali-.<text:line-break/>fatum, aut ab ipsarum temperamento atteretur, bilem, quum<text:line-break/>cerebrum ut partem organicam laedit, ad cerebri corpus<text:line-break/>accedere ait, et id per obstructiones fit; quum vero tempe-<text:line-break/>ramentum mutando, ut simllarem oblaedit, ad mentem.<text:line-break/>Verum hoc quod medici dereliquerunt, definire in primis<text:line-break/>necessarium osse videtur. Quemadmodum enim in manife-<text:line-break/>stiis corporis partibus intendunt omnibus eadem apparet<text:line-break/>temperies , ut in morbo regio et elephante- vocato et hy-<text:line-break/>deris et cachexia, ad haec et in hepaticis ac splenicis deco-<text:line-break/>locationibus , interdum vero unius duntaxat partis,- quae<text:line-break/>biliosum aut pituitusnm aut melancholicum humorem fusci-<text:line-break/>pit, temperies permutatur, ita etiam cerebrum potest non-<text:line-break/>nunquam universo in venis sanguine melancholico procrea-<text:line-break/>to, ob communem .laesionis rationem- ipsum quoque laedi;<text:line-break/>nonnunquam vero permanente citra affectionem totius Ito-</text:p>
      <text:p text:style-name="P3">minis fanguine; solus is, qui in cerebro est,. alterari, id-<text:line-break/>que bifariam accidere , aut aliunde in talum defluente , aut<text:line-break/>in ipsio Loco genito melancholico humore ; gignitur autem a<text:line-break/>multe ejus loci calore, aut flavam bilem, aut crass<text:span text:style-name="Default_20_Paragraph_20_Font"><text:span text:style-name="T2">a</text:span></text:span>m <text:span text:style-name="Default_20_Paragraph_20_Font"><text:span text:style-name="T2">u</text:span></text:span>trum-<text:line-break/>que sanguinem snperassante. Atque haec distinctio non par-<text:line-break/>vum habet in . curatione momentum. Quum enim univer-<text:line-break/>sum corpus sanguinem melancholicum continet, curationis<text:line-break/>principium a venae sectione ducere oportet; ubi vero solum<text:line-break/>cerebrum, infirmus, quod ad hunc affectio<text:span text:style-name="Default_20_Paragraph_20_Font"><text:span text:style-name="T2">n</text:span></text:span>em attinet, sim-<text:line-break/>guinis detractione non indiget , qua tamen aliam ob cau<text:span text:style-name="Default_20_Paragraph_20_Font"><text:span text:style-name="T2">t</text:span></text:span>am<text:line-break/>aliquam indigere potest. ltaque dignotio ab his tibi fuccur-<text:line-break/>nat; utrum melancholicum sanguinem universum corpus ha-<text:line-break/>beat, an is in cerebro fit accunrulatus. lu primis corporis<text:line-break/>habitum, qualis sit, confideres velim, rncminerisque quod<text:line-break/>molles et candidi et obesi nequaquam humorem habent me-<text:line-break/>lancholicum, macri vero- et nigri et hirsuti et quibus la-<text:line-break/>tae sunt venae, ad hujusmodi humoris. generationem aptissi-</text:p>
      <text:p text:style-name="P3">mi sunt; fitque interdum, ut praeruhro colore homines af-<text:line-break/>satim in melancholicam temperiem decidant, atque post hos<text:line-break/>stari, idque maxime quando et vigiliis et multis laboribus<text:line-break/>et sollicitudine et tenui victu suerint educati. Hujus quo-<text:line-break/>que generis hae notae sunt, an haem<text:span text:style-name="Default_20_Paragraph_20_Font"><text:span text:style-name="T2">o</text:span></text:span>rrhois aliqua suppressa<text:line-break/>iit, aut alia quaepiam c<text:span text:style-name="Default_20_Paragraph_20_Font"><text:span text:style-name="T2">o</text:span></text:span>nfitete sanguinis vacuatae, aut mu-<text:line-break/>hericus menstrua; insuper quibus cibis quis suerit urus;<text:line-break/>utrum iis qui suapte natura melanch<text:span text:style-name="Default_20_Paragraph_20_Font"><text:span text:style-name="T2">o</text:span></text:span>licum sanguinem pro-<text:line-break/>creant, an e diver<text:span text:style-name="Default_20_Paragraph_20_Font"><text:span text:style-name="T2">to. </text:span></text:span>Dico vero sanguinem melancholicum<text:line-break/>procreare caprin<text:span text:style-name="Default_20_Paragraph_20_Font"><text:span text:style-name="T2">o</text:span></text:span>rum bubularumque carnium esiam , magis-<text:line-break/>que hircinarum et laminarum , fed maxime asinorum eame..<text:line-break/>l<text:span text:style-name="Default_20_Paragraph_20_Font"><text:span text:style-name="T2">o</text:span></text:span>rumque , nam et his n<text:span text:style-name="Default_20_Paragraph_20_Font"><text:span text:style-name="T2">o</text:span></text:span>nnulli vescuntur , ut etiam vulpi-<text:line-break/>narum caninarumque; nec ver<text:span text:style-name="Default_20_Paragraph_20_Font"><text:span text:style-name="T2">o</text:span></text:span> minime lep<text:span text:style-name="Default_20_Paragraph_20_Font"><text:span text:style-name="T2">o</text:span></text:span>rum esus ejus-<text:line-break/>modi sanguinem generat, et mult<text:span text:style-name="Default_20_Paragraph_20_Font"><text:span text:style-name="T2">o</text:span></text:span> magis apr<text:span text:style-name="Default_20_Paragraph_20_Font"><text:span text:style-name="T2">o</text:span></text:span>rum; sed li-<text:line-break/>maces quoque melancholicum sanguinem generant, fi ire-<text:line-break/>queas sit eorum usus, et omnes terrenorum animalium car-<text:line-break/>nes sale conditae; aquatilium vero thunni, balaenae ,. vituli</text:p>
      <text:p text:style-name="P3">marini, delphini, canis, atque cetaceorum omnium; ex<text:line-break/>oleribus autem brassica lore stola hujusmodi sanguinem gigne-<text:line-break/>re consuevit; quemadmodum et arborum germina, ubi vel<text:line-break/>muria, vel oxlialme condiuntur, lentisci dic<text:span text:style-name="Default_20_Paragraph_20_Font"><text:span text:style-name="T2">o</text:span></text:span>, terebinthi,<text:line-break/>rubi , canis rubi. Leguminum vero omnium maxime len-<text:line-break/>tes mela<text:span text:style-name="Default_20_Paragraph_20_Font"><text:span text:style-name="T2">n</text:span></text:span>cholica sunt edulia; tum panes furfuracei , et qui<text:line-break/>ex tipha atque vitiatis feminibus fiunt, quorum apud quas-<text:line-break/>dam nationes u<text:span text:style-name="Default_20_Paragraph_20_Font"><text:span text:style-name="T2">t</text:span></text:span>us loco frumenti habetur; verum de his in<text:line-break/>primo libro de alimentorum facultatibus dictumest. Praes<text:line-break/>turea vina crassa nigraque aptissima sunt, ut ex ipsis melan-<text:line-break/>cholicus humor fiat, praesertim si quis his uberius utens, ob-<text:line-break/>lata occasione in majori calore corpus c<text:span text:style-name="Default_20_Paragraph_20_Font"><text:span text:style-name="T2">o</text:span></text:span>ntineat . Vetus<text:line-break/>denique ca<text:span text:style-name="Default_20_Paragraph_20_Font"><text:span text:style-name="T2">t</text:span></text:span>ena, ubi forte fortuna in c<text:span text:style-name="Default_20_Paragraph_20_Font"><text:span text:style-name="T2">o</text:span></text:span>rpore fuerit fuper-<text:line-break/>calesactus, facile hujuscemodi procreat humorem. Igitur<text:line-break/>si quis antequam in morbum inciderit, huiusmodi victus<text:line-break/>ratione fuerit educatus, nrajorem quandam inde licet facere<text:line-break/>coniecturam; fi vero boni succi cibis usus fuerit, confide-<text:line-break/>rare oportet exercitatio<text:span text:style-name="Default_20_Paragraph_20_Font"><text:span text:style-name="T2">n</text:span></text:span>es ipsius, moestitiam, vigilias, scl-</text:p>
      <text:p text:style-name="P3">licitudines. Ac nonnulli per febriles, ut dictum est, morbos<text:line-break/>melancholicum humorem contraxerunt. Atque ad essicacio-<text:line-break/>rem dignotiouem non parum confertanni tempus ac praeterita<text:line-break/>praefensq<text:span text:style-name="Default_20_Paragraph_20_Font"><text:span text:style-name="T2">n</text:span></text:span>e constitutio, item regio ac laborantis aetas. His<text:line-break/>itaque.omnibus praemedisatis, quum speraveris in univerit cor-<text:line-break/>poris venis melancholicum sanguinem contineri, quo certissi-<text:line-break/>mam habeas notitiam, cubiti venam feca,praecipueque mediam,<text:line-break/>quoniam utrique communis est, et ei quae humeralis nominatur<text:line-break/>et ei quae per axillam ad manum fertus. Quod fi tum fluens<text:line-break/>fanguis non rideatur melancholicus , statim supprimatur; si<text:line-break/>vero talis appareat, vacua quantum pro laborantis corporis<text:line-break/>habitu satis esse conieceris. Est praeterea tertia melancho-<text:line-break/>liae differentia, morbi comitialis exemplo, quum ortum a<text:line-break/>ventriculo habuerit; vocitant . autem nonnulli medicorum<text:line-break/>hanc affectionem hypochondriacum flatuosumque morbum.<text:line-break/>Verum <text:span text:style-name="Default_20_Paragraph_20_Font"><text:span text:style-name="T2">t</text:span></text:span>alis mihi suerint ea symptomata, quae a Diocle seri-<text:line-break/>pta sunt illi assidere in libro cui titulus est, <text:span text:style-name="Default_20_Paragraph_20_Font"><text:span text:style-name="T2">astecti</text:span></text:span>o, <text:span text:style-name="Default_20_Paragraph_20_Font"><text:span text:style-name="T2">causa,</text:span></text:span></text:p>
      <text:p text:style-name="P3"><text:span text:style-name="Default_20_Paragraph_20_Font"><text:span text:style-name="T2">curatio;</text:span></text:span> in quo Di<text:span text:style-name="Default_20_Paragraph_20_Font"><text:span text:style-name="T2">o</text:span></text:span>cles ad verbum ita scripsit: <text:span text:style-name="Default_20_Paragraph_20_Font"><text:span text:style-name="T2">sed alius<text:line-break/></text:span></text:span>O<text:span text:style-name="Default_20_Paragraph_20_Font"><text:span text:style-name="T2">ritur circa ventriculum morbus, qui supradicti</text:span></text:span>s <text:span text:style-name="Default_20_Paragraph_20_Font"><text:span text:style-name="T2">dissimil</text:span></text:span>is<text:line-break/><text:span text:style-name="Default_20_Paragraph_20_Font"><text:span text:style-name="T2">est, n</text:span></text:span>o<text:span text:style-name="Default_20_Paragraph_20_Font"><text:span text:style-name="T2">minaturque ab ali</text:span></text:span>is. <text:span text:style-name="Default_20_Paragraph_20_Font"><text:span text:style-name="T2">melancholicu</text:span></text:span>s<text:span text:style-name="Default_20_Paragraph_20_Font"><text:span text:style-name="T2">, ab alii</text:span></text:span>s <text:span text:style-name="Default_20_Paragraph_20_Font"><text:span text:style-name="T2">siatu</text:span></text:span>ofus;<text:line-break/><text:span text:style-name="Default_20_Paragraph_20_Font"><text:span text:style-name="T2">quem sumpto cibo maxime coctu di</text:span></text:span>f<text:span text:style-name="Default_20_Paragraph_20_Font"><text:span text:style-name="T2">ficili et caustic</text:span></text:span>o, <text:span text:style-name="Default_20_Paragraph_20_Font"><text:span text:style-name="T2">sputum<text:line-break/>humidum idemque</text:span></text:span> i<text:span text:style-name="Default_20_Paragraph_20_Font"><text:span text:style-name="T2">nultum comitatur, item ructu</text:span></text:span>s <text:span text:style-name="Default_20_Paragraph_20_Font"><text:span text:style-name="T2">acidu</text:span></text:span>s,<text:line-break/><text:span text:style-name="Default_20_Paragraph_20_Font"><text:span text:style-name="T2">siatu</text:span></text:span>s, <text:span text:style-name="Default_20_Paragraph_20_Font"><text:span text:style-name="T2">aestu</text:span></text:span>s <text:span text:style-name="Default_20_Paragraph_20_Font"><text:span text:style-name="T2">in l</text:span></text:span>iy<text:span text:style-name="Default_20_Paragraph_20_Font"><text:span text:style-name="T2">p</text:span></text:span>o<text:span text:style-name="Default_20_Paragraph_20_Font"><text:span text:style-name="T2">chondrii</text:span></text:span>s, <text:span text:style-name="Default_20_Paragraph_20_Font"><text:span text:style-name="T2">siuctuatio non illico, sed<text:line-break/>quum retinuerint; interdum ventriculi quoque vehemente</text:span></text:span>s<text:line-break/><text:span text:style-name="Default_20_Paragraph_20_Font"><text:span text:style-name="T2">d</text:span></text:span>o<text:span text:style-name="Default_20_Paragraph_20_Font"><text:span text:style-name="T2">lore</text:span></text:span>s, <text:span text:style-name="Default_20_Paragraph_20_Font"><text:span text:style-name="T2">qui nonnulli</text:span></text:span>s <text:span text:style-name="Default_20_Paragraph_20_Font"><text:span text:style-name="T2">ad dorsum u</text:span></text:span>s<text:span text:style-name="Default_20_Paragraph_20_Font"><text:span text:style-name="T2">que pr</text:span></text:span>o<text:span text:style-name="Default_20_Paragraph_20_Font"><text:span text:style-name="T2">cedunt;-. cone</text:span></text:span>o-<text:line-break/><text:span text:style-name="Default_20_Paragraph_20_Font"><text:span text:style-name="T2">ot</text:span></text:span>iis <text:span text:style-name="Default_20_Paragraph_20_Font"><text:span text:style-name="T2">deinde cibi</text:span></text:span>s <text:span text:style-name="Default_20_Paragraph_20_Font"><text:span text:style-name="T2">quie</text:span></text:span>s<text:span text:style-name="Default_20_Paragraph_20_Font"><text:span text:style-name="T2">cunt, mox ali</text:span></text:span>is <text:span text:style-name="Default_20_Paragraph_20_Font"><text:span text:style-name="T2">ingesti</text:span></text:span>s <text:span text:style-name="Default_20_Paragraph_20_Font"><text:span text:style-name="T2">eadem rursus<text:line-break/>revertuntur, quae interdum jejun</text:span></text:span>os, <text:span text:style-name="Default_20_Paragraph_20_Font"><text:span text:style-name="T2">interdum etiam a c</text:span></text:span>o<text:span text:style-name="Default_20_Paragraph_20_Font"><text:span text:style-name="T2">e-<text:line-break/>na molestant ; atque v</text:span></text:span>o<text:span text:style-name="Default_20_Paragraph_20_Font"><text:span text:style-name="T2">mente</text:span></text:span>s. <text:span text:style-name="Default_20_Paragraph_20_Font"><text:span text:style-name="T2">ev</text:span></text:span>o<text:span text:style-name="Default_20_Paragraph_20_Font"><text:span text:style-name="T2">munt crud</text:span></text:span>os <text:span text:style-name="Default_20_Paragraph_20_Font"><text:span text:style-name="T2">cibo</text:span></text:span>s <text:span text:style-name="Default_20_Paragraph_20_Font"><text:span text:style-name="T2">et<text:line-break/>phlegmata subamara et calida et acida adeo , ut nonnun-<text:line-break/>quam dente</text:span></text:span>s <text:span text:style-name="Default_20_Paragraph_20_Font"><text:span text:style-name="T2">t</text:span></text:span>o<text:span text:style-name="Default_20_Paragraph_20_Font"><text:span text:style-name="T2">rpedine aspiciantur. Atque horum plurima<text:line-break/>ab ineunte. siatim aetate eveniunt; utcunque tamen acci-<text:line-break/>derint, omnibu</text:span></text:span>s <text:span text:style-name="Default_20_Paragraph_20_Font"><text:span text:style-name="T2">pr</text:span></text:span>o<text:span text:style-name="Default_20_Paragraph_20_Font"><text:span text:style-name="T2">ducuntur. </text:span></text:span>Haec praefatus Diocles, mox<text:line-break/>causam fulsi ungens ita scribit: <text:span text:style-name="Default_20_Paragraph_20_Font"><text:span text:style-name="T2">Caeterum siatulentos voca-<text:line-break/>t</text:span></text:span>o<text:span text:style-name="Default_20_Paragraph_20_Font"><text:span text:style-name="T2">s siuspieandum est plus caloris quam decet habere in iis<text:line-break/>venis, quae alimentum a ventricul</text:span></text:span>o e<text:span text:style-name="Default_20_Paragraph_20_Font"><text:span text:style-name="T2">xc</text:span></text:span>i<text:span text:style-name="Default_20_Paragraph_20_Font"><text:span text:style-name="T2">piunt, sangu</text:span></text:span>i<text:span text:style-name="Default_20_Paragraph_20_Font"><text:span text:style-name="T2">nem-</text:span></text:span></text:p>
      <text:p text:style-name="P2"><text:span text:style-name="Default_20_Paragraph_20_Font"><text:span text:style-name="T2">que ipsi</text:span></text:span>s <text:span text:style-name="Default_20_Paragraph_20_Font"><text:span text:style-name="T2">crassi</text:span></text:span>o<text:span text:style-name="Default_20_Paragraph_20_Font"><text:span text:style-name="T2">rem factum. Nam constat has venas esse<text:line-break/></text:span></text:span>o<text:span text:style-name="Default_20_Paragraph_20_Font"><text:span text:style-name="T2">bstructa</text:span></text:span>s, <text:span text:style-name="Default_20_Paragraph_20_Font"><text:span text:style-name="T2">quod alimentum c</text:span></text:span>o<text:span text:style-name="Default_20_Paragraph_20_Font"><text:span text:style-name="T2">rp</text:span></text:span>o<text:span text:style-name="Default_20_Paragraph_20_Font"><text:span text:style-name="T2">ri n</text:span></text:span>o<text:span text:style-name="Default_20_Paragraph_20_Font"><text:span text:style-name="T2">n distribuatur, sed<text:line-break/>in ventricul</text:span></text:span>o <text:span text:style-name="Default_20_Paragraph_20_Font"><text:span text:style-name="T2">maneat inconsuetum, quum antea a meatibus<text:line-break/>his su</text:span></text:span><text:span text:style-name="Default_20_Paragraph_20_Font"><text:span text:style-name="T1">s</text:span></text:span><text:span text:style-name="Default_20_Paragraph_20_Font"><text:span text:style-name="T2">c</text:span></text:span><text:span text:style-name="Default_20_Paragraph_20_Font"><text:span text:style-name="T1">i</text:span></text:span><text:span text:style-name="Default_20_Paragraph_20_Font"><text:span text:style-name="T2">peretur, magnaque</text:span></text:span><text:span text:style-name="Default_20_Paragraph_20_Font"><text:span text:style-name="T1"> i</text:span></text:span><text:span text:style-name="Default_20_Paragraph_20_Font"><text:span text:style-name="T2">psius pars in</text:span></text:span><text:span text:style-name="Default_20_Paragraph_20_Font"><text:span text:style-name="T1"> i</text:span></text:span><text:span text:style-name="Default_20_Paragraph_20_Font"><text:span text:style-name="T2">mum ventrem<text:line-break/>excerneretur ; tum quod p</text:span></text:span>o<text:span text:style-name="Default_20_Paragraph_20_Font"><text:span text:style-name="T2">ster</text:span></text:span>o <text:span text:style-name="Default_20_Paragraph_20_Font"><text:span text:style-name="T2">die vomant,. utpote non di-<text:line-break/>gesti</text:span></text:span>s <text:span text:style-name="Default_20_Paragraph_20_Font"><text:span text:style-name="T2">per c</text:span></text:span>o<text:span text:style-name="Default_20_Paragraph_20_Font"><text:span text:style-name="T2">rpu</text:span></text:span>s <text:span text:style-name="Default_20_Paragraph_20_Font"><text:span text:style-name="T2">cibi</text:span></text:span>s. <text:span text:style-name="Default_20_Paragraph_20_Font"><text:span text:style-name="T2">sed quod calor uberi</text:span></text:span>o<text:span text:style-name="Default_20_Paragraph_20_Font"><text:span text:style-name="T2">r sit, quam<text:line-break/>qui secundum naturam est, facillime intell</text:span></text:span><text:span text:style-name="Default_20_Paragraph_20_Font"><text:span text:style-name="T1">i</text:span></text:span><text:span text:style-name="Default_20_Paragraph_20_Font"><text:span text:style-name="T2">ges tum ab aestu,<text:line-break/>qui</text:span></text:span><text:span text:style-name="Default_20_Paragraph_20_Font"><text:span text:style-name="T1"> i</text:span></text:span><text:span text:style-name="Default_20_Paragraph_20_Font"><text:span text:style-name="T2">psi</text:span></text:span>s <text:span text:style-name="Default_20_Paragraph_20_Font"><text:span text:style-name="T2">accid</text:span></text:span><text:span text:style-name="Default_20_Paragraph_20_Font"><text:span text:style-name="T1">i</text:span></text:span><text:span text:style-name="Default_20_Paragraph_20_Font"><text:span text:style-name="T2">t, tum ab i</text:span></text:span><text:span text:style-name="Default_20_Paragraph_20_Font"><text:span text:style-name="T1">i</text:span></text:span><text:span text:style-name="Default_20_Paragraph_20_Font"><text:span text:style-name="T2">s quae ingeruntur ; siquidem ju-<text:line-break/>vari v</text:span></text:span>i<text:span text:style-name="Default_20_Paragraph_20_Font"><text:span text:style-name="T2">dentur a fu</text:span></text:span>l<text:span text:style-name="Default_20_Paragraph_20_Font"><text:span text:style-name="T2">gidi</text:span></text:span>s <text:span text:style-name="Default_20_Paragraph_20_Font"><text:span text:style-name="T2">cibis, qui calorem re</text:span></text:span>f<text:span text:style-name="Default_20_Paragraph_20_Font"><text:span text:style-name="T2">r</text:span></text:span>i<text:span text:style-name="Default_20_Paragraph_20_Font"><text:span text:style-name="T2">gerare ex-<text:line-break/>tinguereque soleat. </text:span></text:span>Deinde alia quoque Di<text:span text:style-name="Default_20_Paragraph_20_Font"><text:span text:style-name="T2">a</text:span></text:span>des jam pr<text:span text:style-name="Default_20_Paragraph_20_Font"><text:span text:style-name="T2">o-<text:line-break/></text:span></text:span>politis in hoc serm<text:span text:style-name="Default_20_Paragraph_20_Font"><text:span text:style-name="T2">o</text:span></text:span>ne addidit : <text:span text:style-name="Default_20_Paragraph_20_Font"><text:span text:style-name="T2">Aiunt autem n</text:span></text:span>o<text:span text:style-name="Default_20_Paragraph_20_Font"><text:span text:style-name="T2">nnulli</text:span></text:span> o<text:span text:style-name="Default_20_Paragraph_20_Font"><text:span text:style-name="T2">s<text:line-break/>ventriculi, int</text:span></text:span>e<text:span text:style-name="Default_20_Paragraph_20_Font"><text:span text:style-name="T2">stinis continuum, in huiusm</text:span></text:span>o<text:span text:style-name="Default_20_Paragraph_20_Font"><text:span text:style-name="T2">di astectibus<text:line-break/>insiammari, a</text:span></text:span>p <text:span text:style-name="Default_20_Paragraph_20_Font"><text:span text:style-name="T2">ob insiammationem</text:span></text:span> i<text:span text:style-name="Default_20_Paragraph_20_Font"><text:span text:style-name="T2">psam obstrui et prohi-<text:line-break/>bere, ne alimenta statuto tempore ad intestina descendant;<text:line-break/>quam</text:span></text:span>o<text:span text:style-name="Default_20_Paragraph_20_Font"><text:span text:style-name="T2">brem diutius quam decet in ventriculo. manentia<text:line-break/>. tumores et aestus atque caetera praedicta elsiciunt. </text:span></text:span>Haec</text:p>
      <text:p text:style-name="P1">quidem Di<text:span text:style-name="Default_20_Paragraph_20_Font"><text:span text:style-name="T2">o</text:span></text:span>cles literis prodidit; verum in h<text:span text:style-name="Default_20_Paragraph_20_Font"><text:span text:style-name="T2">o</text:span></text:span>c fymptomt-</text:p>
      <text:p text:style-name="P3">tum catalogo praecipua totius co<text:span text:style-name="Default_20_Paragraph_20_Font"><text:span text:style-name="T2">n</text:span></text:span>cursus lymptomata silentio<text:line-break/>praeteriit, quae melancholiam et flatulentum hypocbondria-<text:line-break/>camque affectionem charactere designant ; atque haec omisit,<text:line-break/>ut puto, quod ex morbi ipsius nomine manifeste declarentur,<text:line-break/>quum nos ab Hippocrate didicerimus : <text:span text:style-name="Default_20_Paragraph_20_Font"><text:span text:style-name="T2">si metu</text:span></text:span>s <text:span text:style-name="Default_20_Paragraph_20_Font"><text:span text:style-name="T2">et m</text:span></text:span>o<text:span text:style-name="Default_20_Paragraph_20_Font"><text:span text:style-name="T2">est</text:span></text:span>i<text:span text:style-name="Default_20_Paragraph_20_Font"><text:span text:style-name="T2">tia<text:line-break/>long</text:span></text:span>o <text:span text:style-name="Default_20_Paragraph_20_Font"><text:span text:style-name="T2">temp</text:span></text:span>o<text:span text:style-name="Default_20_Paragraph_20_Font"><text:span text:style-name="T2">re</text:span></text:span> o<text:span text:style-name="Default_20_Paragraph_20_Font"><text:span text:style-name="T2">lsidentia pe</text:span></text:span>r<text:span text:style-name="Default_20_Paragraph_20_Font"><text:span text:style-name="T2">severent, melanch</text:span></text:span>o<text:span text:style-name="Default_20_Paragraph_20_Font"><text:span text:style-name="T2">licus est hu-<text:line-break/>fuscemodi assectu</text:span></text:span>s. Verum haud absurda quaesti<text:span text:style-name="Default_20_Paragraph_20_Font"><text:span text:style-name="T2">o</text:span></text:span> est, qua-.<text:line-break/>re quum causas aliorum sympt<text:span text:style-name="Default_20_Paragraph_20_Font"><text:span text:style-name="T2">o</text:span></text:span>matum redderet, quam <text:span text:style-name="Default_20_Paragraph_20_Font"><text:span text:style-name="T2">o</text:span></text:span>b<text:line-break/>causam mens laedatur, non scripserit; sive enim venarum,<text:line-break/>quae ad ventriculum sunt, cal<text:span text:style-name="Default_20_Paragraph_20_Font"><text:span text:style-name="T2">o</text:span></text:span>r in illis exupe<text:span text:style-name="Default_20_Paragraph_20_Font"><text:span text:style-name="T2">r</text:span></text:span>at, sive per-<text:line-break/>tus quae sunt ad pal<text:span text:style-name="Default_20_Paragraph_20_Font"><text:span text:style-name="T2">o</text:span></text:span>rum inflammati<text:span text:style-name="Default_20_Paragraph_20_Font"><text:span text:style-name="T2">o</text:span></text:span>ne laborant, quid cau-<text:line-break/>sue fit, cur melancholica comitentur symptomata, dereliquit.<text:line-break/>Etenim quod venter flatulent<text:span text:style-name="Default_20_Paragraph_20_Font"><text:span text:style-name="T2">a</text:span></text:span> spiritu impleatur, ac deinde<text:line-break/>ructibus levetur, ac praete<text:span text:style-name="Default_20_Paragraph_20_Font"><text:span text:style-name="T2">r</text:span></text:span>ea vomiti<text:span text:style-name="Default_20_Paragraph_20_Font"><text:span text:style-name="T2">o</text:span></text:span>ne a Di<text:span text:style-name="Default_20_Paragraph_20_Font"><text:span text:style-name="T2">o</text:span></text:span>cle memorata,<text:line-break/>vel nihil infio dicente manifestum est; at p<text:span text:style-name="Default_20_Paragraph_20_Font"><text:span text:style-name="T2">ro</text:span></text:span>pria melancho-<text:line-break/>liae symptomata fimus cum dicta ventriculi affectione scii-<text:line-break/>here; arduum ei fulti Id itaque addamus ac fimus , qualis</text:p>
      <text:p text:style-name="P3">fit hr hujusmodi affectibus ventriculi dispositio; manifesta lu-<text:line-break/>terpretatione enarremus. Videtur enim in ipso quaedam<text:line-break/>inflammatio esse ; sanguis autem in parte inflammata comen-<text:line-break/>tus et crassior et magis melancholicus. Itaque quemadmo-<text:line-break/>dum elato ex ve<text:span text:style-name="Default_20_Paragraph_20_Font"><text:span text:style-name="T2">n</text:span></text:span>triculo ad oculos fuliginoso quodam aut<text:line-break/>sumoso halitu; aut crassis omnino. vaporibus, similia suffusio -<text:line-break/>nis symptomata contingunt, eadem ratione sublata ad cere-<text:line-break/>brum ab atra bile evaporatione veluti suliginosa fumofaque<text:line-break/>melancholica evenient in mente symptomata Ac certe quam<text:line-break/>frequentissime ridemus flava in ventriculo bile conte<text:span text:style-name="Default_20_Paragraph_20_Font"><text:span text:style-name="T2">n</text:span></text:span>ta, ca-<text:line-break/>put dolore affici; ut et mox bile per vomitum ejecta dolo-<text:line-break/>rem sedari. Atque hujusmodi dolores mordaces et eroden-<text:line-break/>tes sunt, quemadmodum alii quidam cum gravitate , alii cum<text:line-break/>tensione, alii cum cataphora fieri videntur. - Atque inter<text:line-break/>optimos medicos convenit, non solum haec, verum etiam<text:line-break/>morbum comitialem capiti a ventriculo procedere. - Igitur</text:p>
      <text:p text:style-name="P3">melancholicis timores semper assident, non autem semper<text:line-break/>eadem imaginationum praeter naturam species ipsis obver-<text:line-break/>siatur, siquidem alius testaceum fe <text:span text:style-name="Default_20_Paragraph_20_Font"><text:span text:style-name="T2">t</text:span></text:span>actum putavit, atque<text:line-break/>idcirco occursantibus cedebat, ne confringeretur ; alter<text:line-break/>gallos cantare conspiciens, ut hi alarum ante cantmn, sic ille<text:line-break/>brachiorum plausu latera quatiens, animantium <text:span text:style-name="Default_20_Paragraph_20_Font"><text:span text:style-name="T2">t</text:span></text:span>onum imis<text:line-break/>tatusest. Fuit item alteri timor, ne Alias mundum baju-<text:line-break/>lans gravatus onere ipsum excuteret, atque sic ipsis conte-<text:line-break/>reretur ac nos quoque <text:span text:style-name="Default_20_Paragraph_20_Font"><text:span text:style-name="T2">t</text:span></text:span>ecum perderet ; aliaque hujusmodi<text:line-break/>iusinita imaginantur. Disserunt autem inter fe melancholici ;<text:line-break/>nam omnes .timent, moerent, vitam damnant, odio habent<text:line-break/>homines, <text:span text:style-name="Default_20_Paragraph_20_Font"><text:span text:style-name="T2">t</text:span></text:span>est. non omnes mori cupiunt; imo hoc ipsum non-<text:line-break/>nullis melancholiae caput est, quod mortem pertimescant;<text:line-break/>quosdam etiam alieno admodum ridebis animo, utpote qui<text:line-break/>simul et mortem metuant et mori cupiant. Proinde <text:span text:style-name="Default_20_Paragraph_20_Font"><text:span text:style-name="T2">r</text:span></text:span>ecte<text:line-break/>videtur Hippocrates omnia ipsorum symptomata in duo haec<text:line-break/>coegisse, metum et moestitiam. Moestitia nimirum eos lu-</text:p>
      <text:p text:style-name="P3">ducit, ut odi<text:span text:style-name="Default_20_Paragraph_20_Font"><text:span text:style-name="T2">o</text:span></text:span> prosequantur omnes,-. quos viderint, perpe-<text:line-break/>tu<text:span text:style-name="Default_20_Paragraph_20_Font"><text:span text:style-name="T2">o</text:span></text:span> m<text:span text:style-name="Default_20_Paragraph_20_Font"><text:span text:style-name="T2">o</text:span></text:span>estitiam prae se serant, ac terreantur, ut lu tenebris<text:line-break/>probandis pueri, atque ex adultis indocti. Quemadmodum<text:line-break/>sime externae teneb<text:span text:style-name="Default_20_Paragraph_20_Font"><text:span text:style-name="T2">r</text:span></text:span>ae omnibus fere homluibus pavorem in-<text:line-break/>ducunt, nili vel audaces admodum, vel docti fuerint, sic<text:line-break/>atrae bilis colora mentis sedem peraeque ac teneb<text:span text:style-name="Default_20_Paragraph_20_Font"><text:span text:style-name="T2">r</text:span></text:span>ae obscu-<text:line-break/>rans, timorem efficit. Etenim summis tum melicis tum<text:line-break/>philosophis in consessu est, tum humores tum omnino cor-<text:line-break/>poris tempe<text:span text:style-name="Default_20_Paragraph_20_Font"><text:span text:style-name="T2">r</text:span></text:span>amentum animae actiones alterare; quod nos<text:line-break/>quoque uno commentario docuimus, quo demonstratum est,<text:line-break/>animae facullates corporis temperaturam siequi. - Quocirca<text:line-break/>humorum vim ignorantes, in quorum numero et Eraststratus .<text:line-break/>est, ne scribe<text:span text:style-name="Default_20_Paragraph_20_Font"><text:span text:style-name="T2">r</text:span></text:span>e quidem de melaucholia quicquam arui suut<text:span text:style-name="Default_20_Paragraph_20_Font"><text:span text:style-name="T2">r<text:line-break/></text:span></text:span>Sed et in hoc par est admirari tum communes hominum no-<text:line-break/>tiones tum plurima quoque j dogmata, quae non pauci phi-<text:line-break/>losophi et medici ignoraverunt. Igitur ab omnibus assectus<text:line-break/>hic melancholia. vocitatur, indicante nomine humorem , qui</text:p>
      <text:p text:style-name="P3">ipsius causa est. Itaque si circa ventriculum p<text:span text:style-name="Default_20_Paragraph_20_Font"><text:span text:style-name="T2">r</text:span></text:span>ima iucepe-<text:line-break/>rint symptomata, ipfisque auctis melancholicae sequantur<text:line-break/>assectiones , deinde alui depectionibus, vomitibus et statibus<text:line-break/>per in<text:span text:style-name="Default_20_Paragraph_20_Font"><text:span text:style-name="T2">t</text:span></text:span>eriora emissis, ructibusque levetur homo , hypochon-<text:line-break/>ariacum statulentumque morbum ipsum nominabimus, sym-<text:line-break/>plumata ve<text:span text:style-name="Default_20_Paragraph_20_Font"><text:span text:style-name="T2">r</text:span></text:span>o ipsius esse dicemus moestitiam et metum; quum<text:line-break/>autem propria melancholiae symptomata magna videntur,<text:line-break/>circa ventriculum vero aut nulla aut parva, sus existiman-<text:line-break/>dum primitivam in cerebro affectionem consistere , ob atram<text:line-break/>bilem in ipso congestam. Caeterum quibus signis discema-<text:line-break/>tur, utrum in solo ipso cerebro, an in universo corpore hu-<text:line-break/>juscemodi humor contineatur, paulo ante lictum esit; mo-<text:line-break/>neo autem amicos , qui me curantem viderunt srequentibus<text:line-break/>balneis, victuque hunndo bonique succi , nullo alio adhibito<text:line-break/>praesidio, hujusmodi morbum, ubi nondum ob longum tem-<text:line-break/>poris tractum noxius humor multum vacuationi resisteret;<text:line-break/>quum enim diuturnus jam factus est morbus, majora prae</text:p>
      <text:p text:style-name="P5">dictis oportet adhibere remedia.- Succedit autem hujusmodi<text:line-break/>melancholia iis, qui praecesserunt, calidis capitis affectibus<text:line-break/>aut ob- aestum aut phlegmonosum in ipsis factum morbum,<text:line-break/>aut etiam phreuitidem; succedit vero et sollicitudini et rnoe-<text:line-break/>stitiae cum vigiliis. Verum satis fuerit haec de melancholia<text:line-break/>dixisse.</text:p>
      <text:h text:style-name="Heading_20_2" text:outline-level="2">Cap. XI. </text:h>
      <text:p text:style-name="P14">At de epilepticis affectibus dem ceps, quan-<text:line-break/>doquidem hi quoque interdum ipsi, capite affecto , interdum<text:line-break/>aliis consentiente, ortum habent, accurate distinguendum esu<text:line-break/>Ut enim triplicem melancholiam, ita epilepsiam quoque tres<text:line-break/>sortitam differentias , om<text:span text:style-name="Default_20_Paragraph_20_Font"><text:span text:style-name="T2">n</text:span></text:span>es prope medici distinguere negle-<text:line-break/>xeru<text:span text:style-name="Default_20_Paragraph_20_Font"><text:span text:style-name="T2">n</text:span></text:span>t<text:span text:style-name="Default_20_Paragraph_20_Font"><text:span text:style-name="T2">r</text:span></text:span> omnibus itaque commune est, cerebrum affici, vel<text:line-break/>consistente in ipsis affectu, quod plurimis epilepticis accidit;<text:line-break/>aut a ventriculi ore, quod stomachum vocare solent mediet,<text:line-break/>ad cerebrum per consensum ascendente, quod genus pro-<text:line-break/>portione respondet symptomatis , quae ocusis a stomacho ad-<text:line-break/>veniunt, veluti in suffusionibus. Fit etiam, fied raro, tertia</text:p>
      <text:p text:style-name="P3">morbi comitialis sive speciem , five genus , sive differentiam<text:line-break/>n<text:span text:style-name="Default_20_Paragraph_20_Font"><text:span text:style-name="T2">o</text:span></text:span>minare velis, quum a parte aliqua qualibet. incipit assectus,<text:line-break/>qui .deinde sentiente aegro ad cerebrum usque ascendit. At-<text:line-break/>que hoc primum vidi lu puero , qui decimumtertiunr fere<text:line-break/>aetatis a<text:span text:style-name="Default_20_Paragraph_20_Font"><text:span text:style-name="T2">n</text:span></text:span>num agebat, quum adolescens essem, cum optimis<text:line-break/>ejus tempestatis medicis, qui convenerant ad ipsius curatio-<text:line-break/>nem. Audiri igitur tum narrantem puerum,. affectionis in-<text:line-break/>itium in tibia sibi fieri, mox illinc recta ascendere per femur<text:line-break/>et illi superpofita ilia ac latera, ad cervicem et caput usque;<text:line-break/>quod ubi primum attigisset, <text:span text:style-name="Default_20_Paragraph_20_Font"><text:span text:style-name="T2">t</text:span></text:span>e non amplius filii constare.<text:line-break/>luterrogatus tamen a medicis, quale esset id, quod fereba-<text:line-break/>tur ad caput, nihil habuit puer, quod responderet. Sed<text:line-break/>alius quidam ab hoc adolescens compos mentis , quique fiatis<text:line-break/>poterat et sentire quod fiebat et altero disertius enarrare,<text:line-break/>dicebat veluti frigidam quandam auram esse id quod ascen-<text:line-break/>debati Unde ex duobus alterum Pelopi praeceptori place-<text:line-break/>bat; aut qualitatem quandam, alteratis per continuationem</text:p>
      <text:p text:style-name="P3">partibus, aut spiritalem substantiam transmitti. Neque mi-<text:line-break/>randum esse dicebat, validam vini esse humori, qui lu affecta<text:line-break/>parte praeter naturam genitus fuisset, qualis perniciosarum<text:line-break/>ferarum venenis inest. Quis enim crederet, nili saepe id<text:line-break/>fieri rideremus, vel a scorpionibus infixo aculeo, vel a pha-<text:line-break/>langiorum parvorum morsibus , totum corpus ingenti et in-<text:line-break/>ufitata mutatione assiri, minimam licet quandam substantiam<text:line-break/>feris in ipsum demittentibus ? Quum itaque phalangium<text:line-break/>aliquem momordit, quamvis parvum fit animal, existimare<text:line-break/>nos <text:span text:style-name="Default_20_Paragraph_20_Font"><text:span text:style-name="T2">debemu</text:span></text:span>s venenum ex ipsius ore in morsum corpus de-<text:line-break/>scendisse. Porro pastinacae marinae, quemadmodum et ter-<text:line-break/>reui scorpionis, aculeus, in partem extremam acutissimam<text:line-break/>manifeste finitur, ubi nullum foramen est; per quod vene-<text:line-break/>num dejiciat; necesse tamen est, ut cogitemus substantiam<text:line-break/>quandam esse aut spiritalem, aut humidam, quae mole niti-<text:line-break/>ma, facullate maxima fit. Etenim nuper ictus quidam a<text:line-break/>scorpione, videbatur Ubi, ut ajebat , grandine percuti , erat-<text:line-break/>que totus frigidus, cum sudore etiam frigido, tandemque</text:p>
      <text:p text:style-name="P2">adjutus remediis vix servatus est. Itaque Pelops non im-<text:line-break/>possibile esse dicebat, in corpore similem aliquam subsum-<text:line-break/>tiam generari ritra causam externam, quae ubi <text:span text:style-name="Default_20_Paragraph_20_Font"><text:span text:style-name="T2">n</text:span></text:span>ervosam<text:line-break/>aliquam partem occupasset, per continuas partes usque ad<text:line-break/>nervorum principium vim suam transmitteret, sive per al-<text:line-break/>terrionem, ut ipsis dicebam, sive spicitali essentia veluti<text:line-break/>aura ad ipsimi elata ; saepenumero enim fulgente aculeum<text:line-break/>scorpione, aut in nervum, aut arteriam , aut venam , marri-<text:line-break/>feste ridemus ita percussos vehementissimis insellari fympto-<text:line-break/>malis. Atqui scorpionis quidem aculeus totam cutem pene-<text:line-break/>trando ad prosundum usque potest pervenire; phalangio-<text:line-break/>nun vero parvorum mor<text:span text:style-name="Default_20_Paragraph_20_Font"><text:span text:style-name="T2">t</text:span></text:span>us solam afficit cutis superlimen: ;<text:line-break/>. unde constat , interdum per salam cutem veneni vim ad to-<text:line-break/>tum corpus deserti. Natu tota cutis sibi ipsi continua est<text:line-break/>et nervo<text:span text:style-name="Default_20_Paragraph_20_Font"><text:span text:style-name="T2">t</text:span></text:span>a; proinde haudquaquam impossibile est, per totam<text:line-break/>ipsam celeriter distributam immissi veneni vim, inde ex ea-<text:line-break/>dem rursus ipsius .contactu lu singulas subiectarum persium</text:p>
      <text:p text:style-name="P2">recipi ; mox ex illis in estas continuas , atque iterum ex iis,<text:line-break/>quae afficiuntur; in alias; quumque ad principum partium<text:line-break/>aliquam pervenerit, tum mortis periculum homini instare.<text:line-break/>Ad hanc rem in primis conferunt vincula superioribus par-<text:line-break/>tibus iniecta, a quibus praesentaneum praesidium percipitur.<text:line-break/>Etenim in viperarum scorpionumque ictibus haec expertus<text:line-break/>sum, item aspidum quoque, quod propter imminens subita-<text:line-break/>riae mortis periculum, magis incredibile esu Attamen quum<text:line-break/>Alexandriae essem, rusticus quidam non longe ab urbeiu<text:line-break/>uno manus digitorum ictus, ejus radicem in postbrachiali va-<text:line-break/>lidissimo vinculo ligarit, accmrensque in urbem ad familiarem<text:line-break/>filii medicum , totum digitum ab ipsa dearticulatione , quae<text:line-break/>ad postbraehiale est, abscindendum praebuit, sperans inde<text:line-break/>nihil fe passurum; neque sane frustratus est sua spe, quippe<text:line-break/>nihil aliud faciens salvus evasit. . Similiter alium novi, qui<text:line-break/>epoto ex viperis meditamento , rescisso prius digito , a peri-<text:line-break/>culo liberatus esu Vidi praeterea alterum rusticum, cujus</text:p>
      <text:p text:style-name="P3">totum digitum vipera momorderat, qui falce, quam tunc<text:line-break/>forte habebat, erat enim vinitor, . ab ultimo articulo icta<text:line-break/>parte resecta, deinde inducta usitatis medicamentis digito<text:line-break/>cicatrice; nullo epoto medicamento sanatus est. Sed pue-<text:line-break/>rum quoque, cujus morbus comitialis a tibia oriebatur, me-<text:line-break/>dici, qui tunc ad curationem ejus convenerant, sana<text:span text:style-name="Default_20_Paragraph_20_Font"><text:span text:style-name="T2">r</text:span></text:span>e ag-<text:line-break/>gressi, cum visum ipsis esset vacuato prius universo corpo<text:span text:style-name="Default_20_Paragraph_20_Font"><text:span text:style-name="T2">r</text:span></text:span>e,<text:line-break/>medicamentum ex thapsia, aut sinapi, parti adhibere, ligato<text:line-break/>interea membro supra eam partem, quae primario affectu<text:line-break/>erat obsessa, accessionem reve<text:span text:style-name="Default_20_Paragraph_20_Font"><text:span text:style-name="T2">r</text:span></text:span>ti prohibuerunt, quamvis<text:line-break/>quotidie accederet. Verum haec mihi ex abundanti dicta<text:line-break/>sint, ne quis iniretur, quo paeto ab ignobili aliqua pa<text:span text:style-name="Default_20_Paragraph_20_Font"><text:span text:style-name="T2">r</text:span></text:span>te tan-<text:line-break/>tus morbus ortum habeat. Superest, ut caulam investige-<text:line-break/>mus, quamobrem in hujusmodi per consensum affectionibus<text:line-break/>epilepticae fiant convulsiones ; nam ne Pelops quidem usiam<text:line-break/>hujus rei attulit probabilem <text:span text:style-name="Default_20_Paragraph_20_Font"><text:span text:style-name="T2">r</text:span></text:span>ationem , ut neque alius quis-<text:line-break/>quam , cum quo nobis aliqua fuerit consuetudo. Misti ita-<text:line-break/>que per hujusmodi consensum videnti aliquando hominem</text:p>
      <text:p text:style-name="P3">laborantem sine vehementi convulsio<text:span text:style-name="Default_20_Paragraph_20_Font"><text:span text:style-name="T2">n</text:span></text:span>e concidere , cum bre-<text:line-break/>vibus per intervalla palpitantibus motibus , probabile risum<text:line-break/>est, tale quippiam fieri, quale frequentissime fieri cernimus<text:line-break/>in stomacbi singultibus. Atque ego ipse fingultum issico pa-<text:line-break/>tior, si quando piperis plusculum ingesserim; idque aliis<text:line-break/>quibusdam non paucis, quibus exquisitus erat oris ventriculi<text:line-break/><text:span text:style-name="Default_20_Paragraph_20_Font"><text:span text:style-name="T2">t</text:span></text:span>ensus , accidisse vidimus ; jam autem supra memoratum est<text:line-break/>id no<text:span text:style-name="Default_20_Paragraph_20_Font"><text:span text:style-name="T2">n</text:span></text:span> solum medicis, verum etiam universis hominibus<text:line-break/>stomadum appellari. Itaque vidi quum cecidissent qui non<text:line-break/>ex p<text:span text:style-name="Default_20_Paragraph_20_Font"><text:span text:style-name="T2">r</text:span></text:span>opria cerebri affectione , sed per consensum comitiali<text:line-break/>morbo labo<text:span text:style-name="Default_20_Paragraph_20_Font"><text:span text:style-name="T2">r</text:span></text:span>abant, non perpetuam convulfionem, sed veluti<text:line-break/>palpitantem per intervalla concussionem fieri ; proinde en-<text:line-break/>estimavi similem aliquem cerebro motum evenire, qualis sto-<text:line-break/>maesto inte<text:span text:style-name="Default_20_Paragraph_20_Font"><text:span text:style-name="T2">r</text:span></text:span>dum a re quapiam oblaedente accidit. Etenim<text:line-break/>quum a ciborum plenitudine gravatu<text:span text:style-name="Default_20_Paragraph_20_Font"><text:span text:style-name="T2">r</text:span></text:span> et ab eorum cornu-<text:line-break/>ptionibus lancinatur, tum singultu affici conspicitu<text:span text:style-name="Default_20_Paragraph_20_Font"><text:span text:style-name="T2">r</text:span></text:span> , atque<text:line-break/>acrem quoque humorem, non singultum modo, verum etiam<text:line-break/>convulsionem , per universum corpus efficere saepenumero</text:p>
      <text:p text:style-name="P3">observari ; deinde vomitu ejecto eo, quod m<text:span text:style-name="Default_20_Paragraph_20_Font"><text:span text:style-name="T2">o</text:span></text:span>rdebat, illico<text:line-break/>quievit. Nihil igitur mirandum est, si nervorum principi-<text:line-break/>um hujuscemodi motu concutiatur, ut a se expellat quic-<text:line-break/>quid fuerit id , quod a parte primo affecta ad ipsum effertur.<text:line-break/>Ad hunc modum reliqua quoque symptomata, quibus nervo-<text:line-break/>sunr genus concutitur, fieri puto; ea vero, in quibus deper-<text:line-break/>dito sensu quis concidit citra motum couvulsivum vel palpi-<text:line-break/>tantum, a vehementi frigore ortum trahere, cujus generis<text:line-break/>est lethargus. Apoplexia autem quod subito eveniat, frigi-<text:line-break/>dmn humorem indicat, aut crassem, aut viscidum, qui prin-<text:line-break/>cipaliores cerebri ventriculos affatim implet, non totius sub-<text:line-break/>stantiae intemperiem sibi causam esse, veluti lethargo, phre-<text:line-break/>nrtidi, maniae, melancholic<text:span text:style-name="Default_20_Paragraph_20_Font"><text:span text:style-name="T2">o</text:span></text:span>.,. stultitiae, amissae memoriae,<text:line-break/>fensuum hebetationi, reiolutu motui. Porro in omnibus<text:line-break/>hujuscemodi affectibus, qualis est apoplexia, periculi magni-<text:line-break/>tudinem ex respicationis laesi<text:span text:style-name="Default_20_Paragraph_20_Font"><text:span text:style-name="T2">o</text:span></text:span>ne coniice. Quemadmodum<text:line-break/>enim dormientes respuant, quamvis nulla alia accidente vo-</text:p>
      <text:p text:style-name="P3">hmtaria actione, sed simini in cubili jacentes, ita in foporo-<text:line-break/>sis affectibus omnibus, quamvis neque sentiat corpus neque<text:line-break/>moveatur, tamen sola respiratio servatur, quae musculorum<text:line-break/>pectus moventium mu<text:span text:style-name="Default_20_Paragraph_20_Font"><text:span text:style-name="T2">n</text:span></text:span>us est; cujus rei firmam ac demon-<text:line-break/>strativa lege stabilitam habemus scientiam, quemadmodum<text:line-break/>etiam; quod musculis <text:span text:style-name="Default_20_Paragraph_20_Font"><text:span text:style-name="T2">o</text:span></text:span>mnibus motus principium ab insertis<text:line-break/>ipfis nervis accessit; at ex anatome didicimus, nervos omnes<text:line-break/>a cerebro primarium sumere initium ; neque vero simplici-<text:line-break/>ter initium dixi, fied primarium spinalis medullae gratia ora-<text:line-break/>ti<text:span text:style-name="Default_20_Paragraph_20_Font"><text:span text:style-name="T2">o</text:span></text:span>ni adjeri; permulti enim ex ea nervi prodire ride<text:span text:style-name="Default_20_Paragraph_20_Font"><text:span text:style-name="T2">n</text:span></text:span>tur,<text:line-break/>vim tamen omnem, quam habet, cerebrum etiam ipsi puppe-<text:line-break/>ditat. Quum itaque respirationem vehementer impeditam<text:line-break/>dissiculterque procedentem rideris , non parvam lu cerebro<text:line-break/>morbosam affectionem esse coniice, in omnibus soporiferis<text:line-break/>morbis.</text:p>
      <text:h text:style-name="Heading_20_2" text:outline-level="2">Cap. XII. </text:h>
      <text:p text:style-name="P14">omnes igitur hi affectus manifeste fiunt<text:line-break/>in capite, ac praeterea vertigo tenebricosa nuncupata, quae</text:p>
      <text:p text:style-name="P3">qualis sit etiam ipsa appellatione pr<text:span text:style-name="Default_20_Paragraph_20_Font"><text:span text:style-name="T2">o</text:span></text:span>dit. Nam a parva oc-<text:line-break/>cusione obtenebrantur laborantes , adeo ut interdum deci-<text:line-break/>dant, maxime quum in orbem rotantur; quod.enim caeteris<text:line-break/>amussis circumveriionibus, id illis ab una rotatio<text:span text:style-name="Default_20_Paragraph_20_Font"><text:span text:style-name="T2">n</text:span></text:span>e accidit.<text:line-break/>Quin etiam obtenebrantur, si alium quempiam, aut rotam,<text:line-break/>aut id genus aliud quidpiam, aut ap<text:span text:style-name="Default_20_Paragraph_20_Font"><text:span text:style-name="T2">to</text:span></text:span>s quoque qu<text:span text:style-name="Default_20_Paragraph_20_Font"><text:span text:style-name="T2">o</text:span></text:span>s vocant<text:line-break/>in fluminibus vortices, circumagi viderint. Haec autem<text:line-break/>ipsis accidunt maxime, quum fissi sule aestuaverint, vel ali-<text:line-break/>am ob caulam calefacto fuerint capite.. Quod itaque aliis,<text:line-break/>quum in gyrum frequenter vertuntur, accidit, h<text:span text:style-name="Default_20_Paragraph_20_Font"><text:span text:style-name="T2">o</text:span></text:span>c ipsis ci-<text:line-break/>tra circuitionem evenire videtur ; at iis qui cerebro in <text:span text:style-name="Default_20_Paragraph_20_Font"><text:span text:style-name="T2">o</text:span></text:span>r-<text:line-break/>bem vertuntur, inaequalem et turbulentum et inordina-<text:line-break/>tum m<text:span text:style-name="Default_20_Paragraph_20_Font"><text:span text:style-name="T2">o</text:span></text:span>tum tum hum<text:span text:style-name="Default_20_Paragraph_20_Font"><text:span text:style-name="T2">o</text:span></text:span>rum tum spiritus fieri in confesso<text:line-break/>est ; rati<text:span text:style-name="Default_20_Paragraph_20_Font"><text:span text:style-name="T2">o</text:span></text:span>ni igitur c<text:span text:style-name="Default_20_Paragraph_20_Font"><text:span text:style-name="T2">o</text:span></text:span>nsonum est, hujusmodi aliquid<text:line-break/>vertigine affectis itidem evenire. Quamobrem nonnulli ho-<text:line-break/>nun ab arteriarum sectione praesidium petierunt, totas ar-<text:line-break/>terras pone aures ad tantam videlicet altitudinem siccati-<text:line-break/>les , ut medius inter duas partes locus cicatrice inducere-</text:p>
      <text:p text:style-name="P3">tur. Sed conflet non omnes hujus auxilii beneficio curari ;<text:line-break/>etenim aliae arteriae iis majores ad cerebrum ex ipsius basi<text:line-break/>per retiformem plexum ascendunt, per quas hujusmodi af-<text:line-break/>fectionem fieri rationi consentaneum est:, elato per ni<text:span text:style-name="Default_20_Paragraph_20_Font"><text:span text:style-name="T2">t</text:span></text:span>as va-<text:line-break/>p orole calidoque spiritu, atque implente cerebrum; fieri<text:line-break/>etiam potest, ut inaequalis cerebri intemperies hujusmodi<text:line-break/>spiritum producat. Sed et hanc affectionem ad cerebrum<text:line-break/>pertinere , ex ipso obtenebr alorum <text:span text:style-name="Default_20_Paragraph_20_Font"><text:span text:style-name="T2">t</text:span></text:span>onsu manifestum esu<text:line-break/>oritur vero et ipsa, interdum capite prinigeuio affectu<text:line-break/>laborante , interdum vero , quum ori ventriculi consentit.<text:line-break/>Id ve<text:span text:style-name="Default_20_Paragraph_20_Font"><text:span text:style-name="T2">r</text:span></text:span>o sistebatur et Archigenes, qui libro pruno de propriis<text:line-break/>diuturnarum affectionum signis, itu de tenebricoso hoc affe<text:span text:style-name="Default_20_Paragraph_20_Font"><text:span text:style-name="T2">ctu<text:line-break/></text:span></text:span>scribit:<text:span text:style-name="Default_20_Paragraph_20_Font"><text:span text:style-name="T2">. L ver</text:span></text:span>o <text:span text:style-name="Default_20_Paragraph_20_Font"><text:span text:style-name="T2">qu</text:span></text:span>o<text:span text:style-name="Default_20_Paragraph_20_Font"><text:span text:style-name="T2">que bifuriam</text:span></text:span> o<text:span text:style-name="Default_20_Paragraph_20_Font"><text:span text:style-name="T2">ritur, aut a capue, aut<text:line-break/>ab ii</text:span></text:span>s <text:span text:style-name="Default_20_Paragraph_20_Font"><text:span text:style-name="T2">part</text:span></text:span>i<text:span text:style-name="Default_20_Paragraph_20_Font"><text:span text:style-name="T2">bu</text:span></text:span>s <text:span text:style-name="Default_20_Paragraph_20_Font"><text:span text:style-name="T2">quae circa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a sunt. </text:span></text:span>M<text:span text:style-name="Default_20_Paragraph_20_Font"><text:span text:style-name="T2">o</text:span></text:span>x haec<text:line-break/>genera ejus distinguere aggreditur. Nam ubi ex primaria<text:line-break/>cerebri affectione obtenebratio dependet, aurium <text:span text:style-name="Default_20_Paragraph_20_Font"><text:span text:style-name="T2">t</text:span></text:span>onos et<text:line-break/>capitis dolores gravitatesque praecedere dicit, item olla-</text:p>
      <text:p text:style-name="P3">otus, vel alterius alico jus <text:span text:style-name="Default_20_Paragraph_20_Font"><text:span text:style-name="T2">t</text:span></text:span>ensus inde prodeuntis oblaefionem ;<text:line-break/>huic enim sermoni annexuit ipse, inde prodeuntis, eos sen-<text:line-break/>sus, ut equidem puto, .significare volens, qui a capite iniciunt<text:line-break/>sumunt; ubi vero ab ore ventriculi tenebricosa vertigo ori-<text:line-break/>tm , cornis morionem nauseamque praesentiri ait. Verum<text:line-break/>ut jam antea saepenumero monui, licet caput per alterius<text:line-break/>partis consensum quandoque afficiatur, affectio tamen nihilo-,<text:line-break/>nunus ipsi nscribenda est.</text:p>
      <text:h text:style-name="Heading_20_2" text:outline-level="2">Cap. XIll. </text:h>
      <text:p text:style-name="P14">At sane de ea, quae cephalaea a medicis<text:line-break/>nominatus, nemo dubitaverit, quin capitis sit morbus. Est<text:line-break/>enim, ut brevi quis sermone complexus dixerit, affectus lue,<text:line-break/>dolor capitis diuturnus et solutu difficilis, qui a levibus cau-<text:line-break/>lis vehementes habet accessiones, ut neque strepitum , neque<text:line-break/>vocem vehementiorem, neque luminis splendorem, neque<text:line-break/>motum tolerare possit <text:span text:style-name="Default_20_Paragraph_20_Font"><text:span text:style-name="T2">insum</text:span></text:span><text:span text:style-name="Default_20_Paragraph_20_Font"><text:span text:style-name="T1">ti</text:span></text:span><text:span text:style-name="Default_20_Paragraph_20_Font"><text:span text:style-name="T2">s;</text:span></text:span> sed tranquillitatem , obscu-<text:line-break/>rumque cubiculum quaerat, ob dolorum vehementiam.<text:line-break/>Enimvero nonnulli veluti malleo se percuti arbitrantur, alii<text:line-break/>caput contundi distendique sentiunt; non pa<text:span text:style-name="Default_20_Paragraph_20_Font"><text:span text:style-name="T2">n</text:span></text:span>tis ad oculo-</text:p>
      <text:p text:style-name="P3">rum quoque radices dolor extenditur. Atque hujusmodi<text:line-break/>etiam accessiones, veluti in morbo comitiali, intermissiones<text:line-break/>habent, interceditque tempus, quo perfecte liberari videu-<text:line-break/>tur. Igitur constat hunc morbum facilem habere capitis af-<text:line-break/>fectum cephalalgiae congenerem, verum per cephalaeam af-<text:line-break/>fectae partes multo redduntur quam in cephalalgia debitio-<text:line-break/>res. At quaedam est et inter eos, qui dolore capitis assiri-<text:line-break/>untur, disserentis, quum nonnulli caput habeant admodum<text:line-break/>plenitudini obnoxium , ac universum co<text:span text:style-name="Default_20_Paragraph_20_Font"><text:span text:style-name="T2">r</text:span></text:span>poris habitum ipsi<text:line-break/>implendo idoneum, nonnulli et ipsius capitis partes assiri<text:line-break/>solitas ; susque naturis vitioso rictu utentibus accidit in ce-<text:line-break/>phalaeam allectum proruere. Non absurdum autem est,<text:line-break/>horum quibusdam meningas cerebrum continentes doloribus<text:line-break/>affici, aliis exteriorem calvariae membranam. Discrimen<text:line-break/>autem in eo est positum , quod ad oculorum radices dolores<text:line-break/>perveniant, aut no<text:span text:style-name="Default_20_Paragraph_20_Font"><text:span text:style-name="T2">n</text:span></text:span> perveniant. Siquidem consentaneum<text:line-break/>est, ut quibus intra calvariam affectus est, iis ad oculorum<text:line-break/>usque basin dolor extendatur, quod et a cerebro et ab utra-</text:p>
      <text:p text:style-name="P3">que meninge atque a vasis quae lu ipsis continentur , veluti<text:line-break/>germina quaedam illuc deducantur. Sed et eorum quibus<text:line-break/>dimidia capitis pars dolore insestatur, solent autem vocari<text:line-break/>hemicraniri, alii extra calvariam, alii in capitis intimis par-<text:line-break/>tibus dolorem sentiunt; utramque autem capitis partem,<text:line-break/>dextram et sinistram, distinguit sutura per lo<text:span text:style-name="Default_20_Paragraph_20_Font"><text:span text:style-name="T2">n</text:span></text:span>gitudinem ip-<text:line-break/>hus porrecta. sub qua intra capitis ossa linea messium ce-<text:line-break/>rebrum dividens protenditur , ad quam etiam pervenit an-<text:line-break/>teriorum duo<text:span text:style-name="Default_20_Paragraph_20_Font"><text:span text:style-name="T2">r</text:span></text:span>um ventriculorum septum. Ac ea corpora<text:line-break/>suapte natura idonea sunt, ut ipsis caput impleatur , in qui-<text:line-break/>bus vaporosus calidusque spiritus generatur , aut quibus bi-<text:line-break/>liosa excrementa cumulantur in. ore ventriculi. . Ac spiritus<text:line-break/>quidem dolores inducunt teusivos, qui idcirco sic vocati sunt,<text:line-break/>quod tenfionis sensum inducant; biliosa vero excrementa do-<text:line-break/>loribus mordacibus afficiunt. Dolores autem a plenitudine<text:line-break/>geniti gravitatis sensum afferunt; quibus si rubor accedat at-<text:line-break/>que calor, calidos, sed sine his non calidos humores <text:span text:style-name="Default_20_Paragraph_20_Font"><text:span text:style-name="T2">signi-<text:line-break/>sicaat. </text:span></text:span>Nonnullis caput assidue dolere contingit, ubi ver</text:p>
      <text:p text:style-name="P3">paulo liberalius vinum biberint, vel meracius; idque magis,<text:line-break/>fi natura calidum suerit; praeterea calidi odores omnes, qui-<text:line-break/>cmrque styrace; aut cyphi, aut in totum aromatibus omni-<text:line-break/>bus suffitas fiunt, <text:span text:style-name="Default_20_Paragraph_20_Font"><text:span text:style-name="T2">capiti</text:span></text:span>s <text:span text:style-name="Default_20_Paragraph_20_Font"><text:span text:style-name="T2">dol</text:span></text:span>o<text:span text:style-name="Default_20_Paragraph_20_Font"><text:span text:style-name="T2">rem hi</text:span></text:span>s <text:span text:style-name="Default_20_Paragraph_20_Font"><text:span text:style-name="T2">pariunt;</text:span></text:span> nonnulli ne<text:line-break/>thuris quidem odorem ferre possunt. Consentaneum vero<text:line-break/>est, quibusdam etiam ob sensus exuperantiam dolores exci-<text:line-break/>tari, quemadmodum in ore ventriculi non paucis ; sunt e<text:span text:style-name="Default_20_Paragraph_20_Font"><text:span text:style-name="T2">n</text:span></text:span>im<text:line-break/>nonnulli quibus id tam exacte sentit, ut <text:span text:style-name="Default_20_Paragraph_20_Font"><text:span text:style-name="T2">n</text:span></text:span>eque ac<text:span text:style-name="Default_20_Paragraph_20_Font"><text:span text:style-name="T2">r</text:span></text:span>e acetum,<text:line-break/>neque sinapi, neque aliud hujusmodi serat; alii vero contra<text:line-break/>ipsum pe<text:span text:style-name="Default_20_Paragraph_20_Font"><text:span text:style-name="T2">n</text:span></text:span>e insenfile habent ; quippe ridentur vel ructa<text:span text:style-name="Default_20_Paragraph_20_Font"><text:span text:style-name="T2">r</text:span></text:span>e,<text:line-break/>vel vomere quidam usque adeo vitiosis qualitatibus insecta,<text:line-break/>ut nos ne odorem quidem sustinere possimus , quum tamen<text:line-break/>ipsi inte<text:span text:style-name="Default_20_Paragraph_20_Font"><text:span text:style-name="T2">r</text:span></text:span>ea nullam alicuius momenti mordacitatem sentiant.<text:line-break/>Possunt igitur et lu cerebro esse ejusmodi differentiae homi-<text:line-break/>uibus, ut eosdem odores aliqui impune sustineant, perinde ac<text:line-break/>si omnino ab ipsis different; alii eos sine molestia fer<text:span text:style-name="Default_20_Paragraph_20_Font"><text:span text:style-name="T2">r</text:span></text:span>e non<text:line-break/>possint. Sed quod omnes hujusmodi affectiones ad caput<text:line-break/>pertineant, manifestum esu</text:p>
      <text:h text:style-name="P11" text:outline-level="2">Cap. XIV. </text:h>
      <text:p text:style-name="P14">Morbus sane tur<text:span text:style-name="Default_20_Paragraph_20_Font"><text:span text:style-name="T2">i</text:span></text:span> paralyseos tum per<text:line-break/>universum corpus convulsionis, cujus generis est quoque te-<text:line-break/>sanus, siensu, ut praedictae affectiones , cognosci non potest,<text:line-break/>sed ratione, quae doceat, est opus. Itaque quum totum cor-<text:line-break/>pus in nervorum functionibus laeditur, ipforum principium<text:line-break/>affectum esse constat ; id vero ex sida anatome dignosci pot-<text:line-break/>esu Quum igitur omnes pariter nervi tum <text:span text:style-name="Default_20_Paragraph_20_Font"><text:span text:style-name="T2">t</text:span></text:span>ensum tum.<text:line-break/>motum amiserint, apoplexia affectio appellatur; ubi vero<text:line-break/>alteri parti, aut dextrae, aut sinistrae, id accidit, paralyfis<text:line-break/>vocatur, ejus videlicet partis, in qua consistit, interdum dex-<text:line-break/>hae, interdum sinistrae; quemadmodum silo aliquo mem-<text:line-break/>brorum evenerit, illius partis resolutio est, nam et tota ma-<text:line-break/>nus et totum erus interdum resolvitur, atque siclus lu crure<text:line-break/>pes et quae fub genu sunt, ac de tota manu similiter. Sed<text:line-break/>ex anatome didicimus , omnes animantis partes sist, cervice<text:line-break/>positas , quae volu<text:span text:style-name="Default_20_Paragraph_20_Font"><text:span text:style-name="T2">n</text:span></text:span>tatis imperio moventur , nervos habere,<text:line-break/>qui eas moveant, procedentes ex spinali Vocata medulla;</text:p>
      <text:p text:style-name="P3">atque saepenumero audistis eam pa<text:span text:style-name="Default_20_Paragraph_20_Font"><text:span text:style-name="T2">r</text:span></text:span>tem interdum spinalem<text:line-break/>vocari medullam , addita scilicet medullae appellatione, in-<text:line-break/>turdum vero fine additione fimpliciter spinalem nuncupari.<text:line-break/>Vidistis etiam in corporis dissectionibus, nervos thoracem<text:line-break/>moventes ex ea spinalis medullae parte, quae lu cervice est,<text:line-break/>ortum duce<text:span text:style-name="Default_20_Paragraph_20_Font"><text:span text:style-name="T2">r</text:span></text:span>e; ipsa vero ex transver<text:span text:style-name="Default_20_Paragraph_20_Font"><text:span text:style-name="T2">t</text:span></text:span>o incisa,. si tota fuerit<text:line-break/>dissecta, omnes quae sub ipsa sunt corpo<text:span text:style-name="Default_20_Paragraph_20_Font"><text:span text:style-name="T2">r</text:span></text:span>is pa<text:span text:style-name="Default_20_Paragraph_20_Font"><text:span text:style-name="T2">r</text:span></text:span>tes fensu mo-<text:line-break/>tuque privari , utpote suscipiente spi<text:span text:style-name="Default_20_Paragraph_20_Font"><text:span text:style-name="T2">n</text:span></text:span>ali medulla a cerebro<text:line-break/>facultatem tum <text:span text:style-name="Default_20_Paragraph_20_Font"><text:span text:style-name="T2">s</text:span></text:span>entiendi tum movendi pro arbitrio. Prae-<text:line-break/>te<text:span text:style-name="Default_20_Paragraph_20_Font"><text:span text:style-name="T2">r</text:span></text:span>ea in anatome vidistis hoc quoque , ob transversas spina-<text:line-break/>lis medullae incisiones, ad mediam usque fecundum longior-<text:line-break/>dicem <text:span text:style-name="Default_20_Paragraph_20_Font"><text:span text:style-name="T2">r</text:span></text:span>egionem, non omnes inferiores corporis partes, sied<text:line-break/>eas duntaxat quae e regione sectionis erant, resolutas, dex-<text:line-break/>tras quidem dextra spinalis medullae parte dissecta, sinistras<text:line-break/>vero reliqua. Itaque manifestum est, circa primum fpi-.<text:line-break/>ualis medullae processum saeta aliqua- affectione , per quam<text:line-break/>cerebri facultas quo mluus ad ipsam perveniat, p<text:span text:style-name="Default_20_Paragraph_20_Font"><text:span text:style-name="T2">r</text:span></text:span>ohibeatur,</text:p>
      <text:p text:style-name="P3">omnia iuferiora membra , dempta facie , sensu motuque pri-<text:line-break/>vatum irii ubi vero dimidia ejus processus pars fuerit affecta,<text:line-break/>non omnes interiores partes re<text:span text:style-name="Default_20_Paragraph_20_Font"><text:span text:style-name="T2">s</text:span></text:span>olutum iri, ied vel sinistras<text:line-break/>duntaxat, vel dextras. Videntur autem hujusmodi paraly-<text:line-break/>feon aliquae faciem quoque infestare, tum que quod refolu-<text:line-break/>tum est, ad alteram faciei partem trahitu<text:span text:style-name="Default_20_Paragraph_20_Font"><text:span text:style-name="T2">r. </text:span></text:span>Quum igitur ex<text:line-break/>anatome didiceritis, nervos per faciei partes sparsus a cere-<text:line-break/>broipsc dimitti, si eurum aliqua simul cum toto corpore re-<text:line-break/>foluta sit, fcretis paralyseos affectionem in ipso cerebro con-<text:line-break/>sistere; ubi vero hae illaesae conserventur, in spinalis medul-<text:line-break/>lae initio. Accidit vero . no<text:span text:style-name="Default_20_Paragraph_20_Font"><text:span text:style-name="T2">n</text:span></text:span>nullis faciei partes solas assiri,<text:line-break/>quemadmodum et unam aliquam partem, ut linguam, oculum,<text:line-break/>genam , labrum ; etenim non omnibus ab uno loco principi-<text:line-break/>uni influit, sed ex diversis cerebri partibus nervos suscipi-<text:line-break/>unt, id enim aperte in dissectionibus conspicitur. Igitur<text:line-break/>apoplexia omnes simul animales actiones laedens, nobis ce-<text:line-break/>relicum ipsum affectum esse manifeste declarati- Dign<text:span text:style-name="Default_20_Paragraph_20_Font"><text:span text:style-name="T2">a</text:span></text:span>tio</text:p>
      <text:p text:style-name="P3">ver<text:span text:style-name="Default_20_Paragraph_20_Font"><text:span text:style-name="T2">o</text:span></text:span> fit magnitudinis affectus ex laesionis, quam respirationi<text:line-break/>infert , vehementia ; quum enim naturalem rhythmum plu-<text:line-break/>rituum egreditur, magnam ; quum veru paulum impedimenti<text:line-break/>est, parvam in cerebro laesionem esse coniicere oportet.<text:line-break/>omnium autem pessima respiratio putanda est, quae et in-<text:line-break/>termittitur et magna eum violentia trahitur. Et sane mori<text:line-break/>contingit apoplecticos ob <text:span text:style-name="Default_20_Paragraph_20_Font"><text:span text:style-name="T2">r</text:span></text:span>efpnationis jacturam; nam pa<text:span text:style-name="Default_20_Paragraph_20_Font"><text:span text:style-name="T2">r- .<text:line-break/></text:span></text:span>ilum corporis immobilitas ad vitae quidem functiones insiti-<text:line-break/>lem reddit h<text:span text:style-name="Default_20_Paragraph_20_Font"><text:span text:style-name="T2">o</text:span></text:span>minem, non tamen acutam infert m<text:span text:style-name="Default_20_Paragraph_20_Font"><text:span text:style-name="T2">o</text:span></text:span>rtem. Ita- -<text:line-break/>que nonnunquam vidimus quendam, qui reliquis partibus<text:line-break/><text:span text:style-name="Default_20_Paragraph_20_Font"><text:span text:style-name="T2">o</text:span></text:span>mnibus resolutis, nullam quae ad faciei partes pertineret,<text:line-break/>acti<text:span text:style-name="Default_20_Paragraph_20_Font"><text:span text:style-name="T2">o</text:span></text:span>nem amisit, servata nimirum ipsi etiam respiratione; .<text:line-break/>qu<text:span text:style-name="Default_20_Paragraph_20_Font"><text:span text:style-name="T2">o</text:span></text:span>m<text:span text:style-name="Default_20_Paragraph_20_Font"><text:span text:style-name="T2">o</text:span></text:span>doenim vivere diutius p<text:span text:style-name="Default_20_Paragraph_20_Font"><text:span text:style-name="T2">o</text:span></text:span>tuisset, ipsis deperdita? Huic<text:line-break/>primario affici putavimus illam spinalis medullae partem,<text:line-break/>quae paulo inferior est processu nervorum ad septum trans-<text:line-break/>versum tendentimn ; urinam autem et alvi recrementa ip- -<text:line-break/>sum praeter voluntatis imperium emisisse manifestum esu</text:p>
      <text:p text:style-name="P3">Quinetiam vidimus alium, cui ex casu omnes inseri<text:span text:style-name="Default_20_Paragraph_20_Font"><text:span text:style-name="T2">o</text:span></text:span>res per-<text:line-break/>tes, demptis manibus, erant resolutae. Quemadmodum au-<text:line-break/>tem paralysis, quando in toto fit corpore, faciei partibus il-<text:line-break/>laesis , indicat affectum in spinalis medullae initio este , ea-<text:line-break/>dem ratione, si toti corpori convulsio acciderit, eundem fpi-<text:line-break/>nalis medullae locum affectum esse declarabit, servatis faciei<text:line-break/>partibus illaesis; si vero hae quoque afficiantur, in cerebro af-<text:line-break/>fectunr esse ostendent. Ubi vero pars aliqua convulsa est,<text:line-break/>nervum ejus motorem, aut musculum, affici necesse esu<text:line-break/>Igitur si quis ex anatome nervorum ad singulas partes veui-<text:line-break/>entiunr principia didicerit, melius cujusque partis sensum et<text:line-break/>motum deperditum curabit. Verum haec indefinita relicta<text:line-break/>ab Herophilo et Eudemo, qui primi post Hippocratem ner-<text:line-break/>vorum anat<text:span text:style-name="Default_20_Paragraph_20_Font"><text:span text:style-name="T2">o</text:span></text:span>men accurate scripserunt, non mediocrem me-<text:line-break/>dicis dubitandi occasionem praebuerunt, quo pacto quaedam<text:line-break/>paralyses solum sensum, quaedam voluntarium motum, quae-<text:line-break/>dam ambo evertant. Itaque paralysis potissimum dicitur</text:p>
      <text:p text:style-name="P3"><text:span text:style-name="Default_20_Paragraph_20_Font"><text:span text:style-name="T15">o</text:span></text:span><text:span text:style-name="T15">b m</text:span><text:span text:style-name="Default_20_Paragraph_20_Font"><text:span text:style-name="T15">o</text:span></text:span><text:span text:style-name="T15">tus deperditionem; quum ubi partium aliquarum seu-<text:line-break/>sus periit, eam partem </text:span><text:span text:style-name="Default_20_Paragraph_20_Font"><text:span text:style-name="T15">t</text:span></text:span><text:span text:style-name="T15">en</text:span><text:span text:style-name="Default_20_Paragraph_20_Font"><text:span text:style-name="T15">t</text:span></text:span><text:span text:style-name="T15">us expertem esse, resolutam vero<text:line-break/>n</text:span><text:span text:style-name="Default_20_Paragraph_20_Font"><text:span text:style-name="T15">o</text:span></text:span><text:span text:style-name="T15">n perinde dicere consueverint; quanquam nonnulli jam<text:line-break/>affectionem paralysin sensus vocitant. V</text:span><text:span text:style-name="Default_20_Paragraph_20_Font"><text:span text:style-name="T15">o</text:span></text:span><text:span text:style-name="T15">s vero, ut semper<text:line-break/>hortamur, cuique nominibus pro arbitrio uti permittite;<text:line-break/>hoc autem fit vobis prop</text:span><text:span text:style-name="Default_20_Paragraph_20_Font"><text:span text:style-name="T15">o</text:span></text:span><text:span text:style-name="T15">ntum, affectam sedem, simul-</text:span><text:line-break/>que scilicet affectionem ejus invenire; .nisi enim haec<text:line-break/>accurate cognoveritis , nequaquam eas partes , quibus veI<text:line-break/>sensus vel motus laesus est, recte curabitis. Sane Pausunias<text:line-break/>Syrus sophista, quum Romam aliquando venisset, duorum<text:line-break/>minorum sinistrae manus digitorum atque metui partis di-<text:line-break/>miniae, sensum primo quidem difficilem habebat, postea; ma-.<text:line-break/>le curantibus medicis, nullum. Quum autem ego illo risu,<text:line-break/>de omnibus, quae praecessissent, quaererem, atque inter cae-<text:line-break/>tura audiissem ipsum, quum per viam duceretur , vehiculo<text:line-break/>excidisse atque in dorsi initi<text:span text:style-name="Default_20_Paragraph_20_Font"><text:span text:style-name="T2">o</text:span></text:span> laesum esse , m<text:span text:style-name="Default_20_Paragraph_20_Font"><text:span text:style-name="T2">o</text:span></text:span>x partem lae-<text:line-break/>sam brevi quidem curatam, fed auctum sensim in digitis sed-<text:line-break/>sus vitium; remedia, quae illi digitis admoverant, lae<text:span text:style-name="Default_20_Paragraph_20_Font"><text:span text:style-name="T2">t</text:span></text:span>ae parili</text:p>
      <text:p text:style-name="P3">adhibere jussi, atque sic ille celeriter convaluit. At omnino<text:line-break/>ne neruia quidem per universae mantis cutem dispersis , a<text:line-break/>quibus sensum ipsa sortitur, proprias quasdam esse radices;<text:line-break/>musculos autem moventibus alias, medici norunt. Verum<text:line-break/>satius, quam proposueramus, exspatiatam orationem scrtasse<text:line-break/>jam finire decet. Nostra namque intentio erat, hoc libro<text:line-break/>omnes capitis, maxime vero cerebri, assectus invenire; at<text:line-break/>quia hoc nervorum est principium, per consequentiam ad<text:line-break/>nervorum usque assectus sermo pervenit. Quamobrem huic<text:line-break/>etiam sermoni fine hic imposito , de partium capitis affecti-<text:line-break/>bus deluceps speculemur, hoc tantum addito, quod et</text:p>
      <text:h text:style-name="Heading_20_2" text:outline-level="2">Cap. XU</text:h>
      <text:p text:style-name="P14"><text:s/>odoratus laesio affectus est, non eorum<text:line-break/>qui in naribus su<text:span text:style-name="Default_20_Paragraph_20_Font"><text:span text:style-name="T2">n</text:span></text:span>t, meatuum, sed vel anteriorum cerebri<text:line-break/>ventriculorum in intemperiem adductorum, vel eorum mea-<text:line-break/>tuum, qui in. ossibus suus ethmoidibus, obstructurum ; siqui-</text:p>
      <text:p text:style-name="P3">dem odoratorum sensus in prioribus cerebri ventriculis per-<text:line-break/>ficitur, elatis ad ipsos per ethmoidis foramina vaporibus,<text:line-break/>quemadmodum in libro de sen<text:span text:style-name="Default_20_Paragraph_20_Font"><text:span text:style-name="T2">s</text:span></text:span>orio olfactus declaratum est.</text:p>
      <text:h text:style-name="P9" text:outline-level="1"><text:bookmark-start text:name="bookmark7"/><text:span text:style-name="Default_20_Paragraph_20_Font">GALENI DE LOCIS AFFECTIS<text:line-break/>LIBER IV</text:span><text:bookmark-end text:name="bookmark7"/></text:h>
      <text:h text:style-name="Heading_20_2" text:outline-level="2">Cap. I. </text:h>
      <text:p text:style-name="P14">Universalem quidem methodum , qua ad<text:line-break/>locorum affecto<text:span text:style-name="Default_20_Paragraph_20_Font"><text:span text:style-name="T2">r</text:span></text:span>um dignotionem utimu<text:span text:style-name="Default_20_Paragraph_20_Font"><text:span text:style-name="T2">r</text:span></text:span>, primis duobus li-<text:line-break/>luis, cum multis definitarum pa<text:span text:style-name="Default_20_Paragraph_20_Font"><text:span text:style-name="T2">r</text:span></text:span>tium exemplis, fatis p er-<text:line-break/>scrutati fumus. Quoniam vero , ut diximus atque jam in<text:line-break/>assis libris saepe demonstravimus , circa res particula<text:span text:style-name="Default_20_Paragraph_20_Font"><text:span text:style-name="T2">r</text:span></text:span>es ex-<text:line-break/>ercitari oportet, si quis in artis operibus singula, quae uni-<text:line-break/>versati via didicit, tuto simul et celeriter exercere voluerit,<text:line-break/>operae pretium facturus mihi rideor, si rationales quasdam</text:p>
      <text:p text:style-name="P3">dignotiones omnium corporis partium, quae sen<text:span text:style-name="Default_20_Paragraph_20_Font"><text:span text:style-name="T2">t</text:span></text:span>um fugiunt,<text:line-break/>quum quomodolibet afficiuntur , perscripsero, sumpto a ca-<text:line-break/>pile. initio. lgitur de memoria et cognitione lae<text:span text:style-name="Default_20_Paragraph_20_Font"><text:span text:style-name="T2">t</text:span></text:span>a atque<text:line-break/>reliquis animae sunctionibus, quas principes nominare con-<text:line-break/>fuerimus , in hujus commentationis libro tertio luimus , fi-<text:line-break/>mus in non paucis affectuum generibus methodica exe<text:span text:style-name="Default_20_Paragraph_20_Font"><text:span text:style-name="T2">r</text:span></text:span>cita-<text:line-break/>tione inducta. Nam actum est in illo de delirio , tum phre-<text:line-break/>nitidis proprio tum eo quod citra febrem accidit, quam ma-<text:line-break/>riam nominant; similiter de lethargo, supore, morbo comi-<text:line-break/>tiali, melancholia, vertigine, quemadmodum et cephalaea,<text:line-break/>hemicrania, apoplexia et limitibus.</text:p>
      <text:h text:style-name="Heading_20_2" text:outline-level="2">Cap. 11.</text:h>
      <text:p text:style-name="P14"><text:s/>At in praesenti libro , qui totius .com men-<text:line-break/>terit quartus est, de faciei partibus intrinsecus affectis fer-<text:line-break/>monem faciamus, durio ab ocusis exordio. Horum enim<text:line-break/>interdum alterius, interdum utriusque^ <text:span text:style-name="Default_20_Paragraph_20_Font"><text:span text:style-name="T2">t</text:span></text:span>ensus, vel motus,<text:line-break/>vel uterque resolvitur ; nonnunquam etiam et in uno selo</text:p>
      <text:p text:style-name="P3">aliquando quidem sola palpebra affecta est, aliquando vero<text:line-break/>etiam ejus partis , quam proprie oculum vocamus, vel sen-<text:line-break/>sus, vel motus laeditur. Quum igitur nullo in oculo malo<text:line-break/>apparente, viscriunr sensum deperdi contigerit, descenden<text:span text:style-name="Default_20_Paragraph_20_Font"><text:span text:style-name="T2">s<text:line-break/></text:span></text:span>a cerebro in ipsum ne<text:span text:style-name="Default_20_Paragraph_20_Font"><text:span text:style-name="T2">r</text:span></text:span>vus causam in se continet, vel inflant-<text:line-break/>matione, vel scirrho laborans , vel alio quovis modo ex hu-<text:line-break/>morum deflexione laesum, aut aliter quomodolibet foramine<text:line-break/>ipsius obturato. Atque haec quidem ipsi ut organicae par-<text:line-break/>ti accidere necesse est; quae vero ut similari, per octo in-<text:line-break/>temperiei differentias ; extra hoc autem, quum vel nihil om-<text:line-break/>nino, vel exiguum admodum dilucidi spiritus a principio,<text:line-break/>quod in cerebro c<text:span text:style-name="Default_20_Paragraph_20_Font"><text:span text:style-name="T2">o</text:span></text:span>nsistit, immittitur. Si vero utervis ocu-<text:line-break/>Iorum motum duntaxat amiserit, secundae coniugationis ner-<text:line-break/>vum, qui a cerebro oritur, affectum esse necesse est aliquo<text:line-break/>eorum affectuum , quos alteri nervo , qui a prima coniuga-<text:line-break/>tione nascitur, nuper accidere diximus. Quoniam vero,<text:line-break/>ut ex anatome didicimus , sex sunt musculi oculum ipsum</text:p>
      <text:p text:style-name="P3">moventes, alii vero descendentis in ipsum meatus (v<text:span text:style-name="Default_20_Paragraph_20_Font"><text:span text:style-name="T2">o</text:span></text:span>cant<text:line-break/>enim isa dissectores primae coniugationis nervum , qu<text:span text:style-name="Default_20_Paragraph_20_Font"><text:span text:style-name="T2">o</text:span></text:span>d ipsi<text:line-break/>soli manifestum fit foramen] radicem amplectuntur, accidit<text:line-break/>saepe, quamvis ipse haudquaquam afficiatur, ut musculorum<text:line-break/>aliquis aut in propria substantia, aut in nervo ad ipsum de-<text:line-break/>frendente , aliquo nuper dicturum affectuum laesus sit, si-<text:line-break/>quidem singulis horum musculorum pars quaedam nervi a<text:line-break/>secunda coniugatione orti transmittitur, quemadmodum et<text:line-break/>iis quoque musculis, qui meatum ipsum comprehendunt, sive<text:line-break/>ii duo, sive tres, sive .unus duntaxat dicendus sit; id enim in<text:line-break/>praesentia non refert, modo noverimus horum musculorum<text:line-break/>munus esse, ut sursum trahant oculum et firment, ne messis<text:line-break/>ille nervus, quem et opticunr, et meatum nominant, ullo<text:line-break/>pacto in itinere pervertatur. Quum itaque fex sint oculum<text:line-break/>moventes musculi, si is quidem, qui ipsum sursum attrahit,<text:line-break/>esuriatur , tum totus oculus delapsus ridebitur ; si ver<text:span text:style-name="Default_20_Paragraph_20_Font"><text:span text:style-name="T2">o</text:span></text:span> qui<text:line-break/>ipsum de<text:span text:style-name="Default_20_Paragraph_20_Font"><text:span text:style-name="T2">o</text:span></text:span>rsum attralnt affectus est, sursum attractus-; . si mi-</text:p>
      <text:p text:style-name="P3">noris anguli musculus, ad majc.rem; si vero majoris, ad al-<text:line-break/>terum oculus deflectitur; at fi volventium musculorum quis-<text:line-break/>piam resolvatur , obliqua erit totius ocusi perversio. Caele-<text:line-break/>rum quum alii, ut diri, praeterea sint musculi mollem ner-<text:line-break/>vum circumdantes , scire licet ipsorum paralysin totum ocu-<text:line-break/>lum prociduum efficere. Ac plerique sane horum , se<text:span text:style-name="Default_20_Paragraph_20_Font"><text:span text:style-name="T2">n</text:span></text:span><text:span text:style-name="Default_20_Paragraph_20_Font"><text:span text:style-name="T6">sim<text:line-break/></text:span></text:span>quidem intento molli nervo , sed nequaquam affecto , citra<text:line-break/>laesionem cernunt; nam fi quo modo afficiatur, risum effi-<text:line-break/>cit deteriorem; ubi vero adhuc magis ipsius affectus ingraves-<text:line-break/>-cit, constat eos nihil omnino risuros. Porro in oculorum<text:line-break/>perversionibus, quae fit ad alterutrum angulum conversio,<text:line-break/>opticam actionem secundum naturam tuetur; quae vero sur-<text:line-break/>sum, aut deorsum, ut etiam obliqua, esurit quaecunque con-<text:line-break/>spiciuntur , duplicia rideri. Quoniam vero musculi super-<text:line-break/>nam palpebram moventes, nam insertor immobilis est, per-<text:line-break/>quam parvi sunt, adeo ut in maj oribus quoque animalibus<text:line-break/>vix manifeste prospiciantur , nihil mirum , si nervorum in<text:line-break/>ipsus insertio difficulter^ rideatur. Nihilominus, quemad-</text:p>
      <text:p text:style-name="P3">modum in musculis praedictis , ita et in his quoque necesse<text:line-break/>est, ut saepenumero musculi ipfi pecusiarem aliquem affectum<text:line-break/>subeant eorum quos ad musculos pertinere norimus ; inter-<text:line-break/>dum vero nervorum ipfis inser<text:span text:style-name="Default_20_Paragraph_20_Font"><text:span text:style-name="T2">t</text:span></text:span>orum aliquis afficiatur. Igi-<text:line-break/>tur musculus ipsam sursum attrahens resolutus , laxam effi-<text:line-break/>ciet palpebram, adeo ut oculum aperire non possit; detra-<text:line-break/>hentes vero, gemini enim ipsi. sunt, oculum claudere non<text:line-break/>poterunt; quo<text:span text:style-name="Default_20_Paragraph_20_Font"><text:span text:style-name="T2">r</text:span></text:span>um si alter duntaxat afficiatur, ad oppositum<text:line-break/>musculum palpebra delectetur, ut fracta rideatur in fine<text:line-break/>circa mediam utriusque lineam, atque ea pars, quae juxta<text:line-break/>musculum affectum est, detrahi. Ili sunt partium <text:span text:style-name="Default_20_Paragraph_20_Font"><text:span text:style-name="T2">o</text:span></text:span>culi pe-<text:line-break/>cusiares assectus, qui latentibus l<text:span text:style-name="Default_20_Paragraph_20_Font"><text:span text:style-name="T2">o</text:span></text:span>cis i ufident; alii ex aliis<text:line-break/>partibus ei per consensum adveniunt. Igitur suffus<text:span text:style-name="Default_20_Paragraph_20_Font"><text:span text:style-name="T2">o</text:span></text:span>rum vi-<text:line-break/>fis similia videntur, oculis non pr<text:span text:style-name="Default_20_Paragraph_20_Font"><text:span text:style-name="T2">o</text:span></text:span>pria.affectione laboranti-<text:line-break/>bus, sed oris ventricusi, aut ce<text:span text:style-name="Default_20_Paragraph_20_Font"><text:span text:style-name="T2">r</text:span></text:span>ebri c<text:span text:style-name="Default_20_Paragraph_20_Font"><text:span text:style-name="T2">o</text:span></text:span>nsensu. Verum haec<text:line-break/>ipsa ab iis, quae a ventre oriuntur, distinguenda sunt, pri-</text:p>
      <text:p text:style-name="P3">mum quidem ex eo, quod veI alter duntaxat oculus, vel<text:line-break/>uterque similiter visis occupetur ; siquidem in universum visa<text:line-break/>ob humorum in ventriculo contentorum vitium oborta utri-<text:line-break/>que oculo similiter accidunt ; quae vero per suffusiones , ne-<text:line-break/>que incipiunt simul in utroque, neque similiter appare<text:span text:style-name="Default_20_Paragraph_20_Font"><text:span text:style-name="T2">nti<text:line-break/></text:span></text:span>Delude tempore quoque <text:span text:style-name="Default_20_Paragraph_20_Font"><text:span text:style-name="T2">d</text:span></text:span>i<text:span text:style-name="Default_20_Paragraph_20_Font"><text:span text:style-name="T2">stinguuntur. </text:span></text:span>Si enim tribus<text:line-break/>quatuor ve, aut etiam pluribus jam meusibus suffusionis ap-<text:line-break/>paruerint symptomata, contemplantique tibi pupillas nihil<text:line-break/>tenebrosum rideatur, ab o<text:span text:style-name="Default_20_Paragraph_20_Font"><text:span text:style-name="T2">r</text:span></text:span>e ventriculi affectum procedere<text:line-break/>invenies; si vero non ita multum tempus intercessit, quae<text:span text:style-name="Default_20_Paragraph_20_Font"><text:span text:style-name="T2">r</text:span></text:span>es<text:line-break/>inprimis, utrum ex quo incepit assectus, singulis diebus per-<text:line-break/>petuo hujuscemodi apparitio perseveraverit, nullo interve-<text:line-break/>triente die, qui omni laesione caruerit ; an diebus quibusdam<text:line-break/>intermediis laborans accurate visus sit sibi convaluisse : nam<text:line-break/>assiduitas suffusionem inchoat, intermissio vero mali a ven--<text:line-break/>tumulo suspicionem excitat , idque magis , si perfecte quis<text:line-break/>concoquens, nullum sibi visum apparere fateatur ; multoque<text:line-break/>magis, si quum apparuerint risu, aliquem in ore ventriculi^</text:p>
      <text:p text:style-name="P3">morsum senserit; adhuc vero magis , si posthaec, vomendo.<text:line-break/>ejecta re mordente, cessaverint symptomata. Haec quidem<text:line-break/>primo statim die, quo rideris hominem, interrogando discere<text:line-break/>poteris, quando , ut jam diximus , exquisite secu<text:span text:style-name="Default_20_Paragraph_20_Font"><text:span text:style-name="T2">n</text:span></text:span>dum natu-<text:line-break/>ratu <text:span text:style-name="Default_20_Paragraph_20_Font"><text:span text:style-name="T2">t</text:span></text:span>e habuerint oculi. Ubi vero altera pupilla tenebr<text:span text:style-name="Default_20_Paragraph_20_Font"><text:span text:style-name="T2">a</text:span></text:span>ti-<text:line-break/>or, aut turbidior, aut , ut breviter dicam , non exacte pura<text:line-break/>videtur, suffusionis initium esu Si vero quidam- suapte na-<text:line-break/>tura pupillas non admodum puras habuerint, considerandum .<text:line-break/>est, num ambae fictiles surt, ad haec, an non satis multum<text:line-break/>temporis a suffusionis symptomatis praeterierit; quod fi ita<text:line-break/>est, impera, ut minus cibi quam pro consuetudine ingerat,<text:line-break/>eumque nihil mali succi habentem. Postero die, ubi probe<text:line-break/>concoxerit, qualia apparuerint nisa interroga; fi enim vel-<text:line-break/>omnino nulla, vel debiliora videantur; stomacbicutn sumpto-<text:line-break/>ma fuit; at si similia ipsa permanserat, non per consensum,<text:line-break/>fed ex proprio affectu sciendum est haec oculos insestare, id-</text:p>
      <text:p text:style-name="P3">que magis, fi sumpto ex aloe medicamento, suniliter se ha-<text:line-break/>beat; voco autem medicamentum ex al<text:span text:style-name="Default_20_Paragraph_20_Font"><text:span text:style-name="T2">o</text:span></text:span>e, quod alii Inieram<text:line-break/>picram, alii simpliciter picram appellant. Si enim sympto-<text:line-break/>ma st<text:span text:style-name="Default_20_Paragraph_20_Font"><text:span text:style-name="T2">o</text:span></text:span>machi fuerit, hujusm<text:span text:style-name="Default_20_Paragraph_20_Font"><text:span text:style-name="T2">o</text:span></text:span>di medicamento potui dat<text:span text:style-name="Default_20_Paragraph_20_Font"><text:span text:style-name="T2">o</text:span></text:span> fa-<text:line-break/>cillime curabitur, accedente fimul bona concoctione ; ut in<text:line-break/>idem conveniant et affectae sedis dign<text:span text:style-name="Default_20_Paragraph_20_Font"><text:span text:style-name="T2">o</text:span></text:span>tio et ipfius curatio.<text:line-break/>Ego vero qu<text:span text:style-name="Default_20_Paragraph_20_Font"><text:span text:style-name="T2">o</text:span></text:span>sdam sic affectos, ut scitis, non visos, quum<text:line-break/>in alienis essent terris, per literas curari. Nam quum non -<text:line-break/>nulli ex Iberi<text:span text:style-name="Default_20_Paragraph_20_Font"><text:span text:style-name="T2">s</text:span></text:span>, Celtica, Afia, Thracia atque aliis regionibus<text:line-break/>per epistolas a me petiissent, ut fi ad suffusionis initia, null<text:span text:style-name="Default_20_Paragraph_20_Font"><text:span text:style-name="T2">o<text:line-break/></text:span></text:span>adhuc vitio in pupilla apparente, probatum aliqu<text:span text:style-name="Default_20_Paragraph_20_Font"><text:span text:style-name="T2">o</text:span></text:span>d haberem<text:line-break/>medicamentum , id eis transmitterem , v<text:span text:style-name="Default_20_Paragraph_20_Font"><text:span text:style-name="T2">o</text:span></text:span>lui prius certiorem<text:line-break/>me redderent , num ex multo tempore ile fuissent affecti ;<text:line-break/>praeterea de estis quoque, .quorum paulo ante mentionem<text:line-break/>fecimus; qui quum per epistolas responderent, fex menses,<text:line-break/>aut annum jam elapsum esse; utrumque oculum similiter,<text:line-break/>quum probe concoxissent, melius sele habere; per crudi-</text:p>
      <text:p text:style-name="P3">lates atque stomachi m<text:span text:style-name="Default_20_Paragraph_20_Font"><text:span text:style-name="T2">o</text:span></text:span>rdicati<text:span text:style-name="Default_20_Paragraph_20_Font"><text:span text:style-name="T2">o</text:span></text:span>nes gravius scitari; educta<text:line-break/>ver<text:span text:style-name="Default_20_Paragraph_20_Font"><text:span text:style-name="T2">o</text:span></text:span> per v<text:span text:style-name="Default_20_Paragraph_20_Font"><text:span text:style-name="T2">o</text:span></text:span>mitum bile, quiescere; nulla facta de pupilla<text:line-break/>quaesti<text:span text:style-name="Default_20_Paragraph_20_Font"><text:span text:style-name="T2">o</text:span></text:span>ne, fatis efficaciter me cogn<text:span text:style-name="Default_20_Paragraph_20_Font"><text:span text:style-name="T2">o</text:span></text:span>scere putavi n<text:span text:style-name="Default_20_Paragraph_20_Font"><text:span text:style-name="T2">o</text:span></text:span>n pr<text:span text:style-name="Default_20_Paragraph_20_Font"><text:span text:style-name="T2">o-<text:line-break/></text:span></text:span>prio affectu, .sed per ventriculi consensum oculos infestari;<text:line-break/>et missa ipsis picra, ipsus quidem in primis atque praecipue,<text:line-break/>per e<text:span text:style-name="Default_20_Paragraph_20_Font"><text:span text:style-name="T2">o</text:span></text:span>s autem alios quoque multos ipforum c<text:span text:style-name="Default_20_Paragraph_20_Font"><text:span text:style-name="T2">o</text:span></text:span>nterrane<text:span text:style-name="Default_20_Paragraph_20_Font"><text:span text:style-name="T2">o</text:span></text:span>s<text:line-break/>sanavi. Quum enim omnes, quibus misi, docti essent, asse-<text:line-break/>ctorumque loc<text:span text:style-name="Default_20_Paragraph_20_Font"><text:span text:style-name="T2">o</text:span></text:span>rum notas ex literis meis didicissent, eos de-<text:line-break/>inde et facile ipsi c<text:span text:style-name="Default_20_Paragraph_20_Font"><text:span text:style-name="T2">o</text:span></text:span>gn<text:span text:style-name="Default_20_Paragraph_20_Font"><text:span text:style-name="T2">o</text:span></text:span>verunt et amar<text:span text:style-name="Default_20_Paragraph_20_Font"><text:span text:style-name="T2">o</text:span></text:span> medicament<text:span text:style-name="Default_20_Paragraph_20_Font"><text:span text:style-name="T2">o</text:span></text:span> cu-<text:line-break/>raverunt. At similia quoque suffusioni symptomata in qui-<text:line-break/>bussiam phrenitidis sive speciebus sive differentiis volueris<text:line-break/>nominare, affecto cerebro, saepenumero evenire solent ; nam<text:line-break/>simplices quidem duae sunt , ac ex his te<text:span text:style-name="Default_20_Paragraph_20_Font"><text:span text:style-name="T2">r</text:span></text:span>tia composita.<text:line-break/>Quippe phreniticr quidam in rebus sub aspectum cadentibus<text:line-break/>dign<text:span text:style-name="Default_20_Paragraph_20_Font"><text:span text:style-name="T2">o</text:span></text:span>scendis nihil errantes, a naturali intellectus judici<text:span text:style-name="Default_20_Paragraph_20_Font"><text:span text:style-name="T2">o</text:span></text:span> ab-<text:line-break/>errant; alii contra cogitatione quidem falluntur minime,<text:line-break/>sensibus tamen difformiter moventur ; sunt praeterea qui et</text:p>
      <text:p text:style-name="P3">sensus simul et cogitationis ultio laborant. Utriusque laesi-.<text:line-break/>onis modus talis esu Romae quidam domi cum lanifico pu-<text:line-break/>ero relictus, surgens e cubili venit ad fenestram, per quam<text:line-break/>et ipse rideri et praetereuntes videre poterat. Deinde vi-.<text:line-break/>tremunt valorum unumquodque istis ostendens, interroga-<text:line-break/>bat imperarentne , ut id projiceret; issi vero cum ridentes<text:line-break/>plaudentesque ut. projiceret regerent, ipse deinceps omnia<text:line-break/>manibus arripiens ejecit, at issi magnis acclamationibus rife-<text:line-break/>runt. Postea juberentue lanificum quoque projici, quum<text:line-break/>eos interrogasset, atque id illi jussissent, ipse quidem dejecit;<text:line-break/>issi vero.. ab alto cadentem ridentes, suppresso risu, accur<text:span text:style-name="Default_20_Paragraph_20_Font"><text:span text:style-name="T2">r</text:span></text:span>e-<text:line-break/>runt et confractum sustulerunt. At contrariam affectionem<text:line-break/>uomsclum lu estis, verum in me ipso , quum adolescens ad-<text:line-break/>huc essem, expertus sum. Quum enim per aestalem ardente<text:line-break/>febre laborarem , festucas quidem at<text:span text:style-name="Default_20_Paragraph_20_Font"><text:span text:style-name="T2">r</text:span></text:span>o colore ex cubui emi-<text:line-break/>nere, et floccos similiter in vestibus putabam, quos auferre<text:line-break/>tentans, uilulque fub digitis eductum inveniens, accuratius</text:p>
      <text:p text:style-name="P3">vehementiusque id efficere conabar: Audiens autem duos<text:line-break/>ex amicis, qui .tum aderant, inter se dicentes : jam et floccos<text:line-break/>hic evellit et festucas colligit; statim intellexi id ipsum quod<text:line-break/>dicebant, me fecisse. Quum vero sic animo c<text:span text:style-name="Default_20_Paragraph_20_Font"><text:span text:style-name="T2">o</text:span></text:span>nstarem, ut<text:line-break/>rationalis in me facultas non vacillaret, recte, inquam, dici-<text:line-break/>tis, proinde ne phreuitis me arripiat, auxilio estote. lili<text:line-break/>autem quum idoneis rigationibus caput f<text:span text:style-name="Default_20_Paragraph_20_Font"><text:span text:style-name="T2">o</text:span></text:span>verent, tota die<text:line-break/>fequentique nocte gravibus insomniis turhatusfunr, ut ad<text:line-break/>ea et clamarem et exllirem , verum postero esse mitigata suut-<text:line-break/>ornuia symptomata. Igitur constat, quod ab una eademqne<text:line-break/>causa secundum speciem symptomatum ortus, non autem ab<text:line-break/>eadem sede primario affecta emergit iis; qui ex cerebro et<text:line-break/>per ventricusi consensum , ut dictum est , laboranti Quum<text:line-break/>enim in cerebro aliquis biliosus humor c<text:span text:style-name="Default_20_Paragraph_20_Font"><text:span text:style-name="T2">o</text:span></text:span>llectus fuerit una<text:line-break/>cum febre perfurente , is afficitur peraeque ac ea quae ad<text:line-break/>ignem torrentur , oriturque tum sumus quidam, veluti in<text:line-break/>lucernis lab <text:span text:style-name="Default_20_Paragraph_20_Font"><text:span text:style-name="T2">o</text:span></text:span>le<text:span text:style-name="Default_20_Paragraph_20_Font"><text:span text:style-name="T2">o</text:span></text:span>; qui fumus per vnsa ad oculum tendentia</text:p>
      <text:p text:style-name="P3">delapsus, visurum ipsis causa sit. In dissectionibus enim vi-<text:line-break/>distis arterias et venas ab iis vasis , ex quibus cho<text:span text:style-name="Default_20_Paragraph_20_Font"><text:span text:style-name="T2">r</text:span></text:span>oides<text:line-break/>membrana contexta. est, fimus cum ne<text:span text:style-name="Default_20_Paragraph_20_Font"><text:span text:style-name="T2">r</text:span></text:span>vis ad oculum descen-<text:line-break/>dere. Verum huic sermoni, satis- jam definito, finem im-<text:line-break/>ponamus ; de reliquis deinceps oculo<text:span text:style-name="Default_20_Paragraph_20_Font"><text:span text:style-name="T2">r</text:span></text:span>um pa<text:span text:style-name="Default_20_Paragraph_20_Font"><text:span text:style-name="T2">r</text:span></text:span>tibus in univer-<text:line-break/>sum dicamus , nostri instituti non esse nunc earum pa<text:span text:style-name="Default_20_Paragraph_20_Font"><text:span text:style-name="T2">r</text:span></text:span>tium,<text:line-break/>quae mauiseste sensu percipiuntur, si a natu<text:span text:style-name="Default_20_Paragraph_20_Font"><text:span text:style-name="T2">r</text:span></text:span>ali constitutione<text:line-break/>aberraveri<text:span text:style-name="Default_20_Paragraph_20_Font"><text:span text:style-name="T2">n</text:span></text:span>t, notas perscribere, sed illarum, quae quum af<text:span text:style-name="Default_20_Paragraph_20_Font"><text:span text:style-name="T2">i<text:line-break/></text:span></text:span>sectae suerint, sensum latent. Nam quum pupillae pa<text:span text:style-name="Default_20_Paragraph_20_Font"><text:span text:style-name="T2">r</text:span></text:span>s<text:line-break/>aliqua manifeste videtur aut fracta, aut distorta, aut p<text:span text:style-name="Default_20_Paragraph_20_Font"><text:span text:style-name="T2">r</text:span></text:span>aeter<text:line-break/>naturam vel aucta vel imminuta , affecta pars nulla ad sui<text:line-break/>dignotionem eget sapientia, at vero quae sit dispositio hu- .<text:line-break/>jusmodi faciens affectum, scire, artis melicae munus est, - ac<text:line-break/>de iis in libro de causis .symptomatum scriptum est; proinde<text:line-break/>nihil hic jam mihi dicendum est de affectis in oculo partibus,<text:line-break/>quas fensus. consequi potest, ut neque de ipsarum affectibus;<text:line-break/>nam affectuum quidem nomina uno parvo libro, cui titulus</text:p>
      <text:p text:style-name="P3">est, de dign<text:span text:style-name="Default_20_Paragraph_20_Font"><text:span text:style-name="T2">o</text:span></text:span>scendis oculorum affectibus, perscripta sunt;<text:line-break/>causae autem, ut diximus, libro de symptomatum causis<text:line-break/>enarratae sunt.</text:p>
      <text:h text:style-name="Heading_20_2" text:outline-level="2">Cap. HI. </text:h>
      <text:p text:style-name="P14">Tempus igitur est, ut ad linguam oratioue-<text:line-break/>trauseamus. Videmus interdum ipsius nrotmn, interdum<text:line-break/>gustandi sensum laedi, atque nonnunquam cum e<text:span text:style-name="Default_20_Paragraph_20_Font"><text:span text:style-name="T2">o</text:span></text:span> tactum<text:line-break/>quoque. Non autem aliis gustus, - aliis tactus nervis uti—<text:line-break/>tit<text:span text:style-name="Default_20_Paragraph_20_Font"><text:span text:style-name="T2">r</text:span></text:span>, ut in motu; nervi enim a tertia coniugatione orti non<text:line-break/>solum quae sub tactum cadunt, verum etiam quae sub gu-<text:line-break/>stum, ea discernunt. Verum crebrius laeditur gustandi<text:line-break/>quam tangendi sensus, quamvis iisdem nervis uterque uta-<text:line-break/>tur, qu<text:span text:style-name="Default_20_Paragraph_20_Font"><text:span text:style-name="T2">o</text:span></text:span>d exactio<text:span text:style-name="Default_20_Paragraph_20_Font"><text:span text:style-name="T2">r</text:span></text:span>e judicio illi opus fit Tangendi enim<text:line-break/>sensorium est crassissimum, sicuti cernendi tenuissimum, au-<text:line-break/>ditus vero sensorium, ut in tenuitate a visu, ita sensorium<text:line-break/>gustus in crassitudine a tactu secundum locum obtinet, ut<text:line-break/>olfaciendi sensorium m illorum quatu<text:span text:style-name="Default_20_Paragraph_20_Font"><text:span text:style-name="T2">o</text:span></text:span>r medio constituitur.<text:line-break/>Motus autem linguae est a septima nervorum a cerebro or-</text:p>
      <text:p text:style-name="P3">torum coniugatione, non longe a spinalis medullae initio.<text:line-break/>Quum igitur. hoc in loco utraque cerebri pars, tam dextra<text:line-break/>quam sinistra, afficitur, apoplectica infert pericula ; ubi vero<text:line-break/>altera tantum, in paraplegiam finit, quae quidem interdum<text:line-break/>dimidiae partis solum linguae motum evertit, interdum vero<text:line-break/>partes sub capite constitutas modo has modo illas insertat;<text:line-break/>nonnunquam alterum latus universi corporis usque ad cx-<text:line-break/>tremas pedum partes. Igitur ex faciei pa<text:span text:style-name="Default_20_Paragraph_20_Font"><text:span text:style-name="T2">r</text:span></text:span>tibus sola lingua<text:line-break/>saepenumero videtur jam dicta laefione oblaedi, quum nulla<text:line-break/>sit neque i<text:span text:style-name="Default_20_Paragraph_20_Font"><text:span text:style-name="T2">n</text:span></text:span> tactu ipsius, neque in gustu laesio. Atque causa<text:line-break/>haud obscura vobis est, qui vidistis nervorum a cerebro pro-<text:line-break/>cessus. ad faciem quidem a parte ejus anteriore, ad partes<text:line-break/>vero tutius animalis sub facie omnes ab altera parteposte-<text:line-break/><text:span text:style-name="Default_20_Paragraph_20_Font"><text:span text:style-name="T2">rior</text:span></text:span>e, a qua etiam eorum nervorum, qui ad linguae mus-<text:line-break/>culos veniunt, coniugati<text:span text:style-name="Default_20_Paragraph_20_Font"><text:span text:style-name="T2">o</text:span></text:span> processit, quibus ipsa motum ab<text:line-break/>electione perficit. Itaque rursus non abs re, quum anterior<text:line-break/>duntaxat cerebri pars afficitur, fala linguae motio vitio ca-</text:p>
      <text:p text:style-name="P3">ret; reliquae vero faciei paries omnes in alte<text:span text:style-name="Default_20_Paragraph_20_Font"><text:span text:style-name="T2">r</text:span></text:span>a scilicet par-<text:line-break/>te , dextra aut siniltra , sensum et motum ab electione amit-<text:line-break/>tunt. Si enim aliquando sola anterior cerebri pars afficia-<text:line-break/>tur, supremum ipsius ventrem ei consentire necesse est, at-<text:line-break/>que mentis quoque ipsis actiones oblaedi. Et qui ita asse-<text:line-break/>otus est, neque sensus neque motus munere fungitur, respi-<text:line-break/>randi tamen facultas haudquaquam ipfi laeditu<text:span text:style-name="Default_20_Paragraph_20_Font"><text:span text:style-name="T2">r</text:span></text:span>, vocatmque<text:line-break/>hic affectus sopor, ut qui adeo vehementer respirationem<text:line-break/>laedit, ut magno conatu vix respicere possit, eorum exemplo<text:line-break/>qui per gravem somnum stertunt, apoplexia nominatur.<text:line-break/>Ac proinde solutae apoplexiae creberrime succedit vocata<text:line-break/>paraplegia; sopore vero finito, bona valetudo magna ex<text:line-break/>parte subsequitur. Fit autem sopo<text:span text:style-name="Default_20_Paragraph_20_Font"><text:span text:style-name="T2">r</text:span></text:span>, Hippocrate auctore,<text:line-break/>tum musculis temporum affectis, tum in acutis morbis, ut<text:line-break/>idem Hippocrates quoque scripsit. Inter utrumque vero,<text:line-break/>soporem et apoplexiam, morbus comitialis quodammodo me-<text:line-break/>dius est, convulsionem -asserens universo. corpori , sed in pa-</text:p>
      <text:p text:style-name="P3">raplegiam no<text:span text:style-name="Default_20_Paragraph_20_Font"><text:span text:style-name="T2">n</text:span></text:span> desinens. Horum igitur trium morborum<text:line-break/>frigidus ac orasses, aut omnin<text:span text:style-name="Default_20_Paragraph_20_Font"><text:span text:style-name="T2">o</text:span></text:span> visculus hum<text:span text:style-name="Default_20_Paragraph_20_Font"><text:span text:style-name="T2">o</text:span></text:span>r causa est;<text:line-break/>verum in s<text:span text:style-name="Default_20_Paragraph_20_Font"><text:span text:style-name="T2">o</text:span></text:span>p<text:span text:style-name="Default_20_Paragraph_20_Font"><text:span text:style-name="T2">o</text:span></text:span>re et morbo. comitiali ventres magis , cerebri<text:line-break/>corpus minus, in apoplexia ver<text:span text:style-name="Default_20_Paragraph_20_Font"><text:span text:style-name="T2">o</text:span></text:span> corpus magis assiri solet;<text:line-break/>et in sopore quidem anteri<text:span text:style-name="Default_20_Paragraph_20_Font"><text:span text:style-name="T2">o</text:span></text:span>r pars magis , in ap<text:span text:style-name="Default_20_Paragraph_20_Font"><text:span text:style-name="T2">o</text:span></text:span>plexia et<text:line-break/>m<text:span text:style-name="Default_20_Paragraph_20_Font"><text:span text:style-name="T2">o</text:span></text:span>rb<text:span text:style-name="Default_20_Paragraph_20_Font"><text:span text:style-name="T2">o</text:span></text:span> c<text:span text:style-name="Default_20_Paragraph_20_Font"><text:span text:style-name="T2">o</text:span></text:span>mitiali utraque afficitur. lu catalepsi vero et eat-<text:line-break/><text:span text:style-name="Default_20_Paragraph_20_Font"><text:span text:style-name="T2">o</text:span></text:span>rire dicta posteriora cerebri potius afficiuntur. Quum au-<text:line-break/>tem osse quopiam terebra perforato , medius ventriculus fu-<text:line-break/>erit compressus, .sopor hominem occupat sine convulsione et<text:line-break/>difficili respiratione ; quarum haec quidem apoplexiae, illa vero<text:line-break/>epilepsiae propria est, quemadmodum et catalepsi soporique<text:line-break/>servata secundum naturam. respiratio ; verum per soporem<text:line-break/>palpebrae clauduntur; in catelepst manent apertae. Quem-<text:line-break/>admodum autem .inter perforandum, quum quis membra-<text:line-break/>nam negligenter premens meningophylace nimium compres-<text:line-break/>serit, sopor accidit, eodem modo ubi os calvariae vehemen-<text:line-break/>ter attritum , ipsius ventriculos comprimit, maximeque me-</text:p>
      <text:p text:style-name="P3">dium, sop<text:span text:style-name="Default_20_Paragraph_20_Font"><text:span text:style-name="T2">o</text:span></text:span>r supervenit Imo etiam vehementes dolores<text:line-break/>hic affectus sequitur, concidente in ipsis spiritus animalis ro-<text:line-break/>bo<text:span text:style-name="Default_20_Paragraph_20_Font"><text:span text:style-name="T2">r</text:span></text:span>e, voc<text:span text:style-name="Default_20_Paragraph_20_Font"><text:span text:style-name="T2">o</text:span></text:span> autem sic, -ut scitis, eum qui est in cerebri ven-<text:line-break/>triculis, primum animae organum ad sensum et motum lu<text:line-break/>universas corporis partes transmittendos. Cerebri affectus,<text:line-break/>tum quod jam proposito sermoni familiaritate coniunguntur<text:line-break/>tum etiam qu<text:span text:style-name="Default_20_Paragraph_20_Font"><text:span text:style-name="T2">o</text:span></text:span>d antea n<text:span text:style-name="Default_20_Paragraph_20_Font"><text:span text:style-name="T2">o</text:span></text:span>n satis declarati fueru<text:span text:style-name="Default_20_Paragraph_20_Font"><text:span text:style-name="T2">n</text:span></text:span>t, <text:span text:style-name="Default_20_Paragraph_20_Font"><text:span text:style-name="T2">o</text:span></text:span>perae<text:line-break/>pretium duximus in prae<text:span text:style-name="Default_20_Paragraph_20_Font"><text:span text:style-name="T2">s</text:span></text:span>entia delluire. Sed ad linguae alti<text:line-break/>sectus redeo, quorum alii quidem c<text:span text:style-name="Default_20_Paragraph_20_Font"><text:span text:style-name="T2">o</text:span></text:span>mmunes sunt, per com-<text:line-break/>municationem quam cum cerebr<text:span text:style-name="Default_20_Paragraph_20_Font"><text:span text:style-name="T2">o</text:span></text:span> et nervis habet ; alii ipsius<text:line-break/>duntaxat proprii. Igitur ipsius communicatione cum cere-<text:line-break/>luo ut per septimam nervorum coniugationem motus ipsius<text:line-break/>laedebatur, ita sensus interturbatur per tertiam, .quam ner-<text:line-break/>vum mollem dissectores appellant, quae. se inserit dispergit-<text:line-break/>que, ut scitis, in tumeam linguam c<text:span text:style-name="Default_20_Paragraph_20_Font"><text:span text:style-name="T2">o</text:span></text:span>mprehendentem, quem-<text:line-break/>admodum qui a septima coniugatione oritur, musculis ipsam<text:line-break/>moventibus. Proprii autem solius linguae assectus , ah iis</text:p>
      <text:p text:style-name="P3">qui dictorum jam supra de oculorumpropriis affectibus tne-<text:line-break/>mineri<text:span text:style-name="Default_20_Paragraph_20_Font"><text:span text:style-name="T2">n</text:span></text:span>t, haud difficulter invenie<text:span text:style-name="Default_20_Paragraph_20_Font"><text:span text:style-name="T2">n</text:span></text:span>tur. Etenim musculorum<text:line-break/>ipsius intemperies, tanquam similarium, motum impediunt,<text:line-break/>ut ambientis ipsum extrinsecus membranae intemperies, tan-<text:line-break/>genui et gusta<text:span text:style-name="Default_20_Paragraph_20_Font"><text:span text:style-name="T2">n</text:span></text:span>di simul sensum laedit; tanquam autem <text:span text:style-name="Default_20_Paragraph_20_Font"><text:span text:style-name="T2">o</text:span></text:span>rga-<text:line-break/>nicarum affectionum, inflammationes, fcirrhi, oedemata, ery-<text:line-break/>sipelata; suppurationes; quie omnia, utpote quae tum risu,<text:line-break/>tum tactu discerni queant , ab lusce commentariis sunt sc-<text:line-break/>juncta<text:span text:style-name="Default_20_Paragraph_20_Font"><text:span text:style-name="T2">i. </text:span></text:span>Nam eas affectas partes considerare proposuimus,<text:line-break/>quae neque risu neque tactu dignoscere possumus , quibus<text:line-break/>signis ex indicatione , atque , ut summatim dicam , rationali<text:line-break/>vis inveniri possint.</text:p>
      <text:h text:style-name="Heading_20_2" text:outline-level="2">Cap. IV. </text:h>
      <text:p text:style-name="P14">Eadem igitur ratione lu sensu auditus,<text:line-break/>quicunque assectus in aurium oculis objecta concavitate oris<text:line-break/>untur, rationali cognitione non i<text:span text:style-name="Default_20_Paragraph_20_Font"><text:span text:style-name="T2">n</text:span></text:span>digent; qui vero illaeso<text:line-break/>apparente auriunr foramine , fed in audiendi actione laeso,<text:line-break/>simili via et ratione noscemus. Si solus laedatur, farre ner-</text:p>
      <text:p text:style-name="P3">vum proprium affectum esse coniicimus ; cum caeteris vero<text:line-break/>faciei partibus si afficiatur, in cerebro affectum praeter na-<text:line-break/>tu<text:span text:style-name="Default_20_Paragraph_20_Font"><text:span text:style-name="T2">r</text:span></text:span>am esse, ipfo vel ut similari, vel ut organica parte,<text:line-break/>affecto.</text:p>
      <text:h text:style-name="Heading_20_2" text:outline-level="2">Cap. V. </text:h>
      <text:p text:style-name="P14">Sed et reliquorum omnium loc<text:span text:style-name="Default_20_Paragraph_20_Font"><text:span text:style-name="T2">o</text:span></text:span>rum qui in<text:line-break/>facie sunt, non solum m<text:span text:style-name="Default_20_Paragraph_20_Font"><text:span text:style-name="T2">o</text:span></text:span>tus, verum etiam sensus, aut perdi-<text:line-break/>tur omnin<text:span text:style-name="Default_20_Paragraph_20_Font"><text:span text:style-name="T2">o, </text:span></text:span>aut laeditur, interdum quidem partibus qui lae-<text:line-break/>fas habent actiones , pr<text:span text:style-name="Default_20_Paragraph_20_Font"><text:span text:style-name="T2">o</text:span></text:span>prio affectu laborantibus ; interdum<text:line-break/>vero nervis, qui ad eas a cerebro deferuntur, aut etiasifipso-<text:line-break/>met cerebro affecto; haec autem omnia per copulate .ipsis<text:line-break/>symptomata distinguentur. Quum enim una quaedam pars<text:line-break/>in sentiendi, aut m<text:span text:style-name="Default_20_Paragraph_20_Font"><text:span text:style-name="T2">o</text:span></text:span>vendi, aut utraque facultate laeditur, ea<text:line-break/>sula causam assectus continet; aut suis ipsius partibus veI<text:line-break/>o<text:span text:style-name="Default_20_Paragraph_20_Font"><text:span text:style-name="T2">r</text:span></text:span>ganice vel per intemperiem lab<text:span text:style-name="Default_20_Paragraph_20_Font"><text:span text:style-name="T2">o</text:span></text:span>rantibus, aut nervis, qui<text:line-break/>ad ipsam ex tertia coniugatione feruntur. At nbi plures fi-.<text:line-break/>mul afficiuntur partes, cousidera<text:span text:style-name="Default_20_Paragraph_20_Font"><text:span text:style-name="T2">r</text:span></text:span>e opo<text:span text:style-name="Default_20_Paragraph_20_Font"><text:span text:style-name="T2">r</text:span></text:span>tet, utrum ex una<text:line-break/><text:span text:style-name="Default_20_Paragraph_20_Font"><text:span text:style-name="T2">n</text:span></text:span>ervorum origine, aut pluribus, sensum motumve, quum</text:p>
      <text:p text:style-name="P3">ur naturali sunt habitu, sortiantur. Vidimus enim ex disse-<text:line-break/>ctionibus, temporalibus et mansoriis musculis , item labris<text:line-break/>et narium pinnis, Ibulum et m<text:span text:style-name="Default_20_Paragraph_20_Font"><text:span text:style-name="T2">o</text:span></text:span>tum, linguae vero omnibus-<text:line-break/>que oris partibus sensum duntaxat a tertia nervorum con-<text:line-break/>jugatione procedere ; a secunda vero oculorum musculis<text:line-break/>motum , sicuti a prima oculis ipsis cernendi sensum sirppedi-<text:line-break/>tari, Igitu<text:span text:style-name="Default_20_Paragraph_20_Font"><text:span text:style-name="T2">r</text:span></text:span> ubi partes , quibus a te<text:span text:style-name="Default_20_Paragraph_20_Font"><text:span text:style-name="T2">r</text:span></text:span>tia coniugatione <text:span text:style-name="Default_20_Paragraph_20_Font"><text:span text:style-name="T2">n</text:span></text:span>ervi<text:line-break/>adveniunt, omnes, sed in alterutra scilicet parte, lae<text:span text:style-name="Default_20_Paragraph_20_Font"><text:span text:style-name="T2">t</text:span></text:span>ae vi-<text:line-break/>de<text:span text:style-name="Default_20_Paragraph_20_Font"><text:span text:style-name="T2">n</text:span></text:span>tur , semper enim hoc, etiamsi non dicamus, oportet me-<text:line-break/>minisse, nervum ipsimi primario affectum esse puta<text:span text:style-name="Default_20_Paragraph_20_Font"><text:span text:style-name="T2">n</text:span></text:span>dum esu<text:line-break/>Si vero utramque. simul laedi contigerit, non nervi proprius,<text:line-break/><text:span text:style-name="Default_20_Paragraph_20_Font"><text:span text:style-name="T2">t</text:span></text:span>ed ejus in cereb<text:span text:style-name="Default_20_Paragraph_20_Font"><text:span text:style-name="T2">r</text:span></text:span>o loci, a quo nervi procedunt, primarius<text:line-break/>affectus est. Affecto autem in utraque parte, tam dextra<text:line-break/>quam sinistra, cerebro, in spatio tertiae coniugationis vici-<text:line-break/>nae partes per consensum afficiuntur, proinde et secundae<text:line-break/>et primae coniugationis nervi laeduntur, horumque laesi o-<text:line-break/>nem loquitur, ut oculorum quoque partes <text:span text:style-name="Default_20_Paragraph_20_Font"><text:span text:style-name="T2">o</text:span></text:span>mnes laedantur.</text:p>
      <text:p text:style-name="P3">Quod si unus musculus, vel nervus quoquo modo, sive pri-<text:line-break/>statio affectu, sive per consensum fuerit assectus, pars in ad-<text:line-break/>verfum trahitur musculum ; resoluto scilicet musculo dcx-<text:line-break/>trum labrum movente, ipsum ad finieram deflectitur ; at si<text:line-break/>is qui finistrum, ad dextram. Similiter et lu tota marilla et<text:line-break/>narium pinnis et buccis utrisque, quas a latu musculo moveri<text:line-break/>didicistis, in adversam ei quae resaluta est, partem deflecti<text:line-break/>contingit; ad hunc <text:span text:style-name="Default_20_Paragraph_20_Font"><text:span text:style-name="T2">latum mu</text:span></text:span>s<text:span text:style-name="Default_20_Paragraph_20_Font"><text:span text:style-name="T2">culum</text:span></text:span> nervis non item a ter-<text:line-break/>tia coniugatione venientibus, sed a vertebris cervicis in to-<text:line-break/>tum fere eum, parte quadam ipfius exigua excepta, in quam<text:line-break/>nervi a quinta coniugatione inferuntur, ubi est altissima hu-<text:line-break/>jus lati musculi regio.</text:p>
      <text:h text:style-name="Heading_20_2" text:outline-level="2">Cap. VI. </text:h>
      <text:p text:style-name="P14">Sed. jam tempus est, ut ad spinalis me-<text:line-break/>duliae affectus accedamus. Splualis medullae assectus in<text:line-break/>praesienti concisam habent doctrinam , at non similem in ip-<text:line-break/>fis operibus cognitionem. Etenim, nisi quis nervorum ab<text:line-break/>ipsa procedentium coniuga tio nes memoria teneat, ad unam</text:p>
      <text:p text:style-name="P3">corp<text:span text:style-name="Default_20_Paragraph_20_Font"><text:span text:style-name="T2">o</text:span></text:span>ris partem fingulae perveniant, noscere non poterit in<text:line-break/>quota vertebra spinalis medulla fit affecta, ut fi illarum me-<text:line-break/>minerit, facilis erit allectae fedis notitia. Quinetiam ad re-<text:line-break/>liqua<text:span text:style-name="Default_20_Paragraph_20_Font"><text:span text:style-name="T2">t</text:span></text:span>um quoque partium omnium notitiam , nervorum, qui<text:line-break/>a spinali medulla .oriuntur, meminisse necesse erit. Veluti<text:line-break/>statim ubi primae vertebrae afficiuntur, licet raro, evenit<text:line-break/>tamen interdum angina, pueris magis quam adultis; de<text:line-break/>qua Hippocrates secundo epidemion ita conscripsit: <text:span text:style-name="Default_20_Paragraph_20_Font"><text:span text:style-name="T2">Erant<text:line-break/>angina lab</text:span></text:span>o<text:span text:style-name="Default_20_Paragraph_20_Font"><text:span text:style-name="T2">rantium asiectiones hujusmod</text:span></text:span>i. <text:span text:style-name="Default_20_Paragraph_20_Font"><text:span text:style-name="T2">Cervicis ver-<text:line-break/>tebrae intr</text:span></text:span>o <text:span text:style-name="Default_20_Paragraph_20_Font"><text:span text:style-name="T2">c</text:span></text:span>o<text:span text:style-name="Default_20_Paragraph_20_Font"><text:span text:style-name="T2">nversus erant, aliis quidem plus, al</text:span></text:span>i<text:span text:style-name="Default_20_Paragraph_20_Font"><text:span text:style-name="T2">is ver</text:span></text:span>o<text:line-break/><text:span text:style-name="Default_20_Paragraph_20_Font"><text:span text:style-name="T2">minus, atque in partibus exterioribus manifesta videbatur<text:line-break/>in cervice cavitas, et dolorem laboran</text:span></text:span>s, <text:span text:style-name="Default_20_Paragraph_20_Font"><text:span text:style-name="T2">dum in ea parte<text:line-break/>tangebatur, sentiebat , e,-at et aliquant</text:span></text:span>o <text:span text:style-name="Default_20_Paragraph_20_Font"><text:span text:style-name="T2">sub e</text:span></text:span>o <text:span text:style-name="Default_20_Paragraph_20_Font"><text:span text:style-name="T2">osse, quod<text:line-break/>dentem n</text:span></text:span>o<text:span text:style-name="Default_20_Paragraph_20_Font"><text:span text:style-name="T2">minant; quod non ade</text:span></text:span>o . <text:span text:style-name="Default_20_Paragraph_20_Font"><text:span text:style-name="T2">acutum est, quibusdam<text:line-break/>vero</text:span></text:span> o<text:span text:style-name="Default_20_Paragraph_20_Font"><text:span text:style-name="T2">b r</text:span></text:span>o<text:span text:style-name="Default_20_Paragraph_20_Font"><text:span text:style-name="T2">tunditatem maiore</text:span></text:span>m <text:span text:style-name="Default_20_Paragraph_20_Font"><text:span text:style-name="T2">omnino conspicuum. Pat</text:span></text:span>i-<text:line-break/><text:span text:style-name="Default_20_Paragraph_20_Font"><text:span text:style-name="T2">ces nisi eum dente vocato, non instammabantur, sed salsi-<text:line-break/>d</text:span></text:span>a<text:span text:style-name="Default_20_Paragraph_20_Font"><text:span text:style-name="T2">bant. Partes quae sc</text:span></text:span>i<text:span text:style-name="Default_20_Paragraph_20_Font"><text:span text:style-name="T2">b mali</text:span></text:span>s <text:span text:style-name="Default_20_Paragraph_20_Font"><text:span text:style-name="T2">erant, tumebant, insiam-<text:line-break/>matis haud consimile</text:span></text:span>s<text:span text:style-name="Default_20_Paragraph_20_Font"><text:span text:style-name="T2">; neque ulli bub</text:span></text:span>o<text:span text:style-name="Default_20_Paragraph_20_Font"><text:span text:style-name="T2">ne</text:span></text:span>s <text:span text:style-name="Default_20_Paragraph_20_Font"><text:span text:style-name="T2">erant, sed sc-<text:line-break/>cundum naturam magis permanebant. Linguam haud</text:span></text:span></text:p>
      <text:p text:style-name="P3"><text:span text:style-name="Default_20_Paragraph_20_Font"><text:span text:style-name="T2">facile convolveba</text:span></text:span><text:span text:style-name="Default_20_Paragraph_20_Font"><text:span text:style-name="T1">m</text:span></text:span><text:span text:style-name="Default_20_Paragraph_20_Font"><text:span text:style-name="T2">, sed et masor</text:span></text:span><text:span text:style-name="Default_20_Paragraph_20_Font"><text:span text:style-name="T1"> i</text:span></text:span><text:span text:style-name="Default_20_Paragraph_20_Font"><text:span text:style-name="T2">psis videbatur atque e,,-<text:line-break/>erta. </text:span></text:span><text:span text:style-name="Default_20_Paragraph_20_Font"><text:span text:style-name="T1">P</text:span></text:span><text:span text:style-name="Default_20_Paragraph_20_Font"><text:span text:style-name="T2">lenae sub lingua ma</text:span></text:span><text:span text:style-name="Default_20_Paragraph_20_Font"><text:span text:style-name="T1">nif</text:span></text:span><text:span text:style-name="Default_20_Paragraph_20_Font"><text:span text:style-name="T2">estae. Deglutire, nisi ad-<text:line-break/>m</text:span></text:span><text:span text:style-name="Default_20_Paragraph_20_Font"><text:span text:style-name="T1">o</text:span></text:span><text:span text:style-name="Default_20_Paragraph_20_Font"><text:span text:style-name="T2">dum moleste, haud p</text:span></text:span><text:span text:style-name="Default_20_Paragraph_20_Font"><text:span text:style-name="T1">o</text:span></text:span><text:span text:style-name="Default_20_Paragraph_20_Font"><text:span text:style-name="T2">terant , jed si vehementer c</text:span></text:span><text:span text:style-name="Default_20_Paragraph_20_Font"><text:span text:style-name="T1">o</text:span></text:span><text:span text:style-name="Default_20_Paragraph_20_Font"><text:span text:style-name="T2">geren—<text:line-break/>t ur, in nares ejsiuebat et naribus l</text:span></text:span><text:span text:style-name="Default_20_Paragraph_20_Font"><text:span text:style-name="T1">o</text:span></text:span><text:span text:style-name="Default_20_Paragraph_20_Font"><text:span text:style-name="T2">quebantur. spiritus<text:line-break/></text:span></text:span><text:span text:style-name="Default_20_Paragraph_20_Font"><text:span text:style-name="T1">i</text:span></text:span><text:span text:style-name="Default_20_Paragraph_20_Font"><text:span text:style-name="T2">psi</text:span></text:span><text:span text:style-name="Default_20_Paragraph_20_Font"><text:span text:style-name="T1">s </text:span></text:span><text:span text:style-name="Default_20_Paragraph_20_Font"><text:span text:style-name="T2">n</text:span></text:span><text:span text:style-name="Default_20_Paragraph_20_Font"><text:span text:style-name="T1">o</text:span></text:span><text:span text:style-name="Default_20_Paragraph_20_Font"><text:span text:style-name="T2">n adm</text:span></text:span><text:span text:style-name="Default_20_Paragraph_20_Font"><text:span text:style-name="T1">o</text:span></text:span><text:span text:style-name="Default_20_Paragraph_20_Font"><text:span text:style-name="T2">dum elatus. Nonnullis cap</text:span></text:span><text:span text:style-name="Default_20_Paragraph_20_Font"><text:span text:style-name="T1">i</text:span></text:span><text:span text:style-name="Default_20_Paragraph_20_Font"><text:span text:style-name="T2">tis , temp</text:span></text:span><text:span text:style-name="Default_20_Paragraph_20_Font"><text:span text:style-name="T1">o</text:span></text:span><text:span text:style-name="Default_20_Paragraph_20_Font"><text:span text:style-name="T2">rum<text:line-break/>atque cervicis venae attollebantur, atque horum paululum,<text:line-break/>quibus dolores recrudescebant, tempora incalescebant,<text:line-break/>quamvis alia</text:span></text:span><text:span text:style-name="Default_20_Paragraph_20_Font"><text:span text:style-name="T1">s </text:span></text:span><text:span text:style-name="Default_20_Paragraph_20_Font"><text:span text:style-name="T2">n</text:span></text:span><text:span text:style-name="Default_20_Paragraph_20_Font"><text:span text:style-name="T1">o</text:span></text:span><text:span text:style-name="Default_20_Paragraph_20_Font"><text:span text:style-name="T2">n scbricitarent. Plurimi non siuffi</text:span></text:span><text:span text:style-name="Default_20_Paragraph_20_Font"><text:span text:style-name="T1">o</text:span></text:span><text:span text:style-name="Default_20_Paragraph_20_Font"><text:span text:style-name="T2">caban-<text:line-break/>tur, nisi quum vel sputum, vel aliud quispia</text:span></text:span><text:span text:style-name="Default_20_Paragraph_20_Font"><text:span text:style-name="T1">m </text:span></text:span><text:span text:style-name="Default_20_Paragraph_20_Font"><text:span text:style-name="T2">deglatire<text:line-break/>tentarent. Neque subsidebant oculi. Quibus igitur tu-<text:line-break/>m</text:span></text:span><text:span text:style-name="Default_20_Paragraph_20_Font"><text:span text:style-name="T1">o</text:span></text:span><text:span text:style-name="Default_20_Paragraph_20_Font"><text:span text:style-name="T2">r neutram in partem desiectebat, sed rectus erat, nequa ...<text:line-break/>quam paraplectici evadebant. Horum si quempiam periisse<text:line-break/>mihi constiterit, eum recensebo; qu</text:span></text:span><text:span text:style-name="Default_20_Paragraph_20_Font"><text:span text:style-name="T1">o</text:span></text:span><text:span text:style-name="Default_20_Paragraph_20_Font"><text:span text:style-name="T2">s autem nunc scio, sc</text:span></text:span><text:span text:style-name="Default_20_Paragraph_20_Font"><text:span text:style-name="T1">i—<text:line-break/></text:span></text:span><text:span text:style-name="Default_20_Paragraph_20_Font"><text:span text:style-name="T2">perstites per</text:span></text:span><text:span text:style-name="Default_20_Paragraph_20_Font"><text:span text:style-name="T1">m</text:span></text:span><text:span text:style-name="Default_20_Paragraph_20_Font"><text:span text:style-name="T2">anserunt. Atque alii quam celerrime sani-<text:line-break/>tati stant restituti , alii pluri</text:span></text:span><text:span text:style-name="Default_20_Paragraph_20_Font"><text:span text:style-name="T1">m</text:span></text:span><text:span text:style-name="Default_20_Paragraph_20_Font"><text:span text:style-name="T2">i quadraginta dies praeteri-<text:line-break/>erunt, atque h</text:span></text:span><text:span text:style-name="Default_20_Paragraph_20_Font"><text:span text:style-name="T1">o</text:span></text:span><text:span text:style-name="Default_20_Paragraph_20_Font"><text:span text:style-name="T2">rum non pauci fabris experte</text:span></text:span><text:span text:style-name="Default_20_Paragraph_20_Font"><text:span text:style-name="T1">s. </text:span></text:span><text:span text:style-name="Default_20_Paragraph_20_Font"><text:span text:style-name="T2">M</text:span></text:span><text:span text:style-name="Default_20_Paragraph_20_Font"><text:span text:style-name="T1">il</text:span></text:span><text:span text:style-name="Default_20_Paragraph_20_Font"><text:span text:style-name="T2">itis<text:line-break/>etiam in longu</text:span></text:span><text:span text:style-name="Default_20_Paragraph_20_Font"><text:span text:style-name="T1">m </text:span></text:span><text:span text:style-name="Default_20_Paragraph_20_Font"><text:span text:style-name="T2">valde tempus pars quaedam tumori</text:span></text:span><text:span text:style-name="Default_20_Paragraph_20_Font"><text:span text:style-name="T1">s </text:span></text:span><text:span text:style-name="Default_20_Paragraph_20_Font"><text:span text:style-name="T2">pro-<text:line-break/>trahebatur; ejus rei signu</text:span></text:span><text:span text:style-name="Default_20_Paragraph_20_Font"><text:span text:style-name="T1">m </text:span></text:span><text:span text:style-name="Default_20_Paragraph_20_Font"><text:span text:style-name="T2">tum deglutitio tum vox prae-</text:span></text:span></text:p>
      <text:p text:style-name="P3"><text:span text:style-name="Default_20_Paragraph_20_Font"><text:span text:style-name="T2">bebat. Atque eliquatae columellae exilitatem quandam<text:line-break/>malam praestabant, quanquam nihil mali habere videban-.<text:line-break/>tar. At qu</text:span></text:span><text:span text:style-name="Default_20_Paragraph_20_Font"><text:span text:style-name="T1">i</text:span></text:span><text:span text:style-name="Default_20_Paragraph_20_Font"><text:span text:style-name="T2">bus alterutra pars aspiciebatur</text:span></text:span>, <text:span text:style-name="Default_20_Paragraph_20_Font"><text:span text:style-name="T10">ϋ </text:span></text:span><text:span text:style-name="Default_20_Paragraph_20_Font"><text:span text:style-name="T2">ea parte, a<text:line-break/>qua vertebrae inclinatae erant, paral</text:span></text:span>y<text:span text:style-name="Default_20_Paragraph_20_Font"><text:span text:style-name="T2">tici evadebant, atque<text:line-break/>haec</text:span></text:span><text:span text:style-name="Default_20_Paragraph_20_Font"><text:span text:style-name="T1"> i</text:span></text:span><text:span text:style-name="Default_20_Paragraph_20_Font"><text:span text:style-name="T2">psa vertu</text:span></text:span><text:span text:style-name="Default_20_Paragraph_20_Font"><text:span text:style-name="T1">s </text:span></text:span><text:span text:style-name="Default_20_Paragraph_20_Font"><text:span text:style-name="T2">alteram trahebatur. Haec aute</text:span></text:span><text:span text:style-name="Default_20_Paragraph_20_Font"><text:span text:style-name="T1">m </text:span></text:span><text:span text:style-name="Default_20_Paragraph_20_Font"><text:span text:style-name="T2">et in<text:line-break/>facie et</text:span></text:span> o<text:span text:style-name="Default_20_Paragraph_20_Font"><text:span text:style-name="T2">re et sept</text:span></text:span>o <text:span text:style-name="Default_20_Paragraph_20_Font"><text:span text:style-name="T2">quod ad gurgulione</text:span></text:span>m <text:span text:style-name="Default_20_Paragraph_20_Font"><text:span text:style-name="T2">est, maxime de-<text:line-break/>prehendebantur; quinetiam inferiores genae pro . ratione<text:line-break/>mutabantur. Paraplegiae autem non per t</text:span></text:span>o<text:span text:style-name="Default_20_Paragraph_20_Font"><text:span text:style-name="T2">tum c</text:span></text:span>o<text:span text:style-name="Default_20_Paragraph_20_Font"><text:span text:style-name="T2">rpus<text:line-break/>fiebant, ut ex alii</text:span></text:span><text:span text:style-name="Default_20_Paragraph_20_Font"><text:span text:style-name="T1">s, </text:span></text:span><text:span text:style-name="Default_20_Paragraph_20_Font"><text:span text:style-name="T2">sed u</text:span></text:span><text:span text:style-name="Default_20_Paragraph_20_Font"><text:span text:style-name="T1">s</text:span></text:span><text:span text:style-name="Default_20_Paragraph_20_Font"><text:span text:style-name="T2">que ad manum, quae ab anai-<text:line-break/></text:span></text:span>no<text:span text:style-name="Default_20_Paragraph_20_Font"><text:span text:style-name="T2">sa parte erant. Hi et c</text:span></text:span>o<text:span text:style-name="Default_20_Paragraph_20_Font"><text:span text:style-name="T2">nc</text:span></text:span>o<text:span text:style-name="Default_20_Paragraph_20_Font"><text:span text:style-name="T2">cta et pauca moleste expue-<text:line-break/>bant, qu</text:span></text:span><text:span text:style-name="Default_20_Paragraph_20_Font"><text:span text:style-name="T1">i</text:span></text:span><text:span text:style-name="Default_20_Paragraph_20_Font"><text:span text:style-name="T2">bu</text:span></text:span><text:span text:style-name="Default_20_Paragraph_20_Font"><text:span text:style-name="T1">s </text:span></text:span><text:span text:style-name="Default_20_Paragraph_20_Font"><text:span text:style-name="T2">autem in rectum tumor erat, ii sine labore ex-<text:line-break/>puebant.. Quibu</text:span></text:span><text:span text:style-name="Default_20_Paragraph_20_Font"><text:span text:style-name="T1">s </text:span></text:span><text:span text:style-name="Default_20_Paragraph_20_Font"><text:span text:style-name="T2">dero et cum fabre, hi multo magis et-<text:line-break/>difu</text:span></text:span><text:span text:style-name="Default_20_Paragraph_20_Font"><text:span text:style-name="T1">n</text:span></text:span><text:span text:style-name="Default_20_Paragraph_20_Font"><text:span text:style-name="T2">ulter sp</text:span></text:span><text:span text:style-name="Default_20_Paragraph_20_Font"><text:span text:style-name="T1">i</text:span></text:span><text:span text:style-name="Default_20_Paragraph_20_Font"><text:span text:style-name="T2">rabant et inter loquendum salivam sc</text:span></text:span><text:span text:style-name="Default_20_Paragraph_20_Font"><text:span text:style-name="T1">i</text:span></text:span><text:span text:style-name="Default_20_Paragraph_20_Font"><text:span text:style-name="T2">ndebant,<text:line-break/>et venae hi</text:span></text:span><text:span text:style-name="Default_20_Paragraph_20_Font"><text:span text:style-name="T1">s </text:span></text:span><text:span text:style-name="Default_20_Paragraph_20_Font"><text:span text:style-name="T2">magi</text:span></text:span><text:span text:style-name="Default_20_Paragraph_20_Font"><text:span text:style-name="T1">s </text:span></text:span><text:span text:style-name="Default_20_Paragraph_20_Font"><text:span text:style-name="T2">elatae, et pedes</text:span></text:span><text:span text:style-name="Default_20_Paragraph_20_Font"><text:span text:style-name="T1"> o</text:span></text:span><text:span text:style-name="Default_20_Paragraph_20_Font"><text:span text:style-name="T2">mnium quidem sc</text:span></text:span><text:span text:style-name="Default_20_Paragraph_20_Font"><text:span text:style-name="T1">i</text:span></text:span><text:span text:style-name="Default_20_Paragraph_20_Font"><text:span text:style-name="T2">gi-<text:line-break/>disiimi; h</text:span></text:span>o<text:span text:style-name="Default_20_Paragraph_20_Font"><text:span text:style-name="T2">rum ver</text:span></text:span>o <text:span text:style-name="Default_20_Paragraph_20_Font"><text:span text:style-name="T2">maxime. .Horum si aliqui non illico<text:line-break/>mortuisunt, hi tam</text:span></text:span>e<text:span text:style-name="Default_20_Paragraph_20_Font"><text:span text:style-name="T2">n er</text:span></text:span><text:span text:style-name="Default_20_Paragraph_20_Font"><text:span text:style-name="T1">i</text:span></text:span><text:span text:style-name="Default_20_Paragraph_20_Font"><text:span text:style-name="T2">gere scsc haudquaquam p</text:span></text:span>o<text:span text:style-name="Default_20_Paragraph_20_Font"><text:span text:style-name="T2">terant,<text:line-break/>verum quos eg</text:span></text:span>o <text:span text:style-name="Default_20_Paragraph_20_Font"><text:span text:style-name="T2">novi, omne</text:span></text:span>s o<text:span text:style-name="Default_20_Paragraph_20_Font"><text:span text:style-name="T2">bierunt. </text:span></text:span>Totum hunc tex-<text:line-break/>tum secundo libro ejus c<text:span text:style-name="Default_20_Paragraph_20_Font"><text:span text:style-name="T2">o</text:span></text:span>mme<text:span text:style-name="Default_20_Paragraph_20_Font"><text:span text:style-name="T2">n</text:span></text:span>tarii, quem in secundum li-<text:line-break/>brum epidemi<text:span text:style-name="Default_20_Paragraph_20_Font"><text:span text:style-name="T2">o</text:span></text:span>rum perscripsimus, ad verbum sere enarrari-</text:p>
      <text:p text:style-name="P3">mus , atque idcirco eum totum hic inse<text:span text:style-name="Default_20_Paragraph_20_Font"><text:span text:style-name="T2">r</text:span></text:span>uimus , quod Hippo-<text:line-break/>crates multis ostendat accidisse anginam nobis rar<text:span text:style-name="Default_20_Paragraph_20_Font"><text:span text:style-name="T2">o</text:span></text:span> visam,<text:line-break/>null<text:span text:style-name="Default_20_Paragraph_20_Font"><text:span text:style-name="T2">o</text:span></text:span> existente in gutture proprio affectu; quinetiam qu<text:span text:style-name="Default_20_Paragraph_20_Font"><text:span text:style-name="T2">o</text:span></text:span>d<text:line-break/>circa primas <text:span text:style-name="Default_20_Paragraph_20_Font"><text:span text:style-name="T2">o</text:span></text:span>riatur vertebras , a quarum secunda pars den-<text:line-break/>tiscrmis v<text:span text:style-name="Default_20_Paragraph_20_Font"><text:span text:style-name="T2">o</text:span></text:span>cale procedit, unde nonnulli ipsam totam voca-<text:line-break/>vere dentem. At nunc sub hac vertebra inquit factam angi-<text:line-break/>nam, non aeque acutam ac quae circa fecundam fit ; nam<text:line-break/>constat spinalis medullae partes, quo suerint altiores, eo esse<text:line-break/>praestantiores ; pr<text:span text:style-name="Default_20_Paragraph_20_Font"><text:span text:style-name="T2">o</text:span></text:span>inde fi multo luferior primis duabus ver-<text:line-break/>febris fuerit ipse affectus, eo min<text:span text:style-name="Default_20_Paragraph_20_Font"><text:span text:style-name="T2">o</text:span></text:span>rem adhuc infe<text:span text:style-name="Default_20_Paragraph_20_Font"><text:span text:style-name="T2">r</text:span></text:span>et n<text:span text:style-name="Default_20_Paragraph_20_Font"><text:span text:style-name="T2">o</text:span></text:span>xam.<text:line-break/>Nam ex anat<text:span text:style-name="Default_20_Paragraph_20_Font"><text:span text:style-name="T2">o</text:span></text:span>me didicimus septi transversi nervos subquar-<text:line-break/>ta ac quinta ve<text:span text:style-name="Default_20_Paragraph_20_Font"><text:span text:style-name="T2">r</text:span></text:span>tebra eme<text:span text:style-name="Default_20_Paragraph_20_Font"><text:span text:style-name="T2">r</text:span></text:span>gere; praete<text:span text:style-name="Default_20_Paragraph_20_Font"><text:span text:style-name="T2">r</text:span></text:span>ea ex commenta-<text:line-break/>riis de spirationis causis edocti sumus , liberam respirati<text:span text:style-name="Default_20_Paragraph_20_Font"><text:span text:style-name="T2">o</text:span></text:span>nem<text:line-break/>a s<text:span text:style-name="Default_20_Paragraph_20_Font"><text:span text:style-name="T2">o</text:span></text:span>lo fieri septo transverlo , accedente ad hanc interc<text:span text:style-name="Default_20_Paragraph_20_Font"><text:span text:style-name="T2">o</text:span></text:span>stali-<text:line-break/>nm quoque muscul<text:span text:style-name="Default_20_Paragraph_20_Font"><text:span text:style-name="T2">o</text:span></text:span>rum actione , ubi majori opus est respi-<text:line-break/>rati<text:span text:style-name="Default_20_Paragraph_20_Font"><text:span text:style-name="T2">o</text:span></text:span>ne; ut, fi vehementissima, superiorum quoque; verum<text:line-break/>n<text:span text:style-name="Default_20_Paragraph_20_Font"><text:span text:style-name="T2">o</text:span></text:span>n solum ob magnam aut maximam respirationem horum</text:p>
      <text:p text:style-name="P3">musculorum actione nos uti <text:span text:style-name="Default_20_Paragraph_20_Font"><text:span text:style-name="T10">, </text:span></text:span>sed ob alias quoque causas, de<text:line-break/>quibus satius in libris de spirandi difficultate dictum esu In<text:line-break/>praesentia vero satis fuerit a praescripto <text:span text:style-name="Default_20_Paragraph_20_Font"><text:span text:style-name="T2">H</text:span></text:span>i<text:span text:style-name="Default_20_Paragraph_20_Font"><text:span text:style-name="T2">sip</text:span></text:span>o<text:span text:style-name="Default_20_Paragraph_20_Font"><text:span text:style-name="T2">cratis</text:span></text:span> sermo-<text:line-break/>ne tantum accipere quantum ad affectorum locorum digno-<text:line-break/>donem necessarium est, si prius meminerimus .ejus verbi,<text:line-break/>quod in libro de articusis a nobis explicatum est, enarrantibus<text:line-break/>textum, ubi inquit: <text:span text:style-name="Default_20_Paragraph_20_Font"><text:span text:style-name="T2">Vortebrarum autem, quae in spina<text:line-break/>sunt, quaecunque per morb</text:span></text:span>o<text:span text:style-name="Default_20_Paragraph_20_Font"><text:span text:style-name="T2">s in gibbum trahuntur. </text:span></text:span>Vult<text:line-break/>nimirum n<text:span text:style-name="Default_20_Paragraph_20_Font"><text:span text:style-name="T2">o</text:span></text:span>n solum ad i<text:span text:style-name="Default_20_Paragraph_20_Font"><text:span text:style-name="T2">n</text:span></text:span>terna vertebrarum luxationem,<text:line-break/>quam lord<text:span text:style-name="Default_20_Paragraph_20_Font"><text:span text:style-name="T2">o</text:span></text:span>fin vocant, sed eam quoque qua foras vertebrae<text:line-break/>labuntur, comitari tensiones quae ad partes fiunt exter<text:span text:style-name="Default_20_Paragraph_20_Font"><text:span text:style-name="T2">n</text:span></text:span>as,<text:line-break/>trahentibus qui ibi praeter naturam consistunt tumoribus,<text:line-break/>nerv<text:span text:style-name="Default_20_Paragraph_20_Font"><text:span text:style-name="T2">o</text:span></text:span>sa corpora. Igitur ubi unica duntaxat vertebra, aut<text:line-break/>etiam duae, aut tres sese deinceps c<text:span text:style-name="Default_20_Paragraph_20_Font"><text:span text:style-name="T2">o</text:span></text:span>nsequentes dlltrahuntur,<text:line-break/>ea parte spinam cavari contingit, .ubi vero inter distractas<text:line-break/>vertebras vel una vel plures illaesae permanserint, sic affectis<text:line-break/>gibbus accidere solet; at si in alterutram partem , vel dex-<text:line-break/>trans, vel sinistram, distrahantur, ad eam in obliquum tore</text:p>
      <text:p text:style-name="P3">quotus spina. In eo igitur quem praemisimus sermone, utri-<text:line-break/>usque mentionem fecit Hippocrates, excavationis quidem,<text:line-break/>cum dixit: <text:span text:style-name="Default_20_Paragraph_20_Font"><text:span text:style-name="T2">quibu</text:span></text:span>s <text:span text:style-name="Default_20_Paragraph_20_Font"><text:span text:style-name="T2">rectu</text:span></text:span>s <text:span text:style-name="Default_20_Paragraph_20_Font"><text:span text:style-name="T2">erat tum</text:span></text:span>o<text:span text:style-name="Default_20_Paragraph_20_Font"><text:span text:style-name="T2">r;</text:span></text:span> obliquae vero torfi-<text:line-break/>onis, dicens: <text:span text:style-name="Default_20_Paragraph_20_Font"><text:span text:style-name="T2">quibu</text:span></text:span><text:span text:style-name="Default_20_Paragraph_20_Font"><text:span text:style-name="T1">s </text:span></text:span><text:span text:style-name="Default_20_Paragraph_20_Font"><text:span text:style-name="T2">ver</text:span></text:span>o <text:span text:style-name="Default_20_Paragraph_20_Font"><text:span text:style-name="T2">alterutra par</text:span></text:span>s <text:span text:style-name="Default_20_Paragraph_20_Font"><text:span text:style-name="T2">alsiciebatur. </text:span></text:span>At<text:line-break/>accurate admodum atque utiliter nobis legentibus haec ascri-<text:line-break/>psit : <text:span text:style-name="Default_20_Paragraph_20_Font"><text:span text:style-name="T2">per excavationem quidem neminem suctum paraple-<text:line-break/>o</text:span></text:span>r<text:span text:style-name="Default_20_Paragraph_20_Font"><text:span text:style-name="T2">icum</text:span></text:span>, hoc est, parte aliqua resolutum; per obliquam vero<text:line-break/>torsionem: <text:span text:style-name="Default_20_Paragraph_20_Font"><text:span text:style-name="T2">ad manus usque suctum esse;</text:span></text:span> hoc est non ad<text:line-break/>inferiores partes, . ut costas, lumbos, crura. In primis ita-<text:line-break/>que hoc nobis sciendum est, alia quidem sequi symptomata<text:line-break/>laborante spinali medulla proprio aliquo affectu, sive ex sola<text:line-break/>intemperie, sive simul humore quopiam assiuente, ut in ery-<text:line-break/>sipelate, inflammatione atque ulcere putri ; . alia vero contusa,<text:line-break/>una vel pluribus vertebris suo loco motis. Ubi enim pro-<text:line-break/>prio aliquo affectu spinalis ipsa medulla laborat, sive in dex-<text:line-break/>tra sive sinistra parte , citra vertebrarum luxationem; si in<text:line-break/>altera parte duntaxat afficiatur, omnium in<text:span text:style-name="Default_20_Paragraph_20_Font"><text:span text:style-name="T2">t</text:span></text:span>eriorum corpo-<text:line-break/>ris partium, quae e regione laesionis constituuntur, tam sed-</text:p>
      <text:p text:style-name="P3"><text:span text:style-name="Default_20_Paragraph_20_Font"><text:span text:style-name="T2">t</text:span></text:span>us quam motus laeditur; si ve<text:span text:style-name="Default_20_Paragraph_20_Font"><text:span text:style-name="T2">r</text:span></text:span>o utraque pars affecta est,<text:line-break/>omnes partes, tam dextrae quam sinistrae, ei quae laeditur<text:line-break/>subjectae .similiter resolvuntur. At luxata vel ad gibbum<text:line-break/>vel ad concavum vertebra, fieri potest, ut nulla omnino par-<text:line-break/>tium inserturum , vel ad sen<text:span text:style-name="Default_20_Paragraph_20_Font"><text:span text:style-name="T2">t</text:span></text:span>um vel motum oblaedatur ; fle-<text:line-break/>ri etiam potest, ut laedatur eo modo, qui in libr<text:span text:style-name="Default_20_Paragraph_20_Font"><text:span text:style-name="T2">o</text:span></text:span> de artic<text:span text:style-name="Default_20_Paragraph_20_Font"><text:span text:style-name="T2">a-<text:line-break/></text:span></text:span>lorum affectibus ab ipsi, definitus est. Quum enim angulo-<text:line-break/>sa, ut ipse nominat, fit spinalis medullae laxatio, id est,<text:line-break/>quum non paulatim , sed affatim perinde ac si frangeretur,<text:line-break/>pars aliqua curvatur, fubjectas partes omnes laedi necesse est ;<text:line-break/>paulatim vero facta luxatione in orbem, nihil notatu dignum<text:line-break/>patiuntur partes, quae commotae vertebrae supponuntur.<text:line-break/>Sed in obliquum l<text:span text:style-name="Default_20_Paragraph_20_Font"><text:span text:style-name="T2">a</text:span></text:span>xatio laedit omnino partes eas, ad quas<text:line-break/>nervi ex luxatis vertebris procedentes perveniunt, idque mi-<text:line-break/>gis in cervice, in thorace minus, sed multo minus in lumbis,<text:line-break/>accidere solet. Siquidem in cervice vertebrae inter <text:span text:style-name="Default_20_Paragraph_20_Font"><text:span text:style-name="T2">t</text:span></text:span>e con-<text:line-break/>nexae aequaliter utraeque conserunt foramini, unde nervus</text:p>
      <text:p text:style-name="P3">procedit; in thorace autem superior magis, in<text:span text:style-name="Default_20_Paragraph_20_Font"><text:span text:style-name="T2">t</text:span></text:span>erior minus ; <text:span text:style-name="Default_20_Paragraph_20_Font"><text:span text:style-name="T1">sed<text:line-break/></text:span></text:span>in lumbis totus nervus ex superiori excidit vertebra. Qua-<text:line-break/>re hic quidem transversa vertebrarum Iuratio; secum tra-<text:line-break/>hens et spinalem medullam et nervum , illaesum servat ipfi-,<text:line-break/>us secundum naturam ortum ; in cervice vero ex loco medio<text:line-break/>inter duas vertebras procedentes nervi per obliquas luxa-<text:line-break/>tiones lu ea quidem processus parte , ad quam spina spfa de-<text:line-break/>flectitur, opprimuntur, in altera vero tenduntur; acten-<text:line-break/>fiones quidem, ubi ingens lustammatio accesserit, convulsio<text:line-break/>comitatur; compressio<text:span text:style-name="Default_20_Paragraph_20_Font"><text:span text:style-name="T2">n</text:span></text:span>es vero, earum partium, ad quas op-<text:line-break/>pressus nervus pervenit, paralyfis. Igitur merito .in ea an-<text:line-break/>gina, cujus in praemisso sermone sudoris narrata est, ad ma-<text:line-break/>nus usque pervenit paraplegia, utpote manibus nervos ex<text:line-break/>fine cervicis accipientibus ; nam sub cervice thorax est , <text:span text:style-name="Default_20_Paragraph_20_Font"><text:span text:style-name="T1">a<text:line-break/></text:span></text:span>cujus vertebris emergentes nervi non ad manus, sed ad silia-<text:line-break/>tia intercostalia transmittuntur, paucis quibusdam qui ex pri-<text:line-break/>mis procedunt, exceptis.. Igitur per eas, quas nuper dixi-</text:p>
      <text:p text:style-name="P3">nrus, vertebrarum luxationes,. reliquae faciei partes omnes,<text:line-break/>neque in sensu , neque in motu iuterturbantur ; buccae au-<text:line-break/>tem duntaxat fine mandibula laeduntur, ut quae a lato mus-<text:line-break/>culo moventur. Constat itaque musculos, qui nervorum su- -<text:line-break/>orum initium habent a cervicis vertebris, laedi pariter, fi<text:line-break/>fpinalis medulla et provenientes ab ipsa nervi laedantur.<text:line-break/>Verum qui et quot fint hujusmodi musculi , ex nervorum<text:line-break/>qui a spinali medulla oriuntur dissectione didicistis. Quem-<text:line-break/>admodum alia quoque cognitu necessa<text:span text:style-name="Default_20_Paragraph_20_Font"><text:span text:style-name="T2">r</text:span></text:span>ia symptomata, quae<text:line-break/>sequuntur , ubi spinae ipfius vertebrae vel in gibbum , vel<text:line-break/>concavum, vel etiam transversum luxantur; in tertia parte<text:line-break/>commentariorum in librum de articulis cum demonstrationi-<text:line-break/>bus accurate conscripta habetis , quorum summas nunc vobis<text:line-break/>commemoro; atque eorum nonnulla jam percurri, quae ve-<text:line-break/>ro nondum explicata Eunt, ut nihil quicquam hic orationi<text:line-break/><text:span text:style-name="Default_20_Paragraph_20_Font"><text:span text:style-name="T2">nostrae</text:span></text:span> defit, narrabimus. Nam vos. scire decet vertebras<text:line-break/>a suo sitit lunari , aut eloca<text:span text:style-name="Default_20_Paragraph_20_Font"><text:span text:style-name="T2">t</text:span></text:span>um, aut ictum, aut tumorem</text:p>
      <text:p text:style-name="P3">aliquem praeter naturam, nervosa corpora vertebris ipsis<text:line-break/>atque spinali medullae connata divellentem... Haec genere<text:line-break/>duo sunt, alia quidem partium secundum naturam, alia vero<text:line-break/>praeter naturam, tumores quidam, quos Hippocrates uno<text:line-break/>vocabulo comprehendens cruda tubercula nominavit. lgi-<text:line-break/>t ur manifestum est, quod in praemissa constitutione., quam<text:line-break/>libro secundo epidemiornm descripsit,. cervicis vertebris ad-<text:line-break/>jacentes musculi afficiebantur, et tuberosus fortasse tumor<text:line-break/>aliquis accedebat, ob quem conc<text:span text:style-name="Default_20_Paragraph_20_Font"><text:span text:style-name="T2">o</text:span></text:span>cta nonnullos spuisse dicit,<text:line-break/>facta videlicet tuberculorum concoctione. Cur igitur eos<text:line-break/>uliginosos etiam appellavit? an quia spirandi quaedam ipsis<text:line-break/>erat difficultas, citra ullum thoracis et pulmonis affectum?<text:line-break/>Nam hac in re differt angulosus concursus a peripneumonico<text:line-break/>et pleurotico , atque eo praete<text:span text:style-name="Default_20_Paragraph_20_Font"><text:span text:style-name="T2">r</text:span></text:span>ea quod angustiae sensus lu<text:line-break/>gutture esu lu praenotionum itaque libro videtur anginae<text:line-break/>nomine appellere omnes affectus huic loco accidentes, qui<text:line-break/>respirandi difficultatem moliuntur ; sic enim loquitur : <text:span text:style-name="Default_20_Paragraph_20_Font"><text:span text:style-name="T2">An-.<text:line-break/>ginae pericul</text:span></text:span><text:span text:style-name="Default_20_Paragraph_20_Font"><text:span text:style-name="T1">o</text:span></text:span><text:span text:style-name="Default_20_Paragraph_20_Font"><text:span text:style-name="T2">sissimae sc</text:span></text:span><text:span text:style-name="Default_20_Paragraph_20_Font"><text:span text:style-name="T1">i</text:span></text:span><text:span text:style-name="Default_20_Paragraph_20_Font"><text:span text:style-name="T2">at. celeriterque enecant, quaecun-</text:span></text:span></text:p>
      <text:p text:style-name="P3"><text:span text:style-name="Default_20_Paragraph_20_Font"><text:span text:style-name="T2">qu</text:span></text:span>e <text:span text:style-name="Default_20_Paragraph_20_Font"><text:span text:style-name="T2">neque in faucibus neque in, cervice quicquam consum<text:line-break/>cuum reddunt, doloremque plurimum et orth</text:span></text:span>o<text:span text:style-name="Default_20_Paragraph_20_Font"><text:span text:style-name="T2">pnoeam e,,-<text:line-break/>hibent; hae namque eodem die et secundo et tertio et quar-<text:line-break/>to sugntdnt. Quae vero in reliquis peraeque dolorem qu</text:span></text:span>o-<text:line-break/><text:span text:style-name="Default_20_Paragraph_20_Font"><text:span text:style-name="T2">que c</text:span></text:span>o<text:span text:style-name="Default_20_Paragraph_20_Font"><text:span text:style-name="T2">ncitant , sed in tumorem attolluntur et in saueibus<text:line-break/>rubores movent, hae quid</text:span></text:span>e<text:span text:style-name="Default_20_Paragraph_20_Font"><text:span text:style-name="T2">m admodum pericul</text:span></text:span>o<text:span text:style-name="Default_20_Paragraph_20_Font"><text:span text:style-name="T2">sae sunt,<text:line-break/>sed prioribus paulo diuturniore</text:span></text:span>s. <text:span text:style-name="Default_20_Paragraph_20_Font"><text:span text:style-name="T2">At quibus et sauees et<text:line-break/>c</text:span></text:span>e<text:span text:style-name="Default_20_Paragraph_20_Font"><text:span text:style-name="T2">rvicem simul rub</text:span></text:span>o,<text:span text:style-name="Default_20_Paragraph_20_Font"><text:span text:style-name="T2">. occupat, ipsae diuturniores sunt,<text:line-break/>ac maxime ex his evadunt , si rubores simul</text:span></text:span> e<text:span text:style-name="Default_20_Paragraph_20_Font"><text:span text:style-name="T2">t cervicem et<text:line-break/>p</text:span></text:span>e<text:span text:style-name="Default_20_Paragraph_20_Font"><text:span text:style-name="T2">ctus obsideant, neque intr</text:span></text:span>a <text:span text:style-name="Default_20_Paragraph_20_Font"><text:span text:style-name="T2">recurrat er</text:span></text:span>y<text:span text:style-name="Default_20_Paragraph_20_Font"><text:span text:style-name="T2">sipelas. </text:span></text:span>Igitur<text:line-break/>cuivis ce<text:span text:style-name="Default_20_Paragraph_20_Font"><text:span text:style-name="T2">r</text:span></text:span>ta c<text:span text:style-name="Default_20_Paragraph_20_Font"><text:span text:style-name="T2">o</text:span></text:span>niectura est, unic<text:span text:style-name="Default_20_Paragraph_20_Font"><text:span text:style-name="T2">o</text:span></text:span> v<text:span text:style-name="Default_20_Paragraph_20_Font"><text:span text:style-name="T2">o</text:span></text:span>cabul<text:span text:style-name="Default_20_Paragraph_20_Font"><text:span text:style-name="T2">o o</text:span></text:span>mnes hujusce<text:line-break/>Ioci affectus respirationem qu<text:span text:style-name="Default_20_Paragraph_20_Font"><text:span text:style-name="T2">o</text:span></text:span>qu<text:span text:style-name="Default_20_Paragraph_20_Font"><text:span text:style-name="T2">o</text:span></text:span> modo laedentes ipsum<text:line-break/>anginas nominare, nondum s<text:span text:style-name="Default_20_Paragraph_20_Font"><text:span text:style-name="T2">o</text:span></text:span>litis medicis cynanchen per c<text:line-break/>et synanchen per s nominare; tantum abest, ut vel para-<text:line-break/>synanchen vel paracynanchen dicerent ; nominum enim su-<text:line-break/>pervacanea indagati<text:span text:style-name="Default_20_Paragraph_20_Font"><text:span text:style-name="T2">o</text:span></text:span> cum rerum negligentia <text:span text:style-name="Default_20_Paragraph_20_Font"><text:span text:style-name="T2">o</text:span></text:span>rtum duxit,<text:line-break/>proindeque quatu<text:span text:style-name="Default_20_Paragraph_20_Font"><text:span text:style-name="T2">o</text:span></text:span>r quidem n<text:span text:style-name="Default_20_Paragraph_20_Font"><text:span text:style-name="T2">o</text:span></text:span>mina fecerunt, sed ab ipsis</text:p>
      <text:p text:style-name="P3">quum quatu<text:span text:style-name="Default_20_Paragraph_20_Font"><text:span text:style-name="T2">o</text:span></text:span>r affectus significari dixissent ac scripsissent, <text:span text:style-name="Default_20_Paragraph_20_Font"><text:span text:style-name="T10">ηο-<text:line-break/></text:span></text:span>tas ips<text:span text:style-name="Default_20_Paragraph_20_Font"><text:span text:style-name="T2">o</text:span></text:span>rum praetermiserunt. H<text:span text:style-name="Default_20_Paragraph_20_Font"><text:span text:style-name="T2">o</text:span></text:span>c autem a me simul cum<text:line-break/>secundi epidemiorum textu propositum est, quinam tandem<text:line-break/>sint hi quatuor assectus; unus quidem ac primus ipsorum est,<text:line-break/>quum fauces inflammantur, fauces autem nomino internum<text:line-break/>oris locum; ad quem ascendit, tum gulae tum gutturis ex-<text:line-break/>tremunr, alter autem secundus, quum neque fauces neque.<text:line-break/>reliquae oris partes , neque etiam externarum partium usia<text:line-break/>inflammata c<text:span text:style-name="Default_20_Paragraph_20_Font"><text:span text:style-name="T2">o</text:span></text:span>nspicitur , laboranti tamen in gutture fufloca-<text:line-break/>ti<text:span text:style-name="Default_20_Paragraph_20_Font"><text:span text:style-name="T2">o</text:span></text:span>nis senius est; tertius deinceps, ubi externus locus faucis<text:line-break/>um inflammatur; ac qua<text:span text:style-name="Default_20_Paragraph_20_Font"><text:span text:style-name="T2">r</text:span></text:span>tus, ubi gutturis partes tum ev-<text:line-break/>ternae tum internae similiter affectae sunt At superest ad-<text:line-break/>huc alius cervicis affectus, quem silenti<text:span text:style-name="Default_20_Paragraph_20_Font"><text:span text:style-name="T2">o</text:span></text:span> praeterierunt, ubi<text:line-break/>ad anteriores partes vertebrae luxantur, solis interdum mus-<text:line-break/>culis, qui cum ipsis communicant, tumore praeter naturam<text:line-break/>affectis, vel nato ibi.aliquo tuberculo, interdum etiam gula<text:line-break/>pariter cum ipfis vitiata ; n<text:span text:style-name="Default_20_Paragraph_20_Font"><text:span text:style-name="T2">o</text:span></text:span>nnunquam musculis qu<text:span text:style-name="Default_20_Paragraph_20_Font"><text:span text:style-name="T2">o</text:span></text:span>que ip-<text:line-break/>sam gutturi copulantibus, ac praeterea propriis ipsius guttu-</text:p>
      <text:p text:style-name="P3">ris .musculis, a quibus apetitus. Itaque hi quidem omnes<text:line-break/>affectus spirandi quandam difficultatem efficiunt, non tamen<text:line-break/>suffocationis periculum auferunt; at difficulter deglutiunt<text:line-break/>atque dolore afficiuntur ac praecipue cum potus eis in nares<text:line-break/>refllit. Accidit esium interdum , ut ascendente iusiamma-<text:line-break/>tione et lingua et fauces in tumorem attollantur, quemad-<text:line-break/>modum et spfe tradidit. Verum hujuscemodi copulatorum al-<text:line-break/>fectuum enarratione propositus ferme non indiget; nam lin-<text:line-break/>gua affecta aliae actiones deperduntur.</text:p>
      <text:h text:style-name="Heading_20_2" text:outline-level="2">Cap. VII. </text:h>
      <text:p text:style-name="P14">At ubi unius actionis laesio est et sedes<text:line-break/>asseclae plures, nostri nunc i<text:span text:style-name="Default_20_Paragraph_20_Font"><text:span text:style-name="T2">n</text:span></text:span>stituti est, ex caeterorum fym-<text:line-break/>ptomatum varietate discernendo eas inve<text:span text:style-name="Default_20_Paragraph_20_Font"><text:span text:style-name="T2">n</text:span></text:span>ire. Quippe nul-<text:line-break/>lo spirabilium instrumentorum quoquo m<text:span text:style-name="Default_20_Paragraph_20_Font"><text:span text:style-name="T2">o</text:span></text:span>do , <text:span text:style-name="Default_20_Paragraph_20_Font"><text:span text:style-name="T2">n</text:span></text:span>eque prima-<text:line-break/><text:span text:style-name="Default_20_Paragraph_20_Font"><text:span text:style-name="T2">rio</text:span></text:span>, neque per c<text:span text:style-name="Default_20_Paragraph_20_Font"><text:span text:style-name="T2">o</text:span></text:span>nsensum affect<text:span text:style-name="Default_20_Paragraph_20_Font"><text:span text:style-name="T2">o</text:span></text:span>, fieri minime p<text:span text:style-name="Default_20_Paragraph_20_Font"><text:span text:style-name="T2">o</text:span></text:span>test, ut re-<text:line-break/>lpirati<text:span text:style-name="Default_20_Paragraph_20_Font"><text:span text:style-name="T2">o</text:span></text:span> laedatur. Quum autem plura ipfit sint spirandi m-<text:line-break/>strumenta ac praeterea alter quoque non paucus partium nu-<text:line-break/>merus, quibus sala consentire consueverunt, non abs re-</text:p>
      <text:p text:style-name="P3">multis distinctionibus indiget is, qui et primario asseclas fe-<text:line-break/>des et consentie<text:span text:style-name="Default_20_Paragraph_20_Font"><text:span text:style-name="T2">n</text:span></text:span>tes passim invenire conatur. Igitur statim<text:line-break/>ex sola respirationis specie nonnihil et de affecta sede et de<text:line-break/>ipso affectu conjicere licet. Nam rideatur laborans inter<text:line-break/>spirandum totum movere thoracem , ut in parte quidem au-<text:line-break/>teriore ad jugulum, in utroque latere ad epomidas, in parte<text:line-break/>posteriore ad scapulas usque motus ipsius ascendat; tres ex<text:line-break/>hujusmodi respiratione assectus significantur ; unus est, fla-<text:line-break/>grans in pulmone atque corde calor; alter, in aliquo spiris<text:line-break/>testum organorum angustia; tertius est, facultatis musculos<text:line-break/>thoracis moventis debilitas. Quum igitur hujuscemodi re-<text:line-break/>spi<text:span text:style-name="Default_20_Paragraph_20_Font"><text:span text:style-name="T2">r</text:span></text:span>ationem conspexeris, inprimis pulsus perpendere opor-<text:line-break/>tet; lu enim quantus fit oalor, indicabunt, sicut in libro de<text:line-break/>praenotionibus a pulsu scriptum est; delude exspirationem,<text:line-break/>an multa et cunferta et cum efflatione fiat; postremo thora- ,<text:line-break/>cem in pectore tangere, quem si quis ardentem invenerit,<text:line-break/>jam omnes copiosi caloris notas habuerit ; quibus ex alum-</text:p>
      <text:p text:style-name="P3">danti accedit famei <text:span text:style-name="Default_20_Paragraph_20_Font"><text:span text:style-name="T2">o</text:span></text:span>cul<text:span text:style-name="Default_20_Paragraph_20_Font"><text:span text:style-name="T2">o</text:span></text:span>runrque rub<text:span text:style-name="Default_20_Paragraph_20_Font"><text:span text:style-name="T2">o</text:span></text:span>r , capitis ardor , litis<text:line-break/>vehemens , lingua arida et aspera et qu<text:span text:style-name="Default_20_Paragraph_20_Font"><text:span text:style-name="T2">o</text:span></text:span>d dicat infirmus sese<text:line-break/>ardere. Si ver<text:span text:style-name="Default_20_Paragraph_20_Font"><text:span text:style-name="T2">o</text:span></text:span> incendii signis modum servantibus , th<text:span text:style-name="Default_20_Paragraph_20_Font"><text:span text:style-name="T2">o</text:span></text:span>rax<text:line-break/>vehementer dilatetur, angustia quaedam est in spirabilibus<text:line-break/>organis; quere vel pars aliqua ad guttur affecta est; vel mul-<text:line-break/>lis humoribus pulm<text:span text:style-name="Default_20_Paragraph_20_Font"><text:span text:style-name="T2">o</text:span></text:span> aut th<text:span text:style-name="Default_20_Paragraph_20_Font"><text:span text:style-name="T2">o</text:span></text:span>rax est oppletus ; vel aliquod<text:line-break/>turberculum in ipfis nascitur, ex quo genere est abscessus<text:line-break/>vocatus. Atque gutturis assectus tum primarios tum e<text:span text:style-name="Default_20_Paragraph_20_Font"><text:span text:style-name="T2">o</text:span></text:span>s,<text:line-break/>quibus per consensum infestatur , jam percurrimus; pulmo-<text:line-break/>uls autem thoracisqne vitia paul<text:span text:style-name="Default_20_Paragraph_20_Font"><text:span text:style-name="T2">o</text:span></text:span> post accuratius perfeque-<text:line-break/>mur ; nam in praesentia spinalis medullae assectus tractare<text:line-break/>prop<text:span text:style-name="Default_20_Paragraph_20_Font"><text:span text:style-name="T2">o</text:span></text:span>suimus, tum alios tum qui ei per imbecillitatem v<text:span text:style-name="Default_20_Paragraph_20_Font"><text:span text:style-name="T2">o</text:span></text:span>ca-<text:line-break/>tam accidunt. Fit autem <text:span text:style-name="Default_20_Paragraph_20_Font"><text:span text:style-name="T2">spinali</text:span></text:span>s <text:span text:style-name="Default_20_Paragraph_20_Font"><text:span text:style-name="T2">medullae</text:span></text:span> imbecillitas in.<text:line-break/>turdum cerebri- viti<text:span text:style-name="Default_20_Paragraph_20_Font"><text:span text:style-name="T2">o</text:span></text:span>, utpote a quo utramque facultatem, et<text:line-break/>scnfitricem et m<text:span text:style-name="Default_20_Paragraph_20_Font"><text:span text:style-name="T2">o</text:span></text:span>tricem, ipsa accipit; interdum ipsius dun-<text:line-break/>taxat spinalis medullae primario affectu laborantis <text:span text:style-name="Default_20_Paragraph_20_Font"><text:span text:style-name="T2">o</text:span></text:span>b pecusi-</text:p>
      <text:p text:style-name="P3">arem intemperiem, vel toti ipfi, vel diversis partibus obor-<text:line-break/>tam, quae multis medicis ne m mentem quidem venit, quum.<text:line-break/>tamen creberrime rideant laborantes quosdam adeo exolutus,<text:line-break/>ut vix digitos manus possint movere, quamvis omnibus tho-<text:line-break/>racis partibus respirent, nullo ardente calore ad magnam<text:line-break/>respirationem ipsos cogente. Id vero ob hujusmodi causam<text:line-break/>eis accidit. Dum quiescit animans, liberam expirationem<text:line-break/>iulum septum transversum, modo valeat, efficit; quum vero<text:line-break/>infirmum est ipsum, sane solum spicandi munus perficere<text:line-break/><text:span text:style-name="Default_20_Paragraph_20_Font"><text:span text:style-name="T10">ηθη </text:span></text:span>valet, tumque intercostaliuni musculorum concurrit au-<text:line-break/>tisium; tum fi p<text:span text:style-name="Default_20_Paragraph_20_Font"><text:span text:style-name="T2">r</text:span></text:span>aeterea majori animal inspiratione egeat et<text:line-break/>supernorum omnium, quorum maximi scapulas secum mani-<text:line-break/>feste move<text:span text:style-name="Default_20_Paragraph_20_Font"><text:span text:style-name="T2">n</text:span></text:span>t. Quum itaque hominem spirandi opus omni-<text:line-break/>bus thoracis partibus perficere rideris, non tamen frequen-<text:line-break/>ter inspirantem , tunc quantum thorax dilatetur , perpende,<text:line-break/>atque narium pinnas; has enim ipsum contrahere comperies<text:line-break/>et parvam thoraris facere dilatationem, non quemadmodum</text:p>
      <text:p text:style-name="P3">in ardentibussebribus ob caloris copiam faciunt ii, qui viri-<text:line-break/>bus valent, hi namque totum thoracem plurimum dilatant;<text:line-break/>neque etiam ut illi, quibus id evenit ob aliquam spiritalium<text:line-break/>instrumentorum angustiam, ut in anginis atque dyspuoeis,<text:line-break/>quas fluxio multa et affatim descendens induxit; neque ab<text:line-break/>utraque causa, ut in peripneumonlis , nam hoc morbo affecti<text:line-break/>et mamma et frequentissima respi<text:span text:style-name="Default_20_Paragraph_20_Font"><text:span text:style-name="T2">r</text:span></text:span>atio<text:span text:style-name="Default_20_Paragraph_20_Font"><text:span text:style-name="T2">n</text:span></text:span>e utuntur.. Sed<text:line-break/>quemadmodum ob virium infirmitatem, ita ob unius quoque<text:line-break/>partis imbecillitatem particularem omnes thoracis partes di-<text:line-break/>latari coguntur. Gymnestes ergo Secundus, ut qui posset,<text:line-break/>quid .pateretur, observare, sentire se manifeste septi trans-<text:line-break/>verfi dicebat imbecillitatem, ob quam cogebatur in tercostales<text:line-break/>musculos continuo movere, atque nonnunquam etiam supe-<text:line-break/>riores.; quondam etiam sonam circumdans hypochondriorum<text:line-break/>partibus, sola transversi septi motione sufficienter spirabat,<text:line-break/>quo tempore scilicet quiescebat. Verum an ad septi trans<text:line-break/>versi musculum, an ad nervos in ipsum pervenientes, an ad<text:line-break/>utrosque pertineret imbecillitas, mihi quidem explicatu per-</text:p>
      <text:p text:style-name="P3">difficile ridebatur; at eandem respirationem etiam in alio<text:line-break/>quodam notavi, quem aliquando equus in hypochondri<text:span text:style-name="Default_20_Paragraph_20_Font"><text:span text:style-name="T2">o</text:span></text:span>rum<text:line-break/>regione calet triverat adeo atrociter, ut oborta in septo trans -<text:line-break/>verso histammatione, mortis periculum immineret ; quumque<text:line-break/>evasisset ab eo periculo, imbecillitatem tamen semper reti-<text:line-break/>nuerat. ln alio etiam, qui a vehementi peripneumoniacon-<text:line-break/>valescebat, brachii tam posteriores quam internae partes et<text:line-break/>cubiti maxima pars eodem modo ad summos usque digitos<text:line-break/>sensus difficultate laboraverunt, atque motus quoque aliquo- .<text:line-break/>rum nonnihil laesus est. Huic nervos in primo atque fe-<text:line-break/>cuudo intercostali loco laesos esse accidit, quorum primus<text:line-break/>insignis magnitudinis per intimas partes abditus defertur, ei<text:line-break/>qui ipsum praecessit, admixtus, sed multas in partes divisus,<text:line-break/>quas in dissectionibus vidimus, ipsarumque aliquas per iute-<text:line-break/>riorem cubiti regionem usque ad digitorum extrema perve-<text:line-break/>nientes ; secundus vero nervus. tenuis , nulli alteri admixtus,<text:line-break/>per axillam sub cute ad brachium fertur, dispersus per cutis</text:p>
      <text:p text:style-name="P3">ejus tam poste<text:span text:style-name="Default_20_Paragraph_20_Font"><text:span text:style-name="T2">r</text:span></text:span>iores quam internas pa<text:span text:style-name="Default_20_Paragraph_20_Font"><text:span text:style-name="T2">r</text:span></text:span>tes. Hic homo ce-<text:line-break/>leviter curatus est, admoto nervorum exortor medicamento<text:line-break/>ad primum ac secundum intercostale spatium ; quemadmo-<text:line-break/>dum quoque alii nonnulli , quibus utrumque crus paulatim<text:line-break/>resolvebatur , admoto lumbis medicamento in eo loco , unde<text:line-break/>a spicati medulla cruribus nervi adveniunt, nullo resolutis<text:line-break/>cruribus medicamento a nobis appofito; neque enim ipso-<text:line-break/>rum, sed medullae proprius erat affectus. Alteri magna ob-<text:line-break/>orta suppuratione in alterius natis regione ac primis ejus<text:line-break/>cruris partibus, nervi ejus cruris per chirurgiam nudati sunt,<text:line-break/>tum parte sanata, toti membro movendi difficultas accidit;<text:line-break/>unde coniiciens scirrlrosum quidpiam concitatae prius instam-<text:line-break/>mationis in nervorum quodam derelictum , huiusmodi asse-<text:line-break/>etui accommodans <text:span text:style-name="Default_20_Paragraph_20_Font"><text:span text:style-name="T2">curati</text:span></text:span>o<text:span text:style-name="Default_20_Paragraph_20_Font"><text:span text:style-name="T2">nem, </text:span></text:span>affecto loco soli idonea me-<text:line-break/>dicamenta adhibui, hominemque perfecte sanari. Ut autem<text:line-break/>de partibus famei dictum est, ita et in reliquis quoque omni-<text:line-break/>bus, unica duntaxat pereunte actione, solum musculum ip-</text:p>
      <text:p text:style-name="P3">sam efficientem , aut nervum ipsius affectum esse putandum<text:line-break/>est Si vero plures actiones laesae sint, fi uno in loco, ac-<text:line-break/>cidit interdum omnes ipsos musculos a communi aliqua cau-<text:line-break/>sa laedi; fieri etiam potest, ut nervus aliquis musculis illis<text:line-break/>communis afficiatur. Enimvero quidam quum in fluvio pis-<text:line-break/>ces venans adeo circa sedem et vesicam perfrigeratus scisset,<text:line-break/>ut ipsi inrito essiueret et alvi excrementum et urina, per ca-<text:line-break/>lesacientia remedia affectis musculis admota celeriter sanus<text:line-break/>evasit. Alius autem eisdem molestatus symptomatis fine ma-<text:line-break/>nifesta causa, laesis circa os sacrum ne<text:span text:style-name="Default_20_Paragraph_20_Font"><text:span text:style-name="T2">r</text:span></text:span>vis, multo tempore<text:line-break/>per multa praesidia vix sanatus est. Igitur quod protinus ab<text:line-break/>initio dicebam, illius nunc quoque mentione Iacta ad alia di-<text:line-break/>vertam; si quis ex anatome, ad quam partem descendant<text:line-break/>singuli nervi a spinali medulla p<text:span text:style-name="Default_20_Paragraph_20_Font"><text:span text:style-name="T2">r</text:span></text:span>odeuntes, cognoverit, asse-<text:line-break/>etas sedes quam facillime inveniet. Ex artis autem operi-<text:line-break/>bus vos ho<text:span text:style-name="Default_20_Paragraph_20_Font"><text:span text:style-name="T2">r</text:span></text:span>um examen reipsa deprehendistis ; namque sae-<text:line-break/>penume<text:span text:style-name="Default_20_Paragraph_20_Font"><text:span text:style-name="T2">r</text:span></text:span>o vidistis ex hujusmodi dignotione manifeste juvari</text:p>
      <text:p text:style-name="P3">laborantes. Nam non solum crura et manus temere ac fiu-<text:line-break/>stra multi mediet tota die nocteque calefacientibus medica-<text:line-break/>mentis perfricant, negligentes locum ubi vel spinalis me-<text:line-break/>d ulla, vel nervus aliquis ex ipsis emergens laeditur; verum<text:line-break/>etiam caput cujusdam non ita pridem impositis medica-<text:line-break/>mentis vehementer calefacientibus ulceravemnt, putantes<text:line-break/><text:span text:style-name="Default_20_Paragraph_20_Font"><text:span text:style-name="T2">t</text:span></text:span>en<text:span text:style-name="Default_20_Paragraph_20_Font"><text:span text:style-name="T2">t</text:span></text:span>um ipsius graviter lae<text:span text:style-name="Default_20_Paragraph_20_Font"><text:span text:style-name="T2">t</text:span></text:span>um hoc pacto fe revocaturos.<text:line-break/>Atque nos hunc ipsum sanavimus, inventa sude assecla, tum<text:line-break/>ex reliquis symptomatis tum ex evidentibus causis, super<text:line-break/>quibus singulis interrogavimus, quarum una hujusmodi erat,<text:line-break/>quum <text:span text:style-name="Default_20_Paragraph_20_Font"><text:span text:style-name="T2">t</text:span></text:span>uli multa pluria ac vento impetuosio ambulasset, pal-<text:line-break/>liunr circa cervicem madefactum ajebat adeo, ut vehementi<text:line-break/>fe frigore in ea parte affectum sentiret. Itaque qui scivisset<text:line-break/>ex pruinis spinae vertebris quatuor nervos ad caput ascende-<text:line-break/>re, a quibus pessis ipsum ambiens <text:span text:style-name="Default_20_Paragraph_20_Font"><text:span text:style-name="T2">t</text:span></text:span>ensum accipit , faclle <text:span text:style-name="Default_20_Paragraph_20_Font"><text:span text:style-name="T2">t</text:span></text:span>e-<text:line-break/>dem affectam invenisset, qua sanata, capitis quoque pellis<text:line-break/>pariter sanam esset, nulla primaria affectione laborans ; me-</text:p>
      <text:p text:style-name="P3">diri vero neque hujusmodi nervos neque eos qui per singu-<text:line-break/>las cutis partes disperti sunt cog<text:span text:style-name="Default_20_Paragraph_20_Font"><text:span text:style-name="T2">n</text:span></text:span>oscentes ,quum in prom-<text:line-break/>ptu .eis esset minimae particulae juxta nervi mitium adhibe<text:span text:style-name="Default_20_Paragraph_20_Font"><text:span text:style-name="T2">r</text:span></text:span>e<text:line-break/>remedia, partes illaesas molestant. Ego vero saepenumero<text:line-break/>vos monui, alios quidem lu ipsa spinali medulla veluti ra-<text:line-break/>dicem habere, alios vero velut ex magnis ramis e spina-<text:line-break/>li medulla exortis procedere ; qui rursus divisi distri-<text:line-break/>buuntur,. alii pe<text:span text:style-name="Default_20_Paragraph_20_Font"><text:span text:style-name="T2">r</text:span></text:span> valde multas cutis partes, alii per pau-<text:line-break/>ciores , ut mirer anatomicos viros illos non cognovisse,<text:line-break/>atque in nervorum resolutione quaerere, quam ob ca<text:span text:style-name="Default_20_Paragraph_20_Font"><text:span text:style-name="T2">n-<text:line-break/></text:span></text:span>sum resolutarum partium non semper et motus et sensus<text:line-break/>pereat, sed aliquando motus, aliquando len<text:span text:style-name="Default_20_Paragraph_20_Font"><text:span text:style-name="T2">t</text:span></text:span>us , aliquando^ et<text:line-break/>scusus et motus. Arbitrantur namque nervorum- in musco-<text:line-break/>los distiibutorum reliquiasad cutem tendere, ob idque, quum<text:line-break/>nervus per musculum distributus affectus est, in magnis .as-<text:line-break/>fectibus ipfius utrumque, et sensum et motum <text:span text:style-name="Default_20_Paragraph_20_Font"><text:span text:style-name="T2">r</text:span></text:span> simullaedi;<text:line-break/>in levibus adhuc servari quidem sensum, utp<text:span text:style-name="Default_20_Paragraph_20_Font"><text:span text:style-name="T2">o</text:span></text:span>te qui non tan-</text:p>
      <text:p text:style-name="P3">tum roboris desideret; motum vero, eo quod robustis egeat<text:line-break/>viribus , perire. Interdum enim unus musculus veI totum<text:line-break/>crus vel manum movens , ac proinde viribus indigens , si<text:line-break/>afficiatur, munus suum perficere nequit, memb<text:span text:style-name="Default_20_Paragraph_20_Font"><text:span text:style-name="T2">r</text:span></text:span>umque ipsum<text:line-break/>immobile relinquit, sentiendi vero facultas partium affectio-<text:line-break/>nes discernens, illaesa tunc permanet, ut quae non validis<text:line-break/>egeat viribus ; quippe nihil minus, imo magis etiam; pati<text:line-break/>possunt partes debiles, dig<text:span text:style-name="Default_20_Paragraph_20_Font"><text:span text:style-name="T2">n</text:span></text:span>otioque affectionis sufficienter fit<text:line-break/>etiam per imbecillas vires. lgitur ratio ipsorum in hujus-<text:line-break/>modi quidem nervorum paralysi probabilis est ; ubi vero de-<text:line-break/>perdita sentiendi facultate, motus non perit, nonnulli qui-<text:line-break/>dem adeo vanas adduxere rationes, ut satius scisset eos con-<text:line-break/>ticescere ; nonnulli vero cognita quaestionis difficultate, non<text:line-break/>gravati sunt dicere, hujuscemodi paralysis speciem, qua fer-<text:line-break/>vato motu saulus perderetur, neminem unquam vidisse.<text:line-break/>Nam qui sibi sectae alienius principatum usurpant, ad artis<text:line-break/>vero opera non accedunt, nihil non audent, sed quiduis<text:line-break/>prompte me<text:span text:style-name="Default_20_Paragraph_20_Font"><text:span text:style-name="T2">n</text:span></text:span>tiuntur, atque scribunt nonnulla, perinde ac si</text:p>
      <text:p text:style-name="P3">frequenter conspexerint, quae ne per somnium quideni un-<text:line-break/>quam viderunt, plurima nunquam visa esse ajunt, quae ab<text:line-break/>ipsis quotidie conspiciuntur.</text:p>
      <text:h text:style-name="Heading_20_2" text:outline-level="2">Cap. VIII. </text:h>
      <text:p text:style-name="P15">Jam convenit quidem inter medicos sau-<text:line-break/>guinem e gula ventriculoque vomitione, ex spiritalibus par-<text:line-break/>tibus tussi, ex faucibus et gurgusione screatu, ut ex ore<text:line-break/>simplici expulsione expelli; nos vero eum a capite per gur-<text:line-break/>gusionis praecipue partes internas ad fauces affatim descen-<text:line-break/>dentem , tussiendo educi saepenumero conspeximus ; nam<text:line-break/>subitu gutturi irrue<text:span text:style-name="Default_20_Paragraph_20_Font"><text:span text:style-name="T2">n</text:span></text:span>s tussim movet. Quere dilige<text:span text:style-name="Default_20_Paragraph_20_Font"><text:span text:style-name="T2">n</text:span></text:span>ter ad-<text:line-break/>vertere animum oportet, ne aliquando hujusmodi sangui<text:span text:style-name="Default_20_Paragraph_20_Font"><text:span text:style-name="T2">n</text:span></text:span>em<text:line-break/>ex spiritalibus organis asce<text:span text:style-name="Default_20_Paragraph_20_Font"><text:span text:style-name="T2">n</text:span></text:span>dere putemus , quemadmodum<text:line-break/>sane quosdam novi medicos falso opluatos, ex quibus ipsi<text:line-break/>decepti sunt credentes non recte multos praestantissimos<text:line-break/>medicos asseruisse, hujusmodi sanguinis eruptionem esse<text:line-break/>periculosissimam, tanquam pulmone vehementer affecto;<text:line-break/>neque enim par esse, exiguam in ipso. venam diruptam.</text:p>
      <text:p text:style-name="P3">Fieri- quoque potest, ut vel erosa, vel exesa, vel utcunque<text:line-break/>nominare .volueris, vena, sanguis affatim tussiendo ejiciatur.<text:line-break/>Quum enim retroactis temporibus quis ex intervallis quoti-<text:line-break/>die paucum sanguinem tussiendo expuisse cernitur, supe<text:span text:style-name="Default_20_Paragraph_20_Font"><text:span text:style-name="T2">r</text:span></text:span>ve-<text:line-break/>nitque ei postea multi sanguinis inter tussiendum eruptio,<text:line-break/>neque aballo delapso; neque in certamine, nequo palaestra<text:line-break/>graviter vulnerato, neque etiam sub ullo grani pondere op-<text:line-break/>presso thorace, reliquum est, ob insignem e<text:span text:style-name="Default_20_Paragraph_20_Font"><text:span text:style-name="T2">r</text:span></text:span>ofionem pluri-<text:line-break/>mum sanguinem tussiend<text:span text:style-name="Default_20_Paragraph_20_Font"><text:span text:style-name="T2">o</text:span></text:span> fuisse rejectum. Atque non pauci<text:line-break/>sic affecti pulmonis quasdam particulas fimul cum sanguine<text:line-break/>ejecerunt. Quocirca diligenter conside<text:span text:style-name="Default_20_Paragraph_20_Font"><text:span text:style-name="T2">r</text:span></text:span>are oportet,- an spu-<text:line-break/>mosum quippiam -simul educatur; id enim efficacissimum est<text:line-break/>indicium eductionis e pulmone ; quemadmodum ubi aut<text:line-break/>bronclni pars quaedam, aut arteriae, aut venae tunicae, aut<text:line-break/>etiam pulmonis ipsius carnis alluitur. Nihil autem horum<text:line-break/>accidit lis; qui ex thorace sanguinem extussiunt, ut nec dolor<text:line-break/>aliquis iis, qui a pulmone, utpote qui duos nervos perquam</text:p>
      <text:p text:style-name="P3">tenues a <text:span text:style-name="Default_20_Paragraph_20_Font"><text:span text:style-name="T2">t</text:span></text:span>extu nervorum a cerebro ortorum coniugatio<text:span text:style-name="Default_20_Paragraph_20_Font"><text:span text:style-name="T2">n</text:span></text:span>e<text:line-break/>recipit, per membranam extrinsecus ipsum continentem di-<text:line-break/>fpersos, lud per visceris p<text:span text:style-name="Default_20_Paragraph_20_Font"><text:span text:style-name="T2">r</text:span></text:span>ofunditatem non extensus ; verum<text:line-break/>thoraci, ut scitis, multi ab internis , multi etiam ab externis^<text:line-break/>pa<text:span text:style-name="Default_20_Paragraph_20_Font"><text:span text:style-name="T2">r</text:span></text:span>tibus sunt ne<text:span text:style-name="Default_20_Paragraph_20_Font"><text:span text:style-name="T2">r</text:span></text:span>vi, quibus facile dolores percipi possunt.<text:line-break/>Praeterea quia thorax musculis ossibusque abundat, pulmo<text:line-break/>vero laxus est , atque a compressione , aut contusione tutus,<text:line-break/>thoracis dolores intensiores sunt, pulmonis <text:span text:style-name="Default_20_Paragraph_20_Font"><text:span text:style-name="T2">r</text:span></text:span>emissiores.<text:line-break/>Quum igitur dolente thoracis parte quapiam, sanguinem quis<text:line-break/>tussiendo rejecerit, neque inultum , neque rubrum, sed jam<text:line-break/>nigricantem, grumosumque, huic thorax primaria affectione<text:line-break/>infestatur, at fanguis per pulmonem ita educitur, ut in sup-<text:line-break/>paratis affectibus pus, quod inte<text:span text:style-name="Default_20_Paragraph_20_Font"><text:span text:style-name="T2">r</text:span></text:span> tho<text:span text:style-name="Default_20_Paragraph_20_Font"><text:span text:style-name="T2">r</text:span></text:span>acem et pulmonem<text:line-break/>lenius judicio contineri percipitur. Sic et pleuriticis fpu-<text:line-break/>tum quovis modo coloratum apparet , usque sequenti quinto<text:line-break/>libro dicetur. Nunc vero de ulceribus sanguinis rejcctioni<text:line-break/>supervenientibus deinceps dicendum est. Nam lu pulmone<text:line-break/>creberrime fiunt , accurationem, ut quibusdam videtur, ne-</text:p>
      <text:p text:style-name="P3">quaquam admittunt, ut alii putant, difficulte<text:span text:style-name="Default_20_Paragraph_20_Font"><text:span text:style-name="T2">r</text:span></text:span> admodum sa-<text:line-break/>nantur; at in thorace dirupta vasa, a quibus fanguis expui-<text:line-break/>tur, magna ex parte c<text:span text:style-name="Default_20_Paragraph_20_Font"><text:span text:style-name="T2">o</text:span></text:span>nglutinantur; nunquam enim hujus-<text:line-break/>cem<text:span text:style-name="Default_20_Paragraph_20_Font"><text:span text:style-name="T2">o</text:span></text:span>di ulce<text:span text:style-name="Default_20_Paragraph_20_Font"><text:span text:style-name="T2">r</text:span></text:span>a, vel diuturna, curationi <text:span text:style-name="Default_20_Paragraph_20_Font"><text:span text:style-name="T2">o</text:span></text:span>mnino resistunt;<text:line-break/>quae ve<text:span text:style-name="Default_20_Paragraph_20_Font"><text:span text:style-name="T2">r</text:span></text:span>o in pulmone l<text:span text:style-name="Default_20_Paragraph_20_Font"><text:span text:style-name="T2">o</text:span></text:span>ngo jam temp<text:span text:style-name="Default_20_Paragraph_20_Font"><text:span text:style-name="T2">or</text:span></text:span>e permanse<text:span text:style-name="Default_20_Paragraph_20_Font"><text:span text:style-name="T2">r</text:span></text:span>unt,<text:line-break/>quamvis aliquando ementur, relinquunt tamen in ipso cal-<text:line-break/>lusum quid et fistulosum, quod tractu tempo<text:span text:style-name="Default_20_Paragraph_20_Font"><text:span text:style-name="T2">r</text:span></text:span>is levi <text:span text:style-name="Default_20_Paragraph_20_Font"><text:span text:style-name="T2">o</text:span></text:span>ccasio-<text:line-break/>ne excoriatu<text:span text:style-name="Default_20_Paragraph_20_Font"><text:span text:style-name="T2">r</text:span></text:span>, atque cum iis quae inde expuuntu<text:span text:style-name="Default_20_Paragraph_20_Font"><text:span text:style-name="T2">r</text:span></text:span> interdum<text:line-break/>simul educitur ramentum a medicis vocatum, ac c<text:span text:style-name="Default_20_Paragraph_20_Font"><text:span text:style-name="T2">r</text:span></text:span>uoris exi-<text:line-break/>gua quaedam guttula. Atque haec etiam ulceribus alio in<text:line-break/>loc<text:span text:style-name="Default_20_Paragraph_20_Font"><text:span text:style-name="T2">o</text:span></text:span> genitis communia sunt; verum ex gula veutriculoque,<text:line-break/>vomitu; .ex <text:span text:style-name="Default_20_Paragraph_20_Font"><text:span text:style-name="T2">r</text:span></text:span>enibus et vesica, cum urina; ex intestinis ve<text:span text:style-name="Default_20_Paragraph_20_Font"><text:span text:style-name="T2">r</text:span></text:span>o,<text:line-break/>dejectione excernuntur; sed ex spiritalibus lustiumentis fine<text:line-break/>tussi expui non possunt. Quod si pluribus deinceps diebus<text:line-break/>aliquis cru<text:span text:style-name="Default_20_Paragraph_20_Font"><text:span text:style-name="T2">or</text:span></text:span>em et.fcreaverit et emunxerit, citra capitis vel<text:line-break/>dolorem vel gravitatem, sive praesentem sive praeteritam,<text:line-break/>citraque ictum illic inflictum, hujus et t<text:span text:style-name="Default_20_Paragraph_20_Font"><text:span text:style-name="T2">o</text:span></text:span>tum narium mea-<text:line-break/>tum, atqne eam oris partem, qua ad nares f<text:span text:style-name="Default_20_Paragraph_20_Font"><text:span text:style-name="T2">o</text:span></text:span>ramen tendit,</text:p>
      <text:p text:style-name="P3">accurate considerare oportet; nam fit aliquando hujusmodi<text:line-break/>symptoma, hirudine huic loco adhaerente , quae quidem in<text:line-break/>dies augetur, ut quamvis primis diebus ob exiguitatem seu-<text:line-break/>sum effugiat, tertio tamen quartove die facile cernatur.<text:line-break/>Eadem ratione ex ventriculo quoque cruor epota fanguifuga<text:line-break/>nonnunquam evomitur. Sed est hujusmodi cruor tenuis,<text:line-break/>fanieique speciem refert, sive e ventriculo, sive ex naribus,<text:line-break/>sive ex ore ferri rideatur, ut cum tale co<text:span text:style-name="Default_20_Paragraph_20_Font"><text:span text:style-name="T2">n</text:span></text:span>spexeris, ac prae-<text:line-break/>terea homluis consideraveris habitum, super que .praeteritis<text:line-break/>eum interrogaveris, ex omnibus rei ipsius veritatem facile<text:line-break/>coniicias. Equidem quum viderem hominem integra vale-<text:line-break/>tudine hujusmodi cruorem evomentem, interrogavi, qua ri-<text:line-break/>ctus ratione antea fuisset nsus ; ille vero inter alia quae nar-<text:line-break/>ravit, hoc quoque addidit, fe quum nocte quadam sitiret,<text:line-break/>ex fonte quodam non admodum mundam aquam continente,<text:line-break/>aquam bibisse a fervo sibi quodam allatum. Quibus auditis,<text:line-break/>sciscitatus fum, apparuissentire aliquando sanguisugae hr ipIo</text:p>
      <text:p text:style-name="P2">fonte ; qui quum se vidisse fateretur , dato idoneo medica-<text:line-break/>mento , hirudinem vomitione eduxi. At quum estus quis-<text:line-break/>piam hujusmodi cruorem emungeret et expueret, ac ipio<text:line-break/>narrante audirem eum rure, aestatis tempore, in stagno quo-<text:line-break/>dam cum caeteris juvenibus juvenili ludo, qualem adoles-<text:line-break/>centos in aqua ludere folent, exercitatum, fciremque in eo<text:line-break/>stagno sanguisugas esse, duxi laborantem ad splendorem;</text:p>
      <text:p text:style-name="Normal">. converfoque directe ad solis radios narium foramine , in eo<text:line-break/>loco. ubi nasus ad oris regionem perforatur, hirudinis in<text:line-break/>meatu latentis caudam conspexi. Has igitur historias vobis<text:line-break/>narrare operae pretium duri.</text:p>
      <text:h text:style-name="Heading_20_2" text:outline-level="2">Cap. IX.</text:h>
      <text:p text:style-name="P15"><text:s/>Enimvero quod his in sermonibus laesio-<text:line-break/>nem intelligere oporteat, etiamsi non penitus tota partis actio<text:line-break/>secuudunr naturam deperdatur, saepenume<text:span text:style-name="Default_20_Paragraph_20_Font"><text:span text:style-name="T2">r</text:span></text:span>o jam diximus,<text:line-break/>nec ab re fuerit, in praesentia monuisse. Praeterea, quam-<text:line-break/>vis non ignoretis, monitos vos velim, non eandem esse rem<text:line-break/>vocem et locutionem , sed vocem vocalium instrumentorum<text:line-break/>opus esse, locutionem vero loquentium , .quorum lingua est</text:p>
      <text:p text:style-name="P3">maxime princeps , non parum autem co<text:span text:style-name="Default_20_Paragraph_20_Font"><text:span text:style-name="T2">n</text:span></text:span>ferunt et nares et<text:line-break/>labra et dentes; sic etiam v<text:span text:style-name="Default_20_Paragraph_20_Font"><text:span text:style-name="T2">o</text:span></text:span>cis instrumenta esse guttur et<text:line-break/>musculos ipsum m<text:span text:style-name="Default_20_Paragraph_20_Font"><text:span text:style-name="T2">o</text:span></text:span>ventes , atque nerv<text:span text:style-name="Default_20_Paragraph_20_Font"><text:span text:style-name="T2">o</text:span></text:span>s qui a cerebro ipsis<text:line-break/>facultatem deferunt. Igitur si vel claudentes vel aperien-<text:line-break/>tes guttur musculi immobiles reddantur, qui sic afficitur, mu-<text:line-break/>tus evadet omnino ; ubi vero vel difficulter moventur , vel<text:line-break/>palpitant, aut tremunt-, pr<text:span text:style-name="Default_20_Paragraph_20_Font"><text:span text:style-name="T2">o</text:span></text:span> affectionis modo vox laedetur;-<text:line-break/>similiter, si convehendo, vel concutiend<text:span text:style-name="Default_20_Paragraph_20_Font"><text:span text:style-name="T2">o</text:span></text:span> m<text:span text:style-name="Default_20_Paragraph_20_Font"><text:span text:style-name="T2">o</text:span></text:span>veantur. At<text:line-break/>vero si imbecillae luerim ipsis vices , sive ob suam ipsorum,<text:line-break/>sive ob nervorum ipsos moventium affectionem, obscuram et<text:line-break/>parvam efficient v<text:span text:style-name="Default_20_Paragraph_20_Font"><text:span text:style-name="T2">o</text:span></text:span>cem. Qu<text:span text:style-name="Default_20_Paragraph_20_Font"><text:span text:style-name="T2">o</text:span></text:span>d si alius quispiam ex m<text:span text:style-name="Default_20_Paragraph_20_Font"><text:span text:style-name="T2">o</text:span></text:span>ven-<text:line-break/>tibus guttur musculis, quoquo m<text:span text:style-name="Default_20_Paragraph_20_Font"><text:span text:style-name="T2">o</text:span></text:span>do afficiatur, laedetur qui-<text:line-break/>dem vox, sed parva laesione, atque sic assectus neque mutus<text:line-break/>om<text:span text:style-name="Default_20_Paragraph_20_Font"><text:span text:style-name="T2">n</text:span></text:span>ino erit, neque admodum exiguam habebit v<text:span text:style-name="Default_20_Paragraph_20_Font"><text:span text:style-name="T2">o</text:span></text:span>cem. Ut<text:line-break/>autem ex musculis guttur moventibus praecipui sunt ii qui<text:line-break/>ipsum aperiunt et claudunt, ita ex v<text:span text:style-name="Default_20_Paragraph_20_Font"><text:span text:style-name="T2">o</text:span></text:span>calibus nervis ii quos<text:line-break/>recurrentes vocamus ; qui et ipsi p<text:span text:style-name="Default_20_Paragraph_20_Font"><text:span text:style-name="T2">o</text:span></text:span>rti<text:span text:style-name="Default_20_Paragraph_20_Font"><text:span text:style-name="T2">o</text:span></text:span>nes quidem fiunt sex-</text:p>
      <text:p text:style-name="P3">tae coniugationis nervorum qui a cerebro oriuntur, quemad-<text:line-break/>modum et assi qui in ipsum inferuntur- ; disserunt tamen ab<text:line-break/>illis eo quod non in cervice a nervis sextae coniugationis,<text:line-break/>sied quum ad thoracis regionem pervenerint, propagentur.<text:line-break/>Nullus itaque tam ineptus chirurgus est, qui ipsam sextam<text:line-break/>coniugationem totam secet invitus; at recurrentes <text:span text:style-name="Default_20_Paragraph_20_Font"><text:span text:style-name="T2">n</text:span></text:span>ervi ob<text:line-break/>imperitiam n<text:span text:style-name="Default_20_Paragraph_20_Font"><text:span text:style-name="T2">o</text:span></text:span>nnunquam divelluntur. Accidit vero inter:<text:line-break/>dum in magnis asperae arteriae vulneribus, ut una cum ipsa<text:line-break/>vel alter vel uterque incidatur ; per chirurgiam quoque per-<text:line-break/>frigerati vocem impediunt, d<text:span text:style-name="Default_20_Paragraph_20_Font"><text:span text:style-name="T2">o</text:span></text:span>nec calefitcti naturalem tempe-<text:line-break/>riem recuperaverint. Quinetiam laedi vocem contingit in<text:line-break/>exilitate et magnitudlue non leviter, quum fauces a sitis<text:line-break/>musculis nequeunt intendi. .Item vehementer laeditur vox,<text:line-break/>ubi membrana, quae faucibus et gutturi communis est, mul-<text:line-break/>ta humiditate rigatur. Quod etiam destillationes eadem ra-<text:line-break/>tione vocem raucam efficere possint, nemo non intelligit.<text:line-break/>Vehemens quoque exclamatio similiter vocem afficit, utpote</text:p>
      <text:p text:style-name="P3">quae similem iirflammationi circa jam dictam membranam at-<text:line-break/>que gutturis musculos parit affectum r (At quum gutturis<text:line-break/>interni musculi inflammantur, eum affectum anginam esse<text:line-break/>constat, quae simul et vocem et respirationem laedit j et om-<text:line-break/>nes universe praeter naturam tumores, sive in spiritalibus<text:line-break/>riis exoriantur, sive extrinsecus ipsas comprimant. Sic ita-<text:line-break/>que gula quoque rusiammatione affecta, ut comprimat aspe-<text:line-break/>rae arteriae tunicam , qua cartilaginum ipsius partes extre-<text:line-break/>mae sigmoides coniunguntur, et respirationem et vocem lae-<text:line-break/>dit; <text:span text:style-name="Default_20_Paragraph_20_Font"><text:span text:style-name="T2">laedit</text:span></text:span> quoque vertebrarum cervicis in anteriorem par- .<text:line-break/>tem laxatio ; de quibus jam antea dictum esu Igitur omnes<text:line-break/>hujusmodi affectus voti adveniunt, propriis ipsius lustrumen-<text:line-break/>tis familiari aliquo vitio , sive primigenia affectione, sive per<text:line-break/>consensum , laborantibus ; nam id ad propositum <text:span text:style-name="Default_20_Paragraph_20_Font"><text:span text:style-name="T2">s</text:span></text:span>ermonem<text:line-break/>nihil conducit. Sunt praeterea alii affectus , quum pecult-<text:line-break/>ari sua materia privatur; atque in commentariis de voce<text:line-break/>dictum jam est, quod propria hujus actionis materia gene-<text:line-break/>ratim quidem loquendo est expiratio, fecundum speciem</text:p>
      <text:p text:style-name="P2">vero atque propriam disserentium, efflatio, quae quidem est,<text:line-break/>quum affatim spiritus foras effertur per musculorum inter-<text:line-break/>c<text:span text:style-name="Default_20_Paragraph_20_Font"><text:span text:style-name="T2">a</text:span></text:span>stalium actionem. Sic autem et per vehementia thoracis<text:line-break/>vulnera, atque omnino ipsius in altera parte resolutionem,<text:line-break/>lu primis semispirans, per accidens vero semivocale animal<text:line-break/>evadit. In apoplexia vero, sopore, morbo comitiali; cat-<text:line-break/>oche, communi ratione earum actionum, quae ab impetu et<text:line-break/>voluntatis imperio procedunt, vocem laedi contingit, sive<text:line-break/>spinalis medullae partes primae, sive simul cum iis cerebrum<text:line-break/>- quoque afficiatur. His actionibus quinque inter fe conse-<text:line-break/>quentia quadam convenientibus, expiratione, efflatione ritra<text:line-break/>strepitum , strepeuti efflatione, voce, loquela ; si earum pri-<text:line-break/>ma laedatur, reliquae omnes laeduntur; ultima vero laesa,<text:line-break/>reliquae haudquaquam ; at quum secunda , tres reliquae ;<text:line-break/>quum tertia, duae ultimae; quum quarta vero, sola posi<text:span text:style-name="Default_20_Paragraph_20_Font"><text:span text:style-name="T2">t</text:span></text:span>e-<text:line-break/>ma laeditur. Etenim fi nihil omnino expiret animal, vel<text:line-break/>ex utrisque thoracis partibus, vel ex altera duntaxat; si<text:line-break/>quidem ex utrisque, celerrime suffocabitur ; si vero ex altera</text:p>
      <text:p text:style-name="P2">tantum, semispirans atque semivocale reddetur, perdetque<text:line-break/>simul reliquarum deinceps duarum actionum partem dimidi-<text:line-break/>am, quarum alteram afflationem citra strepitum, alteram ve-<text:line-break/>ro strepentem nominare consuevi. Quod si expiratione<text:line-break/>servata corrumpatur essiatio, reliquae tres actiones, strepens<text:line-break/>efflatio, vox et loquela simul corrumpentur; sublata vero<text:line-break/>strepente esstatioue et vox et loquela perit, ut, voce pereunte; .<text:line-break/>loquela. Quum itaque dictarum actionum opifices muscu-<text:line-break/>los cognoveritis , poteritis ratiocinari , qui ex ipsis proprio<text:line-break/>affectu laborent et quorum actio laedatur per accidens.<text:line-break/>Quod fi quidpiam eorum, quae ex corporum dissectione vi-<text:line-break/>dI.ilis, oblivioni tradideritis, admonebunt vos ii, quos de re-<text:line-break/>spicationis causis, atque de voce perscripsimus, commentarii,<text:line-break/>atque de his ipsis in secundo libro de rivorum dissectione<text:line-break/>dictum est. Nam expirationem faciunt universi thoracem<text:line-break/>co<text:span text:style-name="Default_20_Paragraph_20_Font"><text:span text:style-name="T2">n</text:span></text:span>trahentes musculi ; elllationem, quae vehemens expiratio<text:line-break/>est , intercostales maxime ; sseepentem essiationem ii , qui in<text:line-break/>faucibus sunt ; vocem vero ipsam gutturis musculi essiciuiiti</text:p>
      <text:p text:style-name="P2">Sed lingua articulatim v<text:span text:style-name="Default_20_Paragraph_20_Font"><text:span text:style-name="T2">o</text:span></text:span>cem distinguens loquendi usum<text:line-break/>praestat; quam ad rem conferunt quoque dentes, labra, na-<text:line-break/>rimn foramina, palatum , gurgulio , praeterea medi<text:span text:style-name="Default_20_Paragraph_20_Font"><text:span text:style-name="T2">o</text:span></text:span>cre lin-<text:line-break/>guae ipfius vinculum. - Itaque balbis blaefisque atque aliis<text:line-break/>qui impedite sunt l<text:span text:style-name="Default_20_Paragraph_20_Font"><text:span text:style-name="T2">o</text:span></text:span>quela, lo quutionis instrumentorum ali-<text:line-break/>qu<text:span text:style-name="Default_20_Paragraph_20_Font"><text:span text:style-name="T2">o</text:span></text:span>d, aut quum natura ipsum formaret, aut p<text:span text:style-name="Default_20_Paragraph_20_Font"><text:span text:style-name="T2">o</text:span></text:span>stea; laesum<text:line-break/>esse certum est ; veluti quibus vel polypus , vel aliud quid-<text:line-break/>piam narium foramina obstruit, aut ex primis dentibus ali-<text:line-break/>quis deperditus est, aut labia mutilate. Verum qu<text:span text:style-name="Default_20_Paragraph_20_Font"><text:span text:style-name="T2">o</text:span></text:span> pacto<text:line-break/>tenuem obtineant vocem, ac praeterea quomodo aliae vocis<text:line-break/>tum species tum affectiones fieri possint, ut rauca, resonans,<text:line-break/>tenuis, aspera et <text:span text:style-name="Default_20_Paragraph_20_Font"><text:span text:style-name="T2">o</text:span></text:span>bscura, in c<text:span text:style-name="Default_20_Paragraph_20_Font"><text:span text:style-name="T2">o</text:span></text:span>mmentariis de voce suffimen-<text:line-break/>ter diximus. .</text:p>
      <text:h text:style-name="Heading_20_2" text:outline-level="2">Cap. X. </text:h>
      <text:p text:style-name="P15">De difficili respiratione jam antea, ubi spi-<text:line-break/>nalis medullae affectus percurrimus, multa dictu sunt, qui-<text:line-break/>bus nunc in memoriam rev<text:span text:style-name="Default_20_Paragraph_20_Font"><text:span text:style-name="T2">o</text:span></text:span>catis , quae ad praesentem con-<text:line-break/>temptationem supersunt, subjungatn. ltaque in universim:</text:p>
      <text:p text:style-name="P3">expedite vos meminisse velim musculorum omnium thoracem<text:line-break/>moventium nervorunrque, qui ad ipsus .perveniunt, quos lu<text:line-break/>corporum dissectione vidistis;. tum introeuntes ad hominem<text:line-break/>dissiculter spirantum, in primis considerare, an omnes tho-<text:line-break/>racis musculos moveat, an solos intercostales sine superioris<text:line-break/>bus ; atque an simul cum iutercostalibus septum transversum.<text:line-break/>Nam fi conspexeritis omnes moveri , unam ex tribus , quas<text:line-break/>dicemus, caufis, hujusmodi motionem efficere putate, ac de-<text:line-break/>inde quae fit illa quae nunc infestat, perpendite ; quod si noti<text:line-break/>om<text:span text:style-name="Default_20_Paragraph_20_Font"><text:span text:style-name="T2">n</text:span></text:span>es moveantur , aliter definiendum. Subjiriamus igitur<text:line-break/>aliquem omnes simul movere musculos, ut pectus una cum<text:line-break/>scapusis manifeste sublevetur. In hoc ex tribus unum ali-<text:line-break/>quod esse necesse est, aut viriunr imbecillitatem, aut viarum<text:line-break/>spiritus angustiam, aut vehementem in corde .et pulmone ca-<text:line-break/>lorem ; quamvis interdum duae , ac nonnunquam , licet ra-<text:line-break/>ro, tres quoque ex jam dictis caufis con currere possint. At<text:line-break/>tribus quidem fimus convenientibus, quam primum aeger m-<text:line-break/>teribile duabus autem difficile servabitur; una vero, affectus</text:p>
      <text:p text:style-name="P3">peculiari cum distinctione ad mortem aut salutem perventu-<text:line-break/>rus esu Igitur sola facultatis imbecillitas quum adest, pro-<text:line-break/>pterea ad tria moventium musculormn genera venit, eosque<text:line-break/>omnes ad motionem excitat, quod unum ipforum genus .ve-<text:line-break/>hementer movere nequeat; quippe si septum transversum<text:line-break/>lotum sufficienter movere posset, veluti quum secundum na-<text:line-break/>tutam <text:span text:style-name="Default_20_Paragraph_20_Font"><text:span text:style-name="T2">t</text:span></text:span>e habebat, neque iutercostalibus, neque superioribus<text:line-break/>musculis indigeret; quoniam vero imbecilla. est, omnes fen-<text:line-break/>fim movet, neque frequentem , neque raram valde facit eo-<text:line-break/>rum actionem. Atque his potissimum notis mens adhibenda<text:line-break/>est , nam caete<text:span text:style-name="Default_20_Paragraph_20_Font"><text:span text:style-name="T2">r</text:span></text:span>a p en eas facile discernuntur. Sane pluri-<text:line-break/>mum aucto in spiritalibus organis calore, omnibus quidem<text:line-break/>thoracis musculis agit animal, sied et velocem et frequentem<text:line-break/>et vehementem efficit eorum actionem, quum citra virium<text:line-break/>imbecillitatem calor infestat. At virium imbecillitas, ubi<text:line-break/>citra flammeum calorem fit, neque velocem, neque frequen-<text:line-break/>tem valde habet motum , proinde non multum omnes thora-</text:p>
      <text:p text:style-name="P3">cis partes dilatat ; quippe cum dyspnoea , quae ob nimiam<text:line-break/>incenfionem facta est, unum susum commune habet, quod<text:line-break/>omnes thoracis musculi per ipsam agant. At ubi <text:span text:style-name="Default_20_Paragraph_20_Font"><text:span text:style-name="T2">o</text:span></text:span>b. pluri-<text:line-break/>mum calorem respiratio difficilis est in magnitudine, frequen-<text:line-break/>tia et celeritate, hoc quoque accedit,. qu<text:span text:style-name="Default_20_Paragraph_20_Font"><text:span text:style-name="T2">o</text:span></text:span>d calidi ferventis-<text:line-break/>que spiritus expiratio cum efflatione efficiatur; in virium<text:line-break/>vero imbecissitate, nulla ab ore facta essiati<text:span text:style-name="Default_20_Paragraph_20_Font"><text:span text:style-name="T2">o</text:span></text:span>ne, spiritus ex<text:line-break/>solis naribus emittitur, quae nares per inspirationem etiam<text:line-break/>pinnas maniseste contrahunt; id et efficax imbecillae facul-<text:line-break/>tatis inditium esu ob spirabilium vero instrumentorum<text:line-break/>angustiam totus quidem thorax plurimum , celeriter et sre-<text:line-break/>quenter dilatatur ; sed qui sic laborant , fi<text:span text:style-name="Default_20_Paragraph_20_Font"><text:span text:style-name="T2">n</text:span></text:span>e efflatione exple<text:line-break/>rationem habenti Quum vero simul incidunt spirabilium<text:line-break/>organ<text:span text:style-name="Default_20_Paragraph_20_Font"><text:span text:style-name="T2">o</text:span></text:span>rum et calor et augusiia, ut lu peripneumonia, tum<text:line-break/>neque maxima et frequentissima et celerrima respicatio suf-<text:line-break/>ficere potest; ob idque se erigunt, sentientes t<text:span text:style-name="Default_20_Paragraph_20_Font"><text:span text:style-name="T2">o</text:span></text:span>tum thura-<text:line-break/>cem facilius ita dilatari ; quippe decumbentibus lu sele con-</text:p>
      <text:p text:style-name="P3">cidit, eo quod pectoris peries in spinam declinent, qua ere-<text:line-break/>cta th<text:span text:style-name="Default_20_Paragraph_20_Font"><text:span text:style-name="T2">o</text:span></text:span>rax etiam simul effertur, non amplius se ipsum gra-<text:line-break/>vans. Atque iis similiter respirant quibus asperae pulmonis<text:line-break/>arteriae plurima defluxione oppletae sunt, aut ubi ex proxi-<text:line-break/>mis locis in spias humor aliquis defluxit, unica duntaxat re<text:line-break/>differentes, quod neque essient, neque calidum spiritum emit-<text:line-break/>tant. Sic etiam iis quibus inter thoracem pulmonemque<text:line-break/>pus copiosum collectum est, quos suppu<text:span text:style-name="Default_20_Paragraph_20_Font"><text:span text:style-name="T2">r</text:span></text:span>atus vocant, totus<text:line-break/>thorax attollitur ; fed neque calidum expirant neque essiant,<text:line-break/>nisi adurens fabris accesserit ; verum hi celerrime suffocan-<text:line-break/>tur, tum ob hunc affectum , tum quod vires omnibus fuppu-<text:line-break/>ratis ex necessitate imbecilliores redditae sint, at non necessa-<text:line-break/>rio in fluxionibus lu pulmonem, aut i<text:span text:style-name="Default_20_Paragraph_20_Font"><text:span text:style-name="T2">n</text:span></text:span> peripneumoniis, aut<text:line-break/>asthmate; nam contra per asthmaticos assectus crassis et<text:line-break/>viscofis humoribus pulmoni impactis vires <text:span text:style-name="Default_20_Paragraph_20_Font"><text:span text:style-name="T2">r</text:span></text:span>obustae con-<text:line-break/>stantesque permanserunt. Atque fi tuberculum coetu dllfi-<text:line-break/>cile aliquando lu ipsis constiterit, thorax maxime quidem di-</text:p>
      <text:p text:style-name="P3">lambitur, sed non multum inspirabit aerem, ideoque copti-:<text:line-break/>neuter respirare cogetur citra efflationem ; id enim multi ca-<text:line-break/>loris pr<text:span text:style-name="Default_20_Paragraph_20_Font"><text:span text:style-name="T2">o</text:span></text:span>prium est. lu eandem dyspnoeae speciem alia ra-<text:line-break/><text:span text:style-name="Default_20_Paragraph_20_Font"><text:span text:style-name="T2">tio</text:span></text:span>ne labuntur ii quoque, qu<text:span text:style-name="Default_20_Paragraph_20_Font"><text:span text:style-name="T2">o</text:span></text:span>s angina molestat, ob augusti-<text:line-break/>am, quae n<text:span text:style-name="Default_20_Paragraph_20_Font"><text:span text:style-name="T2">o</text:span></text:span>n est in cavitatibus suspirationem suscipientibus,<text:line-break/>sed in iis quae ipsam transmittunt. Quibus ver<text:span text:style-name="Default_20_Paragraph_20_Font"><text:span text:style-name="T2">o</text:span></text:span> abscessus<text:line-break/>et inflammati<text:span text:style-name="Default_20_Paragraph_20_Font"><text:span text:style-name="T2">o</text:span></text:span> atque hum<text:span text:style-name="Default_20_Paragraph_20_Font"><text:span text:style-name="T2">o</text:span></text:span>rum plenitudo in thoracis , aut<text:line-break/>pulm<text:span text:style-name="Default_20_Paragraph_20_Font"><text:span text:style-name="T2">o</text:span></text:span>nis cavernis consistit, citra obstructionem manente<text:line-break/>gutture atque aspera arteria, lu cavitatibus scilicet inspira-<text:line-break/>tum aerem suscipientibus angustia genita, ex necessitate fe-<text:line-break/>quitur magna thoracis dilatatio, sed paucus trahitur spiritus,<text:line-break/>ac proinde laborantem celeriter et frequenter respirare ne:-<text:line-break/>cesse est. Prae omnibus enim vos meminisse .velim magnae<text:line-break/>respirati<text:span text:style-name="Default_20_Paragraph_20_Font"><text:span text:style-name="T2">o</text:span></text:span>nis geminas. esse differentias, interdum quidem ob<text:line-break/>dilalationis.thoracis.ruagrntudinem , .hrterdum gero .ob lusple<text:line-break/>rati spiritus .mulsam; substantium. Sciendum autem quod<text:line-break/>saepenumero vos admoneo carunmerum, quae a prioribus</text:p>
      <text:p text:style-name="P3"><text:span text:style-name="Default_20_Paragraph_20_Font"><text:span text:style-name="T2">o</text:span></text:span>missae fiunt; nam quas ipsi perfequuti sunt, earum propter<text:line-break/>scriptorum. multitudinem facilis atque in promptu est memo-<text:line-break/>ria; quae veto ab Hippocrate, quamvis optime de dyspnoea<text:line-break/>scripserit, non furit definita, posteriorumque nemo explica-<text:line-break/>vit, quae defiunt, definiitve, idcirco necessarium misti est<text:line-break/>creberrime ill<text:span text:style-name="Default_20_Paragraph_20_Font"><text:span text:style-name="T2">o</text:span></text:span>rum vos admonere. lgitur quicunque^ fine<text:line-break/>inflammatione, vel omnino sine aliqu<text:span text:style-name="Default_20_Paragraph_20_Font"><text:span text:style-name="T2">o</text:span></text:span> praeter naturam tu-<text:line-break/>m<text:span text:style-name="Default_20_Paragraph_20_Font"><text:span text:style-name="T2">o</text:span></text:span>re, aut angustia spiritalium instrument<text:span text:style-name="Default_20_Paragraph_20_Font"><text:span text:style-name="T2">o</text:span></text:span>rum , per febres<text:line-break/>ardentes difficulter spirant, his inspirati aeris quantitas ma-<text:line-break/>gnitudini dilatationis thoracis prop<text:span text:style-name="Default_20_Paragraph_20_Font"><text:span text:style-name="T2">o</text:span></text:span>rti<text:span text:style-name="Default_20_Paragraph_20_Font"><text:span text:style-name="T2">o</text:span></text:span>ne resp<text:span text:style-name="Default_20_Paragraph_20_Font"><text:span text:style-name="T2">o</text:span></text:span>ndet; quibus<text:line-break/>vero vel tum<text:span text:style-name="Default_20_Paragraph_20_Font"><text:span text:style-name="T2">o</text:span></text:span>r ver angustia fine inflanrmatorio calore lu fpi-<text:line-break/>vitalibus est, in his thoracis quidem dilatati<text:span text:style-name="Default_20_Paragraph_20_Font"><text:span text:style-name="T2">o</text:span></text:span> maxima est ; id<text:line-break/>vero, quod inspiratur; non susum dilatati<text:span text:style-name="Default_20_Paragraph_20_Font"><text:span text:style-name="T2">o</text:span></text:span>nem proportione<text:line-break/>n<text:span text:style-name="Default_20_Paragraph_20_Font"><text:span text:style-name="T2">o</text:span></text:span>n assequitur, verum etiam minus aluam fecundum natu-<text:line-break/>ram, attrahitur, At si<text:span text:style-name="Default_20_Paragraph_20_Font"><text:span text:style-name="T2">n</text:span></text:span>e distinctione unum affectionem osten- .<text:line-break/>dit magna thoracis dilatatio, si raritatem- simul acceperit.<text:line-break/>Verum animadvertere vos lue oportet, ne aliquando decipi-</text:p>
      <text:p text:style-name="P3">amini, putantes eam respirationem; quae ob virium imbecil-<text:line-break/>litatem <text:span text:style-name="Default_20_Paragraph_20_Font"><text:span text:style-name="T2">o</text:span></text:span>mnibus agentibus musculis. efficitur, eandem esse<text:line-break/>cum magna; quam equidem, quo clarior esset interpretatio,<text:line-break/>aliquando sublimem vocare volui; et mihi tunc contigit rntel-<text:line-break/>ligere, Hippoeratem eum sublimem vocare spiritum,- qui<text:line-break/>sublimioribus th<text:span text:style-name="Default_20_Paragraph_20_Font"><text:span text:style-name="T2">o</text:span></text:span>racis partibus inspiratur; quemadm<text:span text:style-name="Default_20_Paragraph_20_Font"><text:span text:style-name="T2">o</text:span></text:span>dum,<text:line-break/>quum inquit: <text:span text:style-name="Default_20_Paragraph_20_Font"><text:span text:style-name="T2">Magnu</text:span></text:span>s <text:span text:style-name="Default_20_Paragraph_20_Font"><text:span text:style-name="T2">spirat</text:span></text:span>is <text:span text:style-name="Default_20_Paragraph_20_Font"><text:span text:style-name="T2">et ex longis intervallis, de-<text:line-break/>lirium declarat;</text:span></text:span> constat eum magnum pro multo dixisse,<text:line-break/>qui bifariam fleti p<text:span text:style-name="Default_20_Paragraph_20_Font"><text:span text:style-name="T2">o</text:span></text:span>test, vel fine superiorum musculorum<text:line-break/>actione, vel ipsa concurrente ; nam plerumque intercostales<text:line-break/>musculi una cum septo transvers<text:span text:style-name="Default_20_Paragraph_20_Font"><text:span text:style-name="T2">o</text:span></text:span> ad mammam thoracis<text:line-break/>elevationem, qua multus spiritus afficiatur, superi<text:span text:style-name="Default_20_Paragraph_20_Font"><text:span text:style-name="T2">o</text:span></text:span>rum mus-<text:line-break/>cuiorum auxilio non indigent. Quod ver<text:span text:style-name="Default_20_Paragraph_20_Font"><text:span text:style-name="T2">o</text:span></text:span> hujusmodi dila-<text:line-break/>tati<text:span text:style-name="Default_20_Paragraph_20_Font"><text:span text:style-name="T2">o</text:span></text:span>nis species delirium p<text:span text:style-name="Default_20_Paragraph_20_Font"><text:span text:style-name="T2">o</text:span></text:span>rtendat, in commentariis de dys-<text:line-break/>pnoea ostendimus , ubi etiam omnium difficultatum respira-<text:line-break/>tinnis assectiones declaratae sunt. Nunc vero. ut compen—<text:line-break/>dio quodam hic explicamus alios affectus , quos lu aliis com- .<text:line-break/>m<text:span text:style-name="Default_20_Paragraph_20_Font"><text:span text:style-name="T2">o</text:span></text:span>ntanis jam percurrimus , ita et de dyspnoeae differentiis</text:p>
      <text:p text:style-name="P3">partim quidem dictum est, partim vero in seque<text:span text:style-name="Default_20_Paragraph_20_Font"><text:span text:style-name="T2">n</text:span></text:span>tibus dice-<text:line-break/>mus. Nam ut magnarum respirationum alia quidem crebra<text:line-break/>est, cujus stant differentiae complures , quarum aliae alias af-<text:line-break/>lectiones ludicant; alia vero rara, unicam indicans affectio-<text:line-break/>nem; sic etiam de exigua dicendum est; nam rara quidem<text:line-break/>spiritalium lustrumentorum refrigerati<text:span text:style-name="Default_20_Paragraph_20_Font"><text:span text:style-name="T2">o</text:span></text:span>nem , frequens vero<text:line-break/>non solum spiritalium, sed eorum quoque quae cum ipfis<text:line-break/>m<text:span text:style-name="Default_20_Paragraph_20_Font"><text:span text:style-name="T2">o</text:span></text:span>ventur, ut hepatis, ventriculi, lienis, gulae, laborem in-<text:line-break/>dicat. Quum autem plu<text:span text:style-name="Default_20_Paragraph_20_Font"><text:span text:style-name="T2">r</text:span></text:span>es sint affectiones, quas per vehe-<text:line-break/>mentiores motus d<text:span text:style-name="Default_20_Paragraph_20_Font"><text:span text:style-name="T2">o</text:span></text:span>lor comisat<text:span text:style-name="Default_20_Paragraph_20_Font"><text:span text:style-name="T2">o</text:span></text:span>r, ex aliis signis confideran-<text:line-break/>dum et definiendum est, sive inflammatio quaedam, sive ery-<text:line-break/>sipelas, sive ulcus, sive abscessus dolorem efficiat. Quin-<text:line-break/>etiam didicistis, quini inaequalibus intemperiebus dolores sae-<text:line-break/>penumero succedunt; similiter spiritus crudi flatuosique co-<text:line-break/>piae , qui arctatus aliquando partes ipsum ambientes disten-<text:line-break/>dit, aliquando vero violenter egreditur. Similiter quoque<text:line-break/>calidi et acris, aut frigidi et lenti humoris abundantia, si<text:line-break/>aliquando retentus succus ambientia corpora distendat, laus</text:p>
      <text:p text:style-name="P3">inde violenter exeat, dolores efficere potest; si gravius asse-<text:line-break/>eta suerint instrumenta, in quibus hujusmodi res continen-<text:line-break/>tur, etiamsi non moveantur ; si leniter, quando moventur.<text:line-break/>Verum in libris de dyspnoea causa explicata est, cur exi-<text:line-break/>guae spirationis frequens quidem spiritus motorum per re-<text:line-break/>spirationem instrumentorum laborem significet, rarus vero<text:line-break/>vehementem refrigerationem spiritalium duntaxat,. praecipue<text:line-break/>pulmonis et cordis. Est etiam esta dyspnoeae species, quum<text:line-break/>veluti brevi quadam quiete intercipitur opus thoracis , non-<text:line-break/>nunquam suspirando, nonnunquam expirando , sive hoc ac-<text:line-break/>cidat symptoma ob musculorum thoracis convulsivam assectio-<text:line-break/>nem , sive ob caloris copiam, coacto laborante conti<text:span text:style-name="Default_20_Paragraph_20_Font"><text:span text:style-name="T2">n</text:span></text:span>enter<text:line-break/>vel inspirare vel expirare. Est mfuper alius respirationis<text:line-break/>assectus, quem apnoeaur nominant, nulla, ut aspicientibus<text:line-break/>videtur, facta respiratione, verum ut rei ipsius natura de-<text:line-break/>clarat, eam non fieri incredibile est ; nam impossibile ride-<text:line-break/>tur, ut animal omni respiratione exacte privatum adhuc fer-<text:line-break/>varipossit; ea tamen animalia, quae in cavernis latent, tho-</text:p>
      <text:p text:style-name="P3">racem -movere minime ridentur. Proinde duorum alterum<text:line-break/>coniicere oportet, aut adeo exiguam fieri respirati<text:span text:style-name="Default_20_Paragraph_20_Font"><text:span text:style-name="T2">o</text:span></text:span>nem, ut<text:line-break/>Pensum essugiat, .aut animal tunc respiratione <text:span text:style-name="Default_20_Paragraph_20_Font"><text:span text:style-name="T2">o</text:span></text:span>m<text:span text:style-name="Default_20_Paragraph_20_Font"><text:span text:style-name="T2">n</text:span></text:span>ino non<text:line-break/>indigere, sed eam transpirationem, quae .per universum cor-<text:line-break/>pus fit, sufficere; ha<text:span text:style-name="Default_20_Paragraph_20_Font"><text:span text:style-name="T2">n</text:span></text:span>c enim cor ipsum per arterias efficit,<text:line-break/>respirationem vero per. thoracem cerebrum. At vero asa<text:line-break/>lectio; quae apnoeam facit, quaecunque ea sit, omnibus aur-<text:line-break/>malis partibus. communis esse ridetur, veluti in apoplexia,<text:line-break/>supore, morbo comitiali, catalepsi; nam in his omnibus nul-<text:line-break/>lus p<text:span text:style-name="Default_20_Paragraph_20_Font"><text:span text:style-name="T2">r</text:span></text:span>oprius affectus spiritalia instrumenta prae caeteris in-<text:line-break/>festas, non magis, quam vocis, aut loquutionis, aut progref-<text:line-break/>sumis ; . fed affecto .principio , . omnia quibus vires fuse , per<text:line-break/>quas reguntur, ab it,fo suppeditari consueverunt, ei consen-<text:line-break/>tire necesse esu . Verum de apnoea particulatim et per <text:span text:style-name="Default_20_Paragraph_20_Font"><text:span text:style-name="T2">t</text:span></text:span>e<text:line-break/>diximus;. quamobrem tempus est, ut nunc ad aliquid ali-<text:line-break/>ud transigamus.</text:p>
      <text:h text:style-name="Heading_20_2" text:outline-level="2">Cap. XI. </text:h>
      <text:p text:style-name="P15">Quum. autem exercitati<text:span text:style-name="Default_20_Paragraph_20_Font"><text:span text:style-name="T2">o</text:span></text:span>nis via ad assecto-<text:line-break/>ruur. locorum dignotiones duplex sit, altera quidem ab appa-</text:p>
      <text:p text:style-name="P3">nentibus symptomatis, .altera vero a corp<text:span text:style-name="Default_20_Paragraph_20_Font"><text:span text:style-name="T2">o</text:span></text:span>ris partibus, si<text:line-break/>quis per utrumque voluerit exercitari , eadem his dicet,<text:line-break/>quamvis alio et alio modo. Ut verbi gratia, de pulmonis<text:line-break/>affectibus dictum est, ubi de dolo<text:span text:style-name="Default_20_Paragraph_20_Font"><text:span text:style-name="T2">r</text:span></text:span>um ratione; praeterea<text:line-break/>etiam ubi de sanguinis rej eotione ac de dyspnoea; atque in<text:line-break/>praesentia quoque dicemus. Etenim ipfi vehemens. dolor<text:line-break/>nunquam acridit, verum et gravitatis sensus et aliquando<text:line-break/>tensionis cujusdam,. quae ad pectus, vel ad spinam pervenit,<text:line-break/>ibi enim membranae ipsum ambientes suspenduntur. Sae-<text:line-break/>penumero etiam angustia molestantur laborantes; atque ob<text:line-break/>hoc creb<text:span text:style-name="Default_20_Paragraph_20_Font"><text:span text:style-name="T2">r</text:span></text:span>o celerite<text:span text:style-name="Default_20_Paragraph_20_Font"><text:span text:style-name="T2">r</text:span></text:span>que spirant, ac thoracem vehementer at-<text:line-break/>tolluut, sed non multum aerem attrahunt. Haec igitur si<text:line-break/>citra febrem acciderint, aut crudum tube<text:span text:style-name="Default_20_Paragraph_20_Font"><text:span text:style-name="T2">r</text:span></text:span>culum ; aut lento-<text:line-break/>rum crassorumve ; aut quo<text:span text:style-name="Default_20_Paragraph_20_Font"><text:span text:style-name="T2">r</text:span></text:span>undam aliorum humorum pleni- .<text:line-break/>ordinem in e<text:span text:style-name="Default_20_Paragraph_20_Font"><text:span text:style-name="T2">o</text:span></text:span> existere; aut pus, aut alium quendam humo-<text:line-break/>rem vel lentum , vel massum, vel multum, circa. ipsum ef-<text:line-break/>susum esse dederunt ; verum ea inter se per praeterita fym-<text:line-break/>ptomata discernere licebit. Si namque aliquis per b<text:span text:style-name="Default_20_Paragraph_20_Font"><text:span text:style-name="T2">o</text:span></text:span>nam</text:p>
      <text:p text:style-name="P3">valetudinem, solitas actiones sariens, sic difficulter respirare<text:line-break/>inceperit, augeaturque ipsi symptoma, neque luter respiran-<text:line-break/>dum stertere videatur, crudi tuberculi ortum suspicari opor-<text:line-break/>leti Si vero stertendo strepitum fecerit respiratio, lentorum<text:line-break/>crassorumque humorum pertinaciter impactorum multitudi-<text:line-break/>nenr pulmonis bronchia molestare indicium esu Quod si<text:line-break/>illico ab augustiae fen<text:span text:style-name="Default_20_Paragraph_20_Font"><text:span text:style-name="T2">t</text:span></text:span>a difficulter speraverint, fluxionem vel<text:line-break/>a capite, vel a vicinis sedibus lu pulmonem irruentem oflen-<text:line-break/>dit. . Quum autem fluentibus in pulmonem vel lentis , vel<text:line-break/>erassis, vel multis humoribus,- hominem difficulter spirare<text:line-break/>dico, in bronchia eos contineri intellige, quum enim in to .<text:line-break/>tum vlscus,. ut laevis arteria, ita etiam aspera dividatur,<text:line-break/>bronchiorum substantia per totum pulmonem. procedit; vo-<text:line-break/>cautor autem a disscctoribus bronchia asperae .arteriae car-<text:line-break/>tilaginei, sigma literae figuram resercntes. At ubi pleuritis<text:line-break/>praecessit, mox recussa febris vehementia ; intra latera gra-<text:line-break/>vitas in imo thoracis derelicta sentitur, simulque affatim de-</text:p>
      <text:p text:style-name="P3">cubitu transmutato, maxime quum ab uno latere iualiud<text:line-break/>convertuntur, transfluit aliquid, puris tum multitudo ludi-<text:line-break/>eatur, atque in iis fluctuatio saepenumero haud obscure au-<text:line-break/>ditur; id autem indicat etiam cum jam propositis, quod ve .<text:line-break/>frementi praegressa pleuritide, nihil effatu dignum pene la- -<text:line-break/>borans expuerit. Si vero citra febrem alius quispiam fero-<text:line-break/>sus aut pituitosus humor in thoracis spatium subito defluens,<text:line-break/>spirandi difficultatem excitat, laborans tenue sputum , idque<text:line-break/>ab initio quidem exiguum, cum vehementi tussi; ubi vero<text:line-break/>concoctum est, plus atque crassius, cum mitiore, expuere<text:line-break/>solet. Nam bifariam accidit, ut vehementer tussiendo pau-<text:line-break/>ca expuunt , alii ob lentum crassmnve humorem , assi ob te-<text:line-break/>nuem, num tenuis sublevatus a tussis spiritu, divisus ab ipso<text:line-break/>circum refluit ; lentus vero , aut valde crassius difficulter ef-<text:line-break/>fertur, quod neque facile a corporibus quibus impactus est,<text:line-break/>abstergatur, neque etiam a quavis occurrentis spicitus vio-<text:line-break/>le<text:span text:style-name="Default_20_Paragraph_20_Font"><text:span text:style-name="T2">n</text:span></text:span>tia impellatur;. nisi enim spiritus qui tussiendo effertur et</text:p>
      <text:p text:style-name="P3">multus et vehemens suerit, nihil <text:span text:style-name="Default_20_Paragraph_20_Font"><text:span text:style-name="T2">t</text:span></text:span>ecum educere p<text:span text:style-name="Default_20_Paragraph_20_Font"><text:span text:style-name="T2">o</text:span></text:span>test Igi-<text:line-break/>tnr <text:span text:style-name="Default_20_Paragraph_20_Font"><text:span text:style-name="T2">sputum</text:span></text:span>, quod neque liquidum , aut aquosum adm<text:span text:style-name="Default_20_Paragraph_20_Font"><text:span text:style-name="T2">o</text:span></text:span>dum<text:line-break/>.est, neque crassem valde .aut lentum, id sacile excluditur,<text:line-break/>maxime ubi .validae suerint vites; etenim sine vehementi<text:line-break/>thoracis contractione vehementer tussiri non potest;. at sine<text:line-break/>valida tussi crass<text:span text:style-name="Default_20_Paragraph_20_Font"><text:span text:style-name="T2">a</text:span></text:span>s .lentosque humores efferri impossibile est.<text:line-break/>Quum vero spirandi difficultati cum angustia et gravitate<text:line-break/>acuta febris simul accedit , is assectus inflammatio pulmonis<text:line-break/>est. .. At fi intolerabile fuerit incendium, angustiae ver<text:span text:style-name="Default_20_Paragraph_20_Font"><text:span text:style-name="T2">o</text:span></text:span> gra-<text:line-break/>vitatisque <text:span text:style-name="Default_20_Paragraph_20_Font"><text:span text:style-name="T2">t</text:span></text:span>ensus minor, erysipelas ipsum vexere censendum<text:line-break/>est; extremis autem desinitis, nihil arduum erit erysipelas<text:line-break/>phlegm<text:span text:style-name="Default_20_Paragraph_20_Font"><text:span text:style-name="T2">o</text:span></text:span>n<text:span text:style-name="Default_20_Paragraph_20_Font"><text:span text:style-name="T2">o</text:span></text:span>des aut inflammati<text:span text:style-name="Default_20_Paragraph_20_Font"><text:span text:style-name="T2">o</text:span></text:span>nem eryfipelatodem dign<text:span text:style-name="Default_20_Paragraph_20_Font"><text:span text:style-name="T2">o</text:span></text:span>s-<text:line-break/>cere. Sunt et alii pulm<text:span text:style-name="Default_20_Paragraph_20_Font"><text:span text:style-name="T2">o</text:span></text:span>ni assectus citra hum<text:span text:style-name="Default_20_Paragraph_20_Font"><text:span text:style-name="T2">o</text:span></text:span>rum influxum<text:line-break/>ob intemperiem vel inaequalem vel aequalem; ac inaequalis<text:line-break/>quidem tussim exritat; aequalis ver<text:span text:style-name="Default_20_Paragraph_20_Font"><text:span text:style-name="T2">o</text:span></text:span>, si moderata fit, rhyth-<text:line-break/>rnum respirati<text:span text:style-name="Default_20_Paragraph_20_Font"><text:span text:style-name="T2">o</text:span></text:span>nis immutat ; at vehemens facta, vincente ca-<text:line-break/>lore, frigieli aeris atque poti<text:span text:style-name="Default_20_Paragraph_20_Font"><text:span text:style-name="T2">o</text:span></text:span>nis cupiditatem inducit, ac tra-</text:p>
      <text:p text:style-name="P3">ctu temporis definit in febrem. Per frigidam autem iutum-<text:line-break/>periem contraria eveniunt, quoad modum servaverit, calidi<text:line-break/>aeris ac calidae potionis desiderium ; si vero modum exces-<text:line-break/>serit, repletur viscus fluxionibus. -At de sanguinis ex ipso<text:line-break/>per tussim rejectione, quae ruptu<text:span text:style-name="Default_20_Paragraph_20_Font"><text:span text:style-name="T2">r</text:span></text:span>a, vel erofioue, vel aper-<text:line-break/>tione vasorum accidit, antea ubi de sanguinis sputo mentio-<text:line-break/>nem fecimus, jam dictum aliquid est, atque nunc quoque<text:line-break/>pauca quaedam dicemus. Sane ruptiones in ipso deprehen-<text:line-break/>duntur, tum ex multi sanguinis fluxione, tum ex magna<text:line-break/>eridenteque aliqua causa, qua praegressa, subito. advenerit;<text:line-break/>voco autem praecedentes causas, casum ex alto , vel in ludo,<text:line-break/>vel certamine <text:span text:style-name="Default_20_Paragraph_20_Font"><text:span text:style-name="T2">r</text:span></text:span> vel quum alter super alterum ceciderit;<text:line-break/>quemadmodum^ et quum ex inanimatis corporibus^ aliquod<text:line-break/>grave, ut vel lapis vel lignum, in thoracem ruerit; nonnul-<text:line-break/>lis iracundia cum clamore praecessit; ac quibusdam - citha-<text:line-break/>roedis tragoedisque certantibus acuta vehemensque vox<text:line-break/>vafa disrupit, maxime ubi non praemissa pulmonis per pro-<text:line-break/>oemia lenitione violenter clamant. . Ut enim luctatoribus,</text:p>
      <text:p text:style-name="P3">si certamen aggrediantur, musculis prius neque calefactis<text:line-break/>neque per frictiones aut moderatas motiones explanatis, par-<text:line-break/>tes quaedam rumpuntur atque convelluntur; eodem modo<text:line-break/>pulmoni accidere consuevit, quem quidem frictionibus ad<text:line-break/>vehementes motiones praeparare non licet, prooemia autem<text:line-break/>frictionibus quadam proportione respondent. At citra ma-<text:line-break/>nifestam externam caulam, ut lu caeteris corporis parti-<text:line-break/>bus , ita in pulmone quoque vas aliquod sanguinis abundan-<text:line-break/>tia dirumpit, quum extensioni resistit, aut ob frigus subitiun,<text:line-break/>aut ob innatam intemperiem. Ita Hippocrates ; <text:span text:style-name="Default_20_Paragraph_20_Font"><text:span text:style-name="T2">Vom</text:span></text:span>is, in-<text:line-break/>quit, <text:span text:style-name="Default_20_Paragraph_20_Font"><text:span text:style-name="T2">rumpit fu</text:span></text:span>l<text:span text:style-name="Default_20_Paragraph_20_Font"><text:span text:style-name="T2">gidu</text:span></text:span>m, non ipsum per se scilicet rupturas<text:line-break/>faciens, sed quia venarum tunicas frigiditate sua duras et ex-<text:line-break/>tendi contumaces reddens, ut rumpantur paratiores efficit;<text:line-break/>ruptionis vero ipsius caula est vehemens motus et humo<text:span text:style-name="Default_20_Paragraph_20_Font"><text:span text:style-name="T2">r</text:span></text:span>um<text:line-break/>abundantia, qui vel per se vel una cum crudo et frigido et<text:line-break/>flatuoso spiritu venas extendunt. Verum ruptionis ab his<text:line-break/>haud parvunr indicium praebet subita cumulati sanguinis va-</text:p>
      <text:p text:style-name="P3">cuati<text:span text:style-name="Default_20_Paragraph_20_Font"><text:span text:style-name="T2">o. </text:span></text:span>-Anestomofi<text:span text:style-name="Default_20_Paragraph_20_Font"><text:span text:style-name="T2">n</text:span></text:span> vero non frigidae, sed e contrari<text:span text:style-name="Default_20_Paragraph_20_Font"><text:span text:style-name="T2">o<text:line-break/></text:span></text:span>calidae disp<text:span text:style-name="Default_20_Paragraph_20_Font"><text:span text:style-name="T2">o</text:span></text:span>sitiones praecedunt; ubi multis calidis balneis<text:line-break/>h<text:span text:style-name="Default_20_Paragraph_20_Font"><text:span text:style-name="T2">o</text:span></text:span>mo utitue , atque in terra m<text:span text:style-name="Default_20_Paragraph_20_Font"><text:span text:style-name="T2">o</text:span></text:span>ratur calida , annique simili<text:line-break/>tempestate et calidis eduliis et p<text:span text:style-name="Default_20_Paragraph_20_Font"><text:span text:style-name="T2">otio</text:span></text:span>nibus utitur. At quae<text:line-break/>ob erofi<text:span text:style-name="Default_20_Paragraph_20_Font"><text:span text:style-name="T2">o</text:span></text:span>ne affatim accidunt sanguinis evacuati<text:span text:style-name="Default_20_Paragraph_20_Font"><text:span text:style-name="T2">o</text:span></text:span>nes , praec<text:span text:style-name="Default_20_Paragraph_20_Font"><text:span text:style-name="T2">o-<text:line-break/></text:span></text:span>dentibus exiguis sputis atque acribus in pulmonem a capite<text:line-break/>fluxionibus superveniunt;. nonnunquam ver<text:span text:style-name="Default_20_Paragraph_20_Font"><text:span text:style-name="T2">o</text:span></text:span> et pulm<text:span text:style-name="Default_20_Paragraph_20_Font"><text:span text:style-name="T2">o</text:span></text:span>nis<text:line-break/>aliqua pars, aut ramentum simul excluditur, ut neminem<text:line-break/>latere possit hic visceris affectus. ort<text:span text:style-name="Default_20_Paragraph_20_Font"><text:span text:style-name="T2">o</text:span></text:span> ve<text:span text:style-name="Default_20_Paragraph_20_Font"><text:span text:style-name="T2">ro</text:span></text:span> in aspera artu-<text:line-break/>ria ulcere , praeter hoc quod. sputum purulentum apparet,<text:line-break/>dolorem quoque in loco affecto laborans sientit; at et .vacu-<text:line-break/>ati exiguitas ab ulcere, quod in pulm<text:span text:style-name="Default_20_Paragraph_20_Font"><text:span text:style-name="T2">o</text:span></text:span>ne est, hoc discernit,<text:line-break/>quippe ab ulceribus pulmonis plus puris rejicitur. Atque<text:line-break/>ut ex pulmone educta particula visceris ipsius ulcerationem<text:line-break/>significat, eodem modo ex gutture vidimus interdum corpus-<text:line-break/>culum ligulae per ulcerationem<text:span text:style-name="Default_20_Paragraph_20_Font"><text:span text:style-name="T2">r</text:span></text:span>excreari. Quibus non fio-</text:p>
      <text:p text:style-name="P3">tum hoc signum loci affecti fuit, verum etiam ulceratus sedis<text:line-break/>sensus; veluti de aspera arteria dictum est ; etenim pulmonis<text:line-break/>ulcera line dolore consistunt; quae vero in his sedibus ori-<text:line-break/>utitur, dolorem quidem aliquem inducunt, feti eum exigo-<text:line-break/>mu; ut si quibus natura hebes fuerit sensus, ipsum plane<text:line-break/>non percipiant. Igitur persaepe vidimus eos, quos huc us-<text:line-break/>que proposuimus assectus , qui pulmoni et spatio thoracis et<text:line-break/>asperae arteriae et gutturi accidunt (nam et horum, fermo-<text:line-break/>nis communitate inducti, mentionem fecimus j qui vero de-<text:line-break/>inceps dicentur, raro. Quidam humorem repente expuit<text:line-break/>liquidae bili perquam similem, colore quidem medium inter<text:line-break/>flavum ac pallidum, at nulla acredine infectum; atque inde<text:line-break/>quotidie oratorem ejus quantitatem expuit; deinde levi sub-<text:line-break/>orta febricula, tabescebat, adeo ut etiam pu<text:span text:style-name="Default_20_Paragraph_20_Font"><text:span text:style-name="T2">r</text:span></text:span>ulenta screare^<text:line-break/>Postea tractu temporis, quatuor videlicet mensium,. exigu-<text:line-break/>um cum. pure cruor em . rej coit , atque- sic aucta febre magis<text:line-break/>consumebatur; atque iterum .plus expuebat, tum multum</text:p>
      <text:p text:style-name="P3">admodum, ex quo magis increscente febre ac re<text:span text:style-name="Default_20_Paragraph_20_Font"><text:span text:style-name="T2">s</text:span></text:span>olutis viribus<text:line-break/>eorum qui tabe marcescunt exemplo mortem obliti Dein-<text:line-break/>de alium vidi, eodem fere modo sex mensibus, an alium quo-<text:line-break/>que diutius laborantem. Igitur qui primus nobis occurrit,<text:line-break/>initio quidem nihil mali habere, sed tandem male affici risus<text:line-break/>est; alteri vero, quem conspeximus, statim ab initio cognito<text:line-break/>malo, diligenter succurrere tentavimus, ac multo magis<text:line-break/>etiam tertio. At quamvis multa circa utrumque labora<text:span text:style-name="Default_20_Paragraph_20_Font"><text:span text:style-name="T2">r</text:span></text:span>e-<text:line-break/>aimus, nihilominus neque horum ullus, neque alius post e<text:span text:style-name="Default_20_Paragraph_20_Font"><text:span text:style-name="T2">o</text:span></text:span>s<text:line-break/>servatus est ; morti autem proximi omnes hi pulm<text:span text:style-name="Default_20_Paragraph_20_Font"><text:span text:style-name="T2">o</text:span></text:span>nis ipfius<text:line-break/>quasdam partes expuerunt. Pr<text:span text:style-name="Default_20_Paragraph_20_Font"><text:span text:style-name="T2">o</text:span></text:span>inde facile cognovi, simili<text:line-break/>e<text:span text:style-name="Default_20_Paragraph_20_Font"><text:span text:style-name="T2">o</text:span></text:span>s affectu laborare, qualem in partibus externis cernimus,<text:line-break/>quum a putrefaciente quopiam humore inficiuntur; verum<text:line-break/>has et abscindere et mere possumus, pulmoni vero horum<text:line-break/>neutrum adhibere licet; quapr<text:span text:style-name="Default_20_Paragraph_20_Font"><text:span text:style-name="T2">o</text:span></text:span>pter omnes intereunt. At<text:line-break/>vero postremum quem vidi curans , ad visceris fortem exic-<text:line-break/>cationem me converti , odoribus atque potionibus ad id effi-</text:p>
      <text:p text:style-name="P3">caribus. Proinde medicamentum, quod hedychroum vo-<text:line-break/>eant, olfacere per totum .diem ac naribus jugiter adhibere<text:line-break/>jussi; ad somnum vero fe<text:span text:style-name="Default_20_Paragraph_20_Font"><text:span text:style-name="T2">t</text:span></text:span>e conve<text:span text:style-name="Default_20_Paragraph_20_Font"><text:span text:style-name="T2">r</text:span></text:span>tentem narium foramina<text:line-break/>aliquo precio<text:span text:style-name="Default_20_Paragraph_20_Font"><text:span text:style-name="T2">s</text:span></text:span>orum unguentorum illinere, qualia Romae<text:line-break/>praepara<text:span text:style-name="Default_20_Paragraph_20_Font"><text:span text:style-name="T2">r</text:span></text:span>i sistent, quae vocant foliata et spicata; dabam quo-<text:line-break/>que ipsi in potu medicamenta, mithridaticam vocatam com-<text:line-break/>positionem , ambrosiam , . thanafiam , theriacam ; fed hic<text:line-break/>etiam per annum haec bibens, tandem similiter ut resi,<text:line-break/>qui tabidi ritam finivit, quam fortasse ob jam dictam educa-<text:line-break/>tionem longiori tempore protraxerat Praete<text:span text:style-name="Default_20_Paragraph_20_Font"><text:span text:style-name="T2">r</text:span></text:span>ea <text:span text:style-name="Default_20_Paragraph_20_Font"><text:span text:style-name="T6">alium</text:span></text:span> hu-<text:line-break/>jusmodi affectum in pulm<text:span text:style-name="Default_20_Paragraph_20_Font"><text:span text:style-name="T2">o</text:span></text:span>ne notavi. Quidam diuturna<text:line-break/>tussi vexatus et exiguum lentumque expuens , frustum quod-<text:line-break/>dam parvo grandinis grano confimile excreavit, ac defe<text:span text:style-name="Default_20_Paragraph_20_Font"><text:span text:style-name="T2">r</text:span></text:span>ens<text:line-break/>illud mihi ostendit, atque rursus no<text:span text:style-name="Default_20_Paragraph_20_Font"><text:span text:style-name="T2">n</text:span></text:span> multos post sues aliud.<text:line-break/>Unde conieci lentum illum humorem, quem antea expuebat,<text:line-break/>siccatum induratumque in hujusmodi substa<text:span text:style-name="Default_20_Paragraph_20_Font"><text:span text:style-name="T2">n</text:span></text:span>tiam pervenisse.<text:line-break/>Quamobrem ei medicamenta in potu dedi, quae asthmaticis<text:line-break/>auxiliantur; quibus epotis minorem expuebat grantlinem,</text:p>
      <text:p text:style-name="P3">atque per plures quam antea dies; neque tamen pluribus de-<text:line-break/>inceps annis hoc pati desiit, donec moreretur. Caeterum<text:line-break/>grandines magna ex parte erui magnitudinem aequabant, in-<text:line-break/>terdum maj<text:span text:style-name="Default_20_Paragraph_20_Font"><text:span text:style-name="T2">o</text:span></text:span>res, ut et minores. Atque alios quoque simili-<text:line-break/>ter spue<text:span text:style-name="Default_20_Paragraph_20_Font"><text:span text:style-name="T2">n</text:span></text:span>tes multos annos vivere vidimus , quorum assi ali-<text:line-break/>am ob causam, alii ob fpirabilinm organorum affectum mor-<text:line-break/>tui sunt, nullus tamen ex his cruorem expuit. Quod ve<text:span text:style-name="Default_20_Paragraph_20_Font"><text:span text:style-name="T2">r</text:span></text:span>o<text:line-break/>Antipatro medico accidit , omnes noverunt , ut qui melicam<text:line-break/>artem publice in Romanorum civitatem insessus est. Agebat<text:line-break/>hic vir aetatem sexaginta quidem annis minorem, sed quin-<text:line-break/>quaginta jam annos excesserat; is correptus aliquando febre<text:line-break/>quadam ephemera ab evidente causa, declinante jam sebre,<text:line-break/>ut quid sibi factu; opus asset intelligeret, pullum ipse suum<text:line-break/>tangere aggressus est. Quum igitur omnem luaequalitatem<text:line-break/>in arteriarummotione inveniret, primo quidem territus est;<text:line-break/>deinde veru quum .sese. non amplius febrire plane sentiret,<text:line-break/>illico balucum subiit, quippe lab<text:span text:style-name="Default_20_Paragraph_20_Font"><text:span text:style-name="T2">o</text:span></text:span>ribus ac vigiliis corpus sati-</text:p>
      <text:p text:style-name="P3">gaverat, atque tenui plane rictu, donec diem tertium prae-<text:line-break/>tersisset, usus est; quo quum nulla appareret fabris, ad solita<text:line-break/>negotia pertractanda prodiit, atque arteriam in carpo tan-<text:line-break/>gens, admiratus est perscveranlem in pulsibus inaequalitatem.<text:line-break/>Occurrens itaque misti aliquando, extendit manum ridens,<text:line-break/>j.ussitque pulsum tangere. At ego subridens, quid, inquam,<text:line-break/>sibi vult hoc, quod proponis aenigma? ille iterum ridens<text:line-break/>obnixe o<text:span text:style-name="Default_20_Paragraph_20_Font"><text:span text:style-name="T2">r</text:span></text:span>arit, ut tangerem. .Igitur inter tangendum omni-<text:line-break/>genam in pulsu inveni inaequalitatem, non solum in multa-<text:line-break/>rutu pulsationum collectione, quam systematicam vocant,<text:line-break/>verum etiam in una arteriae diastole. Proinde micatus, quo--<text:line-break/>modo adhuc viveret, quum talem haberet pulsum, intereo-<text:line-break/>gari , num difficilis aliqua esset ei respiratio ; illo vero mrl-<text:line-break/>lam fe se<text:span text:style-name="Default_20_Paragraph_20_Font"><text:span text:style-name="T2">n</text:span></text:span>tire respondente.; observari , an aliquando muta-<text:line-break/>retur; sex mensium spatio assiduo carpi arteriam tangens..<text:line-break/>Quumque ab initio interrogaret, quaenam affectio mihi vide-<text:line-break/>retur esse insuo corp<text:span text:style-name="Default_20_Paragraph_20_Font"><text:span text:style-name="T2">o</text:span></text:span>re, atque per quem modum talem pul-</text:p>
      <text:p text:style-name="P3">sum facere citra febrem, ad eam quaestionem respondi, in<text:line-break/>commentariis de pulsibus declarasse me hujusmodi inaequa-<text:line-break/>litatem ; namque ob magnarum in pulmone arteriarum an-<text:line-break/>gustiam id evenire puto ; angustiae vero causam , inquiebam,<text:line-break/>esse visceris inflammationem tibi impossibile est; febriritares<text:line-break/>enim; relinquitur igitur, vel obstructionem ex liquidis et<text:line-break/>crassis et viscosis humoribus , vel crudi tube<text:span text:style-name="Default_20_Paragraph_20_Font"><text:span text:style-name="T2">r</text:span></text:span>culi ortum , in<text:line-break/>hujusmodi te affectionem induxisse. Tum ille <text:span text:style-name="Default_20_Paragraph_20_Font"><text:span text:style-name="T2">r</text:span></text:span>espondens,<text:line-break/>oporteret ergo, inquit, me asthmatica orthopnoea labo<text:span text:style-name="Default_20_Paragraph_20_Font"><text:span text:style-name="T2">r</text:span></text:span>are.<text:line-break/>At ego probabilia diri ipsum loqui, sed non vera; quippe<text:line-break/>fieri nonnunquam hujusmodi orthopnoeam ob eam causam,<text:line-break/>non tamen quum in laevibus arteriis , sed in asperis crassius<text:line-break/>et lentus humor cumulatus. P<text:span text:style-name="Default_20_Paragraph_20_Font"><text:span text:style-name="T2">r</text:span></text:span>oinde omnem rictus ratio-<text:line-break/>nem asthmaticorum victui similem moliri et medicamenta<text:line-break/>eandem ac ipsorum facultatem habentia adhibere jussimus.<text:line-break/>Deinde sex, ut diri, mensibus elapsis, leri quadam spirandi<text:line-break/>dllficultate affectus est , . accedente simul brevi cordis pulpita-</text:p>
      <text:p text:style-name="P3">tione, primo quidem semel, deinde bis atque ter, postea<text:line-break/>quater ac saepius quoque, aucta. sumti spirandi difficultate, ad<text:line-break/>quiutumdecimnm usque diem, post quem difficillima derepente<text:line-break/>oborta respiratione, ex<text:span text:style-name="Default_20_Paragraph_20_Font"><text:span text:style-name="T2">o</text:span></text:span>lutus statim obiit, aliorum quorun-<text:line-break/>dam exemplo, qui cordis affectibus laborant, de quibus post-<text:line-break/>hac sermonem faciemus,</text:p>
      <text:h text:style-name="P9" text:outline-level="1"><text:bookmark-start text:name="bookmark9"/><text:span text:style-name="Default_20_Paragraph_20_Font">GALENI DE LoCIS AFFECTIS<text:line-break/>L I B E R V</text:span><text:bookmark-end text:name="bookmark9"/></text:h>
      <text:p text:style-name="Normal"><text:span text:style-name="Default_20_Paragraph_20_Font">&lt;div type="textpart" subtype="chapter" n="prooemium"&gt;</text:span></text:p>
      <text:p text:style-name="Normal">In praecedenti libro, quum de pulmonis affectibus age-<text:line-break/>remus, <text:span text:style-name="Default_20_Paragraph_20_Font"><text:span text:style-name="T2">s</text:span></text:span>ermonis communitate et thoracis et cordis .aliquan-<text:line-break/>talum meminimus; pleniorem vero abfolutioremque de ipsis<text:line-break/>sermonem in quintum hunc librum distulimus. Quoniam<text:line-break/>vero quartus liber in accidentibus, quae Antipatro medico<text:line-break/>eveneru<text:span text:style-name="Default_20_Paragraph_20_Font"><text:span text:style-name="T2">n</text:span></text:span>t, finem sortitus est, laeso in primis ipsius pulmone,</text:p>
      <text:p text:style-name="P3">deindemd cor etiam transeunte affectu, operae pretium me<text:line-break/>facturum arbitror, si omnes ejus affectus pe<text:span text:style-name="Default_20_Paragraph_20_Font"><text:span text:style-name="T2">r</text:span></text:span>curram.</text:p>
      <text:h text:style-name="Heading_20_2" text:outline-level="2">Cap. I. </text:h>
      <text:p text:style-name="P15">Igitur quemadm<text:span text:style-name="Default_20_Paragraph_20_Font"><text:span text:style-name="T2">o</text:span></text:span>dum de caeleris animalis<text:line-break/>partibus, ita de corde quoque definiendum est, quaenam ipsi<text:line-break/>proprio vel primario vel utcunque nominare volueris, affe-<text:line-break/>ctu laboranti fiant sympt<text:span text:style-name="Default_20_Paragraph_20_Font"><text:span text:style-name="T2">o</text:span></text:span>mata, quaenam vero ipf<text:span text:style-name="Default_20_Paragraph_20_Font"><text:span text:style-name="T2">o</text:span></text:span> caeteris<text:line-break/>partibus c<text:span text:style-name="Default_20_Paragraph_20_Font"><text:span text:style-name="T2">o</text:span></text:span>nsentiente. ^Nititur autem oratio iis, quae prius<text:line-break/>lu aliis libris dem<text:span text:style-name="Default_20_Paragraph_20_Font"><text:span text:style-name="T2">o</text:span></text:span>usiravimus , ubi declaratum est, limati<text:line-break/>caloris cor velut fontem esse, neque animal m<text:span text:style-name="Default_20_Paragraph_20_Font"><text:span text:style-name="T2">o</text:span></text:span>ri omnino<text:line-break/>posse, nisi afficiatur. Quum itaque tres sint principes par-<text:line-break/>tus, quibus gubernatur animal (nam praeter c<text:span text:style-name="Default_20_Paragraph_20_Font"><text:span text:style-name="T2">o</text:span></text:span>rdis primi-<text:line-break/>patum <text:span text:style-name="Default_20_Paragraph_20_Font"><text:span text:style-name="T2">o</text:span></text:span>stensum est et sentum et m<text:span text:style-name="Default_20_Paragraph_20_Font"><text:span text:style-name="T2">o</text:span></text:span>tum universis corp<text:span text:style-name="Default_20_Paragraph_20_Font"><text:span text:style-name="T2">o</text:span></text:span>ris<text:line-break/>partibus a cerebr<text:span text:style-name="Default_20_Paragraph_20_Font"><text:span text:style-name="T2">o</text:span></text:span> suppeditari, jecur ver<text:span text:style-name="Default_20_Paragraph_20_Font"><text:span text:style-name="T2">o</text:span></text:span> nutricis facultatis<text:line-break/>esse - principium j semper mors immoderatas sequitur cordis<text:line-break/>rutemperies , simul enim cum ipsi, <text:span text:style-name="Default_20_Paragraph_20_Font"><text:span text:style-name="T2">o</text:span></text:span>mnes vitiantur partes..<text:line-break/>Quum enim , ut ostendimus , ipfae peculiari cordis temperie</text:p>
      <text:p text:style-name="P3">actiones suas perficiunt <text:span text:style-name="Default_20_Paragraph_20_Font"><text:span text:style-name="T10">, </text:span></text:span>hac pereunte, actiones quoque ip-<text:line-break/>famm perire necesse est, ac proinde cerebri quoque et jeco-<text:line-break/>ris, non tamen horum temperie deperdita, cornis simul acti-.<text:line-break/>enem <text:span text:style-name="Default_20_Paragraph_20_Font"><text:span text:style-name="T2">perire. </text:span></text:span>Si enim neque <text:span text:style-name="Default_20_Paragraph_20_Font"><text:span text:style-name="T2">s</text:span></text:span>ensibiles , neque voluntarias-<text:line-break/>actiones animal fervet , imo neque nutriatur etiamnum , ut<text:line-break/>nec latibusis abdita , nihilominus vivere ni<text:span text:style-name="Default_20_Paragraph_20_Font"><text:span text:style-name="T2">t</text:span></text:span>unt posse, quoad<text:line-break/>cor manserit illaefum , quivis existimaverit. Quin ridemus.<text:line-break/>saepenumero multis deinceps diebus aliquem neque intelli-<text:line-break/>gere, <text:span text:style-name="Default_20_Paragraph_20_Font"><text:span text:style-name="T2">n</text:span></text:span>eque sentire, neque m<text:span text:style-name="Default_20_Paragraph_20_Font"><text:span text:style-name="T2">o</text:span></text:span>veri, nihilominus vivere,<text:line-break/>quemadmodum qui ob urium hepatis imbecillitatem non nu-<text:line-break/>tritor; diutius sufficere ; at si cor respiratione privetur, illi-<text:line-break/>co periti Igitur qui ad respirandi functionem nihil con-<text:line-break/>ferre th<text:span text:style-name="Default_20_Paragraph_20_Font"><text:span text:style-name="T2">o</text:span></text:span>racem putant, ii caulam reddere nequeunt, cur per<text:line-break/>vehementem apoplexiam , sula superioris principii laesione<text:line-break/>laborantes subito moriantur. At vobis eam invenire haud<text:line-break/>difficile est, utpote quibus explorate persirnstun est musculos,.<text:line-break/>qui motionis principium a nervis in ip<text:span text:style-name="Default_20_Paragraph_20_Font"><text:span text:style-name="T2">t</text:span></text:span>osa spinalimedulla</text:p>
      <text:p text:style-name="P3">cervicis delatis suscipiunt, thoracem attollere , qui tum pii-<text:line-break/>vantur motrice facultate ex cerebro ipsis iusiuente ; ut <text:span text:style-name="Default_20_Paragraph_20_Font"><text:span text:style-name="T6">nisi<text:line-break/></text:span></text:span>ad respirationem ambo principia concurrerent, possemus vi-<text:line-break/>vere, privati interdum superno principio. Fo<text:span text:style-name="Default_20_Paragraph_20_Font"><text:span text:style-name="T2">r</text:span></text:span>tasse igitur<text:line-break/>ex quibus caulam potuimus invenire , cur affecto cerebro in<text:line-break/>vehementi apoplexia, cor quoque laedatur, ex iisdem ipsis<text:line-break/>secundum estum modum causam facile quis inveniet, quam-<text:line-break/>obrem in apoplexia minore, catalepfi, sopore , morbo comi-<text:line-break/>tiali, lethargo, animal ita affectum non pereat. l<text:span text:style-name="Default_20_Paragraph_20_Font"><text:span text:style-name="T2">n</text:span></text:span>veniet<text:line-break/>autem id speculatus in enarratis affectibus,. quomodo spirent<text:line-break/>labora<text:span text:style-name="Default_20_Paragraph_20_Font"><text:span text:style-name="T2">n</text:span></text:span>tes ;. nam videbit et violentam et difficilem <text:span text:style-name="Default_20_Paragraph_20_Font"><text:span text:style-name="T2">r</text:span></text:span>espiratio-<text:line-break/>nem, perinde ac si vinculo quodam constrictus. thorax dila-<text:line-break/>tari prohiberetur. Atque hujus rei sufficientem serimus<text:line-break/>mentionem in libris de musculorum motu ; communis enim<text:line-break/>est haec quaestio ei quae de somno fit, lu .quo omnes muscu-<text:line-break/>lorum actiones exolvuntm, sola musculorum thoracem mo-<text:line-break/>ventium actio servatur; nunc vero ea duntaxat dixisse satis</text:p>
      <text:p text:style-name="P3">fuerit, quae lu praesentia proposito nostro conducere vide-<text:line-break/>ba<text:span text:style-name="Default_20_Paragraph_20_Font"><text:span text:style-name="T2">n</text:span></text:span>tur. Nam qua ratione homines per fomnum respirant,<text:line-break/>reliquis licet musculis omnibus quiescentibus, eadem et per<text:line-break/>apoplexias non vehementissimas, atque alios ei ricinos asse-<text:line-break/>otus; ubi vero apoplexia ita vehemens, aut alter quispiam<text:line-break/>affectus acciderit, ut musculorum thoracis actio omnino de-<text:line-break/>perdatur, perire simul respirationem necesse est; indeque<text:line-break/>co<text:span text:style-name="Default_20_Paragraph_20_Font"><text:span text:style-name="T2">r</text:span></text:span>dis temperiem , a qua rursus etiam animal universum ne-<text:line-break/>cessa<text:span text:style-name="Default_20_Paragraph_20_Font"><text:span text:style-name="T2">t</text:span></text:span>io sequitur interire. Hac igitur ratione per magnas<text:line-break/>superni prinripii laesiones animal perit, ex jecoris vero af-<text:line-break/>fectu alia ratione , atrophia scilicet tum contabescit, unde<text:line-break/>longiore temporis spatio in hujusmodi affectibus ritam pro-<text:line-break/>telant animalia. Atque per alium quendam modum lu fyn-<text:line-break/>copis stomachicis et vehementibus doloribus , terroribus gra-<text:line-break/>vibus et voluptatibus maximis nonnulli intereunt; etenim<text:line-break/>quibus xitale robur infirmum est, animi vero affectiones ob<text:line-break/>imperitiam fortes, his animi substantia facile dissolvitur;</text:p>
      <text:p text:style-name="P3">horum aliqui et ob moestitiam interierunt, sed non illico, ut.<text:line-break/>de superioribus diximus. At vir magnanimus neque ob<text:line-break/>moestitiam neque ob aliam aliquam animi aegritudinem moe-<text:line-break/>stitia fortiorem unquam succubuit, utpote cui a<text:span text:style-name="Default_20_Paragraph_20_Font"><text:span text:style-name="T6">nim</text:span></text:span>ae m-<text:line-break/>bar validum est, assectus vero exiles.</text:p>
      <text:p text:style-name="P1">Cap. ss At proprius cornis affectus accidit ob sim-<text:line-break/>p licent saepenumero lulemperiem , sive inaequalis, sive ae-<text:line-break/>qualis ea fuerit, et ob inflammationem, vel erysipelas , dum<text:line-break/>fieri incipit; issico enim antequam augeantur hujusmodi af-<text:line-break/>suetus, animal corrumpitur. Atque hos assectus rursus car-<text:line-break/>diaoae fyncopae sequuntur , quemadmodum stomachicae eos<text:line-break/>affectus, quibus os ventriculi; stomachum nonnulli appel-<text:line-break/>lant, infestatur; verum hae quoque consentiente profecto<text:line-break/>corde eve<text:span text:style-name="Default_20_Paragraph_20_Font"><text:span text:style-name="T2">n</text:span></text:span>iunt. Sed utriusque partis , tum oris. ventriculi<text:line-break/>tum cordis, affectus aut ob vehementem solam lulemperiem,<text:line-break/>aut ob venenosum humorem, . nonnunquam ob erysipelas aut<text:line-break/>inflammationem , aut estum quempiam ejusmodi praeter na-<text:line-break/>turam tumorem fieri consueverunt. Igitur exiguae quidem</text:p>
      <text:p text:style-name="P3">cordis intemperies pulsus arteriarum pr<text:span text:style-name="Default_20_Paragraph_20_Font"><text:span text:style-name="T2">o</text:span></text:span> sua quaeque natura<text:line-break/>variant ; ipformn autem notae in opere de pulsibus explica--<text:line-break/>tae fiunt ; majores vero per proprias quidem fimilarium par-<text:line-break/>tinm intemperies subita mors non loquitur; per organicas<text:line-break/>vero repentina, sed praecedentibus prius signis, quorum<text:line-break/>unum est, quod et ab Hippoeratc dictum est : <text:span text:style-name="Default_20_Paragraph_20_Font"><text:span text:style-name="T2">Qui saepe et<text:line-break/>vehementer ex</text:span></text:span>o<text:span text:style-name="Default_20_Paragraph_20_Font"><text:span text:style-name="T2">lvantur sine causa man</text:span></text:span>i<text:span text:style-name="Default_20_Paragraph_20_Font"><text:span text:style-name="T2">festa, ii derepente<text:line-break/>moriuntur;</text:span></text:span> aliud vero, palpitatio cornis, aut per <text:span text:style-name="Default_20_Paragraph_20_Font"><text:span text:style-name="T2">t</text:span></text:span>e eveni-<text:line-break/>ens, aut significatione quadam, quod in humore cor ipsum<text:line-break/>moveatur; neque mirum tantam humoris multitudinem cu-<text:line-break/>mulari aliquando in ambiente cor tunica , ut ipsum ne attol-<text:line-break/>satur, impediat; etenim in animalibus dissectis vidimus ple-<text:line-break/>rumque plurimum humoris urinae speciem refe<text:span text:style-name="Default_20_Paragraph_20_Font"><text:span text:style-name="T2">r</text:span></text:span>entis in eo<text:line-break/>qui ipsum involvit panniculo contineri. Ac limia quaedam<text:line-break/>quum emaciari in sues videretur , eam tamen necessariis no-<text:line-break/>suis negotiis impediti secare non potuimus, post mortem ve-<text:line-break/>ro, reliquis corporis partibus omnibus illaesis, inventus est<text:line-break/>in cordis involucro tumor praeter naturam , humorem in fe</text:p>
      <text:p text:style-name="P3">continens, qualem pusiulae hydatides emittunt. Atque in<text:line-break/>gallo fine humore aliquando pericardiumhujusmodi scirrhoso.<text:line-break/>tumore affectum erat, perinde ac si plures crassae membra-<text:line-break/>nae involutae altera alteri fuissent. Unde verisimilis con-<text:line-break/>jectura elicitur, homines etiam similibus posse affectibus in-<text:line-break/><text:span text:style-name="Default_20_Paragraph_20_Font"><text:span text:style-name="T2">t</text:span></text:span>estari. lnflammato autem manifeste corde, gladiatores ri-<text:line-break/>diu<text:span text:style-name="Default_20_Paragraph_20_Font"><text:span text:style-name="T2">t</text:span></text:span>us haud aliter, quam qui cardiaca syncope pereunt,<text:line-break/>obiisse. Igitur fi ad ventrem cordis vuluus aliquando pene-<text:line-break/>traverit, protinus magno cum sanguinis fluore moriuntur,<text:line-break/>idque praecipue, si sinistrae partis venter fuerit vulneratus;<text:line-break/>si vero non ad ventrem usque pertingat, sed in cornis sub-<text:line-break/>stantia consistat vulnus, ex ita affectis aliqui non polum ea<text:line-break/>die, qua vulnerati fuerunt, sed sequenti quoque nocte vi-<text:line-break/>vere potuerunt, inflammationis ratione nimirum extincti;<text:line-break/>atque ii omnes, quamdiu vixerint, mentis compotes sunt;<text:line-break/>unde evidens quoque sibi testimonium sumere potest antiqua<text:line-break/>secta, quae negat rationalem animae facultatem in corde con-<text:line-break/>fistere. Palpitatio autem visceris hujus pluribus integra va-</text:p>
      <text:p text:style-name="P3">letudine degentibus, tum adolescentibus tum adultis, subito<text:line-break/>sine alio manifesto symptomate evenire visa est, .atque hi om-<text:line-break/>nes sanguinis detractione juvati sunt. Atque hoc sympto-<text:line-break/>male aliqui plane liberati sunt, qui post venae .sectionem usi<text:line-break/>funi attenuante victu cum medicamentis similibus; horum<text:line-break/>ver<text:span text:style-name="Default_20_Paragraph_20_Font"><text:span text:style-name="T2">o</text:span></text:span> nonnulli, quibus rursum hujusmodi symptoma ob<text:span text:style-name="Default_20_Paragraph_20_Font"><text:span text:style-name="T2">o</text:span></text:span>r-<text:line-break/>tum erat, simili curatione sospites evaserunt. Ac novi quen-<text:line-break/>dam qu<text:span text:style-name="Default_20_Paragraph_20_Font"><text:span text:style-name="T2">o</text:span></text:span>tannis verno tempore palpitationis symptomate ve-<text:line-break/>xatum, qui quum per tres annos a sanguinis detractione se<text:line-break/>adjutum intelligeret, anno quarto antra quam symptoma ip-<text:line-break/><text:span text:style-name="Default_20_Paragraph_20_Font"><text:span text:style-name="T2">t</text:span></text:span>um invaderet, sanguinem misit, idque pluribus deinceps<text:line-break/>annis faciendo, idonea etiam p<text:span text:style-name="Default_20_Paragraph_20_Font"><text:span text:style-name="T2">o</text:span></text:span>st sanguinis detractionem .cae-<text:line-break/>ter.a adhibuit. At nihilominus hic quoque ante senectutem<text:line-break/>m<text:span text:style-name="Default_20_Paragraph_20_Font"><text:span text:style-name="T2">o</text:span></text:span>rte praeventus est, sicut sit reliqui omnes, esii quidem<text:line-break/>per acutas febres, alii vero, cum sani. degerent, affatim fyn-<text:line-break/>cope intercepti, unus etiam vel duo citra <text:span text:style-name="Default_20_Paragraph_20_Font"><text:span text:style-name="T2">s</text:span></text:span>yncopen alia<text:line-break/>quadam .mortis fpecie perierunt. sic autem affectorum major<text:line-break/>pars aetatem agebat quinquaginta quidem annis insaniorem,</text:p>
      <text:p text:style-name="P3">sed quae quadraginta annos excederet. Pericardium sane<text:line-break/>tegumentum, quomodocunque .affectum fit, luter ignobiles<text:line-break/>partes numeratus, nisi quando ipso inflammato assectus per<text:line-break/>consensum ad cor transcurrat ; sed quum ipse solus assiritur,<text:line-break/>exemplo reliquarum omnium partium, quae ad custodiam et<text:line-break/>tegumentum caeterarum nobiliorum factae sunt, nullum af-<text:line-break/>fert periculum. Caeterum nulla a corde spirandi dissicul-<text:line-break/>tas oritur praeter eas, quas in priorilibro diximus, quum<text:line-break/>de dyspnoea sermonem habe<text:span text:style-name="Default_20_Paragraph_20_Font"><text:span text:style-name="T2">r</text:span></text:span>emus. Etenim supercalesa-<text:line-break/>ctum respirationem efficit magnam et densam atque celerem<text:line-break/>ac calidum insuper spiritum effiat; contra <text:span text:style-name="Default_20_Paragraph_20_Font"><text:span text:style-name="T2">r</text:span></text:span>efrigeratum exi-<text:line-break/>guarn et raram <text:span text:style-name="Default_20_Paragraph_20_Font"><text:span text:style-name="T2">r</text:span></text:span>eddit respirationem.</text:p>
      <text:h text:style-name="Heading_20_2" text:outline-level="2">Ca p. HI.</text:h>
      <text:p text:style-name="P15"><text:s/>Huic quoque parti, vel primario affectae;<text:line-break/>vel aliis consentienti, quemadmodum reliquis omnibus, asse-<text:line-break/>otus quidam superveniunt; atque omnes in respirationis lae-<text:line-break/>sionem desinunt, nam proprium respirationis hoc organum<text:line-break/>esse monstratum esu Igitur, ubi dolorificis affectibus mo-<text:line-break/>lestatur, exiguam deulamque reduit respirationem, ut in</text:p>
      <text:p text:style-name="P3">commentarlisde difficultate respirationis ostendimus, ut et<text:line-break/>vici<text:span text:style-name="Default_20_Paragraph_20_Font"><text:span text:style-name="T2">n</text:span></text:span>is quoque partibus et iis quae .simul moventur affectis<text:line-break/>evenit. Diximus autem antea in spinalis medullae affecti-<text:line-break/>bus, quomodo respiratio laedatur, thorace proprio affectu<text:line-break/>nequaquam laborante, fed vel nerv<text:span text:style-name="Default_20_Paragraph_20_Font"><text:span text:style-name="T2">o</text:span></text:span> quopiam a spinali me.<text:line-break/>dulia procedente, vel spinali medulla ipsa. Propriorum<text:line-break/>vero thoracis affectuum quidam in ipfius muscusis, quidam<text:line-break/>in membrana costas fuccingente consistunt; nam de iis asse-<text:line-break/>oti bus, qui vel in i cute, vel in costarum ossibus consistunt,<text:line-break/>hic agere non proposuimus, in quibus locus affectus sensibus<text:line-break/>sublinitur. Quum igitur duplices flet ipsius musculi, eo-<text:line-break/>cumque alii spatia intercostalia vocata repleant, alli extrui-<text:line-break/>secus extendantur, dolorisicae externorum musculorum al-<text:line-break/>sectiones, ut ulcera, contusiones, abscessus, erysipelas, in-i<text:line-break/>flammatio , haud obscure a medicis manus adhibentibus di-i<text:line-break/>guoscuntur; at intercostalium musculorum inflammationes,<text:line-break/>eorum maxime qui in intimo corpore consistunt, bipertiti<text:line-break/>enim, ut scitis, sunt, tactum n<text:span text:style-name="Default_20_Paragraph_20_Font"><text:span text:style-name="T2">o</text:span></text:span>strum fugiunt, sed graviori</text:p>
      <text:p text:style-name="P3">quam externi dolore cruciantur; ac aliquid fluxioris, quae<text:line-break/>inflammationem induxit, ad interna per membranam costas<text:line-break/>succiugentem transmittunt, quam simul cum ipsis inflammari<text:line-break/>necesse est; veluti rursus cum ipsa, ubi aliquando primario<text:line-break/>affectu infestatur, intercostalium musculorum partes internae<text:line-break/>per consensum afficiuntur. Verum exquisita pleuritis fit,<text:line-break/>ubi succingens costas membrana primario affectu laborat;<text:line-break/>proinde dolo<text:span text:style-name="Default_20_Paragraph_20_Font"><text:span text:style-name="T2">r</text:span></text:span> vel ad jugulum usque, vel ad hypochondria<text:line-break/>pervenit; ad jugulum quidem, superioribus ejus partibus afi-<text:line-break/>fectis, ad hypochondria vero, in<text:span text:style-name="Default_20_Paragraph_20_Font"><text:span text:style-name="T2">t</text:span></text:span>erioribus. Atque vehe-<text:line-break/>mens febris hujusmodi inflammationem plane loquitur, quia<text:line-break/>sedas affecte prope cor sita est et cum panniculo ipsum invol-<text:line-break/>veute, sicuti cum scpto transverso, cognationem habet. At<text:line-break/>pulsus tibi potissimum indicabit , assiciatume magis succin-<text:line-break/>gens. membrana, an musculi ipsam contingentes; murus enim<text:line-break/>musculi, succingens vero membrana magis et tendit et du-<text:line-break/>ram. .efficit arteriam.; in affectibus vere pulmonis nulla peni-<text:line-break/>tus apparet hujusmodi. durities. At effusa in thoracis sua-</text:p>
      <text:p text:style-name="P3">tium sanies et in asperas pulmonis arterias transsumpta, tus-<text:line-break/>fiendo excreatu<text:span text:style-name="Default_20_Paragraph_20_Font"><text:span text:style-name="T2">r</text:span></text:span>, qualis fit, qui inflammationem facit humor,<text:line-break/>declarans, an videlicet biliosus, an melancholicus, an pitui-<text:line-break/>tofus, aut sanguineus. Etenim fi bilis abundat, pallidum aut<text:line-break/>flavum; fi atra bilis, nigrum; .fi pituita, spumosum et can-<text:line-break/>dicans, fi sanguis, rubrum sputum rejicitur. Quod igitur.<text:line-break/>tussiendo ex thoracis spatio aliquid expuatur, facile intelligi-<text:line-break/>tur per affectiones, quibus ab exterioribus ad intima pecto-<text:line-break/>ris ulcus penetrat, five ob vulnus penetrans non congluti-<text:line-break/>natum , five ob magnum abscessum utrinque eruptum , veI<text:line-break/>perinde quidem dissectum, ac si externas duntaxat partes uf-<text:line-break/>ficeret, factu vero <text:span text:style-name="Default_20_Paragraph_20_Font"><text:span text:style-name="T2">t</text:span></text:span>ectione, inventu. sncciugente costas mem-<text:line-break/>brana erofa, aut costa ob cariem exci<text:span text:style-name="Default_20_Paragraph_20_Font"><text:span text:style-name="T2">t</text:span></text:span>a, aut eo quod medici<text:line-break/>succingentem membranam, quam aut eru<text:span text:style-name="Default_20_Paragraph_20_Font"><text:span text:style-name="T2">t</text:span></text:span>am, aut putrescens<text:line-break/>tem quodammodo invenerint, servare illaesam non potue..<text:line-break/>muti In omnibus enim ejusmodi affectibus , fi aqua mulsa<text:line-break/>in thoracis . spatimn rutundatur, nunc tussiendo expuitur, et</text:p>
      <text:p text:style-name="P3">laborans ipse aquam mulsam esse ex sapore deprehendit.<text:line-break/>Quo pacto autem hoc fiat, atque per quos meatus in aspe-<text:line-break/>ram arteriam ingrediatur, perpendere cuilibet licet, modo<text:line-break/>caveat errorem illum , in quem nonnulli difficultate pressi in<text:line-break/>causae investigatione inciderunt, qui quidem fortasse ex tho-<text:line-break/>racis spatio in pulmonem quippiam recipi impossibile esse<text:line-break/>sibi persuasurum, fortassis etiam ita fe <text:span text:style-name="Default_20_Paragraph_20_Font"><text:span text:style-name="T2">s</text:span></text:span>enti<text:span text:style-name="Default_20_Paragraph_20_Font"><text:span text:style-name="T2">r</text:span></text:span>e simulant, ne<text:line-break/>rideantur de re quapiam dubi sare. Caeterum credere opor-<text:line-break/>tet hujusm<text:span text:style-name="Default_20_Paragraph_20_Font"><text:span text:style-name="T2">o</text:span></text:span>di fieri trassumptionem ; nam per vulnera pene-<text:line-break/>trantia haud obscure apparet; deinde quo pacto ea fieri pos-<text:line-break/>sit .investigate ; ita ut quum mvenerimus , animo simus qui-<text:line-break/>etiori; quamdiu nihil nos invenisse putaverimus ; ruditatem<text:line-break/>potius nostram accusemus, quam veritatem ipsam negemus.<text:line-break/>Atque.videmus etiam conglutinatis cruentis vulneribus pene-<text:line-break/>trantibus , in sputo -notas quasdam fluentis ex vulnere eruo-<text:line-break/>ris.adfpatium, quod inter pulmonem est et thoracem ; prae-<text:line-break/>terea supputati. in hoc ipso spatio pus continerent ipsum<text:line-break/>tussiendo expuere haud obscure ridentur.; atqui rationi con..</text:p>
      <text:p text:style-name="P2">sentaneum est, ut e<text:span text:style-name="Default_20_Paragraph_20_Font"><text:span text:style-name="T2">o</text:span></text:span>dem m<text:span text:style-name="Default_20_Paragraph_20_Font"><text:span text:style-name="T2">o</text:span></text:span>d<text:span text:style-name="Default_20_Paragraph_20_Font"><text:span text:style-name="T2">o</text:span></text:span> tum cru<text:span text:style-name="Default_20_Paragraph_20_Font"><text:span text:style-name="T2">o</text:span></text:span>r tum pus ex th<text:span text:style-name="Default_20_Paragraph_20_Font"><text:span text:style-name="T2">o-.<text:line-break/></text:span></text:span>race expuatur, qu<text:span text:style-name="Default_20_Paragraph_20_Font"><text:span text:style-name="T2">o</text:span></text:span>rum viam inquirens Erasistratus , incre-<text:line-break/>dibilia quaedam scripsit in e<text:span text:style-name="Default_20_Paragraph_20_Font"><text:span text:style-name="T2">o</text:span></text:span> libro cui titulus de sanguinis<text:line-break/>eductione est, sub hac ve<text:span text:style-name="Default_20_Paragraph_20_Font"><text:span text:style-name="T2">r</text:span></text:span>borum serie; <text:span text:style-name="Default_20_Paragraph_20_Font"><text:span text:style-name="T2">Pia autem, per<text:line-break/>quam. incedunt ea, quae ab iis sedibus. re</text:span></text:span>f<text:span text:style-name="Default_20_Paragraph_20_Font"><text:span text:style-name="T2">iciuntur, hujus-<text:line-break/>modi. esu Ab arteria spinae adiac</text:span></text:span>e<text:span text:style-name="Default_20_Paragraph_20_Font"><text:span text:style-name="T2">nti vasa . quaedam ad<text:line-break/>utrumque latus, tam dextrum quam .sinifirttm, similiter -<text:line-break/>procedunt; haec in loca vicina multiplici divisi</text:span></text:span>o<text:span text:style-name="Default_20_Paragraph_20_Font"><text:span text:style-name="T2">ne disperso<text:line-break/>tandem ade</text:span></text:span>o <text:span text:style-name="Default_20_Paragraph_20_Font"><text:span text:style-name="T2">evadunt ex</text:span></text:span>i<text:span text:style-name="Default_20_Paragraph_20_Font"><text:span text:style-name="T2">gua, ut sensu</text:span></text:span>m <text:span text:style-name="Default_20_Paragraph_20_Font"><text:span text:style-name="T2">lateant. Quu</text:span></text:span>m<text:line-break/><text:span text:style-name="Default_20_Paragraph_20_Font"><text:span text:style-name="T2">itaque sanguis .in huiusmodi arterias incid</text:span></text:span>e<text:span text:style-name="Default_20_Paragraph_20_Font"><text:span text:style-name="T2">rit, per oon-<text:line-break/>cavam arteriam n</text:span></text:span>o<text:span text:style-name="Default_20_Paragraph_20_Font"><text:span text:style-name="T2">nnunquam ad l</text:span></text:span>o<text:span text:style-name="Default_20_Paragraph_20_Font"><text:span text:style-name="T2">ca quae circa pulmone</text:span></text:span>m<text:line-break/><text:span text:style-name="Default_20_Paragraph_20_Font"><text:span text:style-name="T2">sunt, atque ad. eos nexu</text:span></text:span>s, <text:span text:style-name="Default_20_Paragraph_20_Font"><text:span text:style-name="T2">per quo</text:span></text:span>s <text:span text:style-name="Default_20_Paragraph_20_Font"><text:span text:style-name="T2">pulmo apud spinam ar-<text:line-break/>teriae c</text:span></text:span>o<text:span text:style-name="Default_20_Paragraph_20_Font"><text:span text:style-name="T2">niungitur, ascendit; nam</text:span></text:span> e<text:span text:style-name="Default_20_Paragraph_20_Font"><text:span text:style-name="T2">a, .quae huc inciderint,<text:line-break/>hac via ad pulm</text:span></text:span>o<text:span text:style-name="Default_20_Paragraph_20_Font"><text:span text:style-name="T2">nem a</text:span></text:span>s<text:span text:style-name="Default_20_Paragraph_20_Font"><text:span text:style-name="T2">cendere. soleat ; -quomod</text:span></text:span>o - <text:span text:style-name="Default_20_Paragraph_20_Font"><text:span text:style-name="T2">ex pulti</text:span></text:span></text:p>
      <text:p text:style-name="P6"><text:span text:style-name="Default_20_Paragraph_20_Font"><text:span text:style-name="T2">. m</text:span></text:span>o<text:span text:style-name="Default_20_Paragraph_20_Font"><text:span text:style-name="T2">n</text:span></text:span>e <text:span text:style-name="Default_20_Paragraph_20_Font"><text:span text:style-name="T2">deinderejieiantur, antea dictu</text:span></text:span>m <text:span text:style-name="Default_20_Paragraph_20_Font"><text:span text:style-name="T2">est. </text:span></text:span>It, bis verbis<text:line-break/>manifeste declaravit Erafistratns ,- eas arterias quae a magna<text:line-break/>arteria ad singula lutercostalia thoracis loca procedunt, per</text:p>
      <text:p text:style-name="P3">ora, quae ad inflammatam partem perveniunt, sanguinem<text:line-break/>suscipere, ipsnmqne ad magnam arteriam, quae a corde orta<text:line-break/>per spinam extenditur, referre; atque ab hac malus ad ea<text:line-break/>loca, quae oirca pulmonem <text:span text:style-name="Default_20_Paragraph_20_Font"><text:span text:style-name="T2">t</text:span></text:span>uus, transitum ait fieri ; feti ne-<text:line-break/>que modum, quo hujusmodi transitus fiat, neque riam tr-<text:line-break/>plicavit , verum deinceps finibit <text:span text:style-name="Default_20_Paragraph_20_Font"><text:span text:style-name="T2">i atque per eos n</text:span></text:span>av<text:span text:style-name="Default_20_Paragraph_20_Font"><text:span text:style-name="T2">us , per<text:line-break/>qu</text:span></text:span>os <text:span text:style-name="Default_20_Paragraph_20_Font"><text:span text:style-name="T2">pulmo arteriae circa spinam adhaeret; fit enim</text:span></text:span>, in-<text:line-break/>quit, <text:span text:style-name="Default_20_Paragraph_20_Font"><text:span text:style-name="T2">hac quoqu</text:span></text:span>e <text:span text:style-name="Default_20_Paragraph_20_Font"><text:span text:style-name="T2">via eorum quae inciderunt in pulmonem<text:line-break/>ascensu</text:span></text:span>s;. at quomodo et per quae conceptacula, nondum<text:line-break/>hic apposuit. Proinde manet adhuc eadem quaestio, nihil<text:line-break/>plane ad ipsimi dissolvendam afferente Erasistrato , quam-<text:line-break/>vis et in caeteris libris omnibus et in hoc ipsi, de stingui-<text:line-break/>nis eductione perspicuam p<text:span text:style-name="Default_20_Paragraph_20_Font"><text:span text:style-name="T2">o</text:span></text:span>llicitus fuerit interpretatio-<text:line-break/>nem. Quocirca multo magis vitiofum quispiam hujus-<text:line-break/>modi sermonem reputaverit, utpote qui ipsi quoque Elusi-<text:line-break/>strato suerit suspectus. Videtur itaque ex industria voluisse<text:line-break/>obscuris uti sermonibus, ut aliquid dixisse rideretur , quum<text:line-break/>nihil diceret; nam in loco ipsio, de quo quaerebatur ,enar-</text:p>
      <text:p text:style-name="P2">rationem reliquit, ut qui, quo pacto quidem fanguis ex la-<text:line-break/>teribus ad magnam arteriam perveniat, manifeste declara-<text:line-break/>verit; at quo pacto rursus ab hac ad eas sedes, quae circa<text:line-break/>pulmonem sunt, ut ipse dicebat, ascendat, haudquaquam ex-<text:line-break/>posuerit. Constat autem et ex eo, quod dixit, <text:span text:style-name="Default_20_Paragraph_20_Font"><text:span text:style-name="T2">l</text:span></text:span>o<text:span text:style-name="Default_20_Paragraph_20_Font"><text:span text:style-name="T2">ca quae<text:line-break/>circa pulm</text:span></text:span>o<text:span text:style-name="Default_20_Paragraph_20_Font"><text:span text:style-name="T2">nem sunt, </text:span></text:span>quum dicere pulmonem potuisset,<text:line-break/>eum haud inritum sermonis obscuritatem affectasse ; id quod<text:line-break/>postea declaravit, dicens: <text:span text:style-name="Default_20_Paragraph_20_Font"><text:span text:style-name="T2">ex pulm</text:span></text:span>o<text:span text:style-name="Default_20_Paragraph_20_Font"><text:span text:style-name="T2">ne autem qu</text:span></text:span>o<text:span text:style-name="Default_20_Paragraph_20_Font"><text:span text:style-name="T2">m</text:span></text:span>o<text:span text:style-name="Default_20_Paragraph_20_Font"><text:span text:style-name="T2">d</text:span></text:span>o <text:span text:style-name="Default_20_Paragraph_20_Font"><text:span text:style-name="T2">ad<text:line-break/>eductionem ascendat, jam antea dictum esu</text:span></text:span> Perinde enim<text:line-break/>ac fi in pulmonem ex magna arteria sanguis deferatur, quo-<text:line-break/>modo lude reiiciatur , velle nos admonere ridetur. .Quod<text:line-break/>vero de expulsione quae ex pulmone. fit, prius dictum fit,<text:line-break/>noni ignoramus , ac perspicuam fuisse narrationem testificari<text:line-break/>mur; verum optaremus; ut de ea, quae ex magna arteria in<text:line-break/>pulmonem fit, transsumptione dixisset, quemadmodum,<text:line-break/>quum inquit, per eos quoque nexus, per quos pulmo arte-<text:line-break/>riae apud spinam coniungitur , fieri circa pulmonem fungus-</text:p>
      <text:p text:style-name="P2">nis remotionem ; neque enim hic, quos nexus dicat, decla-<text:line-break/>r aviti - Etenim fi per membranas , vel per fibrosa quaedam<text:line-break/>corpora fiant, ad sanguinis magna contenti arteria in pus-<text:line-break/>mones delationem nihil conserunt; quippe necesse est exar-<text:line-break/>terra oriri vasa quaedam, per quae sanguis in pulmonem<text:line-break/>transferatur, quemadmodum Erafistrati secta hoc ipsum per<text:line-break/>arteriam pulmoni substratam fieri autumat. Hujus enim ar-<text:line-break/>tersae extremae partes exiguae ad asperam arteriam trans-<text:line-break/>ire ridentur; atqui ipsa quoque ex magna arteria, antequam<text:line-break/>ad spinam perveniat, initium sumit. At duplici quadam<text:line-break/>ratione Erafistrato ab hac arteria auxilium suppeditare co-<text:line-break/>nantur sectae ipsius professores, in prae<text:span text:style-name="Default_20_Paragraph_20_Font"><text:span text:style-name="T2">s</text:span></text:span>entia quidem adsan-<text:line-break/>guttus ex thorace eductionem , alibi vero ad inflammationis<text:line-break/>in pulmone generationem; etenim hanc quoque objiciunt eis,<text:line-break/>qui aliter sentiunt, ut quod eam ut Erasistratus supposuit,<text:line-break/>fieri fit impossibile. lpse namque ubi docet, quomodo .fiat<text:line-break/>inflammatio, vult incidentem in arterias .sanguinem spiritui<text:line-break/>qui a c<text:span text:style-name="Default_20_Paragraph_20_Font"><text:span text:style-name="T2">o</text:span></text:span>rde defertur <text:span text:style-name="Default_20_Paragraph_20_Font"><text:span text:style-name="T2">o</text:span></text:span>bvium ad extremas arteriarum par-</text:p>
      <text:p text:style-name="P3">tes repelli et compelli, nisi ubi vulneratae aliquando quae-<text:line-break/>dam arteriae, vacuato ex ipsis per vulnus spiritu, ex ea quae<text:line-break/>ad vacuatum <text:span text:style-name="Default_20_Paragraph_20_Font"><text:span text:style-name="T2">spiritum</text:span></text:span> sit sequela, sanguinem suscipiant.<text:line-break/>Hac itaque <text:span text:style-name="Default_20_Paragraph_20_Font"><text:span text:style-name="T2">r</text:span></text:span>atione non posse fieri inflammationem in pus-<text:line-break/>nronis a<text:span text:style-name="Default_20_Paragraph_20_Font"><text:span text:style-name="T2">r</text:span></text:span>teriis dicunt; nam etsi aliquando sanguis in eas<text:line-break/>inciderit , nulli ipsum spiritui occurrere , quod in solas pus-<text:line-break/>monis arterias nullum a corde ferri spiritum contendat, ut<text:line-break/>in reliquas omnes , verum e contrario ipsus cordi spiritum<text:line-break/>suppeditare, quem per inspirationem ab asperis laeves a<text:span text:style-name="Default_20_Paragraph_20_Font"><text:span text:style-name="T2">rtu-<text:line-break/></text:span></text:span>riae suscipiunt. Hanc igitur arteriam, quae a tnajori arte-<text:line-break/>ri a spinae incumbente in pulmonem fertur, inflammationem<text:line-break/>in extremis partibus sustinere, atque sanguinis e thorace<text:line-break/>eductionem efficere dicunt. Sed inflammationis rationem<text:line-break/>hoc in loco tractare non proposuimus. Verum quam ex<text:line-break/>magna arteria in pulmonem sanguinis transfumptionem fieri<text:line-break/>dicunt , haud recte diri ridetur. Primum enim sanguinem<text:line-break/>ex intercostalibus locis in magnam arteriam transferri ima- -</text:p>
      <text:p text:style-name="P3">possibile est; nam a spiritu, qui a corde per magnam arte-<text:line-break/><text:span text:style-name="Default_20_Paragraph_20_Font"><text:span text:style-name="T2">r</text:span></text:span>iam ad haec loca transmittitur, repulsus, illico revertetur;<text:line-break/>deinde ver<text:span text:style-name="Default_20_Paragraph_20_Font"><text:span text:style-name="T2">o</text:span></text:span> si c<text:span text:style-name="Default_20_Paragraph_20_Font"><text:span text:style-name="T2">o</text:span></text:span>ncesserimus ile fieri, ac demus in magnam.<text:line-break/>ip<text:span text:style-name="Default_20_Paragraph_20_Font"><text:span text:style-name="T2">t</text:span></text:span>um arterium deferri, multo absurdior ex Erasistraticae<text:line-break/><text:span text:style-name="Default_20_Paragraph_20_Font"><text:span text:style-name="T2">t</text:span></text:span>ectae fundamentis ferm<text:span text:style-name="Default_20_Paragraph_20_Font"><text:span text:style-name="T2">o</text:span></text:span> evadet. Etenim spiritum; servam-<text:line-break/>tem incursionis impetum , a corde in hanc arteriam expref-<text:line-break/>sum , ad totum deferri corpus per ortas ab ipfo arterias au-.<text:line-break/>fumat; ita ut ex una arteriae compressione spiritus delatio<text:line-break/>ad extremas usque pedum partes perveniat, a delationis ce-<text:line-break/>lenitate vehementissimos ventos superari putans. Quod rgi-<text:line-break/>tur tanta vehementia sanguinem in magna arteria contentum<text:line-break/>ad quamlibet c<text:span text:style-name="Default_20_Paragraph_20_Font"><text:span text:style-name="T2">o</text:span></text:span>rporis partem non statim impellat, impossi-<text:line-break/>bile esu Hi vero ipsum in unam arteriam, quae in pulmo-<text:line-break/>nem fertur, sermone compellunt, ac fi mentem habeat fer-<text:line-break/>atque, qua via facillime fit evacuandus. Id ipsum vero rur-<text:line-break/>sus pugnat cum praefenti ferrnone, qui sanguinem quam ce-<text:line-break/>lerrime vacuari per asperam arteriam concedit. Nam si</text:p>
      <text:p text:style-name="P3">tam facilis est per extremas harum arteriarum partes transi-<text:line-break/>tus, ut incidens in eas sanguis celerrimam habeat vacuatus.<text:line-break/>nem, fieri n<text:span text:style-name="Default_20_Paragraph_20_Font"><text:span text:style-name="T2">o</text:span></text:span>n p<text:span text:style-name="Default_20_Paragraph_20_Font"><text:span text:style-name="T2">o</text:span></text:span>test ut is impactus inflammationem exci-<text:line-break/>tet; nam impingi et excide<text:span text:style-name="Default_20_Paragraph_20_Font"><text:span text:style-name="T2">r</text:span></text:span>e luter se sunt c<text:span text:style-name="Default_20_Paragraph_20_Font"><text:span text:style-name="T2">o</text:span></text:span>ntraria. ..Id<text:line-break/>ver<text:span text:style-name="Default_20_Paragraph_20_Font"><text:span text:style-name="T2">o</text:span></text:span> mult<text:span text:style-name="Default_20_Paragraph_20_Font"><text:span text:style-name="T2">o</text:span></text:span> maj<text:span text:style-name="Default_20_Paragraph_20_Font"><text:span text:style-name="T2">o</text:span></text:span>ri admirati<text:span text:style-name="Default_20_Paragraph_20_Font"><text:span text:style-name="T2">o</text:span></text:span>ne dignum est, quod qunm Era-<text:line-break/>fistratus quam diligentissime deinceps de puris vacuati<text:span text:style-name="Default_20_Paragraph_20_Font"><text:span text:style-name="T2">o</text:span></text:span>ue<text:line-break/>c<text:span text:style-name="Default_20_Paragraph_20_Font"><text:span text:style-name="T2">o</text:span></text:span>nscribat, sive in pleuriticis, sive in suppuratis fiat, ipse<text:line-break/>pugnam hanc, qua duo ejus verba tum n<text:span text:style-name="Default_20_Paragraph_20_Font"><text:span text:style-name="T2">o</text:span></text:span>bis tum reliquis<text:line-break/>hominibus omnibus. inter se certare ridentur, no<text:span text:style-name="Default_20_Paragraph_20_Font"><text:span text:style-name="T2">n</text:span></text:span> intellexe-<text:line-break/>riti Ea facile deprehendetur ascript<text:span text:style-name="Default_20_Paragraph_20_Font"><text:span text:style-name="T2">o</text:span></text:span> ejus textu, ad verb<text:span text:style-name="Default_20_Paragraph_20_Font"><text:span text:style-name="T6">um<text:line-break/></text:span></text:span>sic se habente: <text:span text:style-name="Default_20_Paragraph_20_Font"><text:span text:style-name="T2">Atque in his ipsis astectibus</text:span></text:span> m<text:span text:style-name="Default_20_Paragraph_20_Font"><text:span text:style-name="T2">ulti inter—<text:line-break/>dum puri</text:span></text:span>s <text:span text:style-name="Default_20_Paragraph_20_Font"><text:span text:style-name="T2">expurgatio fit; huius caula vasorum natura<text:line-break/>est; brevi</text:span></text:span>s <text:span text:style-name="Default_20_Paragraph_20_Font"><text:span text:style-name="T2">autem horum enumeratio ha</text:span></text:span>e<text:span text:style-name="Default_20_Paragraph_20_Font"><text:span text:style-name="T2">c est. Jngens ve-<text:line-break/>nae ex corde procestus incumbit jpinae , ad que</text:span></text:span>m -<text:span text:style-name="Default_20_Paragraph_20_Font"><text:span text:style-name="T2">locum a<text:line-break/>vertebris septum tran</text:span></text:span>s <text:span text:style-name="Default_20_Paragraph_20_Font"><text:span text:style-name="T2">verlum nascitur sinem acci</text:span></text:span>p<text:span text:style-name="Default_20_Paragraph_20_Font"><text:span text:style-name="T2">iens;<text:line-break/>ab hoc vero venae, quae ad latera extenduntur atque ar-.<text:line-break/>tertie adiacent, exortum. habent, </text:span></text:span>i<text:span text:style-name="Default_20_Paragraph_20_Font"><text:span text:style-name="T2">gitur quum ulcus vel</text:span></text:span></text:p>
      <text:p text:style-name="P3"><text:span text:style-name="Default_20_Paragraph_20_Font"><text:span text:style-name="T2">abfuestus his in loci</text:span></text:span><text:span text:style-name="Default_20_Paragraph_20_Font"><text:span text:style-name="T1">s o</text:span></text:span><text:span text:style-name="Default_20_Paragraph_20_Font"><text:span text:style-name="T2">b</text:span></text:span><text:span text:style-name="Default_20_Paragraph_20_Font"><text:span text:style-name="T1">o</text:span></text:span><text:span text:style-name="Default_20_Paragraph_20_Font"><text:span text:style-name="T2">ritur, c</text:span></text:span><text:span text:style-name="Default_20_Paragraph_20_Font"><text:span text:style-name="T1">o</text:span></text:span><text:span text:style-name="Default_20_Paragraph_20_Font"><text:span text:style-name="T2">piosioris puris c</text:span></text:span><text:span text:style-name="Default_20_Paragraph_20_Font"><text:span text:style-name="T1">o</text:span></text:span><text:span text:style-name="Default_20_Paragraph_20_Font"><text:span text:style-name="T2">llectionem<text:line-break/>moliens, id quidem haud sacil</text:span></text:span><text:span text:style-name="Default_20_Paragraph_20_Font"><text:span text:style-name="T1">e </text:span></text:span><text:span text:style-name="Default_20_Paragraph_20_Font"><text:span text:style-name="T2">ad spatium, quod inter late-<text:line-break/>ra et pulmonem est, effiundi potest, quod succingens c</text:span></text:span><text:span text:style-name="Default_20_Paragraph_20_Font"><text:span text:style-name="T1">o</text:span></text:span><text:span text:style-name="Default_20_Paragraph_20_Font"><text:span text:style-name="T2">stas<text:line-break/>membrana nervosa sit et sart</text:span></text:span><text:span text:style-name="Default_20_Paragraph_20_Font"><text:span text:style-name="T1">i</text:span></text:span><text:span text:style-name="Default_20_Paragraph_20_Font"><text:span text:style-name="T2">s ac dividi contumax; pr</text:span></text:span><text:span text:style-name="Default_20_Paragraph_20_Font"><text:span text:style-name="T1">o-<text:line-break/></text:span></text:span><text:span text:style-name="Default_20_Paragraph_20_Font"><text:span text:style-name="T2">inde erump</text:span></text:span><text:span text:style-name="Default_20_Paragraph_20_Font"><text:span text:style-name="T1">i</text:span></text:span><text:span text:style-name="Default_20_Paragraph_20_Font"><text:span text:style-name="T2">t ad vasa membranae.- intrinsecus subiecta:<text:line-break/>Quum itaque tenui</text:span></text:span><text:span text:style-name="Default_20_Paragraph_20_Font"><text:span text:style-name="T1">o</text:span></text:span><text:span text:style-name="Default_20_Paragraph_20_Font"><text:span text:style-name="T2">r ac imbecillior vena sit quam arteria,<text:line-break/>haec vasa prius dividantur quam</text:span></text:span><text:span text:style-name="Default_20_Paragraph_20_Font"><text:span text:style-name="T1"> ip</text:span></text:span><text:span text:style-name="Default_20_Paragraph_20_Font"><text:span text:style-name="T2">sae arteriae; atque<text:line-break/>per ha</text:span></text:span><text:span text:style-name="Default_20_Paragraph_20_Font"><text:span text:style-name="T1">s </text:span></text:span><text:span text:style-name="Default_20_Paragraph_20_Font"><text:span text:style-name="T2">divisiones puris sit in venas refusi</text:span></text:span><text:span text:style-name="Default_20_Paragraph_20_Font"><text:span text:style-name="T1">o. </text:span></text:span><text:span text:style-name="Default_20_Paragraph_20_Font"><text:span text:style-name="T2">Per inferio-<text:line-break/>res</text:span></text:span><text:span text:style-name="Default_20_Paragraph_20_Font"><text:span text:style-name="T1"> i</text:span></text:span><text:span text:style-name="Default_20_Paragraph_20_Font"><text:span text:style-name="T2">gitur sede</text:span></text:span><text:span text:style-name="Default_20_Paragraph_20_Font"><text:span text:style-name="T1">s </text:span></text:span><text:span text:style-name="Default_20_Paragraph_20_Font"><text:span text:style-name="T2">puris haud datur exit</text:span></text:span><text:span text:style-name="Default_20_Paragraph_20_Font"><text:span text:style-name="T1">ii</text:span></text:span><text:span text:style-name="Default_20_Paragraph_20_Font"><text:span text:style-name="T2">s, qu</text:span></text:span><text:span text:style-name="Default_20_Paragraph_20_Font"><text:span text:style-name="T1">o</text:span></text:span><text:span text:style-name="Default_20_Paragraph_20_Font"><text:span text:style-name="T2">d ad eas ve-<text:line-break/>narum natura non perveniat, sed situs sortiatur, ut di-<text:line-break/>ctum est, circa sept</text:span></text:span><text:span text:style-name="Default_20_Paragraph_20_Font"><text:span text:style-name="T1">i </text:span></text:span><text:span text:style-name="Default_20_Paragraph_20_Font"><text:span text:style-name="T2">transversi exortum; quum semp</text:span></text:span><text:span text:style-name="Default_20_Paragraph_20_Font"><text:span text:style-name="T1">e</text:span></text:span><text:span text:style-name="Default_20_Paragraph_20_Font"><text:span text:style-name="T2">r au-<text:line-break/>te</text:span></text:span><text:span text:style-name="Default_20_Paragraph_20_Font"><text:span text:style-name="T1">m </text:span></text:span><text:span text:style-name="Default_20_Paragraph_20_Font"><text:span text:style-name="T2">continuae sedes repleantur, ut per superi</text:span></text:span><text:span text:style-name="Default_20_Paragraph_20_Font"><text:span text:style-name="T1">o</text:span></text:span><text:span text:style-name="Default_20_Paragraph_20_Font"><text:span text:style-name="T2">res meatus<text:line-break/>exitum capiat , necesse est. Perpendenda</text:span></text:span><text:span text:style-name="Default_20_Paragraph_20_Font"><text:span text:style-name="T1"> i</text:span></text:span><text:span text:style-name="Default_20_Paragraph_20_Font"><text:span text:style-name="T2">gitur est actio<text:line-break/>pulmoni</text:span></text:span><text:span text:style-name="Default_20_Paragraph_20_Font"><text:span text:style-name="T1">s </text:span></text:span><text:span text:style-name="Default_20_Paragraph_20_Font"><text:span text:style-name="T2">in respiratione, atqtie tum spiritus tum humorum<text:line-break/>et attractio et expu</text:span></text:span><text:span text:style-name="Default_20_Paragraph_20_Font"><text:span text:style-name="T1">l</text:span></text:span><text:span text:style-name="Default_20_Paragraph_20_Font"><text:span text:style-name="T2">sio et qu</text:span></text:span><text:span text:style-name="Default_20_Paragraph_20_Font"><text:span text:style-name="T1">o</text:span></text:span><text:span text:style-name="Default_20_Paragraph_20_Font"><text:span text:style-name="T2">d eodem modo puris a costis<text:line-break/>ad pulmonem fiat ascensus; sed quo mod</text:span></text:span><text:span text:style-name="Default_20_Paragraph_20_Font"><text:span text:style-name="T1">o </text:span></text:span><text:span text:style-name="Default_20_Paragraph_20_Font"><text:span text:style-name="T2">a pulm</text:span></text:span><text:span text:style-name="Default_20_Paragraph_20_Font"><text:span text:style-name="T1">o</text:span></text:span><text:span text:style-name="Default_20_Paragraph_20_Font"><text:span text:style-name="T2">ne siat<text:line-break/>educti</text:span></text:span><text:span text:style-name="Default_20_Paragraph_20_Font"><text:span text:style-name="T1">o, </text:span></text:span><text:span text:style-name="Default_20_Paragraph_20_Font"><text:span text:style-name="T2">antea dictum est. </text:span></text:span>In hoc textu quod pus in vena<text:span text:style-name="Default_20_Paragraph_20_Font"><text:span text:style-name="T2">s</text:span></text:span></text:p>
      <text:p text:style-name="P3">transsumptum non possit ad loca fepto transverso inferiora<text:line-break/>pervenire, recta ab Erasistrato lictum est, utpote vena, quae<text:line-break/>octo inferioribus thoracis costis alimentum praebet, non<text:line-break/>enim omnes alit, ad usque feptum transversum perveniente;.<text:line-break/>neque enim in prae<text:span text:style-name="Default_20_Paragraph_20_Font"><text:span text:style-name="T2">s</text:span></text:span>entia contendere velim , an exigua ali-<text:line-break/>qua ejus portio inde exiliat. At quomodo hujusmodi pus<text:line-break/>expuatur, neutiquam dicere aggressus est, quemadmodum<text:line-break/>nec <text:span text:style-name="Default_20_Paragraph_20_Font"><text:span text:style-name="T2">s</text:span></text:span>ectatorum ejus quispiam. Non enim quemadmodum<text:line-break/>arteriam quandam a magna propagatam in pulmonem ferri<text:line-break/>affirmant, eadem ratione de vena <text:span text:style-name="Default_20_Paragraph_20_Font"><text:span text:style-name="T2">s</text:span></text:span>ententiam tulerint. Et-<text:line-break/>enim arteria, tametsi non ma<text:span text:style-name="Default_20_Paragraph_20_Font"><text:span text:style-name="T2">n</text:span></text:span>ifeste in riscus ipsum ramis-<text:line-break/>distribuitur; ei famen substerni, atque ad asperam usque ar-<text:line-break/>feriam ramusculos emittere videtur; verum a magna vena,<text:line-break/>quae spinae incumbit, ve<text:span text:style-name="Default_20_Paragraph_20_Font"><text:span text:style-name="T2">n</text:span></text:span>am in pulmonem ferri neque nos<text:line-break/>unquam vidimus, neque dissectarum quisquam scripsit, ac ne<text:line-break/>Erasistratus quidem ipse affirmare ausus est; nam ab omni-<text:line-break/>bus conceditur a dextro cordis ventriculo per unum duntaxat<text:line-break/>vas pulmonem sanguinem recipere. oportebit igitur pus,</text:p>
      <text:p text:style-name="P3">quod a costis in venam spinae adiacentem fertur, primum<text:line-break/>quidem ad cor perve<text:span text:style-name="Default_20_Paragraph_20_Font"><text:span text:style-name="T2">n</text:span></text:span>ire; deinde advenam quae ab hoc orta<text:line-break/>in pulmonem transtri postea tertio ex hac in.asperas illius<text:line-break/>arterias transsumi; postremo tussi indigere, quae ipsum sci-<text:line-break/>licet usque ad os efferre possit Quo autem pacto puris san-<text:line-break/>guini permixti ab ipso fiat secretio, tanquam exiguum quip-<text:line-break/>piam ac vulgare, non quod universam ipsius rationem sumet<text:line-break/>maxime, praeteriens dicere. neglexit. Nequaquam enim id .<text:line-break/>dicendum est, quod sanguis in vena quae circa spinam est,<text:line-break/>contentus, .ad cor ipsum referri soleat; nam e contrario<text:line-break/>vena haec a dextra cordis auricula initium sumens, sanguis<text:line-break/>nem secum. defert, qui omnibus thoracis partibus quae<text:line-break/>circa octo costas consistunt, alimentum praebeat, non au-<text:line-break/>tem .illis siqui sunt circa superiores ipsius quatuor; nam<text:line-break/>venae, quae eas partes nutriunt, a vena ad jugutum ascen-<text:line-break/>dente, medio luter cor et claviculas loco , exoriuntur; ut<text:line-break/>hoc quoque non minus absurdum ad Erasistrati verba sequa-</text:p>
      <text:p text:style-name="P3">tur; nam pus, qu<text:span text:style-name="Default_20_Paragraph_20_Font"><text:span text:style-name="T2">o</text:span></text:span>d a supernis quatu<text:span text:style-name="Default_20_Paragraph_20_Font"><text:span text:style-name="T2">o</text:span></text:span>r thoracis c<text:span text:style-name="Default_20_Paragraph_20_Font"><text:span text:style-name="T2">o</text:span></text:span>stis ur<text:line-break/>cavant venam refertur, maxime quidem ad eas venas duce-<text:line-break/>tur quae ad cervicem et scapulas et caput et manus, im<text:span text:style-name="Default_20_Paragraph_20_Font"><text:span text:style-name="T2">o</text:span></text:span> po-<text:line-break/>tius ad universas animalis partes perveniunt. Haec igitur<text:line-break/>absurda ad Erasistrati scripta sequi videntur ; accedit ad haec<text:line-break/>qu<text:span text:style-name="Default_20_Paragraph_20_Font"><text:span text:style-name="T2">o</text:span></text:span>d causam in hac perpensi<text:span text:style-name="Default_20_Paragraph_20_Font"><text:span text:style-name="T2">o</text:span></text:span>ne penitus n<text:span text:style-name="Default_20_Paragraph_20_Font"><text:span text:style-name="T2">o</text:span></text:span>n attigit ; dicens<text:line-break/>enim <text:span text:style-name="Default_20_Paragraph_20_Font"><text:span text:style-name="T2">non facile pu</text:span></text:span>s <text:span text:style-name="Default_20_Paragraph_20_Font"><text:span text:style-name="T2">estundi in spatium quod inter c</text:span></text:span>o<text:span text:style-name="Default_20_Paragraph_20_Font"><text:span text:style-name="T2">sta</text:span></text:span>s <text:span text:style-name="Default_20_Paragraph_20_Font"><text:span text:style-name="T2">est<text:line-break/>et pulmonem, quia succingen</text:span></text:span>s <text:span text:style-name="Default_20_Paragraph_20_Font"><text:span text:style-name="T2">costa</text:span></text:span>s. <text:span text:style-name="Default_20_Paragraph_20_Font"><text:span text:style-name="T2">membrana nervosa est<text:line-break/>et sorti</text:span></text:span>s <text:span text:style-name="Default_20_Paragraph_20_Font"><text:span text:style-name="T2">atque divid</text:span></text:span>i <text:span text:style-name="Default_20_Paragraph_20_Font"><text:span text:style-name="T2">contumax</text:span></text:span>, pus aliquando in hoc spa-<text:line-break/>tium effundi n<text:span text:style-name="Default_20_Paragraph_20_Font"><text:span text:style-name="T2">o</text:span></text:span>n negarit, sed verbis suis <text:span text:style-name="Default_20_Paragraph_20_Font"><text:span text:style-name="T2">non facile</text:span></text:span> addidit.<text:line-break/>oportebat igitur hnjusce rei, quae non facile quidem sit,<text:line-break/>fed aliquando tame<text:span text:style-name="Default_20_Paragraph_20_Font"><text:span text:style-name="T2">n</text:span></text:span> fit, rationem reddere, docentem vias<text:line-break/>q. ubus suppurati pus expuere possint. Ut enim exita affe-<text:line-break/>ctis non paucos perire, ita et alios c<text:span text:style-name="Default_20_Paragraph_20_Font"><text:span text:style-name="T2">o</text:span></text:span>mplures ferrati vidi-<text:line-break/>mus; quorum siquis per singulos <text:span text:style-name="Default_20_Paragraph_20_Font"><text:span text:style-name="T2">i</text:span></text:span>lies rejecti puris quantam-<text:line-break/>tem collegerit, interdum sex aut octo heminas, .interdum<text:line-break/>etiam decem, atque interdum plures, t<text:span text:style-name="Default_20_Paragraph_20_Font"><text:span text:style-name="T2">o</text:span></text:span>tam summam ae-</text:p>
      <text:p text:style-name="P3">quare inveniet. Verum quod creberrime dice<text:span text:style-name="Default_20_Paragraph_20_Font"><text:span text:style-name="T2">r</text:span></text:span>e consuevi,<text:line-break/>nunc quoque dicam p multi medici <text:span text:style-name="Default_20_Paragraph_20_Font"><text:span text:style-name="T2">r</text:span></text:span>erum, quae manifeste<text:line-break/>conspiciuntu<text:span text:style-name="Default_20_Paragraph_20_Font"><text:span text:style-name="T2">r</text:span></text:span>, causas <text:span text:style-name="Default_20_Paragraph_20_Font"><text:span text:style-name="T2">r</text:span></text:span>edde<text:span text:style-name="Default_20_Paragraph_20_Font"><text:span text:style-name="T2">r</text:span></text:span>e nequeuntes, eas esse omnino<text:line-break/>negant; quanquam, ut dixi, omnes in thorace vulnerati<text:line-break/>iniectam per vulnus aquam mulsam illic<text:span text:style-name="Default_20_Paragraph_20_Font"><text:span text:style-name="T2">o</text:span></text:span> per tussim expu- -<text:line-break/>unt; imo nonnulli etiam remedio cruentis apto et glutinante<text:line-break/>nominato, haud pa<text:span text:style-name="Default_20_Paragraph_20_Font"><text:span text:style-name="T2">n</text:span></text:span>tis perforationibus curati, primis quidem<text:line-break/>diebus purulenta quaedam expuunt, quum haud probe, ne-,-<text:line-break/>que exquisite universus sanguis per vulnus, concutiendo ho-<text:line-break/>minem sic vulneratum, suerit effusus. At membrana cosses<text:line-break/>succingens et valida est et nervosa ac dividi contumax ; si<text:line-break/>voles, adde sermoni etiam mem brunum pulmonem ambren-<text:line-break/>tum, quae eandem cum illa naturam habet; proiudeque hu-<text:line-break/>mores in vacua thoracis. effusos haec non transmittit, illa<text:line-break/>non transsumit. .Itaque dicas etiam cutem, quae membranis<text:line-break/>mullo fortior atque crassior est, in fracturis ossium callo ob-<text:line-break/>ducendis, c<text:span text:style-name="Default_20_Paragraph_20_Font"><text:span text:style-name="T2">r</text:span></text:span>uentum humorem, quo minus per ipsam pene-</text:p>
      <text:p text:style-name="P3">trando eg<text:span text:style-name="Default_20_Paragraph_20_Font"><text:span text:style-name="T2">r</text:span></text:span>ediatur, femper prohibere; quem tamen in non-<text:line-break/>nullis videmus adeo copiose effundi,. ut totas fascias irriget;<text:line-break/>quod quum ita fieri videamus , idem haud absurde per tenu-<text:line-break/>es quoque membranas fieri fatendum esu Satius igitur fu-<text:line-break/>isset Erafiftratum n<text:span text:style-name="Default_20_Paragraph_20_Font"><text:span text:style-name="T2">o</text:span></text:span>n de hac re dubitare, fed id potius ab-<text:line-break/>nudantur intelligere, humorem inter thoracem et pulmonem<text:line-break/>contentum , in asperas pulmonis arterias recipi , ad laeves<text:line-break/>autem arterias atque ad venas non pervenire; nam ipfo<text:line-break/>Erafistrato auctore tria haec vasa simul extenduntur, atque<text:line-break/>simul divisa terminantur suo extremo quolibet ore , in cir-<text:line-break/>compositam pulmoni membranam. Quum ergo tria haec<text:line-break/>ora inter fe proxima sint , cur in eorum unum susum fiat<text:line-break/>transsumptio, quaerere debuit Erafilliatus ; nam longe prae-<text:line-break/>stantius est ea quae fiunt, quomodo fiant quaerere, quam<text:line-break/>quod fiant negare. Quanquam neque dubia neque inventu<text:line-break/>difficilis mihi videtur eorum , quae in th<text:span text:style-name="Default_20_Paragraph_20_Font"><text:span text:style-name="T2">o</text:span></text:span>race continentur,.<text:line-break/>in pulmonem transsumpti<text:span text:style-name="Default_20_Paragraph_20_Font"><text:span text:style-name="T2">o</text:span></text:span>, quae quidem in asperae arteriae<text:line-break/>partibus extremis fieri potest; hae namque n<text:span text:style-name="Default_20_Paragraph_20_Font"><text:span text:style-name="T2">o</text:span></text:span>n eam habent</text:p>
      <text:p text:style-name="P3">angustiam, quam laenium arteriarum atque venarum partes<text:line-break/>extremae, tum quod magna ex parte asperarum arteriarum<text:line-break/>substa<text:span text:style-name="Default_20_Paragraph_20_Font"><text:span text:style-name="T2">n</text:span></text:span>tia cartilago sit, quae co<text:span text:style-name="Default_20_Paragraph_20_Font"><text:span text:style-name="T2">n</text:span></text:span>cidere omnino non potest ;<text:line-break/>tum quod asperarum arteriarum quam duorum vasorum<text:line-break/>reliquorum ora multo sint ampliora. Quum igitur ipso<text:span text:style-name="Default_20_Paragraph_20_Font"><text:span text:style-name="T2">r</text:span></text:span>um<text:line-break/>in pulmone divisiones numero sint aequales , rationi conscn-<text:line-break/>taneum est asperae arteriae veluti ramos reliquorum duorum<text:line-break/>genernm partes proportione superare. Id vero manifeste<text:line-break/>apparet per viscerisipsius dissectionem, nam vicina quaeque<text:line-break/>vasti eandem inter se servant perpetuo in magnitudinis ex-<text:line-break/>cessu proportionem , quam ab initio mammae eorum partes<text:line-break/>habuerunt. Haec sunt quae dicere debuit Erasisti atus, ac<text:line-break/>deluceps utrum inspirationis, an expirationis, an quietis<text:line-break/>tempore, pus ex thoracis spatio in pulmonem recipiatur, ex-<text:line-break/>plicare; ac deinde quum id neque per inspirationem, neque<text:line-break/>per quietem fieri docuisset, ostendere ipsum expirationis tem-<text:line-break/>pore recipi. Id namque facillimum etiam erat.demonstrare<text:line-break/>ei, qui prius ostendisset, respirationis actionem a thorace</text:p>
      <text:p text:style-name="P3">fieri , pulmone nastam propriam habente motionem ; quippe<text:line-break/>qui per consequentiam dilatato thorace pariter attollatur; eo<text:line-break/>vero contracto, ipse spongiarum exemplo quas manibus ex.-<text:line-break/>primimus in sese subsidat. Sic igitur per magna vulnera<text:line-break/>penetrantia fibra ipfius per vulnus procidere videtur; ve-<text:line-break/>rum citra vulnus.thorax contractus humorem qui in eo.fpa;.<text:line-break/>tio quod luter ipsum et pulmonem. est continetur in aspe-<text:line-break/>ras ipfius arterias vehementer comprimendo cogit. Nec<text:line-break/>credas velim, . huic orationi <text:span text:style-name="Default_20_Paragraph_20_Font"><text:span text:style-name="T2">vehementer</text:span></text:span> frustra luisse inser-<text:line-break/>tum ; nisi enim vehementer admodum thorax pulmonem ex<text:line-break/>omni parte comprimat , humor in aspera<text:span text:style-name="Default_20_Paragraph_20_Font"><text:span text:style-name="T2">r</text:span></text:span>um arteriarum ora<text:line-break/>non recipietur. Quamobrem natura, quo robustior fieret.<text:line-break/>expressio, tussi vocata donavit animalia; quae naturale sym-<text:line-break/>pluma est, sternutamento et singultus et nauseae simile, <text:span text:style-name="Default_20_Paragraph_20_Font"><text:span text:style-name="T1">de<text:line-break/></text:span></text:span>quibus in libris de causis lymptomatum satis lictum esu Ve-<text:line-break/>rum quia viribus.opus est, quibus hujusmodi symptoma na-<text:line-break/>t male excitetur, contingit creberrime per . suppuratus aste-</text:p>
      <text:p text:style-name="P3">ctus mori laborantes , imbecillioribus ipsorum antea redditis<text:line-break/>ritibus ; validissima enim ac celerrima thoracis contractione<text:line-break/>tussis excilatur ; at vires imbecillae neque valide neque ce-<text:line-break/>le<text:span text:style-name="Default_20_Paragraph_20_Font"><text:span text:style-name="T2">v</text:span></text:span>iter agere possunt. Ergo de expulsione,. quae ex spatio<text:line-break/>thoracis pr<text:span text:style-name="Default_20_Paragraph_20_Font"><text:span text:style-name="T2">o</text:span></text:span>cedit, satis fuerit haec dixisse; redeamus rursus<text:line-break/>ad eum quem ah initio prop<text:span text:style-name="Default_20_Paragraph_20_Font"><text:span text:style-name="T2">o</text:span></text:span>suimus serm<text:span text:style-name="Default_20_Paragraph_20_Font"><text:span text:style-name="T2">o</text:span></text:span>nem. Quae in<text:line-break/>spccingente costas membrana ac musculis issi continuis fiunt<text:line-break/>inflammationes , morbum quem pleuritidem vocant, essici-<text:line-break/>unt. Hujus symptomata inseparabilia sunt, febris acuta,<text:line-break/>dolor perinde ac fi locus vel intendatur vel pungatur, respi-<text:line-break/>ratio frequens et exigua, pulsus parvus arteriam duram et<text:line-break/>quodammodo tensam indicans , tussis plerumque cum sputis<text:line-break/>coloratis, nonnunquam vero fine his, quas sputi expertes et<text:line-break/>crudas pleuritides nominant, quae vel celeriter hominem ra-<text:line-break/>piunt, vel longo temporis spatio solvuntur. At dolor ple-<text:line-break/>rumque ad jugulum, vel ad hypochondria pervenire videtur.<text:line-break/>Sunt praeterea alii laterum cum febre dolores, per quos re-<text:line-break/>spirationem frequentem et exiguam reddi necesse est, sed</text:p>
      <text:p text:style-name="P2">nullum redditur sputum , ut in ea re nihil a pleuritide sputi<text:line-break/>experte differre rideantur. Verum lu facile ab illis discer-<text:line-break/>nuntur , tum quod nulla fit tussis , quum sputi expertes sicca<text:line-break/>tussi molestentur, tum quod neque tensionem neque duritiem<text:line-break/>ullam referat pulsus, tum quod non aeque acuta sebre labo-<text:line-break/>rent; neque etiam adeo difficulter spirant, nonnulli quoque<text:line-break/>presso a nobis extrinsecus inflammato loco, dolent. Hi. per<text:line-break/>sputum non purgantur, quia ab initio ullus humoris iustam-<text:line-break/>suasi<text:span text:style-name="Default_20_Paragraph_20_Font"><text:span text:style-name="T2">o</text:span></text:span>nem excitantis ad thoracis spatium perveniet; at c<text:span text:style-name="Default_20_Paragraph_20_Font"><text:span text:style-name="T2">o</text:span></text:span>n-<text:line-break/>cocta inflammatione, nisi pus prius discutiatur, ad cutem at-<text:line-break/>tollitur atque inciditur.</text:p>
      <text:h text:style-name="Heading_20_2" text:outline-level="2">Cap. IV. </text:h>
      <text:p text:style-name="P15">In<text:span text:style-name="Default_20_Paragraph_20_Font"><text:span text:style-name="T2">t</text:span></text:span>eriorem autum thoracis terminum pris-<text:line-break/>ci omnes phrenas appellaverunt, sive simpliciter ipsis rumen-<text:line-break/>tem venerit, sive, ut quidam augurantur, quia eo inflamma-<text:line-break/>to aegr<text:span text:style-name="Default_20_Paragraph_20_Font"><text:span text:style-name="T2">o</text:span></text:span>tantium mens laeditur. A Platone autem diaphrag-<text:line-break/>ma vocari. incepit, qui Iane etspfie aliis veteribus similiter<text:line-break/>phrenas appellarit, .putarit autem inanimalibus usum habere</text:p>
      <text:p text:style-name="P2">fepti, quoniam irascibilem animae facultatem in corde con-<text:line-break/>tentam, a concupiscente quae in jecore sudem habet, distin-<text:line-break/>guit. P<text:span text:style-name="Default_20_Paragraph_20_Font"><text:span text:style-name="T2">o</text:span></text:span>stea medici, neglecto prisco nomine, diaphragma<text:line-break/>ipfum appellere consueverunt, qu<text:span text:style-name="Default_20_Paragraph_20_Font"><text:span text:style-name="T2">o</text:span></text:span>d in dorfali quoque me-<text:line-break/>dulia eos fecisse constat; etenim huic qu<text:span text:style-name="Default_20_Paragraph_20_Font"><text:span text:style-name="T2">o</text:span></text:span>que pr<text:span text:style-name="Default_20_Paragraph_20_Font"><text:span text:style-name="T2">o</text:span></text:span>priae sub-<text:line-break/>stantiae momen medulla est, quemadm<text:span text:style-name="Default_20_Paragraph_20_Font"><text:span text:style-name="T2">o</text:span></text:span>dum <text:span text:style-name="Default_20_Paragraph_20_Font"><text:span text:style-name="T2">o</text:span></text:span>rgan<text:span text:style-name="Default_20_Paragraph_20_Font"><text:span text:style-name="T2">o</text:span></text:span>, cujus<text:line-break/>nunc mentionem facimus, phrenes; verum discriminis causa<text:line-break/>illi dorfalis, quemadmodum et cervicalis et spinalis atque<text:line-break/>lumbaris, cognomen additum eft; postea fere <text:span text:style-name="Default_20_Paragraph_20_Font"><text:span text:style-name="T2">o</text:span></text:span>mnes simpli-<text:line-break/>citer dorfalem appellare c<text:span text:style-name="Default_20_Paragraph_20_Font"><text:span text:style-name="T2">o</text:span></text:span>nsueverunt. Atque hic qu<text:span text:style-name="Default_20_Paragraph_20_Font"><text:span text:style-name="T2">o</text:span></text:span>que<text:line-break/><text:span text:style-name="Default_20_Paragraph_20_Font"><text:span text:style-name="T2">o</text:span></text:span>misso phrennm nomine diaphragma v<text:span text:style-name="Default_20_Paragraph_20_Font"><text:span text:style-name="T2">o</text:span></text:span>citant. Aristoteles<text:line-break/>autem hanc animalis partem hyp<text:span text:style-name="Default_20_Paragraph_20_Font"><text:span text:style-name="T2">o</text:span></text:span>soma nominarit, nescius<text:line-break/>et ip<text:span text:style-name="Default_20_Paragraph_20_Font"><text:span text:style-name="T2">s</text:span></text:span>e huic magnam ac perquam necessa<text:span text:style-name="Default_20_Paragraph_20_Font"><text:span text:style-name="T2">r</text:span></text:span>iam animalibus acti-<text:line-break/>ouenr este ; est enim respirationis <text:span text:style-name="Default_20_Paragraph_20_Font"><text:span text:style-name="T2">o</text:span></text:span>rganum ; igitur merito, .<text:line-break/>quum afficitur, eam laedit, ut supra libro de respirandi dii-<text:line-break/>fiet atate dictum est, ubi proprios ejus assectus una cum ii<text:span text:style-name="Default_20_Paragraph_20_Font"><text:span text:style-name="T2">s,<text:line-break/></text:span></text:span>qui per c<text:span text:style-name="Default_20_Paragraph_20_Font"><text:span text:style-name="T2">o</text:span></text:span>nsensum cum spinali medulla et nervis ab ea ex-</text:p>
      <text:p text:style-name="Normal">- ortis in ipsi, fiunt , tradidimus. .-At vero.nunc e<text:span text:style-name="Default_20_Paragraph_20_Font"><text:span text:style-name="T2">o</text:span></text:span>s assectus,</text:p>
      <text:p text:style-name="P3">qui superno consentiente principio, ei adveniunt, comme-<text:line-break/>moremus. Igitur antequam aliquis deliret, frequentem ac<text:line-break/>exiguum, iufestante vero jam delirio; varie inaequalem spiri-<text:line-break/>tum efficit, ut in libris de spirandi difficultate jam demonstia-<text:line-break/>tum est. Atque deliria etiam oriuntur ab ore ventriculi<text:line-break/>prave affecto et scbribus ardentibus et pleuritideet peripneu-<text:line-break/>monia, sed quae ob septum transversum fiunt, phrenitico-<text:line-break/>rum deliriis affinia sunt. In caeteris enim partibus affectis<text:line-break/>atque scbribus ardentibus delirium sedatur in ipsorum de-<text:line-break/>clinatiouibus ; at phrenitidis propria praecipuaque nota est,<text:line-break/>ne in declinatione quidem febrium delirium quiescere; neque<text:line-break/>enim per consensum in eo morbo cerebrum afficitur, sed<text:line-break/>propria primariaque affectione laborat; proinde paulatim fit<text:line-break/>lue assectus , nec subito delirant vel affatim , ut ex aliis par-<text:line-break/>tibus, quarum nuper me<text:span text:style-name="Default_20_Paragraph_20_Font"><text:span text:style-name="T2">n</text:span></text:span>tionem feri ; ac ejus constitutionem<text:line-break/>praecedunt <text:span text:style-name="Default_20_Paragraph_20_Font"><text:span text:style-name="T2">s</text:span></text:span>ymptomata non pauca, eaque omnia phreuitica<text:line-break/>signa vocantur, et haec scripierunt omnes, qui me praecelle-</text:p>
      <text:p text:style-name="P3">runt. Nam interdum vigilias praecedere , sive etiam f<text:span text:style-name="Default_20_Paragraph_20_Font"><text:span text:style-name="T2">o</text:span></text:span>ro-<text:line-break/>num manisestis imaginibus turbatum j ut et clament nonnulli<text:line-break/>et exiliant, videre est; interdum vero irrationalis accedit<text:line-break/>oblivio, ut laborantes aliqui, quum matellam petierint; me-<text:line-break/>je<text:span text:style-name="Default_20_Paragraph_20_Font"><text:span text:style-name="T2">r</text:span></text:span>e tamen negligant, aut quum lotium emittunt, matellam<text:line-break/>ipfam p<text:span text:style-name="Default_20_Paragraph_20_Font"><text:span text:style-name="T2">r</text:span></text:span>ode<text:span text:style-name="Default_20_Paragraph_20_Font"><text:span text:style-name="T2">r</text:span></text:span>e haudquaquam meminerint; interdum maj ori<text:line-break/>cum tumultu aut temeritate respondeant, p<text:span text:style-name="Default_20_Paragraph_20_Font"><text:span text:style-name="T2">r</text:span></text:span>aesertim ubi ali-<text:line-break/>quis antea fuerit modestus. At et hi omnes exiguo utuntur<text:line-break/>potu; respiratio ipsis rara est et magna,- pulsus minores ma-<text:line-break/>gisque nervulos habent; nonnunquam occiput d<text:span text:style-name="Default_20_Paragraph_20_Font"><text:span text:style-name="T2">o</text:span></text:span>l<text:span text:style-name="Default_20_Paragraph_20_Font"><text:span text:style-name="T2">o</text:span></text:span>r infestati<text:line-break/>Qumn vero jam proxime ad phrenitidem accedunt, oculi eis<text:line-break/>vehementer furit fquallidi , aut ex altero ipforum .acris la-<text:line-break/>ch<text:span text:style-name="Default_20_Paragraph_20_Font"><text:span text:style-name="T2">r</text:span></text:span>yma effunditur, ac deinde lippitudo et venae ipforum fan-<text:line-break/>guiue plenae et fanguis stillat e naribus. Quo tempore ne-<text:line-break/>que jam plane ut mentis compotes respondent, floccos avel-<text:line-break/>lunt et feftucas carpunt, squallidioremque febrem habent,<text:line-break/>quae n<text:span text:style-name="Default_20_Paragraph_20_Font"><text:span text:style-name="T2">o</text:span></text:span>n magnas in alterutram partem facit mutationes,<text:line-break/>quemadmodum aliae quaedam vigores quidem gravissimos,</text:p>
      <text:p text:style-name="P3">declinationes vero habent initior es. Quid dicam de lingua<text:line-break/>salebrosa, obauditione interdum contingente, tum quod in-<text:line-break/>turdum m<text:span text:style-name="Default_20_Paragraph_20_Font"><text:span text:style-name="T2">a</text:span></text:span>esti jaceanf, vix respondentes; vel quum pars<text:line-break/>quaedam dolorificum patiatur affectum , etiamsi vehementius<text:line-break/>aliquis eam tangat, ipsi. haudquaquam sentiant? Sic enim<text:line-break/>per cerebri affectum paulatim plumulis evenit; ab aliarum<text:line-break/>vero partium nulla perpetuum delirium processit, dempto<text:line-break/>solo septo transverso; cujus vitio excitatum delirium, parum<text:line-break/>a continuo distat, adeo ut veteres putaverint, hac parte in-<text:line-break/>flammatione affecta phreniticos fieri, atque <text:span text:style-name="Default_20_Paragraph_20_Font"><text:span text:style-name="T2">o</text:span></text:span>b eandem suspi-<text:line-break/>omnem phrenas eam appellaverint, tanquam sapienti parti<text:line-break/>conseratqusppiam. Verum delirium, qu<text:span text:style-name="Default_20_Paragraph_20_Font"><text:span text:style-name="T2">o</text:span></text:span>d ab hoc accidit,<text:line-break/>a phrenitide distinguitur et ocul<text:span text:style-name="Default_20_Paragraph_20_Font"><text:span text:style-name="T2">o</text:span></text:span>rum symptomatis et sangui-<text:line-break/>nis a nuribus stillis atque respirationis specie; nam a cerebro<text:line-break/>phreuiticis spiritus magnus est semper et ex longis interval-<text:line-break/>lis; at a sept<text:span text:style-name="Default_20_Paragraph_20_Font"><text:span text:style-name="T2">o</text:span></text:span> inaequalis, ut modo exiguus sit atque fre-<text:line-break/>queus , m<text:span text:style-name="Default_20_Paragraph_20_Font"><text:span text:style-name="T2">o</text:span></text:span>do magnus et suspiciosus. Incipiente tamen septi</text:p>
      <text:p text:style-name="P3">transversi inflammatione <text:span text:style-name="Default_20_Paragraph_20_Font"><text:span text:style-name="T10">, </text:span></text:span>priusquam delirent, exiguum ac<text:line-break/>frequentem reddunt spiritum, contra quam qui ob affectum<text:line-break/>cerebrum delirant, magna enim prodit his raraque spiratio.<text:line-break/>Atqhe ut summatim dicam, eorum symptomatum quae phre-<text:line-break/>nitidem antecedere diximus aut nullum apparet, aut per-.<text:line-break/>exiguum in iis , quibus septum transversum inflammatione<text:line-break/>labora<text:span text:style-name="Default_20_Paragraph_20_Font"><text:span text:style-name="T2">r</text:span></text:span>e incipit; ut rursus sursum revelli hypochondriaci<text:line-break/>illico ab initio fepti transverti affecti proprium est, in cere- .<text:line-break/>bro ve<text:span text:style-name="Default_20_Paragraph_20_Font"><text:span text:style-name="T2">r</text:span></text:span>o poste<text:span text:style-name="Default_20_Paragraph_20_Font"><text:span text:style-name="T2">r</text:span></text:span>ius accidit, non incipiente affectu, fed quum<text:line-break/>factus jam fuerit; atque calor quoque circa caput et faciem<text:line-break/>vehementior est iis , qui ob cerebri vitium delirant. Resi-<text:line-break/>qui septi transversi affectus, five primarii fint , fi ve per con-<text:line-break/>sensum, partim ab hoc nostro proposito fun t alieni, nempe<text:line-break/>qui manifeste apparent, ut tum alia symptomata, tum abs-<text:line-break/>cessus in ipso exorti ; partim vero jam antea dicti sunt.</text:p>
      <text:h text:style-name="Heading_20_2" text:outline-level="2">Cap. V</text:h>
      <text:p text:style-name="P15"><text:s/>Eam partem quae i<text:span text:style-name="Default_20_Paragraph_20_Font"><text:span text:style-name="T2">n</text:span></text:span>ter fauces et os ven-<text:line-break/>triculi mediaest, quam veteres oefophagon nominabant, qui</text:p>
      <text:p text:style-name="P3">post Arillotelem scripserunt, stomachum appellare consneve-<text:line-break/>rmrt , ipso Aristotele prisco vocabulo hanc animalis partem<text:line-break/>non- semper nominante. Ejus duplex est usus : unus quo<text:line-break/>veluti via est eorum quae devorantur et eorum quae evo-<text:line-break/>muntur , alter quo circa utramque riam actionem quandam<text:line-break/>edit; tum eorum quae ah ore in ventriculum deseruntur,<text:line-break/>tum eorum, quae ab hoc ad os elevantur. Quum enim ge-<text:line-break/>minae fint ei partes, quas dissectores tunicas appestant, aI-<text:line-break/>tera tum cibum tum potum in ventriculum trahit, altera<text:line-break/>per vomitus amandat. Pr<text:span text:style-name="Default_20_Paragraph_20_Font"><text:span text:style-name="T2">o</text:span></text:span>inde rationi consentanee duo<text:line-break/>sunt affectuum ipsius genera, alterum ut viae eorum quae<text:line-break/>deglutiuntur , alterum ut instrumenti eorum quae tum evo-<text:line-break/>muntur tum devorantur. Constat vero duorum jam me-<text:line-break/>mo<text:span text:style-name="Default_20_Paragraph_20_Font"><text:span text:style-name="T2">r</text:span></text:span>atorum usuum alterum quidem semper esse necessarium,<text:line-break/>alte<text:span text:style-name="Default_20_Paragraph_20_Font"><text:span text:style-name="T2">r</text:span></text:span>um vero propter occasiones quasdam. Igitur. e<text:span text:style-name="Default_20_Paragraph_20_Font"><text:span text:style-name="T2">o</text:span></text:span>rum<text:line-break/>symptomatum, quae ipsum tanquam viam cib<text:span text:style-name="Default_20_Paragraph_20_Font"><text:span text:style-name="T2">o</text:span></text:span>rum inse-<text:line-break/>Ilant, genus est, quum ob tumorem aliquem p<text:span text:style-name="Default_20_Paragraph_20_Font"><text:span text:style-name="T2">r</text:span></text:span>aeter natu-<text:line-break/>ram augustior fit ipsius meatus; alterum, quum proprias</text:p>
      <text:p text:style-name="P3">actiones ipse perficere nequit. Enimvero jam antea, ubi de<text:line-break/>angina, quae vertebrarum cervicis luxationem sequitur,<text:line-break/>sermo habebatur, diximus, quod acquisititia angustia ei accidit,<text:line-break/>ubi a vertebris ipsis comprimitur; cujus <text:span text:style-name="Default_20_Paragraph_20_Font"><text:span text:style-name="T2">r</text:span></text:span>ei nunc quoque ad-<text:line-break/>monitum te esse velim, nec oblivisci quoque tumores eo<text:span text:style-name="Default_20_Paragraph_20_Font"><text:span text:style-name="T2">r</text:span></text:span>um<text:line-break/>musculorum qui gulam involvunt, quomodocunque fiant,<text:line-break/>num de omnibus in libro de tumoribus p<text:span text:style-name="Default_20_Paragraph_20_Font"><text:span text:style-name="T2">r</text:span></text:span>aeter naturam di-<text:line-break/>erum esu Caeterum in his omnibus communis est tanta sue-<text:line-break/>pemunero inter devorandum angustia, ut potus sid na<text:span text:style-name="Default_20_Paragraph_20_Font"><text:span text:style-name="T2">r</text:span></text:span>es re-<text:line-break/>mittaturi Quum vero inflammatione affecta ipsa propria<text:line-break/>angustia, non a vicinis partibus acquisita, torquetur, tum<text:line-break/>gratissimus inter deglutiendum dolor insedat, accedente dis-<text:line-break/>ficili transitu; ac praesertim fi supinus , qui laborat, jacens,<text:line-break/>transglutire quippiam conetur. Quocirca litum transfor.-<text:line-break/>mare atque erigere sese student, ex accidente ipso edocti<text:line-break/>faciliorem in hac forma libi fieri deglutitio<text:span text:style-name="Default_20_Paragraph_20_Font"><text:span text:style-name="T2">n</text:span></text:span>em, adeo ut haud<text:line-break/>parum ciborum in declives partes delatio conser<text:span text:style-name="Default_20_Paragraph_20_Font"><text:span text:style-name="T2">v</text:span></text:span>e videatur,<text:line-break/>utpote quae possit saepenumero vel stola fieri, si ex ore usque</text:p>
      <text:p text:style-name="P3">ad gulae .initium facta fuerit expressio; a supino vero decu-<text:line-break/>bitu nullum speratur auxilium , quo facilius ad infernas par-<text:line-break/>tes ferantur alimenta, fed a sula gulae actione devorandi mu-<text:line-break/>nus perficitur ; at non latet vos , partium inflammatione uf-<text:line-break/>fetarum nullam non dolere, quum suo munere fungitur; .<text:line-break/>contra ubi quieverit, dolorem mitigari. Quum autem gula <text:span text:style-name="Default_20_Paragraph_20_Font"><text:span text:style-name="T2">i<text:line-break/>s</text:span></text:span>entiendi facultate fit praedita, ea ipsa quoque uti licebit par..<text:line-break/>fis dole ad assectus ejus dignoscendos , ex aegrotemus inter-<text:line-break/>rogatioue, quum omnino haud suerit adeo stolidus, ut quid<text:line-break/>ipsum laedat, narrare non possit; nam fi possit animi sensa<text:line-break/>interpretari, gulae sensus maximum praestabit adjtunentum<text:line-break/>ad affectuum ipsius dignotionem. Etenim imbecillitatem<text:line-break/>nonnunquam percipere se dicunt, ut longo vix temporis spa-<text:line-break/>tio per gulam transeant ea, quae ingesta fiunt; aliquando. ad<text:line-break/>primum impetum sacile descendant, deinde rursus ercean-<text:line-break/>tur, .ut videantur impacta; demum per residuum spatium<text:line-break/>mnnoleste ac facillime labuntur. Horum primum .actionis</text:p>
      <text:p text:style-name="P3">imbecillitatem , alterum partis cujuspiam angustiam indicat;<text:line-break/>utriusque differentias ex reliquis symptomatis intelligere li-<text:line-break/>cet. Nam in imbecillitate, quum ob stolam intemperiem ci-<text:line-break/>tra tumorem praeter naturam fit, ingesserunt in transitu tar-<text:line-break/>ditas aequalis et sine dolore accidere consuerit et in supino<text:line-break/>decubuit augetur, erecta ve<text:span text:style-name="Default_20_Paragraph_20_Font"><text:span text:style-name="T2">r</text:span></text:span>o cervice mitigatur, citra ullum<text:line-break/>anguillae sensum. Ubi vero cum tumore <text:span text:style-name="Default_20_Paragraph_20_Font"><text:span text:style-name="T2">ese imbecillita</text:span></text:span>s,<text:line-break/>unam quampiam partem angustiorem caeteris efficit, atque<text:line-break/>per eam tardior est tranfitus. Quod si tumor autem phleg-<text:line-break/>monodes suerit, aut erysipelatodes, accedit ei pariter et do-<text:line-break/>lor et sitis et multi caloris sensus et febris non admodum ar-<text:line-break/>dens, quae siti proportione haudquaquam respondet. Si ve- .<text:line-break/>ro tumor aliquis ex non calidis fuerit, tum citra febrem et<text:line-break/>calorem et sitim deglutitionis inaequalitas eveniet, retentis<text:line-break/>lu parte quapiam alimentis, prae<text:span text:style-name="Default_20_Paragraph_20_Font"><text:span text:style-name="T2">s</text:span></text:span>ertim si majuscuIum atque<text:line-break/>folidum fuerit id quod devoratur, acceditque dolor aliquis<text:line-break/>exiguus. Quum aliqua<text:span text:style-name="Default_20_Paragraph_20_Font"><text:span text:style-name="T2">n</text:span></text:span>do hujuscemodi symptomata longo</text:p>
      <text:p text:style-name="P3">temp<text:span text:style-name="Default_20_Paragraph_20_Font"><text:span text:style-name="T2">o</text:span></text:span>ris tractu apparuissent, accedente nonnunquam ephe-<text:line-break/>mera scbre, nonnunquam etiam horrore , quum conjicere-<text:line-break/>mus abscessum concoctu difficilem esse in gula , accidit pro:,<text:line-break/>cedente tempore ut labo<text:span text:style-name="Default_20_Paragraph_20_Font"><text:span text:style-name="T2">r</text:span></text:span>ans ipse ruptionis sensum percipe-<text:line-break/>ret ac subinde pus evomeret, non solum eodem, sed postero<text:line-break/>quoque die atque tertio; deinde succedebant ei deinceps.<text:line-break/>omnia ulceratus gulae signa. Etenim sive acria , .sive acida,<text:line-break/>sive salsa, sive acerba devoraret, vellicationem, aut astrictio-<text:line-break/>nem sentiebat , d<text:span text:style-name="Default_20_Paragraph_20_Font"><text:span text:style-name="T2">o</text:span></text:span>lebatque hac in parte, vel nihil deglutien-<text:line-break/>do, sed moderatius; vehementi<text:span text:style-name="Default_20_Paragraph_20_Font"><text:span text:style-name="T2">o</text:span></text:span>rem . enim dolorem excita-<text:line-break/>bant m<text:span text:style-name="Default_20_Paragraph_20_Font"><text:span text:style-name="T2">o</text:span></text:span>rdentia et astringentia. Hic .ergo longo temp<text:span text:style-name="Default_20_Paragraph_20_Font"><text:span text:style-name="T2">o</text:span></text:span>ris....<text:line-break/>spati<text:span text:style-name="Default_20_Paragraph_20_Font"><text:span text:style-name="T2">o</text:span></text:span> vix servatus est, ipsi qu<text:span text:style-name="Default_20_Paragraph_20_Font"><text:span text:style-name="T2">o</text:span></text:span>que conferenti. aetate <text:span text:style-name="Default_20_Paragraph_20_Font"><text:span text:style-name="T2">t</text:span></text:span> .-eo;,.,<text:line-break/>vero natu majores fere <text:span text:style-name="Default_20_Paragraph_20_Font"><text:span text:style-name="T2">o</text:span></text:span>mnes . perierunt. Sane qu<text:span text:style-name="Default_20_Paragraph_20_Font"><text:span text:style-name="T2">o</text:span></text:span>tquot .<text:line-break/>dolorificum quempiam in gula habent affectum-, omnes dorsi-.<text:line-break/>quoque dolorem sentiunt; cujus rei causa perspicua est v<text:span text:style-name="Default_20_Paragraph_20_Font"><text:span text:style-name="T2">o-<text:line-break/></text:span></text:span>bis, qui gulam spinae incumbentem vidistis. Conspicuum<text:line-break/>autem est qu<text:span text:style-name="Default_20_Paragraph_20_Font"><text:span text:style-name="T2">o</text:span></text:span>d ex gulae vasis modis eisdem , quibus ex ne<text:span text:style-name="Default_20_Paragraph_20_Font"><text:span text:style-name="T2">r<text:line-break/></text:span></text:span>liquis omnibus ,. fanguis evomatur. At ob ruptum vas situ-.</text:p>
      <text:p text:style-name="P3">gulosa reiectiones cum doloribus fiunt, quibus locum ruptu-<text:line-break/>rae produnt, nec secus, quae venae e<text:span text:style-name="Default_20_Paragraph_20_Font"><text:span text:style-name="T2">x</text:span></text:span>esione vel derosione,<text:line-break/>sive aliter quomodolibet nominare volueris, obortae sunt;<text:line-break/>quae vero prorsus aperto vasis ore, hae doloris sunt exper-<text:line-break/>tes, atque hac re a reliquis distinguuntur, ac praeterea quod<text:line-break/>neque ictu, neque casu concitatae sunt, veluti <text:span text:style-name="Default_20_Paragraph_20_Font"><text:span text:style-name="T2">r</text:span></text:span>up tusae fieri<text:line-break/>consueverunt. Accidunt autem et citra causas externas in-<text:line-break/>terdurn. a plenitudine sanguinis vasorum ruptiones. Quae<text:line-break/>vero. ob venae erosionem fiunt, eas ulcus praecessit; fit autem<text:line-break/>ulcus, vel. <text:span text:style-name="Default_20_Paragraph_20_Font"><text:span text:style-name="T2">r</text:span></text:span>upto vase, vel malignorum humorum asserentis,<text:line-break/>ut in cute quoque saepenumero accidere ridemus.</text:p>
      <text:h text:style-name="Heading_20_2" text:outline-level="2">Cap. VI. </text:h>
      <text:p text:style-name="P15"><text:span text:style-name="T16">O</text:span>s ventriculi veteres cor nominabant, a<text:line-break/>symptomatis quae inducit, ut ajunt, sic appellatum; non<text:line-break/>enim solum ut cardiacis syncopis ,: ita et stomachicis non-<text:line-break/>nulli .corripiuntur, sed etiam convulsionibus et supore et<text:line-break/>morbo comitiali. et melancholia, nec non symptomatis, qua-<text:line-break/>lis per suffusiones insiliant, ut jam antea quum de oculis lo-</text:p>
      <text:p text:style-name="P3">queremur, dictumest. Atque <text:span text:style-name="Default_20_Paragraph_20_Font"><text:span text:style-name="T2">o</text:span></text:span>mnes In assectus consenti-<text:line-break/>entibus ei caeteris pa<text:span text:style-name="Default_20_Paragraph_20_Font"><text:span text:style-name="T2">r</text:span></text:span>tibus fiunt; nam ex p<text:span text:style-name="Default_20_Paragraph_20_Font"><text:span text:style-name="T2">r</text:span></text:span>opria sui rati<text:span text:style-name="Default_20_Paragraph_20_Font"><text:span text:style-name="T2">o-<text:line-break/></text:span></text:span>ne appetentiae dejectiones et innatantium ciborum curru-<text:line-break/>ptiones facit, quandoquidem, qui in fundo ventriculi <text:span text:style-name="Default_20_Paragraph_20_Font"><text:span text:style-name="T2">t</text:span></text:span>uapte<text:line-break/>natura summi solent, praecipueque fi non facile corrumpan-<text:line-break/>tur, nihil horum patiuntur. Igitur exacte annuum adver-<text:line-break/>tere opo<text:span text:style-name="Default_20_Paragraph_20_Font"><text:span text:style-name="T2">r</text:span></text:span>tet, ut discernantu<text:span text:style-name="Default_20_Paragraph_20_Font"><text:span text:style-name="T2">r</text:span></text:span> assectus, qui ex ipso pe<text:span text:style-name="Default_20_Paragraph_20_Font"><text:span text:style-name="T2">r</text:span></text:span> c<text:span text:style-name="Default_20_Paragraph_20_Font"><text:span text:style-name="T2">o</text:span></text:span>n-:<text:line-break/>senium eveniunt, ab iis qui hujusmodi partibus, quarum<text:line-break/>actiones laedit os ventriculi affectum (qu<text:span text:style-name="Default_20_Paragraph_20_Font"><text:span text:style-name="T2">o</text:span></text:span>d ut veteres om-<text:line-break/>nes cor appellabant, ita n<text:span text:style-name="Default_20_Paragraph_20_Font"><text:span text:style-name="T2">o</text:span></text:span>stra tempestate stomachus vocatur;<text:line-break/>primario accidere censentur. Sed haec inter fe discer<text:span text:style-name="Default_20_Paragraph_20_Font"><text:span text:style-name="T2">n</text:span></text:span>ere<text:line-break/>facile poterit vir assidua exercitatione circa dign<text:span text:style-name="Default_20_Paragraph_20_Font"><text:span text:style-name="T2">a</text:span></text:span>ti<text:span text:style-name="Default_20_Paragraph_20_Font"><text:span text:style-name="T2">o</text:span></text:span>nes ver-<text:line-break/>fatus ex iis quae praecesserunt. Nam pr<text:span text:style-name="Default_20_Paragraph_20_Font"><text:span text:style-name="T2">o</text:span></text:span>prietates quae-<text:line-break/>dam ineffabiles symptomatis enarrandis succedunt, quibus<text:line-break/>certiores evadunt affectarunt partium notae ;. fed has quidem<text:line-break/>unusquisque per fe invenire p<text:span text:style-name="Default_20_Paragraph_20_Font"><text:span text:style-name="T2">o</text:span></text:span>terit, quae ver<text:span text:style-name="Default_20_Paragraph_20_Font"><text:span text:style-name="T2">o</text:span></text:span> tanquam<text:line-break/>fundamenta universae dignotionis existunt, ex quibus studio-<text:line-break/>sissinn quique etiam ineffabiles symptomatum proprietates</text:p>
      <text:p text:style-name="P3">per fe discunt, nos explicabimus. Grammaticus quidam ju-<text:line-break/>venis, quoties nimis vehementer doceret, aut cogitaret, aut<text:line-break/>diutius inediam sustineret , aut irasceretur, comitiali morbo<text:line-break/>corripiebatur. Huic suspicatus <text:span text:style-name="Default_20_Paragraph_20_Font"><text:span text:style-name="T2">t</text:span></text:span>um os ventriculi, utpote<text:line-break/>quod facile sientiret, affici, ac deinde per consensum cere-<text:line-break/>brum corpus universum convulsione concutere. Jussi igitur<text:line-break/>eum probam concoctionem solam accurate procurare, ac<text:line-break/>tertia vel quarta hora panem optime praeparatum sumere,<text:line-break/>atque hunc quidem solum , fi non sitiret; si sitiret, ex rino<text:line-break/>diluto albo atque modice adstringente; nam hujusmodi<text:line-break/>rina ventriculum robusium efficiunt, neque tentant caput,<text:line-break/>ut vehementia. Quum igitur hac victus ratione utens non<text:line-break/>ut ante afficeretur, exactam tum notitiam habui eorunt, quae<text:line-break/>prius sola coniectura consequebar, ac quolibet muro bis aut<text:line-break/>ter medicamentum amarum ex aloe ei exhibui , quandoqtu-<text:line-break/>dem et totum ventrem ab excrementis purgat et ad proprias<text:line-break/>actiones roborat. Atque ita vir ille plusquam viginti anuis,</text:p>
      <text:p text:style-name="P3">quibus postea superstes permansit, integra valetudine ritam<text:line-break/>exegit ; quod si aliquando ob ingruentia negotia diutius a ci-<text:line-break/>bo abstinere cogeretur, brevissima quadam convulsione vexa-<text:line-break/>batur. Jam alios quoque vidimus convulfioue comitiali ob<text:line-break/>oris stomachi vitium co<text:span text:style-name="Default_20_Paragraph_20_Font"><text:span text:style-name="T2">r</text:span></text:span>reptos, quum aut non probe con-<text:line-break/>coxissent, aut vini meracioris plurimum potassent, aut ve-<text:line-break/>neri intempestivae operam dedissent. Quinetiam per febres<text:line-break/>quosdam conspeximus derepente co<text:span text:style-name="Default_20_Paragraph_20_Font"><text:span text:style-name="T2">n</text:span></text:span>vulfione prehendi, nullo<text:line-break/>quod eam praesagiret praecedente indicio, qui biliosi; super-<text:line-break/>veniente vomitu protinus ab omni noxa liberati fuerunt.<text:line-break/>Atque hoc modo affectorum nonnulli fusca vomuerunt , alii<text:line-break/>porri fucco similia, quidam etiam vitiosorum eduliorum co-<text:line-break/>pia gravati s<text:span text:style-name="Default_20_Paragraph_20_Font"><text:span text:style-name="T2">a</text:span></text:span>porosi facti funi, donec ea quae os ventriculi<text:line-break/>opprimebant omnia evomuissent. Atqui horum symptoma-<text:line-break/>tum vix ullum crederes a ventricusi ore procedere) quem-<text:line-break/>admodum nec fyucopas quoque , nifi c<text:span text:style-name="Default_20_Paragraph_20_Font"><text:span text:style-name="T2">r</text:span></text:span>ebro ita evenire vi-<text:line-break/>deretur. Nervi enim non pauri ad ipfum ex cerebro per-<text:line-break/>veniunt , non tamen tot , ut pe<text:span text:style-name="Default_20_Paragraph_20_Font"><text:span text:style-name="T2">r</text:span></text:span> cos tantus sperari possit</text:p>
      <text:p text:style-name="P3">principii .consensus, ut lude convulfione inferatur, atque ma-<text:line-break/>gis etiam , cor ipsum tam vehementer ori ventriculi consen-<text:line-break/>tire, ut protinus. sequatur syncope. Porro multus non fo-<text:line-break/>lum insomnia et. somni tumultuosi molesta<text:span text:style-name="Default_20_Paragraph_20_Font"><text:span text:style-name="T2">n</text:span></text:span>t, sed amentia<text:line-break/>quoque, .propter vitiosum humorem in ore ventriculi ace<text:span text:style-name="Default_20_Paragraph_20_Font"><text:span text:style-name="T2">r-<text:line-break/></text:span></text:span>vatum.. De florulento vero vocato et hypochondriaco<text:line-break/>morbo nemo non dixit, quom<text:span text:style-name="Default_20_Paragraph_20_Font"><text:span text:style-name="T2">o</text:span></text:span>do tristitiam,. desperationem,<text:line-break/>moestitiam inducat, atque ut summatim dicam, ad melan-<text:line-break/>choliae symptomata nihil reliqui faciat. Atque hi etiam ap-<text:line-break/>parent, post cruditates , dictis symptomatis multo. vehemen-<text:line-break/>tuis infestari.; plures ex ipsis splenici quoque <text:span text:style-name="Default_20_Paragraph_20_Font"><text:span text:style-name="T2">t</text:span></text:span>um; unde<text:line-break/>coniiciat quis ex . hoc etiam viscere vitiosam saniem in ven-<text:line-break/>triculum irruere., Ergo quae symptomata vel cerebrum .<text:line-break/>vel oculos afficiunt, vitiosorum humorum vaporationem se-<text:line-break/>quuutur. . At syncope stomachica ob dolorum p<text:span text:style-name="Default_20_Paragraph_20_Font"><text:span text:style-name="T2">r</text:span></text:span>oprietatem<text:line-break/>exolutionem inducit, ejus quoque intemperie ad cor fortassis<text:line-break/>perveniente, ut quum id quoque vehementem intemperi em</text:p>
      <text:p text:style-name="P3">susceperit, erres celeriter cadere necesse siti Atque constat<text:line-break/>etiam picas vocatas mulieribus accidere, ubi haec pars asse-,<text:line-break/>eta est; quae .enim aut canum more, aut nihil omnino, aut<text:line-break/>malos cibos appetunt, iis haec omnia1 appetentiae instrumen-<text:line-break/>to laesio accidere certum est, quod <text:span text:style-name="Default_20_Paragraph_20_Font"><text:span text:style-name="T2">o</text:span></text:span>s. ventriculi esse denum,<text:line-break/>stratum esu . Sic etiam nauseae vocatae, cardialgiae, singula<text:line-break/>tus hujusce partis sunt assectus. . Verum <text:span text:style-name="Default_20_Paragraph_20_Font"><text:span text:style-name="T2">o</text:span></text:span>mnium. harum<text:line-break/>affectionum causas in libris de symptomatum causis jam dixi-<text:line-break/>mus, ut nihil nunc opus fit in his imm<text:span text:style-name="Default_20_Paragraph_20_Font"><text:span text:style-name="T2">o</text:span></text:span>rari. Etenim quae<text:line-break/>per intemperiem. ipsi ut similari co<text:span text:style-name="Default_20_Paragraph_20_Font"><text:span text:style-name="T2">r</text:span></text:span>pori morborum disseren-<text:line-break/>tiae adveniant, in illis enarravimus; qui vero <text:span text:style-name="Default_20_Paragraph_20_Font"><text:span text:style-name="T2">o</text:span></text:span>rganici mor:,<text:line-break/>bi ei oboriri consueve<text:span text:style-name="Default_20_Paragraph_20_Font"><text:span text:style-name="T2">r</text:span></text:span>unt, manifestas habent n<text:span text:style-name="Default_20_Paragraph_20_Font"><text:span text:style-name="T2">o</text:span></text:span>tas, ut vos<text:line-break/>latere nequeant, . si c<text:span text:style-name="Default_20_Paragraph_20_Font"><text:span text:style-name="T2">o</text:span></text:span>mmunia eorum signa tum in his a<text:span text:style-name="Default_20_Paragraph_20_Font"><text:span text:style-name="T2">n</text:span></text:span>tea<text:line-break/>commentariis pr<text:span text:style-name="Default_20_Paragraph_20_Font"><text:span text:style-name="T2">o</text:span></text:span>ditu, tum in aliis quibusdam enarranda,<text:line-break/>mem<text:span text:style-name="Default_20_Paragraph_20_Font"><text:span text:style-name="T2">o</text:span></text:span>ria tenueritis. Neque enim abfcessns, neque tumores<text:line-break/>phlegmonodes ; aut erysipelatodes, ut neque ulcera hujus-</text:p>
      <text:p text:style-name="P3">loci , nos sugiant ; ipso<text:span text:style-name="Default_20_Paragraph_20_Font"><text:span text:style-name="T2">r</text:span></text:span>um enim drgnotio praedictis stoma-<text:line-break/>clu affectibus communis est, atque istis eo manifestior, quo<text:line-break/>facilior huic parti <text:span text:style-name="Default_20_Paragraph_20_Font"><text:span text:style-name="T2">t</text:span></text:span>ensus est ac claram promptamque digno-<text:line-break/>tionem habet. Similiter autem ubi ex hac parte sanguis re-<text:line-break/>jicitur, signorum species communis est praedictis stomachi<text:line-break/>affectibus , verum dignotio manllestior. Par esit quoque sci-<text:line-break/>licet, totum ventriculi .spatium simili affectu corripi , quales<text:line-break/>sunt illi; quos in ipsius ore fieri diximus, atque eadem pati<text:line-break/>^symptomata; quod vero longe vehementiora sint ea, quae<text:line-break/>ipsius orificio contingunt, idcirco a medicis ea quae in parte<text:line-break/>ventriculi inferiore eveniunt, perinde ac si omnino <text:span text:style-name="Default_20_Paragraph_20_Font"><text:span text:style-name="T2">n</text:span></text:span>on fle-<text:line-break/>rent, despici et c<text:span text:style-name="Default_20_Paragraph_20_Font"><text:span text:style-name="T2">o</text:span></text:span>ntemni. At coctionis opus in partibus<text:line-break/>orificio inferioribus fieri omnes concesserunt, qua<text:span text:style-name="Default_20_Paragraph_20_Font"><text:span text:style-name="T2">r</text:span></text:span>e hac non<text:line-break/>p<text:span text:style-name="Default_20_Paragraph_20_Font"><text:span text:style-name="T2">r</text:span></text:span>obe dispositae, cruditatum sunt causa; quum videlicet non<text:line-break/>ob ino<text:span text:style-name="Default_20_Paragraph_20_Font"><text:span text:style-name="T2">r</text:span></text:span>dinatam eduliorum ingestionem aut multitudinem<text:line-break/>aut qualitatem hominem non concoque<text:span text:style-name="Default_20_Paragraph_20_Font"><text:span text:style-name="T2">r</text:span></text:span>e accidit. Qui vero<text:line-break/>mo<text:span text:style-name="Default_20_Paragraph_20_Font"><text:span text:style-name="T2">r</text:span></text:span>bi caeteris partibus fiunt communes , - tum organici tum<text:line-break/>per sidam intemperiem, sedes affectus manifestas obsidentes,</text:p>
      <text:p text:style-name="P3">ad praesienlem tractatum proprie non perti<text:span text:style-name="Default_20_Paragraph_20_Font"><text:span text:style-name="T2">n</text:span></text:span>ent ; nam in eo<text:line-break/>partes, quae <text:span text:style-name="Default_20_Paragraph_20_Font"><text:span text:style-name="T2">t</text:span></text:span>en<text:span text:style-name="Default_20_Paragraph_20_Font"><text:span text:style-name="T2">t</text:span></text:span>us judicium effugiunt, considerare proposi-<text:line-break/>tum esu Sed de sanguinem ex ipso vomentibus non con-<text:line-break/>venit plane, quum quidam putant nequaquam fieri posse,<text:line-break/>ut <text:span text:style-name="Default_20_Paragraph_20_Font"><text:span text:style-name="T2">t</text:span></text:span>anguis vel ab hepale vel a liene affluens per ipsum<text:line-break/>evacuetur, ut neque pus ab ipsis erumpens. Verum enim<text:line-break/>vero per artis exercilationem utramque opinionem exami-<text:line-break/>nanti missi visa est per ap<text:span text:style-name="Default_20_Paragraph_20_Font"><text:span text:style-name="T2">t</text:span></text:span>um fieri nonnunquam evacuatio<text:line-break/>ex dictis visceribus. Caeterum disseratur hujus rei doctri-<text:line-break/>na in eum locum, ubi de ipsis sermonem faciemus ; etenim<text:line-break/>deinceps et jecoris et lienis assectus percurrere propoli-<text:line-break/>tum esu</text:p>
      <text:h text:style-name="Heading_20_2" text:outline-level="2">Cap. VII.</text:h>
      <text:p text:style-name="P15"><text:s/>Huic etiam parti, quemadmodum et eae-<text:line-break/>teris omnibus, duplex morborum genus insidet, unum stola<text:line-break/>intemperie citra tumorem praeter naturam , cum tumoribus<text:line-break/>vero inflammationes, erysipelata, soirrhi, flatulentae diflen-<text:line-break/>tiones , obstructiones a crassis et lentis humoribus in extre-<text:line-break/>mis vastorum partibus , quae ex vena ipsius portarum exori-</text:p>
      <text:p text:style-name="P3">turtur. Has quidem <text:span text:style-name="Default_20_Paragraph_20_Font"><text:span text:style-name="T2">obstructione</text:span></text:span>s sequitur gravitatis sensus,<text:line-break/>dextro hypoehondrio incumbentis ; quum vero et halituosi<text:line-break/>spiritus exitum nou habentis copia cumulata est, non solum<text:line-break/>gravitatis, sed tensionis etiam sensus sequitur. Iusiammati<text:span text:style-name="Default_20_Paragraph_20_Font"><text:span text:style-name="T2">o-<text:line-break/></text:span></text:span>nes vero etiam, quae citra visceris imbecissitatem nascuntur,<text:line-break/>si in gibba ipsius parte consistant, praecipue si grandes fue-<text:line-break/>riut, pe<text:span text:style-name="Default_20_Paragraph_20_Font"><text:span text:style-name="T2">r</text:span></text:span>facile nobis est vel solo tactu dignoscere, at fima-<text:line-break/>rum partium inflammationes, aliis potius symptomatis comi-<text:line-break/>tantibus, quum tactu dignoscuntur. lucipiam igitur ab iis<text:line-break/>quae in parte gibba oriuntur, si prius vos admonuero eorum,<text:line-break/>quos in corporum dissectione conspexistis , musculorum sub<text:line-break/>cute locatorum, qui octo numero sunt, quatuor contenti<text:line-break/>coniugationibus ; earum enim. pruna ex musculis constat re-<text:line-break/>ctis per totum carneis, a sterni locis ad pubis ossa ab anato-<text:line-break/>micis vocata descendentibus ; at reliquatum trium coniuga-<text:line-break/>tionum musculi usque ad rectorum conlectum carnea parte<text:line-break/>constant; ubi vero primum illos attigerunt, ru denervatio-<text:line-break/>nes membranulas degenerant; horum igitur musculorum una</text:p>
      <text:p text:style-name="P3">coniugatio, quae quidem reliquis omnibus exterior est, a<text:line-break/>thorace obliqua deducitur , in anteriores partes et deorsum<text:line-break/>descendens, altera huic contraria, ab in<text:span text:style-name="Default_20_Paragraph_20_Font"><text:span text:style-name="T2">t</text:span></text:span>ernis exorta partibus,<text:line-break/>obliqua ad interiores et superiores ascendit; huic tertia nius-<text:line-break/>culorum coniugatio fubjicitur, qui transversum habent si-<text:line-break/>tum atque . peritonaeo innituntur. Rectorum ergo musca- .<text:line-break/>lorum tumores praeter naturam oblongi sunt atque per me-<text:line-break/>dium totius ventris extenduntur, umbilicum quemadmodum<text:line-break/>ic<text:span text:style-name="Default_20_Paragraph_20_Font"><text:span text:style-name="T2">t</text:span></text:span>um musculorum per comprehendentes; quapropter me- .t<text:line-break/>rito haud obscura est .eorum dign<text:span text:style-name="Default_20_Paragraph_20_Font"><text:span text:style-name="T2">a</text:span></text:span>tio, quos et fitus et figura<text:line-break/>dederat, accedente ad haec, quod ipsi a nullo exteriore mus,<text:line-break/>culo conteguntur. Haec autem obliquis quoque musculis a<text:line-break/>tho<text:span text:style-name="Default_20_Paragraph_20_Font"><text:span text:style-name="T2">r</text:span></text:span>ace descendentibus <text:span text:style-name="Default_20_Paragraph_20_Font"><text:span text:style-name="T2">t</text:span></text:span>unt communia. At multo dissici-<text:line-break/>fio<text:span text:style-name="Default_20_Paragraph_20_Font"><text:span text:style-name="T2">r</text:span></text:span> est dign<text:span text:style-name="Default_20_Paragraph_20_Font"><text:span text:style-name="T2">a</text:span></text:span>tio musculorum, qui sus subtecti sunt, dissimili-<text:line-break/>ma vero transverlo<text:span text:style-name="Default_20_Paragraph_20_Font"><text:span text:style-name="T2">r</text:span></text:span>um. Constat autem jecu<text:span text:style-name="Default_20_Paragraph_20_Font"><text:span text:style-name="T2">r</text:span></text:span> intra hos sub<text:line-break/>peritonaeo esse postium ; quum itaque tribus contegatur mus-<text:line-break/>culis, fieri non potest, ut tactus aliquam ipfius notitiam prae-<text:line-break/>stet, nili vel magna in ipso oriatur inflammatio , vel lucum-</text:p>
      <text:p text:style-name="P3">bentes ei musculi extenuati fuerint. Sed jecn<text:span text:style-name="Default_20_Paragraph_20_Font"><text:span text:style-name="T2">r</text:span></text:span> affici deda-<text:line-break/>rant in dextr<text:span text:style-name="Default_20_Paragraph_20_Font"><text:span text:style-name="T2">o</text:span></text:span> hyp<text:span text:style-name="Default_20_Paragraph_20_Font"><text:span text:style-name="T2">o</text:span></text:span>chond<text:span text:style-name="Default_20_Paragraph_20_Font"><text:span text:style-name="T2">r</text:span></text:span>ro gravitas , d<text:span text:style-name="Default_20_Paragraph_20_Font"><text:span text:style-name="T2">o</text:span></text:span>lor totum hypo-<text:line-break/>chondrium retrahens, atque ipfius doloris usque ad sagulum<text:line-break/>extensio, nam et h<text:span text:style-name="Default_20_Paragraph_20_Font"><text:span text:style-name="T2">o</text:span></text:span>c <text:span text:style-name="Default_20_Paragraph_20_Font"><text:span text:style-name="T2">no</text:span></text:span>nnunquam evenit, exigua tussis, sin-<text:line-break/>guae col<text:span text:style-name="Default_20_Paragraph_20_Font"><text:span text:style-name="T2">o</text:span></text:span>r i<text:span text:style-name="Default_20_Paragraph_20_Font"><text:span text:style-name="T2">n</text:span></text:span> primis quidem magis ruber, deinde vero niger<text:line-break/>evadens, ingens cibi fastidium, sitis inexhausta, vomitus qui-<text:line-break/>dant tum sincerae bilis, tum ovo<text:span text:style-name="Default_20_Paragraph_20_Font"><text:span text:style-name="T2">r</text:span></text:span>um luteis similis ac poftea<text:line-break/>inte<text:span text:style-name="Default_20_Paragraph_20_Font"><text:span text:style-name="T2">r</text:span></text:span>dum aeruginofae ; alvus quoque adstringitur , nisi cum<text:line-break/>visceris imbecillitate inflammationem ercitari contingat.<text:line-break/>Eryfipelatis autem symptomata his etiam similia sunt et his<text:line-break/>febris quoque cum vehementissima siti accidit; eas enim fe-<text:line-break/>hres, quas caules antiqui vocabant, magna ex parte adveni-<text:line-break/>re videmus jecoris aut ventricusi flammeis affectibus. Ex<text:line-break/>pulmonis enim etiam iusiammatione eryfipelatode ardentes<text:line-break/>febres excitantur, quemadmodum et ubi in universo corpore<text:line-break/>biliosi humores putrescentes ad immoderatum fervorem per-<text:line-break/>veniunt; verum ob jecur et ventriculum creari consuere-</text:p>
      <text:p text:style-name="P3">runt vehementissimae <text:span text:style-name="Default_20_Paragraph_20_Font"><text:span text:style-name="T10">, </text:span></text:span>a quibus partibus ejusmodi febrium<text:line-break/>magna ex parte in marcorem transmutatio definit. Ac de<text:line-break/>marcore quidem seorsum scriptum est; quae vero in simis<text:line-break/>jecoris partibus oriuntur inflammationes , magis quam quae<text:line-break/>in ejus gibbis fiunt, inappetentiam, nauseam , vomitum bili-<text:line-break/>osum, sitim ingentem inducunt; ut quae in gibbis, majori<text:line-break/>quam quae in simis, inter respirandum dolore, ut lictum<text:line-break/>est, laborantem afficiunt, magisque tussim excitant, atque<text:line-break/>dolorem usque ad dextrae partis jugulum, adeo ut detrahi<text:line-break/>rideatur, extendunt. At utrique parti nonnunquam nothae<text:line-break/>costae condolent, atque hoc eis commune jure accidit, non<text:line-break/>omnibus, quod jecur per membranas non omnibus costis.<text:line-break/>adhaereat; ut non solum in simiis, sed in aliis quoque ani-<text:line-break/>malibus ridere est ; etenim aliis quidem coniunctum apparet,<text:line-break/>assis. minime. Igitur quemadmodum interdum in gibbis<text:line-break/>duntaxat, ita et lu simis hujus visceris partibus, inflammatio<text:line-break/>oritur; quamvis in neutra partium exquisite distincta possit.<text:line-break/>consistere ; nam omnium visceris partium carnes inter sese</text:p>
      <text:p text:style-name="P3">c<text:span text:style-name="Default_20_Paragraph_20_Font"><text:span text:style-name="T2">o</text:span></text:span>ntinuantur. Quibus natura abd<text:span text:style-name="Default_20_Paragraph_20_Font"><text:span text:style-name="T2">o</text:span></text:span>men gracile est, quum<text:line-break/>m<text:span text:style-name="Default_20_Paragraph_20_Font"><text:span text:style-name="T2">o</text:span></text:span>rbo gracilius efficitur , in lis facile est videre ingentes je-<text:line-break/>coris inflammationes, quae p<text:span text:style-name="Default_20_Paragraph_20_Font"><text:span text:style-name="T2">r</text:span></text:span>opriam hanc musculis lucum-<text:line-break/>flentibus sortiuntu<text:span text:style-name="Default_20_Paragraph_20_Font"><text:span text:style-name="T2">r</text:span></text:span> differentiam, quod tumor, qui manibus<text:line-break/>percipitur, ad c<text:span text:style-name="Default_20_Paragraph_20_Font"><text:span text:style-name="T2">o</text:span></text:span>acervatam circumscripti<text:span text:style-name="Default_20_Paragraph_20_Font"><text:span text:style-name="T2">o</text:span></text:span>nem desinat; mus-<text:line-break/>culus enim quisque ut t<text:span text:style-name="Default_20_Paragraph_20_Font"><text:span text:style-name="T2">o</text:span></text:span>tus fibi c<text:span text:style-name="Default_20_Paragraph_20_Font"><text:span text:style-name="T2">o</text:span></text:span>ntinuus , inflammationis<text:line-break/>ipfius tumorem qui scnfim diminuatur habet;. at soli jecori<text:line-break/>accidit, ipsum c<text:span text:style-name="Default_20_Paragraph_20_Font"><text:span text:style-name="T2">o</text:span></text:span>llecti<text:span text:style-name="Default_20_Paragraph_20_Font"><text:span text:style-name="T2">o</text:span></text:span>ne circumscriptum habere. Constat<text:line-break/>autem eum , si firirrhus evadat , evidentiorem sortiri digno-<text:line-break/>tionem, tum qu<text:span text:style-name="Default_20_Paragraph_20_Font"><text:span text:style-name="T2">o</text:span></text:span>d duri<text:span text:style-name="Default_20_Paragraph_20_Font"><text:span text:style-name="T2">o</text:span></text:span>r fit scir<text:span text:style-name="Default_20_Paragraph_20_Font"><text:span text:style-name="T2">r</text:span></text:span>hi quum inflammati<text:span text:style-name="Default_20_Paragraph_20_Font"><text:span text:style-name="T2">o</text:span></text:span>nis<text:line-break/>tum<text:span text:style-name="Default_20_Paragraph_20_Font"><text:span text:style-name="T2">o</text:span></text:span>r, tum qu<text:span text:style-name="Default_20_Paragraph_20_Font"><text:span text:style-name="T2">o</text:span></text:span>d in hujusm<text:span text:style-name="Default_20_Paragraph_20_Font"><text:span text:style-name="T2">o</text:span></text:span>di affectibus extenuentu<text:span text:style-name="Default_20_Paragraph_20_Font"><text:span text:style-name="T2">r</text:span></text:span> cor-<text:line-break/>pora ei incunrbentia. At vero tractu temporis, quamvis<text:line-break/>major pr<text:span text:style-name="Default_20_Paragraph_20_Font"><text:span text:style-name="T2">o</text:span></text:span>creetur scirrhi tumor, dign<text:span text:style-name="Default_20_Paragraph_20_Font"><text:span text:style-name="T2">a</text:span></text:span>tionem ejus difficilius<text:line-break/>tactu deprehendi c<text:span text:style-name="Default_20_Paragraph_20_Font"><text:span text:style-name="T2">o</text:span></text:span>ntingit., quod tam effusio hydropica se-<text:line-break/>quatur; nisi enim hepar afficiatur, haudquaquam fieri potest<text:line-break/>hujusmodi affectus ; fed non semper <text:span text:style-name="Default_20_Paragraph_20_Font"><text:span text:style-name="T2">o</text:span></text:span>b primariam ejus asse-<text:line-break/>dionem ex citatur, quamvis p<text:span text:style-name="Default_20_Paragraph_20_Font"><text:span text:style-name="T2">ro</text:span></text:span>rsus ob h<text:span text:style-name="Default_20_Paragraph_20_Font"><text:span text:style-name="T2">o</text:span></text:span>c fiat. Etenim quia</text:p>
      <text:p text:style-name="P3">ipsum procreationis sanguinis instrumentum est, consequens<text:line-break/>est, vitio hujus visceris actionem frustrari; accidit autem,<text:line-break/>ut nixi, quum alias; aliam partem frigida admodum intempe-<text:line-break/>ries afficit, in hepar frigus propagari. lgitur a liene, vel<text:line-break/>ventriculo, vel intestinis universis, maxime jejuno , mescn-<text:line-break/>lericae venae omnes hedtica intemperie affectae facile una re-<text:line-break/>fugerant omnes limarum jecoris partium venas, unde in he-<text:line-break/>patis quoque corpus universum intemperiei fit propagatio;<text:line-break/>at a pulmone , vel septo transverso<text:span text:style-name="Default_20_Paragraph_20_Font"><text:span text:style-name="T2">r</text:span></text:span>, vel renibus, inprimis<text:line-break/>venae quae in visceris hujus partibus gibbis consistunt, per<text:line-break/>consensum afficiuntur, deinde tractu temporis scilicet totum<text:line-break/>hepar quoque eodem affectu infestatur. Quae hucusque di-<text:line-break/>ximus, ea sic fe habere nemo inficiabitur, nisi forte quis aut<text:line-break/>natura contentiosus, aut omnino fuerit indoctus ; de obsi<text:span text:style-name="Default_20_Paragraph_20_Font"><text:span text:style-name="T2">t</text:span></text:span>u-<text:line-break/>ctionibus vero non peraeque constat. Etenim quod limatum<text:line-break/>visceris partium venae ab ea quae in portis est, exortae, in<text:line-break/>tenuissimas extremitates finiuntur, haud obscure apparet, ut</text:p>
      <text:p text:style-name="P3">et quod ad eu<text:span text:style-name="Default_20_Paragraph_20_Font"><text:span text:style-name="T2">n</text:span></text:span>dem locum aliae quoque venarum extremita-<text:line-break/>tes a cava vena in gibbas visceris partes distributurum per-<text:line-break/>veniant ; at quomodo per sua orificia ap<text:span text:style-name="Default_20_Paragraph_20_Font"><text:span text:style-name="T2">t</text:span></text:span>ae inter <text:span text:style-name="Default_20_Paragraph_20_Font"><text:span text:style-name="T2">t</text:span></text:span>e conjun-<text:line-break/>gantur, videre nequaquam possumus, neque tamen dubitet<text:line-break/>aliquis, sed omnes uno ore enunciant, ribum qui universo<text:line-break/>corpori distiibuitur, per omnes limarum partium venas tra-<text:line-break/>jectum, in gibbas partes per dictus extremitates transsumi.<text:line-break/>Quod si fateamur et sanguinis transitum ob tumoris venatum<text:line-break/>quae inflammatione et scirrho occupantur, molem constringi,<text:line-break/>rationi consentaneum esse videtrtr, ut nonnullis placuit, ut<text:line-break/>pars, quae in sanguine tenuis atque aquosis est, transsnma-<text:line-break/>tur atque vehatur per universum corpus sincerus autem<text:line-break/>simguis, qui propter <text:span text:style-name="Default_20_Paragraph_20_Font"><text:span text:style-name="T2">t</text:span></text:span>uam crassitudinem in cava visceris par-<text:line-break/>te remanet, ei m<text:span text:style-name="Default_20_Paragraph_20_Font"><text:span text:style-name="T2">o</text:span></text:span>rborum plethoricorum causa efficiatu<text:span text:style-name="Default_20_Paragraph_20_Font"><text:span text:style-name="T2">r.<text:line-break/></text:span></text:span>Perscrutantibus nobis hanc opinionem ridetur partim cum<text:line-break/>supra dictis consentire, partim nonnihil ab iis quae appa-.<text:line-break/>reut differre. Qu<text:span text:style-name="Default_20_Paragraph_20_Font"><text:span text:style-name="T2">o</text:span></text:span>d enim aquosa sanguinis pa<text:span text:style-name="Default_20_Paragraph_20_Font"><text:span text:style-name="T2">r</text:span></text:span>s transsumpta<text:line-break/>in venam cavam usquequaque per corpus distribuatur, con-</text:p>
      <text:p text:style-name="P3">sequi videtur ad ea quae prius c<text:span text:style-name="Default_20_Paragraph_20_Font"><text:span text:style-name="T2">o</text:span></text:span>ncessa sunt; quemadmodum<text:line-break/>et crassiorem sanguinem, in visceris venis prae au gusti a.ea-<text:line-break/><text:span text:style-name="T16">r</text:span>um .retentum , ad intestinum jejunum et tenue et colon et<text:line-break/>caecum atque rectum retro ferri et, ut quispiam dixerit, in<text:line-break/>ventrem rpfum f<text:span text:style-name="Default_20_Paragraph_20_Font"><text:span text:style-name="T2">o</text:span></text:span>rlasse. Non tamen id accidere .vide tur, ne-<text:line-break/>que in hepatis praeter naturam tumoribus, neque etiam in<text:line-break/>obstructionibus , verum in . omnibus corporis partibus , tum<text:line-break/>superioribus tum inferioribus , pituitosus fanguis contineri<text:line-break/>in iis morbis, qu<text:span text:style-name="Default_20_Paragraph_20_Font"><text:span text:style-name="T2">o</text:span></text:span>s et auasarca et leucophlegmatias et hyde-<text:line-break/>ros nominanti Per alvum autem. nisui cruentum, neque in<text:line-break/>iis, neque in as<text:span text:style-name="Default_20_Paragraph_20_Font"><text:span text:style-name="T2">c</text:span></text:span>ite, neque in tympania excernitur , fed spa-<text:line-break/>ilum, . quod inter perit<text:span text:style-name="Default_20_Paragraph_20_Font"><text:span text:style-name="T2">o</text:span></text:span>naeum et partes ei subiacentes est,<text:line-break/>aqu<text:span text:style-name="Default_20_Paragraph_20_Font"><text:span text:style-name="T2">o</text:span></text:span>fo hum<text:span text:style-name="Default_20_Paragraph_20_Font"><text:span text:style-name="T2">o</text:span></text:span>re impletur. Proinde rationi magis conscnta-<text:line-break/>neum est, ut <text:span text:style-name="Default_20_Paragraph_20_Font"><text:span text:style-name="T2">o</text:span></text:span>b visceris refrigerati<text:span text:style-name="Default_20_Paragraph_20_Font"><text:span text:style-name="T2">o</text:span></text:span>nem cibus qui distribui-<text:line-break/>tu<text:span text:style-name="Default_20_Paragraph_20_Font"><text:span text:style-name="T2">r</text:span></text:span> in sanguinem non transmutetur, sed refrigerentur cum<text:line-break/>ipfo universi corporis venae ac maxime ,. quod nullo ple-<text:line-break/>rumque tumore in jecore apparente , effufi<text:span text:style-name="Default_20_Paragraph_20_Font"><text:span text:style-name="T2">o</text:span></text:span>nibus hydropicis<text:line-break/>corripiantur, vitio existente vel in liene, vel jejuno., aut</text:p>
      <text:p text:style-name="P3">tenui intestino, aut mesaraeo, vel pulmone, vel renibus, aut<text:line-break/>etiam per immoderatam haemorrhoidis vacuationem , aut ob<text:line-break/>muliebre profluvium, aut menstruorum suppressionem, aut<text:line-break/>alium ingentem uteri affectum, Nam per omnes hujusce-<text:line-break/>medi assectus , viscere nullum praeter naturam tumorem ha-<text:line-break/>bente, hydropicis corripi morbis corpus conspicitur. Id<text:line-break/>vero praecipue intelligitur ab iis, quividerunt, exintempe-<text:line-break/>stivo aquac frigidae potu jecur affatim: refrigeratum, ut sta-<text:line-break/>tim hydropicam effusionem inducat, antequam in scirrhodem<text:line-break/>tumorem attollatur ; sic autem affectis vehemens ciborum<text:line-break/>appetentia oboritur; nec mirum, nam ob refrigeratum os<text:line-break/>ventriculi hujusmodi cupiditates accidere dissicimus. Sed<text:line-break/>de hyderis , vel hydropicus , vel quomodocunque quispiam<text:line-break/>appellaverit, quantum ad praesens attinet propositum, haec<text:line-break/>dixisse fatis esu</text:p>
      <text:h text:style-name="Heading_20_2" text:outline-level="2">Cap. URI. </text:h>
      <text:p text:style-name="P15">At utrum semper in morbo regio locus<text:line-break/>assectus fithepar, an etiam estus quidam affectus hoc sym-<text:line-break/>ptoma efficiat, huc jam progressi scrutemur. Videmus enim</text:p>
      <text:p text:style-name="P16">nonnunquam, hoc viscere nequaquam affecto, criticam bilis<text:line-break/>passidae effusionem ad cutem fieri,. quemadmodum alios quos-<text:line-break/>dam humorum decubitus. Videmus etiam aliquando citra<text:line-break/>crisin sanguinem ab extranea quadam corruptione in bilem<text:line-break/>verti, qualis et ferarum morsu fieri stolati Imperatoriorum<text:line-break/>sane fervorum , quibus munus est venandi viperas , quidam<text:line-break/>mor<text:span text:style-name="Default_20_Paragraph_20_Font"><text:span text:style-name="T2">t</text:span></text:span>us, aliquanto tempore medicamenta sibi consueta pota-<text:line-break/>bat; sied quum color universus mutaretur ipsi, adeo ut per-<text:line-break/>raceus evaderet, accedens singula nobis ena<text:span text:style-name="Default_20_Paragraph_20_Font"><text:span text:style-name="T2">r</text:span></text:span>ravit, et epota<text:line-break/>theriaca quam celerrime color secundum naturam ei restito- .<text:line-break/>tus est. Quia vero medici investigare solent, an assunrpti<text:line-break/>veneni propria extent signa, eo quod saepenumero rideant<text:line-break/>citra lethalis veneni potionem humores similiter ut epoto ve-^<text:line-break/>neno corrumpi, non mi<text:span text:style-name="Default_20_Paragraph_20_Font"><text:span text:style-name="T2">r</text:span></text:span>um est, si sic aliquando mutentur<text:line-break/>humores , ut universum corpus amigino<text:span text:style-name="Default_20_Paragraph_20_Font"><text:span text:style-name="T2">t</text:span></text:span>um evadat. Fieri<text:line-break/>vero etiam potest, ut jecinoris secundum naturam temperie<text:line-break/>mutata, hujuscemodi vitio afsiclantur citra obstructionem,</text:p>
      <text:p text:style-name="P3">aut inflammationem, aut fcirrhum. Nam sane manifeste<text:line-break/>quandoque videmus universum corpus he<text:span text:style-name="Default_20_Paragraph_20_Font"><text:span text:style-name="T2">r</text:span></text:span>bis candentimal-<text:line-break/><text:span text:style-name="Default_20_Paragraph_20_Font"><text:span text:style-name="T2">lor</text:span></text:span>e infectis limitari ;. interdum plumbeum , aut etiam magis<text:line-break/>fuscum referre colorem; interdum etiam alias. quasdam inef-<text:line-break/>labiles colorum proprietates, jecore fuo munere non <text:span text:style-name="Default_20_Paragraph_20_Font"><text:span text:style-name="T2">r</text:span></text:span>ecte<text:line-break/>fungente, sine tumoribus praeter naturam. Sic ob splenia<text:line-break/>quoque vitia hujusmodi colores eveniunt, fed multo nigri-<text:line-break/>ores quam ab hepate; quos clara interpretatione enar<text:span text:style-name="Default_20_Paragraph_20_Font"><text:span text:style-name="T2">r</text:span></text:span>are<text:line-break/>difficillimum est, cognoscere facillimum iis, qui illos saepe-<text:line-break/>numero conspexerint <text:span text:style-name="Default_20_Paragraph_20_Font"><text:span text:style-name="T2">r</text:span></text:span> Etenim Stefiano , quum medicorum<text:line-break/>judicium subiisset, nescioquo paeto eorum non pa<text:span text:style-name="Default_20_Paragraph_20_Font"><text:span text:style-name="T2">n</text:span></text:span>ni abscesi.<text:line-break/>sum in hepate consistere c<text:span text:style-name="Default_20_Paragraph_20_Font"><text:span text:style-name="T2">r</text:span></text:span>ediderunt,- ac posteaquam longo<text:line-break/>temporis spatio nihil <text:span text:style-name="Default_20_Paragraph_20_Font"><text:span text:style-name="T2">t</text:span></text:span>e in melius proficere sentiret,. me quo-<text:line-break/>que vocarit. Igitur fimul atque domum, ubi Iacebat, suis-<text:line-break/>sum ingressus, nspiciens eum, hoc jam, inquam, scias velim,<text:line-break/>nullum tibi esse in viscere vitium; caetera nudato hypo-<text:line-break/>chondrio cognoscam. Huic erat ergo in profundis muscu-<text:line-break/>lis abscessus, contracto jam pale in medio spatio eorum mus-<text:line-break/>cusorum, qui per transversum incedunt, atque illorum , qui</text:p>
      <text:p text:style-name="P3">oblique ab infernis fusum tendunt, qui, ut novistis, medii<text:line-break/>fiunt inter eos; qui transversi peritonaeo incumbunt, et eos,<text:line-break/>qui fissi externa cute obliqui deorsum seruntur. Sic etiam<text:line-break/>alios complures scitis me notasse, per colorem declarando,<text:line-break/>modo jecm, modo splenem ipsis esse affectum, nulla audita<text:line-break/>praeterit<text:span text:style-name="Default_20_Paragraph_20_Font"><text:span text:style-name="T2">o</text:span></text:span>rum sympt<text:span text:style-name="Default_20_Paragraph_20_Font"><text:span text:style-name="T2">o</text:span></text:span>matum narratione, neque etiam per<text:line-break/>lectum investigato viscerum affectu. Proinde saepenumero<text:line-break/>audivistis me male imprecantem iis, qui medicae speculatio-<text:line-break/>nis principes <text:span text:style-name="Default_20_Paragraph_20_Font"><text:span text:style-name="T2">t</text:span></text:span>e statuunt, aegros curare -nolunt; horum plu-<text:line-break/>rimi sirnt tum empirici tum methodici , quibus si quis dixe-<text:line-break/>rit fieri posse, ut solo colore affecta sedes interdum dignos:-<text:line-break/>catur, illi aperto ore, rabidi canis exemplo , in colloquentes<text:line-break/>linguam exerunt impudentem. Verum praesens sermo haud-<text:line-break/>quaquam ad illos dirigitur. Quare jam -ad aliud symptoma-<text:line-break/>tum.genus accedere tempus est, -quod jecoris imbecillitatem<text:line-break/>ipsam .per se solam sine inflammatione prodit, quemadmodum<text:line-break/>et paulo ante de ipsius inflammatione citra propriae saculta-</text:p>
      <text:p text:style-name="P3">lis imbecillitatem scor<text:span text:style-name="Default_20_Paragraph_20_Font"><text:span text:style-name="T2">t</text:span></text:span>um diximus. Quoniam igitur fan-<text:line-break/>quinis generationem hepatis munus esse intelligimus , <text:span text:style-name="Default_20_Paragraph_20_Font"><text:span text:style-name="T2">r</text:span></text:span> quae<text:line-break/>causa hunc. generare potest; eam hepatis propriam facultatem<text:line-break/>esse dicemus ; propriam autem diximus , p<text:span text:style-name="Default_20_Paragraph_20_Font"><text:span text:style-name="T2">r</text:span></text:span>opter eas quae<text:line-break/>omnibus corporis nostri partibus communes iunt, qnas in<text:line-break/>libris de naturalibus facultatibus percurrimus , attractricem<text:line-break/>dico et retentricem et expultricem, nam quarta generatim<text:line-break/>alteratrix speciatim fanguifica esu Porro omnium faculis-<text:line-break/>tum essentiam in peculiaribus partium temperamentis cossi-<text:line-break/>flere didicistis ; proinde quum jecur ad aliquam ex octo in-<text:line-break/>temperiebus labetur, ea accidet facultatibus ipsius n<text:span text:style-name="Default_20_Paragraph_20_Font"><text:span text:style-name="T2">o</text:span></text:span>xa,<text:line-break/>quae illi intemperiei peculiariter debetur, de quibus genera-<text:line-break/>.lem scripsimus fermonem tertio libro de symptomatum cau-<text:line-break/>sis; proprius autem cujusque secundum speciest partis- c<text:span text:style-name="Default_20_Paragraph_20_Font"><text:span text:style-name="T2">o</text:span></text:span>m-<text:line-break/>muni ad proportionem respondet. Igitur calidae jecoris in-<text:line-break/>temperies tum contentos in ipso humores tum eos qui per<text:line-break/>-mefenterir venas deferuntur assant et adurunt; frigidae au-<text:line-break/>tem contentos jam in ips<text:span text:style-name="Default_20_Paragraph_20_Font"><text:span text:style-name="T2">o</text:span></text:span> humores orasses atque ad sin-</text:p>
      <text:p text:style-name="P3">xum et motum contumaces reddunt, id vero quod ad ipsum<text:line-break/>fertur et pituitosum et crudum et semicoctum efficiunt. Sic<text:line-break/>e reliquis quoque duabus arida quidem intemperies sicciores<text:line-break/>crassioresque, humida vero tenuiores aquofioresque reddit<text:line-break/>humores. igitur quum alri dejectiones carnium recens ma-<text:line-break/>ctatarum laturis similes videritis, efficacissimum hoc vobis<text:line-break/>signum sit affectionis hepaticae. Ac nominantur hepatleae<text:line-break/>eae praecipue quae osi imbecillitatem ipsius fiunt ; nam je-<text:line-break/>coris substantiae hujusmodi proprii sunt allectus; didicistis<text:line-break/>autem cujusque primorum corporum substantiam ex quatuor<text:line-break/>qualitatum constare temperamento. Sic etiam, fi faeci san-<text:line-break/>gulosa fictilia per sedem excrementa dejici conspiciatis , scite<text:line-break/>hepatis quoque affecti notam esse. Itaque tenue et famosum<text:line-break/>excrementum, visceris sanguinem creare nequeuntis, quod<text:line-break/>faeci assimilatur, id super<text:span text:style-name="Default_20_Paragraph_20_Font"><text:span text:style-name="T2">e</text:span></text:span>ssentis sanguinem indicium est.<text:line-break/>Neque vero a memoria vestia decidit, vos saepe vidisse in<text:line-break/>primis quidem saniem cruentam, dein tractu temporis cruf-<text:line-break/>sum ac melancholium sanguinem, postremo atram quoque</text:p>
      <text:p text:style-name="P3">bilem -sinceram dejici. Incipit enim interdum affectus ob<text:line-break/>frigidam intemperiem citra sebrem, quando tenuis saniessau-<text:line-break/>guinis excernitur; deinde tractu temporis , dum sanguis in<text:line-break/>viscere corrumpitur, febris supervenit ; quae tamen ab im-<text:line-break/>peritis valde negligitur, ut laborantem interdum nequaquam<text:line-break/>febricitare putent, atque hunc affectum ob inedias accidisse<text:line-break/>existiment, quas ob inappetentlam ciborum potius quam, ob<text:line-break/>medicorum praescriptum laborantes ita patiuntur. .Itaque<text:line-break/>qutnn interea nihil per alvum excernatur, videat urque labo-<text:line-break/>rans omnino liber a febre, balneis eum exponunt, ac. idoneam<text:line-break/>victus rationem praescribere negligunt ; quocirca rursus cor-<text:line-break/>ruptus cibos alvus excernit, quos deinde hepaticorum excre-<text:line-break/>mentorum nonnihil sequitur. At nonnulli qui ob frigidam<text:line-break/>intemperiem laborare inceperunt, non lusum perdunt cibi<text:line-break/>appetentiam; verum etiam interdum magis quam antea sta<text:line-break/>esurire ajunt. . Calidas vero lutemperies nunquam consita-<text:line-break/>tur cibo<text:span text:style-name="Default_20_Paragraph_20_Font"><text:span text:style-name="T2">r</text:span></text:span>um appetentia, sed ingens cibi fastidium, sitis<text:line-break/>vehemens, febris insignis, vitiosorum humorum vomitus.</text:p>
      <text:p text:style-name="P3">Haec sunt propria hcpaticorum symptomata ; sic autem noni-<text:line-break/>nari jam dixi eos, quibus visceris facultas est imbecillis, qua<text:line-break/>in re vulgus medicorum errans hunc affectum putat esse<text:line-break/>dysenteriam ; inflammationem autem alia, ut dictum est, <text:span text:style-name="Default_20_Paragraph_20_Font"><text:span text:style-name="T2">t</text:span></text:span>e-<text:line-break/>quuntur symptomata. Quum itaque ambo interdum affectus<text:line-break/>conveniunt, utriusque symptomata simul apparent, quorum<text:line-break/>lu p<text:span text:style-name="Default_20_Paragraph_20_Font"><text:span text:style-name="T2">r</text:span></text:span>omptu memoriam habere opo<text:span text:style-name="Default_20_Paragraph_20_Font"><text:span text:style-name="T2">r</text:span></text:span>tet; sic enim non solum<text:line-break/>laudabunt nos , sied admirabuntur etiam ii qui opera nostiu<text:line-break/>indiguerint, praesertim si symptomata quoque aliis morbis<text:line-break/>communia insuper prospexeramus , veluti quod dolor ad <text:span text:style-name="Default_20_Paragraph_20_Font"><text:span text:style-name="T2">n</text:span></text:span>o-<text:line-break/>thas costas pe<text:span text:style-name="Default_20_Paragraph_20_Font"><text:span text:style-name="T2">r</text:span></text:span>veniat, jugulum detrahi videatu<text:span text:style-name="Default_20_Paragraph_20_Font"><text:span text:style-name="T2">r</text:span></text:span>, respiratio<text:line-break/>parva reddatur et frequens. Equidem quum prunum Ro-<text:line-break/>-mam venissem , magnifice admi<text:span text:style-name="Default_20_Paragraph_20_Font"><text:span text:style-name="T2">r</text:span></text:span>atus est me Glauco philosu-<text:line-break/>plius ob hujuscemodi quandam dignotionern. Etenim per<text:line-break/>viam mihi occurrens, opportune, inquit, advenisti; jun-<text:line-break/>gensque dextram dextrae, proximi sumus, inquit, laboranti,<text:line-break/>quem nuper vidi, teque oro ut una mecum ad ipsum veni-<text:line-break/>as ; est autem Siculus medicus, quem non ile pridem mecum</text:p>
      <text:p text:style-name="P3">ambulantem vidisti. Ego vero, quid, inquam, molestat ip-<text:line-break/>sum ? Tum ille admodum ingenue aperte <text:span text:style-name="Default_20_Paragraph_20_Font"><text:span text:style-name="T2">r</text:span></text:span>em declararit,<text:line-break/>etenim neque dissimulator neque vafer erat. Quoniam he-<text:line-break/>ri, inquit, Gorgias et Apelas mihi nunciaverunt dignotiones<text:line-break/>et praenotiones edidisse te, quae divinationis sunt potius<text:line-break/>quam medicinae , cupio equidem periculum facere, non tam<text:line-break/>tui quam artis medicae, num sit ei dignoscendi haec et prae-<text:line-break/>noscendi facultas. Igitur quum haec diceret, venimus ad la-<text:line-break/>bora<text:span text:style-name="Default_20_Paragraph_20_Font"><text:span text:style-name="T2">n</text:span></text:span>tis ostium, ut neque verbo ejus provocationi respon-<text:line-break/>dere, neque ea, quae saepenumero me licere audivistis, es-<text:line-break/>fari possem,. quod scilicet interdum nobis feliciter apparent<text:line-break/>aliqua certa signa, interdum vero omnia sunt ambigua atque<text:line-break/>idcirco et alteram et tertiam quoque co<text:span text:style-name="Default_20_Paragraph_20_Font"><text:span text:style-name="T2">n</text:span></text:span>siderationem expe-<text:line-break/>damus. At in primo statim aditu obviam nobis venit qui-<text:line-break/>dam pelvim a cubiculo ad sterquilinium effe<text:span text:style-name="Default_20_Paragraph_20_Font"><text:span text:style-name="T2">r</text:span></text:span>ens, continet,-<text:line-break/>tem tenuem cruoris saniem, carnium nuper mactatarum lo-<text:line-break/>turae similem, evidentissimum affecti jecoris indicium, itaque<text:line-break/>ac si nullo modo id intellexissem, cum Glaucone ad medicum</text:p>
      <text:p text:style-name="P3">ingressus sum, admovi que manum carpo, quo intelligerem,<text:line-break/>utrum etiam inflammatio, an sula imbecillitas esset in viscere.<text:line-break/>Quum vero messicus esset, ut diximus, qui decumbebat, nu-<text:line-break/>per, inquit, -a dejecti<text:span text:style-name="Default_20_Paragraph_20_Font"><text:span text:style-name="T2">o</text:span></text:span>ne decubui, ilaque perpende pulsuum<text:line-break/>frequentiam ob surrectionem adauctam esse. Haec quidem<text:line-break/>dixit, ego autem deprehendi lustammationis indicium, pro-<text:line-break/>spiciensque deinde fenestrae impolitum aliquid hyssopi cum<text:line-break/>aqua mulsa paratum in ollula, cogitavi medicum fe pleuriti-<text:line-break/>cum esse putare, dolore nothas costas obfidente, qualis jeco-<text:line-break/>ris quoque mflammationibus aliquando accidere consuevit.<text:line-break/>Hunc ilaque quum ipse sentiret, essetque respi<text:span text:style-name="Default_20_Paragraph_20_Font"><text:span text:style-name="T2">r</text:span></text:span>ati<text:span text:style-name="Default_20_Paragraph_20_Font"><text:span text:style-name="T2">o</text:span></text:span> parva et<text:line-break/>crebra, atque exigua tussi irritaretur, plemiticum arbitrari<text:line-break/>fe cogitavi, quamobrem hyssopum ex aqua mulsa praepa-<text:line-break/>rasse. lntelligens itaque ego, quod fortuna viam mihi prae-<text:line-break/>beret, qua apud Glaucouem clarum nomen adipisci possem,<text:line-break/>manum meam ad nothas in dextro laborantis latere costas<text:line-break/>detuli, indicatuque simul loco, dixi eum ibi dolere; quod</text:p>
      <text:p text:style-name="P3">quum ipse fateretur , Glauco ex solo pulsu existimans me se-<text:line-break/>dis affectae dign<text:span text:style-name="Default_20_Paragraph_20_Font"><text:span text:style-name="T2">a</text:span></text:span>tionem invenisse, plane admirari me coepit.<text:line-break/>Verum ut vehementius stuperet, haec quoque addidi : quem-<text:line-break/>admodum hoc in loco dolere te confessus es, ita velim fatua -<text:line-break/>ris etiam tussiendi cupiditate vexari te et ex longis interval<text:span text:style-name="Default_20_Paragraph_20_Font"><text:span text:style-name="T2">i<text:line-break/></text:span></text:span>lis tussim exiguum, aridam et qua nihil expuis. .te molestare;<text:line-break/>atque ita me dicente, incepit forte sortuna hujusmodi qua-<text:line-break/>darn tussis specie, qualem dicebam, tussire ; ut Glauco vehes<text:line-break/>menter commotus, continere sese non valens , magna voce<text:line-break/>exclamando lu laudes meas prorumperet. Tum ego, ne<text:line-break/>putes , inquam , sola haec ab arte circa aegrotos posse prae-<text:line-break/>sagiri; sed alia quoque quae nunc dicam, quibus et laborans<text:line-break/>ipse testimonium seret. Hinc rursus incipiens ipsi dixi,<text:line-break/>quum magnam ducis respirationem, dolor ea parte, quam<text:line-break/>notavi, vehementius scilicet te cruciat, scntisque insidentem<text:line-break/>hypochondrio dextro gravitatem, His auditis ne infirmus<text:line-break/>quidem sese potuit continere, quo nunus prae vehementi ad-</text:p>
      <text:p text:style-name="P3">miratione una cum Glaucone exclamaret. Itaque sentiens<text:line-break/>ego .arridentem mihi tum fortunam, de clavicula quoque,<text:line-break/>quod ad inferiora trans rideretur, aliquid efferre Nolebam,<text:line-break/>at quia magnas inflammationes , quemadmodum et scirrhum,<text:line-break/>id comitari sciebam, dicere non audebam, veritus ne laudem,<text:line-break/>quam antea de me excitaveram, faucia<text:span text:style-name="Default_20_Paragraph_20_Font"><text:span text:style-name="T2">r</text:span></text:span>em. . Animum tamen<text:line-break/>in duri cauto eloqui, atque ufpiciens laborantem, haud ita<text:line-break/>mullo post, inquam, jugulum ad instruas partes detraxi scn-<text:line-break/>ties, nisi fo<text:span text:style-name="Default_20_Paragraph_20_Font"><text:span text:style-name="T2">r</text:span></text:span>tasse id jam tibi evenerit. Ac quum hoc quo-<text:line-break/>que fateretur, ridens aegrotantem mirifice attonitum,. unam,<text:line-break/>inquam , addam adhuc praedictis divinationem , etenim di-<text:line-break/>cam, quam de morbo. suo laborans ipsa habuerit suspicionem.<text:line-break/>Tum Glauco ne de hac quidem divinatione desperare se aje-<text:line-break/>bat; laborans autem incredibili hac pollicitatione in stuporem<text:line-break/>adductus, acriter me lutuens, quid essem dicturus, attenta<text:line-break/>mente expectabat. Igitur licente me, quod infestantem<text:line-break/>morbum plemitidem esse putasset, ille ingenti cum athmra-<text:line-break/>tione hujus quoque rei fe testem exhibuit, ut et qui astabat</text:p>
      <text:p text:style-name="P3">et qui paulo ante latus ei oleo tanquam pleuritico foverat.<text:line-break/>Atque ex eo tempore Glauco tum de metum de universa<text:line-break/>arte optimam c<text:span text:style-name="Default_20_Paragraph_20_Font"><text:span text:style-name="T2">o</text:span></text:span>ncepit opini<text:span text:style-name="Default_20_Paragraph_20_Font"><text:span text:style-name="T2">o</text:span></text:span>nem ,. quum antea nihil magni<text:line-break/>ru arte esse putaret, quod nunquam cum consummatis in arte<text:line-break/>vicis versatus esset Haec ideo apud vos dixi, ut intelligen-<text:line-break/>tes symptomata cuilibet morbo propria et aliis quoque mor-<text:line-break/>bis communia, ac praeterea quae ab utrolibet genere sunt<text:line-break/>inseparabilia et quae magna ex parte et quae non certo aut<text:line-break/>raro contingunt, si aliquando fortuna hujusmodi vobis occa-<text:line-break/>sionem, qualem misti fuisse oblatam jam dixi, praebeat, ea<text:line-break/>commode uti sciatis. Saepe enim fortuna non contenmen-<text:line-break/>dant adipiscendae laudis ansam suggerit, ea tamen multi ob<text:line-break/>imperitiam uti nesciunt, sed peritus artis, quum symptoma-<text:line-break/>tum aliquod hujusmodi, quod et allectam sedem et affectum<text:line-break/>ipsum indicet, conspexerit, haud difficulter alia multa prae-<text:line-break/>dicenda inveniet, quorum alia necessario, alia magna ex par-<text:line-break/>te, locum affectum et m<text:span text:style-name="Default_20_Paragraph_20_Font"><text:span text:style-name="T2">o</text:span></text:span>rbum ipsius sequuntur. Verum<text:line-break/>meminisse debetis maxime generalium praeceptorum,- quae</text:p>
      <text:p text:style-name="P3">et universalia appellantur ; multorum specialium communis,<text:line-break/>ut illis in qualibet materia rerum particularium continuo di-<text:line-break/>gn<text:span text:style-name="Default_20_Paragraph_20_Font"><text:span text:style-name="T2">o</text:span></text:span>scendis vos exerceatis, Est igitur commu<text:span text:style-name="Default_20_Paragraph_20_Font"><text:span text:style-name="T2">n</text:span></text:span>is sermo,<text:line-break/>quem dicturus sum, de naturalibus facultatibus, quas in sin-<text:line-break/>gulis partibus genere quatu<text:span text:style-name="Default_20_Paragraph_20_Font"><text:span text:style-name="T2">o</text:span></text:span>r esse didicistis. Primam earum<text:line-break/>voco attractricem, quae familiares parti succos, alendi ipsam<text:line-break/>gratia, et appetit et attrahit; altera deinde est, quae altera-<text:line-break/>trix dicitur, qua succus attractus similis evadit parti quae<text:line-break/>alitur; hujus aliae duae sunt ministrae , rete<text:span text:style-name="Default_20_Paragraph_20_Font"><text:span text:style-name="T2">n</text:span></text:span>trix quidem,<text:line-break/>quum pars attractum succum coquit, in suam ipsius naturam<text:line-break/>eum mutans, expultrix vero , quando a coctione inutile ex-<text:line-break/>cernit, quod excrementum vocatur. Has facultates in qua-<text:line-break/>que affecta parte, utrum validae si<text:span text:style-name="Default_20_Paragraph_20_Font"><text:span text:style-name="T2">n</text:span></text:span>t an insumae, considere-<text:line-break/>tris hortor. Ut in hepate, qu<text:span text:style-name="Default_20_Paragraph_20_Font"><text:span text:style-name="T2">o</text:span></text:span>niam de hoc ulcere institui-<text:line-break/>mus, facultas attractrix, si qnom<text:span text:style-name="Default_20_Paragraph_20_Font"><text:span text:style-name="T2">o</text:span></text:span>dolibet afficiatur, cibum in<text:line-break/>ventricul<text:span text:style-name="Default_20_Paragraph_20_Font"><text:span text:style-name="T2">o</text:span></text:span> in succum transmutatum relinquet, ut per sedem<text:line-break/>exacte quidem c<text:span text:style-name="Default_20_Paragraph_20_Font"><text:span text:style-name="T2">o</text:span></text:span>nsectus, ve<text:span text:style-name="Default_20_Paragraph_20_Font"><text:span text:style-name="T2">r</text:span></text:span>um liquidus et haudquaquam</text:p>
      <text:p text:style-name="P3">exiccatus excernatur. Atque hoc ipsius affectae lignum v<text:span text:style-name="Default_20_Paragraph_20_Font"><text:span text:style-name="T2">o-<text:line-break/></text:span></text:span>bis erit; nam quaecunque a quibusdam tanquam causis pro-<text:line-break/>cedunt, ea sunt ipsorum signa. Hunc affectum nonnulli ad<text:line-break/>mesaraeum pertinere autumant,. vocantque fle laborantes<text:line-break/>mesaraicos, quod videant cibum per venas.mesaraeo etate-<text:line-break/><text:span text:style-name="Default_20_Paragraph_20_Font"><text:span text:style-name="T2">t</text:span></text:span>ent<text:span text:style-name="Default_20_Paragraph_20_Font"><text:span text:style-name="T2">o</text:span></text:span>rio vocato intextas distribui non posse, ut solebat, eo-<text:line-break/>dem seducti errore, quo ii qui manus eorum, quos syncope<text:line-break/>vel stom acbica vel cardiaca prostravit, affectas esse arbitram<text:line-break/>tur, .quoniam ut antea munere <text:span text:style-name="Default_20_Paragraph_20_Font"><text:span text:style-name="T2">t</text:span></text:span>uo fungi nequeunt; nam<text:line-break/>jecur mefiiraei venis veluti manibus e ventriculo ei cibum<text:line-break/>asistentibus utitur. Simile .vero quid his moliuntur qui<text:line-break/>, ubi crura resoluta sunt ob affectum aliquem eam spinalis me-<text:line-break/>duliae partem, quae. in lumbis est:, infestantem, neglecta spi-<text:line-break/>nali medulla , cruribus remedia adhibent; Igitur si mesen-<text:line-break/>turium veL inflammatione vel alio ejusmodi affectu laboret,<text:line-break/>hunc pr<text:span text:style-name="Default_20_Paragraph_20_Font"><text:span text:style-name="T2">o</text:span></text:span>prium ipsius affectum esse merito putabit aliquis; fi<text:line-break/>vero jecur ob imbecillitatem per illius venas cibum afficere<text:line-break/>nequeat, non mefaraeo, <text:span text:style-name="Default_20_Paragraph_20_Font"><text:span text:style-name="T2">t</text:span></text:span>est jecori remedia debentur; quem-</text:p>
      <text:p text:style-name="P3">admodum nec resolutis manibus, vel cruribus ob affectum,<text:line-break/>qui in spinali medulla consistit. Verum ubi vel inflammatio<text:line-break/>vel erysipelas mesenterium afficit, haec dig<text:span text:style-name="Default_20_Paragraph_20_Font"><text:span text:style-name="T2">n</text:span></text:span>oscetis, si alvi<text:line-break/>excrementa diligenter consideretis. Neque enim finium,<text:line-break/>questa excerni diximus in jecinoris imbecillitate, quum ad<text:line-break/>se<text:span text:style-name="Default_20_Paragraph_20_Font"><text:span text:style-name="T2">t</text:span></text:span>e cibum trahere non potest, talia plane sus delici<text:span text:style-name="Default_20_Paragraph_20_Font"><text:span text:style-name="T2">a</text:span></text:span>ntur,<text:line-break/>sed apparebit etiam veluti ab inflammatione sanies quae-<text:line-break/>dam admixta. Nam ab omni parte inflammata, cui densum<text:line-break/>erassumque tegumentum non incumbit, in primis quidem<text:line-break/>tenuis <text:span text:style-name="Default_20_Paragraph_20_Font"><text:span text:style-name="T2">t</text:span></text:span>anies defluit ; concocta deinde inflammatione, crassior<text:line-break/>et puri similior. Quum e<text:span text:style-name="Default_20_Paragraph_20_Font"><text:span text:style-name="T2">r</text:span></text:span>go nulla existente lu jecore in- .<text:line-break/>flammatione, hujusmodi quippiam cum excrementis <text:span text:style-name="Default_20_Paragraph_20_Font"><text:span text:style-name="T2">t</text:span></text:span>ueri<text:line-break/>speciem consequutis deiicitur, in mesaraeo affectum esse ceu-<text:line-break/>feudum esu Quemadmodum autem nequeunte ob imbecilli-<text:line-break/>tatem <text:span text:style-name="Default_20_Paragraph_20_Font"><text:span text:style-name="T2">hepate</text:span></text:span> succum a ventriculo attrahere, attractrix sacul-<text:line-break/>tas afficitur, ita quum retinere nequit, comprehendens conti-<text:line-break/>nensque facultas infirma est. Proinde in primis quidem cruor</text:p>
      <text:p text:style-name="P3">s<text:span text:style-name="Default_20_Paragraph_20_Font"><text:span text:style-name="T2">e</text:span></text:span>niosus excernitur , postea vero crassior et veluti faeculen-<text:line-break/>tus. Similiter aliae quaedam eveniunt excretiones , non<text:line-break/>quidem ob imbecillitatem, fied ob excretricis facultatis robur,<text:line-break/>plerumque quidem integra lu omnibus co<text:span text:style-name="Default_20_Paragraph_20_Font"><text:span text:style-name="T2">n</text:span></text:span>sta<text:span text:style-name="Default_20_Paragraph_20_Font"><text:span text:style-name="T2">n</text:span></text:span>te valetudine,<text:line-break/>plenitudinis rati<text:span text:style-name="Default_20_Paragraph_20_Font"><text:span text:style-name="T2">o</text:span></text:span>ne ; plerumque vero parte aliqua assecla<text:line-break/>per jecur feste expurgaute, natura saeta robustiore; nam con-<text:line-break/>c<text:span text:style-name="Default_20_Paragraph_20_Font"><text:span text:style-name="T2">o</text:span></text:span> ctis in ipsa vitiosis humoribus, sequitur secretio, ita ut<text:line-break/>utiles retineantur, excernuntur inutiles. Atque nonnulli<text:line-break/>hujusmodi vacuati o nes nominant cruentas dysenterias, quae<text:line-break/>oboriuntur quibusdam vel mutilato aliquo membro, aut ubi<text:line-break/>quis in exercitatione educatus ad otium <text:span text:style-name="Default_20_Paragraph_20_Font"><text:span text:style-name="T2">t</text:span></text:span>e converterit. Ac<text:line-break/>visit est quoque musieribus, suppressis menstruis, hujusmodi<text:line-break/>per fedum sanguinis vacuatis fieri, ut et nonnullis per vo-<text:line-break/>nutum eandem <text:span text:style-name="Default_20_Paragraph_20_Font"><text:span text:style-name="T2">o</text:span></text:span>b causam. Verum et sus quidem sincerus<text:line-break/>fanguis excernitur, similis ei qui ab hostiis interiecta prosim-<text:line-break/>ditor, modo iuferne per alvum, modo per superiores etiam<text:line-break/>partes, at per erysipelata et iusiammationes , accedente con-<text:line-break/>coctione , vitiosirs , coenosus et putris Atque - in hepatitis</text:p>
      <text:p text:style-name="P3">affectibus , quanquam raro , medicamentorum auxilio r<text:span text:style-name="Default_20_Paragraph_20_Font"><text:span text:style-name="T2">o</text:span></text:span>bu-<text:line-break/>stiore evadente jecore, interdum delici<text:span text:style-name="Default_20_Paragraph_20_Font"><text:span text:style-name="T2">a</text:span></text:span>ntur excrementa,<text:line-break/>tum colore tum odore pessima, expurgat<text:span text:style-name="Default_20_Paragraph_20_Font"><text:span text:style-name="T2">a</text:span></text:span>e se viscere. Eo-<text:line-break/>dem modo urinae ab his quoque deterrimae redduntur , qui-<text:line-break/>bus imperiti medici nonnunquam decepti laboranti pericn-<text:line-break/>Ium subesse arbitrantur. Etenim qui sine ratiocinatione m-<text:line-break/>dem duntaxat experientiam sibi comparant, eorum quae raro<text:line-break/>eveniunt experimenta habere non possunt, ut qui eorum,<text:line-break/>quae saepenumero et eodem modo accidere conspexerunt,<text:line-break/>sunt memores. Quod autem procedente morbi tempore<text:line-break/>cum concoctionis signis hujusmodi fiant evacuationes , non<text:line-break/>semel duntaxat, imo creberrime in operum Hippocratis ex-<text:line-break/>plicationibus didicistis. Quemadmodum igitur, retentrix<text:line-break/>facultas quum imbecillior est, ac rem quae ipsam gravat, re-<text:line-break/>linere non valet, facultas expultrix id quod molestat, eva-<text:line-break/>coat, eodem modo infirma expultrice, res quaedam retinen-<text:line-break/>tur, facultate rete<text:span text:style-name="Default_20_Paragraph_20_Font"><text:span text:style-name="T2">n</text:span></text:span>trice non admodum gravate. Nam in<text:line-break/>unoquoque organo alias alia facultas vel fortior fit, vel im-</text:p>
      <text:p text:style-name="P3">becillior, facta ad actiones relatione, uniuscujusque faculta-<text:line-break/>tis notionem nobis. sumentibus ; nam re vera tota semper<text:line-break/>pars agit secundum temperamenti, quod ei subinde inest, pro-:<text:line-break/>prie.tatem; verum aliquando rem gravantem sustinet, ac lon-<text:line-break/>go. temporis tractu eam vincit, conficit, alterat et concoquit,<text:line-break/>rursus alio tempore rei insestantis vel qualitatem vel mul-<text:line-break/>titudinem non ferens , a.dspfius exere sinuent insurgit; sicut<text:line-break/>e. contrario, quum interdum admodum molestatur, ipsam<text:line-break/>rem molestantem delicere cupiens, viribus gravissime p<text:span text:style-name="Default_20_Paragraph_20_Font"><text:span text:style-name="T2">r</text:span></text:span>o-<text:line-break/>stratis, ob imbecillitatem non potest. Quae omnia in queris<text:line-break/>naturali organo perpendere atque mentem in ipfis dignos-<text:line-break/>eendis exercere debetis.. Sic enim invenietis partium qua-<text:line-break/>rundam affectus ab antiquis haudquaquam indagatus, veluti<text:line-break/>ne follicusi quidem fel continentis. Si enim, ut demonstra-<text:line-break/>vhnus , biliosum humorem ad fe trahat, quemadmodum re-<text:line-break/>nes. sanguinis veluti ferum , et splen id, quod vini faecibus<text:line-break/>aut amurcae olor similatur, accidet interdum ut ob hujus</text:p>
      <text:p text:style-name="P3">vesiculae imbecillitatem impu<text:span text:style-name="Default_20_Paragraph_20_Font"><text:span text:style-name="T2">r</text:span></text:span>us fiat fanguis; .atque alia haec<text:line-break/>est quaedam- regii morbi species praeter eas tres, quas supra<text:line-break/>proposuimus. Non<text:span text:style-name="Default_20_Paragraph_20_Font"><text:span text:style-name="T2">n</text:span></text:span>unquam ita .repleri quoque potest, quem-<text:line-break/>admodum urinis vesica urinae, ut evacuari non possit, ob<text:line-break/>obstructionem aut excretricis imbecillitatem , veluti etiam<text:line-break/>obstinatis aut insumis vafis, quae ab ipso exorta, ora sua in<text:line-break/>hepar extendunt, biliosum humoreminlerdum non attralret.<text:line-break/>Proinde excrementorum speciem in morbo regio cousiderare<text:line-break/>perquam necessarium est; nam quaedam inde etiam nobis ad<text:line-break/>dignotionem utilitas exurgit. Haec equidem considerans in-<text:line-break/>veni quorundam regio morbo affectorum excrementa , flava<text:line-break/>bile vehementer colorata, quem<text:span text:style-name="Default_20_Paragraph_20_Font"><text:span text:style-name="T2">a</text:span></text:span>dmodum et assis urinas;<text:line-break/>item pcr cutem quoque, nonnullis plnrimunr flavae bilis d<text:line-break/>balneo prosundi, estis plurimum ipsius retineri , ac perquam<text:line-break/>exiguum effundi. Hanc rem fi accurate intelligere volucri-<text:line-break/>is, nulla prius adhibita unctione, homini sudorem strigili<text:line-break/>detergeri Iubete; videbitis enim non eundem in omnibus</text:p>
      <text:p text:style-name="P3">hominibus lu strigilis cavitate colligi , verum in aliis magis<text:line-break/>aquosum, in aliis magis biliosum. Itaque lori affecti dignatio<text:line-break/>vobis multo erit dilucidior, si hoc quoque signum adliciatis.<text:line-break/>Quidam enim acuta biliusaque febre laborans, dic <text:span text:style-name="Default_20_Paragraph_20_Font"><text:span text:style-name="T2">s</text:span></text:span>eptimo multa<text:line-break/>flava bile ad cutem transmissa, a morbo liberatus est, mansit-<text:line-break/>que sequentibus deinde diebus auriginosus. Excrementa et<text:line-break/>urinas consideravimus ; utrisque vero secundum naturam se ha-<text:line-break/>fientibus atque ob eam causam nullum visceris affectum deda-<text:line-break/>rantibus, venit in mentem missi fieri posse, ut translata in cu-<text:line-break/>tem bilis crassior esset ; qua ratione promotus, notavi qualisuam<text:line-break/>esset sudor; illo autem apparente aquoso, conjeci bilem esse<text:line-break/>discussionis difficilis. Praecepi itaque laboranti ut aquis sua-<text:line-break/>pte natura calidis .et discutientibus uteretur, ac praeterea<text:line-break/>victum adhiberet humidiorem quique humorum crassa<text:span text:style-name="Default_20_Paragraph_20_Font"><text:span text:style-name="T2">n</text:span></text:span>di-<text:line-break/>nem moderate posset attenuare. Hic quidem a morb<text:span text:style-name="Default_20_Paragraph_20_Font"><text:span text:style-name="T2">o</text:span></text:span> fic li-<text:line-break/>beratus est , unico auxilio et dignotione confirmata et cura-<text:line-break/>tioue absoluta. Alium multam lu strigili bilem relinquere</text:p>
      <text:p text:style-name="P3">ridens j eum plurimam in universo corpore proereari per-<text:line-break/>pendi et adhibita ad id id<text:span text:style-name="Default_20_Paragraph_20_Font"><text:span text:style-name="T2">o</text:span></text:span>nea curatione sanari Quibus<text:line-break/>vero citra febrem morbus regius accidit, u<text:span text:style-name="Default_20_Paragraph_20_Font"><text:span text:style-name="T2">r</text:span></text:span>gente in dext<text:span text:style-name="Default_20_Paragraph_20_Font"><text:span text:style-name="T2">r</text:span></text:span><text:span text:style-name="Default_20_Paragraph_20_Font"><text:span text:style-name="T1">o<text:line-break/></text:span></text:span>hypochondrio gravitatis cujusdam fenfu, iis omnibus aperi-<text:line-break/>ens, ut scitis, obstructiones, estus et potibus et medicamentis<text:line-break/>attenuantibus, deinde medicamentum, quod bilem duceret,<text:line-break/>exhibens, eorum plurimos uno die sanitati restitui. Qui<text:line-break/>vero purgatione liberari n<text:span text:style-name="Default_20_Paragraph_20_Font"><text:span text:style-name="T2">o</text:span></text:span>n potuerunt, his rursus valenti<text:line-break/>ad aperiendum data poti<text:span text:style-name="Default_20_Paragraph_20_Font"><text:span text:style-name="T2">o</text:span></text:span>ne, medicamentum, qu<text:span text:style-name="Default_20_Paragraph_20_Font"><text:span text:style-name="T2">o</text:span></text:span>dvehe-<text:line-break/>mentius purgaret exhibui ; itu ut sub fine purgationis caetu- .<text:line-break/>leam magis quam flavam bilem cum acri mordacitate excer-<text:line-break/>nerent. In his igitur puto folliculum ch<text:span text:style-name="Default_20_Paragraph_20_Font"><text:span text:style-name="T2">o</text:span></text:span>lidochum simili<text:line-break/>quopiam affectu lab<text:span text:style-name="Default_20_Paragraph_20_Font"><text:span text:style-name="T2">o</text:span></text:span>rare , qualis in vesica urinae interdum<text:line-break/>accidit; etenim adeo multam nonnunquam acervat, ut nimis<text:line-break/>intenta nequeat, quod in ipsa continetur, excernere. Ve-<text:line-break/>ruur in urinae receptaculo, nequ<text:span text:style-name="Default_20_Paragraph_20_Font"><text:span text:style-name="T2">o</text:span></text:span> enim absurdum fuerit ve-<text:line-break/>sicam ita nominare, bifariam id fit; interdum ob excretricis<text:line-break/>facultatis imbecillitatem, interdum vel ob gravem somnum,</text:p>
      <text:p text:style-name="P3">veI negotia quaepiam, retenta ultra quam par est urina,<text:line-break/>quae deinde vesicam nimis intendens , hac ipsa ratione vires<text:line-break/>ejus prosternit. At fellis folliculus, utpote cui nullum fue-<text:line-break/>currit ab animali facultate praesidium , unicum habet rmbe-<text:line-break/>cillitatis principium , veluti caetera quoque naturalia instru-<text:line-break/>menta, a partis ortum intemperie.</text:p>
      <text:h text:style-name="P9" text:outline-level="1"><text:bookmark-start text:name="bookmark11"/><text:span text:style-name="Default_20_Paragraph_20_Font">G A LENI DE LOCIS AFFECTIS<text:line-break/>LIBER VI,</text:span><text:bookmark-end text:name="bookmark11"/></text:h>
      <text:h text:style-name="Heading_20_2" text:outline-level="2">Cap. I. </text:h>
      <text:p text:style-name="P15">Quae de jecore prius dicta sunt, ex his<text:line-break/>nihil postea vobis arduum erit invenire signa, quibus lienis<text:line-break/>affectus dignoscuntur; addito quod ipsius inflammationes<text:line-break/>ob duritiem facile tangentibus succidant. Quum itaque plu-<text:line-break/>rima habeat cum. lrepate communia , in eo quod magis et mi-<text:line-break/>nus habeat ipsa , differt. Nam color universi corporis , ubi<text:line-break/>splen imbecillitale affectus est, in atrum magis propendet.<text:line-break/>Quoniam igitur hoc habet a natura munus, ut melancholi-</text:p>
      <text:p text:style-name="P3">cum fanguinem ex hepate ad fe<text:span text:style-name="Default_20_Paragraph_20_Font"><text:span text:style-name="T2">t</text:span></text:span>e attrahat; quo ipsum est<text:line-break/>demonstratum est; attractrice facultate facta ipfi inibecissiore<text:line-break/>fanguis ex jecore in- universum corpus impurus serim, quo-<text:line-break/>circa calor ipsis. laborantibus nigrior evadit. Qum etiam, ut<text:line-break/>hepar, ex se multoties excrementa rejicit , ita ut vomitioni-.<text:line-break/>bus cum nauseis, melancholicum sanguinem aliquando excer-<text:line-break/>nat, ac per inferiora quoque aliud tale dejiciat ; ac citra hu-<text:line-break/>jusnrodi evacuationem , animi dejectiones et moestitias me-<text:line-break/>lancholicas facit; ac nonnunquam ciborum vehementissimas<text:line-break/>appetentias, praecipueque quum exquisite acidum est quod<text:line-break/>in ventrem fertur excrementum, saepenumero autem sub ver-<text:line-break/>sionemot supina lienem, quum aliam quandam habuerit cor-,<text:line-break/>ruptionem. Quo pacto vero scirrho laborans hyderos ad-<text:line-break/>surat; consentiente ipsi .jecore, etiam antea dictum est; Quiu-<text:line-break/>ctiaui labora<text:span text:style-name="Default_20_Paragraph_20_Font"><text:span text:style-name="T2">n</text:span></text:span>te aliquando -utroque viscere , regium morbum<text:line-break/>evenire conspeximus, nigriore, quam pro consuetudine, co-<text:line-break/>lore, ile ut putaretur flava bilis fuligiui esse permixta. ,-At-<text:line-break/>que melini quidam jecur nullo affectu tum laborare exuli-</text:p>
      <text:p text:style-name="P3">mactes <text:span text:style-name="Default_20_Paragraph_20_Font"><text:span text:style-name="T10">, </text:span></text:span>.dubitant quomodo a spIene morbus regius aliquis<text:line-break/>nasci possit; quemadmodum et qui a sido liene per soirrhum<text:line-break/>indurato, citra jecoris vitium,. in hydropicus suffusiones. ae-<text:line-break/>grotos inridere arbitrantur. Eandem quoque habent dubi-<text:line-break/>lationem de hydrope acutos morbos sequente a quibus .-jecur<text:line-break/>ob calidam et saepenumero siccam .intemperiem tam graviter<text:line-break/>afficitur , ut cibum in sanguinem transmutare nequeat ; ne-<text:line-break/>que enim etiam in iis jecur affici existimant, ab Erasistrato<text:line-break/>accepta consuetudine, ut nullam partem affici arbitrentur,<text:line-break/>nisi vel tumor quispiam, vel ulcus in ipsa consistat. Verum<text:line-break/>illis concedendunr erit ita .existimare , nullum ab intemperie<text:line-break/>morbum arbitrantibus fieri, at medici qui sequuntur ea quae<text:line-break/>manifeste apparent et refrigerata parte quapiam symptomata<text:line-break/>quaedam fieri putant , numquid admiratione .digni fiunt., qui<text:line-break/>hydropem consistere posse putent, ne unico quidem loco af-<text:line-break/>fecto ? Si enim quod nullus sit in hepate tumor praeter na-<text:line-break/>turam , ob id viscus haudquaquam affectum esse existimant,</text:p>
      <text:p text:style-name="P3">neque alia pars ulla afficietur lu iis qui aqua frigida viti<text:span text:style-name="Default_20_Paragraph_20_Font"><text:span text:style-name="T2">o</text:span></text:span>sa<text:line-break/>affatim et intempestive epota, mox inde hydero corripiuntur.<text:line-break/>Noxam quidem infert internis partibus aqua sic epota , usias<text:line-break/>aliis, vel praecipue, vel primo, prout aliqua forte fortuna eo<text:line-break/>tempore reliquis suerit imbecillior; verum ussi ad jecur fri-<text:line-break/>gus transmittatur , hydericus affectus subsequi non potest<text:line-break/>Sic igitur splenia quoque vitio hyderus nonnunquam evenit,<text:line-break/>aut cum tumore refrigerati; ut in fcirrhis, aut citra fumo-<text:line-break/>reor, ut in copiosis ac intempestivis aquae frigidae et pravae<text:line-break/>potionibus. Quod vero melancholica moestitia, ipfo excre-<text:line-break/>inenta hujusmodi ad os ventriculi transmittente, proveniat,<text:line-break/>antea ubi de ipfo tractavimus, lictum est; quamobrem de eo<text:line-break/>etiamnum plura minime dicenda funi, quum ejus organici<text:line-break/>assectus rationali eligito tione non indigeant, qui vero ab in-<text:line-break/>temperie proficiscuntur , tum ex lis quae jam diximus, tum<text:line-break/>ex ea doctrina, quam stupra de jecore proposuimus, <text:span text:style-name="Default_20_Paragraph_20_Font"><text:span text:style-name="T2">noti sint;<text:line-break/></text:span></text:span>nam eorum quidam nominathn sunt explicati, quidam vero</text:p>
      <text:p text:style-name="P3">qui similiter ut illi co<text:span text:style-name="Default_20_Paragraph_20_Font"><text:span text:style-name="T2">n</text:span></text:span>sistunt, similem quoque habebunt di-<text:line-break/>gnotionem.</text:p>
      <text:h text:style-name="Heading_20_2" text:outline-level="2">Cap. ss </text:h>
      <text:p text:style-name="P15">Jam de ventricusi affectibus aliquid <text:span text:style-name="Default_20_Paragraph_20_Font"><text:span text:style-name="T6">dixi</text:span></text:span>,<text:line-break/>ac i<text:span text:style-name="Default_20_Paragraph_20_Font"><text:span text:style-name="T2">n</text:span></text:span> duas maximas ipsum partes secui, primam superiorem,<text:line-break/>gulae continuam, ex multis nervis lenfificis c<text:span text:style-name="Default_20_Paragraph_20_Font"><text:span text:style-name="T2">o</text:span></text:span>ntextam, al-<text:line-break/>teram huic continuam, quae ad intestinorum usque exortum<text:line-break/>exte<text:span text:style-name="Default_20_Paragraph_20_Font"><text:span text:style-name="T2">n</text:span></text:span>ditur. At ut utriusque in animalibus proprius est<text:line-break/>usus ac pio usus differentia diversa sympt<text:span text:style-name="Default_20_Paragraph_20_Font"><text:span text:style-name="T2">o</text:span></text:span>mata, ad eun-<text:line-break/>dem modum quicunque assectus c<text:span text:style-name="Default_20_Paragraph_20_Font"><text:span text:style-name="T2">o</text:span></text:span>mmunes sunt similaribus<text:line-break/>et organicis partibus, ii etiam his tum inter se tum cum<text:line-break/>universis intestinis communes existunt. Verum sympt<text:span text:style-name="Default_20_Paragraph_20_Font"><text:span text:style-name="T2">o</text:span></text:span>ma-<text:line-break/>tum fimilitudo n<text:span text:style-name="Default_20_Paragraph_20_Font"><text:span text:style-name="T2">o</text:span></text:span>n s<text:span text:style-name="Default_20_Paragraph_20_Font"><text:span text:style-name="T2">o</text:span></text:span>lum sus eft inter se, sed letiam partibus,<text:line-break/>quae ipsa attingunt, fie<text:span text:style-name="Default_20_Paragraph_20_Font"><text:span text:style-name="T2">n</text:span></text:span>t renibus et c<text:span text:style-name="Default_20_Paragraph_20_Font"><text:span text:style-name="T2">o</text:span></text:span>l<text:span text:style-name="Default_20_Paragraph_20_Font"><text:span text:style-name="T2">o. </text:span></text:span>Horum igitur<text:line-break/>nonnulla sedem affectam habent cognitu facilem , ut dyfen-<text:line-break/>tersa et tenesm<text:span text:style-name="Default_20_Paragraph_20_Font"><text:span text:style-name="T2">o</text:span></text:span>s ; in prae<text:span text:style-name="Default_20_Paragraph_20_Font"><text:span text:style-name="T2">t</text:span></text:span>enti oratione autem nomen dys-<text:line-break/>enteriae proprie audire <text:span text:style-name="Default_20_Paragraph_20_Font"><text:span text:style-name="T2">o</text:span></text:span>p<text:span text:style-name="Default_20_Paragraph_20_Font"><text:span text:style-name="T2">o</text:span></text:span>rtet, ut appellati<text:span text:style-name="Default_20_Paragraph_20_Font"><text:span text:style-name="T2">o</text:span></text:span> intestin<text:span text:style-name="Default_20_Paragraph_20_Font"><text:span text:style-name="T2">o</text:span></text:span>rum<text:line-break/>ulcus significet; neque enim repente fit hujusmodi affectus,</text:p>
      <text:p text:style-name="P3">ut alter in quo hepar assiri diximus , atque proprias habet<text:line-break/>notas. Etenim ab ipsius initio bilis fatis mordacis excretio<text:line-break/>fit, quam deinde intestinorum ramenta sequuntur; postea<text:line-break/>cum ramentis paulum cruoris excernitur , tumque jam aste-<text:line-break/>ctus dysenteria est. Quum itaque hujusmodi ramenta sula<text:line-break/>excernuntur, considerandum est, num pingue quid simul<text:line-break/>cum ipsis dejiciatm ; ita enim in craffis intestinis ulcus con-<text:line-break/>stiterit. Ubi vero cruor jam simul excernitur, i<text:span text:style-name="Default_20_Paragraph_20_Font"><text:span text:style-name="T2">n</text:span></text:span>tueri opor-<text:line-break/>tet, utrum is reliquis <text:span text:style-name="Default_20_Paragraph_20_Font"><text:span text:style-name="T2">excrementi</text:span></text:span>s sit permixtus universus<text:line-break/>universis, an ipsorum alicui parti insideat; etenim si ad-<text:line-break/>mixtus fit, in superioribus ; si supernatet, lu humilioribus<text:line-break/>intestinis ulcus esse demonstrat. Ac idem quoque in ramen-<text:line-break/>tofis excrementis fieri cernitur, verum minus perspicue<text:line-break/>quam in cruore. Simili etiam ratione, si ramenta excer-<text:line-break/>namur, ipsa, quorum intestinorum sint, declarant, tum ex<text:line-break/>substantia propria, tum ex modo quo permixtu sunt exere-<text:line-break/>mentis, vel uni eorum parti insident. No<text:span text:style-name="Default_20_Paragraph_20_Font"><text:span text:style-name="T2">n</text:span></text:span> mediocriter au-</text:p>
      <text:p text:style-name="P3">tem conducit ad curationem ulcus nosse, in qua intestinorum<text:line-break/>parte consistat; nam quae lu superioribus intestinis sunt, epo-<text:line-break/>tis medicamentis curantur, quae vero in i<text:span text:style-name="Default_20_Paragraph_20_Font"><text:span text:style-name="T2">n</text:span></text:span>ferioribus, clyste-<text:line-break/>ribus iniectis juvantur. Atque hujusmodi dy<text:span text:style-name="Default_20_Paragraph_20_Font"><text:span text:style-name="T2">s</text:span></text:span>enteriae ab<text:line-break/>hepatitis profluviis discernuntur , tum quod per initia tenuis<text:line-break/>sanies sanguinis ab hepate dejiciatm, deinde augescente asse-<text:line-break/>clu crassius humor, faecibus vini similis ; tum quod nihil ra-<text:line-break/>mentosum excernatur, sed interdum duorum aut trium die-<text:span text:style-name="Default_20_Paragraph_20_Font"><text:span text:style-name="T2">r<text:line-break/></text:span></text:span>rum intervallo supprimatur evacuatio. in hepatitis excretio-<text:line-break/>albus, deinde rursus redeat malum , atque excernuntur ex-<text:line-break/>crementa prioribus multo deteriora ; at non in intestinorum<text:line-break/>ulceribus fleri sic apparet, nam neque affatim, neque ex lon-<text:line-break/>gis temporum intervallis dejiciunt. Atque ulcera quae in<text:line-break/>recto intestino oriuntur, tenesmum vocant, vehementes ten-<text:line-break/>siones et promptas dejiciendi cupiditates invehunt, paucis ad-<text:line-break/>modum sequentibus excrementis, quae quidem ab luitio pi-<text:line-break/>tui tusa et pinguia, progressu vero temporis etiam ramentosa<text:line-break/>deiiciuntur; sed haec per totum morbi spatium superne de-</text:p>
      <text:p text:style-name="P3">frendentibus haudquaquam mixta ridentur. Scribunt non-<text:line-break/>nulli, a vehementissimis cxcernendi conatibus, praegressis do-<text:line-break/>turibus .gravissimis , aliquos lapides callosas dejecisse, iis qui<text:line-break/>in vesica nascuntur similes; quod ipse neque vidi, neque<text:line-break/>alium qui viderit unquam audivi. Sed coli vehementem<text:line-break/>dolorem saepenumero conspexi medicis illum non ad colum,<text:line-break/>sed ad renes pertinere putantibus, veluti renum quoque ore-<text:line-break/>elatus, ad colum referri. Nomtulli vero ipsorum putarunt<text:line-break/>in sinistris partibus colicam affectionem nunquam fieri. Igi-<text:line-break/>tur ab initio horum affectuum distinctio difficilis est., qmr<text:line-break/>tempore neque magnam praesidiorum differentiam ipsi requi-<text:line-break/>runt; symptomata tamen , quae hic exuberant , jam tum di-<text:line-break/>ligenter intueri oportet. . Nam nauseae cum vomitu urgent<text:line-break/>multo graviores et magis assiduae dolente colo , evomuutqne<text:line-break/>lu plura pituitosa atque corrupta , ac retinentur magis ex-<text:line-break/>crementa, ut ne flatum quidem aut ructum excernaut ; fise-<text:line-break/>penutuero etiam veluti circuire videtur dolor atque amplio-<text:line-break/>rem locum occupare ; nonnunquam ver<text:span text:style-name="Default_20_Paragraph_20_Font"><text:span text:style-name="T2">o</text:span></text:span> in diversis partibus</text:p>
      <text:p text:style-name="P3">vehementior fit, quum nephritici dolores eodem lu Ioco sta-<text:line-break/>biles jugiter infestent. Quum autem dolor fuerit renum situ<text:line-break/>altior, manifestum colicae affectionis indicium- est ; si vero in<text:line-break/>uno loco, ubi renes ponu<text:span text:style-name="Default_20_Paragraph_20_Font"><text:span text:style-name="T2">n</text:span></text:span>tur, stabilis constiterit, nihil ad<text:line-break/>dign<text:span text:style-name="Default_20_Paragraph_20_Font"><text:span text:style-name="T2">a</text:span></text:span>tionem potest hinc sumi. Verum cum his, quae modo<text:line-break/>percurrimus, urinae quoque considerandae sunt; nam ne-<text:line-break/>phritici ab luitio admodum dilutas purasque reddunt, quae<text:line-break/>deinde sequentibus diebus asperum scdimentum habent, tum<text:line-break/>omnino arenosum. Quinetiam in colica, siquid ab .alvo<text:line-break/>dejiciatur, id flatuosum quodammodo est et saepenumero<text:line-break/>aquae supernatat, similem habens bubulo stercori confisten-<text:line-break/>fiam.. Quinetiam cosiri cruciatus mullo magis quam ne-<text:line-break/>phritici laxantibus mitigantur clysteribus; atque evenit in-<text:line-break/>turdum, ut frigido aliquo humore simul ejecto, illico quies-<text:line-break/>cant; ut mitigans praesidium non mitigans tantum, sed<text:line-break/>etiam curativum fiat et diagnosticum. Atque ut hi.frigidum<text:line-break/>humorem alvo excernente, ile nephritici cum urina lapide</text:p>
      <text:p text:style-name="P2">exeunte et a dolore libe<text:span text:style-name="Default_20_Paragraph_20_Font"><text:span text:style-name="T2">r</text:span></text:span>antur et simul Iocum affectum osten-<text:line-break/>dunt, itaque nihil relinquitur, nisi ut provideatur, ne postea<text:line-break/>tam facile affici possint. Nam ut perseverante dol<text:span text:style-name="Default_20_Paragraph_20_Font"><text:span text:style-name="T2">o</text:span></text:span>re utra-<text:line-break/>que pa<text:span text:style-name="Default_20_Paragraph_20_Font"><text:span text:style-name="T2">r</text:span></text:span>s eisdem indiget praesidiis, ita temp<text:span text:style-name="Default_20_Paragraph_20_Font"><text:span text:style-name="T2">o</text:span></text:span>re subsequente<text:line-break/>diversis. Quapropter nullum in curati<text:span text:style-name="Default_20_Paragraph_20_Font"><text:span text:style-name="T2">o</text:span></text:span>ne augurandum est<text:line-break/>damnum nobis evenire, quod in primo h<text:span text:style-name="Default_20_Paragraph_20_Font"><text:span text:style-name="T2">or</text:span></text:span>um morborum<text:line-break/>insult<text:span text:style-name="Default_20_Paragraph_20_Font"><text:span text:style-name="T2">a</text:span></text:span> eos difficulter discernamus ; tunc enim neque exter-<text:line-break/>nis, neque internis, disserentibus egent auxiliis, fed suffici-<text:line-break/>unt ea quae dolorem leniant. Quum autem <text:span text:style-name="Default_20_Paragraph_20_Font"><text:span text:style-name="T2">o</text:span></text:span>mnia intestina<text:line-break/>a ventricul<text:span text:style-name="Default_20_Paragraph_20_Font"><text:span text:style-name="T2">o</text:span></text:span> ordine quodam descendant, omnium supremum<text:line-break/>jejunum, deinde, quod tenue vocatur, p<text:span text:style-name="Default_20_Paragraph_20_Font"><text:span text:style-name="T2">o</text:span></text:span>stea caecum ad in-<text:line-break/>feritas partes extensum, colum ad superiores revertens, donec<text:line-break/>saepenumer<text:span text:style-name="Default_20_Paragraph_20_Font"><text:span text:style-name="T2">o</text:span></text:span> et lieni etjecori attendatur, miratus <text:span text:style-name="Default_20_Paragraph_20_Font"><text:span text:style-name="T2">t</text:span></text:span>um, quo-<text:line-break/>mod<text:span text:style-name="Default_20_Paragraph_20_Font"><text:span text:style-name="T2">o</text:span></text:span> non s<text:span text:style-name="Default_20_Paragraph_20_Font"><text:span text:style-name="T2">o</text:span></text:span>lum medici fere <text:span text:style-name="Default_20_Paragraph_20_Font"><text:span text:style-name="T2">o</text:span></text:span>mnes, fed etiam populares,<text:line-break/>. vehementissimos qu<text:span text:style-name="Default_20_Paragraph_20_Font"><text:span text:style-name="T2">o</text:span></text:span>sque d<text:span text:style-name="Default_20_Paragraph_20_Font"><text:span text:style-name="T2">o</text:span></text:span>l<text:span text:style-name="Default_20_Paragraph_20_Font"><text:span text:style-name="T2">o</text:span></text:span>res, in quacunque parte eve-<text:line-break/>nerint, ad colum referunt. Id quidem misti quoque verisi-<text:line-break/>uiile videtur; fed quum causam quaero, curtam vehemens</text:p>
      <text:p text:style-name="P3">tamque perseverans sit dolor, non simpliciter huic assertioni<text:line-break/>satis credo. No<text:span text:style-name="Default_20_Paragraph_20_Font"><text:span text:style-name="T2">n</text:span></text:span> enim ut in renibus atque ureteribus irn-<text:line-break/>pacto lapide, ingentes dolores in transilit excitantur, sic et<text:line-break/>tenuibus intestinis rationi consentaneum est censere, frigidos<text:line-break/>flatus retentos atque similes iis humores dolorem efficere;<text:line-break/>nant tenuium intestinorum tunicae rara tenuique substantia<text:line-break/>constant, ut <text:span text:style-name="Default_20_Paragraph_20_Font"><text:span text:style-name="T2">n</text:span></text:span>on. ita diu hujusmodi causas continere -possint.<text:line-break/>Ergo probabile est frigidum, crassam et lentum humorem,<text:line-break/>aut flatulentum spiritum, in corpore crasso denfoquegeni-<text:line-break/>tum, exitum non habentem, dolorem excitare ; vehementem<text:line-break/>quidem geminam ob causam , intemperiem et corporum qui-<text:line-break/>bus continetur tensionem ; longum vero , quia difficile vacu-<text:line-break/>atur, corporum ipsum ambientium tum crassitudine tum<text:line-break/>spissitudine coercitus. Atque interdum alii quoque d<text:span text:style-name="Default_20_Paragraph_20_Font"><text:span text:style-name="T2">o</text:span></text:span>l<text:span text:style-name="Default_20_Paragraph_20_Font"><text:span text:style-name="T2">o</text:span></text:span>res<text:line-break/>vehementissimi i<text:span text:style-name="Default_20_Paragraph_20_Font"><text:span text:style-name="T2">n</text:span></text:span> sublimi<text:span text:style-name="Default_20_Paragraph_20_Font"><text:span text:style-name="T2">o</text:span></text:span>ribus intestinorum partibus eve-<text:line-break/>ruunt, graviter vomitionibus cruciantes, adeo ut nonnulli<text:line-break/>sub fine stercus qu<text:span text:style-name="Default_20_Paragraph_20_Font"><text:span text:style-name="T2">o</text:span></text:span>que evomant ; a quo affectu vix unquam</text:p>
      <text:p text:style-name="P2">aliquis evasit; hunc quidam v<text:span text:style-name="Default_20_Paragraph_20_Font"><text:span text:style-name="T2">o</text:span></text:span>lvulam vocant, nonnulli etiam<text:line-break/>ch<text:span text:style-name="Default_20_Paragraph_20_Font"><text:span text:style-name="T2">o</text:span></text:span>rdapfum , quum tumor aliquis eminet in tenuium inlesti-<text:line-break/>norum regi<text:span text:style-name="Default_20_Paragraph_20_Font"><text:span text:style-name="T2">o</text:span></text:span>ne , ut rideatur intestinum ad chordae stmilitu-<text:line-break/>durem circumvolutum. Itaque consentaneum visium est me-<text:line-break/>dicis antiquioribus, vel ab iusiammatione, vel ab obstructio-<text:line-break/>ne aridi stercoris , hujusm<text:span text:style-name="Default_20_Paragraph_20_Font"><text:span text:style-name="T2">o</text:span></text:span>di tenuium intestinorum assectus<text:line-break/>oriri. Sunt alia quoque symptomata, quae merito omnibus, et<text:line-break/>intestinis et ventriculo, simul affectis evenire creduntur, ut<text:line-break/>quas lienterias et coeliacas affectiones vocitant, quae minime<text:line-break/>sunt mordaces. Nam mordaces eo ipso quod mordeant <text:span text:style-name="Default_20_Paragraph_20_Font"><text:span text:style-name="T2">o</text:span></text:span>m-<text:line-break/>nia intestina ad excretionem excitent; at n<text:span text:style-name="Default_20_Paragraph_20_Font"><text:span text:style-name="T2">o</text:span></text:span>n m<text:span text:style-name="Default_20_Paragraph_20_Font"><text:span text:style-name="T2">o</text:span></text:span>rdaces iute-<text:line-break/>simorum imbecillitatem sequuntur, quia retinere contenta ne<text:line-break/>exiguo quidem tempore possunt, illico excernentium ea, ac si<text:line-break/>grave aliqu<text:span text:style-name="Default_20_Paragraph_20_Font"><text:span text:style-name="T2">o</text:span></text:span>d onus deponerent, ut in stranguriis contingit;<text:line-break/>haenamque etiam conspiciuntur fieri, interdum quum ob acri-<text:line-break/>montani et morsum vesica jugiter, quicquid ad eam pervenit,<text:line-break/>-^fecerint; interdum, quod molem ipsius, etiamsi exiguam, su-</text:p>
      <text:p text:style-name="P2">itinere nequeat. At a quibus causis intestinorum laevitas<text:line-break/>proveniat, alibi particulatim scriptum habetis, praeter ea,<text:line-break/>quae in libris methodi medendi , de naturalibus facultatibus<text:line-break/>et de symptomatum causis diximus. Nunc enim non disse-<text:line-break/>rimus de causis morbos efficientibus , sed de affectis locis,<text:line-break/>qui tum tactus, tum vi<text:span text:style-name="Default_20_Paragraph_20_Font"><text:span text:style-name="T2">t</text:span></text:span>us judicium effugiunt. At quia ad<text:line-break/>accuratam horum dignotionem etiam de ipsis affectibus inter-<text:line-break/>dum aliquid dicere coactus <text:span text:style-name="Default_20_Paragraph_20_Font"><text:span text:style-name="T2">t</text:span></text:span>um, idcirc<text:span text:style-name="Default_20_Paragraph_20_Font"><text:span text:style-name="T2">o</text:span></text:span> de causis quoque ip-<text:line-break/>tus efficientibus mentionem feci. Itaque sermoni de intesti-<text:line-break/>normn affectibus convenit hic finem impone<text:span text:style-name="Default_20_Paragraph_20_Font"><text:span text:style-name="T2">r</text:span></text:span>e; quicunque<text:line-break/>enim affectus in ipsis consistunt cognitu faciles, ii cum prae-<text:line-break/>dictis communes habent notas. Nam abscessuum, iustam-<text:line-break/>matronum, scir<text:span text:style-name="Default_20_Paragraph_20_Font"><text:span text:style-name="T2">r</text:span></text:span>h<text:span text:style-name="Default_20_Paragraph_20_Font"><text:span text:style-name="T2">o</text:span></text:span>rum, instationum, eryftpelatum indicia<text:line-break/>omnibus cognita, quum in ventriculi I<text:span text:style-name="Default_20_Paragraph_20_Font"><text:span text:style-name="T2">o</text:span></text:span>cis apparent, et<text:line-break/>assectus ipsius et sumsi affectae fedis dignotionem ostendunt,<text:line-break/>ac de his prioribus libris satis dictum esu</text:p>
      <text:h text:style-name="P11" text:outline-level="2">Cap. HI. </text:h>
      <text:p text:style-name="P15">Quum derepente nephritis incidit, lapide<text:line-break/>notatu digno vel in renum vel in ureterum aliquo impactu,<text:line-break/>dolor excitatur c<text:span text:style-name="Default_20_Paragraph_20_Font"><text:span text:style-name="T2">o</text:span></text:span>lice similis, verum distinguitur naulearmn<text:line-break/>tum multitudine tum magnitudine , cum iis quae vomitu re:-<text:line-break/>sitiuntur, bili<text:span text:style-name="Default_20_Paragraph_20_Font"><text:span text:style-name="T2">o</text:span></text:span>sis et .pituitofis, praeastnmpti quoque cibi<text:line-break/>aliquid admixtum habentibus; saepenumero etiam loc<text:span text:style-name="Default_20_Paragraph_20_Font"><text:span text:style-name="T2">o</text:span></text:span>, quum<text:line-break/>superi<text:span text:style-name="Default_20_Paragraph_20_Font"><text:span text:style-name="T2">o</text:span></text:span>res coli partes afficiuntur;. atque ex eo interdum,<text:line-break/>quod non uni I<text:span text:style-name="Default_20_Paragraph_20_Font"><text:span text:style-name="T2">o</text:span></text:span>co dol<text:span text:style-name="Default_20_Paragraph_20_Font"><text:span text:style-name="T2">o</text:span></text:span>r innitatur, sed rev<text:span text:style-name="Default_20_Paragraph_20_Font"><text:span text:style-name="T2">o</text:span></text:span>lvatur, et ad plu-<text:line-break/>rimas .extendatur partes, ac. ne flatus quidem transmittatur;<text:line-break/>haec enim omnia culicis duntaxat eveniunt, alia magis, esta<text:line-break/>mluus. Quum vero ex iis, quae in urinis subsident, aut<text:line-break/>lapide cum urina excreto, plane discernuntur , nullus relin-<text:line-break/>quitur quaestioni locus. Multi vero laborantes dolorem<text:line-break/>moderatum profundo ilium insidentem sentiunt ab initio,<text:line-break/>. quum nondum fabulosum quippiam manifeste excernatur ;<text:line-break/>quibus, ut scitis, datu medicamento, quod lapides in renibus<text:line-break/>conterat, simul et affectum ipsum , et sedem affectam digno-</text:p>
      <text:p text:style-name="P3">sco, atque idem habeo curationis principium. Si enim a<text:line-break/>medicamenti polione in urinis sabulosa quaedam comperian-<text:line-break/>tur, rrephriticum affectum esse cognosco, atque deinceps ea-<text:line-break/>dem medicamenta exhibendo reliquam perficio curationem.<text:line-break/>Quum autem renem aliquem ita affectum esse dign<text:span text:style-name="Default_20_Paragraph_20_Font"><text:span text:style-name="T2">a</text:span></text:span>veris , si<text:line-break/>dolores cum horrore intervallato inaequalique infestare vide-<text:line-break/>antur, ac ex his febres quaedam inordinatae, tum pronum<text:line-break/>in ventrem decumbere jussum, atque interdum in alterum<text:line-break/>latus , ut sublimis sit affectae partis situs , laborantem inter-.<text:line-break/>roga, num circa renem dolentem veluti suspensi cujusdanr<text:line-break/>ponderis sensum percipiat. Etenim, quum haec ei accide .<text:line-break/>rint, abscessum cossini coniicere oportet; quo concoctu, pus<text:line-break/>mictum, laborantem a dolo<text:span text:style-name="Default_20_Paragraph_20_Font"><text:span text:style-name="T2">r</text:span></text:span>e liberat et ulceris in rene peri-<text:line-break/>culum affert, proinde exacto-stirdio laborandum est, ut in-<text:line-break/>ducatur cicatrix, quod nisi illico contigerit, difficiliorem red-<text:line-break/>dit curationem. Ac perseverantis ulceris signa ex urina<text:line-break/>haud obscure deprehenduntur et laborans creberrime in afi-</text:p>
      <text:p text:style-name="P3">fecto rene dolorem sentit; atque interdum cum urina exigu-<text:line-break/>um pus ,. veluti ab ulcere , excernitur ; similiter rumentum<text:line-break/>nonnunquam excluditur, ac interdum sanguis quoque, qui<text:line-break/>eruli ulceris inlicium est. At et rupto aliquando vaste ob<text:line-break/>plenitudinem , aut casum , aut vehementem ictum , nounulli<text:line-break/>magnam sanguinis copiam mejendo prosuderunt; quod aper-<text:line-break/>to etiam<text:span text:style-name="Default_20_Paragraph_20_Font"><text:span text:style-name="T2">j</text:span></text:span>nterdum venae alicuius ore siti Sed certissima ul-<text:line-break/>ceratorum renumconjectura est, si cum mina exiguae quae-<text:line-break/>dam carunculae excernuntur, renum substantiae partes, ob<text:line-break/>vehementem ulceris erosionem evulsae. Ea vero quae pilis<text:line-break/>similia sunt, Hippocrates quoque . cum urinis excerni vidit,<text:line-break/>quemadmodum ipsis in aphorismis scripsit ; ac nos etiam vi-<text:line-break/>dim<text:span text:style-name="Default_20_Paragraph_20_Font"><text:span text:style-name="T2">n</text:span></text:span>s, aliquando semipedis longitudine, inte<text:span text:style-name="Default_20_Paragraph_20_Font"><text:span text:style-name="T2">r</text:span></text:span>dum etiam lon-<text:line-break/>gio<text:span text:style-name="Default_20_Paragraph_20_Font"><text:span text:style-name="T2">r</text:span></text:span>a,. ac nonnunquam etiam admodum exigua, ut mirarer,<text:line-break/>quomodo in renum ventriculo talia possent consistere ; pro-<text:line-break/>inde probabilius mihi ridebatur, lu venis hujusmodi res pro-<text:line-break/>creari, quemadmodum in quodam- Arabiae loco, ut ajunt, in</text:p>
      <text:p text:style-name="P3">tibiis hominum dracunculi vocati nascuntur, nervosi natura,<text:line-break/>calore crassitudineque lumbricis similes ; multos sane audivi,<text:line-break/>qui se vidisse eos dicerent, ipse vero quum nunquam viderim,<text:line-break/><text:span text:style-name="Default_20_Paragraph_20_Font"><text:span text:style-name="T2">n</text:span></text:span>eque de ortu neque de essentia ipsorum quicquam exacte<text:line-break/>coniicere possum. At ubi pilos mejendo excretos vidi, tum<text:line-break/>ex colore, tum ex mole credidi dicentibus, eos ex crasso<text:line-break/>lentoque humore calefacto exiccatoque in venis consiste<text:span text:style-name="Default_20_Paragraph_20_Font"><text:span text:style-name="T2">r</text:span></text:span>e, at<text:line-break/>longitudinis ipsorum causam non; intelligo. Verum quum<text:line-break/>primum eos vini, curationem medicamentis urinam.cientibus .<text:line-break/>successuram sperari, atque ita contigit ac prope omnibus,<text:line-break/>quibus hic affectus accidit, nephriticum nullum symptoma<text:line-break/>neque. ante fuit, neque deinde obortum est, dimeticis medi-<text:line-break/>camentis curatis. Verum etiamsi alia quaepiam humorum<text:line-break/>vitia a venis per minam expurgentur, quemadmodum si pu-<text:line-break/>ris quoque multa nat per micas excretio, nihil ab iis vel re-.<text:line-break/>nes, vel vesicam, vel ureteras meatus laedi cognovimus, sed<text:line-break/>in hac re cum intestinis conveniunt , quae in hepatitis asse-</text:p>
      <text:p text:style-name="P3">orionibus nihil patiuntur, licet a bile sincera laedantur, vel-<text:line-break/>uti vesica quoque , ubi longo tempore acres per ipfam uri-<text:line-break/>nae transeunt, ulceratur. Est etiam alius renum affectus,<text:line-break/>quo tenuis sanies sanguinis mejitu<text:span text:style-name="Default_20_Paragraph_20_Font"><text:span text:style-name="T2">r</text:span></text:span>, similis excrementis, quae<text:line-break/>in hepaticorum affectuum initio excernuntur, nisi qu<text:span text:style-name="Default_20_Paragraph_20_Font"><text:span text:style-name="T2">o</text:span></text:span>d paulo<text:line-break/>magis apparent cruenta ; id autem accidit <text:span text:style-name="Default_20_Paragraph_20_Font"><text:span text:style-name="T2">o</text:span></text:span>b aliquam asse .<text:line-break/>titionem renibus insidentem ei consimilem, qualem in jecore<text:line-break/>diximus imbecillitatem esse, tum <text:span text:style-name="Default_20_Paragraph_20_Font"><text:span text:style-name="T2">o</text:span></text:span>b <text:span text:style-name="Default_20_Paragraph_20_Font"><text:span text:style-name="T2">o</text:span></text:span>sculorum, aut meatu-<text:line-break/>um, vel utcunque nominere v<text:span text:style-name="Default_20_Paragraph_20_Font"><text:span text:style-name="T2">o</text:span></text:span>lueris , per qu<text:span text:style-name="Default_20_Paragraph_20_Font"><text:span text:style-name="T2">o</text:span></text:span>s ex cava ve-<text:line-break/>na in <text:span text:style-name="Default_20_Paragraph_20_Font"><text:span text:style-name="T2">r</text:span></text:span>enes urina pe<text:span text:style-name="Default_20_Paragraph_20_Font"><text:span text:style-name="T2">r</text:span></text:span>colatur, laxitatem. .Atque renum quo-<text:line-break/>que missi ridetur affectus is esse , quem quidam hydropem<text:line-break/>metellae, alii urinae profluvium, alii diabeten, alii dipsacon<text:line-break/>appellant, qui rarissime gignitur. Equidem eum huc usque<text:line-break/>bis vidi, siupra m<text:span text:style-name="Default_20_Paragraph_20_Font"><text:span text:style-name="T2">o</text:span></text:span>dum sitientibus infirmis atque idrirco ex-<text:line-break/>uberanter bibentibus, c<text:span text:style-name="Default_20_Paragraph_20_Font"><text:span text:style-name="T2">e</text:span></text:span>leriterque per urinam ep<text:span text:style-name="Default_20_Paragraph_20_Font"><text:span text:style-name="T2">o</text:span></text:span>tum red-<text:line-break/>dentibus tale, quale biberant. Atque hic renum veficaeque<text:line-break/>assectus fimitis est ventriculi intestin<text:span text:style-name="Default_20_Paragraph_20_Font"><text:span text:style-name="T2">o</text:span></text:span>rumque f aevitati. Sed</text:p>
      <text:p text:style-name="P3">de intestinorum laevitate separatim dictum est, ubi oflendi-<text:line-break/>mus, non ventriculum duntaxat, sed universa quoque iute-<text:line-break/>stina , ad exarationem tum ciborum tum p<text:span text:style-name="Default_20_Paragraph_20_Font"><text:span text:style-name="T2">o</text:span></text:span>tuum assumpto-<text:line-break/>rum celeriter excitari , adeo ut ne pauxill<text:span text:style-name="Default_20_Paragraph_20_Font"><text:span text:style-name="T2">o</text:span></text:span> quidem tempore<text:line-break/>citra molestiam serre poffint ipsorum aut pondus aut qua-<text:line-break/>litatum. At qu<text:span text:style-name="Default_20_Paragraph_20_Font"><text:span text:style-name="T2">o</text:span></text:span>d affatim celeriterque ad vesicam urina de-<text:line-break/>feratur, id neque ad ventriculi, nequo intestini jejuni, neque<text:line-break/>tenuis imbecillitatem, tanquam ad causam, rescrri potest<text:line-break/>Si enim quod potum sustinere non possint, ad excretionem<text:line-break/>properant, quid <text:span text:style-name="Default_20_Paragraph_20_Font"><text:span text:style-name="T2">o</text:span></text:span>bstat, quominus per sedem excernatur, ut<text:line-break/>in laevitatibus intestin<text:span text:style-name="Default_20_Paragraph_20_Font"><text:span text:style-name="T2">o</text:span></text:span>rum fieri ridetur ? neque enim cibus<text:line-break/>duntaxat celeriter per tam longam intestin<text:span text:style-name="Default_20_Paragraph_20_Font"><text:span text:style-name="T2">o</text:span></text:span>rum convolutio-<text:line-break/>nem transiens dejicitur, verum etiam quae ep<text:span text:style-name="Default_20_Paragraph_20_Font"><text:span text:style-name="T2">o</text:span></text:span>ta suere. At<text:line-break/>distributionem a totius ventris partibus ad hepar didicimus<text:line-break/>neque per hepatis, neque mesentericarum venarum, aut ven-<text:line-break/>trrs, ut neque per earum, quae ab hepate exortae ad renes<text:line-break/>tendunt, imbecillitatem fieri. Nam in libris .de naturalibus<text:line-break/>facultatibus nobis ostensum est, jecur ex ventricul<text:span text:style-name="Default_20_Paragraph_20_Font"><text:span text:style-name="T2">o</text:span></text:span> per me-</text:p>
      <text:p text:style-name="P3">faraei venas , veluti arbores a terra per radices , cibum ad<text:line-break/>sese allicere; sic etiam ostensum est, renes trahere quod<text:line-break/>aquosum lu sanguine est; non tamen vesicam trahere arena<text:line-break/>bus, quemadmodum neque intestina a ventriculo, sed renes<text:line-break/>quidem per ureteras excernendo in vesicam mittere, ventri-<text:line-break/>culum autem in jejunum per eum processum, quem Hero-<text:line-break/>philus dodecadactylon vocat, a duodecim digitorum longi-<text:line-break/>tudine nomen ei imponens. Itaque renum imbecillitas accu-<text:line-break/>sari potest, qui c<text:span text:style-name="Default_20_Paragraph_20_Font"><text:span text:style-name="T2">o</text:span></text:span>ntinere diutius minam n<text:span text:style-name="Default_20_Paragraph_20_Font"><text:span text:style-name="T2">o</text:span></text:span>n valeant; non<text:line-break/>vero aliarum partium, per quas potus transiti Sed rursus<text:line-break/>si arguat renes quispiam infirmitatis , quomodo tam celeriter<text:line-break/>urinam ad se attrahent ? an licere possumus, quemadmodum<text:line-break/>in ventriculo quibusdam lientericis vehementissima excitatur<text:line-break/>ciborum. cupiditas , ita ru renibus qu<text:span text:style-name="Default_20_Paragraph_20_Font"><text:span text:style-name="T2">o</text:span></text:span>que cupiditatem simul<text:line-break/>oriri vehementem atque hunc ob causam eos urinam per ca-<text:line-break/>vam venam ad sese trahere , sed illico ab attractionis impetu<text:line-break/>gravari ? quemadm<text:span text:style-name="Default_20_Paragraph_20_Font"><text:span text:style-name="T2">o</text:span></text:span>dum sane et lu iis qui canina vocata ap-<text:line-break/>petentia vexantur, n<text:span text:style-name="Default_20_Paragraph_20_Font"><text:span text:style-name="T2">o</text:span></text:span>nnullos ridemus affatim impleri, pau-</text:p>
      <text:p text:style-name="P3">lo post vero evomere , aut fluore deiicere , nec. enim iulum<text:line-break/>lis qui praeter naturam fe habent, id accidere s<text:span text:style-name="Default_20_Paragraph_20_Font"><text:span text:style-name="T2">o</text:span></text:span>let, verum<text:line-break/>etiam animalibus quibusdam integra valetudine degentibus,<text:line-break/>ut aviculis, quos n<text:span text:style-name="Default_20_Paragraph_20_Font"><text:span text:style-name="T2">o</text:span></text:span>strates in Asia seleucidas vocant ; quippe<text:line-break/>quae aride locustis toto die vescentes , eas celeriter excer-<text:line-break/>uunt. Ac estis quoque animantibus hujusmodi symptoma<text:line-break/>naturale videtur. Ut igitur canina cupiditas in ore ventri-<text:line-break/>culi consistens, fimul non valente ipsi, devorat<text:span text:style-name="Default_20_Paragraph_20_Font"><text:span text:style-name="T2">o</text:span></text:span>rum p<text:span text:style-name="Default_20_Paragraph_20_Font"><text:span text:style-name="T2">o</text:span></text:span>ndus<text:line-break/>fuilinere, multa impetu<text:span text:style-name="Default_20_Paragraph_20_Font"><text:span text:style-name="T2">o</text:span></text:span>se ingerere atque eadem celeriter ex-<text:line-break/>cer<text:span text:style-name="Default_20_Paragraph_20_Font"><text:span text:style-name="T2">n</text:span></text:span>ere cogit, ite in renibus quoque s<text:span text:style-name="Default_20_Paragraph_20_Font"><text:span text:style-name="T2">c</text:span></text:span>rofae humiditatis cu-<text:line-break/>pilitus, una cum virium imbecillitate, humiditatem affatim<text:line-break/>attrahere cogit. et ejus statim in vesicam exc<text:span text:style-name="Default_20_Paragraph_20_Font"><text:span text:style-name="T2">r</text:span></text:span>etiouem fieri.<text:line-break/>sed quaeres fortasse , quamobrem urinae fluor subitu evenit,<text:line-break/>laenitas intestinorum non item, veluti neque cunina cupidi-<text:line-break/>tas, sed plurium dierum numero affectus initium ab incre-<text:line-break/>mento, incrementum a rigore distinguitur? quoniam ven-<text:line-break/>trienii cupiditas, qua cibum potumque appetit, animale ossi-<text:line-break/>cium est, quo citra <text:span text:style-name="Default_20_Paragraph_20_Font"><text:span text:style-name="T2">t</text:span></text:span>en<text:span text:style-name="Default_20_Paragraph_20_Font"><text:span text:style-name="T2">t</text:span></text:span>um nostrum nequaquam fungitur;</text:p>
      <text:p text:style-name="P3">renum vero desiderium naturale est ac sine sensu nostro , ut<text:line-break/>quum ad statum pervenit, ne sensum quidem moveat, quem-<text:line-break/>admodum appetentia canina. Quere rationi consentaneum<text:line-break/>videtur paulatim quidem incipe<text:span text:style-name="Default_20_Paragraph_20_Font"><text:span text:style-name="T2">r</text:span></text:span>e, et dum major sit, in pri-<text:line-break/>mis quidem. se<text:span text:style-name="Default_20_Paragraph_20_Font"><text:span text:style-name="T2">r</text:span></text:span>um sanguinis trahere ex venis, nihil nobis<text:line-break/>sentientibus; quem quum totum attraxerit,. sanguinemque<text:line-break/>venarum hujuscemodi humiditate spoliaverit, exiccata turi<text:line-break/>vasa humorem trahere ex hepate , deinde hoc ex intestinis et<text:line-break/>ventriculo. Quum vero exsiccatae fuerint venae , quae in<text:line-break/>ore ventriculi sunt, tunc potum desiderare homluem, asse-<text:line-break/>ctum sentientem; deinde exlubitam potionem venas ex he-<text:line-break/>pate ad ventriculum venientes , aridas, totam statim rapere<text:line-break/>atque ex his alias deinceps , donec ad renes perveniat trans-<text:line-break/>sumptio. Etenim in. libris. de naturalibus facultatibus de-<text:line-break/>monstratum est , non s<text:span text:style-name="Default_20_Paragraph_20_Font"><text:span text:style-name="T2">o</text:span></text:span>lum p<text:span text:style-name="Default_20_Paragraph_20_Font"><text:span text:style-name="T2">otio</text:span></text:span>nem , verum etiam cibum,<text:line-break/>transiumptione per attracti<text:span text:style-name="Default_20_Paragraph_20_Font"><text:span text:style-name="T2">o</text:span></text:span>nem facta , per universum cor-</text:p>
      <text:p text:style-name="P3">pus deserti. Igitur hic affectus, quod ad transitus celerita-<text:line-break/>tem pertinet , similis est intestinorum laevitati , atque etiam<text:line-break/>qu<text:span text:style-name="Default_20_Paragraph_20_Font"><text:span text:style-name="T2">o</text:span></text:span>d renum affectio ventricusi affectioni eadem est, verum<text:line-break/>tantum inter se disserunt, quod totum ante renes lationis<text:line-break/><text:span text:style-name="Default_20_Paragraph_20_Font"><text:span text:style-name="T2">o</text:span></text:span>pus naturalimn acti<text:span text:style-name="Default_20_Paragraph_20_Font"><text:span text:style-name="T2">o</text:span></text:span>num series est, attractrice facultate<text:line-break/>agente , quanquam unum quoddam in illis est fimile , nimi-<text:line-break/>rum ex cava vena ad renes attractio, primae deglutiti<text:span text:style-name="Default_20_Paragraph_20_Font"><text:span text:style-name="T2">o</text:span></text:span>ni eo-<text:line-break/>rum, quae ex ore in ventriculum deseru<text:span text:style-name="Default_20_Paragraph_20_Font"><text:span text:style-name="T2">n</text:span></text:span>tur, at vero quae<text:line-break/>hanc antecedunt actiones urinae fluori pr<text:span text:style-name="Default_20_Paragraph_20_Font"><text:span text:style-name="T2">o</text:span></text:span>priae sunt. Non<text:line-break/>recte autem putere quosdam diabeten, affecti<text:span text:style-name="Default_20_Paragraph_20_Font"><text:span text:style-name="T2">o</text:span></text:span>nem , velut et<text:line-break/>caninam cupiditatem, ad ventriculum pertinere , maniscstum<text:line-break/>est ex iis, qui prae nimia siti ventriculum. implent et servant<text:line-break/>in ipsi, p<text:span text:style-name="Default_20_Paragraph_20_Font"><text:span text:style-name="T2">o</text:span></text:span>tionem l<text:span text:style-name="Default_20_Paragraph_20_Font"><text:span text:style-name="T2">o</text:span></text:span>ngo tempore. Etenim qui in vehementi<text:line-break/>siti potarunt, his quatuor symptomata succedunt; unum et<text:line-break/>quidem primum v<text:span text:style-name="Default_20_Paragraph_20_Font"><text:span text:style-name="T2">o</text:span></text:span>mitio ,. alterum velox per alvum excretio,<text:line-break/>aut fluore aut intestinorum laevitate , tertium, quod p<text:span text:style-name="Default_20_Paragraph_20_Font"><text:span text:style-name="T2">o</text:span></text:span>tus<text:line-break/>diutius lu ventricul<text:span text:style-name="Default_20_Paragraph_20_Font"><text:span text:style-name="T2">o</text:span></text:span> maneat, quartum id ipsum, de quo nunc</text:p>
      <text:p text:style-name="P3">ferino est: , sive id aliquis diabetem , sive dipsacon , sive uri-<text:line-break/>nae fluorem nominare voluerit, neque enim, ut.idoneum ei<text:line-break/>nomen imponamus , sed ut curationis riam tum ex loco uf-<text:line-break/>secto, tum ex ipsius affectione inveniamus, scrutamur. At-<text:line-break/>que alius assectus occurrit, diaheti plane similis a multis ri-<text:line-break/>bis qui neque crusti manent, neque per alvum dejiciuntur,<text:line-break/>neque plenitudinem efficiunt, neque etiam probe alunt,, <text:span text:style-name="Default_20_Paragraph_20_Font"><text:span text:style-name="T2">t</text:span></text:span>est<text:line-break/>dissipantur scilicet celeriter. Cujus et crebrior est quam dip-<text:line-break/>faci eventus et. faciliorem admittit curationem, quoniam pri-<text:line-break/>usquam ad summum pervenerit, cognitus, haud difficulter cu-<text:line-break/>ratim. Nam ubi alicui duplum consuetorum alimentorum ns-<text:line-break/>sumenti corpus non alitur, idque citra alui fluorem, huncaffe-<text:line-break/>ctum non siolum privati, verum etiam medici parvi pendunt;<text:line-break/>quum vero ad triplum devenit, auxilia adhibentur prius-<text:line-break/>quam ad quadruplum, aut quintuplum perveniat. lgitur<text:line-break/>rationi consentaneum est hunc affectum a celari dissipatione<text:line-break/>incipere; omnibus partibus attractricem, atque ei coniuga-<text:line-break/>tam facultatem, quae proprie appetens vocatur, servantibus.</text:p>
      <text:p text:style-name="P3">At vero ingentis sitis citra diabeten, causa est ventriculus,<text:line-break/>aut calida aut sicca, aut utraque intemperie affectus, maxime<text:line-break/>vero os ipsius ; proxime ventriculo hepar , fed maxime pars<text:line-break/>ejus sima, simul cum ea exaestuantibus nimi<text:span text:style-name="Default_20_Paragraph_20_Font"><text:span text:style-name="T2">r</text:span></text:span>um mescnterio,<text:line-break/>jejuno, ipsi, ventre, stomacho etiam et pulmone. Atque<text:line-break/>hujus symptomatis velut <text:span text:style-name="Default_20_Paragraph_20_Font"><text:span text:style-name="T2">r</text:span></text:span>adix inde plerumque proficiscitu<text:span text:style-name="Default_20_Paragraph_20_Font"><text:span text:style-name="T2">r,<text:line-break/></text:span></text:span>quod ab affectu eryfipelatode ea incenduntur; quae magna<text:line-break/>ex parte marcor sequitur estas alius , . veluti quum de eo tra-<text:line-break/>ctaremus , declaratum esu Haec itaque propter symptoma-<text:line-break/>tum communitatem simul cum renum affectibus dicte sunt.<text:line-break/>At diabetes proprius ipsorum renum affectus est, qui caninae<text:line-break/>in ore ventricusi cupiditati proportio<text:span text:style-name="Default_20_Paragraph_20_Font"><text:span text:style-name="T2">n</text:span></text:span>e resp<text:span text:style-name="Default_20_Paragraph_20_Font"><text:span text:style-name="T2">o</text:span></text:span>ndet, cum re-<text:line-break/>tentricis facultatis imbecillitate ; nam si citra vehementem<text:line-break/>cupiditatem ipsum fieri dicamus, in primis nihil urinae, quod<text:line-break/>c<text:span text:style-name="Default_20_Paragraph_20_Font"><text:span text:style-name="T2">o</text:span></text:span>nside<text:span text:style-name="Default_20_Paragraph_20_Font"><text:span text:style-name="T2">r</text:span></text:span>ati<text:span text:style-name="Default_20_Paragraph_20_Font"><text:span text:style-name="T2">o</text:span></text:span>ne dignum fit, ad renes perveniet, fi vero citra<text:line-break/>retentricis facultatis imbecillitatem, n<text:span text:style-name="Default_20_Paragraph_20_Font"><text:span text:style-name="T2">o</text:span></text:span>n loquetur unctionis<text:line-break/>celeritas.</text:p>
      <text:h text:style-name="P11" text:outline-level="2">Cap. IV. </text:h>
      <text:p text:style-name="P15">Vesicae accidunt symptomata partim eae-<text:line-break/>teris communia, ut omnes ipsius praeter naturum tumores,<text:line-break/>dolores et quae hos creant affectiones, partim ipsi sclipro-<text:line-break/>pria,. ut urinae suppressiones .et stillicidia ac alio modo ic-<text:line-break/>moderatae urinae excretiones. Verum hae, ut in renibus<text:line-break/>supra dictum est, vesica tanquam meatu utuntur, ipsa haud-<text:line-break/>quaquam affecta. At vero stissicidium, quod ob ruinae acri-<text:line-break/>monium fit, symptoma vesicae est, morbus minime;. quod<text:line-break/>ve<text:span text:style-name="Default_20_Paragraph_20_Font"><text:span text:style-name="T2">r</text:span></text:span>o ob ulcus aut imbecillitatem , vesicae affectui succedit,<text:line-break/>quemadmodum quod ob acrimoniam, aliquando ob renum<text:line-break/>vitium, aliquando ob alias partes, quae cum urinis humorum<text:line-break/>suorum vitia, aut pus,. ubi abscessus aliquis insestaverit, trans-<text:line-break/>mittere possunt. Evenit etiam interdum ab humoribus qui<text:line-break/>in venis sunt, per renes et per vesicam expurgatis. At quum<text:line-break/>ab intemperie vesica sit imbecillior,- laeditur propria ipsius<text:line-break/>actio ,. quae est urinae excretio , ad quam animal excitatur,<text:line-break/>quum .vel a multitudine contentae in sc materiae vesica gra-<text:line-break/>vatur, vel a mordacitate molestatur; sed ab horunr utrolibet</text:p>
      <text:p text:style-name="P3">magis imbecilli quam robusti d<text:span text:style-name="Default_20_Paragraph_20_Font"><text:span text:style-name="T2">o</text:span></text:span>lent; imbecillitatem vero<text:line-break/>o<text:span text:style-name="Default_20_Paragraph_20_Font"><text:span text:style-name="T2">r</text:span></text:span>ganici affectus interdum inducunt, item intemperies omnes<text:line-break/>cum aliae tum maxime illae, quae n<text:span text:style-name="Default_20_Paragraph_20_Font"><text:span text:style-name="T2">o</text:span></text:span>nnullis saepe eveniunt,<text:line-break/>quum frig<text:span text:style-name="Default_20_Paragraph_20_Font"><text:span text:style-name="T2">o</text:span></text:span>re corripiuntur ; tunc enim plane gravari videtur,<text:line-break/>vel pauc<text:span text:style-name="Default_20_Paragraph_20_Font"><text:span text:style-name="T2">o</text:span></text:span> admodum contento in ipsa humore. Vesicae etiam<text:line-break/>ut mejendi organo ischuriae sympt<text:span text:style-name="Default_20_Paragraph_20_Font"><text:span text:style-name="T2">o</text:span></text:span>ma supervenit, interdum<text:line-break/>quidem, ut dictum est, quum id quod in ipsa continetur,<text:line-break/>non ite comprehendere valet, ut ipsum exprimat; interdum<text:line-break/>etiam obstructo inferi<text:span text:style-name="Default_20_Paragraph_20_Font"><text:span text:style-name="T2">o</text:span></text:span>ri meatu a crassis humoribus , aut im-<text:line-break/>pactu lapide, interdum etiam ab inflammatione, vel ali<text:span text:style-name="Default_20_Paragraph_20_Font"><text:span text:style-name="T2">o</text:span></text:span> hu-::<text:line-break/>jusmodi tmn<text:span text:style-name="Default_20_Paragraph_20_Font"><text:span text:style-name="T2">o</text:span></text:span>re, quo angusti<text:span text:style-name="Default_20_Paragraph_20_Font"><text:span text:style-name="T2">o</text:span></text:span>r redditur meatus, vel omnino<text:line-break/>obstruitur. At vero neque nervorum a spinali medulla ex-.<text:line-break/><text:span text:style-name="Default_20_Paragraph_20_Font"><text:span text:style-name="T2">o</text:span></text:span>rtorum, neque etiam spinalis medullae ipsius affectus , veli-<text:line-break/>cae aliquam imbecillitatem efficiunt, ut mina propterea sup-.<text:line-break/>primatur, quemadmodum nonnulli putaverunt, credentes<text:line-break/>vesicae officium a consilio procedere , quod urinam retine<text:span text:style-name="Default_20_Paragraph_20_Font"><text:span text:style-name="T2">s-<text:line-break/></text:span></text:span>mus, quoad voluerimus, atque pro voluntatis imperio excer-<text:line-break/>namus; statius enim fuisset eos nosse non vesicae, sed mejen-</text:p>
      <text:p text:style-name="P3">di officium, veluti etiam deficiendi, n<text:span text:style-name="Default_20_Paragraph_20_Font"><text:span text:style-name="T2">o</text:span></text:span>n intestinorum mu-<text:line-break/>nus arbitrarium esse. Nam vesicae acti<text:span text:style-name="Default_20_Paragraph_20_Font"><text:span text:style-name="T2">o</text:span></text:span> unica est contra-<text:line-break/>eti<text:span text:style-name="Default_20_Paragraph_20_Font"><text:span text:style-name="T2">o</text:span></text:span> ; at musculus, qui urinae meatum in circuitu ambit, in<text:line-break/>origine cervicis vesicae p<text:span text:style-name="Default_20_Paragraph_20_Font"><text:span text:style-name="T2">o</text:span></text:span>situs, organum est voluntarium,<text:line-break/>opus habens, vesicae cervicem ita exacte circumstringere, ut<text:line-break/>nihil humoris e vesica lu meatum ejus egredi possit; similem<text:line-break/>qu<text:span text:style-name="Default_20_Paragraph_20_Font"><text:span text:style-name="T2">o</text:span></text:span>que et actionem et usum habet musculus , qui recti inte-<text:line-break/>stini partem extremam ambit ; proinde ipsis resolutis , neque<text:line-break/>urinam vesica, nequestercora alvus retinet, sed praeter vo-<text:line-break/>luntatem paulatim utraque effluunt. Quemadmodum autem<text:line-break/>lu reliquis musculis quod a resoluti<text:span text:style-name="Default_20_Paragraph_20_Font"><text:span text:style-name="T2">o</text:span></text:span>ne fit n<text:span text:style-name="Default_20_Paragraph_20_Font"><text:span text:style-name="T2">o</text:span></text:span>bis invitis, id<text:line-break/>electio n<text:span text:style-name="Default_20_Paragraph_20_Font"><text:span text:style-name="T2">o</text:span></text:span>sses haud invita efficit, ita eadem ratione ab horum<text:line-break/>actione quiescimus, quum vel stercus , vel urinam excernere<text:line-break/>propositum est. Atque ut nonnulli cum minarum tum cibi<text:line-break/>excrementorum desecti<text:span text:style-name="Default_20_Paragraph_20_Font"><text:span text:style-name="T2">o</text:span></text:span>nem totam ab electione procedere<text:line-break/>existimantes erraveru<text:span text:style-name="Default_20_Paragraph_20_Font"><text:span text:style-name="T2">n</text:span></text:span>t, ita rursus alii his e diverso to-<text:line-break/>tum. hoc opus naturale putantes a veritate delapsi sunt</text:p>
      <text:p text:style-name="P3">Etenim cibi a ventriculo in jejunum expressio totum natu-<text:line-break/>rae opus est, rursus omnino ab electione pendet utrorum-<text:line-break/>que artuum et cujuslibet digiti tum extensio tum iusiexio.<text:line-break/>Delatio enim a ventriculo ad jejunum et ab hoc lu tenue in-<text:line-break/>testinum a sola naturali sacultate p<text:span text:style-name="Default_20_Paragraph_20_Font"><text:span text:style-name="T2">r</text:span></text:span>ocessit, at alui dejecti<text:span text:style-name="Default_20_Paragraph_20_Font"><text:span text:style-name="T2">o</text:span></text:span> et<text:line-break/>urinae redditio utroque o<text:span text:style-name="Default_20_Paragraph_20_Font"><text:span text:style-name="T2">r</text:span></text:span>gano prop<text:span text:style-name="Default_20_Paragraph_20_Font"><text:span text:style-name="T2">r</text:span></text:span>iis suis facultatibus<text:line-break/>agente perficiuntur, quod ad rectum lutestinum atque vesi-<text:line-break/>cam attinet, a naturalibus; quod ad musculos vero, ab ani-<text:line-break/>malibus et voluntariis nominatis. Nam muscusi, qui fluores<text:line-break/>cohibent, tunc quiescunt ab opere; abdominis vero muscusi<text:line-break/>munere suo funguntur , . <text:span text:style-name="Default_20_Paragraph_20_Font"><text:span text:style-name="T6">maxi</text:span></text:span>me vero ipforum medii ; non-.<text:line-break/>nulli etiam quum difficile deliciant, manibus hujusmodi mus-.<text:line-break/>culos comprimunt, nt et ubi urina vel difficulter redditur, .<text:line-break/>vel omnino suppressa. est, facere consueverunt. Quum ita-<text:line-break/>que ne<text:span text:style-name="Default_20_Paragraph_20_Font"><text:span text:style-name="T2">r</text:span></text:span>vi , per quos animalis facultas ad jam dictos muscu-<text:line-break/>los pervenit, afficiuntur, aut ubi dorsalia medulla ipsa laesa<text:line-break/>est, resolvitur musculorum actio. atque excernitur- et.miuaet</text:p>
      <text:p text:style-name="P3">stercus, laborante invito. Quum vero ipsum vesicae cor-<text:line-break/>pus eo affectu suerit affectum, ut quod in ea continetur, ex-<text:line-break/>primore non possit, supprimitur urina, vocaturque hoc fym-<text:line-break/>ptoma ipfius ischuria. Atque accidit interdum propter ob-<text:line-break/>tulum ipfius senfum urinae suppressionem fieri citra exere-<text:line-break/>tricis facultatis laesionem, fi proprii velleae nervi afficiantur,.<text:line-break/>nervis musculi cervicem ejus stringentis munere fuo sun-<text:line-break/>gentibus, ipsorum facultate ferrata ; nam fi re<text:span text:style-name="Default_20_Paragraph_20_Font"><text:span text:style-name="T2">s</text:span></text:span>olvantur, pro-<text:line-break/>prium signum est paraly<text:span text:style-name="Default_20_Paragraph_20_Font"><text:span text:style-name="T2">s</text:span></text:span>eos hujus musculi urinae praeter<text:line-break/>voluntatem excretio ; at hoc eveniente affectu, quum meatus<text:line-break/>ipfius fuerit obstructus, uterque affectus cognitu difficilis esu<text:line-break/>Proinde ut exquisite dignoscantur, non folum hi , fed reliqui<text:line-break/>quoque omnes vesicae affectus, perquam necessarium est prae-;<text:line-break/>scire praevias causas extrinsecus advenientes , quas proprie<text:line-break/>procatarcticas messim vocant; fed multo magis eas, quaeprae-<text:line-break/>cesserunt in ipfo animalis corpore , affectiones. Igitur cui-<text:line-break/>dam a casu spina luxata accidit urinae suppressio , quae sic</text:p>
      <text:p text:style-name="P3">fieri c<text:span text:style-name="Default_20_Paragraph_20_Font"><text:span text:style-name="T2">o</text:span></text:span>nsuerit, quemadm<text:span text:style-name="Default_20_Paragraph_20_Font"><text:span text:style-name="T2">o</text:span></text:span>dum et ab Hippocrate dictum est;<text:line-break/>verum n<text:span text:style-name="Default_20_Paragraph_20_Font"><text:span text:style-name="T2">o</text:span></text:span>n illico suppressa fuit, feti perendie, <text:span text:style-name="Default_20_Paragraph_20_Font"><text:span text:style-name="T2">o</text:span></text:span>b digress<text:span text:style-name="Default_20_Paragraph_20_Font"><text:span text:style-name="T2">u</text:span></text:span>rum<text:line-break/>ad inte<text:span text:style-name="Default_20_Paragraph_20_Font"><text:span text:style-name="T2">r</text:span></text:span>na vertebrarum compressionem inflammata vesica.<text:line-break/>ltaque dolebat in ejus regione, vel nemine tangente; sied<text:line-break/>multo magis, si quis manu tangeret. Atque hunc curavimus<text:line-break/>inflammationi remedia adhibentes. Rursus alter luxatis ad<text:line-break/>posteriora vertebris urinam inritus proludit citra vesicae do-<text:line-break/>lorem, in quo coniecimus nervum musculi vesicam clauden-<text:line-break/>tis fuisse affectum, proinde spinalem medullam curavimus:<text:line-break/>Atque in esto similiter affecto suppressa fuit urina, torpente<text:line-break/>quidem ob affectos nervos vesicae sensu, quum autem inter .<text:line-break/>dormiendum non sentiret homo, vesica impleta et stupra me-<text:line-break/>dum extensa, nihil amplius excernere potuit. Etenim ac-<text:line-break/>cidit interdum, hanc suppressimus minae causam esse, quem-<text:line-break/>admodum etiam. sanis quibusdam, vel urgentibus negotiis,<text:line-break/>vel in concionibus, vel scnatu, vel fo<text:span text:style-name="Default_20_Paragraph_20_Font"><text:span text:style-name="T2">r</text:span></text:span>o, vel convivio, re-<text:line-break/>tenta longiori tempore mina, extensa supra modum vesica,</text:p>
      <text:p text:style-name="P3">urinam supprimi, contractrice facultate laesa propter immo-<text:line-break/>deratam tu<text:span text:style-name="Default_20_Paragraph_20_Font"><text:span text:style-name="T2">n</text:span></text:span>sionem. Quidam etiam quum cecidisset, 1na-<text:line-break/>nente spina illaesa, primum quidem magnam sanguinis copi-.<text:line-break/>am cum urina emisit, postea vero omnino suppressa est uri-<text:line-break/>na; cui coniecimus concretum esse sanguinis aliquem gru-<text:line-break/>mum; .quocirca demisse a nobis per colem fistula , paulum<text:line-break/>urinae reddidit; extracta deinde fistula, apparuit in ipsius<text:line-break/>ore grumi indicium. Praeterea ab aliis diuturnis doloribus,<text:line-break/>una cum abscessuum signis infestantibus, finitis his tenue pus<text:line-break/>cum mina profluxit, fubfequuta urinae rete<text:span text:style-name="Default_20_Paragraph_20_Font"><text:span text:style-name="T2">n</text:span></text:span>tio est, ut conje-<text:line-break/>cerintus a crasso pure meatum obstrui. Atque in pueris cal-<text:line-break/>culo vesicae laborantibus vidimus saepenumero urinam sup-<text:line-break/>primi. Eos itaque resupino. figurato corpore concussimus,<text:line-break/>ut a meatu lapis dimoveretur. Quum vero vos id, quod<text:line-break/>jam jam dicam, videritis, oro ut ipsum tenaci semper mento-<text:line-break/>ria servetis; a grumis vocatis, non solum iis qui in vesica,<text:line-break/><text:span text:style-name="Default_20_Paragraph_20_Font"><text:span text:style-name="T1">sed </text:span></text:span>multo magis illis quo que qui lo i<text:span text:style-name="Default_20_Paragraph_20_Font"><text:span text:style-name="T2">n</text:span></text:span>testinis, ventriculo al-</text:p>
      <text:p text:style-name="P3">que thorace c<text:span text:style-name="Default_20_Paragraph_20_Font"><text:span text:style-name="T2">o</text:span></text:span>ntinentur, ammi desectio et pall<text:span text:style-name="Default_20_Paragraph_20_Font"><text:span text:style-name="T2">o</text:span></text:span>r sequi solet,<text:line-break/>pulsus parvus, obscurus, frequens apparet, anxietas et ex-<text:line-break/>solutio. Idem h<text:span text:style-name="Default_20_Paragraph_20_Font"><text:span text:style-name="T2">o</text:span></text:span>c in magnis musculorum vulneribus saepe-<text:line-break/>numero accidit, ut mirari aliquis possit, quaenam sit hujus<text:line-break/>eventus causa, quod omnium sanguis <text:span text:style-name="Default_20_Paragraph_20_Font"><text:span text:style-name="T2">no</text:span></text:span>bis familiarissimus<text:line-break/>ex vasis suis effusus tantorum malorum auctor sit; nam. et<text:line-break/>putredo partium et m<text:span text:style-name="Default_20_Paragraph_20_Font"><text:span text:style-name="T2">o</text:span></text:span>rtificatio ipsum sequitur. Vini etiam<text:line-break/>vesicae grum<text:span text:style-name="Default_20_Paragraph_20_Font"><text:span text:style-name="T2">o o</text:span></text:span>bstructae eadem evenire sympt<text:span text:style-name="Default_20_Paragraph_20_Font"><text:span text:style-name="T2">o</text:span></text:span>mata; gru-<text:line-break/>urum vero adesse coniecimus, qu<text:span text:style-name="Default_20_Paragraph_20_Font"><text:span text:style-name="T2">o</text:span></text:span>d plurimum antea cruorem<text:line-break/>cum mina reddidisset. Itaque medicamentum lapidem con-<text:line-break/>terens ex oxymelite atque ipsum qu<text:span text:style-name="Default_20_Paragraph_20_Font"><text:span text:style-name="T2">o</text:span></text:span>que oxymel per se in<text:line-break/>potu dedimus, at <text:span text:style-name="Default_20_Paragraph_20_Font"><text:span text:style-name="T2">n</text:span></text:span>ihilominus alii quidem perierunt, uno<text:line-break/>quodam servato, solutis ipsi grumis , quos postea cum urina<text:line-break/>paulatim excrevit. Quod ver<text:span text:style-name="Default_20_Paragraph_20_Font"><text:span text:style-name="T2">o</text:span></text:span> non sutis sint ad affectae se-<text:line-break/>dis inve<text:span text:style-name="Default_20_Paragraph_20_Font"><text:span text:style-name="T2">n</text:span></text:span>tionem ea duntaxat sympt<text:span text:style-name="Default_20_Paragraph_20_Font"><text:span text:style-name="T2">o</text:span></text:span>mata quae in praesentia<text:line-break/>infestant, sed et ex iis quae praecesserunt, saepe definiamus,<text:line-break/>facile intelligetis, si eo<text:span text:style-name="Default_20_Paragraph_20_Font"><text:span text:style-name="T2">r</text:span></text:span>um quae vidistis memineritis. Igitur</text:p>
      <text:p text:style-name="P3">quum multi crebro pus cum urina emisissent, praeterito-<text:line-break/>rum symptomatum memoria et sedem affectum nobis osten-<text:line-break/>dit et affectum in ipso consistentem declararit. Quidam<text:line-break/>enim prius lu regione renum saepenumero doluerat et cum<text:line-break/>inordinato horrore et exiguo rigore feb<text:span text:style-name="Default_20_Paragraph_20_Font"><text:span text:style-name="T2">r</text:span></text:span>e correptus erat.<text:line-break/>Alius circa vesicae situm simul cum horr<text:span text:style-name="Default_20_Paragraph_20_Font"><text:span text:style-name="T2">o</text:span></text:span>re ac febre d<text:span text:style-name="Default_20_Paragraph_20_Font"><text:span text:style-name="T2">o</text:span></text:span>lores<text:line-break/>praesenserat, nonnulli circa septum transversum et thora-<text:line-break/>cem, ut alii lu dextro hypoch<text:span text:style-name="Default_20_Paragraph_20_Font"><text:span text:style-name="T2">o</text:span></text:span>ndrio. Coniecturam itaque<text:line-break/>fecimus lu iis omnibus pus per renes expurgatum esse , vo-<text:line-break/>mica in loco dolente erupta. Ad indicium autem cum supra<text:line-break/>propositis nonnihil confert puris quantitas et quod totum<text:line-break/>cum urinis misceatur; veluti consulum, aut contra, veluti<text:line-break/>jam antea de intestinis dictum esu Nam ut in illis, si a su-<text:line-break/>perioribus intestinis quidpiam deferatur , id ciborunr exerc-<text:line-break/>rnentis peraeque admixtum videtur, ac fi cum ipsis subactum<text:line-break/>scisset; si vero ab humilioribus, cum una ipsorum parte ex-<text:line-break/>cernitur, simili m<text:span text:style-name="Default_20_Paragraph_20_Font"><text:span text:style-name="T2">o</text:span></text:span>do mina aut tota a pure cum ipsa emisso</text:p>
      <text:p text:style-name="P3">c<text:span text:style-name="Default_20_Paragraph_20_Font"><text:span text:style-name="T2">o</text:span></text:span>nturbatur, aut per partes quasdam disparium inaequaliter<text:line-break/>defertur, plerumque etiam salum pus fine urina excernitur.<text:line-break/>Atque- h<text:span text:style-name="Default_20_Paragraph_20_Font"><text:span text:style-name="T2">o</text:span></text:span>c sane haud obscure in vesica suppurationem con-<text:line-break/>littere indicat ; quod vero exacte commi; tum est, a supernis<text:line-break/>alicunde partibus venire; quod mediam inter haec conditio-<text:line-break/>nem servaverit, a renibus. Similiter li erupta vomica cum<text:line-break/>affecti loci indiciis ulce<text:span text:style-name="Default_20_Paragraph_20_Font"><text:span text:style-name="T2">r</text:span></text:span>is quoque signum aliquod appareat,<text:line-break/>hoc aliquando quidem exacte commixtum ridetur, aliquando<text:line-break/>mediocriter, vel nullam habens mixtionem, vel quodammo-<text:line-break/>do innatat, vel solum excernitur; et vocatum quidem ramen-<text:line-break/>tum ulceris, substantiae vero proprietas affectae partis<text:line-break/>proprium indicium est, quippe partes a vesica avulsae la-<text:line-break/>minis, a renibus vero caruncula sunt similes. Itu etiam<text:line-break/>ubi ex sublimioribus pars aliqua affecta est, excrementa cum<text:line-break/>urinis ejecta intueri et ea suspectarum partium substantiae<text:line-break/>comparare oportet. Igitur cum urina expurgantitr gibbae<text:line-break/>hepatis partes atque omnes quotquot <text:span text:style-name="Default_20_Paragraph_20_Font"><text:span text:style-name="T2">t</text:span></text:span>uus his supe<text:span text:style-name="Default_20_Paragraph_20_Font"><text:span text:style-name="T2">r</text:span></text:span>iores;</text:p>
      <text:p text:style-name="P3">per alvum vero pars jecoris sima, intestina, ventriculus, lien.<text:line-break/>Extra haec autem sunt, quae raro fiunt, ut quum thorax et<text:line-break/>pulmo per alvum purgatur ; quae infra septum transversum<text:line-break/>positae sunt partes , interdum per urinas. Quorum causam<text:line-break/>quum nonnulli ignorent , neque ea unquam in aegrotis acci-<text:line-break/>der e viderint, non credunt iis , qui viderunt (quod abscessu<text:line-break/>interdum in pulmone orto pus expurgari per renes possit.]<text:line-break/>Nos vera pulmonis vomicam per urinam, thoracis autem per<text:line-break/>intestina et alvum expurgari vidimus. Ac transitus quidem<text:line-break/>a pulmone ad renes plane nullam revera ^difficultatem ha-<text:line-break/>het; etenim ut a cava vena, ita ex magna quoque arteria<text:line-break/>rami descendunt ad renes. Quoniam autem Erafistratus pu-<text:line-break/>tat solum spiritum in arteriis contineri, haec quaestio ad<text:line-break/>ejus sectatores pertinet, non ad nos , quum laevis arte<text:span text:style-name="Default_20_Paragraph_20_Font"><text:span text:style-name="T2">r</text:span></text:span>ia<text:line-break/>pulmonis, . quantum puris ex erupta vomica suscipit, id in<text:line-break/>sinistrum cornis sinunt deferre possit, quod inde .in magnam</text:p>
      <text:p text:style-name="P3">ipsius arteriam incidens , per renes transit in vesicam ; h<text:span text:style-name="Default_20_Paragraph_20_Font"><text:span text:style-name="T2">o</text:span></text:span>c<text:line-break/>famen non ile evenire sulet, pure prius in asperas arterias<text:line-break/>magna ex parte .transsumpto. Itaque quam ob cau<text:span text:style-name="Default_20_Paragraph_20_Font"><text:span text:style-name="T2">t</text:span></text:span>am pus<text:line-break/>in pulmone genitum cum urinis, licet raro, excernatur,<text:line-break/>jam dictum est ; quod vero per ventrem expellatur, alia quae-<text:line-break/>dam rara ex corporum dissectione apparens est causa; nam<text:line-break/>cava vena, mediante vale quodam, caudini vocato videtur<text:line-break/>interdum adaptari. Proinde nihil mirum neque impossibile<text:line-break/>est et ex partibus Peplo transverso superioribus pus in ven-<text:line-break/>trem defluere et ex iis quae eidem supponuntur, per renes<text:line-break/>in vesicam pervenire; nam corporum raras constitutiones<text:line-break/>par est rara etiam sequi symptomata.</text:p>
      <text:h text:style-name="Heading_20_2" text:outline-level="2">Cap. V. </text:h>
      <text:p text:style-name="P15">Neque hic disceptandum est, utrum vul-<text:line-break/>vam an uterum vocare deceat eam partem, quae mulieri-<text:line-break/>bus ad conceptionem a natura data est; ut nec si quis n<text:span text:style-name="Default_20_Paragraph_20_Font"><text:span text:style-name="T2">n</text:span></text:span>me-<text:line-break/>ro plurali vulvas aut uteros, aut singulari vulvam aut ute-</text:p>
      <text:p text:style-name="P3">rutu n<text:span text:style-name="Default_20_Paragraph_20_Font"><text:span text:style-name="T2">o</text:span></text:span>minere veliti Etenim fatuis est in rebus utilibus<text:line-break/>tempus collocare, ex quibus vel ad dignotionem, vel prae-<text:line-break/>notionem, vel curationem , fructum aliquem decerpere pes-<text:line-break/>simus. Veluti certe et in eo affectu, quem nonnulli uteri<text:line-break/>suffocationem, alli spirationis ob uterum ablationem vocant;<text:line-break/>audire enim licet melico.. utraque appellatione unum quen-<text:line-break/>dam affectum explicare. Ego vero quum multas viderim<text:line-break/>mulieres hystericas, ut et illae seipsas nominant et ante has<text:line-break/>melicae foeminae , a quibus et eas verisimile est hoc nomen<text:line-break/>audivisse, alias quidem sine sensu immobiles jacentes, cum<text:line-break/>obscurissimo minimoque pulsu, vel omnino sine ullo pulsu<text:line-break/>apparentes , alias sentientes quidem et sese moventes , atque<text:line-break/>citra rationis laesionem, sed animo deficientes et vix respi-<text:line-break/>rantes, alias etiam artus contrahentes; multas esse puto ute-<text:line-break/>ri affectuum differentias, vel pro causae efficientis magni-<text:line-break/>tudine, vel pro specierum quarundam varietate inter se dif-<text:line-break/>ferentes. Igitur prima differe<text:span text:style-name="Default_20_Paragraph_20_Font"><text:span text:style-name="T2">n</text:span></text:span>tia , cujus Heraclides Ponti-<text:line-break/>cus in conscripto libro mentionem fecit, multam exhibet de</text:p>
      <text:p text:style-name="P3">ortu suo ambiguitatem. Ait enim illam mulierem neque<text:line-break/>pulsum neque respirationem habuisse, atque hoc solum a<text:line-break/>mo<text:span text:style-name="Default_20_Paragraph_20_Font"><text:span text:style-name="T2">r</text:span></text:span>tuis distitisse , quod exiguum in mediis corporis partibus<text:line-break/>calo<text:span text:style-name="Default_20_Paragraph_20_Font"><text:span text:style-name="T2">r</text:span></text:span>em haberet ; est autem libri titulus Apnous He<text:span text:style-name="Default_20_Paragraph_20_Font"><text:span text:style-name="T2">r</text:span></text:span>aclidis ;<text:line-break/>ac astantes medic<text:span text:style-name="Default_20_Paragraph_20_Font"><text:span text:style-name="T2">o</text:span></text:span>s quaesivisse ait, an nondum esset mortua.<text:line-break/>Rursus nonnulli Heraclide posteriores, servari aliquid re-<text:line-break/>spirationis volentes, quamvis non appereat, carptae lanae<text:line-break/>stocculos prae naribus suspendi jubent, ut exacte dig<text:span text:style-name="Default_20_Paragraph_20_Font"><text:span text:style-name="T2">n</text:span></text:span>osca-<text:line-break/>tur, num spiritus aliquis inter respirandum tum intro tum<text:line-break/>foras <text:span text:style-name="Default_20_Paragraph_20_Font"><text:span text:style-name="T2">r</text:span></text:span>ursum feratur. Nonnulli poculum aquae plenum ori<text:line-break/>ventriculi imponere praecipiunt, quippe immotum omnino.<text:line-break/>servatum iri humorem ajunt, si fota perierit respi<text:span text:style-name="Default_20_Paragraph_20_Font"><text:span text:style-name="T2">r</text:span></text:span>atio.<text:line-break/>Quod si omnes ita affectae mulieres interi<text:span text:style-name="Default_20_Paragraph_20_Font"><text:span text:style-name="T2">r</text:span></text:span>ent, simplex esset<text:line-break/>quaestio ; quum vero nonnullae serventur, gemina fit, iuve-<text:line-break/>stigantibus nobis tum affectionem, ob quam spicationis mu-<text:line-break/>uus deperditur, tum vel magis, quomodo vivere possint, quae<text:line-break/>allisi omnino respiranti Nam in consesso est et respiratio-<text:line-break/>nem a vita et vitem a respiratione separari non poste, adeo</text:p>
      <text:p text:style-name="P3"><text:span text:style-name="Default_20_Paragraph_20_Font"><text:span text:style-name="T10">. </text:span></text:span>nt et vivens omnino respi<text:span text:style-name="Default_20_Paragraph_20_Font"><text:span text:style-name="T2">r</text:span></text:span>et et respirans omnino vivat.<text:line-break/>An haec <text:span text:style-name="Default_20_Paragraph_20_Font"><text:span text:style-name="T2">quaestio</text:span></text:span> difficilior est? non tamen revera difficilior,<text:line-break/>scd altera facilius deprehendi potest; quippe latebris clusa<text:line-break/>animalia mortuis similia respirationis nihil servare viden-<text:line-break/>tur. Hoc enim cognito, perspectisque manifeste illis ani-<text:line-break/>masseus frigidis, atque eo demonstrato, quod maximus respi-<text:line-break/>rationis usus sit ut intimus calor et refrige<text:span text:style-name="Default_20_Paragraph_20_Font"><text:span text:style-name="T2">r</text:span></text:span>atione et venti-<text:line-break/>latione servetur, non est amplius dissiclle colligere, exiguum<text:line-break/>illum calorem in ipsis relictum, arteriarum cordisque officio<text:line-break/>conservari, quae a quibusdam medicis transpiratio, veluti<text:line-break/>quae a thoracis pulmonisque officio prodit, respiratio voca-<text:line-break/>tur. Itaque pereunte ob uteri affectum respiratione , quo-<text:line-break/>niam universum corpus refrigeratur , id eum maniseste vi-<text:line-break/>de.tur, fieri potest, ut nulla prodeat ab ore respiratio, quam-<text:line-break/>vis ea quae in arteriis fit, nequaquam intercipiatur; potest<text:line-break/>etiam adeo esse exigua, ut sensum omnino effugiat. Ergo ut<text:line-break/>nihil ad hunc affectum pertinens maneat indiscussum, socco-</text:p>
      <text:p text:style-name="P3">dit iterum alia quaestio, quam ob cau<text:span text:style-name="Default_20_Paragraph_20_Font"><text:span text:style-name="T2">t</text:span></text:span>am c<text:span text:style-name="Default_20_Paragraph_20_Font"><text:span text:style-name="T2">o</text:span></text:span>rpus refrige<text:span text:style-name="Default_20_Paragraph_20_Font"><text:span text:style-name="T2">r</text:span></text:span>etu<text:span text:style-name="Default_20_Paragraph_20_Font"><text:span text:style-name="T2">r.<text:line-break/></text:span></text:span>Ea vero fortasse dissolvi poterit, si causas quae praecesse-<text:line-break/>runt, diligenter intueamur; fiunt autem hujusm<text:span text:style-name="Default_20_Paragraph_20_Font"><text:span text:style-name="T2">o</text:span></text:span>di. Con-<text:line-break/>veuit inter omnes hunc affectum magna ex parte viduis eve-<text:line-break/>uire, usque maxime, quae quum antea probe purgarentur<text:line-break/>ac parerent, atque virorum concubitu gauderent, omnibus<text:line-break/>bis suerint privatae. Quid igitur ex lusce probabilius quis<text:line-break/>concludere possit quam ob retenta menstrua vel femen ce-<text:line-break/>bibitum hujusmodi uterinis vocatis affectibus mulieres cru.<text:line-break/>ciari, sive eae ap<text:span text:style-name="Default_20_Paragraph_20_Font"><text:span text:style-name="T2">n</text:span></text:span>oeae, sive suffocationes, sive etiam contra-<text:line-break/>ctiones quaedam fuerint? et fortasse magis ob feminis reten-<text:line-break/>tionem, utpote quod magnam vim obtineat et in musieribus<text:line-break/>humidius ac frigidius sit et excretionem <text:span text:style-name="Default_20_Paragraph_20_Font"><text:span text:style-name="T2">r</text:span></text:span>equirat in iis quae<text:line-break/>multo femine exube<text:span text:style-name="Default_20_Paragraph_20_Font"><text:span text:style-name="T2">r</text:span></text:span>ant, sicuti etiam in viris. Etenim non<text:line-break/>parva est horum quoque differentia. Sunt enim nonnulli<text:line-break/>quos protinus a iuventute concubitus imbecilliores esurit;<text:line-break/>alii nisi assidue coeant, capitis gravitate molestantur, cibos</text:p>
      <text:p text:style-name="P3">fastidiunt , ac febribus ob<text:span text:style-name="Default_20_Paragraph_20_Font"><text:span text:style-name="T2">n</text:span></text:span>oxii fiu<text:span text:style-name="Default_20_Paragraph_20_Font"><text:span text:style-name="T2">n</text:span></text:span>t , atque deterior est ipfis<text:line-break/>appetentia et concoctio mi<text:span text:style-name="Default_20_Paragraph_20_Font"><text:span text:style-name="T2">n</text:span></text:span>or , quorum corpus Plato arbori-<text:line-break/>bus immodice fructiferis comparabat. Equidem novi quos-<text:line-break/>dam, quibus hujusmodi erat natura, qui prae pudore a libi-<text:line-break/>dinis usu abstinentes torpidi pigrique facti sunt, nonnulli<text:line-break/>etiam melancholicis similes, praeter modum moesti ac timidi,<text:line-break/>clbi etiam tum cupiditate tum concoctione vitiata. Novi<text:line-break/>quendam, qui uxoris mortem lugens et a concubitu, quo<text:line-break/>antea creberrime suerat usus, abstinens, cibi appetentiam<text:line-break/>anuserat aque ne exiguum quidem fi sumpsisset cibum con-<text:line-break/>coquere poterat, si quando vero fe ipsum cogendo plus tibi<text:line-break/>assumpsisset, protinus scilicet ad vomitum excitabatur; moe-<text:line-break/>estus etiam ap; arebat, non solum has ob causas, sed etiam,<text:line-break/>ut melancholici solent, citra manifestam causam, cui omnia<text:line-break/>quam celerrime cessarunt, ad pristinam consuetudinem re-<text:line-break/>verso. ffaec ergo co<text:span text:style-name="Default_20_Paragraph_20_Font"><text:span text:style-name="T2">n</text:span></text:span>sideranti missi apud me nisa est longe<text:line-break/>major ex retento semine quam menstruis corporis noxa<text:line-break/>evenire posse, quibus corporibus ipsum suapte natura dete-</text:p>
      <text:p text:style-name="P3">rioris succi est ac copiosius, et qui in otio degunt, quique,<text:line-break/>quum antea nihil ad libidinem reliqui fecissent , affatim can-<text:line-break/>linere coeperunt. Perpendi autem in his quoque naturalem.<text:line-break/>excernendi ipsum cupiditatem hujus rei causam esse; quum<text:line-break/>enim et tale et tantum suerit , neminem non ad fui- excretio-<text:line-break/>nem ri quadam . stimulati Ita Diogenem Cynicum constat<text:line-break/>virum omnium mortalium , quod ad continentiam ac tempe-<text:line-break/>rantiam pertinet, constantissimum fuisse; libidini tamen et<text:line-break/>ipsa indulgebat, non a copulata femini, dum effunditur, vo-<text:line-break/>luptate veluti bono aliquo illectus , fed ut noxam a reten-.<text:line-break/>to oborientem evitaret. Eum, ut narrant, meretrix adire<text:line-break/>pollicita quum diutius tardaret, ipse manu pudendis admota,<text:line-break/>semen projecit ac venientem deinde remisit, inquiens, manus<text:line-break/>hymeuaeum celebrando te praevenit. Atque plane conflet<text:line-break/>modestos viros non ob voluptatem , sed ut a molestia prae—<text:line-break/>se<text:span text:style-name="Default_20_Paragraph_20_Font"><text:span text:style-name="T2">r</text:span></text:span>ventur, libidini indulgere, perinde ac si nulla esset ei vo-<text:line-break/>luptas coniugata. Sic etiam reliqua animalia ad coitum ex-</text:p>
      <text:p text:style-name="P3">citari arbitror , non quod existiment voluptatem bonum esse,<text:line-break/>sed ut semen, quod ob retentionem ipsa molestat, excernunt,<text:line-break/>ut et desidendi stercoris excernendaeque urinae desiderio<text:line-break/>natura moveri consueverunt. Cogitanti mihi aliquando itus<text:line-break/>per hac re tale quoddam symptoma apparuit in muliere ex<text:line-break/>longo jam tempore vidua. Quum enim et assis malis et<text:line-break/>nervorum quoque distentione vexaretur, dicente obstetrice<text:line-break/>uterum esse retractum , remediis ad hujusmodi affectus con-<text:line-break/>suetis uti visum est ; quibus adhibitis, partim ob ipsorum ca-<text:line-break/>Iorem, partim etiam, quod inter curandum manibus tracta-<text:line-break/>rentur partes muliebres, oborta titillatione cum labore et<text:line-break/>voluptate veluti per coitum, excrevit crassem plurirnumque<text:line-break/>semen atque ita a molestia liberata est mulier. Proinde mi-<text:line-break/>hi vilcm est, vitiato summi majorem quam menstruis esse<text:line-break/>vim ad laesionem universo corpori inserendam ; itaque licet<text:line-break/>haec aliquando profluant viduis , suppressum nihilomi<text:span text:style-name="Default_20_Paragraph_20_Font"><text:span text:style-name="T2">n</text:span></text:span>us <text:span text:style-name="Default_20_Paragraph_20_Font"><text:span text:style-name="T2">t</text:span></text:span>e-</text:p>
      <text:p text:style-name="P3">men molestiam noxamque ipfis inferre. Qui vero arbitram-<text:line-break/>tur non probabile, exiguum succum in una parte contentum<text:line-break/>tantorum symptomatum universo corpori oborientium esse<text:line-break/>causam, ii omnino mihi immemores esse videntur eorum<text:line-break/>quae quotidie contingunt. Etenim a phalangiorum ictibus<text:line-break/>totum corpus assiri ridetur, exiguo veneno per minimum fo-<text:line-break/>ramen lujeclo. Sed majori admiratione dignus est scorpio-<text:line-break/>nis ictus, quod et brevi admodum tempore gravissima infe<text:span text:style-name="Default_20_Paragraph_20_Font"><text:span text:style-name="T2">r</text:span></text:span>at<text:line-break/>symptomata et id quod injicitur, dum ipse pungit, aut per-<text:line-break/>quam exiguum fit , aut nihil omnino , nullo apparente fora—<text:line-break/>mine in ipfius aculeo. Atqui necessarium est, non simpli—<text:line-break/>citer, quia quis perinde ac acu punctus est, universum statim<text:line-break/>corpus veluti grandine percuti rideri, animi simul defectione<text:line-break/>accedente, fed rationi magis consentaneum est , vel a spiritu<text:line-break/>quodam, vel tenui humiditate iniecta, haec evenire. Qui-<text:line-break/>dam etiam putant res quasdam solo tactu per qualitatis vim<text:line-break/>ea quae eis vicina sunt alterare posse, idque plane rideri lu<text:line-break/>marina torpedine , ut cui tam vehemens fit facultas , ut per</text:p>
      <text:p text:style-name="P3">piscat<text:span text:style-name="Default_20_Paragraph_20_Font"><text:span text:style-name="T2">o</text:span></text:span>ris tridentem transmissa ad manum alteratione , dere-.<text:line-break/>pente totam reddat torpidam. His argumentis sutis depre-<text:line-break/>henditur parvae molis res quasdam solo tactu maximas in-<text:line-break/>ducere alterationes ; quod in berariio quoque lapide, quem<text:line-break/>magnetem nominant, vide<text:span text:style-name="Default_20_Paragraph_20_Font"><text:span text:style-name="T2">r</text:span></text:span>e est; ferrum enim,. quod tetige-<text:line-break/>rit, ei adhaeret fine vinculo ; deinde si aliud id quod primo<text:line-break/>tangit tetigerit, similiter ut primum issi inhaeret; postea<text:line-break/>tertium fecundo. Quum igitur plane constet rebus quibus-<text:line-break/>dam vehementissimas esse vires, reliquum est ut investigemus<text:line-break/>an in animantibus corruptio aliqua nasci possit adeo vehe-<text:line-break/>mens , ut veneni animalis venenati tum qualitatem tum vi-<text:line-break/>res aequet.. An id jam a medicis discussum est, qui hanc<text:line-break/>proposuere quaestionem , utrum propriae sint notae veneni,<text:line-break/>necne?. Nam qui optime videntur hac de re . disputasse,<text:line-break/>eosdem fieri affectus concedunt a lethalis veneni potione et<text:line-break/>a corruptione, quae a corpore ortum habet; discerni tamen<text:line-break/>posse eos, qui venenum sumpserunt, ah iis qui aliunde asse-</text:p>
      <text:p text:style-name="P3">oti sunt. Quum enim homo sua natura probis humoribus<text:line-break/>ac sanorum more educatus derepente moritur, ut assumpto<text:line-break/>lethali veneno fit, deinde corpus aut livens, aut nigricaus,<text:line-break/>aut varium est, aut dissiuens , aut putredinem molestam olet,<text:line-break/>hunc venenum sumpsisse ajunt. Igitur fi affectibus nos in-<text:line-break/><text:span text:style-name="Default_20_Paragraph_20_Font"><text:span text:style-name="T2">t</text:span></text:span>estari fateamur, qui ex nobismet ipsis accepto suae originis<text:line-break/>impetu, similes sint iis , qui pernicio<text:span text:style-name="Default_20_Paragraph_20_Font"><text:span text:style-name="T2">s</text:span></text:span>o ep<text:span text:style-name="Default_20_Paragraph_20_Font"><text:span text:style-name="T2">o</text:span></text:span>to veneno eveni-<text:line-break/>unt, nihil mirum, st vitiatum semen, aut menstruum hujus-<text:line-break/>modi, quum retinentur et putrescunt, corporibus ut assiria<text:line-break/>antur idoneis gravia inferant symptomata. Nam facile in-.<text:line-break/>telligitur ex canibus, quantam habeat vim <text:span text:style-name="Default_20_Paragraph_20_Font"><text:span text:style-name="T2">e</text:span></text:span>fficiendae rei ap-<text:line-break/>titudo ; quum enim reliquorum animalium nullum rabie ca-<text:line-break/>piatur, solus canis eo affectu cor<text:span text:style-name="Default_20_Paragraph_20_Font"><text:span text:style-name="T2">r</text:span></text:span>ipitur, atque tanta fit in<text:line-break/>ipso humorum corruptio , ut sola ejus saliva, si humanum<text:line-break/>corpus contigerit, rabiem excitet. Ut igitur ab exiguo in-<text:line-break/>itio, salivae qualisate, aucta quaedam in corpore affectio,<text:line-break/>quando ad magnitudinem notatu dignam pervenerit, disce<text:span text:style-name="Default_20_Paragraph_20_Font"><text:span text:style-name="T2">s-</text:span></text:span></text:p>
      <text:p text:style-name="P3">nitur p<text:span text:style-name="Default_20_Paragraph_20_Font"><text:span text:style-name="T2">o</text:span></text:span>st sex menses <text:span text:style-name="Default_20_Paragraph_20_Font"><text:span text:style-name="T10">, </text:span></text:span>quum nonnunquam ante id tempus<text:line-break/>nulla nota deprehenderetur : flo eodem modo vitioso humore<text:line-break/>i<text:span text:style-name="Default_20_Paragraph_20_Font"><text:span text:style-name="T2">n</text:span></text:span> animalis corpore genito , paulatim tractu. temporis princj-<text:line-break/>pum partium aliqua consentit, a qua universum corpus cele-<text:line-break/>riter alteratus. Quod autem a pristis jam inde seculis opti-<text:line-break/>m<text:span text:style-name="Default_20_Paragraph_20_Font"><text:span text:style-name="T2">o</text:span></text:span> jure creditum suerit, hysterica dicta symptomata ad ute-<text:line-break/>rum tanquam ad radicem pertinere, maximo argumento<text:line-break/>esse potest, quod solis viduis et iis quibus menstrua suppri-<text:line-break/>muntur, hujusmodi affectus oboriantur. Quod vero ex bis<text:line-break/>ipsis ad hystericorum symptomatum generationem excitan-<text:line-break/>dam retentum semen majorem, menstruum vero minorem<text:line-break/>vim obtineat, facile intelligitur ex iis mulieribus, quibus ci-<text:line-break/>tra viduitatem purgationes supprimuntur; quamvis enim<text:line-break/>quibusdam aliis infestentur symptomatis, quae -p<text:span text:style-name="Default_20_Paragraph_20_Font"><text:span text:style-name="T2">o</text:span></text:span>sthac dicen-<text:line-break/>tur, respiratione tamen non privantur, neque animi de<text:span text:style-name="Default_20_Paragraph_20_Font"><text:span text:style-name="T2">t</text:span></text:span>e-<text:line-break/>cti<text:span text:style-name="Default_20_Paragraph_20_Font"><text:span text:style-name="T2">o</text:span></text:span>ne vehementi, neque aliis quoque symptomatis paulo<text:line-break/>ante dictis lab<text:span text:style-name="Default_20_Paragraph_20_Font"><text:span text:style-name="T2">o</text:span></text:span>rant ; praeterea ex e<text:span text:style-name="Default_20_Paragraph_20_Font"><text:span text:style-name="T2">o</text:span></text:span> quod viduae quaedam,<text:line-break/>licet recte ut antea, aut paulo minus purgentur, nihilominus<text:line-break/>similibus corripiantur symptomatis. Consentiunt autem his-</text:p>
      <text:p text:style-name="P3">ce ea quoque ligna, quae circa uterum sentiunt medicae dili--<text:line-break/>gente<text:span text:style-name="Default_20_Paragraph_20_Font"><text:span text:style-name="T2">r</text:span></text:span> tangentes ; nam cervix uteri tangentibus inclinata vi-<text:line-break/>detur, interdum veluti sursum retractus fit totus, interdum<text:line-break/>autem veluti sit tractus ad latus. Proinde quidam uterum<text:line-break/>tanquam animal quoddam esse statuentes prolis creandae cu-<text:line-break/>pidum, privatum bis quae concupiscit, universo corp<text:span text:style-name="Default_20_Paragraph_20_Font"><text:span text:style-name="T2">o</text:span></text:span>ri no-<text:line-break/>cere dicunt Sic igitur scribit Plato : <text:span text:style-name="Default_20_Paragraph_20_Font"><text:span text:style-name="T2">Quae pars in multe-<text:line-break/>ri</text:span></text:span>mi<text:span text:style-name="Default_20_Paragraph_20_Font"><text:span text:style-name="T2">s et uteru</text:span></text:span>s <text:span text:style-name="Default_20_Paragraph_20_Font"><text:span text:style-name="T2">et vulva nominatur, quum sit animal prolis<text:line-break/>generandae cupidum , si intempestive diuque infeuctuofum<text:line-break/>fuerit, siuccenscns aegre scrt, erra u</text:span></text:span>s<text:span text:style-name="Default_20_Paragraph_20_Font"><text:span text:style-name="T2">que per totum corpu</text:span></text:span>s<text:line-break/><text:span text:style-name="Default_20_Paragraph_20_Font"><text:span text:style-name="T2">et spiritu</text:span></text:span>s <text:span text:style-name="Default_20_Paragraph_20_Font"><text:span text:style-name="T2">meatum obsiruen</text:span></text:span>s , <text:span text:style-name="Default_20_Paragraph_20_Font"><text:span text:style-name="T2">resp</text:span></text:span>i<text:span text:style-name="Default_20_Paragraph_20_Font"><text:span text:style-name="T2">rareque non sinen</text:span></text:span>s , <text:span text:style-name="Default_20_Paragraph_20_Font"><text:span text:style-name="T2">in<text:line-break/>extremam anxietatem de</text:span></text:span>i<text:span text:style-name="Default_20_Paragraph_20_Font"><text:span text:style-name="T2">icit atque mult</text:span></text:span>i<text:span text:style-name="Default_20_Paragraph_20_Font"><text:span text:style-name="T2">plices ali</text:span></text:span>os <text:span text:style-name="Default_20_Paragraph_20_Font"><text:span text:style-name="T2">morbo</text:span></text:span>s<text:line-break/><text:span text:style-name="Default_20_Paragraph_20_Font"><text:span text:style-name="T2">excitat. </text:span></text:span>Haec dicente Platone, quidam addiderunt, uterum;<text:line-break/>quum ita per c<text:span text:style-name="Default_20_Paragraph_20_Font"><text:span text:style-name="T2">o</text:span></text:span>rpus errans ad septum transversum perve-<text:line-break/>nerit, respirationem interturbare. Alii errare ipsum vel-<text:line-break/>uti animal non dicunt, sed ubi suppressa sunt mensseua,<text:line-break/>exiccatum ac hmnectari cupientem ad viscera usque ascen-</text:p>
      <text:p text:style-name="P3">dere ; qumn vero ascendendo nonnunquam septum transver-<text:line-break/>sum contingat, idcirco animal respiratione privari. Ac ii<text:line-break/>quidem, qui igno<text:span text:style-name="Default_20_Paragraph_20_Font"><text:span text:style-name="T2">r</text:span></text:span>ant ea quae in dissectionibus apparent,<text:line-break/>quique neque <text:span text:style-name="Default_20_Paragraph_20_Font"><text:span text:style-name="T2">n</text:span></text:span>aturales neque voluntarias assectiones nn-<text:line-break/>quam conside<text:span text:style-name="Default_20_Paragraph_20_Font"><text:span text:style-name="T2">r</text:span></text:span>averunt, quamvis ea quae jam diximus nulla<text:line-break/>audiant demonstratione roborari , fieri tamen posse arbitran-<text:line-break/>tur , ut aliquid ex enarratis verum existat ; at vero , qui in<text:line-break/>utrisque fuerint exercitati, hujus rationis infirmitatem etiam<text:line-break/>me tacente conspiciunt. Nam etiam si qua pars uteri ascen-<text:line-break/>dere rideatur, ea perexigua est, neque <text:span text:style-name="Default_20_Paragraph_20_Font"><text:span text:style-name="T2">s</text:span></text:span>ufficit ad hoc, ut<text:line-break/>totum ipsius spatium ne ad ventriculum quidem ascendisse<text:line-break/>videatur, nedum ut hunc p<text:span text:style-name="Default_20_Paragraph_20_Font"><text:span text:style-name="T2">r</text:span></text:span>aetereundo ad septum transve<text:span text:style-name="Default_20_Paragraph_20_Font"><text:span text:style-name="T2">r-<text:line-break/></text:span></text:span>fum pertingere; at etiamsi attingat, quid momenti habebit<text:line-break/>id, ut respirationem tollere, aut animi defectionem, aut mem-<text:line-break/>brorurn contentionem, aut integrum leporem induce<text:span text:style-name="Default_20_Paragraph_20_Font"><text:span text:style-name="T2">r</text:span></text:span>e pos-<text:line-break/>sit? Etenim impletis, ventriculus intumescens plane videtur<text:line-break/>septum transversum comprimere atque ob hanc rem respiratio<text:line-break/>redditur crebrior , sed nullo esto symptomate animal insesta-<text:line-break/>tur. Sed et praegnantibus uterus foetui coextensus facit</text:p>
      <text:p text:style-name="P3">crebriorem respirationem, sied nihil aliud laedit. Quod au-<text:line-break/>tem exiccatus humoris desiderio ad viscera ascendat, id pror-<text:line-break/>rus absurdum. Si enim simpliciter aliquando uterus requi-<text:line-break/>rat humorem , vesicam atque erassi intestini partem iuferio-<text:line-break/>rem totam sibi proximam habet ; si vero non simpliciter hu-<text:line-break/>mo<text:span text:style-name="Default_20_Paragraph_20_Font"><text:span text:style-name="T2">r</text:span></text:span>em, <text:span text:style-name="Default_20_Paragraph_20_Font"><text:span text:style-name="T2">t</text:span></text:span>ed sanguineum humorem desiderat, ad hepar potius<text:line-break/>quam ad septum transversum ipfum moveri oportebat. At<text:line-break/>vero quid opus est, ut aliis extrinsecus irruat partibus, quum<text:line-break/>a denso tegumento membrane<text:span text:style-name="Default_20_Paragraph_20_Font"><text:span text:style-name="T2">o</text:span></text:span> indumento ipsum ambiente<text:line-break/>contineatur ? nam omnes partes quae ad sese ab intestinis<text:line-break/>humorem trahunt, per ora quamplorima id efficiunt: atqui<text:line-break/>ad uterum multa admodum- venarum ora perveniunt, per<text:line-break/>quas ex cava vena, cui ex hepate sanguis influit, sanguinem<text:line-break/>attrahere p<text:span text:style-name="Default_20_Paragraph_20_Font"><text:span text:style-name="T2">o</text:span></text:span>test. Quem vero alium ductum hoc infigniorem<text:line-break/>quis invenerit, quo ex hepate in uterum sanguis deseratur,<text:line-break/>aut per quem alium omnino uterus ex jecore quippiam attra-<text:line-break/>here possit? At licet hic cavae venae rivus non esset rnaxi-<text:line-break/>mus, certe non est alius ; haec enim unica vena partibus sub</text:p>
      <text:p text:style-name="P3">transverso septo constitutis omnibus ex hepate defert sim-<text:line-break/>guinem. Absurda igitur omnino est illorum ratio, cum hoc,<text:line-break/>quod uterum esse animal hac ratione astruant. Sed si hoc<text:line-break/>quoque ipsis concedatur, laedetur uterus, si propriis votis<text:line-break/>privetur, ac fortassis alimentis destitutus tabescet, quemad-<text:line-break/>modum amantes palmas affici nonnulli perhibent ; verum ob<text:line-break/>hoc neque ad feptum transversum , neque ad estum quemuis<text:line-break/>locum perveniet. Nam, ut caetera omittamus, perquam<text:line-break/>aridum est temperamento feptum transversum ; at uterus<text:line-break/>juxta illorum placita, qui ipsum exiccari dicunt, humidarum<text:line-break/>partium communicatione indiget. Interrogabit ergo fortasse<text:line-break/>nos aliquis, quam ob causam saepe sursum, saepe in latus<text:line-break/>traxi uterus videatur; id enim obstetrices ajunt, ut et ipfo<text:line-break/>in sua fede saepenumero manente, nihilominus mulieres hy-<text:line-break/>ster icis <text:span text:style-name="Default_20_Paragraph_20_Font"><text:span text:style-name="T2">s</text:span></text:span>ymptomatis corripi. Equidem hujus rei causam ex-<text:line-break/>plicare tentabo, ea quae ab Hippocrate dicta sunt, imitando.<text:line-break/>Nam uteri tensiones in causa esse dico , cur tangentibus ob-<text:line-break/>stetiiribus cervix modo sursum, modo in latus trahi videa-</text:p>
      <text:p text:style-name="P3">tur; nam simul cum utero cervicem quoque ipsius retrahi<text:line-break/>necesse esu Quam ob causam igitur uterus vel fur<text:span text:style-name="Default_20_Paragraph_20_Font"><text:span text:style-name="T2">t</text:span></text:span>um vel<text:line-break/>ad latus retrahitur ? hoc enim huic sermoni adhuc deest. <text:span text:style-name="Default_20_Paragraph_20_Font"><text:span text:style-name="T1">ob<text:line-break/></text:span></text:span>valorum ad ipsum pervenie<text:span text:style-name="Default_20_Paragraph_20_Font"><text:span text:style-name="T2">n</text:span></text:span>tium plenitudinem una cum eo-<text:line-break/>rum vincusis ; etenim oste<text:span text:style-name="Default_20_Paragraph_20_Font"><text:span text:style-name="T2">n</text:span></text:span>dimus in e<text:span text:style-name="Default_20_Paragraph_20_Font"><text:span text:style-name="T2">n</text:span></text:span>arratione ejus apho-<text:line-break/>rismi, quo inquit: co<text:span text:style-name="Default_20_Paragraph_20_Font"><text:span text:style-name="T2">nvulsi</text:span></text:span>o<text:span text:style-name="Default_20_Paragraph_20_Font"><text:span text:style-name="T2">nem a plenitudine fieri et eva-<text:line-break/>c</text:span></text:span>it<text:span text:style-name="Default_20_Paragraph_20_Font"><text:span text:style-name="T2">ation</text:span></text:span>e, <text:span text:style-name="Default_20_Paragraph_20_Font"><text:span text:style-name="T2">plenitudinem</text:span></text:span> corpora repleturum in latum et pro-<text:line-break/><text:span text:style-name="Default_20_Paragraph_20_Font"><text:span text:style-name="T2">fan</text:span></text:span>dum extendere, sed longitutliuem abbreviare; ergo quo<text:line-break/>efficiuntur breviora, eo magis ad originem retrahuntur.<text:line-break/>Nam Erasistratus musculos quoque, fi spiiitu impleantur , in,<text:line-break/>latitudine augeri, inlougitudlue vero minui atque ob id etiam<text:line-break/>retrahi dicit. Unde ergo oritur plenitudo tum venarum<text:line-break/>tum vinculo<text:span text:style-name="Default_20_Paragraph_20_Font"><text:span text:style-name="T2">r</text:span></text:span>um ? nempe ex menstruorum retentione. Nam<text:line-break/>pervenit quidem ad uterum sanguis, sed ad interna ipfius in-<text:line-break/>gressi non potest , aut quia crassior est quam ut per ora va-<text:line-break/>forum possit penetrare, aut quia clausa sunt ipsis ora : itaque<text:line-break/>abundans in venis eas extendit atque vicina ipfis vincula nu-</text:p>
      <text:p text:style-name="P3">desacit; ad horum autem extensionem per continuitatem use-<text:line-break/>rumretralu necesse est. Igitur si aequaliter undique traha-<text:line-break/>tur, recta erit et line inclinatione ipfius transmutatio ; si ve-<text:line-break/>ro inaequaliter, ad partem vehementius trahentem extende-<text:line-break/>tur. Non ergo veluti animal errabundum estas ad alium<text:line-break/>locum discurrit in musieribus uterus , sed ab extensione re-<text:line-break/>trahitur. Quod fi dixerit quispiam uteri corpus tum non<text:line-break/>esse affectum, sed perversione laborare, quum alias aliorsum<text:line-break/>trahitur, haud absurda pro<text:span text:style-name="Default_20_Paragraph_20_Font"><text:span text:style-name="T2">t</text:span></text:span>eret. Nam circa reliquas quo-<text:line-break/>que corporis partes accidit ut hujusmodi appareant affectus,<text:line-break/>ut saepenumero decipiantur medici, qui perversam partem,<text:line-break/>quia vel incurvari vel extendi non possit, arbitrantur esse<text:line-break/>affectam. Atque hoc docens Hippocrates libro de articusis<text:line-break/>etiam deuteri vocato errore mentionem serit, ita scribens:<text:line-break/><text:span text:style-name="Default_20_Paragraph_20_Font"><text:span text:style-name="T2">Quibus in posteriorem partem caput sen</text:span></text:span>io<text:span text:style-name="Default_20_Paragraph_20_Font"><text:span text:style-name="T2">ris exciderit, hoc<text:line-break/>autem rar</text:span></text:span>o <text:span text:style-name="Default_20_Paragraph_20_Font"><text:span text:style-name="T2">fit, hi crus extend</text:span></text:span>e<text:span text:style-name="Default_20_Paragraph_20_Font"><text:span text:style-name="T2">re nequeunt, neque secu</text:span></text:span>i<text:span text:style-name="Default_20_Paragraph_20_Font"><text:span text:style-name="T2">t-<text:line-break/>dum luxatu</text:span></text:span>m <text:span text:style-name="Default_20_Paragraph_20_Font"><text:span text:style-name="T2">articulu</text:span></text:span>m, <text:span text:style-name="Default_20_Paragraph_20_Font"><text:span text:style-name="T2">neque ade</text:span></text:span>o <text:span text:style-name="Default_20_Paragraph_20_Font"><text:span text:style-name="T2">secundum poplitem;</text:span></text:span></text:p>
      <text:p text:style-name="P3"><text:span text:style-name="Default_20_Paragraph_20_Font"><text:span text:style-name="T2">sed itmintme, quibus ex vetusto</text:span></text:span> i<text:span text:style-name="Default_20_Paragraph_20_Font"><text:span text:style-name="T2">dem c</text:span></text:span>o<text:span text:style-name="Default_20_Paragraph_20_Font"><text:span text:style-name="T2">ntigit et ingu</text:span></text:span>i<text:span text:style-name="Default_20_Paragraph_20_Font"><text:span text:style-name="T2">nis et<text:line-break/>p</text:span></text:span>o<text:span text:style-name="Default_20_Paragraph_20_Font"><text:span text:style-name="T2">plitis. articulum extendunt. </text:span></text:span>Hoc sermone quamvis po-<text:line-break/>plitis articulus .haudquaquam afficiatur, quia tamen cum in-<text:line-break/>gui<text:span text:style-name="Default_20_Paragraph_20_Font"><text:span text:style-name="T2">n</text:span></text:span>e communicat, ipsum extendi non posse alti Atque<text:line-break/>deinceps subpungens luquit : <text:span text:style-name="Default_20_Paragraph_20_Font"><text:span text:style-name="T2">Rane animadvertere hoc quo-<text:line-break/>que</text:span></text:span> o<text:span text:style-name="Default_20_Paragraph_20_Font"><text:span text:style-name="T2">portet, .nam et utile est, et</text:span></text:span> c<text:span text:style-name="Default_20_Paragraph_20_Font"><text:span text:style-name="T2">uju</text:span></text:span>s m<text:span text:style-name="Default_20_Paragraph_20_Font"><text:span text:style-name="T2">agna sit habenda<text:line-break/>rati</text:span></text:span>o, <text:span text:style-name="Default_20_Paragraph_20_Font"><text:span text:style-name="T2">quamvi</text:span></text:span>s <text:span text:style-name="Default_20_Paragraph_20_Font"><text:span text:style-name="T2">non pauc</text:span></text:span>os <text:span text:style-name="Default_20_Paragraph_20_Font"><text:span text:style-name="T2">lateat, ne san</text:span></text:span>os <text:span text:style-name="Default_20_Paragraph_20_Font"><text:span text:style-name="T2">quidem exten-<text:line-break/>dere p</text:span></text:span>o<text:span text:style-name="Default_20_Paragraph_20_Font"><text:span text:style-name="T2">sse p</text:span></text:span>o<text:span text:style-name="Default_20_Paragraph_20_Font"><text:span text:style-name="T2">plitis articulum, n</text:span></text:span>o<text:span text:style-name="Default_20_Paragraph_20_Font"><text:span text:style-name="T2">n extensu inguini</text:span></text:span>s <text:span text:style-name="Default_20_Paragraph_20_Font"><text:span text:style-name="T2">articulo,<text:line-break/>nisi sursum adm</text:span></text:span>o<text:span text:style-name="Default_20_Paragraph_20_Font"><text:span text:style-name="T2">dum levato pede, ita enim p</text:span></text:span>ossii<text:span text:style-name="Default_20_Paragraph_20_Font"><text:span text:style-name="T2">nt; neque<text:line-break/>tamen similiter, sed longe maiori cum dilsicultate, siectere<text:line-break/>p</text:span></text:span>ossii<text:span text:style-name="Default_20_Paragraph_20_Font"><text:span text:style-name="T2">nt popliti</text:span></text:span>s <text:span text:style-name="Default_20_Paragraph_20_Font"><text:span text:style-name="T2">articulum, nisi simul siectaut articulum in-<text:line-break/>guinie. </text:span></text:span>His dictis deinceps alt: <text:span text:style-name="Default_20_Paragraph_20_Font"><text:span text:style-name="T2">Multae vero et aliae c</text:span></text:span>o<text:span text:style-name="Default_20_Paragraph_20_Font"><text:span text:style-name="T2">r-<text:line-break/>pori</text:span></text:span>s <text:span text:style-name="Default_20_Paragraph_20_Font"><text:span text:style-name="T2">parte</text:span></text:span>s <text:span text:style-name="Default_20_Paragraph_20_Font"><text:span text:style-name="T2">ea</text:span></text:span>s <text:span text:style-name="Default_20_Paragraph_20_Font"><text:span text:style-name="T2">habent societate</text:span></text:span>s <text:span text:style-name="Default_20_Paragraph_20_Font"><text:span text:style-name="T2">et secundu</text:span></text:span>m <text:span text:style-name="Default_20_Paragraph_20_Font"><text:span text:style-name="T2">nerv</text:span></text:span>o<text:span text:style-name="Default_20_Paragraph_20_Font"><text:span text:style-name="T2">rum<text:line-break/>distenti</text:span></text:span>o<text:span text:style-name="Default_20_Paragraph_20_Font"><text:span text:style-name="T2">ne</text:span></text:span>s <text:span text:style-name="Default_20_Paragraph_20_Font"><text:span text:style-name="T2">et mu</text:span></text:span>s<text:span text:style-name="Default_20_Paragraph_20_Font"><text:span text:style-name="T2">cul</text:span></text:span>o<text:span text:style-name="Default_20_Paragraph_20_Font"><text:span text:style-name="T2">rum figura</text:span></text:span>s<text:span text:style-name="Default_20_Paragraph_20_Font"><text:span text:style-name="T2">; quin etiam plurima no-<text:line-break/>tatu scrtaste digniora quam qui</text:span></text:span>s <text:span text:style-name="Default_20_Paragraph_20_Font"><text:span text:style-name="T2">putaverit, et secundum<text:line-break/>intestin</text:span></text:span>o<text:span text:style-name="Default_20_Paragraph_20_Font"><text:span text:style-name="T2">rum naturam et universum ventriculum atque uteri<text:line-break/>tum er</text:span></text:span>r<text:span text:style-name="Default_20_Paragraph_20_Font"><text:span text:style-name="T2">ore</text:span></text:span>s <text:span text:style-name="Default_20_Paragraph_20_Font"><text:span text:style-name="T2">tum extensi</text:span></text:span>o<text:span text:style-name="Default_20_Paragraph_20_Font"><text:span text:style-name="T2">nes. </text:span></text:span>His verbis Hippocrates de</text:p>
      <text:p text:style-name="P3">poplitis articulo dicere proposuerat, qui fecundum naturam<text:line-break/>moveri non potest, non ob proprium ipsius affect<text:span text:style-name="Default_20_Paragraph_20_Font"><text:span text:style-name="T6">um</text:span></text:span>, sed ob<text:line-break/>eam quam cum ischio habet societatem; extensionum autem<text:line-break/>uteri mentionem fecit , quum ipfe non per fe transmutatur,<text:line-break/>sed extenditur a quibusdam aliis, quo<text:span text:style-name="Default_20_Paragraph_20_Font"><text:span text:style-name="T2">r</text:span></text:span>um attrahentium fe-<text:line-break/>quax esu Igitur uteri perversiones eo quem diximus modo<text:line-break/>suppressa sequuntur menstrua ; neque symptomatum anima-<text:line-break/>lis corpori oborientium causae ipsae sunt, sed communem<text:line-break/>habent causam plenitudinem a suppressa menstruorum pur—<text:line-break/>gatione ; quae vero citra perversionem aut menstruorum<text:line-break/>retentionem viduas molestant noxae, hae ob retentum semen<text:line-break/>accidunt.. Atque sus pro multitudinis qualitatisve ratione<text:line-break/>tum menstruorum tum seminis alias aliae symptomatum<text:line-break/>species oriuntur. Etenim quum laedens cau<text:span text:style-name="Default_20_Paragraph_20_Font"><text:span text:style-name="T2">t</text:span></text:span>a univer-<text:line-break/>sum corpus refrigerare potest, hae adeo vehementer re-<text:line-break/>frigerantm, ut neque manifeste respi<text:span text:style-name="Default_20_Paragraph_20_Font"><text:span text:style-name="T2">r</text:span></text:span>ent, neque pulsum<text:line-break/>edant; si vel crassa fuerit vel acris, convulsiones aderunt ;</text:p>
      <text:p text:style-name="P3">moerores vero, si atra bilis exuberet; quemadmodum animi<text:line-break/>quoque defectio<text:span text:style-name="Default_20_Paragraph_20_Font"><text:span text:style-name="T2">n</text:span></text:span>es, extensionum vehementiae et refrigeratio-<text:line-break/>.cibus et stomachi depravationibus succedunt. Conflet .autem<text:line-break/>quod in. hujusmodi sermonibus os ventriculi stomachum sule-<text:line-break/>mus appellare, ut et omnibus medicis mos est lu syncope stoma-<text:line-break/>chica hujusmodi uti appellatione. Sed quae symptomata men-<text:line-break/>struas purgationes suppressas sequuntur , nam de his quoque<text:line-break/>nonnihil me dicturum pollicitus sum , nunc enarrare: aggre-<text:line-break/>dior, sumpto initio ab. iis quae Hippocrates in aphorismis<text:line-break/>scripsit, quorum id unum est : <text:span text:style-name="Default_20_Paragraph_20_Font"><text:span text:style-name="T2">si mulier neque praegnans<text:line-break/>neque puerpera lac habeat</text:span></text:span>, i<text:span text:style-name="Default_20_Paragraph_20_Font"><text:span text:style-name="T2">psius menstrua defecerunt. </text:span></text:span>At<text:line-break/>nullo lu mammis apparente lacte, menstruorum suppresso-<text:line-break/>nun etiam haec signa stant ; gravitatis. sensus lu corpore, fa-<text:line-break/>stidium, desueta cibi appetentia, horror inaequalis ; quodsi<text:line-break/>citra horrorem inaequalitas aliqua suerit,.: et fastidium et ali-<text:line-break/>enorum quorundam cupiditas; jube ohstetricem uteri cervi-<text:line-break/>com tangere; .nam si citra duritiem <text:span text:style-name="Default_20_Paragraph_20_Font"><text:span text:style-name="T12">.clauia su, </text:span></text:span>graviditatis</text:p>
      <text:p text:style-name="P3">haec signa sunt. Ex iis letiam nonnullae cibum evomunt, ac<text:line-break/>terram, aut- extinctos carbones, aut quaedam hujusmodi<text:line-break/>editus. Si vero cum duritie clausum fuerit os cervicis uteri,<text:line-break/>affectum aliquem in utero esse fignihcat, oportetque obstetri-<text:line-break/>-cem speculari, ad quam partum vel declinet, vel retrahatur,<text:line-break/>nam in ea parte affecta uteri sudes est, atque in quibusdam<text:line-break/>ejus partis dolor cum gravitate apparet; quiuetiam in coxam<text:line-break/>dolor tranfit ac crus. ipsum, quod e regione est, per incessum<text:line-break/>claudicat. Quod si longiori tempore supprimantur nren-<text:line-break/>strua, nullamque medicus mulieri vastationem promoveat,<text:line-break/>tumor aliquis praeter naturam in ilibus luterdum exoritur,<text:line-break/>ostendens ex internis partibus quampiam esse inflammatam ;<text:line-break/>nonnullis panus in extrema ilium parte excitatur, quales tu-<text:line-break/>mores viris eodem inloco oriuntur, . qui nonnunquam fup-<text:line-break/>purati secari debent.: Vidimus lu hac parte etiam colum<text:line-break/>suppuratum sectmnque, interdum ignorantibus medicis inex-<text:line-break/>portis, quid inriderent, interdum intelligentibus quoque.</text:p>
      <text:p text:style-name="P3">Atque ab hujusmodi tumore suppu<text:span text:style-name="Default_20_Paragraph_20_Font"><text:span text:style-name="T2">t</text:span></text:span>ato in colo nemo non<text:line-break/>facile sanus evasit; uteri vero sectiones niajori cum dissicul-<text:line-break/>tate conglutinantur. . Hujusmodi ergo. symptomata suppressa<text:line-break/>menstrua sequuntur ac praeterea lumborum et colli et finei-:<text:line-break/>pilis dolor et oculorum baseos , item febres ardentes. .et uri-<text:line-break/>nae nigricantes cum rubra quadatnfanie., .perinde ac sicar,<text:line-break/>usum recens mactatarum suturis fuliginem miscueris ;. qui-<text:line-break/>busdanr mina aut difficulter redditur, aut omnino^ supprimi-<text:line-break/>tur. Quum ergo horum aliquod in . muliere conspexeris,<text:line-break/>uterum veluti radicem ipsorum .esse con jice. Quod si per<text:line-break/>alium etiam quempiam corporis locum sanguis effluxerit, aut<text:line-break/>inflammatio, aut. erysipelas excitetur, . an me<text:span text:style-name="Default_20_Paragraph_20_Font"><text:span text:style-name="T2">n</text:span></text:span>strua. purgen-<text:line-break/>tur, interrogare. debes ; siquidem nihil. horum accidit integre<text:line-break/>purgatis.- Igitur suppressionem menstruae purgationis hujus- .<text:line-break/>modi plerumque sequuntur symptomata, immoderatas autem<text:line-break/>vacuationes decoloratio, pedum oedemata, .totum corpus<text:line-break/>suhtumidum, vitiosa ciborum ,tunn.concoctio tum cupiditas<text:line-break/>et quaecunque..ob immoderatam sanguinis. vacuationem, sive</text:p>
      <text:p text:style-name="P3">ex haemorrhoide, sive alio quodam sanguinis fluore evenien-<text:line-break/>tem, sequi consueverunt symptomata. Sed accidit interdum<text:line-break/>foeminis muliebre vocatum profluvium, . vel . utero haudqua-<text:line-break/>quam affecto, quum universum corpus per .ipsum expurga-<text:line-break/>tm evacuaturque, quemadmodum interdum per renes quo-<text:line-break/>que evacuatur; id vero potissimum fit, si mulieres saris flet<text:line-break/>carnibus et pituitosae , quas etiam intacto utero, universo<text:line-break/>corpori adhibitis remediis; sanavimus. Quod autem excer-<text:line-break/>nitur; nonnunquam rubra sanies est, interdum aquosa, aut<text:line-break/>subpallida; quod si purus fueritfanguis , qualis secta vena<text:line-break/>cernitur, dilige<text:span text:style-name="Default_20_Paragraph_20_Font"><text:span text:style-name="T2">n</text:span></text:span>ter animadve<text:span text:style-name="Default_20_Paragraph_20_Font"><text:span text:style-name="T2">r</text:span></text:span>tere oportet, numquae erosio<text:line-break/>fit in utero ; ea vero magna ex parte in cervice potius, quam<text:line-break/>alibi contingere solet; discerniturque per exc<text:span text:style-name="Default_20_Paragraph_20_Font"><text:span text:style-name="T2">r</text:span></text:span>etam saniem,<text:line-break/>si fuerit profunda; fi vero circa os cervicis constiterit, non<text:line-break/>solum per hunc, sed tactu quoque. Atque praegnantes quo-<text:line-break/>que, quum ora venarum in cervice aperiuntur, sanguinem<text:line-break/>excernunt Si vero musicis gravidae mammae subitu exte-</text:p>
      <text:p text:style-name="P7">nuentur, ipsam abortum facturam expecta. Atque geminos<text:line-break/>serentis altera mamma extenuata .alterum foetum abortui .<text:line-break/>tum portendit, ac omnino dextra marem, sinistra. soemiuam;<text:line-break/>quoniam scelus mares in parte uteri dextra ut plurimum fe-<text:line-break/>runtur, foemluae in sinistra; atque raro contrarium accidit;<text:line-break/>ut animalibus quoque, quae sua natura geminos gerunt, ac-<text:line-break/>cidere ridemus, ut capris, oribus atque estis quadrupedibus<text:line-break/>non paucis. Si vero mulier prompte quidem concipiat, sed<text:line-break/>secundo , aut tertio , aut quarto impraegnationis mense sue-<text:line-break/>tum ejiciat, circa uteri acetabula humor ei pituitosus accu-<text:line-break/>mulatur; quo venarum arteriarnmque in chorio tunica exi-<text:line-break/>flentium ad ora valorum in uterum. descendentium nexus<text:line-break/>ita debilis fit , ut suetum ob gravitatem ferre nequeat, scd<text:line-break/>facile abrumpatur.</text:p>
      <text:h text:style-name="Heading_20_2" text:outline-level="2">Cap. VI. </text:h>
      <text:p text:style-name="P15">Quentadmodmn pauca ex iis quae per<text:line-break/>anum excernuntur vicinorum ipsi locorum: affectorum signa<text:line-break/>sunt, plurima vero ex iis intestinorum et- ventriculi et sple-</text:p>
      <text:p text:style-name="P3">nis et jecoris atque non raro humorum lu universo corpore<text:line-break/>exuperantium notae sunt ; eodem modo pauca earum, quae<text:line-break/>per. colem excernuntur, .proprium ipsius . allectum .ostendunt,<text:line-break/>scdmulta vesicae, renum, hepatis, splenia, pulmonis, tho.-.<text:line-break/>raris atque humorum i<text:span text:style-name="Default_20_Paragraph_20_Font"><text:span text:style-name="T2">n</text:span></text:span> universo corpore affectionis signa<text:line-break/>furit; .verum haec per esta, quae unioni que parti asseclae as-<text:line-break/>sidere diximus, .distinguuntur. Affectum .tamen colem ex<text:line-break/>nis dignosces. . Ulceri- quidem ipsius maniscstum indicium<text:line-break/>dolor: est ipsum obsidens ; tum siquid eorum per urinas ex-<text:line-break/>cer<text:span text:style-name="Default_20_Paragraph_20_Font"><text:span text:style-name="T2">n</text:span></text:span>atm,. quae ulceri assident. ld vero ah eo, quod e vesica<text:line-break/>fertur; discerni potest, quod ipsum lu pruno protinus exitu<text:line-break/>apparens urinam praeveniat, quod vero a vesica egreditur,<text:line-break/>urinae admixtum.sitpquinetiamassidueintermejendunr mor.<text:line-break/>dacia sunt pudendorum ulcera, praecipue quum vel crustula,<text:line-break/>vel sordibus solutis, pura fuerint Multo vero magis et<text:line-break/>ipsius inflammationes et reliqua hujusmodi citra signum ni-<text:line-break/>gnoscuntu<text:span text:style-name="Default_20_Paragraph_20_Font"><text:span text:style-name="T2">r. </text:span></text:span>Vermn de gonorrlroea et priaprsmo lusius dis-<text:line-break/>ferere satius fuerit. Ergo gonorrlioea est seminis excretio</text:p>
      <text:p text:style-name="P3">inrita, quam inv<text:span text:style-name="Default_20_Paragraph_20_Font"><text:span text:style-name="T2">o</text:span></text:span>hmtariam quoque nominere licet; quem-<text:line-break/>admodum significantius, seminis assiduam excretionem, cole<text:line-break/>haudquaquam extenso. Priapismus vero est, universi .colla<text:line-break/>in longitudinem et circulum porrectio , nullo stimulante ad<text:line-break/>libidinem desiderio, aut ascititi<text:span text:style-name="Default_20_Paragraph_20_Font"><text:span text:style-name="T2">a</text:span></text:span> calore, ut quibusdam acci-<text:line-break/>dere consuerit supine decumbentibus ; sic enim quidam ip-<text:line-break/>sinu descripserunt; at breviori quoque compendio licet, per-.<text:line-break/>manentem colis auctionem, .aut permanentem tumorem.<text:line-break/>Deducta vero denominatio estaPriapo scilicet; namillunr na-<text:line-break/>tura hujusmodi colem habentem fingunt atque pingunt homi-^<text:line-break/>nes. Gonorrhoeae autum nomen plane compositum est ex<text:line-break/><text:span text:style-name="Default_20_Paragraph_20_Font"><text:span text:style-name="T10">γ</text:span></text:span><text:span text:style-name="Default_20_Paragraph_20_Font"><text:span text:style-name="T11">ο</text:span></text:span><text:span text:style-name="Default_20_Paragraph_20_Font"><text:span text:style-name="T10">νῆς </text:span></text:span>et <text:span text:style-name="Default_20_Paragraph_20_Font"><text:span text:style-name="T10">ῥειν </text:span></text:span><text:span text:style-name="Default_20_Paragraph_20_Font"><text:span text:style-name="T2">sit</text:span></text:span>i<text:span text:style-name="Default_20_Paragraph_20_Font"><text:span text:style-name="T2">ere;</text:span></text:span>. etenim femen modo <text:span text:style-name="Default_20_Paragraph_20_Font"><text:span text:style-name="T10">γονὴ </text:span></text:span>, modo <text:span text:style-name="Default_20_Paragraph_20_Font"><text:span text:style-name="T10">γόνος<text:line-break/></text:span></text:span>nominatur. - Quemadmodum autem alia omnia nostro e cor-<text:line-break/>pore duobus modis vacuantur, interdum. a continentibus ipsa<text:line-break/>corporibus exereta, interdum sponte effluentia, quod ob im-<text:line-break/>becilli latum ipsorum corporum contineri non possint, ita<text:line-break/>etiam semen. .-Nam in omnibus hujusmodi ut excernere</text:p>
      <text:p text:style-name="P3">tempestive, ita continere, naturae officium est. : Verum ex-<text:line-break/>cretio fit, aperio quidem fluxionis meatu, reliquo vero con-<text:line-break/>ceptaculo contracto et ad apertum jam meatum quicquid in<text:line-break/>spatio continetur propellente; retentio vero, quum clau-<text:line-break/>sus permanet meatus et contentum a continente haudqua-<text:line-break/>quam propellitur, sed contra per contractionem comprehen-<text:line-break/>tlitur et retinetur. Hoc. modo contenti in cavis organis hu-<text:line-break/>mores in iis qui secundum naturam se habent et excernun-<text:line-break/>tur-et retinentur, in illis autem, qui praeter naturam sc<text:line-break/>habent, retentio quidem ob excretricis facultatis imbecillita-<text:line-break/>tem, excretio vero ob retentricis facultatis infirmitatem eve-<text:line-break/>nit, vel ob affectionem aliquam, quae haud secus quam na-<text:line-break/>turalis ipsa excretrix facultas partes moveat, nt in semina-<text:line-break/>riis valis accidit per comitialem morbum, vel alias convul-<text:line-break/>sumes, quae violenter irruunt. Caeterum videmus alias<text:line-break/>quoque partes, ut manus aut pedes aut digitos convelli, mo-<text:line-break/>do simul cum universi corporis convulsione ,. modo ipsis solis</text:p>
      <text:p text:style-name="P3">affectis; proinde haudquaquam absurdum in scmluariis vasis<text:line-break/>lblis aliquando hujusmodi affectionem excitari, quemadmo-<text:line-break/>dum et gonorrhoeam, quae invitae urinarum excretioni pro-<text:line-break/>portioue respondet, quitur rete<text:span text:style-name="Default_20_Paragraph_20_Font"><text:span text:style-name="T2">n</text:span></text:span>tricem facultatem resolvi<text:line-break/>contigerit. Igitur gonorrhoea spermaticorum valorum asse-<text:line-break/>ctio est, non . pudendorum , quae seminis genitalis via sunt,<text:line-break/>qua excernatur; priapismus vero plane colis est symptoma;<text:line-break/>fieri potest etiam, ut nullo praecipuo proprioque ipsum uf-<text:line-break/>fectu insonante, ad arterias solas reseratur, quae solae inter- -<text:line-break/>dum hujusmodi habeant praeter naturam affectionem, qualis<text:line-break/>ipsis acridit, quum secundum naturam totus colis inte<text:span text:style-name="Default_20_Paragraph_20_Font"><text:span text:style-name="T2">n</text:span></text:span>ditur.<text:line-break/>Quod e<text:span text:style-name="Default_20_Paragraph_20_Font"><text:span text:style-name="T2">n</text:span></text:span>im a spiritu in tumorem attollatur , manifeste patet<text:line-break/>iis, qui ejus tum intumescentia tum se co<text:span text:style-name="Default_20_Paragraph_20_Font"><text:span text:style-name="T2">n</text:span></text:span>trahentis celerita-<text:line-break/>tem perpe<text:span text:style-name="Default_20_Paragraph_20_Font"><text:span text:style-name="T2">n</text:span></text:span>dunt ; nam nullus humor tam subitam in alteru-<text:line-break/>tram partem mutationem efficere potest. His sic ie habenti-<text:line-break/>bus, quum in corporum dissectione magnae videantur arte-<text:line-break/>riae in pudendorum exiguam partem ferri, fitque colis fub-<text:line-break/>stantia talis , qualem in nulla alia parte videre est , corpus</text:p>
      <text:p text:style-name="P3">enim nervosum est atque undecuuque fistulosum, excepta ea<text:line-break/>parte, quam glandem vocant, quid aliud cogitare quis pos-<text:line-break/>sit, quam vaporoso spiritu ab arteriis affluente, per extensi-<text:line-break/>ones eum in tumorem attolli, ideoque glandem aequalem<text:line-break/>siemper habere magnitudinem , quia .fistulosus in nisam ner-<text:line-break/>vus non ing<text:span text:style-name="Default_20_Paragraph_20_Font"><text:span text:style-name="T2">r</text:span></text:span>editur? Ergo quae cau<text:span text:style-name="Default_20_Paragraph_20_Font"><text:span text:style-name="T2">t</text:span></text:span>a est, .cur quum libi-<text:line-break/>dluis impetu quis stimulatur, aut ob supinum decusatum ca-<text:line-break/>lesacti simt lumbn colis extendatur ? hac enim inventa, pria-<text:line-break/>pismi quoque affectionem inventum nobis . iri sperandum.<text:line-break/>Quod enim necessario princeps causa sit plenitudo , vel arte-<text:line-break/>riarum, vel nervi fistulosi, aut etiam utriusque,. quum ex<text:line-break/>priore constitutione mutantur, palam constat ; at vero, utri-<text:line-break/>us eorum magis , aut num etiam amborum , demceps cousi-<text:line-break/>deremus, huic sermonis nostri sumpto exordio. . Natura<text:line-break/>corporis partus conformans persiciensque , ut ipsae citra<text:line-break/>doctrinam proprias actiones aggrederentur, offerit; cujus rei<text:line-break/>accuratissimum . aliquando fecimus periculum , haedum ita</text:p>
      <text:p text:style-name="P3">alendo, ut matrem quae ipsum lu utero gestaverat, nunquam<text:line-break/>vidisset. Quum enim gravidas capras dissecarent, dissecto-<text:line-break/>rum virorum quaestionibus, quibus foetus in utero formatio-<text:line-break/>ncm speculantur, promotus, inveni generosum foetum, quem<text:line-break/>a matre absolutum , ut solemus, abstuli , . priusquam ipfam<text:line-break/>rideret; atque in domum quandam, ubi multae pelves erunt,<text:line-break/>deposui, quarum aliae vini, aliae olei, aliae mellis , aliae la-<text:line-break/>ctis, aut alterius cujuspram humoris erant plenae, fructuum<text:line-break/>non paucae tum cerealiunr tum ab arboribus. Hunc itaque<text:line-break/>haedum conspeximus, in primis quidem pedibus incedentem, <text:span text:style-name="Default_20_Paragraph_20_Font"><text:span text:style-name="T2">r<text:line-break/></text:span></text:span>perinde. ac si audivisset sibi incessus gratia crura fuisse con-<text:line-break/>cessa; deinde excutientem quam a matre contraxerat buri-<text:line-break/>dilatem; tertio postea pede latus scalpentem; eum deinde<text:line-break/>singula per domum <text:span text:style-name="Default_20_Paragraph_20_Font"><text:span text:style-name="T2">vaso</text:span></text:span> olsacere vidimus, ac percepto omni-<text:line-break/>um odore lac tandem sorbuit; quibus visis omnes exclama-<text:line-break/>victus, quod Hippocrates dixit, manifeste cernentes : <text:span text:style-name="Default_20_Paragraph_20_Font"><text:span text:style-name="T2">Ani-<text:line-break/>maiiam naturae non edoctae. </text:span></text:span>Sic ergo haedum hunc edu-.<text:line-break/>catum non fotum lac, fed multa insuper alia, quae forte os-</text:p>
      <text:p text:style-name="P3">serebantur, comesse postea vidimus. At quia non longe ab-<text:line-break/>erat vernum aequi<text:span text:style-name="Default_20_Paragraph_20_Font"><text:span text:style-name="T2">n</text:span></text:span>octium, quum eriperetur haedus a ma-<text:line-break/>tre , exactis duobus fere meusibus , tenellos ei fruticum et<text:line-break/>plantarum ramos obtuli, quorum iterum omnium expertus<text:line-break/>odorem alios quidem contempsit, alios vero gestavit atque<text:line-break/>sic ad consuetos adultarum quoque caprarum ribos conver-<text:line-break/>sus est. Sed hoc fortasse parvi momenti est, illud vero ma-<text:line-break/>gni, quod foliis et teneris ramusculis devoratis bibit, tum<text:line-break/>paulo post ruminare coepit; quod rursus omnes ridentes<text:line-break/>exclamaverunt , naturales animalium facultates admirati.<text:line-break/>Magnum enim erat, quod impellente fame, per os atque den-<text:line-break/>les ribum assumpsisset ; at illud vehementius admirati sumus,<text:line-break/>quod ribum in ventriculo jam contentum in primis quidem<text:line-break/>ad os sublevando reduceret, deinde multo tempore manden-<text:line-break/>do tereret, postremo rursus ipsum devoraret, non lu eun-<text:line-break/>dem, sed in alium ventriculum. At multi hujusmodi natu-.<text:line-break/>rae munera despiciunt, sola peregrina spectacula admirantes ;</text:p>
      <text:p text:style-name="P3">quanquam quis non miretur, medicos in secandis corp<text:span text:style-name="Default_20_Paragraph_20_Font"><text:span text:style-name="T2">o</text:span></text:span>ribus<text:line-break/>peritissimos quaerere, a quo musculo articulus hic exte<text:span text:style-name="Default_20_Paragraph_20_Font"><text:span text:style-name="T2">n</text:span></text:span>da-<text:line-break/>tur, exempli gratia c<text:span text:style-name="Default_20_Paragraph_20_Font"><text:span text:style-name="T2">o</text:span></text:span>xae, aut a qu<text:span text:style-name="Default_20_Paragraph_20_Font"><text:span text:style-name="T2">o</text:span></text:span> incurvetur, aut qui<text:line-break/>suit qui ipsum in utramque partem transversum abducunt,<text:line-break/>aut qui ipsimi utroque circumvolvunt, haedum vero singulos<text:line-break/>articulos ad quamcunque motionem libitum luerit excitare,<text:line-break/>quemadmodum . et homines ipsos, quamvis a qu<text:span text:style-name="Default_20_Paragraph_20_Font"><text:span text:style-name="T2">o</text:span></text:span> musculo<text:line-break/>quisque. motus. efficiatur non intelligant? . Sed de linguae<text:line-break/>motione , ut hanc pro exemplo adducamus , quis non mira-<text:line-break/>bitur<text:span text:style-name="Default_20_Paragraph_20_Font"><text:span text:style-name="T2">i</text:span></text:span> dissectores inter fe non siclum de musculorum numero,<text:line-break/><text:span text:style-name="Default_20_Paragraph_20_Font"><text:span text:style-name="T2">t</text:span></text:span>est de ipsorum etiam actione pugnantes vide<text:span text:style-name="Default_20_Paragraph_20_Font"><text:span text:style-name="T2">n</text:span></text:span>s, a natura ve-<text:line-break/>ro ins<text:span text:style-name="Default_20_Paragraph_20_Font"><text:span text:style-name="T2">o</text:span></text:span>ntes edoctus, quo pactu hanc vocem aut aliam hujus-<text:line-break/>modi imitentur, quo pacto etiam linguam moveant , a<text:span text:style-name="Default_20_Paragraph_20_Font"><text:span text:style-name="T2">n</text:span></text:span>tiqui-<text:line-break/>bus muscusis vocem . eundem esuriunt? Sic etiam in omni<text:line-break/>reliquorum animalium tum voce tum respiratione atque, ut<text:line-break/>summatim dicamus, voluntariis actionibus mirabitur quis-<text:line-break/>piam per <text:span text:style-name="Default_20_Paragraph_20_Font"><text:span text:style-name="T2">t</text:span></text:span>e nullo docente instructa instrumenta ; de quibus</text:p>
      <text:p text:style-name="P3">quidem actionibus nun mediocris inter dissectores est pugna,<text:line-break/>quomodo fiant et quibus organis omnia a<text:span text:style-name="Default_20_Paragraph_20_Font"><text:span text:style-name="T2">n</text:span></text:span>imalia simul atque<text:line-break/>genita sunt et respirent et vocem edant. Igitur non mirum est<text:line-break/>genitales partes eas actiones , quarum gnatia a natura lusti-<text:line-break/>tutae sunt, protinus ab initio cognosce<text:span text:style-name="Default_20_Paragraph_20_Font"><text:span text:style-name="T2">r</text:span></text:span>e. Etenim quam-<text:line-break/>ob<text:span text:style-name="Default_20_Paragraph_20_Font"><text:span text:style-name="T2">r</text:span></text:span>em uterus, quum femen genitale conceperit, donec per-<text:line-break/>lectus fuerit foetus , exacte claustr<text:span text:style-name="Default_20_Paragraph_20_Font"><text:span text:style-name="T2">o</text:span></text:span> permanet , perfecto vero<text:line-break/>foetu, plurimum aperitur ac deinde sic apertus foetum ex-<text:line-break/>cludit? Multi autem haec quod assidue conspiciantur, et<text:line-break/>contemnunt et despiciunt, ut qui nihil, quod re vera sit ad-<text:line-break/>mirabile, <text:span text:style-name="Default_20_Paragraph_20_Font"><text:span text:style-name="T2">t</text:span></text:span>ed ea. duntaxat, quae raro rident, admirari con-<text:line-break/>sueverunt. Quid enim natura potest esseadmirabilius, quam<text:line-break/>quod novent. perpetuis mensibus claudatur os uteri adeo ex-<text:line-break/>acte, ut ne specilli quidem acumen admittat, perfecto autem<text:line-break/>foetu, usque adeo distendatur , . ut totum animal per ipfum<text:line-break/>egrediatur? . .Ne igitur dubitet aliquis etiam pudendorum<text:line-break/>facultatem per fe. doctam esse, us fistulosum illud nervosum-.</text:p>
      <text:p text:style-name="P3">que corpus, ubit ad coitum hifurgit animal, protinus disten-<text:line-break/>datur, naturali quae ipsunv dilatetpraeditum facultate, quener<text:line-break/>admodum cor et arteria ; nisi quod haec perpetuo moventur,<text:line-break/>quod necessaria sit n<text:span text:style-name="Default_20_Paragraph_20_Font"><text:span text:style-name="T2">o</text:span></text:span>bis semper eorum actio , fistulosus ver<text:span text:style-name="Default_20_Paragraph_20_Font"><text:span text:style-name="T2">o<text:line-break/></text:span></text:span>nervus non semper movetur, sed quum usus requirit. Quum<text:line-break/>vero distenditur,. sequitur ex arteriis. spiritus, quemadmo-<text:line-break/>dum <text:span text:style-name="Default_20_Paragraph_20_Font"><text:span text:style-name="T2">sequitur</text:span></text:span>. pulmo thoracem , vacuati consecutione. Ve-:<text:line-break/>nun posset etiam fortasse replentis fistulo<text:span text:style-name="Default_20_Paragraph_20_Font"><text:span text:style-name="T2">s</text:span></text:span>um nervum spiri-<text:line-break/>tus facultas; quum ad coitum irrumpit animal , ad arterias<text:line-break/>referri; at multo satius est, hujusmodi actionem ad nervum,<text:line-break/>non ad arterias referre, si quidem actiones ex propria par-<text:line-break/>tium substantia, non ex earum situ provenire rationi confo-<text:line-break/>num est, et cor, si in alia quapiam parte poneretur; nihilo-<text:line-break/>minus actionem suam obtenturum et jecur et lienem ac re-<text:line-break/>siqua omnia. Universi igitur corporis arterias eandem ha-<text:line-break/>here actionem probabile est, quemadmodum et apparent;<text:line-break/>eodem nempe tempore omnes totius animalis arteriae inter<text:line-break/>fele similiter dilatantur. Itaque haud par est, arterias pu-</text:p>
      <text:p text:style-name="P2">flendis in<text:span text:style-name="Default_20_Paragraph_20_Font"><text:span text:style-name="T2">n</text:span></text:span>atas aliam aliquam habere facultatem, praeter eam<text:line-break/>quum i<text:span text:style-name="Default_20_Paragraph_20_Font"><text:span text:style-name="T2">n</text:span></text:span> toto corpore habent, sed rationi conso<text:span text:style-name="Default_20_Paragraph_20_Font"><text:span text:style-name="T2">n</text:span></text:span>um est eas<text:line-break/>latiora quam reliquas arterias ora sortiri, ad celeritatem<text:line-break/>fequelae ad id quod evacuatur parata, semper enim natura<text:line-break/>ridetur uuicuique actioni id quod utile est undequaque ex-<text:line-break/>plere , caeterum nullam aliam insuper praecipuam habere<text:line-break/>actio<text:span text:style-name="Default_20_Paragraph_20_Font"><text:span text:style-name="T2">n</text:span></text:span>is facultatem , quum ad pudendum pervenerint. At<text:line-break/>calefactis lumbis per est ut et arteriae calidiores redduntur<text:line-break/>et magis pateant ipsarum ora ; quamobrem non exiguam tunc<text:line-break/>. fpiritus substantiam lu fistulosum nervum effundant, qui<text:line-break/>paulatim impletum colem intendit, quod tota ipsius iubstun-<text:line-break/>tia in fistuloso nervo consistat. His itaque nobis cognitis ad<text:line-break/>priapismi affectionem veniamus. . Nam ex prius dictis con-<text:line-break/>stat vel ob arteriarum ora immodice patentia, vel flatulen-<text:line-break/>tum. fpiritum in fistulosa .nervo ortum, hunc fieri affectum;<text:line-break/>sed utrum potius pro causa sit habendum; . inquirere oportet.<text:line-break/>Certe ah utrisque misti ridetur, crebrius tamen arteriarum</text:p>
      <text:p text:style-name="P3">ora patentia secui , nam facilius est haec dilatari quam fla-<text:line-break/>talentum spiritum lu nervo fistuloso generari. Ac <text:span text:style-name="Default_20_Paragraph_20_Font"><text:span text:style-name="T6">mihi</text:span></text:span> vi-<text:line-break/>deor hujusmodi quidem nervi affectionem semel vidisse, ar-<text:line-break/>terrarum vero saepenumero, cujus rei .coniecturam feci tum<text:line-break/>ex iis quae praecesserunt symptomatis tum ex modo cura-<text:line-break/><text:span text:style-name="Default_20_Paragraph_20_Font"><text:span text:style-name="T2">tin</text:span></text:span>nis. In illo enim, cui assidua colis palpitatio praecesserat,<text:line-break/>causa erat spiritus flatulentus , ad quem quum omnem cura-<text:line-break/>tionem convertissem , hominem sanari; quibus vero <text:span text:style-name="Default_20_Paragraph_20_Font"><text:span text:style-name="T2">supra<text:line-break/>modu</text:span></text:span>m arteriarum ora patebant, iis nullum hujusmodi sym-<text:line-break/>ptoma praecedebat, acciderat autem cuidam, ut longo tem-<text:line-break/>pore praeter consuetudinem a concubitu abstineret; alteri<text:line-break/>vero, ut mali succi alimentis acribusque uteretur , alii etiam<text:line-break/>ut duobus mensibus praecinctus proficisceretur, quum antea<text:line-break/>ringi non consuevisset. Coniecimus itaque arteriarum ora<text:line-break/>nimis patefacta , illis quidem ob humorum vitia et ammota-<text:line-break/>am , his ve<text:span text:style-name="Default_20_Paragraph_20_Font"><text:span text:style-name="T2">r</text:span></text:span>o flatulentum spiritum sine ordine et violenter<text:line-break/>commotum. Etenim medicamenta excitandae tentiginis vim<text:line-break/>obtinentia, tum . epota tum etiam perinaeo lumbisque ad-</text:p>
      <text:p text:style-name="P3">moti, calida omnia atque flatulenta sunt; quemadmodum<text:line-break/>contraria omnia flatus sedant et refrigerant potius quam ca-<text:line-break/>lefacimrt. Sed adverte, nec obiter hunc sermonem praeter- .<text:line-break/>curre ; nam medicamenta , . non cibos dixi , quoniam sunt<text:line-break/>quaedam alimenta, quae plurimum seminis pariunt et ideo<text:line-break/>impetum ad libidinem excitant. Haec ergo sermonem illum<text:line-break/>quem nuper dicebamus, probabiliorem reddu<text:span text:style-name="Default_20_Paragraph_20_Font"><text:span text:style-name="T2">n</text:span></text:span>t, quod a con-<text:line-break/>cubitu absti<text:span text:style-name="Default_20_Paragraph_20_Font"><text:span text:style-name="T2">n</text:span></text:span>entes interdum priapismis corripiantur ; nam .<text:line-break/>id accidit iis, qui plurimo femine abundant, simulque prae-<text:line-break/>ter consuetudinem a coitu abstinent, quum laboribus et ex-<text:line-break/>ercitatio<text:span text:style-name="Default_20_Paragraph_20_Font"><text:span text:style-name="T2">n</text:span></text:span>um multitudine sanguinis abundantiam non absu-<text:line-break/>munt, atque ex iis praecipue, quicunque a libidinis quidem<text:line-break/>cogitatione liberi non evaserunt ( quemadmodum qui et na-<text:line-break/>tura culti sunt et longo tempore lu ejusmodi continentia sese<text:line-break/>exercuerunt j ad libidinis autem imaginem perveniunt, .tum -<text:line-break/>ob spectacula, quae illos movere possunt, tum ob illorum<text:line-break/>recordationem. Nam horum .hominum maxime contraria<text:line-break/>affectio ru pudendis generatur eorum affectioni , qui nullo -<text:line-break/>pacto libidinis cogitationibus sunt obnoxii. Atque amico</text:p>
      <text:p text:style-name="P3">cuidam, praeter antecedentem consue tudinem a concubitu<text:line-break/>prorsus abstinere volenti, in tumorem inflatus penis adeo.<text:line-break/>excrevit, ut mihi symptoma declarare cogeretur. Mirari<text:line-break/>enim se dicebat, quomodo huic athletae ob continentiam ru-<text:line-break/>gosus collapsusque penis esset , sibi vero ex quo id instituis-<text:line-break/>set, eveniret contrarium. Tum equidem illi auctor fui ut<text:line-break/>collectum semen excerneret, postea vero a narrationibus et<text:line-break/>lpectacusis et meditationibus libidinem suscitare potentibus<text:line-break/>omnino se abstineret. At cantoribus et athletis, qui jam lude<text:line-break/>ab luitio nasiam vitae partem venereis illecebris c<text:span text:style-name="Default_20_Paragraph_20_Font"><text:span text:style-name="T2">a</text:span></text:span>ntamina-<text:line-break/>verunt, nullam admittentes hujusmodi vel cogitationem vel<text:line-break/>imaginatio<text:span text:style-name="Default_20_Paragraph_20_Font"><text:span text:style-name="T2">n</text:span></text:span>em, iis pudenda exilia et rugosa veluti senibus<text:line-break/>fiunt. Nam praeter caetera iis, qui protinus a prima juven-<text:line-break/>tute immodicae librdlui sese permiserunt, id etiam evenit,<text:line-break/>ut horum locorum vnsa amplius patentia, majorem ad se<text:line-break/>sianguinis copiam alliciant et coeundi cupiditas increscat,<text:line-break/>communi ratione facultatum omnium, quae a Platone etiam</text:p>
      <text:p text:style-name="P3">notata est, quum alt: <text:span text:style-name="Default_20_Paragraph_20_Font"><text:span text:style-name="T2">ignaviam quidem ex</text:span></text:span>o<text:span text:style-name="Default_20_Paragraph_20_Font"><text:span text:style-name="T2">lvere, pr</text:span></text:span>o<text:span text:style-name="Default_20_Paragraph_20_Font"><text:span text:style-name="T2">pria-<text:line-break/>rum autem .functionum exercitati</text:span></text:span>o<text:span text:style-name="Default_20_Paragraph_20_Font"><text:span text:style-name="T2">nem r</text:span></text:span>o<text:span text:style-name="Default_20_Paragraph_20_Font"><text:span text:style-name="T2">bur angere. </text:span></text:span>Sic<text:line-break/>mammae quoque iis, quae nondum . impraegnatae fuerunt,<text:line-break/><text:span text:style-name="Default_20_Paragraph_20_Font"><text:span text:style-name="T2">c</text:span></text:span>ontractae permanent, a partu infantulos lactantibus va-<text:line-break/>stissimae redduntur, atque permanent lac emittentes, donec<text:line-break/>lactant, quum vero lactare desinunt pueros, haud ita multo<text:line-break/>post lac etiam generari desinit. Igitur omnia haec si bene<text:line-break/>considerentur, et causaeob quas lu singulis affectis partibus<text:line-break/>affectus consistit definiuntur, ad curationis rationem ansam<text:line-break/>praebebunt. At nondum horum in praesentia tempus est,<text:line-break/>steti jam hoc opere ad finem perducto, hic orationi finem<text:line-break/>impona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8</dc:title>
    <dc:subject/>
    <meta:initial-creator>Galien</meta:initial-creator>
    <meta:creation-date>2023-01-12T11:48:00Z</meta:creation-date>
    <dc:date>2023-01-12T13:19:00.349000000</dc:date>
    <meta:editing-cycles>3</meta:editing-cycles>
    <meta:editing-duration>PT9M16S</meta:editing-duration>
    <meta:document-statistic meta:table-count="0" meta:image-count="0" meta:object-count="0" meta:page-count="452" meta:paragraph-count="570" meta:word-count="66112" meta:character-count="452097" meta:non-whitespace-character-count="386498"/>
    <meta:template xlink:type="simple" xlink:actuate="onRequest" xlink:title="" xlink:href="Normal.dotm"/>
  </office:meta>
</office:document-meta>
</file>